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break-before="page">
        <style:tab-stops>
          <style:tab-stop style:position="5.872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95cm"/>
          <style:tab-stop style:position="5.703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8.43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5.981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9.543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967cm"/>
        </style:tab-stops>
      </style:paragraph-properties>
    </style:style>
    <style:style style:name="P11" style:family="paragraph" style:parent-style-name="Normal">
      <style:paragraph-properties fo:margin-left="0.635cm" fo:margin-right="0cm" fo:text-indent="-0.635cm" style:auto-text-indent="false">
        <style:tab-stops>
          <style:tab-stop style:position="5.043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6.161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4.831cm"/>
        </style:tab-stops>
      </style:paragraph-properties>
    </style:style>
    <style:style style:name="P14" style:family="paragraph" style:parent-style-name="Normal">
      <style:paragraph-properties fo:margin-left="0.635cm" fo:margin-right="0cm" fo:text-indent="-0.635cm" style:auto-text-indent="false">
        <style:tab-stops>
          <style:tab-stop style:position="5.473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3.157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2.291cm"/>
        </style:tab-stops>
      </style:paragraph-properties>
    </style:style>
    <style:style style:name="P17" style:family="paragraph" style:parent-style-name="Normal">
      <style:paragraph-properties fo:margin-left="0.635cm" fo:margin-right="0cm" fo:text-indent="-0.635cm" style:auto-text-indent="false">
        <style:tab-stops>
          <style:tab-stop style:position="2.281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2.909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062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611cm"/>
          <style:tab-stop style:position="11.841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10.142cm"/>
        </style:tab-stops>
      </style:paragraph-properties>
    </style:style>
    <style:style style:name="P22" style:family="paragraph" style:parent-style-name="Heading_20_1" style:master-page-name="MP0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/>
    <style:style style:name="P26" style:family="paragraph" style:parent-style-name="Heading_20_2">
      <style:paragraph-properties fo:break-before="page"/>
    </style:style>
    <style:style style:name="P27" style:family="paragraph" style:parent-style-name="Normal"/>
    <style:style style:name="P28" style:family="paragraph" style:parent-style-name="Normal">
      <style:paragraph-properties fo:margin-left="0cm" fo:margin-right="0cm" fo:text-indent="0.635cm" style:auto-text-indent="false"/>
    </style:style>
    <style:style style:name="P29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d5bf0"/>
    </style:style>
    <style:style style:name="P31" style:family="paragraph" style:parent-style-name="Normal">
      <style:paragraph-properties fo:break-before="page"/>
    </style:style>
    <style:style style:name="P32" style:family="paragraph" style:parent-style-name="Normal">
      <style:paragraph-properties fo:margin-left="0cm" fo:margin-right="0cm" fo:text-indent="0.635cm" style:auto-text-indent="false"/>
    </style:style>
    <style:style style:name="P33" style:family="paragraph" style:parent-style-name="Normal">
      <style:paragraph-properties fo:margin-left="0cm" fo:margin-right="0cm" fo:text-indent="0.635cm" style:auto-text-indent="false" fo:break-before="page"/>
    </style:style>
    <style:style style:name="P34" style:family="paragraph" style:parent-style-name="Normal">
      <style:paragraph-properties fo:break-before="page"/>
      <style:text-properties officeooo:paragraph-rsid="001edf9e"/>
    </style:style>
    <style:style style:name="P35" style:family="paragraph" style:parent-style-name="Normal">
      <style:text-properties officeooo:paragraph-rsid="002198db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4" style:family="text">
      <style:text-properties fo:language="fr" fo:country="FR" fo:font-style="italic" style:font-style-asian="italic" style:font-style-complex="italic"/>
    </style:style>
    <style:style style:name="T5" style:family="text">
      <style:text-properties fo:language="fr" fo:country="FR" fo:font-style="italic" officeooo:rsid="001d5bf0" style:font-style-asian="italic" style:font-style-complex="italic"/>
    </style:style>
    <style:style style:name="T6" style:family="text">
      <style:text-properties fo:language="fr" fo:country="FR" fo:font-style="italic" officeooo:rsid="001edf9e" style:font-style-asian="italic" style:font-style-complex="italic"/>
    </style:style>
    <style:style style:name="T7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8" style:family="text">
      <style:text-properties fo:language="fr" fo:country="FR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language="fr" fo:country="FR" fo:font-weight="bold" officeooo:rsid="002198db" style:font-weight-asian="bold" style:font-weight-complex="bold"/>
    </style:style>
    <style:style style:name="T10" style:family="text">
      <style:text-properties fo:language="fr" fo:country="FR" style:language-asian="el" style:country-asian="GR" style:language-complex="el" style:country-complex="G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8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9" style:family="text">
      <style:text-properties fo:language="el" fo:country="GR" style:language-asian="el" style:country-asian="GR" style:language-complex="el" style:country-complex="GR"/>
    </style:style>
    <style:style style:name="T20" style:family="text">
      <style:text-properties fo:language="el" fo:country="GR" officeooo:rsid="001edf9e" style:language-asian="el" style:country-asian="GR" style:language-complex="el" style:country-complex="GR"/>
    </style:style>
    <style:style style:name="T21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22" style:family="text">
      <style:text-properties fo:language="el" fo:country="GR" officeooo:rsid="001edf9e"/>
    </style:style>
    <style:style style:name="T2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style:language-asian="el" style:country-asian="GR" style:language-complex="el" style:country-complex="GR"/>
    </style:style>
    <style:style style:name="T2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26" style:family="text">
      <style:text-properties fo:color="#000000" loext:opacity="100%" fo:language="fr" fo:country="FR" fo:font-weight="bold" officeooo:rsid="002198d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Default_20_Paragraph_20_Font"><text:span text:style-name="T2">G</text:span></text:span><text:span text:style-name="Default_20_Paragraph_20_Font"><text:span text:style-name="T11">ALENI IN HIPPOCRATES PRAE-<text:line-break/>DICTIONUM LIBRUM I. COM-<text:line-break/>MENTARIUS I.</text:span></text:span></text:h>
      <text:h text:style-name="Heading_20_2" text:outline-level="2"><text:span text:style-name="Default_20_Paragraph_20_Font">Prooemium. </text:span></text:h>
      <text:p text:style-name="P30"><text:span text:style-name="Default_20_Paragraph_20_Font"><text:span text:style-name="T11">Non equidem Herophili sententiam,<text:line-break/>qui praenotionem a praedictione certo et incerto diflin-<text:line-break/>guere conatur, probare oportet; praenoscimus siquidem<text:line-break/>modo utroque et praedicimus veluti et caetera omnia<text:line-break/>omni in arte. Imbres siquidem siccitatesque et frigora et<text:line-break/>aestus et ventos et ventorum tranquillitates qulbusdam<text:line-break/>ex signis praenoscunt tum navium rectores tum rustici,<text:line-break/>atque interdum quidem tum exacte tum certo, interdum</text:span></text:span></text:p>
      <text:p text:style-name="P3"><text:span text:style-name="Default_20_Paragraph_20_Font"><text:span text:style-name="T11">et ad probabilem usque exspectationem. De signis autem<text:line-break/>hujusmodi cum alii plerique tum Aratus in libri eorum<text:line-break/>quae in aere conspiciuntur calce scripsit. -At quonam<text:line-break/>quis pacto futura praedicere valebit, nisi ea praecognove-<text:line-break/>rit? Quod sane demonstravit etiam Hippocrates in exor-<text:line-break/>dio progn ostrei , sita scribens : </text:span></text:span><text:span text:style-name="Default_20_Paragraph_20_Font"><text:span text:style-name="T14">praen</text:span></text:span><text:span text:style-name="Default_20_Paragraph_20_Font"><text:span text:style-name="T11">o</text:span></text:span><text:span text:style-name="Default_20_Paragraph_20_Font"><text:span text:style-name="T14">scen</text:span></text:span><text:span text:style-name="Default_20_Paragraph_20_Font"><text:span text:style-name="T11">s </text:span></text:span><text:span text:style-name="Default_20_Paragraph_20_Font"><text:span text:style-name="T14">en</text:span></text:span><text:span text:style-name="Default_20_Paragraph_20_Font"><text:span text:style-name="T11">im </text:span></text:span><text:span text:style-name="Default_20_Paragraph_20_Font"><text:span text:style-name="T14">et prae-<text:line-break/>d</text:span></text:span><text:span text:style-name="Default_20_Paragraph_20_Font"><text:span text:style-name="T11">i</text:span></text:span><text:span text:style-name="Default_20_Paragraph_20_Font"><text:span text:style-name="T14">cen</text:span></text:span><text:span text:style-name="Default_20_Paragraph_20_Font"><text:span text:style-name="T11">s </text:span></text:span><text:span text:style-name="Default_20_Paragraph_20_Font"><text:span text:style-name="T14">apud aegros. </text:span></text:span><text:span text:style-name="Default_20_Paragraph_20_Font"><text:span text:style-name="T11">Praenotio autem in anima est nostra ;<text:line-break/>praedictio vero eorum , quae sunt praecognita , per vocem<text:line-break/>efficitur; constatque non alia quidem in anima nos opi-<text:line-break/>nari , alia vero praedicere. Caeterum quonam pacto 11-<text:line-break/>ber inscribatur caeteris qui opera artis non . valde cura-<text:line-break/>velint pervestigandum relinquentes, quae in libris singu-<text:line-break/>lis sunt conscripta, ipsi contemplemur, quomodo in aliis<text:line-break/>quoque fecimus., quae antea exposuimus, aliis quidem di-<text:line-break/>stinctiones aliquas necessarias a scriptore praetermissas<text:line-break/>adjicientes ,. alia vero non esse .universalia demonstrantes<text:line-break/>quamvis dictionis charactere formave tanquam de ejus-<text:line-break/>modi auctor disserere videatur.</text:span></text:span></text:p>
      <text:h text:style-name="P23" text:outline-level="1"><text:bookmark-start text:name="bookmark0"/><text:span text:style-name="Default_20_Paragraph_20_Font">I.</text:span><text:bookmark-end text:name="bookmark0"/></text:h>
      <text:p text:style-name="P4"><text:span text:style-name="Default_20_Paragraph_20_Font"><text:span text:style-name="T15">Qui saporati sunt</text:span></text:span> i<text:span text:style-name="Default_20_Paragraph_20_Font"><text:span text:style-name="T15">n principiis cum capitis, lumborum,<text:line-break/>hypochondrii et cervicis dolore, vigilantes, num phre-<text:line-break/>u</text:span></text:span>n<text:span text:style-name="Default_20_Paragraph_20_Font"><text:span text:style-name="T15">ici sunt? Nasus in his distillans perniciosum tum<text:line-break/>alias tum st quarto die coeperit.</text:span></text:span></text:p>
      <text:p text:style-name="P1">Plurima veterum exemplaria verbo <text:span text:style-name="Default_20_Paragraph_20_Font"><text:span text:style-name="T15">phren</text:span></text:span>e<text:span text:style-name="Default_20_Paragraph_20_Font"><text:span text:style-name="T15">tic</text:span></text:span>i ver-<text:line-break/>bum <text:span text:style-name="Default_20_Paragraph_20_Font"><text:span text:style-name="T15">existant</text:span></text:span> n<text:span text:style-name="Default_20_Paragraph_20_Font"><text:span text:style-name="T15">o</text:span></text:span>n habent adjectum. Hinc exorta est<text:line-break/>quaesti<text:span text:style-name="Default_20_Paragraph_20_Font"><text:span text:style-name="T15">p</text:span></text:span> utrumne eos qui ita habent quis jam phreniti-<text:line-break/>cos appelIabit, an fore exspectabit. Adjecto vero verbo<text:line-break/><text:span text:style-name="Default_20_Paragraph_20_Font"><text:span text:style-name="T15">existant</text:span></text:span> atque in hunc modum simul scripta oratione,<text:line-break/>phreniticine existant? quaesti<text:span text:style-name="Default_20_Paragraph_20_Font"><text:span text:style-name="T15">o</text:span></text:span> est an qui ita affecti<text:line-break/>lu<text:span text:style-name="Default_20_Paragraph_20_Font"><text:span text:style-name="T15">a</text:span></text:span>t jam phrenitici sint vel n<text:span text:style-name="Default_20_Paragraph_20_Font"><text:span text:style-name="T15">o</text:span></text:span>n sint. Quaestioni autem<text:line-break/>ejusmodi jam et alia quaedam non momentanea annectitur<text:line-break/>quaesti<text:span text:style-name="Default_20_Paragraph_20_Font"><text:span text:style-name="T15">o</text:span></text:span>, quam et de fabrilium accessionum principio mo-<text:line-break/>verunt. Nempe in illis rationi consentaneum esse vide-<text:line-break/>tur n<text:span text:style-name="Default_20_Paragraph_20_Font"><text:span text:style-name="T15">o</text:span></text:span>n p<text:span text:style-name="Default_20_Paragraph_20_Font"><text:span text:style-name="T15">o</text:span></text:span>stea venturam praecognoscere nos accessi<text:span text:style-name="Default_20_Paragraph_20_Font"><text:span text:style-name="T15">o</text:span></text:span>nem,<text:line-break/>sed incipientem jam dignoscere ex alterati<text:span text:style-name="Default_20_Paragraph_20_Font"><text:span text:style-name="T15">o</text:span></text:span>ne pulsuum.</text:p>
      <text:p text:style-name="P3"><text:span text:style-name="Default_20_Paragraph_20_Font"><text:span text:style-name="T11">Quoniam vero no</text:span></text:span><text:span text:style-name="Default_20_Paragraph_20_Font"><text:span text:style-name="T14">n</text:span></text:span><text:span text:style-name="Default_20_Paragraph_20_Font"><text:span text:style-name="T11">dum insignem acceperit magnitudinem<text:line-break/>ut aegro quidem tanquam dicenda conspicue videatur, a<text:line-break/>nobis vero ut tanquam jam facta cognoscatur; quaeres<text:line-break/>eodem fe modo habet ac cognitio- plan turum recens e<text:line-break/>terra ortarum quas rusticus quidam -vel qui in plantis<text:line-break/>omnibus dignoscendis est peritus, confestim internoscit,<text:line-break/>^caeteris vero incognitae manent. Agros siquidem herbas<text:line-break/>germinatione simillimas saepius ferie conspicimus; quas<text:line-break/>nos quidem non internoscimus, rustici verointernoverunt,<text:line-break/>quidnam fcilicet ex his herba sit, quid triticum nuper<text:line-break/>enatum; quid ... hordeum; quid xea et quidnam .aliorum<text:line-break/>unumquodque. Ad hunc quoque modum res habet in<text:line-break/>arboribus, nempe et eas quum om</text:span></text:span><text:span text:style-name="Default_20_Paragraph_20_Font"><text:span text:style-name="T14">n</text:span></text:span><text:span text:style-name="Default_20_Paragraph_20_Font"><text:span text:style-name="T11">ibus luis partibus ab-<text:line-break/>solutae sunt, universi cognoscimus; . quum vero incipiunt<text:line-break/>ennsci, omnino a paucis cognoscuntur. Sermo igitur hic<text:line-break/>veluti admodum probabilis recipiendus est.. sed deinceps<text:line-break/>est inquirendum , quidnam per phrenitim oporteat intelli-<text:line-break/>gere. Nempe Hippocrates in libris epidemiorum , ut in</text:span></text:span></text:p>
      <text:p text:style-name="P3"><text:span text:style-name="Default_20_Paragraph_20_Font"><text:span text:style-name="T11">eorum docuimus commentariis ,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nt</text:span></text:span><text:span text:style-name="Default_20_Paragraph_20_Font"><text:span text:style-name="T11">i</text:span></text:span><text:span text:style-name="Default_20_Paragraph_20_Font"><text:span text:style-name="T14">nuam ea</text:span></text:span><text:span text:style-name="Default_20_Paragraph_20_Font"><text:span text:style-name="T11">m, </text:span></text:span><text:span text:style-name="Default_20_Paragraph_20_Font"><text:span text:style-name="T14">quaecum<text:line-break/>acu</text:span></text:span><text:span text:style-name="Default_20_Paragraph_20_Font"><text:span text:style-name="T11">t</text:span></text:span><text:span text:style-name="Default_20_Paragraph_20_Font"><text:span text:style-name="T14">a febre est, demen</text:span></text:span><text:span text:style-name="Default_20_Paragraph_20_Font"><text:span text:style-name="T11">ti</text:span></text:span><text:span text:style-name="Default_20_Paragraph_20_Font"><text:span text:style-name="T14">a</text:span></text:span><text:span text:style-name="Default_20_Paragraph_20_Font"><text:span text:style-name="T11">m, </text:span></text:span><text:span text:style-name="Default_20_Paragraph_20_Font"><text:span text:style-name="T14">phrenitin appellare v</text:span></text:span><text:span text:style-name="Default_20_Paragraph_20_Font"><text:span text:style-name="T11">i</text:span></text:span><text:span text:style-name="Default_20_Paragraph_20_Font"><text:span text:style-name="T14">detur;<text:line-break/></text:span></text:span><text:span text:style-name="Default_20_Paragraph_20_Font"><text:span text:style-name="T11">continuam autem dixi, quia nonnunquam in vehementium<text:line-break/>febrium vigoribus desipientiae superveniunt, fed in decli-<text:line-break/>nationihus confestim </text:span></text:span><text:span text:style-name="Default_20_Paragraph_20_Font"><text:span text:style-name="T14">t</text:span></text:span><text:span text:style-name="Default_20_Paragraph_20_Font"><text:span text:style-name="T11">estantur. .</text:span></text:span><text:span text:style-name="Default_20_Paragraph_20_Font"><text:span text:style-name="T14">Ma</text:span></text:span><text:span text:style-name="Default_20_Paragraph_20_Font"><text:span text:style-name="T11">ialosi</text:span></text:span><text:span text:style-name="Default_20_Paragraph_20_Font"><text:span text:style-name="T14">a</text:span></text:span><text:span text:style-name="Default_20_Paragraph_20_Font"><text:span text:style-name="T11">i siquidem, </text:span></text:span><text:span text:style-name="Default_20_Paragraph_20_Font"><text:span text:style-name="T14">insu--<text:line-break/>m</text:span></text:span><text:span text:style-name="Default_20_Paragraph_20_Font"><text:span text:style-name="T11">i</text:span></text:span><text:span text:style-name="Default_20_Paragraph_20_Font"><text:span text:style-name="T14">re, </text:span></text:span><text:span text:style-name="Default_20_Paragraph_20_Font"><text:span text:style-name="T11">omnes homines dicunt eos, qui desipiunt citra fe-<text:line-break/>brem </text:span></text:span><text:span text:style-name="Default_20_Paragraph_20_Font"><text:span text:style-name="T12">, </text:span></text:span><text:span text:style-name="Default_20_Paragraph_20_Font"><text:span text:style-name="T18">φρενιτίζειν</text:span></text:span><text:span text:style-name="Default_20_Paragraph_20_Font"><text:span text:style-name="T12"> </text:span></text:span><text:span text:style-name="Default_20_Paragraph_20_Font"><text:span text:style-name="T11">veto , qui cum febre id patiuntur ; quod<text:line-break/>vero rn fabris vehementis vigore accidit , appellant et<text:line-break/></text:span></text:span><text:span text:style-name="Default_20_Paragraph_20_Font"><text:span text:style-name="T18">παρακόψαι</text:span></text:span><text:span text:style-name="Default_20_Paragraph_20_Font"><text:span text:style-name="T12"> </text:span></text:span><text:span text:style-name="Default_20_Paragraph_20_Font"><text:span text:style-name="T11">et </text:span></text:span><text:span text:style-name="Default_20_Paragraph_20_Font"><text:span text:style-name="T18">παραχθῆναι</text:span></text:span><text:span text:style-name="Default_20_Paragraph_20_Font"><text:span text:style-name="T12"> </text:span></text:span><text:span text:style-name="Default_20_Paragraph_20_Font"><text:span text:style-name="T11">et </text:span></text:span><text:span text:style-name="Default_20_Paragraph_20_Font"><text:span text:style-name="T18">παρἀληρῆσαι</text:span></text:span><text:span text:style-name="Default_20_Paragraph_20_Font"><text:span text:style-name="T12"> </text:span></text:span><text:span text:style-name="Default_20_Paragraph_20_Font"><text:span text:style-name="T11">et </text:span></text:span><text:span text:style-name="Default_20_Paragraph_20_Font"><text:span text:style-name="T18">παραφρονῆσαι</text:span></text:span><text:span text:style-name="Default_20_Paragraph_20_Font"><text:span text:style-name="T12">.<text:line-break/></text:span></text:span><text:span text:style-name="Default_20_Paragraph_20_Font"><text:span text:style-name="T11">phrenitin vero non. appellant, - nisi febrim aeger et con-<text:line-break/>tinue deliret. Continuitate igitur dementiae, quodque<text:line-break/>simul cum febre fiat, phrenitin agnoscemus , nihilo vero<text:line-break/>minus phreniticos esse dicimus, quicunque comatosi quum<text:line-break/>sint, non s</text:span></text:span><text:span text:style-name="Default_20_Paragraph_20_Font"><text:span text:style-name="T14">e</text:span></text:span><text:span text:style-name="Default_20_Paragraph_20_Font"><text:span text:style-name="T11">piunt, fini delira loquuntur atque a praefen-<text:line-break/>tibus expergefacti stupefactis similes videntur. Sic itaque<text:line-break/>et in epidemiorum tertio ita ait: </text:span></text:span><text:span text:style-name="Default_20_Paragraph_20_Font"><text:span text:style-name="T14">nullus au</text:span></text:span><text:span text:style-name="Default_20_Paragraph_20_Font"><text:span text:style-name="T11">t</text:span></text:span><text:span text:style-name="Default_20_Paragraph_20_Font"><text:span text:style-name="T14">em phren</text:span></text:span><text:span text:style-name="Default_20_Paragraph_20_Font"><text:span text:style-name="T11">iti-<text:line-break/></text:span></text:span><text:span text:style-name="Default_20_Paragraph_20_Font"><text:span text:style-name="T14">eorum vehementer insan</text:span></text:span><text:span text:style-name="Default_20_Paragraph_20_Font"><text:span text:style-name="T11">i</text:span></text:span><text:span text:style-name="Default_20_Paragraph_20_Font"><text:span text:style-name="T14">vi</text:span></text:span><text:span text:style-name="Default_20_Paragraph_20_Font"><text:span text:style-name="T11">t, </text:span></text:span><text:span text:style-name="Default_20_Paragraph_20_Font"><text:span text:style-name="T14">ut in al</text:span></text:span><text:span text:style-name="Default_20_Paragraph_20_Font"><text:span text:style-name="T11">iis, </text:span></text:span><text:span text:style-name="Default_20_Paragraph_20_Font"><text:span text:style-name="T14">sed al</text:span></text:span><text:span text:style-name="Default_20_Paragraph_20_Font"><text:span text:style-name="T11">i</text:span></text:span><text:span text:style-name="Default_20_Paragraph_20_Font"><text:span text:style-name="T14">a quada</text:span></text:span><text:span text:style-name="Default_20_Paragraph_20_Font"><text:span text:style-name="T11">m<text:line-break/></text:span></text:span><text:span text:style-name="Default_20_Paragraph_20_Font"><text:span text:style-name="T14">vetern</text:span></text:span><text:span text:style-name="Default_20_Paragraph_20_Font"><text:span text:style-name="T11">o</text:span></text:span><text:span text:style-name="Default_20_Paragraph_20_Font"><text:span text:style-name="T14">sa in somnum dela</text:span></text:span><text:span text:style-name="Default_20_Paragraph_20_Font"><text:span text:style-name="T11">tio</text:span></text:span><text:span text:style-name="Default_20_Paragraph_20_Font"><text:span text:style-name="T14">ne cap</text:span></text:span><text:span text:style-name="Default_20_Paragraph_20_Font"><text:span text:style-name="T11">i</text:span></text:span><text:span text:style-name="Default_20_Paragraph_20_Font"><text:span text:style-name="T14">te gravat</text:span></text:span><text:span text:style-name="Default_20_Paragraph_20_Font"><text:span text:style-name="T11">i </text:span></text:span><text:span text:style-name="Default_20_Paragraph_20_Font"><text:span text:style-name="T14">m</text:span></text:span><text:span text:style-name="Default_20_Paragraph_20_Font"><text:span text:style-name="T11">o</text:span></text:span><text:span text:style-name="Default_20_Paragraph_20_Font"><text:span text:style-name="T14">rieban-</text:span></text:span></text:p>
      <text:p text:style-name="P3"><text:span text:style-name="Default_20_Paragraph_20_Font"><text:span text:style-name="T14">tur. </text:span></text:span><text:span text:style-name="Default_20_Paragraph_20_Font"><text:span text:style-name="T11">Sermonem itaque hunc tanquam maxime probabilem<text:line-break/>recipio , vocarique omnes ab Hipp</text:span></text:span><text:span text:style-name="Default_20_Paragraph_20_Font"><text:span text:style-name="T14">o</text:span></text:span><text:span text:style-name="Default_20_Paragraph_20_Font"><text:span text:style-name="T11">crate phreniticos exi-<text:line-break/>stimo, qui. mente laesi continue fuerint, quo modo et qui<text:line-break/>insaniunt sula febre ab his discrepantes. Sed quoniam<text:line-break/>his magna ex parte insit ut palpebris apertis vigilent,<text:line-break/>ob id quam plurimi medicorum vigiliam etiam hujusmodi<text:line-break/>inter ea , quae phren</text:span></text:span><text:span text:style-name="Default_20_Paragraph_20_Font"><text:span text:style-name="T14">e</text:span></text:span><text:span text:style-name="Default_20_Paragraph_20_Font"><text:span text:style-name="T11">tice m indicant scripserunt. Dixi,<text:line-break/></text:span></text:span><text:span text:style-name="Default_20_Paragraph_20_Font"><text:span text:style-name="T14">hu</text:span></text:span><text:span text:style-name="Default_20_Paragraph_20_Font"><text:span text:style-name="T11">j</text:span></text:span><text:span text:style-name="Default_20_Paragraph_20_Font"><text:span text:style-name="T14">us</text:span></text:span><text:span text:style-name="Default_20_Paragraph_20_Font"><text:span text:style-name="T11">m</text:span></text:span><text:span text:style-name="Default_20_Paragraph_20_Font"><text:span text:style-name="T14">od</text:span></text:span><text:span text:style-name="Default_20_Paragraph_20_Font"><text:span text:style-name="T11">i, qu</text:span></text:span><text:span text:style-name="Default_20_Paragraph_20_Font"><text:span text:style-name="T14">o</text:span></text:span><text:span text:style-name="Default_20_Paragraph_20_Font"><text:span text:style-name="T11">niam et cum comate vigiliae fiant, ut Hip-<text:line-break/>pec</text:span></text:span><text:span text:style-name="Default_20_Paragraph_20_Font"><text:span text:style-name="T14">c</text:span></text:span><text:span text:style-name="Default_20_Paragraph_20_Font"><text:span text:style-name="T11">atus ipfe in epidemiorum tertio ostendit inquiens:<text:line-break/></text:span></text:span><text:span text:style-name="Default_20_Paragraph_20_Font"><text:span text:style-name="T14">prehendebat aute</text:span></text:span><text:span text:style-name="Default_20_Paragraph_20_Font"><text:span text:style-name="T11">m </text:span></text:span><text:span text:style-name="Default_20_Paragraph_20_Font"><text:span text:style-name="T14">e</text:span></text:span><text:span text:style-name="Default_20_Paragraph_20_Font"><text:span text:style-name="T11">os </text:span></text:span><text:span text:style-name="Default_20_Paragraph_20_Font"><text:span text:style-name="T14">vel c</text:span></text:span><text:span text:style-name="Default_20_Paragraph_20_Font"><text:span text:style-name="T11">o</text:span></text:span><text:span text:style-name="Default_20_Paragraph_20_Font"><text:span text:style-name="T14">ma con</text:span></text:span><text:span text:style-name="Default_20_Paragraph_20_Font"><text:span text:style-name="T11">ti</text:span></text:span><text:span text:style-name="Default_20_Paragraph_20_Font"><text:span text:style-name="T14">nuu</text:span></text:span><text:span text:style-name="Default_20_Paragraph_20_Font"><text:span text:style-name="T11">m </text:span></text:span><text:span text:style-name="Default_20_Paragraph_20_Font"><text:span text:style-name="T14">non sumnicu-<text:line-break/>losu</text:span></text:span><text:span text:style-name="Default_20_Paragraph_20_Font"><text:span text:style-name="T11">m </text:span></text:span><text:span text:style-name="Default_20_Paragraph_20_Font"><text:span text:style-name="T14">vel per</text:span></text:span><text:span text:style-name="Default_20_Paragraph_20_Font"><text:span text:style-name="T11">oi</text:span></text:span><text:span text:style-name="Default_20_Paragraph_20_Font"><text:span text:style-name="T14">g</text:span></text:span><text:span text:style-name="Default_20_Paragraph_20_Font"><text:span text:style-name="T11">i</text:span></text:span><text:span text:style-name="Default_20_Paragraph_20_Font"><text:span text:style-name="T14">l</text:span></text:span><text:span text:style-name="Default_20_Paragraph_20_Font"><text:span text:style-name="T11">i</text:span></text:span><text:span text:style-name="Default_20_Paragraph_20_Font"><text:span text:style-name="T14">um</text:span></text:span><text:span text:style-name="Default_20_Paragraph_20_Font"><text:span text:style-name="T11"> l</text:span></text:span><text:span text:style-name="Default_20_Paragraph_20_Font"><text:span text:style-name="T14">ab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osum. </text:span></text:span><text:span text:style-name="Default_20_Paragraph_20_Font"><text:span text:style-name="T11">Ut. coma sit in sum-<text:line-break/>num delatio, nequeuntibus, qui ab hoc occupantur sym-<text:line-break/>ptomate, vigilantium munia obire, sed tum palpebras<text:line-break/>claudere cupientibus tum dormire sperantibus. Contingit<text:line-break/>autem interdum barum quibusdam, ut clausis palpebris<text:line-break/>dormire nequeant, sed plurimum vigilent, quod Hippo-<text:line-break/>etates </text:span></text:span><text:span text:style-name="Default_20_Paragraph_20_Font"><text:span text:style-name="T14">coma non so</text:span></text:span><text:span text:style-name="Default_20_Paragraph_20_Font"><text:span text:style-name="T11">m</text:span></text:span><text:span text:style-name="Default_20_Paragraph_20_Font"><text:span text:style-name="T14">nolen</text:span></text:span><text:span text:style-name="Default_20_Paragraph_20_Font"><text:span text:style-name="T11">t</text:span></text:span><text:span text:style-name="Default_20_Paragraph_20_Font"><text:span text:style-name="T14">um</text:span></text:span><text:span text:style-name="Default_20_Paragraph_20_Font"><text:span text:style-name="T11"> appellavit. De eo autem,<text:line-break/>quod per vocabulum coma significatur librum. habes in-</text:span></text:span></text:p>
      <text:p text:style-name="P3"><text:span text:style-name="Default_20_Paragraph_20_Font"><text:span text:style-name="T11">tegrum nostrum, in quo pluribus testimoniis Hippocratem<text:line-break/>cataphoram .om</text:span></text:span><text:span text:style-name="Default_20_Paragraph_20_Font"><text:span text:style-name="T14">n</text:span></text:span><text:span text:style-name="Default_20_Paragraph_20_Font"><text:span text:style-name="T11">em, coma appellare demo</text:span></text:span><text:span text:style-name="Default_20_Paragraph_20_Font"><text:span text:style-name="T14">n</text:span></text:span><text:span text:style-name="Default_20_Paragraph_20_Font"><text:span text:style-name="T11">stravimus. Quo<text:line-break/>fit ut i</text:span></text:span><text:span text:style-name="Default_20_Paragraph_20_Font"><text:span text:style-name="T14">n</text:span></text:span><text:span text:style-name="Default_20_Paragraph_20_Font"><text:span text:style-name="T11"> praelectis eosdem comatosios et vigila</text:span></text:span><text:span text:style-name="Default_20_Paragraph_20_Font"><text:span text:style-name="T14">n</text:span></text:span><text:span text:style-name="Default_20_Paragraph_20_Font"><text:span text:style-name="T11">tes dici<text:line-break/>mirum non sit. Si enim comatuli quidem , fed absque<text:line-break/>vigiliis fuisse</text:span></text:span><text:span text:style-name="Default_20_Paragraph_20_Font"><text:span text:style-name="T14">n</text:span></text:span><text:span text:style-name="Default_20_Paragraph_20_Font"><text:span text:style-name="T11">t, non quaesiisse t , phre</text:span></text:span><text:span text:style-name="Default_20_Paragraph_20_Font"><text:span text:style-name="T14">n</text:span></text:span><text:span text:style-name="Default_20_Paragraph_20_Font"><text:span text:style-name="T11">iticos</text:span></text:span><text:span text:style-name="Default_20_Paragraph_20_Font"><text:span text:style-name="T14">n</text:span></text:span><text:span text:style-name="Default_20_Paragraph_20_Font"><text:span text:style-name="T11">e eos vocare<text:line-break/>oporteat vel jam existe</text:span></text:span><text:span text:style-name="Default_20_Paragraph_20_Font"><text:span text:style-name="T14">n</text:span></text:span><text:span text:style-name="Default_20_Paragraph_20_Font"><text:span text:style-name="T11">tes vel futuros. Perpetuo siquidem:<text:line-break/>ita me audias ob ea , quae primam rerum omnium gene-<text:line-break/>rationem, no</text:span></text:span><text:span text:style-name="Default_20_Paragraph_20_Font"><text:span text:style-name="T14">n</text:span></text:span><text:span text:style-name="Default_20_Paragraph_20_Font"><text:span text:style-name="T11"> filiarum affectio</text:span></text:span><text:span text:style-name="Default_20_Paragraph_20_Font"><text:span text:style-name="T14">n</text:span></text:span><text:span text:style-name="Default_20_Paragraph_20_Font"><text:span text:style-name="T11">um praegrediuntur. Jam<text:line-break/>ver</text:span></text:span><text:span text:style-name="Default_20_Paragraph_20_Font"><text:span text:style-name="T14">o</text:span></text:span><text:span text:style-name="Default_20_Paragraph_20_Font"><text:span text:style-name="T11"> si nervosae partes male eum vigilia si</text:span></text:span><text:span text:style-name="Default_20_Paragraph_20_Font"><text:span text:style-name="T14">n</text:span></text:span><text:span text:style-name="Default_20_Paragraph_20_Font"><text:span text:style-name="T11">e comate in-<text:line-break/>ter morbi i</text:span></text:span><text:span text:style-name="Default_20_Paragraph_20_Font"><text:span text:style-name="T14">n</text:span></text:span><text:span text:style-name="Default_20_Paragraph_20_Font"><text:span text:style-name="T11">itia affectae fuissent nec ita quidem quaesi-<text:line-break/>visset, an phreniticos eos appellare opus sit. Nempe qui<text:line-break/>sine vigilia comatusi existunt, nullo pacto fu</text:span></text:span><text:span text:style-name="Default_20_Paragraph_20_Font"><text:span text:style-name="T14">n</text:span></text:span><text:span text:style-name="Default_20_Paragraph_20_Font"><text:span text:style-name="T11">tphrenitici;<text:line-break/>at qui sine comate pervigilant, si id per i</text:span></text:span><text:span text:style-name="Default_20_Paragraph_20_Font"><text:span text:style-name="T14">n</text:span></text:span><text:span text:style-name="Default_20_Paragraph_20_Font"><text:span text:style-name="T11">itia cum prae-<text:line-break/>dictarum partium dolore perpessi fuerint , necessario phre-<text:line-break/>nitici existunt. Si vero vigilia comati a</text:span></text:span><text:span text:style-name="Default_20_Paragraph_20_Font"><text:span text:style-name="T14">nn</text:span></text:span><text:span text:style-name="Default_20_Paragraph_20_Font"><text:span text:style-name="T11">exa fuerit, am-<text:line-break/>biguitatem res habet atque ob id in oratio</text:span></text:span><text:span text:style-name="Default_20_Paragraph_20_Font"><text:span text:style-name="T14">n</text:span></text:span><text:span text:style-name="Default_20_Paragraph_20_Font"><text:span text:style-name="T11">e </text:span></text:span><text:span text:style-name="Default_20_Paragraph_20_Font"><text:span text:style-name="T18">ἄρα</text:span></text:span><text:span text:style-name="Default_20_Paragraph_20_Font"><text:span text:style-name="T12"> </text:span></text:span><text:span text:style-name="Default_20_Paragraph_20_Font"><text:span text:style-name="T11">con-<text:line-break/>junctio</text:span></text:span><text:span text:style-name="Default_20_Paragraph_20_Font"><text:span text:style-name="T14">n</text:span></text:span><text:span text:style-name="Default_20_Paragraph_20_Font"><text:span text:style-name="T11">em, id est </text:span></text:span><text:span text:style-name="Default_20_Paragraph_20_Font"><text:span text:style-name="T14">ne</text:span></text:span><text:span text:style-name="Default_20_Paragraph_20_Font"><text:span text:style-name="T11">, adjecit ; quam accentu circumflexo<text:line-break/>pronunciamus, quum de quibusdam rebus dubitamus.</text:span></text:span></text:p>
      <text:p text:style-name="P3"><text:span text:style-name="Default_20_Paragraph_20_Font"><text:span text:style-name="T11">Quod autem et ru. sequentibus memoria tenere commodum<text:line-break/>existit , id </text:span></text:span><text:span text:style-name="Default_20_Paragraph_20_Font"><text:span text:style-name="T14">t</text:span></text:span><text:span text:style-name="Default_20_Paragraph_20_Font"><text:span text:style-name="T11">emet intellectum perpetuo habere in promptu<text:line-break/>debemus; et quae propter causarum externarum aliquam<text:line-break/>facta sint et quae morbi. ratione superveniant distinguen-<text:line-break/>tes. Nam si quis ubi contente ambulaverit vel alia ex<text:line-break/>actione lassitudinem senserit vel et una cum his exustus<text:line-break/>fuerit, simulfebrire coeperit, capite item dolere et lum-<text:line-break/>his.hypochondrio et cervice, nullam magnam profecto ex<text:line-break/>his accepturum te vel ad futurarum vel jam natarum af-<text:line-break/>fectionum discretionem speraveris notam. Verum si abs-<text:line-break/>que externa cau</text:span></text:span><text:span text:style-name="Default_20_Paragraph_20_Font"><text:span text:style-name="T14">t</text:span></text:span><text:span text:style-name="Default_20_Paragraph_20_Font"><text:span text:style-name="T11">a praedictas partes infestaverint dolores;<text:line-break/>si vigiliae quidem aegro contigerint absque ea, quae in<text:line-break/>fomnum fit, delatione, deliraturum eum sperabis. Quod<text:line-break/>si una eum comate coniungantur,- tunc diem unum exfpe-<text:line-break/>etes, in quo- motionem. morbi dignoscas oportet, Plue-<text:line-break/>nitis siquidem , quae exquisita est et nulli alteri morbo .<text:line-break/>permiscetur, fit quum bilis flava locum, in quo princeps<text:line-break/>animae pars residet, prehenderit, lethargus vero quum</text:span></text:span></text:p>
      <text:p text:style-name="P3"><text:span text:style-name="Default_20_Paragraph_20_Font"><text:span text:style-name="T11">Iocum eundem humecta</text:span></text:span><text:span text:style-name="Default_20_Paragraph_20_Font"><text:span text:style-name="T14">v</text:span></text:span><text:span text:style-name="Default_20_Paragraph_20_Font"><text:span text:style-name="T11">it perfuderitqne pituita; nam quae<text:line-break/>partibus in aliis ex bile et pituita noxae cerebrum ipfum<text:line-break/>ad sympathiam trahere possunt, hae continuae non funt;<text:line-break/>quoties igitur uterque humor cerebro molestus fuerit, pre-<text:line-break/>hendunt contraria hominem symptomata, ita ut tum vigi-<text:line-break/>let tum leniter in somnum deferatur. Quum vero et ad<text:line-break/>somnum defertur simul et desipit, mixtam ipsi permanere<text:line-break/>affectionem est putandum, Nonnunquam et in horum al-<text:line-break/>terum res ita deflexit, ut vel bilis vel pituita superior<text:line-break/>sit, aegerque reddatur aut phreniticus exquisite aut lethar-<text:line-break/>gicus. Ego vero , quoties ad finem usque tum desipien-<text:line-break/>tia, tunc coma persistunt, affectionem hanc ex pluens-<text:line-break/>tide et lethargo mixtam appello, quidam typhomaniam<text:line-break/>vocaverunt, ut et in libro de morbis ab Hippocrate suri-<text:line-break/>ptum esu ln tertio vero epidemiorum, ut paulo ante<text:line-break/>dixi, phreneticos omnes appellat, qui continue desipiunt<text:line-break/>cum febre. Jam reliquum est ut quaeramus quam ob<text:line-break/>caulam dictionis principio dixerit, qui comatuli inter ini-</text:span></text:span></text:p>
      <text:p text:style-name="P3"><text:span text:style-name="Default_20_Paragraph_20_Font"><text:span text:style-name="T11">tia fiunt, in calce autem tum alias, tum si quarto coe-<text:line-break/>perit die. Nempe principii nomen indicat quidem et pri-<text:line-break/>mum morbi insultum, indicatque et eum, qui secundum<text:line-break/>latitudinem ad tertium usque vel quartum extenditur diem ;<text:line-break/>indicat praeterea et primum morbi tempus, quum mor-<text:line-break/>bum in quatuor partes dividentes constare eri principio,<text:line-break/>incremento, statu et declinatione pronunciamus. Quod<text:line-break/>autem haec nomine principii significentur, in primo de<text:line-break/>crisibus est demonstratum Nunc autem , in quo significatu<text:line-break/>dictum hoc nomen sii confideremus. Arbitror equidem<text:line-break/>Hippocratem in prima dictionis parte principium dixisse<text:line-break/>morbi tutius insultum , qui secundum latitudinem intelli-<text:line-break/>gitur, in calce autem quum ait, tum alias, tum si quarto<text:line-break/>^coeperit die, dicere tunc incipere praedicta stola fympto-<text:line-break/>mata , aegro jam quatuor ante diebus febre correpto , ut<text:line-break/>in eo, quod secundum latitudinem sumitur, principio ge-<text:line-break/>necentur tum coma, tum vigilia, tum partium uervosarum<text:line-break/>dolores. Nempe primo vel fecundo die prae copia Ian-</text:span></text:span></text:p>
      <text:p text:style-name="P3"><text:span text:style-name="Default_20_Paragraph_20_Font"><text:span text:style-name="T11">guinis , qui propter bilis permixtionem acrimoniam quan-<text:line-break/>dam mordacem habeat, potest reddi idem aeger tum co-<text:line-break/>matofus tum vigilans gravata quidem ob sanguinis ce-<text:line-break/>piam cerebri facultate, fedabile usque adeo- irritata ,. ut<text:line-break/>somnus inhibeatur. Quarto vero die copia jam imminuta<text:line-break/>et praesertim si medicus eam vacuare praeverteris , atque<text:line-break/>acrimonia cocta desi</text:span></text:span><text:span text:style-name="Default_20_Paragraph_20_Font"><text:span text:style-name="T14">n</text:span></text:span><text:span text:style-name="Default_20_Paragraph_20_Font"><text:span text:style-name="T11">ere utrumque fymptmna;: tum coma<text:line-break/>tum vigilias, par esu Si .ergo,: quo. tempore cessasse de-<text:line-break/>luserunt, ea fieri videantur, bilem vel pituitam cerebrum<text:line-break/>invasisse, non sanguinis copiam, id commonstrat. stepo-<text:line-break/>tentla autem quarti diei su libris de diebus , decretoriis est<text:line-break/>dictum, quum inibi mentem Hippocratis explicaremus,<text:line-break/>quomodo et in. prognostici commentariis; nempe hunc ait,<text:line-break/>i</text:span></text:span><text:span text:style-name="Default_20_Paragraph_20_Font"><text:span text:style-name="T14">nd</text:span></text:span><text:span text:style-name="Default_20_Paragraph_20_Font"><text:span text:style-name="T11">i</text:span></text:span><text:span text:style-name="Default_20_Paragraph_20_Font"><text:span text:style-name="T14">cem sep</text:span></text:span><text:span text:style-name="Default_20_Paragraph_20_Font"><text:span text:style-name="T11">t</text:span></text:span><text:span text:style-name="Default_20_Paragraph_20_Font"><text:span text:style-name="T14">imi e</text:span></text:span><text:span text:style-name="Default_20_Paragraph_20_Font"><text:span text:style-name="T11">sse; quod est; eam habere naturam ut<text:line-break/>qualisnam septimus futurus sit indicet. Quum ergo signum<text:line-break/>malum quarto apparuerit die., malus. necessario septimus<text:line-break/>est futurus; si vero salubre et bonum, : septimus bo</text:span></text:span><text:span text:style-name="Default_20_Paragraph_20_Font"><text:span text:style-name="T14">n</text:span></text:span><text:span text:style-name="Default_20_Paragraph_20_Font"><text:span text:style-name="T11">us</text:span></text:span></text:p>
      <text:p text:style-name="P3"><text:span text:style-name="Default_20_Paragraph_20_Font"><text:span text:style-name="T11">erit, nam proportione virtutis signi tum magis tum mi-<text:line-break/>nus vel bonum vel malum fore septimum sequens esu<text:line-break/>Quae autem signa magis minusque tum perniciosa tum<text:line-break/>salutaria existunt in prognostico osten</text:span></text:span><text:span text:style-name="Default_20_Paragraph_20_Font"><text:span text:style-name="T14">t</text:span></text:span><text:span text:style-name="Default_20_Paragraph_20_Font"><text:span text:style-name="T11">um est. Septimum<text:line-break/>igitur . proportione quarti magis minusque tum bonum<text:line-break/>tum malum fieri continget. Quum itaque stilletis e na-<text:line-break/>ribus femper malum signum sit, absolutissima morbi mali-<text:line-break/>tia significatur, si quarto fiat die; videtur siquidem natura<text:line-break/>collectam in cerebro abundantiam conata esse ut expel-<text:line-break/>Ieret, sied non potuisse. Talium autem signorum genus<text:line-break/>deterrimum esse constat; nempe quae vel tubercula vel<text:line-break/>pustulae ex imo ad cutem enata recurrerunt, gravissima<text:line-break/>omnium existunt, sudores quoque, qui coeperunt quidem,<text:line-break/>sed protinus cessaverunt, pravi sirut; dejectiones item et<text:line-break/>quae per haemorrhoidas vel in mulieribus per uterum<text:line-break/>vacuantur; omnia siquidem haec deteriora his sunt, quae</text:span></text:span></text:p>
      <text:p text:style-name="P3"><text:span text:style-name="Default_20_Paragraph_20_Font"><text:span text:style-name="T11">nullo apparent pacto, si ubi coeperint cessent. Contingit<text:line-break/>enim interdum coquentem adhuc contristantia naturam<text:line-break/>nondum ad horum expulsionem excitari; in illis vero,<text:line-break/>quae coeperunt quidem, sed protinus desierunt, apparet<text:line-break/>veluti excitatio quaedam , conante natura excernere, quae<text:line-break/>molesta sunt, atque ita ob imbecillitatem, quod propo-<text:line-break/>suerat, perimere nequeunte.</text:span></text:span></text:p>
      <text:h text:style-name="Heading_20_3" text:outline-level="3"><text:span text:style-name="Default_20_Paragraph_20_Font">II.</text:span></text:h>
      <text:p text:style-name="P4"><text:span text:style-name="Default_20_Paragraph_20_Font"><text:span text:style-name="T14">Alvi proluv</text:span></text:span><text:span text:style-name="Default_20_Paragraph_20_Font"><text:span text:style-name="T11">i</text:span></text:span><text:span text:style-name="Default_20_Paragraph_20_Font"><text:span text:style-name="T14">e</text:span></text:span><text:span text:style-name="Default_20_Paragraph_20_Font"><text:span text:style-name="T11">s </text:span></text:span><text:span text:style-name="Default_20_Paragraph_20_Font"><text:span text:style-name="T14">ad</text:span></text:span><text:span text:style-name="Default_20_Paragraph_20_Font"><text:span text:style-name="T11">m</text:span></text:span><text:span text:style-name="Default_20_Paragraph_20_Font"><text:span text:style-name="T14">odum rubra</text:span></text:span><text:span text:style-name="Default_20_Paragraph_20_Font"><text:span text:style-name="T11"> m</text:span></text:span><text:span text:style-name="Default_20_Paragraph_20_Font"><text:span text:style-name="T14">a</text:span></text:span><text:span text:style-name="Default_20_Paragraph_20_Font"><text:span text:style-name="T11">l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quidem in omni-<text:line-break/>bu</text:span></text:span><text:span text:style-name="Default_20_Paragraph_20_Font"><text:span text:style-name="T11">s </text:span></text:span><text:span text:style-name="Default_20_Paragraph_20_Font"><text:span text:style-name="T14">morb</text:span></text:span><text:span text:style-name="Default_20_Paragraph_20_Font"><text:span text:style-name="T11">i</text:span></text:span><text:span text:style-name="Default_20_Paragraph_20_Font"><text:span text:style-name="T14">s, non m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i</text:span></text:span><text:span text:style-name="Default_20_Paragraph_20_Font"><text:span text:style-name="T14">me vero in praed</text:span></text:span><text:span text:style-name="Default_20_Paragraph_20_Font"><text:span text:style-name="T11">ictis.</text:span></text:span></text:p>
      <text:p text:style-name="P1"><text:span text:style-name="Default_20_Paragraph_20_Font"><text:span text:style-name="T11">Signorum singulorum vires docet in prognostico Hip-<text:line-break/>pocrates; vultque in calce libri, viribus dicturum signo-<text:line-break/>rum aestimatis perpensisqne , id est inter </text:span></text:span><text:span text:style-name="Default_20_Paragraph_20_Font"><text:span text:style-name="T14">t</text:span></text:span><text:span text:style-name="Default_20_Paragraph_20_Font"><text:span text:style-name="T11">e collatis , fieri<text:line-break/>ita praenotionem. Nempe signorum quaedam speciei ejus-<text:line-break/>dem existunt; quum autem ejusdem speciei dico, quasi et</text:span></text:span></text:p>
      <text:p text:style-name="P5"><text:span text:style-name="Default_20_Paragraph_20_Font"><text:span text:style-name="T11">ejusdem generis jam dixerim ita me audias , alia vero ne-<text:line-break/>que genus habent idem neque fpeciem. Speciei ergo ejus-<text:line-break/>dem funt, quae in. una aliqua fiunt- affectione.<text:tab/>Quae</text:span></text:span></text:p>
      <text:p text:style-name="Normal"><text:span text:style-name="Default_20_Paragraph_20_Font"><text:span text:style-name="T11">quidem per sputa excernuntur, affectionis tum pulmonum,<text:line-break/>tum thoracis tum asperae arteriae, tum gutturis atque, ut<text:line-break/>in summa dicam, respirationi subservientium instrumen-<text:line-break/>torum signa sunt. horum autem ipsorum, quae et in re-<text:line-break/>spiratione vitium per </text:span></text:span><text:span text:style-name="Default_20_Paragraph_20_Font"><text:span text:style-name="T14">t</text:span></text:span><text:span text:style-name="Default_20_Paragraph_20_Font"><text:span text:style-name="T11">e et primum contraxerunt, nam<text:line-break/>ab his separantur, quae per consensum afficiuntur. Ce-<text:line-break/>rebri quoque et membranarum ipsirm tegentium, quonam<text:line-break/>afficiantur modo , signa sunt., per ea quidem, quae excer-<text:line-break/>nuntur, quae per nares et palatum vacuantur, per fun- -<text:line-break/>ctionum vero laesionem quae incataphoris vel vigiliis<text:line-break/>vel desipiemus vel convulsionibus vel totius corporis tre-<text:line-break/>moribus visuntur. Si quis igitur simul tum desipiat tum<text:line-break/>convellatur, . quod- affectio ea gravior sit quam alterum<text:line-break/>illorum duntaxat fuerit, liquido. constat omnibus; pari<text:line-break/>modo si difficulter spirans protinus.ct nigra exspuat. Sed<text:line-break/>forfau haec .non recte inter fe- quis. permiscuerit juxta</text:span></text:span></text:p>
      <text:p text:style-name="P3">eam, quae in libris esse debet doctrinam; sufficit enim<text:line-break/>cujuslibet virtutem recensere , permissa discentis arbitrio<text:line-break/>omnium in aegrotantibus contemplatione. Signorum au-<text:line-break/>tem diversi generis connexio prorsus inutilis est et quum<text:line-break/>in libris scribitur et quum in exercitationem per eam,<text:line-break/>quae sermonibus fit conventionem venit. Nempe definita<text:line-break/>cujusque simplicium virtute satis est postea semel dunta-<text:line-break/>xat dicere, quod dixit Hippocrates, perpendendis scilicet<text:line-break/>signorum vires conserendasque inter se , ut de aegrotan-<text:line-break/>tibus quippiam enuncietur. Si quis autem signum malum<text:line-break/>esse urinas nigras dixerit, adjeceritque et pejus esse, si<text:line-break/>nigra quoque exspuerit et deinceps hoc rursum pejus, si<text:line-break/>et nigra dejecerit atque si inter initia id contigerit; prae-<text:line-break/>terea et pejus adhuc esse, si quarto id suerit die; adje-<text:line-break/>ceritque et his, tum quod in exordio prognostici est scri-<text:line-break/>ptum , tum faciem illam , quam privatim cadaverosum me-<text:line-break/>dici appellant; vanam <text:span text:style-name="Default_20_Paragraph_20_Font"><text:span text:style-name="T15">s</text:span></text:span>ane signorum permixtionem seri-<text:line-break/>p seri t. Nullus siquidem ita amens est ut non intelligat</text:p>
      <text:p text:style-name="P3"><text:span text:style-name="Default_20_Paragraph_20_Font"><text:span text:style-name="T11">minus male eum habere , cujus pulmonem vel thoracem<text:line-break/>morbofa urget affectio ; deterius vero eum, cujus partem<text:line-break/>utramque fatigat; sicuti et adhuc deterius;quem unacum<text:line-break/>bis ventris exercet affectio; atque adhuc deterius , quem<text:line-break/>vel jecoris vel cerebri affectus premit^ Quae igitur uni-<text:line-break/>versi vel non scripta nerunt, ea frustra lemereque fcri-<text:line-break/>huntur; nisi quis vel chartas vel tempus perdere volue-<text:line-break/>rit, quod perpetua servari memoria velim. Sed adinsti-<text:line-break/>tutum redeamus. Capite dolentibus non absque ratione<text:line-break/>lumborum dolores cervieisque et hypocbondrii adjecit;<text:line-break/>nempe pluribus generis ejusdem simul factis signis non<text:line-break/>folum species vel genus affectionis compertius erit, verum<text:line-break/>quoque et magnitudo ipsius dignoscetur. Quum autem de-<text:line-break/>stpientiae coma adjunctum fuerit, eaque cerebrum. male<text:line-break/>habere demonstrent, -securior nostra erit cognitio, videbi-<text:line-break/>turque affectio major. Quum vero et e </text:span></text:span><text:span text:style-name="Default_20_Paragraph_20_Font"><text:span text:style-name="T14">n</text:span></text:span><text:span text:style-name="Default_20_Paragraph_20_Font"><text:span text:style-name="T11">aribus stillatio<text:line-break/>accesserit, jam non securiorem cognitionem esse dixerim,<text:line-break/>sed scientificam et certam, quum -signa victam a morbo</text:span></text:span></text:p>
      <text:p text:style-name="P3"><text:span text:style-name="Default_20_Paragraph_20_Font"><text:span text:style-name="T11">cerebri facultatem commonstrent. Quod si et quarto die<text:line-break/>factum esse id adjectum fuerit, certissime ita cerebrum in<text:line-break/>magna quidem este affectione constabit; fed perniciofe<text:line-break/>hominem habere. Quibus si adjecerit quis frigidum cum<text:line-break/>e naribus, tum ex ore exspiratum , </text:span></text:span><text:span text:style-name="Default_20_Paragraph_20_Font"><text:span text:style-name="T14">p</text:span></text:span><text:span text:style-name="Default_20_Paragraph_20_Font"><text:span text:style-name="T11">erniciosum quidem<text:line-break/>in omnibus est, non minime autem in praedictis, et ve-<text:line-break/>rum quidem aliquid enunciabit, fed doctrinae qua liber<text:line-break/>pollere debet supervacaneum. Quo modo et si his adje-<text:line-break/>cerit nigra fputa , nempe et baen quidem mala funt, fed<text:line-break/>alteram a praedictis commonstrant affectionem , veluti et<text:line-break/>urinae; nam et hae si nigrae fuerint, viti</text:span></text:span><text:span text:style-name="Default_20_Paragraph_20_Font"><text:span text:style-name="T14">at</text:span></text:span><text:span text:style-name="Default_20_Paragraph_20_Font"><text:span text:style-name="T11">am praestant<text:line-break/>notam, affectionem tamen aliam ostendunt. In progno-<text:line-break/>stieo igitur feorfum signorum singulorum virtus declaratur ;<text:line-break/>atque eorum quae affectionem unam indicant, concursus<text:line-break/>aliquando est scriptus, ut in exordio quidem in ea facie,<text:line-break/>quae- mortem portendit ; infra vero lu suppurationibus,<text:line-break/>hydropibus et aliis quibusdam; in hoc autem libro saepius<text:line-break/>in una diversi generis signorum concursione complura </text:span></text:span><text:span text:style-name="Default_20_Paragraph_20_Font"><text:span text:style-name="T14">t</text:span></text:span><text:span text:style-name="Default_20_Paragraph_20_Font"><text:span text:style-name="T11">u-</text:span></text:span></text:p>
      <text:p text:style-name="P3">pervacue implicantur. Valde rubens igitur proluvies,<text:line-break/>quae in jecoris fit affectionibus, perperam hoc in loco<text:line-break/>cerebri vitiis adjuncta est; est sane et ea per se non bo..<text:line-break/>num signum, jecoris scilicet imbeciIlitatem ostendens; sed<text:line-break/>adjecta cerebri affectioni, duas ob Valentes assectiones<text:line-break/>periclitari hominem praenunciator. Sed quidnam hoc?<text:line-break/>Nam si pleuritis et perspneumonia uno fiant tempore, pe-<text:line-break/>riculosius id existit quam si horum alterum duntaxat<text:line-break/>factum sit; nec minus si praeter haec dysenteria quoque<text:line-break/>aeger vexetur aut quaevis alia cum his oboriatur affectio.<text:line-break/>Sed nemo permixtiones hujusmodi in libris docet. Ven-<text:line-break/>tris autem proluviem valde rubentem appel<text:span text:style-name="Default_20_Paragraph_20_Font"><text:span text:style-name="T15">l</text:span></text:span>at tenuium<text:line-break/>substantia humiditatum dejectiones, .ut si quis ventrem<text:line-break/><text:span text:style-name="Default_20_Paragraph_20_Font"><text:span text:style-name="T15">s</text:span></text:span>anguine conspersum aqua abluerit aquamque excreverit;<text:line-break/>sic et biliosa dicitur proluvies , quum quod excernitur,<text:line-break/>tale apparet, quasi ex aqua et pauca bHe mixtis fiat. Im-<text:line-break/>becillitas autem retentricis facultatis est lupatis atque ut<text:line-break/>plurimum sanguineae <text:span text:style-name="Default_20_Paragraph_20_Font"><text:span text:style-name="T15">s</text:span></text:span>ymptoma comitatur; hoc autem ex-</text:p>
      <text:p text:style-name="P6"><text:span text:style-name="Default_20_Paragraph_20_Font"><text:span text:style-name="T11">crementis, quae vomuntur proportione respondet. Nam<text:line-break/>quum ventris concoctio inculpata suerit, nullum symptoma<text:line-break/>hujusmodi subscquitur; quum vero ob coplam ver curru-<text:line-break/>ptionem vel et superfluas humiditates non valde miles in<text:line-break/>ore ventris relietas gravatus venter ad horum excretio—<text:line-break/>nem insurgit, vomitum facit. Tale quippiam et quum<text:line-break/>fanguis in jecore generatur contingit; atque ob id cruen-<text:line-break/>tae interdum fiunt dejectiones , interdum autem et impense<text:line-break/>rubens proluvies,; aquoso scilicet simul et cruento ichore<text:line-break/>ex hepate in ventrem confluente; vel modico sanguine<text:line-break/>tum acri ton</text:span></text:span><text:span text:style-name="Default_20_Paragraph_20_Font"><text:span text:style-name="T14">i</text:span></text:span><text:span text:style-name="Default_20_Paragraph_20_Font"><text:span text:style-name="T11"> mordente et velut semicocto tenuibus et<text:line-break/>aquosis humiditatibus permixto, atque colorem illis prae-<text:line-break/>bente.</text:span></text:span></text:p>
      <text:h text:style-name="Heading_20_2" text:outline-level="2"><text:span text:style-name="Default_20_Paragraph_20_Font">.<text:tab/>III.</text:span></text:h>
      <text:p text:style-name="P1"><text:span text:style-name="Default_20_Paragraph_20_Font"><text:span text:style-name="T14">Densu</text:span></text:span><text:span text:style-name="Default_20_Paragraph_20_Font"><text:span text:style-name="T11">s </text:span></text:span><text:span text:style-name="Default_20_Paragraph_20_Font"><text:span text:style-name="T14">l</text:span></text:span><text:span text:style-name="Default_20_Paragraph_20_Font"><text:span text:style-name="T11">i</text:span></text:span><text:span text:style-name="Default_20_Paragraph_20_Font"><text:span text:style-name="T14">nguae asperae e</text:span></text:span><text:span text:style-name="Default_20_Paragraph_20_Font"><text:span text:style-name="T11">t </text:span></text:span><text:span text:style-name="Default_20_Paragraph_20_Font"><text:span text:style-name="T14">aridae phreni</text:span></text:span><text:span text:style-name="Default_20_Paragraph_20_Font"><text:span text:style-name="T11">ti</text:span></text:span><text:span text:style-name="Default_20_Paragraph_20_Font"><text:span text:style-name="T14">cae.</text:span></text:span></text:p>
      <text:p text:style-name="P2"><text:span text:style-name="Default_20_Paragraph_20_Font"><text:span text:style-name="T11">Scriptum esse asperae, non densae erat melius. illam<text:line-break/>quum lingua connatam tuus ex vasis tum ex glandulis,<text:line-break/>quas salivam fundentes appellant, humiditatem habeat;<text:line-break/>primus quidem ipsius defectus densam eam facit; major<text:line-break/>veto asperam, immoderatior autem siccitas perrumpit eam<text:line-break/>non. fecus quam pinguem terram diutini squalores; qua-<text:line-break/>propter ut lingua sicca simul et densis sit fieri non potest.<text:line-break/>Melius est igitur, ut retuli, afperam scribere. Quare al-<text:line-break/>terum est e duobus ; nempe aut scriptor neglectim euun-<text:line-break/>clavis, aut qui primus adscripsit dictionem corrupit. Ta-<text:line-break/>lis vero lingua siccitatis immoderatae nota est; quo fit ut<text:line-break/>et arde</text:span></text:span><text:span text:style-name="Default_20_Paragraph_20_Font"><text:span text:style-name="T14">n</text:span></text:span><text:span text:style-name="Default_20_Paragraph_20_Font"><text:span text:style-name="T11">tibus superveniat febribus. Hocque docuisse ei<text:line-break/>qui secundum proguostici legem ad doctrinam accedit fue-<text:line-break/>rit fatis ; </text:span></text:span><text:span text:style-name="Default_20_Paragraph_20_Font"><text:span text:style-name="T14">n</text:span></text:span><text:span text:style-name="Default_20_Paragraph_20_Font"><text:span text:style-name="T11">am qui discit, siccam linguam ratione eadem<text:line-break/>fieri intelligit tum in hujusmodi febribus tum in phreni-<text:line-break/>rico; siquidem et phreni rica affectio, quam flava bilis pa-<text:line-break/>rit, calida et sicca esu Praestat igitur mea sente</text:span></text:span><text:span text:style-name="Default_20_Paragraph_20_Font"><text:span text:style-name="T14">n</text:span></text:span><text:span text:style-name="Default_20_Paragraph_20_Font"><text:span text:style-name="T11">tia</text:span></text:span></text:p>
      <text:p text:style-name="P3"><text:span text:style-name="Default_20_Paragraph_20_Font"><text:span text:style-name="T11">dictionem corruptam esse affirmare, quomodo et alias mul-<text:line-break/>tas ita corruptas esse demonstravimus apud plerosque me<text:line-break/>superiores veteres, non medicos modo, verum quoque et<text:line-break/>philosophos et grammaticos et rhetoricos. Sunt tamen<text:line-break/>ex libri expositoribus qui hoc ipfum defendere sint co-<text:line-break/>nati , linguas densas dici, quae densam efficerent vocem<text:line-break/>affirmantes; nempe voces quasdam ita appellari ajunt, a<text:line-break/>quibus qui eas proferunt, </text:span></text:span><text:span text:style-name="Default_20_Paragraph_20_Font"><text:span text:style-name="T18">δασυστόμους</text:span></text:span><text:span text:style-name="Default_20_Paragraph_20_Font"><text:span text:style-name="T12">, </text:span></text:span><text:span text:style-name="Default_20_Paragraph_20_Font"><text:span text:style-name="T11">id est densi oris<text:line-break/>appellitari dicunt. Voces ergo hujusmodi cum sicca lin-<text:line-break/>gua phreniticasesse ajunt, perinde quesi scriptor dicere<text:line-break/>non potuisset, densae voces cum sicca lingua phreniticae.<text:line-break/>Sed pro vocibus linguam dicere extraneum est; nempe- et<text:line-break/>hoc pacto quis dixerit tum graves tum acutas, tum<text:line-break/>parvas tum magnas linguas, ubi vel gravem vel acutam<text:line-break/>vel magnam vel parvam indicere vocem voluerit Adde<text:line-break/>quod neque voces ullas densas appellari audierim , quem-<text:line-break/>admodum nigras et albas audivi, per metaphoram quibus-<text:line-break/>dam ita appellantibus p proinde nec noni quidem quasnam</text:span></text:span></text:p>
      <text:p text:style-name="P2"><text:span text:style-name="Default_20_Paragraph_20_Font"><text:span text:style-name="T11">vocent densas. Raucas quidem et nigras in libro de voce<text:line-break/>propter vocalium instrumentorum humiditatem fieri ostendi.<text:line-break/>Den</text:span></text:span><text:span text:style-name="Default_20_Paragraph_20_Font"><text:span text:style-name="T14">t</text:span></text:span><text:span text:style-name="Default_20_Paragraph_20_Font"><text:span text:style-name="T11">a.s vero si alias quasdam praeter has dicant, explicare<text:line-break/>debuerunt; et si ex his aliquas voces , sane ejusmodi ob<text:line-break/>humiditatem potius, non ob siccitatem fiunt; sicuti tum<text:line-break/>acutae tum clangentes ob vocalium instrumentorum , quae<text:line-break/>circa guttur sita funt, ariditatem. Caeterum linguam non<text:line-break/>vocis, fed loquutionis instrumentum esse constat; atque<text:line-break/>ob id, quum ea .patitur, balbutiem blaesitatemque in lo-<text:line-break/>r quutionibus fieri contingit et non raucam habere vocem<text:line-break/>vel nigram ; cujus generis esse quosdam suspicor eas exi-<text:line-break/>stimare quas ipsi appellant densas. Ego enim; ut retuli,<text:line-break/>neminem qui ita vocaret audivi; tametsi plerosque medi.-<text:line-break/>cos audiverim dicentes palpebras densas, quae asperitatem<text:line-break/>quandam exiguam haberent, sicuti est densa lingua: nempe<text:line-break/>absolutas densitates in palpebris non amplius densitates<text:line-break/>appellant, sed asperitates ; proportio</text:span></text:span><text:span text:style-name="Default_20_Paragraph_20_Font"><text:span text:style-name="T14">n</text:span></text:span><text:span text:style-name="Default_20_Paragraph_20_Font"><text:span text:style-name="T11">e igitur linguae a</text:span></text:span><text:span text:style-name="Default_20_Paragraph_20_Font"><text:span text:style-name="T14">t</text:span></text:span><text:span text:style-name="Default_20_Paragraph_20_Font"><text:span text:style-name="T11">p e-<text:line-break/>ritatr haec respondent.</text:span></text:span></text:p>
      <text:h text:style-name="P24" text:outline-level="2">IV.</text:h>
      <text:p text:style-name="Normal">s<text:span text:style-name="Default_20_Paragraph_20_Font"><text:span text:style-name="T15">u perturbatis</text:span></text:span> n<text:span text:style-name="Default_20_Paragraph_20_Font"><text:span text:style-name="T15">ig</text:span></text:span>r<text:span text:style-name="Default_20_Paragraph_20_Font"><text:span text:style-name="T15">antibus urinae decolores, nigrae , susu<text:line-break/>pensu fetentes cum sudoribus phreniticae.</text:span></text:span></text:p>
      <text:p text:style-name="P1">Soloec<text:span text:style-name="Default_20_Paragraph_20_Font"><text:span text:style-name="T15">a</text:span></text:span> in dictione participant non paucae libri hujus<text:line-break/>orationes, ut ob eam rem jure suspicati quidam sint li-<text:line-break/>bruna Hippocratis non esse; ob sermonis enim brevitatem<text:line-break/>rejectus erat is qui de mochlicis liber , quamvis et ex<text:line-break/>iis sit quos Hippocratis esse fatemur, neque <text:span text:style-name="Default_20_Paragraph_20_Font"><text:span text:style-name="T15">s</text:span></text:span>olum ille^<text:line-break/>fed et is qui est aphorismorum ; qui quamquam maxima<text:line-break/>cum brevitate enuncientur, non tamen quod foloeci par-<text:line-break/>ticeps sit in ipsis reperias ; adde quod enunciationes adeo<text:line-break/>excellunt, ut plane dicant gravem ejus libri autorem esse.<text:line-break/>Prae<text:span text:style-name="Default_20_Paragraph_20_Font"><text:span text:style-name="T15">s</text:span></text:span>ens vero liber alienam in multis orationibus habet<text:line-break/>enunciationem; ut quum in prae<text:span text:style-name="Default_20_Paragraph_20_Font"><text:span text:style-name="T15">s</text:span></text:span>enti dictione de urinis<text:line-break/>ait; nempe hoc pacto improprie dictum est suspensae,<text:line-break/>quum quae urinis invehuntur dici ita debeant, non uri-<text:line-break/>nae ipsae. Ob eam causam nonnulli permutata dictione</text:p>
      <text:p text:style-name="P3"><text:span text:style-name="Default_20_Paragraph_20_Font"><text:span text:style-name="T11">ita scripserunt: </text:span></text:span><text:span text:style-name="Default_20_Paragraph_20_Font"><text:span text:style-name="T14">urinae in</text:span></text:span><text:span text:style-name="Default_20_Paragraph_20_Font"><text:span text:style-name="T11"> t</text:span></text:span><text:span text:style-name="Default_20_Paragraph_20_Font"><text:span text:style-name="T14">urbulenti</text:span></text:span><text:span text:style-name="Default_20_Paragraph_20_Font"><text:span text:style-name="T11">s, </text:span></text:span><text:span text:style-name="Default_20_Paragraph_20_Font"><text:span text:style-name="T14">v</text:span></text:span><text:span text:style-name="Default_20_Paragraph_20_Font"><text:span text:style-name="T11">i</text:span></text:span><text:span text:style-name="Default_20_Paragraph_20_Font"><text:span text:style-name="T14">gil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</text:span></text:span><text:span text:style-name="Default_20_Paragraph_20_Font"><text:span text:style-name="T14">que dec</text:span></text:span><text:span text:style-name="Default_20_Paragraph_20_Font"><text:span text:style-name="T11">ulo-<text:line-break/></text:span></text:span><text:span text:style-name="Default_20_Paragraph_20_Font"><text:span text:style-name="T14">res,. nigris suspensis; </text:span></text:span><text:span text:style-name="Default_20_Paragraph_20_Font"><text:span text:style-name="T11">Sed procul dubio reperitur et in<text:line-break/>ea scriptura soloecismus , etsi quam maxime vitare ipsum<text:line-break/>videantur, qui dictionem permutant; nempe haec oratio,<text:line-break/>sublime petentes, manifestam ad urinas relationem habet.<text:line-break/>Hae. igitur ipsae et plireniticae dicuntur^ id est phrenitin<text:line-break/>vel significantes valefacientes; quod sapiant, non consen-<text:line-break/>taneum videtur; quod significent non vacat ratione.<text:line-break/>Quod si significent .phrenitidem cum effectrice causa qua-<text:line-break/>damtenus communicare significant. Demonstratum autem<text:line-break/>est nigras urinas ob serum bilis atrae una cum excremen-<text:line-break/>tis aquosis emissum procreari. Gemina vero bilis atrae<text:line-break/>existit generatio ; nempe. vel flava bile- supra modum ad-<text:line-break/>usta vel crasso sanguine, fupra modum autem assatur pr</text:span></text:span><text:span text:style-name="Default_20_Paragraph_20_Font"><text:span text:style-name="T14">o-<text:line-break/></text:span></text:span><text:span text:style-name="Default_20_Paragraph_20_Font"><text:span text:style-name="T11">pter vehementem caliditatem. Jure ergo in febribus, quae<text:line-break/>cauli appellantur et phrenitidibus tales mejuntur, quum<text:line-break/>tum calidae tum siccae affectiones ejusm</text:span></text:span><text:span text:style-name="Default_20_Paragraph_20_Font"><text:span text:style-name="T14">o</text:span></text:span><text:span text:style-name="Default_20_Paragraph_20_Font"><text:span text:style-name="T11">di existant. In-<text:line-break/>ter urinas autem quae per se totas nigrae sunt .deteriores</text:span></text:span></text:p>
      <text:p text:style-name="P3"><text:span text:style-name="Default_20_Paragraph_20_Font"><text:span text:style-name="T11">his habentur, quae enaeorema duntaxat nigrum habent.;<text:line-break/>in prae</text:span></text:span><text:span text:style-name="Default_20_Paragraph_20_Font"><text:span text:style-name="T14">t</text:span></text:span><text:span text:style-name="Default_20_Paragraph_20_Font"><text:span text:style-name="T11">enti tamen dictione , neque hoc aperte distinctum<text:line-break/>est, an urinas totas nigras dicat, an fusa enaeoremata.<text:line-break/>Vult autem dictionis hujus auctor quicunque fuerit urinas<text:line-break/>hujusmodi, quum in turbulentis .vigilibusqne apparuerint,<text:line-break/>phrenitiden indicare; ut turbulentos eos intelligamus, qui<text:line-break/>praeter rationem- turbantur, quod offensa leviter mente<text:line-break/>fieri c.onfuevit; adaucta vero hujusmodi, quae exigua fue-<text:line-break/>rat, offensa non </text:span></text:span><text:span text:style-name="Default_20_Paragraph_20_Font"><text:span text:style-name="T14">perturba</text:span></text:span><text:span text:style-name="Default_20_Paragraph_20_Font"><text:span text:style-name="T11">ti </text:span></text:span><text:span text:style-name="Default_20_Paragraph_20_Font"><text:span text:style-name="T18">ταραχώδεις</text:span></text:span><text:span text:style-name="Default_20_Paragraph_20_Font"><text:span text:style-name="T12"> </text:span></text:span><text:span text:style-name="Default_20_Paragraph_20_Font"><text:span text:style-name="T11">simpliciter, sed jam<text:line-break/></text:span></text:span><text:span text:style-name="Default_20_Paragraph_20_Font"><text:span text:style-name="T18">νταραφρονουντες</text:span></text:span><text:span text:style-name="Default_20_Paragraph_20_Font"><text:span text:style-name="T12"> </text:span></text:span><text:span text:style-name="Default_20_Paragraph_20_Font"><text:span text:style-name="T14">desip</text:span></text:span><text:span text:style-name="Default_20_Paragraph_20_Font"><text:span text:style-name="T11">i</text:span></text:span><text:span text:style-name="Default_20_Paragraph_20_Font"><text:span text:style-name="T14">ente</text:span></text:span><text:span text:style-name="Default_20_Paragraph_20_Font"><text:span text:style-name="T11">s, tum dicuntur tum sunt. De<text:line-break/>vigilia autem quid attinet dicere quod ex phreniticis fym-<text:line-break/>ptomatis unum sit? Supervacaneum praeterea in dictione<text:line-break/>est verbum hoc </text:span></text:span><text:span text:style-name="Default_20_Paragraph_20_Font"><text:span text:style-name="T14">dec</text:span></text:span><text:span text:style-name="Default_20_Paragraph_20_Font"><text:span text:style-name="T11">o</text:span></text:span><text:span text:style-name="Default_20_Paragraph_20_Font"><text:span text:style-name="T14">l</text:span></text:span><text:span text:style-name="Default_20_Paragraph_20_Font"><text:span text:style-name="T11">o</text:span></text:span><text:span text:style-name="Default_20_Paragraph_20_Font"><text:span text:style-name="T14">re</text:span></text:span><text:span text:style-name="Default_20_Paragraph_20_Font"><text:span text:style-name="T11">s in urinis quum per nigras cou-<text:line-break/>significatum sit. Quod vero dictum est lu sudoribus osten-<text:line-break/>dit quidem sudores circa caput fieri, prae copia ip</text:span></text:span><text:span text:style-name="Default_20_Paragraph_20_Font"><text:span text:style-name="T14">t</text:span></text:span><text:span text:style-name="Default_20_Paragraph_20_Font"><text:span text:style-name="T11">um<text:line-break/>conflictari indicantes ;. sitque inter caetera et hoc phreni-<text:line-break/>ticum signum; improprie tamen enunciatum est, quum<text:line-break/>quidnam intelligere oporteat excogitare nequeamus, ubi</text:span></text:span></text:p>
      <text:p text:style-name="P3"><text:span text:style-name="Default_20_Paragraph_20_Font"><text:span text:style-name="T11">dicitur in sudoribus an urinas; quamquam ipsa totius enun-.<text:line-break/>orationis sequela hoc videatur maxime verisimile intellectu;<text:line-break/>an affecta corpora; an praeter haec et affectiones. Sed<text:line-break/>quovis modo quis intellexerit, quod enunciatio impr</text:span></text:span><text:span text:style-name="Default_20_Paragraph_20_Font"><text:span text:style-name="T14">o</text:span></text:span><text:span text:style-name="Default_20_Paragraph_20_Font"><text:span text:style-name="T11">pria<text:line-break/>non sit effugi non potest. omissa igitur ea quovis modo<text:line-break/>habuerit scripta consideremus. Vigiliae igitur et pertur-<text:line-break/>ludiones aegrotantium revera fiunt phreniticae ; urinae vero<text:line-break/>et fudores nullo pacto. Nempe quomodo succi tum arte-<text:line-break/>riarum tum venarum habeant urinae indicant; signavero<text:line-break/>phrenitica . cerebri ostendunt affectionem. Pari modo su-<text:line-break/>dures aliarum quarundam affectionum notae existunt; de<text:line-break/>quibus mentionem saepius fecimus, noti tamen cerebri<text:line-break/>affectionem sufficienter monstrare possunt. Sunt sane non-<text:line-break/>nulli ex iis qui librum hunc exposuerunt, qui ex scriptis<text:line-break/>in libris epidemicrum aegris desipientes colligant, quibus<text:line-break/>aliquod habere contigit eorum quae hic referuntur tum<text:line-break/>symptomatum tum signorum vel in deiectionibus vel uri-<text:line-break/>nis vel vomitibus vel sudoribus vel pustulis vel sputis vel</text:span></text:span></text:p>
      <text:p text:style-name="P3"><text:span text:style-name="Default_20_Paragraph_20_Font"><text:span text:style-name="T11">partem aliquam </text:span></text:span><text:span text:style-name="Default_20_Paragraph_20_Font"><text:span text:style-name="T14">i</text:span></text:span><text:span text:style-name="Default_20_Paragraph_20_Font"><text:span text:style-name="T11">nfestantium ; quum sane talia signa phsu-<text:line-break/>nitica non sint, quamquam aegris et ex necessitate insint,<text:line-break/>fieri siquidem non poterat ut talis vel non talis urina<text:line-break/>in his .non inveniretur. Pari modo et de sputis dejectio-<text:line-break/>nibusque et caeteris omnibus est dicendum. Si igitur in<text:line-break/>aegro quopiam dejectio ejusmodi vel tale aliud quippiam<text:line-break/>una cum signis phreniticis vi</text:span></text:span><text:span text:style-name="Default_20_Paragraph_20_Font"><text:span text:style-name="T14">t</text:span></text:span><text:span text:style-name="Default_20_Paragraph_20_Font"><text:span text:style-name="T11">um suerit, atque deinde ae-<text:line-break/>ger phreniticus reddatur, perperam quis ea omnia plue-<text:line-break/>nitidis indicatoria esse pro</text:span></text:span><text:span text:style-name="Default_20_Paragraph_20_Font"><text:span text:style-name="T14">n</text:span></text:span><text:span text:style-name="Default_20_Paragraph_20_Font"><text:span text:style-name="T11">unclaveriti Necesse est enim<text:line-break/>ut propriis morborum signis alterum e duobus insit; nempe<text:line-break/>ut vel perpetuo vel solis continga</text:span></text:span><text:span text:style-name="Default_20_Paragraph_20_Font"><text:span text:style-name="T14">n</text:span></text:span><text:span text:style-name="Default_20_Paragraph_20_Font"><text:span text:style-name="T11">t p quum autem neque<text:line-break/>Dolia insi</text:span></text:span><text:span text:style-name="Default_20_Paragraph_20_Font"><text:span text:style-name="T14">n</text:span></text:span><text:span text:style-name="Default_20_Paragraph_20_Font"><text:span text:style-name="T11">t neque perpetuo propria illorum non sunt.<text:line-break/>ob eam cau</text:span></text:span><text:span text:style-name="Default_20_Paragraph_20_Font"><text:span text:style-name="T14">t</text:span></text:span><text:span text:style-name="Default_20_Paragraph_20_Font"><text:span text:style-name="T11">am phreuiticorum sig</text:span></text:span><text:span text:style-name="Default_20_Paragraph_20_Font"><text:span text:style-name="T14">n</text:span></text:span><text:span text:style-name="Default_20_Paragraph_20_Font"><text:span text:style-name="T11">orum ea sicut certissima<text:line-break/>quae perpetuo et fotis insunt phrenitiuis. Deinde ab -his<text:line-break/>quae perpetuo quidem,. sed non siclis; quae in </text:span></text:span><text:span text:style-name="Default_20_Paragraph_20_Font"><text:span text:style-name="T14">t</text:span></text:span><text:span text:style-name="Default_20_Paragraph_20_Font"><text:span text:style-name="T11">uis tracta—<text:line-break/>tionibus distincte sunt tradita a nobis, demonstratumque<text:line-break/>neque in urinis neque in dejectiemibus neque in sudori-<text:line-break/>bus neque in sputis neque in vomitibus phrenetica esse</text:span></text:span></text:p>
      <text:p text:style-name="P3"><text:span text:style-name="Default_20_Paragraph_20_Font"><text:span text:style-name="T11">signa. Consueverunt autem libri. interpretes propemodum<text:line-break/>omnes, ut dixi, adnotare lex epidemiis aegros neque siclum<text:line-break/>in praesenti dictione verum quoque et similibus huic om-<text:line-break/>nibus. Eam ob causam qui fele eorum aemulos praestant,<text:line-break/>ii apud aegros quotidie multa quidem effutiunt ; fedquan-<text:line-break/>tum ad praenotionem attinet idiotis conspiciuntur similes ;<text:line-break/>nempe quod in omnibus prognostlois speciei morborum<text:line-break/>signis in affectorum locorum methodo exercitati esse de-.<text:line-break/>heant est perpetuum. De ea autem methodo a me </text:span></text:span><text:span text:style-name="Default_20_Paragraph_20_Font"><text:span text:style-name="T14">t</text:span></text:span><text:span text:style-name="Default_20_Paragraph_20_Font"><text:span text:style-name="T11">eor-<text:line-break/>sinu scriptum est,. veluti et de iis quae judicationes signi-<text:line-break/>fleant. In quibus parum exercitati quidam veterum libros<text:line-break/>exponere audent plane ignorantes quod bonum enarra—<text:line-break/>torem oporteat esse idoneum prius judicare quae bene et<text:line-break/>quae perperam ab autore dicta funi, ne iis quae perpe-<text:line-break/>ram dicta stant, patrocinatus opinionem vel ig</text:span></text:span><text:span text:style-name="Default_20_Paragraph_20_Font"><text:span text:style-name="T14">n</text:span></text:span><text:span text:style-name="Default_20_Paragraph_20_Font"><text:span text:style-name="T11">orantiae<text:line-break/>vel contentionis reportet. Verum quoniam no</text:span></text:span><text:span text:style-name="Default_20_Paragraph_20_Font"><text:span text:style-name="T14">n</text:span></text:span><text:span text:style-name="Default_20_Paragraph_20_Font"><text:span text:style-name="T11"> in hac<text:line-break/>dictione finium, </text:span></text:span><text:span text:style-name="Default_20_Paragraph_20_Font"><text:span text:style-name="T14">t</text:span></text:span><text:span text:style-name="Default_20_Paragraph_20_Font"><text:span text:style-name="T11">ed etiam per librum totum inserunt,<text:line-break/>quos ex epidemiis collegerunt aegros, praesentem ferino-</text:span></text:span></text:p>
      <text:p text:style-name="P2"><text:span text:style-name="Default_20_Paragraph_20_Font"><text:span text:style-name="T11">nem totum ad finem usque perducere </text:span></text:span><text:span text:style-name="Default_20_Paragraph_20_Font"><text:span text:style-name="T14">t</text:span></text:span><text:span text:style-name="Default_20_Paragraph_20_Font"><text:span text:style-name="T11">alius esse arbitror.<text:line-break/>Quod siquis prolixitatem moleste tulerit, proprium di-<text:line-break/>orionis hujus sermonem, non libri totius communem esse<text:line-break/>existimans, ubi a nobis audierit quonam pacto exposito-<text:line-break/>rrbus quidem in omnibus fere dictionum expositionibus<text:line-break/>quas perperam in medium afferunt, non prolixus modo,.<text:line-break/>- sied ediscentibus etiam ipsis nocuus ferum fit; quae vero.</text:span></text:span></text:p>
      <text:p text:style-name="Normal"><text:span text:style-name="Default_20_Paragraph_20_Font"><text:span text:style-name="T11">a me nunc </text:span></text:span><text:span text:style-name="Default_20_Paragraph_20_Font"><text:span text:style-name="T14">t</text:span></text:span><text:span text:style-name="Default_20_Paragraph_20_Font"><text:span text:style-name="T11">emni dicta et commodissima sint et dicendo-<text:line-break/>rum omnium brevem compendiofamque faciant. explana-<text:line-break/>tionem; desinet certe prolixitatem incusare,. habebitque<text:line-break/>mihi gratiam tum ob eorum quae ostensa funt utilitatem<text:line-break/>tum ob eorum quae dicentur brevitatem. Erit autem fer-<text:line-break/>tuo tanquam in exemplo . phrenitidis , fed morborum om-<text:line-break/>uium communis. Quoniam igitur phreuitica signa omnia<text:line-break/>methodo invenire proposuimus ab affectionis notione ex-<text:line-break/>ordiemur; nempe quod optimum omnium: dicendorum<text:line-break/>principium sit rei quae inquiritur, notio.. in. libris de de-<text:line-break/>monstratione est ostensum. Quum ergo phrenitin morta-</text:span></text:span></text:p>
      <text:p text:style-name="P3"><text:span text:style-name="Default_20_Paragraph_20_Font"><text:span text:style-name="T11">Ies om</text:span></text:span><text:span text:style-name="Default_20_Paragraph_20_Font"><text:span text:style-name="T14">n</text:span></text:span><text:span text:style-name="Default_20_Paragraph_20_Font"><text:span text:style-name="T11">es eam appellitent affectionem, in qua </text:span></text:span><text:span text:style-name="Default_20_Paragraph_20_Font"><text:span text:style-name="T18">φρὲνας</text:span></text:span><text:span text:style-name="Default_20_Paragraph_20_Font"><text:span text:style-name="T12"> </text:span></text:span><text:span text:style-name="Default_20_Paragraph_20_Font"><text:span text:style-name="T14">men-<text:line-break/>tem</text:span></text:span><text:span text:style-name="Default_20_Paragraph_20_Font"><text:span text:style-name="T11"> leesam.esse videant, quam intellectum et intelligen-<text:line-break/>tiam etiam vocant ; prius qua corporis in parte animae<text:line-break/>intelligentia sit invenire oportet; id quod primum in libris<text:line-break/>de Hippocratis et Platonis placitis demonstravimus; quare<text:line-break/>ah ipsis nunc exorsi summatim quandam velut epitomen<text:line-break/>eorum quae in libro de affectis locis descripta sunt recen- .<text:line-break/>scamna. Necesse etenim dico esse ut affectio sive quum<text:line-break/>incipit sive quum absoluta jam est, ex functionum partis<text:line-break/>affectae noxa et ex iis quae in ea apparent reperiatur,<text:line-break/>dixi autem et ante exordientis affectionis. notas progno-<text:line-break/>stica signa esse ejus quae jam completa esu Qui igitur<text:line-break/>cerebri naturaliter habentis munia noverit, is ex offensa<text:line-break/>horum primum quod perpessum sit, deinde qualisnam is<text:line-break/>morbus sit invenire valebit; inventa autem a nobis sunt<text:line-break/>haec, arbitraria functio, intelligentia, </text:span></text:span><text:span text:style-name="Default_20_Paragraph_20_Font"><text:span text:style-name="T14">t</text:span></text:span><text:span text:style-name="Default_20_Paragraph_20_Font"><text:span text:style-name="T11">ensus et memoria.<text:line-break/>offensae- igitur horum cerebrum- ipfum tali vexari -malo,</text:span></text:span></text:p>
      <text:p text:style-name="P3"><text:span text:style-name="Default_20_Paragraph_20_Font"><text:span text:style-name="T11">qualis fuerit offensae.species demonstrabunt; verbi gratia<text:line-break/>functi</text:span></text:span><text:span text:style-name="Default_20_Paragraph_20_Font"><text:span text:style-name="T14">o</text:span></text:span><text:span text:style-name="Default_20_Paragraph_20_Font"><text:span text:style-name="T11">nu</text:span></text:span><text:span text:style-name="Default_20_Paragraph_20_Font"><text:span text:style-name="T14">m a</text:span></text:span><text:span text:style-name="Default_20_Paragraph_20_Font"><text:span text:style-name="T11">rbitrariarum instrumenta musculi existunt.<text:line-break/>Fiunt autem hae tum iis qui per manus-cruraque agu.ut mn-<text:line-break/>nera; tum iis. qui caput fpinamque movent; atque iis qui<text:line-break/>loquuntur, vociferantur et respirant; demonstrata est enim<text:line-break/>et haec functio primum motionis initium habere per ner-.<text:line-break/>vos a cerebro ad thoracis musculos- pervenientes, Quum<text:line-break/>igitur functio quaedam ex dictis laesis esse videbitur, in-<text:line-break/>quirendum est tibi an affectio ea propria sit eorum, qui<text:line-break/>functionem hanc obeunt musculorum au ob eam, quae a<text:line-break/>principio in ipsus procedit virtutem offensa haec oriatur,<text:line-break/>Deinde si lae</text:span></text:span><text:span text:style-name="Default_20_Paragraph_20_Font"><text:span text:style-name="T14">t</text:span></text:span><text:span text:style-name="Default_20_Paragraph_20_Font"><text:span text:style-name="T11">am ob eam quae a principio est facultatem<text:line-break/>esse inveneris, morbum quempiam qui principium infestet,<text:line-break/>reperiendum esse puta, si quae apparet offensa no</text:span></text:span><text:span text:style-name="Default_20_Paragraph_20_Font"><text:span text:style-name="T14">n</text:span></text:span><text:span text:style-name="Default_20_Paragraph_20_Font"><text:span text:style-name="T11"> Ieris<text:line-break/>fuerit incrementumque effatu dignum habuerit, . verbi<text:line-break/>gratia, ut futuo conspicuus fiat, ubi thoracis musculi a<text:line-break/>quibus respiratio perficitur affectione vacua verint, perve-<text:line-break/>stiga num quaedam caeterarum partium, per quas spiritus</text:span></text:span></text:p>
      <text:p text:style-name="P3"><text:span text:style-name="Default_20_Paragraph_20_Font"><text:span text:style-name="T11">in respirationibus tum intro tum foras feratur affecta sit ;<text:line-break/>nam si nullam ex his lae</text:span></text:span><text:span text:style-name="Default_20_Paragraph_20_Font"><text:span text:style-name="T14">t</text:span></text:span><text:span text:style-name="Default_20_Paragraph_20_Font"><text:span text:style-name="T11">am inveneris, cerebru</text:span></text:span><text:span text:style-name="Default_20_Paragraph_20_Font"><text:span text:style-name="T14">m</text:span></text:span><text:span text:style-name="Default_20_Paragraph_20_Font"><text:span text:style-name="T11"> lectum<text:line-break/>esse existimabis. Ut. autem et res exquisite .desiniatuf,<text:line-break/>considera quoque et quae una cum thorace moveantur<text:line-break/>partes; nempe et eas respirationem laedere in libro de<text:line-break/>difficultate spirandi est demonstratum. Si ergo hae omnes<text:line-break/>plane morbi expertes inventae fuerint, tunc difficultatis<text:line-break/>spirandi speciem inspice, quamnam scilicet cerebri. aste-<text:line-break/>orionem indicare possit; quomodo, ut exemplum integrum<text:line-break/>sit, ait in prognostice Hippocrates: </text:span></text:span><text:span text:style-name="Default_20_Paragraph_20_Font"><text:span text:style-name="T14">spiritu</text:span></text:span><text:span text:style-name="Default_20_Paragraph_20_Font"><text:span text:style-name="T11">s </text:span></text:span><text:span text:style-name="Default_20_Paragraph_20_Font"><text:span text:style-name="T14">faequen</text:span></text:span><text:span text:style-name="Default_20_Paragraph_20_Font"><text:span text:style-name="T11">s </text:span></text:span><text:span text:style-name="Default_20_Paragraph_20_Font"><text:span text:style-name="T14">qui-<text:line-break/>dem significat dol</text:span></text:span><text:span text:style-name="Default_20_Paragraph_20_Font"><text:span text:style-name="T11">o</text:span></text:span><text:span text:style-name="Default_20_Paragraph_20_Font"><text:span text:style-name="T14">re</text:span></text:span><text:span text:style-name="Default_20_Paragraph_20_Font"><text:span text:style-name="T11">m </text:span></text:span><text:span text:style-name="Default_20_Paragraph_20_Font"><text:span text:style-name="T14">aut insia</text:span></text:span><text:span text:style-name="Default_20_Paragraph_20_Font"><text:span text:style-name="T11">m</text:span></text:span><text:span text:style-name="Default_20_Paragraph_20_Font"><text:span text:style-name="T14">mati</text:span></text:span><text:span text:style-name="Default_20_Paragraph_20_Font"><text:span text:style-name="T11">o</text:span></text:span><text:span text:style-name="Default_20_Paragraph_20_Font"><text:span text:style-name="T14">nem, quae parte</text:span></text:span><text:span text:style-name="Default_20_Paragraph_20_Font"><text:span text:style-name="T11">s<text:line-break/></text:span></text:span><text:span text:style-name="Default_20_Paragraph_20_Font"><text:span text:style-name="T14">supter tran</text:span></text:span><text:span text:style-name="Default_20_Paragraph_20_Font"><text:span text:style-name="T11">s</text:span></text:span><text:span text:style-name="Default_20_Paragraph_20_Font"><text:span text:style-name="T14">versio supe</text:span></text:span><text:span text:style-name="Default_20_Paragraph_20_Font"><text:span text:style-name="T11">rio</text:span></text:span><text:span text:style-name="Default_20_Paragraph_20_Font"><text:span text:style-name="T14">re</text:span></text:span><text:span text:style-name="Default_20_Paragraph_20_Font"><text:span text:style-name="T11">s </text:span></text:span><text:span text:style-name="Default_20_Paragraph_20_Font"><text:span text:style-name="T14">fat</text:span></text:span><text:span text:style-name="Default_20_Paragraph_20_Font"><text:span text:style-name="T11">i</text:span></text:span><text:span text:style-name="Default_20_Paragraph_20_Font"><text:span text:style-name="T14">get; magnu</text:span></text:span><text:span text:style-name="Default_20_Paragraph_20_Font"><text:span text:style-name="T11">s </text:span></text:span><text:span text:style-name="Default_20_Paragraph_20_Font"><text:span text:style-name="T14">ver</text:span></text:span><text:span text:style-name="Default_20_Paragraph_20_Font"><text:span text:style-name="T11">o </text:span></text:span><text:span text:style-name="Default_20_Paragraph_20_Font"><text:span text:style-name="T14">et ex<text:line-break/>l</text:span></text:span><text:span text:style-name="Default_20_Paragraph_20_Font"><text:span text:style-name="T11">o</text:span></text:span><text:span text:style-name="Default_20_Paragraph_20_Font"><text:span text:style-name="T14">ng</text:span></text:span><text:span text:style-name="Default_20_Paragraph_20_Font"><text:span text:style-name="T11">is i</text:span></text:span><text:span text:style-name="Default_20_Paragraph_20_Font"><text:span text:style-name="T14">n</text:span></text:span><text:span text:style-name="Default_20_Paragraph_20_Font"><text:span text:style-name="T11">t</text:span></text:span><text:span text:style-name="Default_20_Paragraph_20_Font"><text:span text:style-name="T14">erva</text:span></text:span><text:span text:style-name="Default_20_Paragraph_20_Font"><text:span text:style-name="T11">l</text:span></text:span><text:span text:style-name="Default_20_Paragraph_20_Font"><text:span text:style-name="T14">l</text:span></text:span><text:span text:style-name="Default_20_Paragraph_20_Font"><text:span text:style-name="T11">is </text:span></text:span><text:span text:style-name="Default_20_Paragraph_20_Font"><text:span text:style-name="T14">del</text:span></text:span><text:span text:style-name="Default_20_Paragraph_20_Font"><text:span text:style-name="T11">i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um. </text:span></text:span><text:span text:style-name="Default_20_Paragraph_20_Font"><text:span text:style-name="T11">Vocat autem spiritum ex lon-<text:line-break/>gis intervallis etiam rarum, ut in commentariis de diffi-<text:line-break/>cultate fpirandi ostendimus ; nam magnus et rarus pro-<text:line-break/>prium simul et inseparabile desipientiae est signum; de-<text:line-break/>monstravimus qu</text:span></text:span><text:span text:style-name="Default_20_Paragraph_20_Font"><text:span text:style-name="T14">o</text:span></text:span><text:span text:style-name="Default_20_Paragraph_20_Font"><text:span text:style-name="T11">que et in libris </text:span></text:span><text:span text:style-name="Default_20_Paragraph_20_Font"><text:span text:style-name="T14">o</text:span></text:span><text:span text:style-name="Default_20_Paragraph_20_Font"><text:span text:style-name="T11">pulentiorum omnes<text:line-break/>quibus magna et rara respiratio fuerit desipuisse.; Siquis</text:span></text:span></text:p>
      <text:p text:style-name="P3"><text:span text:style-name="Default_20_Paragraph_20_Font"><text:span text:style-name="T11">igitur in urinis vel dejectionibus vel sputis vel vomitibus<text:line-break/>vel sudoribus vel aliorum quopiam signum aliquod de-<text:line-break/>monstrare possit , quod -seorsum desipientiae foli proprium<text:line-break/>insit; vel si non </text:span></text:span><text:span text:style-name="Default_20_Paragraph_20_Font"><text:span text:style-name="T14">t</text:span></text:span><text:span text:style-name="Default_20_Paragraph_20_Font"><text:span text:style-name="T11">oli quidem, ab ea tamen inseparabile;<text:line-break/>jure id phrenitiea inter signa collocaverit: Si vero neque<text:line-break/>ex rei natura demonstrationem aliquam expromere .possit,<text:line-break/>neque in libris epidemiorum; desipiemus omnibus inesse<text:line-break/>vel perpetuo; vel si non perpetuo, saltem his stolis osten-<text:line-break/>dere queat; non rationabiliter signum hujusmodi inter<text:line-break/>phrenitica constituit p hoc siquidem unum duntaxat asserere<text:line-break/>potest, quod phreniticrs quibusdam adfuisse vi</text:span></text:span><text:span text:style-name="Default_20_Paragraph_20_Font"><text:span text:style-name="T14">t</text:span></text:span><text:span text:style-name="Default_20_Paragraph_20_Font"><text:span text:style-name="T11">um sic Ea-.<text:line-break/>dem vero ratione contraria phreniticis signa esse intelli-<text:line-break/>gimus. Jam age ponamus risus a nobis phreniticos, quo-<text:line-break/>rum aliis supprimi alvum , aliis plora quam naturae ju-<text:line-break/>stum sit .excerni contigerit; .nempe et cum signis phreni-<text:line-break/></text:span></text:span><text:span text:style-name="Default_20_Paragraph_20_Font"><text:span text:style-name="T14">A</text:span></text:span><text:span text:style-name="Default_20_Paragraph_20_Font"><text:span text:style-name="T11">rcis scribat aliquis alvi suppressionem, deinde existimet<text:line-break/>aliquis hujus rei testimonium esse eos . phreniticos , quibus<text:line-break/>alvus .suppressa sic Nam si. pr</text:span></text:span><text:span text:style-name="Default_20_Paragraph_20_Font"><text:span text:style-name="T14">o</text:span></text:span><text:span text:style-name="Default_20_Paragraph_20_Font"><text:span text:style-name="T11">tervus quidam sin suis</text:span></text:span></text:p>
      <text:p text:style-name="P3"><text:span text:style-name="Default_20_Paragraph_20_Font"><text:span text:style-name="T11">enunciationibus suppressam alvum phreni t icum esse lignum<text:line-break/>scripserit, potest sane et alter qui etiam protervus sit<text:line-break/>fermoni non subscribere , eosque asserere phreniticos esse,<text:line-break/>quibus perturbatam alvum conspexerit: Sane quum Hip-<text:line-break/>pocrates in epidemiis scribat omnia quae aegris contui-<text:line-break/>gunt necesse est, quo modo in phreniticis ita et. peripneu-<text:line-break/>monicis et angtnosis aliisque omnibus , ut his quidem si<text:line-break/>alvus suppressa sit vel. fluat, una cum propriis morbi in-<text:line-break/>dictis et haec scribat; expositores vero ea morbi esse signa<text:line-break/>existiment , non cognoscentes alia quidem esse pathogno-<text:line-break/>monica prognosticaque morbi propria; alia vero et infe-<text:line-break/>parabilia; veluti paulo ante dixi in ea, quae magna et<text:line-break/>rara est respiratione. At quum de his non dubitamus,<text:line-break/>quod nullum inquiramus proprium vel inseparabile morbi<text:line-break/>indicium , </text:span></text:span><text:span text:style-name="Default_20_Paragraph_20_Font"><text:span text:style-name="T14">t</text:span></text:span><text:span text:style-name="Default_20_Paragraph_20_Font"><text:span text:style-name="T11">ed an perniciose saluhriterve aeger habeat,<text:line-break/>tunc. necessaria consideratio ipsi erit omnium, quae in<text:line-break/>corpore apparent, signorum et symptomatum. Contineo-</text:span></text:span></text:p>
      <text:p text:style-name="P3"><text:span text:style-name="Default_20_Paragraph_20_Font"><text:span text:style-name="T11">tur autum in his et quae judicationes praemonstrant. Sed<text:line-break/>rursus orationem ad principium revoca</text:span></text:span><text:span text:style-name="Default_20_Paragraph_20_Font"><text:span text:style-name="T14">n</text:span></text:span><text:span text:style-name="Default_20_Paragraph_20_Font"><text:span text:style-name="T11">tes dicamus, quo-<text:line-break/>modo auctor in proposita dictione : </text:span></text:span><text:span text:style-name="Default_20_Paragraph_20_Font"><text:span text:style-name="T14">ur</text:span></text:span><text:span text:style-name="Default_20_Paragraph_20_Font"><text:span text:style-name="T11">i</text:span></text:span><text:span text:style-name="Default_20_Paragraph_20_Font"><text:span text:style-name="T14">nae in turbulen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s<text:line-break/></text:span></text:span><text:span text:style-name="Default_20_Paragraph_20_Font"><text:span text:style-name="T14">v</text:span></text:span><text:span text:style-name="Default_20_Paragraph_20_Font"><text:span text:style-name="T11">i</text:span></text:span><text:span text:style-name="Default_20_Paragraph_20_Font"><text:span text:style-name="T14">g</text:span></text:span><text:span text:style-name="Default_20_Paragraph_20_Font"><text:span text:style-name="T11">ili</text:span></text:span><text:span text:style-name="Default_20_Paragraph_20_Font"><text:span text:style-name="T14">bu</text:span></text:span><text:span text:style-name="Default_20_Paragraph_20_Font"><text:span text:style-name="T11">s</text:span></text:span><text:span text:style-name="Default_20_Paragraph_20_Font"><text:span text:style-name="T14">que decolore</text:span></text:span><text:span text:style-name="Default_20_Paragraph_20_Font"><text:span text:style-name="T11">s, </text:span></text:span><text:span text:style-name="Default_20_Paragraph_20_Font"><text:span text:style-name="T14">nigrae, subli</text:span></text:span><text:span text:style-name="Default_20_Paragraph_20_Font"><text:span text:style-name="T11">me </text:span></text:span><text:span text:style-name="Default_20_Paragraph_20_Font"><text:span text:style-name="T14">petente</text:span></text:span><text:span text:style-name="Default_20_Paragraph_20_Font"><text:span text:style-name="T11">s </text:span></text:span><text:span text:style-name="Default_20_Paragraph_20_Font"><text:span text:style-name="T14">atque in<text:line-break/>sud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phren</text:span></text:span><text:span text:style-name="Default_20_Paragraph_20_Font"><text:span text:style-name="T11">iti</text:span></text:span><text:span text:style-name="Default_20_Paragraph_20_Font"><text:span text:style-name="T14">cae</text:span></text:span><text:span text:style-name="Default_20_Paragraph_20_Font"><text:span text:style-name="T11">, propria et inseparabilia phrenitidis<text:line-break/>signa scripsit, quum inquit, in turbulentis vigilibusque;<text:line-break/>no</text:span></text:span><text:span text:style-name="Default_20_Paragraph_20_Font"><text:span text:style-name="T14">n</text:span></text:span><text:span text:style-name="Default_20_Paragraph_20_Font"><text:span text:style-name="T11"> inseparabilia vero neque ei loli propria, quum ait<text:line-break/>atque in sudoribus; quamquam sudor, quum affectum oc-<text:line-break/>cupaverit locum una cum praedictis demonstrare possit.<text:line-break/>Quae de urinis dicta. su</text:span></text:span><text:span text:style-name="Default_20_Paragraph_20_Font"><text:span text:style-name="T14">n</text:span></text:span><text:span text:style-name="Default_20_Paragraph_20_Font"><text:span text:style-name="T11">t a phreniticis quidem separata<text:line-break/>sirnt; sed ad inspiciendum utrum perniciose an salubriter<text:line-break/>aeger habuerit conducu</text:span></text:span><text:span text:style-name="Default_20_Paragraph_20_Font"><text:span text:style-name="T14">n</text:span></text:span><text:span text:style-name="Default_20_Paragraph_20_Font"><text:span text:style-name="T11">t. lmo vero quum ad aegros i</text:span></text:span><text:span text:style-name="Default_20_Paragraph_20_Font"><text:span text:style-name="T14">n-<text:line-break/></text:span></text:span><text:span text:style-name="Default_20_Paragraph_20_Font"><text:span text:style-name="T11">troducimur, primum inve</text:span></text:span><text:span text:style-name="Default_20_Paragraph_20_Font"><text:span text:style-name="T14">n</text:span></text:span><text:span text:style-name="Default_20_Paragraph_20_Font"><text:span text:style-name="T11">iri co</text:span></text:span><text:span text:style-name="Default_20_Paragraph_20_Font"><text:span text:style-name="T14">n</text:span></text:span><text:span text:style-name="Default_20_Paragraph_20_Font"><text:span text:style-name="T11">venit a</text:span></text:span><text:span text:style-name="Default_20_Paragraph_20_Font"><text:span text:style-name="T14">n</text:span></text:span><text:span text:style-name="Default_20_Paragraph_20_Font"><text:span text:style-name="T11"> laborante uno<text:line-break/>ex principiis tribus vel duobus vel etiam omnibus aeger<text:line-break/>perniciose aegrotet; vel principiorum quidem nullum af-<text:line-break/>fectum sit, sed quippiam eorum quae ab horum aliquo<text:line-break/>enata sirnt vel quovis modo societate conjuncta obstricta-<text:line-break/>que. S</text:span></text:span><text:span text:style-name="Default_20_Paragraph_20_Font"><text:span text:style-name="T14">t</text:span></text:span><text:span text:style-name="Default_20_Paragraph_20_Font"><text:span text:style-name="T11"> ergo quum in turbulentis vigilibusque urinas</text:span></text:span></text:p>
      <text:p text:style-name="P3"><text:span text:style-name="Default_20_Paragraph_20_Font"><text:span text:style-name="T11">inspicis, nullum in ipsis pravum signum rideatur, neque<text:line-break/>etiam in pulsibus, nempe et id diguotionis exactissimae<text:line-break/>gratia adjecisse est necesse, nihilo quidem minus ita asse-<text:line-break/>ctum hominem phreniticum fieri posse contingit, ubi phre-<text:line-break/>nitidis signa huic affuerint; verum inter hos periclitantur<text:line-break/>minus, qui principes facultates reliquorum duorum prin-<text:line-break/>cipiorum illaesas habent. Haec ut dixi semel a me sint<text:line-break/>dicta; totoque libro memoria non excidant .velim, ne</text:span></text:span><text:span text:style-name="Default_20_Paragraph_20_Font"><text:span text:style-name="T14">t</text:span></text:span><text:span text:style-name="Default_20_Paragraph_20_Font"><text:span text:style-name="T11">ae-<text:line-break/>pius ea cogar. repetere.</text:span></text:span></text:p>
      <text:h text:style-name="Heading_20_2" text:outline-level="2"><text:span text:style-name="Default_20_Paragraph_20_Font">U.</text:span></text:h>
      <text:p text:style-name="Normal"><text:span text:style-name="Default_20_Paragraph_20_Font"><text:span text:style-name="T11">I</text:span></text:span><text:span text:style-name="Default_20_Paragraph_20_Font"><text:span text:style-name="T14">nso</text:span></text:span><text:span text:style-name="Default_20_Paragraph_20_Font"><text:span text:style-name="T11">m</text:span></text:span><text:span text:style-name="Default_20_Paragraph_20_Font"><text:span text:style-name="T14">nia qu</text:span></text:span><text:span text:style-name="Default_20_Paragraph_20_Font"><text:span text:style-name="T11">o</text:span></text:span><text:span text:style-name="Default_20_Paragraph_20_Font"><text:span text:style-name="T14">que in phren</text:span></text:span><text:span text:style-name="Default_20_Paragraph_20_Font"><text:span text:style-name="T11">iti</text:span></text:span><text:span text:style-name="Default_20_Paragraph_20_Font"><text:span text:style-name="T14">e</text:span></text:span><text:span text:style-name="Default_20_Paragraph_20_Font"><text:span text:style-name="T11">is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nspicua.</text:span></text:span></text:p>
      <text:p text:style-name="P1"><text:span text:style-name="Default_20_Paragraph_20_Font"><text:span text:style-name="T11">Satyrus Quinti discipulus, quem ante Pelopem habui<text:line-break/>praeceptorem, dictionem hanc ita exposuit.: </text:span></text:span><text:span text:style-name="Default_20_Paragraph_20_Font"><text:span text:style-name="T14">e</text:span></text:span><text:span text:style-name="Default_20_Paragraph_20_Font"><text:span text:style-name="T11">o</text:span></text:span><text:span text:style-name="Default_20_Paragraph_20_Font"><text:span text:style-name="T14">ru</text:span></text:span><text:span text:style-name="Default_20_Paragraph_20_Font"><text:span text:style-name="T11">m </text:span></text:span><text:span text:style-name="Default_20_Paragraph_20_Font"><text:span text:style-name="T14">quae</text:span></text:span><text:span text:style-name="Default_20_Paragraph_20_Font"><text:span text:style-name="T11"> i</text:span></text:span><text:span text:style-name="Default_20_Paragraph_20_Font"><text:span text:style-name="T14">n.<text:line-break/>phren</text:span></text:span><text:span text:style-name="Default_20_Paragraph_20_Font"><text:span text:style-name="T11">iti</text:span></text:span><text:span text:style-name="Default_20_Paragraph_20_Font"><text:span text:style-name="T14">c</text:span></text:span><text:span text:style-name="Default_20_Paragraph_20_Font"><text:span text:style-name="T11">is</text:span></text:span><text:span text:style-name="Default_20_Paragraph_20_Font"><text:span text:style-name="T14">conspicue v</text:span></text:span><text:span text:style-name="Default_20_Paragraph_20_Font"><text:span text:style-name="T11">i</text:span></text:span><text:span text:style-name="Default_20_Paragraph_20_Font"><text:span text:style-name="T14">dentur a</text:span></text:span><text:span text:style-name="Default_20_Paragraph_20_Font"><text:span text:style-name="T11">t</text:span></text:span><text:span text:style-name="Default_20_Paragraph_20_Font"><text:span text:style-name="T14">que ab</text:span></text:span><text:span text:style-name="Default_20_Paragraph_20_Font"><text:span text:style-name="T11"> i</text:span></text:span><text:span text:style-name="Default_20_Paragraph_20_Font"><text:span text:style-name="T14">psis st</text:span></text:span><text:span text:style-name="Default_20_Paragraph_20_Font"><text:span text:style-name="T11">a</text:span></text:span><text:span text:style-name="Default_20_Paragraph_20_Font"><text:span text:style-name="T14">nt, quae-<text:line-break/>cunque et cerni .et sier</text:span></text:span><text:span text:style-name="Default_20_Paragraph_20_Font"><text:span text:style-name="T11">i </text:span></text:span><text:span text:style-name="Default_20_Paragraph_20_Font"><text:span text:style-name="T14">nob</text:span></text:span><text:span text:style-name="Default_20_Paragraph_20_Font"><text:span text:style-name="T11">is .</text:span></text:span><text:span text:style-name="Default_20_Paragraph_20_Font"><text:span text:style-name="T14">v</text:span></text:span><text:span text:style-name="Default_20_Paragraph_20_Font"><text:span text:style-name="T11">i</text:span></text:span><text:span text:style-name="Default_20_Paragraph_20_Font"><text:span text:style-name="T14">dentur revera non ex</text:span></text:span><text:span text:style-name="Default_20_Paragraph_20_Font"><text:span text:style-name="T11">i</text:span></text:span><text:span text:style-name="Default_20_Paragraph_20_Font"><text:span text:style-name="T14">stunt,<text:line-break/>sud infama</text:span></text:span><text:span text:style-name="Default_20_Paragraph_20_Font"><text:span text:style-name="T11">t</text:span></text:span><text:span text:style-name="Default_20_Paragraph_20_Font"><text:span text:style-name="T14">a o</text:span></text:span><text:span text:style-name="Default_20_Paragraph_20_Font"><text:span text:style-name="T11">m</text:span></text:span><text:span text:style-name="Default_20_Paragraph_20_Font"><text:span text:style-name="T14">n</text:span></text:span><text:span text:style-name="Default_20_Paragraph_20_Font"><text:span text:style-name="T11">i</text:span></text:span><text:span text:style-name="Default_20_Paragraph_20_Font"><text:span text:style-name="T14">a consp</text:span></text:span><text:span text:style-name="Default_20_Paragraph_20_Font"><text:span text:style-name="T11">i</text:span></text:span><text:span text:style-name="Default_20_Paragraph_20_Font"><text:span text:style-name="T14">cua. </text:span></text:span><text:span text:style-name="Default_20_Paragraph_20_Font"><text:span text:style-name="T11">Quod ergo et alii quidam</text:span></text:span></text:p>
      <text:p text:style-name="P3">e <text:span text:style-name="Default_20_Paragraph_20_Font"><text:span text:style-name="T15">s</text:span></text:span>omno surgentes obambulent dormientes quidem , sed<text:line-break/>apertos vigilantium instar oculos habentes in multis est<text:line-break/>narratum fcriptumque. Si vero talia sint quae a phreni-<text:line-break/>ticis fiunt, inter ea quae nobis manifesta non <text:span text:style-name="Default_20_Paragraph_20_Font"><text:span text:style-name="T15">s</text:span></text:span>unt repo-<text:line-break/>nuntur. Sed quovis modo verum hoc sit, ita tamen ex-<text:line-break/>posuisse nihil ad praenotionem contulerit. Si vero ego<text:line-break/>antecedentia phreneticorum insomnia conspici dico eviden-<text:line-break/>ter ita ut exturbentur e somno exsilientes vel loquentes<text:line-break/>propter visurum confpicuitatem , praenotioni morbi hujus<text:line-break/>adjumentum id consert; nempe siccitas ipsa vigiliae causa<text:line-break/>est et conspicuitatis somniorum. Sic sane et meIancholi-<text:line-break/>cis ob siccitatem prorsus conspicua videntur in somnis<text:line-break/>phantasmata ; atque ex sanorum genere his quidem qui<text:line-break/>jejune parciusque sunt cibati somnia conspicua fiunt; re-<text:line-break/>pletis vero temulentisque, ita ut sine visis esse videantur,<text:line-break/>phantasmatibus propter obscuritatem parvitatemque ita es-<text:line-break/>fluentibus, ut ne reliquias quidem et vestigia in memo-<text:line-break/>ria relinquant ; sic et affectiones quae cum cerebri humi-</text:p>
      <text:p text:style-name="P3"><text:span text:style-name="Default_20_Paragraph_20_Font"><text:span text:style-name="T11">ditate fiunt comato</text:span></text:span><text:span text:style-name="Default_20_Paragraph_20_Font"><text:span text:style-name="T14">t</text:span></text:span><text:span text:style-name="Default_20_Paragraph_20_Font"><text:span text:style-name="T11">ae sunt, somniculosae et sine. visis.<text:line-break/>Pravus itaque est eorum sermo qui neque somnium phre-<text:line-break/>niticis videri conspicuum putant, quod utique, ut dicunt,<text:line-break/>ii veluti fomno destituti sumnia prorsus non videant. Pri-<text:line-break/>mum siquidem prompte illud assumunt, folos videlicet eos<text:line-break/>morbos qui cum. </text:span></text:span><text:span text:style-name="Default_20_Paragraph_20_Font"><text:span text:style-name="T14">t</text:span></text:span><text:span text:style-name="Default_20_Paragraph_20_Font"><text:span text:style-name="T11">uis magnitudinibus absoluti sint propriis.<text:line-break/>nominibus appellari, refutantes non parum sermonem eum<text:line-break/>qui inter initia a nobis dictus est; nempe quod. nullum<text:line-break/>futurum pathema a medicis praenoscatur ; verum eorum<text:line-break/>quae jam principium quidem generationis habent, fed<text:line-break/>nondum multis propter parvitatem cognita sint., facta ab<text:line-break/>artificibus cognitio, idiotisque pronunciata, praenotio apud<text:line-break/>illos existit ita ut et phrenitici jam ab artificibus cogno-<text:line-break/>fcantur affectione in cerebro nuper consistente-; postea vero<text:line-break/>etiam si quis non permiserit jam phreniticos appellari eos,<text:line-break/>qui nondum conspicue delirant, tamen quod phrenitici<text:line-break/>fient, praenoscere ex insomniis est possibile; ut dici in</text:span></text:span></text:p>
      <text:p text:style-name="P3">praesenti dictione potuerit, in futuris phreniticis somnia<text:line-break/>antecedentia omnibus his conspicua videri.</text:p>
      <text:h text:style-name="Heading_20_2" text:outline-level="2">VI.</text:h>
      <text:p text:style-name="P4"><text:span text:style-name="Default_20_Paragraph_20_Font"><text:span text:style-name="T15">^creatus feequens, st sane quoddam et aliud signum osuc-<text:line-break/>rit, sunt phreuitica</text:span></text:span>e</text:p>
      <text:p text:style-name="P1">Commodius forsan erat, si <text:span text:style-name="Default_20_Paragraph_20_Font"><text:span text:style-name="T15">s</text:span></text:span>ermoni adjectum fuisset,<text:line-break/>nullo per eum exeunte sputo. Nam si quid eximeretur,<text:line-break/>quomodo in distiliationibus interdum usu evenit, ob id<text:line-break/>quod in os confluit per foramina, quae in nares perve-<text:line-break/>niunt, fieri id con<text:span text:style-name="Default_20_Paragraph_20_Font"><text:span text:style-name="T15">s</text:span></text:span>uevit. Contingit autem et aliquando<text:line-break/>frequens hujusmodi screatus , ubi respirandi facultas ex-<text:line-break/>ternum quippiam attraxerit, ipfisque qui fecundum fora-<text:line-break/>mina <text:span text:style-name="Default_20_Paragraph_20_Font"><text:span text:style-name="T15">s</text:span></text:span>unt meatibus vel adhaeserit veI impactum fuerit.<text:line-break/>Sed quod antea dixi propter eos qui vel negligentius vel<text:line-break/>simplicius citra distinctionem enarrant , quaecunque in</text:p>
      <text:p text:style-name="P2">hujusmodi doctrinis dicuntur, quod ea omnia <text:span text:style-name="Default_20_Paragraph_20_Font"><text:span text:style-name="T15">s</text:span></text:span>eclusis ex-<text:line-break/>ternis dicantur meminisse oportet. Ob eam igitur causam<text:line-break/>screatus, qui ex arbitrariis functionibus una existit, fre-<text:line-break/>quens redditur oblaesa ratione quomodo et arbitraria alia<text:line-break/>quaevis functio. NonnuIli quidem cum strepitu flatum<text:line-break/>excernunt, qui quum extra morbum sunt, <text:span text:style-name="Default_20_Paragraph_20_Font"><text:span text:style-name="T15">s</text:span></text:span>ummopere sibi<text:line-break/>cavent, ne id agant, idque praesertim si quis audiat; alii<text:line-break/>manum absque ratione movent vel crus aut quidvis aliud<text:line-break/>simile faciunt vel dicunt. Communi igitur ratione fun-<text:line-break/>ctionum voluntariarum omnium praeter rationem vel ex-<text:line-break/>superantium vel deficientium phrenitica inter signa screatio<text:line-break/>annumeratur, quamquam non usque adeo valens sit, ut<text:line-break/>vigilia et potissimum quae turbulenta existit; nempe pro-<text:line-break/>pria haec phreniticorum est. Turbulenta autem existit ut<text:line-break/>dixi quum per visiones vel exclamant vel exsiliunt et Vix<text:line-break/>familiares agnoscunt. Bene itaque in screatione adjecit:<text:line-break/><text:span text:style-name="Default_20_Paragraph_20_Font"><text:span text:style-name="T15">et st aliud quoddam signum adsuerit, </text:span></text:span>nempe signum hoc,<text:line-break/>quod parum momenti habeat, alia quae subscribant patro-</text:p>
      <text:p text:style-name="P3">cinenturque expostulat. Quando igitur frequens fcreatio<text:line-break/>contigerit et ob glutinosum sputum, quod in canalibus a<text:line-break/>naribus ad os pertingentibus infarctum sit, ut ea delira-<text:line-break/>turis quibusdam propter calidam et siccam cerebri asse-<text:line-break/>ctionem pariter obtingat impossibile non est. Quod autem<text:line-break/>in orationis calce dictum est non singulariter phreniticum,<text:line-break/>sed pluraliter phrenitica, vel ad signa vel ad morbos pror-<text:line-break/><text:span text:style-name="Default_20_Paragraph_20_Font"><text:span text:style-name="T11">s</text:span></text:span><text:span text:style-name="Default_20_Paragraph_20_Font"><text:span text:style-name="T15">u</text:span></text:span>s referetur; modo vero utroque ab<text:span text:style-name="Default_20_Paragraph_20_Font"><text:span text:style-name="T15">s</text:span></text:span>urdam facit enufl-<text:line-break/>dationem.</text:p>
      <text:h text:style-name="Heading_20_2" text:outline-level="2">VII.</text:h>
      <text:p text:style-name="P4"><text:span text:style-name="Default_20_Paragraph_20_Font"><text:span text:style-name="T15">Qui</text:span></text:span><text:span text:style-name="Default_20_Paragraph_20_Font"><text:span text:style-name="T11"> i</text:span></text:span><text:span text:style-name="Default_20_Paragraph_20_Font"><text:span text:style-name="T15">n h</text:span></text:span><text:span text:style-name="Default_20_Paragraph_20_Font"><text:span text:style-name="T11">y</text:span></text:span><text:span text:style-name="Default_20_Paragraph_20_Font"><text:span text:style-name="T15">pochondrio re</text:span></text:span><text:span text:style-name="Default_20_Paragraph_20_Font"><text:span text:style-name="T11">f</text:span></text:span><text:span text:style-name="Default_20_Paragraph_20_Font"><text:span text:style-name="T15">rigerata febre ardores relinquun-<text:line-break/></text:span></text:span><text:span text:style-name="Default_20_Paragraph_20_Font"><text:span text:style-name="T11">t</text:span></text:span><text:span text:style-name="Default_20_Paragraph_20_Font"><text:span text:style-name="T15">ur tum alias tum in sudoribus malum.</text:span></text:span></text:p>
      <text:p text:style-name="P1">Secure protulit refrigerata febre, non enim vere di-<text:line-break/>xisset sedata; nempe in praecipuis manet partibus quam-<text:line-break/>quam in superficie placata fuerit. Febrire siquidem exi-</text:p>
      <text:p text:style-name="P3">sumamus non eum modo, qui in cute et <text:span text:style-name="Default_20_Paragraph_20_Font"><text:span text:style-name="T15">s</text:span></text:span>uperficie exte-<text:line-break/>riori igneam habet caliditatem, verum etiam et hoc ma-<text:line-break/>gis eos , qui in corporis imo et visceribus eam continent.<text:line-break/>Letalis igitur causus interna quidem extorret , externa<text:line-break/>vero mediocriter quidem calefacit. Febrem similem re-<text:line-break/>censuit Hippocrates in aphorismis quum inquit : <text:span text:style-name="Default_20_Paragraph_20_Font"><text:span text:style-name="T15">st in fe-<text:line-break/>bre non interm</text:span></text:span>u<text:span text:style-name="Default_20_Paragraph_20_Font"><text:span text:style-name="T15">tente feigida exteriora suerint et interna<text:line-break/>exurantur, sttimque aeger habuerit, letale. </text:span></text:span>Caeterum quum<text:line-break/>orationem hanc in sudoribus dicere consueverit interdum<text:line-break/>de iis qui ex capitis thoracisque sedibus oriuntur sudori-<text:line-break/>ribus ; interdum quoque et de iis qui per totum corpus,<text:line-break/>fed exigui effluunt; utrum in praesentia dixerit signum<text:line-break/>bonum non est. Nempe qui per totum corpus ita fiunt<text:line-break/>sudores sed exigui, quod non flammeam illam quae hypo-<text:line-break/>chondrium fatigat, solvant caliditatem, ob id boni non<text:line-break/>sunt; nempe etiam boni sunt qui in superioribus <text:span text:style-name="Default_20_Paragraph_20_Font"><text:span text:style-name="T15">o</text:span></text:span>riun-<text:line-break/>tur partibus, quum geminam ob causam stant, neque ob<text:line-break/>vel languentem vel prae copia gravatam facultatem.</text:p>
      <text:h text:style-name="P24" text:outline-level="2">VIII.</text:h>
      <text:h text:style-name="Normal" text:outline-level="2"><text:bookmark-start text:name="bookmark2"/><text:span text:style-name="Default_20_Paragraph_20_Font"><text:span text:style-name="T15">Praedebilitatorum desipientiae pessimae, ut et</text:span></text:span> T<text:span text:style-name="Default_20_Paragraph_20_Font"><text:span text:style-name="T15">hrafonontt.</text:span></text:span><text:bookmark-end text:name="bookmark2"/></text:h>
      <text:p text:style-name="P1">Pessimae praedebilitatorum desipientiae ita sunt, ut<text:line-break/>nullum ex ipsis sanari speraveris; sed de iis intelligendum<text:line-break/>desipientes, quae ex sapientis in nobis partis morbosa<text:line-break/>affectione fiunt Temporariae siquidem aliae quaedam ab<text:line-break/>externis eveniunt causis, ut ex carbonum caliditate vel<text:line-break/>vini potione vel domo calcis servante qualitatem; noxiae<text:line-break/>enim ac periculosae tales sunt si praedebilitatis accidant;<text:line-break/>fed letales plane sunt eorum qui ex phrenitica cerebri<text:line-break/>affectione desipiunt. Nempe magnitudinem quandam in<text:line-break/>virtutis debilitate ostendit nomen <text:span text:style-name="Default_20_Paragraph_20_Font"><text:span text:style-name="T19">προε</text:span></text:span><text:span text:style-name="Default_20_Paragraph_20_Font"><text:span text:style-name="T24">^</text:span></text:span><text:span text:style-name="Default_20_Paragraph_20_Font"><text:span text:style-name="T19">αδυνατησάντων</text:span></text:span><text:span text:style-name="Default_20_Paragraph_20_Font"><text:span text:style-name="T24"> </text:span></text:span>prae-<text:line-break/>debilitatorum propter adjectam <text:span text:style-name="Default_20_Paragraph_20_Font"><text:span text:style-name="T19">ἐ</text:span></text:span><text:span text:style-name="Default_20_Paragraph_20_Font"><text:span text:style-name="T24">^ </text:span></text:span>praepositionem nomini<text:line-break/>huic <text:span text:style-name="Default_20_Paragraph_20_Font"><text:span text:style-name="T19">προαδυνατησάντων</text:span></text:span><text:span text:style-name="Default_20_Paragraph_20_Font"><text:span text:style-name="T24"> </text:span></text:span>, quod etiam per fe <text:span text:style-name="Default_20_Paragraph_20_Font"><text:span text:style-name="T15">s</text:span></text:span>ufficientem<text:line-break/>virtutis laesionem ostendit; atque in exemplaribus quibus-</text:p>
      <text:p text:style-name="P3">dam ita scriptum reperitur. Non solum autem desipien-<text:line-break/>tiae virtutem expostuIant robustam, ut aeger sufficere morbi<text:line-break/>coctioni possit; verum quoque et peripneumonia et pleu-<text:line-break/><text:span text:style-name="Default_20_Paragraph_20_Font"><text:span text:style-name="T15">s</text:span></text:span>itis et angina et graves aliae assectiones id desiderant.<text:line-break/>Praecedit autem et ex abundanti desipientiam tum vigilia<text:line-break/>quae virtutem non minus exsolvit quam sensibiles evacua-<text:line-break/>tiones, tum qui in motionibus mustis inordinatisque com-<text:line-break/>mittitur error; quod autem dicitur, ut et Thrasynonth<text:line-break/>commentarium magis quam opus id decet; neque enim in<text:line-break/>prognostico aphorismisque et libris de sracturis articulis-<text:line-break/>que , neque in libro de victus ratione in morbis acutis,<text:line-break/>neque in libro de capitis vulneribus, ullo pacto nominis<text:line-break/>meminisse videtur, sicuti neque in aliis, praeterquam in li-<text:line-break/>bria epidemiorum; in quibus duntaxat propositum est ge-<text:line-break/>neratim tradita per ea confirmare, quae particulariter in<text:line-break/>unoquoque morbo videntur.</text:p>
      <text:h text:style-name="P24" text:outline-level="2">IX.</text:h>
      <text:p text:style-name="Normal"><text:span text:style-name="Default_20_Paragraph_20_Font"><text:span text:style-name="T15">Phren</text:span></text:span>u<text:span text:style-name="Default_20_Paragraph_20_Font"><text:span text:style-name="T15">icae vehementer assectiones tremulae desinunt.</text:span></text:span></text:p>
      <text:p text:style-name="P1">Adverbium <text:span text:style-name="Default_20_Paragraph_20_Font"><text:span text:style-name="T19">νεανικῶς</text:span></text:span><text:span text:style-name="Default_20_Paragraph_20_Font"><text:span text:style-name="T24"> </text:span></text:span>pro <text:span text:style-name="Default_20_Paragraph_20_Font"><text:span text:style-name="T19">γενναιὥς</text:span></text:span><text:span text:style-name="Default_20_Paragraph_20_Font"><text:span text:style-name="T24"> </text:span></text:span>vel <text:span text:style-name="Default_20_Paragraph_20_Font"><text:span text:style-name="T19">σφοδρῶς</text:span></text:span><text:span text:style-name="Default_20_Paragraph_20_Font"><text:span text:style-name="T24"> </text:span></text:span>veI<text:line-break/><text:span text:style-name="Default_20_Paragraph_20_Font"><text:span text:style-name="T19">ἰσχυρῶς</text:span></text:span><text:span text:style-name="Default_20_Paragraph_20_Font"><text:span text:style-name="T24">, </text:span></text:span>id est generosa vel vehementer vel valide dixit.<text:line-break/>In medio autem horum nominum phrenetica et trementia<text:line-break/>ordinatum potest, quantum ex ordine est, cum utroque<text:line-break/>enunciari, <text:span text:style-name="Default_20_Paragraph_20_Font"><text:span text:style-name="T15">s</text:span></text:span>ed si fecundum rei veritatem sermo pendatur,<text:line-break/>non potest cum hoc nomine trementia ordinari, fieret<text:line-break/>siquidem talis <text:span text:style-name="Default_20_Paragraph_20_Font"><text:span text:style-name="T15">s</text:span></text:span>ensus. Phreniticae assectiones in tremorem<text:line-break/>vehementem finiri consueverunt; quod manifeste falsum<text:line-break/>existit, quum scias vehementissimas phrenitidas confequa-<text:line-break/>tur hoc symptoma. Nempe nervorum imbeciIIiIates pr<text:span text:style-name="Default_20_Paragraph_20_Font"><text:span text:style-name="T15">o-<text:line-break/></text:span></text:span>pter affectionis siccitatem phreniticis diutissime insunt; ex-<text:line-break/>foluta autem virtute tum vigiliis tum motionibus multis,<text:line-break/>simul vero et nerVis supra modum resiccatis, tremores fiunt.</text:p>
      <text:h text:style-name="P24" text:outline-level="2">X.</text:h>
      <text:p text:style-name="P4"><text:span text:style-name="Default_20_Paragraph_20_Font"><text:span text:style-name="T15">Lu capitis doloribus aeruginosi comitus cum surditate et<text:line-break/>pervigilio citam insaniam stgnlstcant.</text:span></text:span></text:p>
      <text:p text:style-name="P1">Si generationem humorum cum aliorum tum atrae<text:line-break/>bilis in memoria tenueris, quod aeruginosi vomitus pro-<text:line-break/>gressu ad nigrum humorem fiant mente concipere difficile<text:line-break/>non est; nempe atram bilem ex flava supra modum assata<text:line-break/>et crasso sanguine fieri novisti. FIava autem bilis quum<text:line-break/><text:span text:style-name="Default_20_Paragraph_20_Font"><text:span text:style-name="T15">s</text:span></text:span>upra modum assatur, prim<text:span text:style-name="Default_20_Paragraph_20_Font"><text:span text:style-name="T15">u</text:span></text:span>m quidem in aeruginosam<text:line-break/>migrat succum, deinde nigrum ; supra modum autem alsa-<text:line-break/>tur propter febris magnitudinem. Quum igitur flava bitis<text:line-break/>in phreniticis affectionibus cerebrum prehenderit, febris-<text:line-break/>que vehementia assatum hunc succum melancholicum red-<text:line-break/>diderit, propter atrae bilis malignitatem vehementes fiunt<text:line-break/>insaniae, quas furiosas in libris epidemiorum appellarit<text:line-break/>Hippocrates. Aeruginosus igitur humor sive per vomitum<text:line-break/>sive per ventrem inseri<text:span text:style-name="Default_20_Paragraph_20_Font"><text:span text:style-name="T15">o</text:span></text:span>rem sive per sputa sive per uri-</text:p>
      <text:p text:style-name="P3">nas apparuerit, et succum, ex quo ortum habet et mor-<text:line-break/>bum vehementer tum calidum tum siccum esse demonstra-<text:line-break/>bit. At quum perspicuum non sit quantum ex humore<text:line-break/>est , qui vacuatur an is progenitus sit non affecto prae-<text:line-break/>cipuo aliquo loco, an principe aliqua parte phlegmonem<text:line-break/>erysipelatosam habente conjunctis id dignoscitur distingui-<text:line-break/>torque symptomatis. Nam et ob jecur ita phlegmone as-<text:line-break/><text:span text:style-name="Default_20_Paragraph_20_Font"><text:span text:style-name="T15">s</text:span></text:span>ectum aeruginofus generatur succus cujus nunc meminit.<text:line-break/>Per communionem igitur aliorum symptomatum, quae<text:line-break/>praedictarum cum particularum tum affectionum propria<text:line-break/>sunt dignotio ipsorum facienda est. Nam et vigilia et<text:line-break/>capitis dolor et <text:span text:style-name="Default_20_Paragraph_20_Font"><text:span text:style-name="T15">s</text:span></text:span>urditas morbum in capite esse demon-<text:line-break/>strant. Graviter autem affecto cerebro ventris os excitari<text:line-break/>ad vomitum novimus ; nempe de his dictum saepius. Ra-<text:line-break/>tione igitur optima homo hic ex sicca et calida capitis<text:line-break/>intemperie propter flavae bilis supra modum assatae re-<text:line-break/>dundantsam vehementer in<text:span text:style-name="Default_20_Paragraph_20_Font"><text:span text:style-name="T15">s</text:span></text:span>aniet. Cito autem id fiet tum</text:p>
      <text:p text:style-name="P3">propter affectionis magnitudinem, tum propter speciem<text:line-break/>redundantis humoris. Nam quae ex frigidis vel craffis<text:line-break/>vel lentis vel omnino difficulter mobilibus assectiones<text:line-break/>oriuntur, tardius hae ad vigorem adscendunt. Verum quae<text:line-break/>ex tenuibus substantia et temperie calidis et qualitate mor-<text:line-break/>dacibus procreantur non multum hae cunctantur; sicuti<text:line-break/>neque quae Philisto <text:span text:style-name="Default_20_Paragraph_20_Font"><text:span text:style-name="T15">s</text:span></text:span>cripto in tertio epidemiorum facta<text:line-break/>sunt, quem vomuisse quidem biliosa pauca, flava primum,<text:line-break/>mox aeruginosa plura , deinde simul accidisse homini fur-<text:line-break/>ditatem, atque demum vehementer insanivisse eum pro-<text:line-break/>nunciavit. Recte igitur nunc non solum quod insanient<text:line-break/>ita affecti, verum quoque et quod vehementer insanient<text:line-break/>ostendit, quum verbum hoc <text:span text:style-name="Default_20_Paragraph_20_Font"><text:span text:style-name="T19">ἐκμαὶνει</text:span></text:span><text:span text:style-name="Default_20_Paragraph_20_Font"><text:span text:style-name="T24">, </text:span></text:span>adjecit, quod mag-<text:line-break/>nae desipientiae indicatorium existit.</text:p>
      <text:h text:style-name="Heading_20_2" text:outline-level="2">XI.</text:h>
      <text:p text:style-name="P4">s<text:span text:style-name="Default_20_Paragraph_20_Font"><text:span text:style-name="T15">u acutis faucium partes dolentes strigosus parcae et sufe<text:line-break/>secantes, quum aeger hiaoerit, non sucile os tum co-</text:span></text:span></text:p>
      <text:p text:style-name="P3"><text:span text:style-name="Default_20_Paragraph_20_Font"><text:span text:style-name="T15">gere tum claudere pofot, deliria portendunt. Ex his<text:line-break/>phrenitici ac perniciosa laborant.</text:span></text:span></text:p>
      <text:p text:style-name="P1">Quod ex <text:span text:style-name="Default_20_Paragraph_20_Font"><text:span text:style-name="T15">s</text:span></text:span>ymptomatis hujusmodi phrenitis interdum<text:line-break/>oriatur, quodque fi fit, prorsus perniciosa sit, recte est pro-<text:line-break/>nunciatum. Neque tamen quod ex dictis <text:span text:style-name="Default_20_Paragraph_20_Font"><text:span text:style-name="T15">s</text:span></text:span>ymptomatis<text:line-break/>necessario futura sit phrenitis intellexeris; nihil enim eo-<text:line-break/>rum quae affectum cerebrum commonstrant concursui ad-<text:line-break/>jacet. Ex quo autem aeger is male in faucibus absque<text:line-break/>tumore aliquo praeter naturam affectus quum hiaverat,<text:line-break/>prompte tum maxillam reducere tum os aperire nequeat,<text:line-break/>conjicere quis possit principium nervorum aliquando af-<text:line-break/>sectum esse. Nempe ut in conspicuis nobis partibus asse-<text:line-break/>ctiones exordium aliquod sumunt et non universim totae<text:line-break/>vel inflammantur vel oedema vel erysipelata contrahunt,<text:line-break/>sed in uno aliquo harum loco ; ita et his quae in imo<text:line-break/>corporis positae sunt fieri est verisimile. Quum igitur ce-<text:line-break/>rebrum ipsum magnitudinem insignem habeat, multasque</text:p>
      <text:p text:style-name="P3">nervorum propagines phlegmonem ipsius alias ab aliis ea-<text:line-break/>rum primum exordiri par est; qua vero parte membrum<text:line-break/>affectum fuerit, ea et nervorum propagines affectae, mu-<text:line-break/>sentos quibus inseruntur movere non possunt. Quum igi-<text:line-break/>tur maxiIIam in seriorem musculi quidem alii aperiant,<text:line-break/>alii vero claudant, quum in aperientium musculorum ner-<text:line-break/>vis affectio suerit, difficulter aperiunt; ubi vero in clau-<text:line-break/>dentium, non facile claudunt. At quum fieri possit ut<text:line-break/>foli ipsi musculi interdum absque nervorum principio sint<text:line-break/>affecti, quod phreni tis praedicta symptomata subsequatur,<text:line-break/>necesse non esu Neque enim quod ipsum maxime addu-<text:line-break/>xit, ut affectum esse musculorum principium suspicaretur,<text:line-break/>est autem hoc locorum quae in faucibus sunt gracilitas,<text:line-break/>inter necessaria censetur; fieri siquidem potest ut faucium<text:line-break/>musculi inflammatione laborantes stranguIationis efficiant<text:line-break/>fymptoma, nequeant tamen videri, etiam si plurimum quis<text:line-break/>os aperuerit. Si igitur absque horum inflammatione prae-<text:line-break/>dicta fiant symptomata, inspiciendum est an solorum mu-</text:p>
      <text:p text:style-name="P3"><text:span text:style-name="Default_20_Paragraph_20_Font"><text:span text:style-name="T15">s</text:span></text:span>culorum maxillam inferiorem moventium propria quae-<text:line-break/>dam sit affectio; nam si neque hi neque qui in gutture<text:line-break/>existunt aliquatenus affecti fuerint, ratione optima lae-<text:line-break/>sum esse nervorum principium quis pronunciaverit. Quod<text:line-break/>si ob principium nervorum oborta sint hujusmodi sym-<text:line-break/>ptomata, gravissimam esse talem affectionem rationi conso-<text:line-break/>num est, adeo ut et convuIsionem secuta fuerit; nempe<text:line-break/>eas musculorum quae ob principium fiunt tensiones con-<text:line-break/>vuIsionem sequi didicimus. Non feci autem in eo quem<text:line-break/>percurri fermone mentionem eorum, qui angina ex colli<text:line-break/>vertebris in anteriorem partem luxatis corripiuntur, tum<text:line-break/>quod raro contingat affectio tum quod gutturis musculi<text:line-break/>tunc quoque simul inflammari mihi videantur.</text:p>
      <text:h text:style-name="Heading_20_2" text:outline-level="2">XII.</text:h>
      <text:p text:style-name="P4"><text:span text:style-name="Default_20_Paragraph_20_Font"><text:span text:style-name="T15">-ln phren</text:span></text:span>e<text:span text:style-name="Default_20_Paragraph_20_Font"><text:span text:style-name="T15">tic</text:span></text:span>i<text:span text:style-name="Default_20_Paragraph_20_Font"><text:span text:style-name="T15">s per initia moderatum esce, sed c</text:span></text:span>r<text:span text:style-name="Default_20_Paragraph_20_Font"><text:span text:style-name="T15">ebro per-<text:line-break/>mutari malum id est; sputatio quoque malum.</text:span></text:span></text:p>
      <text:p text:style-name="P2">Nihil quod phrenilidi peculiare sit sermo hic habet;<text:line-break/>nempe et in caeteris affectionibus si permutetur clementia,<text:line-break/>vires vinci a morbo significatur. Adjecit autem <text:span text:style-name="Default_20_Paragraph_20_Font"><text:span text:style-name="T15">in ptin-<text:line-break/>cipio</text:span></text:span>, quia nec forsan alias fore potest; nempe in princi-<text:line-break/>pio permutationes assiduas videmus, non autem quum morbi<text:line-break/>protracti fuerint. Continguntque haec ex ratione in his<text:line-break/>affectibus qui ex copia vel qualitate fiunt pravorum hu-<text:line-break/>morum in aliam alias partem, interdum quidem in prin-<text:line-break/>cipem, interdum vero in ignobilem transmigrantium. Qui<text:line-break/>igitur in principes partes confluxus fiunt clementiam cor-<text:line-break/>rumpunt; qui vero in ignobiles, quo maxime tempore<text:line-break/>medicis ad infestantium vel copia vel qualitate humorum<text:line-break/>vacuationes procedendum sit ostendunt, quod <text:span text:style-name="Default_20_Paragraph_20_Font"><text:span text:style-name="T15">s</text:span></text:span>ane morbo-<text:line-break/>rum omnium, ut dixi, commune existit. Caeterum sputa-<text:line-break/>tio et propter os ventriculi ex humiditate imbecillum et<text:line-break/>propter cerebrum humiditatibus refertum oritur; ex qui-<text:line-break/>bus nonnihil et in os confluit, lacrymae tenui quae ex<text:line-break/>inflammatis oculis manat simile. Nunc ergo quod phre-</text:p>
      <text:p text:style-name="P2">niticis sputationem fieri ait, cerebri male affecti, id est<text:line-break/>repleti, signum existit.</text:p>
      <text:h text:style-name="Heading_20_2" text:outline-level="2">XIII.</text:h>
      <text:p text:style-name="P4">I<text:span text:style-name="Default_20_Paragraph_20_Font"><text:span text:style-name="T15">n phrenilicis alba defectio malum , quemadmodum et Ar-<text:line-break/>checrati. An et his torpor succedat? Rigor in his<text:line-break/>pessimum.</text:span></text:span></text:p>
      <text:p text:style-name="P1">Quod albae dejectiones et ob ciborum colorem fiant<text:line-break/>liquido constat; videmus siquidem eos qui lac solum in-<text:line-break/>gesserunt vel panem purum vel chondrum vel lupinos<text:line-break/>vel taIe quippiam dejectionem habere aluam, si his com-<text:line-break/>parentur, qui lenticulam ederunt vel brassicas vel deco-<text:line-break/>- ctum leporinum sanguinem vel jus nigrum eorum, quae<text:line-break/>cum multa conficiuntur sapa. At certe iis qui alba in-<text:line-break/>gesserunt edulia, flavae bilis quiddam adveniens dejectio-<text:line-break/>nem colorat, ita ut ingestis pallidior efficiatur. Quum<text:line-break/>igitur medicum quempiam audieris dicentem, albas esse</text:p>
      <text:p text:style-name="P3">ictericorum deiectiones , ad naturales eas comparare et ad<text:line-break/>c<text:span text:style-name="Default_20_Paragraph_20_Font"><text:span text:style-name="T15">a</text:span></text:span>ssationem harum sermonem ipsi esse oportet. Atque quo<text:line-break/>modo plerique alii medici dejectiones in ictericis albas<text:line-break/>fieri dixerunt, ita et nunc in phreniticis dixit; quasi eas<text:line-break/>prorsus flava carere bile dixerit. Fit autem id quum ea<text:line-break/>non amplius in ventrem confluat, sed una cum sanguine,<text:line-break/>qui in universum corpus distribuitur sursum fertur; idque<text:line-break/>vel propter adstrictionem quandam ejus, qui biIem ad<text:line-break/>ventrem defert canalis, veluti in morbo regio laborantis<text:line-break/>usu evenit; vel propter vehementem ardorem, qui in su-<text:line-break/>perioribus jecoris partibus existens sanguinem una cum<text:line-break/>biIe fursum rapit. Priore igitur modo delata in totum<text:line-break/>corpus bile cerebrum laeditur, jam et antea bile ipsa a<text:span text:style-name="Default_20_Paragraph_20_Font"><text:span text:style-name="T15">s-<text:line-break/></text:span></text:span>sectum ; posteriore modo bilis distributio non <text:span text:style-name="Default_20_Paragraph_20_Font"><text:span text:style-name="T15">s</text:span></text:span>olum causa<text:line-break/>noxia, verum quoque et caliditatis multae, quae in ipso<text:line-break/>esse demonstratur signum erit. Oratio autem haec ut Ar-</text:p>
      <text:p text:style-name="P3">checrati, operi quidem non admodum convenit, ut retuli,<text:line-break/>sed commentarium magis decet et potissimum quando feri-<text:line-break/>ptor se ipsum admonere voluerit. Inter ea quae cense-<text:line-break/>quenter dicta sunt oratio haec, an et in his torpor fiat?<text:line-break/>Videtur mihi adscripta esse perinde atque Archecrates ita<text:line-break/>assectus fuerit; sed non congruenter quidem, quoniam non<text:line-break/>perpetuo dici debere in his segnitiem demonstrant tum<text:line-break/>experientia tum ratio. Nempe ignavia ex frigidis crassis-<text:line-break/>que et glutinosis et omnino moveri contumacibus humo-<text:line-break/>.vibus et non ex calidis tenuibusque et acribus, cujusmodi<text:line-break/>est flava bilis fieri consuevit, nisi aeger morti ita pro-<text:line-break/>pinquus fuerit, ut ob exstinctionem virtutis jam conquie-<text:line-break/>suat; nempe desidia hujusmodi non propter humorem, sed<text:line-break/>propter virtutis exstinctionem facta est; fieri autem nequit,<text:line-break/>ut qui ita desides facti sint serventur; estque id symptoma<text:line-break/>commune omnium ob immoderatam intemperiem momen-<text:line-break/>tium et non proprium phreniticorum. Si igitur torpor<text:line-break/>Archecrati factus sit, hac occasione factus est atque pror^</text:p>
      <text:p text:style-name="P3">sus obiit; non quod alba dejecerit torpore vel morte ac-<text:line-break/>cita, fed propter morbi magnitudinem, cujus signum alba<text:line-break/>dejectio fuit. Rigorem vero ipsis contingere pessimum<text:line-break/>non simpliciter est intelligendum ; nempe et interdum cri-<text:line-break/>ticus rigor <text:span text:style-name="Default_20_Paragraph_20_Font"><text:span text:style-name="T15">s</text:span></text:span>uper apparet phrenilicis morbum sudoribus<text:line-break/><text:span text:style-name="Default_20_Paragraph_20_Font"><text:span text:style-name="T15">s</text:span></text:span>olvens; <text:span text:style-name="Default_20_Paragraph_20_Font"><text:span text:style-name="T15">s</text:span></text:span>ed sane rigorem perniciosum dici eo tempore est<text:line-break/>existimandum quo alba excernunt. Nempe in libris de<text:line-break/>crisibus in morbo crudo crisin bonam fieri non posse est<text:line-break/>demonstratum; crudus autem est in quo una cum sanguine<text:line-break/>bilis <text:span text:style-name="Default_20_Paragraph_20_Font"><text:span text:style-name="T15">su</text:span></text:span>rsum fertur quocunque tempore id fiat; magisque<text:line-break/>quum tale quiddam ex igneae caliditatis in cerebro col-<text:line-break/>lectae immoderatione contingit.</text:p>
      <text:h text:style-name="Heading_20_2" text:outline-level="2">XIV.</text:h>
      <text:p text:style-name="P4"><text:span text:style-name="Default_20_Paragraph_20_Font"><text:span text:style-name="T15">Mente ob melanchol</text:span></text:span>ic<text:span text:style-name="Default_20_Paragraph_20_Font"><text:span text:style-name="T15">am oberrantibus, quibus tremores su-<text:line-break/>peroeuiunt, </text:span></text:span>m<text:span text:style-name="Default_20_Paragraph_20_Font"><text:span text:style-name="T15">alignum.</text:span></text:span></text:p>
      <text:p text:style-name="P2">Melancholicam ecstasin mentis motionem oberratio-<text:line-break/>nemque intelligere oportet vehementem et ferinam, quae<text:line-break/>irrigante cerebrum assata flava bile oritur; nempe et ex<text:line-break/>hoc commentario permutari eam in nigram didicimus.<text:line-break/>Quum igitur talem ob affectionem tremor fiat, vehemen-<text:line-break/>ter exsiccatos ostendit nervos, atque ob id hominem Ie-<text:line-break/>taliter habere. Non recte ergo enunciavit, quum dixit,<text:line-break/>malignum, nam quod summe perniciosum existit symptoma<text:line-break/>aliam exigebat appellationem. Qui ergo ex atra bile mente<text:line-break/>aberrantem, superveniente tremore certo moriturum affir-<text:line-break/>mat non fallitur, morbos autem malignos appellamus,<text:line-break/>quicunque periculum minantes spem sal<text:span text:style-name="Default_20_Paragraph_20_Font"><text:span text:style-name="T15">u</text:span></text:span>tis non adimunt.<text:line-break/>Melius igitur erat scriptam concursionem dici vel perdi-<text:line-break/>clusam vel mortiferam vel quiddam hujusmodi.</text:p>
      <text:h text:style-name="Heading_20_2" text:outline-level="2">xV.</text:h>
      <text:h text:style-name="Normal" text:outline-level="2"><text:bookmark-start text:name="bookmark4"/><text:span text:style-name="Default_20_Paragraph_20_Font"><text:span text:style-name="T15">Insanientes acute in febrem relapsi eum sudore phren</text:span></text:span>e<text:span text:style-name="Default_20_Paragraph_20_Font"><text:span text:style-name="T15">tici stun</text:span></text:span>L<text:bookmark-end text:name="bookmark4"/></text:h>
      <text:p text:style-name="P3">Consonantia alienam talem dicimus enunciationem;</text:p>
      <text:p text:style-name="Normal">t sed obscura hujus inteIIigentia ideo fit, quod nomina in-<text:line-break/>ter se omnia tum conjungi tum separari possent. Com-<text:line-break/>ponuntur siquidem uno tali haec modo, <text:span text:style-name="Default_20_Paragraph_20_Font"><text:span text:style-name="T15">mente oberrantes<text:line-break/>acute;</text:span></text:span> deinde altero principio <text:span text:style-name="Default_20_Paragraph_20_Font"><text:span text:style-name="T15">superfebrientes acute. fio</text:span></text:span>r..<text:line-break/>fus quoque et alia est orationis hujus, <text:span text:style-name="Default_20_Paragraph_20_Font"><text:span text:style-name="T15">cum sudore</text:span></text:span> com-<text:line-break/>positio, quae aliquando quidem praecedenti, aliquando vero<text:line-break/>et sequenti coordinatur. Potest enim et ita dictio legi,<text:line-break/><text:span text:style-name="Default_20_Paragraph_20_Font"><text:span text:style-name="T15">superfebrientes cum sudore, </text:span></text:span>deinde assero principio <text:span text:style-name="Default_20_Paragraph_20_Font"><text:span text:style-name="T15">phre-<text:line-break/>nisui fiunt</text:span></text:span>; potest etiam et qui haec scripsit, quod cum<text:line-break/>sudore phrenitici hi siunt enunciare. Constat itaque quod<text:line-break/>semper dico, nihil obscuras enunciationes docere; siquidem<text:line-break/>nos excogitata veritate eam dictioni, quae rationem ad-<text:line-break/>mittere potest, accommodare oportet aut temporis pluri-<text:line-break/>mum conterere nihilque addiscere; quatenus enim singulis<text:line-break/>dictionibus ab auctore acceptis veritas accommodanda no-<text:line-break/>bis est, eatenus juvamen quoddam a nobis dictioni acce-<text:line-break/>dit periclitanti, ne videatur vitiosa, caeterum nihil ab ea</text:p>
      <text:p text:style-name="P3">docemur. Quamquam ver<text:span text:style-name="Default_20_Paragraph_20_Font"><text:span text:style-name="T15">o</text:span></text:span> haec ita habeant, videaturque<text:line-break/>conspicua esse obscurorum inutilitas, non pauci tamen li-<text:line-break/>be<text:span text:style-name="Default_20_Paragraph_20_Font"><text:span text:style-name="T15">a</text:span></text:span>tius in obscuris quam manisestis versantur operibus.<text:line-break/>Nemo igitur expositionis prolixitatem mihi obiiciat, sed<text:line-break/>irrationabile accuset eorum desiderium, qui libros hujus-<text:line-break/>modi legunt aIacriter. Nempe quod invitus ad horum ex-<text:line-break/>planationes veniam familiares mei omnes noverunt et po-<text:line-break/>tisiimum qui me ad ea quae nunc scribuntur incitaverunt<text:line-break/>Quum igitur librum h<text:span text:style-name="Default_20_Paragraph_20_Font"><text:span text:style-name="T15">u</text:span></text:span>nc perperam omnes exposuerint,<text:line-break/>aggressus sum et ipse expositionem , ab iis persuasus qui<text:line-break/>me impulerunt; a qua rursus incipientes dicimus; siqui-<text:line-break/>dem simul coniunxerimus et mente aberrantes et adver-<text:line-break/>bium acute; deinde silentio facto dicamus, fuperfebrientes<text:line-break/>cum <text:span text:style-name="Default_20_Paragraph_20_Font"><text:span text:style-name="T15">s</text:span></text:span>udore et deinceps phrenitici fiunt, talem faciemus<text:line-break/>expositionem. Sed primum quidem lectionum omnium<text:line-break/>commune dubium consideremus. Nam mente aberrantes<text:line-break/>acute dixit per ex<text:span text:style-name="Default_20_Paragraph_20_Font"><text:span text:style-name="T15">o</text:span></text:span>rdia, quos in calce dictionis phreniti-<text:line-break/>cos fieri dixit; tanquam mente aberrantes non jam phre-</text:p>
      <text:p text:style-name="P2">nitici existant. Distrahi ergo dictionem dicimus per ver-<text:line-break/>bum fuperfebrientes , quod ostendit prius eos, qui mente<text:line-break/>aberrarunt, acute febrientes postea desinere; deinde rur-<text:line-break/>fum ex recidiva febrire cum sud<text:span text:style-name="Default_20_Paragraph_20_Font"><text:span text:style-name="T15">o</text:span></text:span>re; hos itaque phreniti-<text:line-break/>cos fieri ait; quod phrenitici quidem fient ex vehementi<text:line-break/>ea, quae ipsis ante facta est desipientia, quam per oratio-<text:line-break/>nem mente aberrantes indicavit, arbitratus; ex eo vero,<text:line-break/>quod cum fudore recidiva fiat confirmans suspicionem;<text:line-break/>quoniam tales febrium invasiones sive ab initio sive cum<text:line-break/>recidiva fiant plenitudinem significare nobis constat. Quo-<text:line-break/>niam igitur quae ex humoribus vel quantitate vel quali-<text:line-break/>tate superflua in corpore colliguntur fluere in affectos<text:line-break/>locos consueverunt; affectum autem <text:span text:style-name="Default_20_Paragraph_20_Font"><text:span text:style-name="T15">i</text:span></text:span>nerat cerebrum, non<text:line-break/>enim mente moti fuissent acute si fuperfebrierint et prae-<text:line-break/>fertim cum fudore; ratione sane optima phreniticos ita<text:line-break/>fore est sperandum. Nota siquidem tota horum affectio<text:line-break/>ita evadet quae talis esu Copia hiliosorum acrium prote-</text:p>
      <text:p text:style-name="P2">nus ab initio ad cerebrum fluente mente moveri cuipiam<text:line-break/>contingit; quae fi rursus aliam in partem transfluat, dest-<text:line-break/>nit mentis motio; si vero hi superfebrierint , cum <text:span text:style-name="Default_20_Paragraph_20_Font"><text:span text:style-name="T15">s</text:span></text:span>udore<text:line-break/>in affectum locum recurret biliosorum copia, ita ut phre-<text:line-break/>nitici fiant. Si vero adverbium acute nomini superse—<text:line-break/>brientes composuerimus , talis erit sermo: mente aberran-<text:line-break/>tes deinde desinentes et rursum superfebrientes acute cum<text:line-break/>fudore phrenetici fiunt. Sed praedictio tum haec tum<text:line-break/>antedicta, quod perpetuum sit non habet, sed quod maxima<text:line-break/>ex parte sit, veluti et aliae multae. Verum si orationi<text:line-break/>huic cum sudore orationem hanc phrenitici fiunt conjun-<text:line-break/>xerimus, sermo secundum alteram earum, quae in capite<text:line-break/>enarrationis dictae funt, lectionem taIis erit, secundum<text:line-break/>priorem quidem : <text:span text:style-name="Default_20_Paragraph_20_Font"><text:span text:style-name="T15">mente aberrantes acute, deinde superfo-<text:line-break/>brientes phrenitici cum sudore fiunt ;</text:span></text:span> secundum vero alte-<text:line-break/>ram : <text:span text:style-name="Default_20_Paragraph_20_Font"><text:span text:style-name="T15">mente aberrantes deinde acute superfebrientes phre-<text:line-break/>u</text:span></text:span>n<text:span text:style-name="Default_20_Paragraph_20_Font"><text:span text:style-name="T15">ici cum sudore fant</text:span></text:span>e Potest quidem et qui haec feri-<text:line-break/>pfit talem aegrum vidisse, <text:span text:style-name="Default_20_Paragraph_20_Font"><text:span text:style-name="T15">s</text:span></text:span>ed quod saepius praedictum sit</text:p>
      <text:p text:style-name="P3">non habebit. M<text:span text:style-name="Default_20_Paragraph_20_Font"><text:span text:style-name="T15">u</text:span></text:span>lta vero et alia ex his, quae in hoc li-<text:line-break/>bro scripta sunt, non magna ex parte fiunt, quum auctor<text:line-break/>quidem hujus libri nonnullos tales aegros viderit, non-<text:line-break/>dum vero cognoverit an id quod semper fit an quod magna<text:line-break/>ex parte habuerint Nempe ex observatione magis, non<text:line-break/>ex peculiari affectionum conditione, auctor has enuncia-<text:line-break/>tiones v,eIle facere est visus. Qui autem medicam specu-<text:line-break/>lationem ita congerit, is non centum, sed mitte annis opus<text:line-break/>habet; atque ob id parvam humiIemque eam plurimum<text:line-break/>adauxit Hippocrates, iis quae et ex historia didicit et ipse<text:line-break/>inspexit logicam adiiciens censuram. Ex multis igitur<text:line-break/>opus Hippocratis librum hunc non esse quis existimaverit;<text:line-break/>musta siquidem loquitur, quae empirice composuit nec<text:line-break/>theoremata ad universale rationabiliter reducere valens.</text:p>
      <text:h text:style-name="Heading_20_2" text:outline-level="2">XVI.</text:h>
      <text:h text:style-name="P29" text:outline-level="2"><text:bookmark-start text:name="bookmark6"/><text:span text:style-name="Default_20_Paragraph_20_Font"><text:span text:style-name="T15">Phrenitici pauculum bibentes ieci strepitu quum turbantu</text:span></text:span>r,<text:line-break/><text:span text:style-name="Default_20_Paragraph_20_Font"><text:span text:style-name="T15">tremuli.</text:span></text:span><text:bookmark-end text:name="bookmark6"/></text:h>
      <text:p text:style-name="P2">Non hi strepitum tentantes sed quos strepitus tentat<text:line-break/>dicere erat melius. Quod vero dicitur verum existit;<text:line-break/>nempe ob strepitus tumultuantur, non <text:span text:style-name="Default_20_Paragraph_20_Font"><text:span text:style-name="T15">s</text:span></text:span>ecus quam timidi,<text:line-break/>quum magnum aliquod tonitruum derepente audierint<text:line-break/>vel feram aliquam propius conspexerint. Prorsus item<text:line-break/>paucibibae sunt phrenitici quamquam affectionem habeant<text:line-break/>calidam et siccam, ita ut et linguam prae mul<text:span text:style-name="Default_20_Paragraph_20_Font"><text:span text:style-name="T15">t</text:span></text:span>a siccitate<text:line-break/>asperam habeant; led docuit nos Hippocrates mentem his<text:line-break/>aegrotare in eo aphorismo, qui ita habet: <text:span text:style-name="Default_20_Paragraph_20_Font"><text:span text:style-name="T15">quicunque parte<text:line-break/>aliqua corporis dolent, atque ut plurimum dolores non<text:line-break/>sentiunt, hi smens aegrotat. </text:span></text:span>Praeterea in tertio epidemio-<text:line-break/>rum ubi de pestisero agit statu, de phreneticis idem inquit:<text:line-break/>valde autem hi sine siti erant. Non autem phrenitici om-<text:line-break/>nes tremorem incurrunt sed qui deterrime habent, ut dictum<text:line-break/>etiam est supra. Quidam vero qui <text:span text:style-name="Default_20_Paragraph_20_Font"><text:span text:style-name="T19">βραχοπόπαι</text:span></text:span><text:span text:style-name="Default_20_Paragraph_20_Font"><text:span text:style-name="T24">, </text:span></text:span><text:span text:style-name="Default_20_Paragraph_20_Font"><text:span text:style-name="T15">parum<text:line-break/>suspicantes,</text:span></text:span> scripserunt, volunt intelligi metuentes ea quae<text:line-break/>maxime <text:span text:style-name="Default_20_Paragraph_20_Font"><text:span text:style-name="T15">s</text:span></text:span>unt exigua; ajuntque rei huic fidem facere quod<text:line-break/>dicitur, <text:span text:style-name="Default_20_Paragraph_20_Font"><text:span text:style-name="T19">ηἐόφου</text:span></text:span><text:span text:style-name="Default_20_Paragraph_20_Font"><text:span text:style-name="T24"> </text:span></text:span><text:span text:style-name="Default_20_Paragraph_20_Font"><text:span text:style-name="T19">κα</text:span></text:span><text:span text:style-name="Default_20_Paragraph_20_Font"><text:span text:style-name="T24">^</text:span></text:span><text:span text:style-name="Default_20_Paragraph_20_Font"><text:span text:style-name="T19">απτόμενοι</text:span></text:span><text:span text:style-name="Default_20_Paragraph_20_Font"><text:span text:style-name="T24">, </text:span></text:span>id est <text:span text:style-name="Default_20_Paragraph_20_Font"><text:span text:style-name="T19">ταραττόμενοι</text:span></text:span><text:span text:style-name="Default_20_Paragraph_20_Font"><text:span text:style-name="T24"> </text:span></text:span>, <text:span text:style-name="Default_20_Paragraph_20_Font"><text:span text:style-name="T15">turbati,</text:span></text:span></text:p>
      <text:p text:style-name="P3">propterea quod ea quae maxime exigua sunt, d<text:span text:style-name="Default_20_Paragraph_20_Font"><text:span text:style-name="T15">n</text:span></text:span>oTo<text:span text:style-name="Default_20_Paragraph_20_Font"><text:span text:style-name="T15">n</text:span></text:span>osiv-<text:line-break/><text:span text:style-name="Default_20_Paragraph_20_Font"><text:span text:style-name="T19">ται</text:span></text:span><text:span text:style-name="Default_20_Paragraph_20_Font"><text:span text:style-name="T24">, </text:span></text:span>id est <text:span text:style-name="Default_20_Paragraph_20_Font"><text:span text:style-name="T19">ύποπτεύουσι</text:span></text:span><text:span text:style-name="Default_20_Paragraph_20_Font"><text:span text:style-name="T24">, </text:span></text:span><text:span text:style-name="Default_20_Paragraph_20_Font"><text:span text:style-name="T15">suspicantur.</text:span></text:span></text:p>
      <text:h text:style-name="Heading_20_2" text:outline-level="2">XVII.</text:h>
      <text:p text:style-name="P4"><text:span text:style-name="Default_20_Paragraph_20_Font"><text:span text:style-name="T15">Ex vomitu sustidiosu vox clangens oculique surdes haben-<text:line-break/>tes insaniam portendunt; ut Plermo</text:span></text:span>T<text:span text:style-name="Default_20_Paragraph_20_Font"><text:span text:style-name="T15">ygae uxori, quae<text:line-break/>vehementi insania acute correpta muta obiit.</text:span></text:span></text:p>
      <text:p text:style-name="P1">Si aestivo tempore per vehementissimum aestum, luia<text:line-break/>pulverulenta proficiscentes quosdam videris reficcatis ita<text:line-break/>oculis ut pulvere pleni videantur, eosque animo fueris<text:line-break/>complexus, quid praesens dictio indicare velit intelliges;<text:line-break/>nempe id eorum quae in ea dicuntur maxime proprium<text:line-break/>existit, commune nimirum et tabescentium et vehemen-<text:line-break/>tistima phrenitide laborantium ; neque ei cognitu difficile,<text:line-break/>qui ex tabescentibus unum aliquando etiam conspexerit.<text:line-break/>Nempe tabescentibus colliquatum est id omne quod tum<text:line-break/>in facie tum in temporibus carnosum existit, factis una</text:p>
      <text:p text:style-name="P3">et cavis admodum oculis. Phrenitici vero ab<text:span text:style-name="Default_20_Paragraph_20_Font"><text:span text:style-name="T15">s</text:span></text:span>que his ocn-<text:line-break/>lum habent pulverulentum. Praeterea phreniticis adspe-<text:line-break/>ctus audax feroxque; marcescentibus timidus existit. Vo-<text:line-break/>mitus autem fastidiosus commune quidem <text:span text:style-name="Default_20_Paragraph_20_Font"><text:span text:style-name="T15">s</text:span></text:span>ymptoma tali-<text:line-break/>bus est phreniticis cum malignis quibusdam febribus, ve-<text:line-break/>luti et vox cIangorofa. Fit autem hujusmodi vomitus ex<text:line-break/>humore tum bilioso tum mordenti; vox vero clangomfa<text:line-break/>propter siccitatem voci asservientium instrumentorum, ut<text:line-break/>in commentariis de voce ostendimus. Quum igitur phre-<text:line-break/>nitidis haec obtigerint, ferine desipiunt; quod idem cum<text:line-break/>vehementer vult significare; fitque tum propter humoris<text:line-break/>malignitatem tum propter immoderatam siccitatem; quo<text:line-break/>fit ut et muti evadant.</text:p>
      <text:h text:style-name="Heading_20_2" text:outline-level="2">XVIII.</text:h>
      <text:p text:style-name="Normal">L<text:span text:style-name="Default_20_Paragraph_20_Font"><text:span text:style-name="T15">u ardente febre st aurium tinnitus cum</text:span></text:span> u<text:span text:style-name="Default_20_Paragraph_20_Font"><text:span text:style-name="T15">sus hebetudine<text:line-break/>suerit proveneritque in naribus gratatus, mente ex me^<text:line-break/>banch</text:span></text:span>a<text:span text:style-name="Default_20_Paragraph_20_Font"><text:span text:style-name="T15">lia aberrant.</text:span></text:span></text:p>
      <text:p text:style-name="P2">Febris ardens tum ob alias causas tum propter cere-<text:line-break/>bri inflammationem aeque fit; nempe et huic succedit ex<text:line-break/>propriis phrenitidis signis continua desipientia. Ex ea<text:line-break/>vero quae in capite redundat humiditate spiritus statuo-<text:line-break/>Ius procreatur, quapropter et aurium tinnitus fiunt; pari<text:line-break/>modo caligo q n n In crassas quidam humor vel spiritus ocu-<text:line-break/>los invadit. Naribus praeterea ingruens humoris copia<text:line-break/>sensum gravitatis in ipsis facit. Probabile est autem et<text:line-break/>nonnunquam dictorum symptomatum concursionem propter<text:line-break/>assiduam fieri febrem ex biliosa materia, quae per venas<text:line-break/>fertur inibique est condita; a qua siatuosi spiritus ad ca-<text:line-break/>put mittuntur, adque aures et oculos atque ad nares hu-<text:line-break/>moris copia. Quod li flava bilis quodammodo exusta sive<text:line-break/>in capite sive in toto corpore fuerit , ad id. quod meIan-<text:line-break/>choIicum magis est vergit, atque hinc in cerebrum ipsum<text:line-break/>emittitur; ob idque mente ex melancholia moventur.</text:p>
      <text:h text:style-name="P24" text:outline-level="2">XlX.</text:h>
      <text:p text:style-name="P4"><text:span text:style-name="Default_20_Paragraph_20_Font"><text:span text:style-name="T15">Desipientiae cum</text:span></text:span> n<text:span text:style-name="Default_20_Paragraph_20_Font"><text:span text:style-name="T15">oce clangente linguaeque convulsiones<text:line-break/>tremulae et voces ipsae tremulae evadentes, mer</text:span></text:span>i<text:span text:style-name="Default_20_Paragraph_20_Font"><text:span text:style-name="T15">tis in-<text:line-break/>dicant alienationem, duri</text:span></text:span>n<text:span text:style-name="Default_20_Paragraph_20_Font"><text:span text:style-name="T15">esuue his pernic</text:span></text:span>i<text:span text:style-name="Default_20_Paragraph_20_Font"><text:span text:style-name="T15">osa.</text:span></text:span></text:p>
      <text:p text:style-name="Normal">Quamquam ex phrenilide, quae calida et sicca est af-<text:line-break/>fectio, desipientia proficiscatur, atque ex ipsius siccitate,<text:line-break/>quae asperae arteriae communicata est, vox clangofa fiat,<text:line-break/>veluti et ex humiditatibus imbibitis rauca; non tamen<text:line-break/>propria phrenitidis existunt, nempe et aliis in morbis re-<text:line-break/>pariuntur et non perpetuo simul phrenitidi in<text:span text:style-name="Default_20_Paragraph_20_Font"><text:span text:style-name="T15">s</text:span></text:span>unt. Tre-<text:line-break/>mor igitur linguae accidit debilitata propter siccam prae-<text:line-break/>dictae affectionis intemperiem animali facultate; convul-<text:line-break/>siones vero siccitatem mu<text:span text:style-name="Default_20_Paragraph_20_Font"><text:span text:style-name="T15">s</text:span></text:span>culorum ipsius una cum capite<text:line-break/>affectorum consequuntur; sicuti et vox obtremiscit pro-<text:line-break/>pter infirmitatem <text:span text:style-name="Default_20_Paragraph_20_Font"><text:span text:style-name="T15">s</text:span></text:span> quae ab horum contracta est intempe-<text:line-break/>rie. Praedicta autem haec omnia symptomata, quae ob<text:line-break/>siccitatis capitis intensionem fiunt, mentis motionem fieri</text:p>
      <text:p text:style-name="P3">indicant. Universis autem his induratis perniciosum pro-<text:line-break/>pter immoderatam eam, quae in cerebro facta est, siccitatem.</text:p>
      <text:h text:style-name="Heading_20_2" text:outline-level="2">XX.</text:h>
      <text:h text:style-name="Normal" text:outline-level="2"><text:bookmark-start text:name="bookmark8"/><text:span text:style-name="Default_20_Paragraph_20_Font"><text:span text:style-name="T15">Linguae tre</text:span></text:span>m<text:span text:style-name="Default_20_Paragraph_20_Font"><text:span text:style-name="T15">ulae signum non constantis</text:span></text:span> m<text:span text:style-name="Default_20_Paragraph_20_Font"><text:span text:style-name="T15">entis.</text:span></text:span><text:bookmark-end text:name="bookmark8"/></text:h>
      <text:p text:style-name="P1">Dixi saepius linguas ob facultatis animalis imbecilli-<text:line-break/>tatem contremiscere, estque signum non constantis mentis<text:line-break/>quod ex phrenilide fiat; patiente siquidem cerebro calida-<text:line-break/>que existente affectione quiescere non potest. Nempe ut<text:line-break/>frigidi est tum stabilia tum difficile mobilia tum immobi-<text:line-break/>lia ea efficere, in quibus moram facit, sic calidi movere<text:line-break/>semper et non sinere quiescere. Ostensurus igitur Hip-<text:line-break/>pocrates qualisnam capitis affectio sit, non constantem<text:line-break/>mentem nominavit. Non est autem hic tremor linguae<text:line-break/>peculiare phrenitidis signum, sed per <text:span text:style-name="Default_20_Paragraph_20_Font"><text:span text:style-name="T15">s</text:span></text:span>ympathiam com-</text:p>
      <text:p text:style-name="P3">patientium alteri cuidam primum patienti vel propter vi-<text:line-break/>cinitatem vel propter <text:span text:style-name="Default_20_Paragraph_20_Font"><text:span text:style-name="T15">s</text:span></text:span>ocietatem quae in ea sunt partium.</text:p>
      <text:h text:style-name="Heading_20_2" text:outline-level="2">XXI.</text:h>
      <text:p text:style-name="P4">.s<text:span text:style-name="Default_20_Paragraph_20_Font"><text:span text:style-name="T15">n biliosis stncerisaue defectionibus spumosa e</text:span></text:span>x<text:span text:style-name="Default_20_Paragraph_20_Font"><text:span text:style-name="T15">crescentia<text:line-break/>malum tum alias tum ei qui lumbis ante doluerit e</text:span></text:span>c<text:line-break/><text:span text:style-name="Default_20_Paragraph_20_Font"><text:span text:style-name="T15">desipuerit.</text:span></text:span></text:p>
      <text:p text:style-name="P1">Quod spuma tum propter frigiditatem tum propter<text:line-break/>caliditatem fiat indicium faciunt tum venti in aquis ipsis<text:line-break/>spumam concitantes, tum effervescens ea quae in lebete<text:line-break/>est caliditas. In biliosis igitur deflectionibus spumosa es-<text:line-break/>florescentia veluti flos superne incumbens bilis hujusmodi<text:line-break/>fervorem non modicum ostendit. Sed lumbis ante dolent,<text:line-break/>propterea quod bilis per intestina penetrans acris sit et<text:line-break/>mordax ; tali siquidem excremento per intestina deducto<text:line-break/>translatoque non lumbos modo, verum quoque et reliquas<text:line-break/>partes dolores <text:span text:style-name="Default_20_Paragraph_20_Font"><text:span text:style-name="T15">s</text:span></text:span>ubsequuntur.^</text:p>
      <text:h text:style-name="P24" text:outline-level="2">XXII.</text:h>
      <text:p text:style-name="Normal"><text:span text:style-name="Default_20_Paragraph_20_Font"><text:span text:style-name="T15">Bari in his laterum dolores delirium stgnssicaut.</text:span></text:span></text:p>
      <text:p text:style-name="P1">Imperfecte hoc pacto indistincteque prolata de late-<text:line-break/>rum doloribus oratio obscuritatem non vulgarem efficit.<text:line-break/>Nos vero qui obscure ab eo dicta perspicue docere omni<text:line-break/>ope affectamus explanationem attingemus. Dolor rarus in<text:line-break/>lateribus progignitur, quum spiritus quidam flatuosus in<text:line-break/>ipsis procreatur; nempe is tum extenuatus tum discussus<text:line-break/>dolorem sedat; deinceps rursus procreatus alter dolorem<text:line-break/>ipsum inaugebit; quomodo si rarus fiat dolos, desipientiam<text:line-break/>non significat. Quum vero latus inflammatum fuerit et<text:line-break/>interdum quidem continue dolorem sentit aeger, interdum<text:line-break/>vero et per intervallum mentem aegrotare indicat. Hoc<text:line-break/>itaque non plane est signum desipientiae.</text:p>
      <text:h text:style-name="P24" text:outline-level="2">XX11I.</text:h>
      <text:p text:style-name="P7"><text:span text:style-name="Default_20_Paragraph_20_Font"><text:span text:style-name="T18"/></text:span></text:p>
      <text:p text:style-name="Normal"><text:span text:style-name="Default_20_Paragraph_20_Font"><text:span text:style-name="T15">Vocis interceptiones cum singultu pessimum.</text:span></text:span></text:p>
      <text:p text:style-name="P1">Vocis privationes fiunt quidem et propter voci inser-<text:line-break/>vientium instrumentorum laesionem et propter principium<text:line-break/>nervorum affectum. Singultus autem est veluti convuIsiva<text:line-break/>quaedam oris ventriculi affectio, quod ex humorum copia<text:line-break/>gravatur vel mordetur vel propter luciditatem contrista-<text:line-break/>tur. Quam ergo vocalium instrumentorum laesionem sub-<text:line-break/>fequutus est singulus? Relinquitur itaque aut copiam<text:line-break/>humiditatis, quae vocis privationem procreavit, in os ven-<text:line-break/>tris defluxisse aut quod acris sit aut frigida.</text:p>
      <text:h text:style-name="Heading_20_2" text:outline-level="2">XXIV.</text:h>
      <text:p text:style-name="P4"><text:span text:style-name="Default_20_Paragraph_20_Font"><text:span text:style-name="T15">Cum exsolutione cocis</text:span></text:span> i<text:span text:style-name="Default_20_Paragraph_20_Font"><text:span text:style-name="T15">nterceptiones pessimum. </text:span></text:span>In u<text:span text:style-name="Default_20_Paragraph_20_Font"><text:span text:style-name="T15">ocis<text:line-break/>defectione spiritus veluti his qui strangulantur promptus<text:line-break/>malum; an et tale delirium portendat</text:span></text:span> P</text:p>
      <text:p text:style-name="P2">Strangulantur jure optimo quoniam aeris copia non<text:line-break/>sit; estque ipsi consuetudo ut talem spiritum apparentem<text:line-break/>dicat. Videntur autem omnes qui talem inspirant inspi-<text:line-break/>rationem scapuIas movere totas, ita ut per vestimenta<text:line-break/>motio conspicue appareat; tanquam valide ipsi superiori-<text:line-break/>bus thoracis partibus operentur. Non igitur absque ra-<text:line-break/>tione hoc in loco talum spiritum promptum appeIlavit,<text:line-break/>quem in secundo epidemiorum dixit sublimem; promptum<text:line-break/>quidem quoniam prompte, id est tum parate tum facile<text:line-break/>bis, qui aegrum cernunt, videtur; quoniam et nos ipsi<text:line-break/>consuevimus absconditis et non apparentibus promptum<text:line-break/>opponere; sublimem vero vocavit quoniam qui ita respi-<text:line-break/>rant sublimes thoracis partes movere vident<text:span text:style-name="Default_20_Paragraph_20_Font"><text:span text:style-name="T15">u</text:span></text:span>r. Potest<text:line-break/>sane respiratio hujusmodi et propter respirationi destina-<text:line-break/>torum instrumentorum fieri angustiam et ob ^affectum ner-<text:line-break/>vorum principium; quod si laesum fuerit, magnam efficere<text:line-break/>respirationem recte Hippocratem j existimare ostendimus.<text:line-break/>Quum ergo possit et vocis privatio contingere, tum ipsis</text:p>
      <text:p text:style-name="P3">vocalibus instrumentis laesis tum ob affectum nervorum<text:line-break/>principium , pariterque spiritus promptus , incertum erat<text:line-break/>quantum ad haec an futurum esset ut desiperent ; atque<text:line-break/>ob eam rem ambigue protulit : <text:span text:style-name="Default_20_Paragraph_20_Font"><text:span text:style-name="T15">au et tale delirium por-<text:line-break/>tendat?</text:span></text:span> Quod vero malum signum sit non ut dubitans,<text:line-break/><text:span text:style-name="Default_20_Paragraph_20_Font"><text:span text:style-name="T15">s</text:span></text:span>ed ut certo <text:span text:style-name="Default_20_Paragraph_20_Font"><text:span text:style-name="T15">s</text:span></text:span>ciens pronunciavit. Si enim non affecto<text:line-break/>nervorum principio, sed oblaesis tum respirationi tum voci<text:line-break/>deputatis organis talis respiratio cum vocis privatione<text:line-break/>facta sit, periculum non qualecunque affert, quum qui ita<text:line-break/>affecti sint celeriter strangulentur.</text:p>
      <text:h text:style-name="Heading_20_2" text:outline-level="2">XXV.</text:h>
      <text:p text:style-name="P4"><text:span text:style-name="Default_20_Paragraph_20_Font"><text:span text:style-name="T15">Quae pauco tempore feroces stuut desipientiae, ferinae<text:line-break/>sunt; nec salum st pauco tempore stant.</text:span></text:span></text:p>
      <text:p text:style-name="P1">Non solum si pauco tempore fiunt, feroces desipientiae<text:line-break/>ferinae sunt, forsan dixerit quispiam orationem vitio ver-</text:p>
      <text:p text:style-name="P3">tens existimans eas desipientias , quae multo Tempore fe-<text:line-break/>roces sunt, magis esse ferinas quam iliae quae pauco tem-<text:line-break/>pore funt. Sed neque ut has cognoscamus opus habemus;<text:line-break/>eas vero quae pauco tempore fiunt feroces, deinde dest-<text:line-break/>nunt, suspectas haberi admonet, ipfisque tanquam non re-<text:line-break/>dituris haud fidendum esse. Nam quae in calidis febri-<text:line-break/>bus fiunt desipientiae ferocitatem non habent, fed phre-<text:line-break/>niticis appellatis desipientis id inest. Talis igitur poten-<text:line-break/>tia sermo erit; quum videris quempiam cum ferocitate<text:line-break/>desipientem, etsi . paul<text:span text:style-name="Default_20_Paragraph_20_Font"><text:span text:style-name="T15">o</text:span></text:span> post sedetur, cognosces mentem<text:line-break/>ejus non febris ratione laesam esse, sed quia phrenitica<text:line-break/>fubalitur affectio, quae post adaucta ferina tibi videbitur.<text:line-break/>Ferinas autem desipientias vocat in quibus aegri calci-<text:line-break/>trant, pedibus feriunt, mordicus impetunt et excandescunt,<text:line-break/>eos qui ingrediuntur tanquam hostes existimantes.</text:p>
      <text:h text:style-name="Heading_20_2" text:outline-level="2">XXVI.</text:h>
      <text:h text:style-name="Normal" text:outline-level="2"><text:bookmark-start text:name="bookmark10"/><text:span text:style-name="Default_20_Paragraph_20_Font"><text:span text:style-name="T15">.iactationes cum per</text:span></text:span>f<text:span text:style-name="Default_20_Paragraph_20_Font"><text:span text:style-name="T15">rictione non febris experti superiori-</text:span></text:span><text:bookmark-end text:name="bookmark10"/></text:h>
      <text:p text:style-name="P3"><text:span text:style-name="Default_20_Paragraph_20_Font"><text:span text:style-name="T15">bus partibus parce sudanti phreniticae, ut et Ar</text:span></text:span>l<text:span text:style-name="Default_20_Paragraph_20_Font"><text:span text:style-name="T15">stago-<text:line-break/>rae, atque etiam perniciosae.</text:span></text:span></text:p>
      <text:p text:style-name="P1">Nonnulla quidem, ut et antea dixi, incipientium mor-<text:line-break/>horum indicia certa sunt; alia autem magna quidem ex<text:line-break/>parte sunt, <text:span text:style-name="Default_20_Paragraph_20_Font"><text:span text:style-name="T15">s</text:span></text:span>ed certis prope accedentia; alia vero etsi<text:line-break/>non prope quidem accedant, non tamen jam longe rece-<text:line-break/>dunt; alia praeterea ambigua et alia his jam inferiora.,<text:line-break/>De quibus quum scribit, interdum sese addubitare confite-<text:line-break/>tur , interdum quoque et nominatim mentionem aegrorum<text:line-break/>facit, in quibus tale fieri conspexit; sicut et nunc omnia<text:line-break/>quae percurrit symptomata aliarum quoque sunt febrium;<text:line-break/>phrenitin certe et ex ipsis fieri est possibile et potissimum<text:line-break/>propter partium superiorum sudores. Quod autem tales<text:line-break/>assectiones sive phrenitin inserant sive non perniciosae sint,<text:line-break/>his constat qui non incuriose hucusque dicta intellexerunt<text:line-break/>atque eorum meminere quae in prognoftico recensentur.</text:p>
      <text:h text:style-name="P24" text:outline-level="2">XXVII.</text:h>
      <text:p text:style-name="P4"><text:span text:style-name="Default_20_Paragraph_20_Font"><text:span text:style-name="T15">Crebrae</text:span></text:span> i<text:span text:style-name="Default_20_Paragraph_20_Font"><text:span text:style-name="T15">n phrensticle permutationes convustonem de-<text:line-break/>nunciant.</text:span></text:span></text:p>
      <text:p text:style-name="P1">Supra quidem clementiam in iis qui circa morbi ini-<text:line-break/>tia permutantur non bonum signum esse dixit, nunc vero<text:line-break/>de quorum agat permutationibus explanare propo<text:span text:style-name="Default_20_Paragraph_20_Font"><text:span text:style-name="T15">s</text:span></text:span>uit. Pos-<text:line-break/>sunt siquidem et symptomata viribus contraria invicem<text:line-break/>transmigrare, ut in sequentibus ipse dixit: <text:span text:style-name="Default_20_Paragraph_20_Font"><text:span text:style-name="T15">summae cor-<text:line-break/>poris partes st celeriter in utramque conditionem transeant,<text:line-break/>malum ; sttisque hu</text:span></text:span>j<text:span text:style-name="Default_20_Paragraph_20_Font"><text:span text:style-name="T15">usmodi mala.</text:span></text:span> Nempe in utramque<text:line-break/>conditionem intelligere oportet, in summis quidem cor-<text:line-break/>poris partibus ut vehementer calefiant , deinde rursum re-<text:line-break/>frigescant valide; in siti vero ut vehemens sit et post<text:line-break/>paulo prorsus restinguatur. Non idem autem cum hoc est<text:line-break/>clementiam cito transmutari, nempe in illo ex bono ad<text:line-break/>pravum est transitus et rur<text:span text:style-name="Default_20_Paragraph_20_Font"><text:span text:style-name="T15">s</text:span></text:span>us ex illo ad naturalem ha-<text:line-break/>Litum fit regressas ; in nunc vero proposita dictione ex</text:p>
      <text:p text:style-name="P3">pravis <text:span text:style-name="Default_20_Paragraph_20_Font"><text:span text:style-name="T15">s</text:span></text:span>ymptomatis ad prava ostenditur permutatio. Per-<text:line-break/>mutati<text:span text:style-name="Default_20_Paragraph_20_Font"><text:span text:style-name="T15">o</text:span></text:span>nes autem hujusmodi ex migrantibus fiunt humo-<text:line-break/>ribus ; nempe firmatos stabilitosque una in parte species<text:line-break/>una <text:span text:style-name="Default_20_Paragraph_20_Font"><text:span text:style-name="T15">s</text:span></text:span>ymptomatis tum naturae partis tum humoris virtuti<text:line-break/>peculiaris consequitur. Atqui quod phrenitis in ipsis, per-<text:line-break/>duret, ex eo firmatum in capite eum, qui affectionem pa^<text:line-break/>rit, humorem quis fuerit suspicatus. Vere igitur in ce-<text:line-break/>rebro ipso transfluxio est, alias in alia quapiam ipsius<text:line-break/>parte orta, speciem quidem affectionis servans , <text:span text:style-name="Default_20_Paragraph_20_Font"><text:span text:style-name="T15">s</text:span></text:span>ed pro<text:line-break/>parte affecta symptomata ipsa permutans. Et sane libri<text:line-break/>hujus auctor nunc de hujusmodi permutationibus agit, ut<text:line-break/>scilicet vel floccos evellentes vel festucas colligentes in<text:line-break/>quiete multa, post paul<text:span text:style-name="Default_20_Paragraph_20_Font"><text:span text:style-name="T15">o</text:span></text:span> exsiliant vel etiam quippiam vio-<text:line-break/>lentius agant, deinde rursus conquiescant; aut externum<text:line-break/>quippiam quod praesens non sit incusent , quomodo et<text:line-break/>expelli jubent tibicinas tibicinasque, quamquam ex his<text:line-break/>adsit nemo. Ut enim floccos evellere et festucas colligere<text:line-break/>sensus videndi est offendiculum, ita hoc audiendi. Fit quo-</text:p>
      <text:p text:style-name="P3">que et in olfactu symptoma non dissimile, quum <text:span text:style-name="Default_20_Paragraph_20_Font"><text:span text:style-name="T15">s</text:span></text:span>cilicet<text:line-break/>grave olentes quosdam odores qui non adsunt accusant.<text:line-break/>Sunt qui incumbens quippiam sustolli jubent, tanquam<text:line-break/>grave admodum vel calefaciens vel mordens vel resrige-<text:line-break/>rans portent, sensu tactus in hujusmodi symptomatis ob-<text:line-break/>laeso. Quod igitur libri hujus auctor permutationes fym-<text:line-break/>ptomatum permanente phrenitide culpet consentaneum<text:line-break/>est. Vidimus siquidem saepenumero tales dementias per-<text:line-break/>petuo quidem delirante adhuc aegro , sed modis fecundum<text:line-break/>universa functionum animalium genera variante. Quo<text:line-break/>autem modo in sensitivis percurri, ita in ratione, mente,<text:line-break/>memoria et cogitatione permutationes phreniticis fieri vi-<text:line-break/>demus, ita ut nunc excandescant nunc laetentur desipien-<text:line-break/>tes ipsi vel studiosa quadam detineantur cogitatione. Nempe<text:line-break/>et rhetorem quum desiperet meditantem audivi, gramma-<text:line-break/>ticumque librum legere putantem Bacchylidion vel Sap-<text:line-break/>phicon ; alium arithmeticum vel geometram theoremata</text:p>
      <text:p text:style-name="P3">suae artis narrantem. Si igitur haec graviter casteque<text:line-break/>proferentes post paulo turpia obfcoenaque commemorent,<text:line-break/>quod in epidemiis turpia loqui vocavit, permutatio haec<text:line-break/>non ex vitiosis ad clementia, fed ex pravis ad prava est.<text:line-break/>Quo pacto audacissimi interdum tempore aliquo visi dest-<text:line-break/>pieutes , post paulo timidi et perterriti vident<text:span text:style-name="Default_20_Paragraph_20_Font"><text:span text:style-name="T15">u</text:span></text:span>r. Talia<text:line-break/>siquidem circa ipsos videntur symptomata, ita ut inter-<text:line-break/>dum ne horrendisiima quidem timeant, interdum vero et<text:line-break/>minimis perterreant^. Tali<text:span text:style-name="Default_20_Paragraph_20_Font"><text:span text:style-name="T15">u</text:span></text:span>m permutationum exemplum<text:line-break/><text:span text:style-name="Default_20_Paragraph_20_Font"><text:span text:style-name="T15">s</text:span></text:span>cripsisse mihi videtur et in <text:span text:style-name="Default_20_Paragraph_20_Font"><text:span text:style-name="T15">s</text:span></text:span>equenti dictione, quum in-<text:line-break/>quit: <text:span text:style-name="Default_20_Paragraph_20_Font"><text:span text:style-name="T15">mictus in non admonitis perniciosi</text:span></text:span> Imaginare ita-<text:line-break/>que mihi et aegrum aliquem dictas permutationes omnes<text:line-break/>habuisse et circa urinas et circa alia, quibus memoria in<text:line-break/>nonnullis offenditur; imaginatur item et in sensibilibus<text:line-break/>repraesentationibus vicissim offensas fieri, pari modo et in-<text:line-break/>tellectualibus ; in tali causa quidem in cerebro existit, sed<text:line-break/>alias alium ipsius Iocum insestat quod transfluit. Demon-</text:p>
      <text:p text:style-name="P2">stravimus autem transfluxiones hujusmodi fieri, unaquaque<text:line-break/>partium suscipientium in alteram a sese quod supervacuum<text:line-break/>est expellente. Si igitur ex alia cerebri parte in aliam<text:line-break/>defluens qui contristat humor ab omnibus rejiciatur, ut<text:line-break/>enatis ab ipso nervis aliquando obrepens convulsionem<text:line-break/>inserat est verisimile; nempe affectionem hanc a repletione<text:line-break/>et inanitione fieri dixit Hippocrates.</text:p>
      <text:h text:style-name="Heading_20_2" text:outline-level="2">XXVIII.</text:h>
      <text:p text:style-name="P4"><text:span text:style-name="Default_20_Paragraph_20_Font"><text:span text:style-name="T15">Quae urinae non recordantibus nec admonitis efeluunt per-<text:line-break/>uiciosue. Num et ab his me</text:span></text:span>t<text:span text:style-name="Default_20_Paragraph_20_Font"><text:span text:style-name="T15">untur, ac st fedimeutum<text:line-break/>conturbaverit ?</text:span></text:span></text:p>
      <text:p text:style-name="P1">De phreniticis quod dicitur intellige. Comparat si<text:line-break/>quidem auctor mejentes ex praesentium admonitione cum<text:line-break/>iis , qui absque illa mejunt ; qui sane neque matellam pe-<text:line-break/>tunt, sed citra ordinem rationemque urinam in lectum<text:line-break/>effundunt. Quod igitur longe hi deterius habeant quam</text:p>
      <text:p text:style-name="P3">qui nullo pacto nisi admoniti urinam excernunt liquere<text:line-break/>arbitror; in his enim <text:span text:style-name="Default_20_Paragraph_20_Font"><text:span text:style-name="T15">s</text:span></text:span>ervatur naturalium intellectus fun-<text:line-break/>ctionum una, quum urinam in lectum excernere averfen-<text:line-break/>tur, in illis autem periit et ea. Quod autem in fine ora-<text:line-break/>tionis adjacet ubi, inquit, excernaturne et his tanquam<text:line-break/>subsidentium returbaveris? ob id adjecisse arbitror, quod<text:line-break/>talem urinae speciem in uno vel duobus ita medentium<text:line-break/>conspexerit. Quum igitur ex rei natura fieri non possit<text:line-break/>ut indicative universaliter hoc pronuncietur, neque prae-<text:line-break/>ter hoc probabile quippiam experimento ipso habuerit,<text:line-break/>propterea quod res ipsa raro visa sit, jure coniunctionem<text:line-break/>dubitandi <text:span text:style-name="Default_20_Paragraph_20_Font"><text:span text:style-name="T19">ἀρα</text:span></text:span><text:span text:style-name="Default_20_Paragraph_20_Font"><text:span text:style-name="T24"> </text:span></text:span>i. e. num adjeciI. Audebimus itaque nos uni-<text:line-break/>versaliter pronunciare, ut antea in aliis fecimus, quod<text:line-break/>copiae crudorum humorum, qui vel coquuntur vel in sta-<text:line-break/>tum versi sunt, talis urinae <text:span text:style-name="Default_20_Paragraph_20_Font"><text:span text:style-name="T15">s</text:span></text:span>pecies symptoma sit et non<text:line-break/>phrenitidis; verum et hoc phreniticis aliquando fieri pot-</text:p>
      <text:p text:style-name="P3">est et n<text:span text:style-name="Default_20_Paragraph_20_Font"><text:span text:style-name="T15">o</text:span></text:span>n fieri, veluti et symptoma aliud quoddam eorum<text:line-break/>quae phrenitidi neque propria neque contraria existunt.</text:p>
      <text:h text:style-name="Heading_20_2" text:outline-level="2">XXIX.</text:h>
      <text:h text:style-name="Normal" text:outline-level="2"><text:bookmark-start text:name="bookmark12"/><text:span text:style-name="Default_20_Paragraph_20_Font"><text:span text:style-name="T15">Palpitantes per totum au</text:span></text:span> n<text:span text:style-name="Default_20_Paragraph_20_Font"><text:span text:style-name="T15">oce capti intereant^</text:span></text:span><text:bookmark-end text:name="bookmark12"/></text:h>
      <text:p text:style-name="P1">Constat quod et hic paIpitantem aliquem viderit veI<text:line-break/>toto corpore vel quavis parte, non etenim liquet utrum<text:line-break/>dicat oratio haec per totum ; deinde aegrum proxime<text:line-break/>mortem voce privatum videns neque empirice neque lo-<text:line-break/>gice quod vocis privatio palpitationem de necessitate fe-<text:line-break/>quatur , reperire valens ob id quaerens et addubitans ser-<text:line-break/>moni conjunctionem <text:span text:style-name="Default_20_Paragraph_20_Font"><text:span text:style-name="T15">an</text:span></text:span> adjeciL Nos <text:span text:style-name="Default_20_Paragraph_20_Font"><text:span text:style-name="T15">s</text:span></text:span>ane rursum et in<text:line-break/>praesentia pronunciabimus palpitationem, quatenus demon-<text:line-break/>ftratum est , flatuofum ob spiritum fieri congesto ob frigi-<text:line-break/>ditatam flatuoso spiritu. Quum igitur corpus totum pain<text:line-break/>pitaverit, fieri potest ut qui ita affectus sit propter frigi-<text:line-break/>ditatem voce destitutus pereat, non amplius musculis qui</text:p>
      <text:p text:style-name="P3">laryngem movent aut iis qui in eos prorunt nervis suo<text:line-break/>fungi munere qnentibus. Quare ut hi per totum corpus<text:line-break/>palpitantem motum habeant intelligere est melius; neque<text:line-break/>enim ut cuivis parti voci asservantes partes compatiantur,<text:line-break/>experientia demonstravit neque rationi est consentaneum.</text:p>
      <text:h text:style-name="Heading_20_2" text:outline-level="2">XXX.</text:h>
      <text:p text:style-name="P4"><text:span text:style-name="Default_20_Paragraph_20_Font"><text:span text:style-name="T15">Quum crebrae</text:span></text:span> i<text:span text:style-name="Default_20_Paragraph_20_Font"><text:span text:style-name="T15">n phreniticis cum perfugerat io n e sputa-<text:line-break/>tiones siunt, nigra revom</text:span></text:span>a<text:span text:style-name="Default_20_Paragraph_20_Font"><text:span text:style-name="T15">ntur.</text:span></text:span></text:p>
      <text:p text:style-name="P1">Quoniam nihil aliud suspicari liceat per vocem fpu-<text:line-break/>tare significari quam saepius spuere vel os ipsum assidue<text:line-break/><text:span text:style-name="Default_20_Paragraph_20_Font"><text:span text:style-name="T15">s</text:span></text:span>puto plenum esse, ob id tum ego tum caeteri omnes, qui<text:line-break/>librum exposuerunt, ita intelleximus. Adde quod et os<text:line-break/>ipsum vomituris sputo tenui plenum esse videatur, propter<text:line-break/>tunicae communitatem, quae una est, ori toti interno con-<text:line-break/>tinua faucibusque et stomacho et ventricul<text:span text:style-name="Default_20_Paragraph_20_Font"><text:span text:style-name="T15">o. </text:span></text:span>Hinc fit ut</text:p>
      <text:p text:style-name="P3">labrum inferius interdum concutiatur, ventris ore ad vo-<text:line-break/>mitum excitato nempe labii concussio tunicam eam, quae<text:line-break/>ab ore in ventrem extenditur tum morderi tum vellicari<text:line-break/>tum concuti ostendit. In his igitur qui suam affectionem<text:line-break/>recensere possunt cardiogmus , id est <text:span text:style-name="Default_20_Paragraph_20_Font"><text:span text:style-name="T15">cordis seu stomachi<text:line-break/>morsus, </text:span></text:span>futuri vomitus signum exiguum non est; dolent<text:line-break/>praeterea et hi capite et atra quaedam ante oculos obfer-<text:line-break/>vantur ; quo fit ut in prognostico dictum sit: <text:span text:style-name="Default_20_Paragraph_20_Font"><text:span text:style-name="T15">st quis per<text:line-break/>febrem non letalem</text:span></text:span> a<text:span text:style-name="Default_20_Paragraph_20_Font"><text:span text:style-name="T15">it su capite dolere et atrum quip-<text:line-break/>piam ante oculos cernere, stomachi quoque morsus huic<text:line-break/>advenerit, biliosus aderit vomitus. Lu phreniticis</text:span></text:span> u<text:span text:style-name="Default_20_Paragraph_20_Font"><text:span text:style-name="T15">ero qui<text:line-break/>asse</text:span></text:span>r<text:span text:style-name="Default_20_Paragraph_20_Font"><text:span text:style-name="T15">tionem sermone aperire nequeunt, salis iis quae cer-<text:line-break/>uimus praenotionem adstruimus. </text:span></text:span>Cernimus autem in phre-<text:line-break/>niticis tenue substantia sputum maxime idoneum ut vo-<text:line-break/>mitum indicet; non enim alias in phrenitide, quae siccus<text:line-break/>morbus est, in qua et saepius lingua siccissima est, fuper-<text:line-break/>fluere in ore ipso videretur tenuis humiditas ; perfrigera-</text:p>
      <text:p text:style-name="P3">tio autem huic adveniens vomendi humoris qualitatem<text:line-break/>ostendit. Quod ergo ob fputationem vomitus fiet, quod-<text:line-break/>que ob perfrigerationem nigra revomentur licet praenoscere.</text:p>
      <text:h text:style-name="Heading_20_2" text:outline-level="2"><text:bookmark-start text:name="bookmark14"/><text:span text:style-name="Default_20_Paragraph_20_Font">XXXI.</text:span><text:bookmark-end text:name="bookmark14"/></text:h>
      <text:p text:style-name="Normal"><text:span text:style-name="Default_20_Paragraph_20_Font"><text:span text:style-name="T11">s</text:span></text:span><text:span text:style-name="Default_20_Paragraph_20_Font"><text:span text:style-name="T15">urditas et urinae n</text:span></text:span><text:span text:style-name="Default_20_Paragraph_20_Font"><text:span text:style-name="T11">o</text:span></text:span><text:span text:style-name="Default_20_Paragraph_20_Font"><text:span text:style-name="T15">n subsidentes praerubrae cum suspen-<text:line-break/>sis mentis emotionem portendunt. </text:span></text:span><text:span text:style-name="Default_20_Paragraph_20_Font"><text:span text:style-name="T11">H</text:span></text:span><text:span text:style-name="Default_20_Paragraph_20_Font"><text:span text:style-name="T15">is icterum obor</text:span></text:span><text:span text:style-name="Default_20_Paragraph_20_Font"><text:span text:style-name="T11">i</text:span></text:span><text:span text:style-name="Default_20_Paragraph_20_Font"><text:span text:style-name="T15">ri<text:line-break/>malum. Mala cero et ictero sutuitas succedens; hos<text:line-break/>quidem</text:span></text:span><text:span text:style-name="Default_20_Paragraph_20_Font"><text:span text:style-name="T11"> n</text:span></text:span><text:span text:style-name="Default_20_Paragraph_20_Font"><text:span text:style-name="T15">oce privari, verum sentientes esse contingit.<text:line-break/>Quum et arbitror his alnus prorumpit, ut Hermippo<text:line-break/>contigit ac mortuus est.</text:span></text:span></text:p>
      <text:p text:style-name="P1">Dixi antea quod in quibus morbis neque observatio-<text:line-break/>nem in multis aegris habebat, neque certam naturae rei<text:line-break/>indicationem in his c<text:span text:style-name="Default_20_Paragraph_20_Font"><text:span text:style-name="T15">o</text:span></text:span>nsuevit homines nominatim perstrin-<text:line-break/>gere, in quibus <text:span text:style-name="Default_20_Paragraph_20_Font"><text:span text:style-name="T15">s</text:span></text:span>ymptomata conspexit; aut de his ubili-<text:line-break/>bet enarrationem fecit, pervestigare adhuc et addubitare</text:p>
      <text:p text:style-name="P3"><text:span text:style-name="Default_20_Paragraph_20_Font"><text:span text:style-name="T11">sese </text:span></text:span>fatetur quatenus veritatem habeat. Videtur igitur et<text:line-break/>nunc quae in praesenti recensentur dictione symptomata<text:line-break/>in quodam conspexisse Hermippo, qui et mente aberrarat<text:line-break/>et morbo regio suerat correptus, cum surditate et urinis<text:line-break/>praerubris non subsidentibus. Surditas autem unum est<text:line-break/>ex signis, quae cerebrum affectum indicant. Praerubrae<text:line-break/>vero urinae a subrubentibus , quas in prognostico diutnr-<text:line-break/>nitatis, non periculi signa esse pronunciant, discrepant.<text:line-break/>Quas vero alias intelligat quis praerubras quam quae a<text:line-break/>cunctis vocantur cruentae, quales in nephriticis multis<text:line-break/>excernuntur? quas si indicare voluerit, analogum quippiam<text:line-break/>significant ei quod antea est dictum. Ventris valde rubens<text:line-break/>proluvies. Quo igitur modo ventris valde rubram prolu-<text:line-break/>viem affecto Iecore fieri diximus, ita praerubram urinam<text:line-break/>ex renibus suo perperam fungentibus munere effici assir-<text:line-break/>mamus. In urina vero subsistentiae ^privatio , cum qua<text:line-break/>crassiora quaedam tota urinarum substantia sublime peten-<text:line-break/>tia appareant, perturbationem in venis esse dem<text:span text:style-name="Default_20_Paragraph_20_Font"><text:span text:style-name="T15">o</text:span></text:span>nstrant,</text:p>
      <text:p text:style-name="P3">una cum caliditate praeter naturam non pauco acervat<text:span text:style-name="Default_20_Paragraph_20_Font"><text:span text:style-name="T15">a<text:line-break/></text:span></text:span>flatuoso spiritu. Ut igitur in dicto symptomatum con-<text:line-break/>cursu delirare aegrum contingens est, sic et non necessa-<text:line-break/>rium ; nempe signorum permixtio non omnium ejusdem<text:line-break/>generis existit. Surditas etenim caput affectum indicat;<text:line-break/>praerubrae urinae renes ; privatio subsidentia et sublime<text:line-break/>petentia, primum quidem et per se crudorum humorum Tn<text:line-break/>venis perturbationem significant; per accidens vero et ad<text:line-break/>desipientiae generationem conserunt. Quod autem postea<text:line-break/>scriptum est, morbum regium his malo esse, verum qui-<text:line-break/>dem est; sed quod signorum diversi generis concursiones<text:line-break/>facere in talibus disciplinis non oporteat supra est demon-<text:line-break/>stratum. Praeterea quod ex morbo regio mala sit fatui-<text:line-break/>tas dictum est antea quum ubi in phreniticis dixisset,<text:line-break/>dejectio alba malum subintulit, an et ex his veternus<text:line-break/>fiat? Nempe sermonem in alias transfert voces, pro aIba<text:line-break/>quidem dejectione quae ictericorum peculiare symptoma</text:p>
      <text:p text:style-name="P2"><text:span text:style-name="Default_20_Paragraph_20_Font"><text:span text:style-name="T11">est </text:span></text:span>affectionem ipsam commemorans ; pro veterno vero<text:line-break/>fatuitatem. Hos igitur, inquit, voce quidem privari, sed<text:line-break/>sentientes contingit. Qui autem in acutis morbis sine<text:line-break/>voce fiunt, quidam horum non sentiunt propter principii<text:line-break/>affectionem utrisque ipsos <text:span text:style-name="Default_20_Paragraph_20_Font"><text:span text:style-name="T15">s</text:span></text:span>equentibus <text:span text:style-name="Default_20_Paragraph_20_Font"><text:span text:style-name="T15">s</text:span></text:span>ymptomatis ; alii<text:line-break/>duntaxat voce privantur; atque horum quidam laesis quo-<text:line-break/>que et aliis omnibus, quae ex arbitrio <text:span text:style-name="Default_20_Paragraph_20_Font"><text:span text:style-name="T15">s</text:span></text:span>unt functionibus,<text:line-break/>alii sola voce oblaefa. Si igitur tum vocis tum functio-<text:line-break/>num aliarum oblaesio fiat, principii nervorum affectio est,<text:line-break/>si vero solius vocis, <text:span text:style-name="Default_20_Paragraph_20_Font"><text:span text:style-name="T15">s</text:span></text:span>olorum voci in<text:span text:style-name="Default_20_Paragraph_20_Font"><text:span text:style-name="T15">s</text:span></text:span>ervientium organo-<text:line-break/>russi. Sed in praedicta concursione, quum jam prope mor-<text:line-break/>tem ventum sit, aphoniae confequitur symptoma. Quod<text:line-break/>item in orationis fine dicitur venterque, arbitror, his pro-<text:line-break/>rumpit, ut Hermsppo factum est et obiit, ita auctorem<text:line-break/>dixisse probabiIe est, quoniam neque saepius <text:span text:style-name="Default_20_Paragraph_20_Font"><text:span text:style-name="T15">s</text:span></text:span>ymptoma<text:line-break/>hoc praesentem concursionem sequi viderit neque ratione<text:line-break/>inveniri potuerit.</text:p>
      <text:h text:style-name="P26" text:outline-level="2"><text:bookmark-start text:name="bookmark16"/><text:span text:style-name="Default_20_Paragraph_20_Font">XXXII.</text:span><text:bookmark-end text:name="bookmark16"/></text:h>
      <text:p text:style-name="Normal"><text:span text:style-name="Default_20_Paragraph_20_Font"><text:span text:style-name="T11">s</text:span></text:span><text:span text:style-name="Default_20_Paragraph_20_Font"><text:span text:style-name="T15">urditas</text:span></text:span><text:span text:style-name="Default_20_Paragraph_20_Font"><text:span text:style-name="T11"> i</text:span></text:span><text:span text:style-name="Default_20_Paragraph_20_Font"><text:span text:style-name="T15">n acutis et turbulentis consectaria malum.</text:span></text:span></text:p>
      <text:p text:style-name="P1">Fit surditas et ob humorem quendam in auditoriis<text:line-break/>meatibus impactum insarctumque nihil quod malignum<text:line-break/>sit habens. Fit quoque interdum emortua audiendi facnl-<text:line-break/>tate , quam in acutis turbulentisque morbis contingere<text:line-break/>cernimus; quam nunc pronunciavit malum esse <text:span text:style-name="Default_20_Paragraph_20_Font"><text:span text:style-name="T15">s</text:span></text:span>ymptoma,<text:line-break/>neque adjecit conjunctionem an , neque nomen ip<text:span text:style-name="Default_20_Paragraph_20_Font"><text:span text:style-name="T15">s</text:span></text:span>um ae-<text:line-break/>groti, quoniam certo de tali symptomata pronunciare licet.</text:p>
      <text:h text:style-name="Heading_20_2" text:outline-level="2"><text:bookmark-start text:name="bookmark18"/><text:span text:style-name="Default_20_Paragraph_20_Font">XXXHI.</text:span><text:bookmark-end text:name="bookmark18"/></text:h>
      <text:p text:style-name="P4"><text:span text:style-name="Default_20_Paragraph_20_Font"><text:span text:style-name="T15">Premulae, obscurae et contrectabiles desipientiae</text:span></text:span><text:span text:style-name="Default_20_Paragraph_20_Font"><text:span text:style-name="T11"> r</text:span></text:span><text:span text:style-name="Default_20_Paragraph_20_Font"><text:span text:style-name="T15">alde<text:line-break/>phreniticae; ut Didymarcho in Co.</text:span></text:span></text:p>
      <text:p text:style-name="P1">Fit et talis quaedam desipientiae species non raro,<text:line-break/>ut aeger quietus jaceat neque <text:span text:style-name="Default_20_Paragraph_20_Font"><text:span text:style-name="T15">s</text:span></text:span>olum non tumultu<text:span text:style-name="Default_20_Paragraph_20_Font"><text:span text:style-name="T15">o</text:span></text:span>se ex-</text:p>
      <text:p text:style-name="P3">clamet exsiliatque ut antea, sed neque prorsus loquatur,<text:line-break/>neque figuram decubitus permutet; saepiusque qui ita asse-<text:line-break/>cti funt familiaribus praebent opinionem, quod mox sint,<text:line-break/>si quod fiat silentium, dormituri<text:span text:style-name="Default_20_Paragraph_20_Font"><text:span text:style-name="T15">s</text:span></text:span> Clausis itaque fenestris<text:line-break/>conquiescunt custodes, tempusque in his interdum lon-<text:line-break/>gum conterunt dormire aegrum, quod neque loquatur ne-<text:line-break/>que moveatur arbitrati, aegro ipso non dormiente et ma-<text:line-break/>nus quiete movente non secus quam qui per levem contrec-<text:line-break/>tationem aliquid vel tangere vel invenire volunt. Deinde<text:line-break/>his ita fe habentibus quidam clausis palpebris haec agunt;<text:line-break/>et si quis accedens cum eis loquatur, quidam neque pror-<text:line-break/>sus oculos aperiunt; alii posteaquam aperuerunt aut paulo<text:line-break/>post clau<text:span text:style-name="Default_20_Paragraph_20_Font"><text:span text:style-name="T15">s</text:span></text:span>erunt aut immotos servam. Alii neque si quis<text:line-break/>eos inclinaverit vel stimulaverit, palpebras aperiunt. De<text:line-break/>phreniticis hujusmodi Hippocrates in tertio epidemiorum<text:line-break/>ita scripsit: <text:span text:style-name="Default_20_Paragraph_20_Font"><text:span text:style-name="T15">nullas vero phreuiticorum vehementer insani-</text:span></text:span></text:p>
      <text:p text:style-name="P3"><text:span text:style-name="Default_20_Paragraph_20_Font"><text:span text:style-name="T15">vlt, veluti aliis usu</text:span></text:span> u<text:span text:style-name="Default_20_Paragraph_20_Font"><text:span text:style-name="T15">enit; fed alia quadam</text:span></text:span> r<text:span text:style-name="Default_20_Paragraph_20_Font"><text:span text:style-name="T15">eter</text:span></text:span>i <text:span text:style-name="Default_20_Paragraph_20_Font"><text:span text:style-name="T15">osia ca-<text:line-break/>taphora capite gra</text:span></text:span>n<text:span text:style-name="Default_20_Paragraph_20_Font"><text:span text:style-name="T15">ati peribant. </text:span></text:span>Caeterum hos ipsos in<text:line-break/>praesenti dictione phreniticos obscuros nominavit, perinde<text:line-break/>atque multis cognitu distantes dixisset neque idiotis solum<text:line-break/>verum quoque et medicis. Nempe solos illos opinantur<text:line-break/>esse phreniticos, qui exclament vel exsiliant, Hippocrate<text:line-break/>mente oblaesus ita appellante , tametsi in quadam cata-<text:line-break/>phora perpetuo fuerint. Desipientia igitur una cum co-<text:line-break/>mate statim ah initio aliquando simul invadit; nempe in<text:line-break/>libro de comate. apud Hippocratem , ad idem utrasque ap-<text:line-break/>pellationes, tum cataphorae tum comatis referre ipsum de-<text:line-break/>monstravimus. Atqui tales phrenitides quietis obscuri ta-<text:line-break/>tem non habent; sed obscura, ut dictum nunc est, phre-<text:line-break/>nitidis species ex procedente tempore efficitur; omnesque<text:line-break/>quos ita affectos viderim , languidum durumque et angu-<text:line-break/>stum et exiguum habuerunt pulsum , ita ut quies fieri<text:line-break/>ipsis fatigata virtute coniiciatur , qui scilicet validius mo-</text:p>
      <text:p text:style-name="P3">veri nequeant. Quidam horum ut manus quiete pacate-<text:line-break/>que movent, sic et brevissime loquuntur; id quod multos<text:line-break/>latet solisque illis patescit, qui propiores facti <text:span text:style-name="Default_20_Paragraph_20_Font"><text:span text:style-name="T15">s</text:span></text:span>ese in eos<text:line-break/>inclinaverunt; sunt autem qui aurem prope faciem ipso-<text:line-break/>rum deponere tentent ut manifeste audiant. Praeterea<text:line-break/>manuum motio his exigua et tremula existens multos etiam<text:line-break/>latet <text:span text:style-name="Default_20_Paragraph_20_Font"><text:span text:style-name="T15">s</text:span></text:span>olis his qui diligenter inspiciunt conspicua. Hoc<text:line-break/>igitur arguit virtutem horum languere atque hecticam<text:line-break/>quandam esse affectionem phrenitidis veluti febrium ea-<text:line-break/>rum, quas ob id hecticas appellamus. Sed de his dictum<text:line-break/>est in commentariis de differentiis febrium atque in libris<text:line-break/>de methodo medendi, praeterea et in libro de marasmo,<text:line-break/>folidas animalis partes prehendisse tales febres, non ex<text:line-break/>putredinoso humore fieri indicantes. Phrenilide igitur<text:line-break/>ipsa ex biliofo <text:span text:style-name="Default_20_Paragraph_20_Font"><text:span text:style-name="T15">s</text:span></text:span>ucco generationem habente , quum is in<text:line-break/>cerebrum decubuerit, principio quidem qualitate ipsius</text:p>
      <text:p text:style-name="P3">nondum toti cerebri corpori permixta tumultuosae fiunt<text:line-break/>desipientiae; procedente vero tempore simile quippiam<text:line-break/>contrahitur lanis, quae a tinctoribus appellatis tincturam<text:line-break/>accipiunt; nempe et hae vix eluibiles redduntur non se-<text:line-break/>eus quam quae proprium ab initio colorem habent. Ta-<text:line-break/>lis igitur cerebri veluti tinctura desipientiam hecticam,<text:line-break/>habet; atque ob id affectio horum , ut subrium hecticarum<text:line-break/>prava est; quas quidem, quum incipiunt constitui, vix solvi,<text:line-break/>exquisite vero constitutas absolutasque fulvi non amplius<text:line-break/>posse demonstravimus. Recte igitur pronunciatum est ta-<text:line-break/>les desipientes phreniticas esse. Dictionem hanc veluti<text:line-break/>et alias quasdam medicorum praetercurrentes expositores<text:line-break/>in sophisticis quaestionibus cunctantur; voco autem, ut sci-<text:line-break/>tis, sophistica, quae nihil ad melius sanandum conserunt.<text:line-break/>Talia autem non pauca et in expositionibus reperiuntur;<text:line-break/>quorum nonnulla ab eo quod sanationi commodat reces-<text:line-break/>serunt magis, alia vero minus, quomodo profecto et can-<text:line-break/>sam pervestigare, ob quam in calce praesentis dictionis</text:p>
      <text:p text:style-name="P3">adjecit: <text:span text:style-name="Default_20_Paragraph_20_Font"><text:span text:style-name="T15">ut Didymarcho</text:span></text:span> i<text:span text:style-name="Default_20_Paragraph_20_Font"><text:span text:style-name="T15">n Co;</text:span></text:span> nempe in eo qui praeco-<text:line-break/>dit sermone quod auctor nominatim aegros in illis adscri-<text:line-break/>bat dictionibus, in quibus non audet rei de qua agit unum<text:line-break/>quippiam quod commune sit universaliter pronunciare, est<text:line-break/>demonstratum. Nunc autem verum dicere videtur de om-<text:line-break/>nibus ita habentibus universaliter pronuncians, non tan-<text:line-break/>quam dubius, sed tanquam valde persuasus. Adjecit au-<text:line-break/>tem sermoni valde phreniticae, tanquam simpliciter plue-<text:line-break/>niticae dicere potuisset. Videtur autem mihi testimonium<text:line-break/>sermoni adscripsisse aegroti nomen , quod multos non idio-<text:line-break/>tarum modo, verum etiam et medicorum in talibus falli<text:line-break/>contingat. Imo et de quodam aliquando quis mihi quae-<text:line-break/>stionem movit ita desipiente neque hunc perniciose habere<text:line-break/>neque prorsus phreniticum esse existimans, et forsan huic<text:line-break/>qui propheticum hoc scripsit talis quaepiam dubitatio<text:line-break/>cum aliquo facta est, ideoque nominatim aegrum memoravit.</text:p>
      <text:p text:style-name="P2">Haud fcio cur libri hujus auctor orationibus in mol-<text:line-break/>tis aliena utat<text:span text:style-name="Default_20_Paragraph_20_Font"><text:span text:style-name="T15">u</text:span></text:span>r dictione; qui interdum ab affectibus ad<text:line-break/>affectos homines pertranseat, interdum vero et ab affectis<text:line-break/>ipsis ad affectus. Praefatus igitur et nunc, ex rigore de-<text:line-break/>fidiae, subintulit, non valde apud se existunt, quum dicere<text:line-break/>potuisset, ex rigore desides non sibi admodum constant.<text:line-break/>Quod ergo inquit tale est: quum rigorem consequetur<text:line-break/>desidia ignaviaque, lu non admodum incolumi mente exi-<text:line-break/>stunt; nempe corpus vehementer resrigeratum ex eo, quod<text:line-break/>contingit ostenditur. Constat autem quod totius corporis<text:line-break/>intemperiem magnam consequitur mentis laesio, affecto<text:line-break/>non secus quam totum corpus cerebro.</text:p>
      <text:h text:style-name="P24" text:outline-level="2">XXXV.</text:h>
      <text:p text:style-name="P4"><text:span text:style-name="Default_20_Paragraph_20_Font"><text:span text:style-name="T15">Dolores circa umbilicum palpitantes habent quidem aliquid<text:line-break/>mentis ester a tu m, sub</text:span></text:span> i<text:span text:style-name="Default_20_Paragraph_20_Font"><text:span text:style-name="T15">udicationem oero his spiritus<text:line-break/>cumulate cum vehementi contensione prodit. Surae quo-<text:line-break/>que dolores in his mentis alienationem sign</text:span></text:span>l<text:span text:style-name="Default_20_Paragraph_20_Font"><text:span text:style-name="T15">socant.</text:span></text:span></text:p>
      <text:p text:style-name="P1">Quidam non solum <text:span text:style-name="Default_20_Paragraph_20_Font"><text:span text:style-name="T19">ἀλις</text:span></text:span><text:span text:style-name="Default_20_Paragraph_20_Font"><text:span text:style-name="T24">, </text:span></text:span>id est <text:span text:style-name="Default_20_Paragraph_20_Font"><text:span text:style-name="T15">sutis</text:span></text:span>, quod <text:span text:style-name="Default_20_Paragraph_20_Font"><text:span text:style-name="T19">ἀθρόον</text:span></text:span><text:span text:style-name="Default_20_Paragraph_20_Font"><text:span text:style-name="T24">,<text:line-break/></text:span></text:span>id est <text:span text:style-name="Default_20_Paragraph_20_Font"><text:span text:style-name="T15">simul</text:span></text:span> totum universimque significat scribunt; verum<text:line-break/>quoque et multum verbo <text:span text:style-name="Default_20_Paragraph_20_Font"><text:span text:style-name="T19">ἀλις</text:span></text:span><text:span text:style-name="Default_20_Paragraph_20_Font"><text:span text:style-name="T24"> </text:span></text:span>adjiciunt; alii <text:span text:style-name="Default_20_Paragraph_20_Font"><text:span text:style-name="T19">γόνῳ</text:span></text:span><text:span text:style-name="Default_20_Paragraph_20_Font"><text:span text:style-name="T24"> </text:span></text:span>per <text:span text:style-name="Default_20_Paragraph_20_Font"><text:span text:style-name="T19">γ</text:span></text:span><text:span text:style-name="Default_20_Paragraph_20_Font"><text:span text:style-name="T24"><text:line-break/></text:span></text:span>scribunt et non per <text:span text:style-name="Default_20_Paragraph_20_Font"><text:span text:style-name="T19">τ</text:span></text:span><text:span text:style-name="Default_20_Paragraph_20_Font"><text:span text:style-name="T24"> </text:span></text:span><text:span text:style-name="Default_20_Paragraph_20_Font"><text:span text:style-name="T19">τόνῳ</text:span></text:span><text:span text:style-name="Default_20_Paragraph_20_Font"><text:span text:style-name="T24">, </text:span></text:span>adjiciuntque <text:span text:style-name="Default_20_Paragraph_20_Font"><text:span text:style-name="T19">γόνῳ</text:span></text:span><text:span text:style-name="Default_20_Paragraph_20_Font"><text:span text:style-name="T24"> </text:span></text:span>simile, to-<text:line-break/>tam dictionem talem facientes, <text:span text:style-name="Default_20_Paragraph_20_Font"><text:span text:style-name="T19">γόνῳ</text:span></text:span><text:span text:style-name="Default_20_Paragraph_20_Font"><text:span text:style-name="T24"> </text:span></text:span><text:span text:style-name="Default_20_Paragraph_20_Font"><text:span text:style-name="T19">εικελον</text:span></text:span><text:span text:style-name="Default_20_Paragraph_20_Font"><text:span text:style-name="T24"> </text:span></text:span><text:span text:style-name="Default_20_Paragraph_20_Font"><text:span text:style-name="T19">διέρ</text:span></text:span><text:span text:style-name="Default_20_Paragraph_20_Font"><text:span text:style-name="T24">^</text:span></text:span><text:span text:style-name="Default_20_Paragraph_20_Font"><text:span text:style-name="T19">εται</text:span></text:span><text:span text:style-name="Default_20_Paragraph_20_Font"><text:span text:style-name="T24">, </text:span></text:span>id<text:line-break/>est geniturae simitis prodit; alii pro spiritus <text:span text:style-name="Default_20_Paragraph_20_Font"><text:span text:style-name="T19">φλέγμα</text:span></text:span><text:span text:style-name="Default_20_Paragraph_20_Font"><text:span text:style-name="T24">, </text:span></text:span><text:span text:style-name="Default_20_Paragraph_20_Font"><text:span text:style-name="T15">pi-<text:line-break/>tuita</text:span></text:span> ,. scribunt. Palpitationem ergo flatuoso a spiritu pro-<text:line-break/>ficisci demonstravimus. Ideo secundum septum transver-<text:line-break/>sum collectus laedit nonnihil et mentem, propterea quod<text:line-break/>nervosis partibus principium compati assuevit; quum vero<text:line-break/>aliam quandam earum quae inibi sunt, partium occupa-<text:line-break/>verit, mens quidem incolumis manet, sed critica his pi-</text:p>
      <text:p text:style-name="P3">tuita multa cum tensione, id est cum vehementi cupidi-<text:line-break/>tate, qualis in tenesmis fieri solet, deorsum agit. Tales<text:line-break/>tensiones evenire consueverunt ex orastis lentifque humo-<text:line-break/>ribus, vix ad internas intestinorum sedes commeantibus.<text:line-break/>In exemplaribus quibusdam non est scriptum per <text:span text:style-name="Default_20_Paragraph_20_Font"><text:span text:style-name="T19">τ</text:span></text:span><text:span text:style-name="Default_20_Paragraph_20_Font"><text:span text:style-name="T24"> </text:span></text:span><text:span text:style-name="Default_20_Paragraph_20_Font"><text:span text:style-name="T19">τόνῳ</text:span></text:span><text:span text:style-name="Default_20_Paragraph_20_Font"><text:span text:style-name="T24"><text:line-break/></text:span></text:span><text:span text:style-name="Default_20_Paragraph_20_Font"><text:span text:style-name="T19">διέρχεται</text:span></text:span><text:span text:style-name="Default_20_Paragraph_20_Font"><text:span text:style-name="T24"> </text:span></text:span><text:span text:style-name="Default_20_Paragraph_20_Font"><text:span text:style-name="T19">τὸ</text:span></text:span><text:span text:style-name="Default_20_Paragraph_20_Font"><text:span text:style-name="T24"> </text:span></text:span><text:span text:style-name="Default_20_Paragraph_20_Font"><text:span text:style-name="T19">κενούμενον</text:span></text:span><text:span text:style-name="Default_20_Paragraph_20_Font"><text:span text:style-name="T24">, </text:span></text:span>sed per <text:span text:style-name="Default_20_Paragraph_20_Font"><text:span text:style-name="T19">γ</text:span></text:span><text:span text:style-name="Default_20_Paragraph_20_Font"><text:span text:style-name="T24"> </text:span></text:span><text:span text:style-name="Default_20_Paragraph_20_Font"><text:span text:style-name="T19">γόνῳ</text:span></text:span><text:span text:style-name="Default_20_Paragraph_20_Font"><text:span text:style-name="T24"> </text:span></text:span><text:span text:style-name="Default_20_Paragraph_20_Font"><text:span text:style-name="T19">εικελον</text:span></text:span><text:span text:style-name="Default_20_Paragraph_20_Font"><text:span text:style-name="T24">, </text:span></text:span><text:span text:style-name="Default_20_Paragraph_20_Font"><text:span text:style-name="T15">geniturae<text:line-break/>simile</text:span></text:span> <text:span text:style-name="Default_20_Paragraph_20_Font"><text:span text:style-name="T24">; </text:span></text:span>fi vero vel substantia vel colore vel utroque velit<text:line-break/>geniturae simile esse quod vacuatur non constat nobis. Qui<text:line-break/>autem a Praxagora vitreus appellatur humor, quod vitro<text:line-break/>fuso similis sit, ejusmodi est ut maximos tensiv<text:span text:style-name="Default_20_Paragraph_20_Font"><text:span text:style-name="T15">o</text:span></text:span>s inserat<text:line-break/>dolores, quum per intestinorum meat tunicas; est autem<text:line-break/>temperamento omnium qui in corpore generantur humo-<text:line-break/>rum frigidissimus. Quod autem ex crassioribus humoribus<text:line-break/>spiritus flatuofus oriatur, id etiam antea audivisti, quum<text:line-break/>de palpitatione ageremus. Non tamen qui <text:span text:style-name="Default_20_Paragraph_20_Font"><text:span text:style-name="T15">s</text:span></text:span>uram infestant<text:line-break/>dolores, desipientiam in ipsis indicant. Unde fit ut qui<text:line-break/>dictioni opem praestant subaudiri velint, absque ratione</text:p>
      <text:p text:style-name="P3">derepente occultati; citantque scriptum in tertio epide-<text:line-break/>miorum aegrum , qui in Dealcis horto jacebat, in quo<text:line-break/>praefatus Hippocrates quod genibus et tibiis doluerit,<text:line-break/>sedatis ipsis con sequo tam ait desipientiam. Sed dixi an-<text:line-break/>tea expositiones faciendas non esse per talium aegrorum<text:line-break/>citationem; omnia siquidem omnium signa hac rati<text:span text:style-name="Default_20_Paragraph_20_Font"><text:span text:style-name="T15">o</text:span></text:span>ne<text:line-break/>erunt. Praeterea surae dolores mentis perturbationem in-<text:line-break/>dicaturos, quod sese occultaverint, quum in oratione non<text:line-break/>sit appositum ejusmodi cessasse dolores, absurdissimam ha-<text:line-break/>bet enarrationem. Nam hoc pacto liceret quidquid vel-<text:line-break/>Iemus, in contrarium trahere, ut si et capitis dolorem<text:line-break/>scriptum alicubi invenerimus non qui existit, sed qui pla-<text:line-break/>catus sit audire oporteat; tussim item et spirandi dissicul-<text:line-break/>talem, aurium etiam strepitum atque quodcunque aliud.</text:p>
      <text:h text:style-name="P23" text:outline-level="1"><text:bookmark-start text:name="bookmark20"/><text:span text:style-name="Default_20_Paragraph_20_Font"><text:span text:style-name="T15">C</text:span></text:span>ALENI IN HIPPOCRATES PRAE-<text:line-break/>DICTIONUM LIBRUM I. COM-<text:line-break/>MENTARIUS R.<text:bookmark-end text:name="bookmark20"/></text:h>
      <text:h text:style-name="Heading_20_2" text:outline-level="2">XXXVI.</text:h>
      <text:p text:style-name="P4"><text:span text:style-name="Default_20_Paragraph_20_Font"><text:span text:style-name="T5">S</text:span></text:span><text:span text:style-name="Default_20_Paragraph_20_Font"><text:span text:style-name="T15">i quid in urina innata</text:span></text:span>v<text:span text:style-name="Default_20_Paragraph_20_Font"><text:span text:style-name="T15">it, dfupato femoris dolore deli-<text:line-break/>rium portendit, et que circa aurium sonitus talia ex</text:span></text:span>i<text:span text:style-name="Default_20_Paragraph_20_Font"><text:span text:style-name="T15">stunt.</text:span></text:span></text:p>
      <text:p text:style-name="P1">Multa quidem in libro toto carent perspicuitate, fed<text:line-break/>quem fensum habeant deinceps videamus. Si occultato,<text:line-break/>ut interpretes dicunt, coxarum dolore quippiam in urina<text:line-break/>sublime petierit, nos securius certiusque de futura dest-</text:p>
      <text:p text:style-name="P3">pientia pronunciabimus, Non tamen verum est quod di-<text:line-break/>eunt, si tanquam univer<text:span text:style-name="Default_20_Paragraph_20_Font"><text:span text:style-name="T15">s</text:span></text:span>ale proseratur; nempe enaeorema<text:line-break/>optimum est tum album tum laeve tum aequale. Non<text:line-break/>est igitur simpliciter dicendum futuram esse desipientiam,<text:line-break/>si quippiam in urina <text:span text:style-name="Default_20_Paragraph_20_Font"><text:span text:style-name="T15">s</text:span></text:span>ublime petierit, occultato coxarum<text:line-break/>dolore<text:span text:style-name="Default_20_Paragraph_20_Font"><text:span text:style-name="T15">, s</text:span></text:span>ed si enaeorema pravum fuerit. Neque hoc fa-<text:line-break/>tissacit, fed si aliquod et unum delirii signum simul cum<text:line-break/>dictis apparuerit. Nam fieri potest ut li delapsus in c<text:span text:style-name="Default_20_Paragraph_20_Font"><text:span text:style-name="T15">o-<text:line-break/></text:span></text:span>xam humor recurrerit, pars quaedam alia capite inferior<text:line-break/>eo recepto ipsa quidem afficiatur, caput vero laedi inhi-<text:line-break/>beat, si coxae dolor apparere desierit atque enaeorema<text:line-break/>comparuerit capite nihil patiente; quoniam est urina in-<text:line-break/>culpata quae enaeorema non habet. Sola quidem una est<text:line-break/>inculpata, quae colore quidem subflavo mediocriter fuerit<text:line-break/>et substantia moderata, quae <text:span text:style-name="Default_20_Paragraph_20_Font"><text:span text:style-name="T15">s</text:span></text:span>cilicet tum crassae tum te-<text:line-break/>nuis urinae medium obtinet. Ego sane quae in libro in-<text:line-break/>distincte prolata sunt atque ob id legentes offensura per-</text:p>
      <text:p text:style-name="P3">petuo distinguo ; nam quae indistincta est expositoribus<text:line-break/>doctrina, novitios ea laedit magis quam juvat. Virtutem<text:line-break/>siquidem expositionis existimant esse, si scripta omni ope<text:line-break/>omnique pacto, etiam si conspicue falsa fuerint, defendant.<text:line-break/>Quod ubi in manifestis conspicuisque studiose faciant,<text:line-break/>multo utique magis in obscuris absconditisque nihil ipsis<text:line-break/>curae est veritatis. Quod in fine dictionis dictum est et<text:line-break/>quae circa aurium <text:span text:style-name="Default_20_Paragraph_20_Font"><text:span text:style-name="T15">s</text:span></text:span>onitus talia existunt, bene per fe scri-<text:line-break/>ptum fuisse sine urinarum confideratione , ut <text:span text:style-name="Default_20_Paragraph_20_Font"><text:span text:style-name="T15">s</text:span></text:span>ermo parti-<text:line-break/>colaris esset quem paulo ante universalem dixi ; nempe<text:line-break/>dolores coxae, si qui eos fecit humor recurrerit, possunt<text:line-break/>aliquando desipientiam inferre, si ad caput humor perve-<text:line-break/>nerit. Adscensus igitur humoris ad caput signum erunt<text:line-break/>ea quae in eo apparent symptomata ; quo e numero ha-<text:line-break/>bentur et <text:span text:style-name="Default_20_Paragraph_20_Font"><text:span text:style-name="T15">s</text:span></text:span>onitus. Scribunt autem nonnulli et quae in<text:line-break/>vesica talia; ajunt siquidem orationem hanc ostendere non<text:line-break/>folum consideranda esse urinarum enaeoremata tanquam<text:line-break/>delirii signum , verum quoque et si aliud quippiam tale</text:p>
      <text:p text:style-name="P3">videatur ex his quae ex vesica excernuntur , tanquam ci<text:line-break/>tra hoc affirmare, quod scriptor enunciare hoc pacto vo<text:line-break/>luerit nequeuntes. <text:span text:style-name="Default_20_Paragraph_20_Font"><text:span text:style-name="T15">Praefertimque st urina enaeorema sta<text:line-break/>buerit et quaecunque alia in ea fiunt desipientiae signa<text:line-break/></text:span></text:span>Rursus et in praesentia memoria tenere tirones ipsos opor.<text:line-break/>tet, nullum in urinis esse signum quod delirium portem<text:line-break/>dat. Nempe hae partium hepatis renumque et vesica^<text:line-break/>affectionem indicant, vasorumque sanguinem continentiun<text:line-break/>et facultatis <text:span text:style-name="Default_20_Paragraph_20_Font"><text:span text:style-name="T15">s</text:span></text:span>uccos generantis tum robur tum imbecillitas<text:line-break/>tem ; affectionum vero cerebri alia sunt tum symptomata<text:line-break/>tum signa, de quibus antea audivisti.</text:p>
      <text:h text:style-name="Heading_20_2" text:outline-level="2">X XXVII.</text:h>
      <text:p text:style-name="P4"><text:span text:style-name="Default_20_Paragraph_20_Font"><text:span text:style-name="T15">En alvo liquida lassitudine laboranti, caput dolenti, stticu..<text:line-break/>losu, vigilanti, obscure loquenti, impotenti; quibus talia<text:line-break/>sunt, mentis emotio metuenda est.</text:span></text:span></text:p>
      <text:p text:style-name="P2">Liquida alvus, ita autem appelletur in qua liquida<text:line-break/>deiiciantur, et lassitudinis sensus, qui scilicet aegro fit,<text:line-break/>morbosa quidem sunt symptomata; sed delirium non por-<text:line-break/>tendunt, fi quae ante dicta sunt memoria non exciderint;<text:line-break/>ubi quonam pacto singulorum morborum signa atque alia<text:line-break/>omnia, quae in aegri corpore appareant, cognoscere opor-<text:line-break/>teat percurrimus. Quaedam enim sunt, ut morborum sin-<text:line-break/>gulosum differentiae inter se separentur; alia vero ut sin-<text:line-break/>guIarum affectionum mores cognoscantur vel futura cogno-<text:line-break/>lcatur crisis, qualisnam futura sit et quando. De singulis<text:line-break/>porro tum symptomatis tum signis ita docendum esse<text:line-break/>ostendimus, quomodo Hippocrates in prognostico fecit, sin-<text:line-break/>gulosum vires per se edocens aut cum pluribus ejusdem<text:line-break/>generis; quo modo libri hujus auctor capite dolentes com-<text:line-break/>memoravit vigilesque et obscuros. Nam si obscuros dici<text:line-break/>intellexerimus eos qui obscure loquuntur, propter voca-<text:line-break/>lium <text:span text:style-name="Default_20_Paragraph_20_Font"><text:span text:style-name="T15">o</text:span></text:span>rganorum offensam, quam ex nervorum vitio con-</text:p>
      <text:p text:style-name="P3">traxerunt vel propter mentis laesionem , tria ejusdem ge-<text:line-break/>neris erunt signa. Dolor quidem capitis fere locum affe-<text:line-break/>ctum demonstrabit; vigilia vero quae in diversis cerebri<text:line-break/>affectionibus fiunt, vigiliam somnumque et vigilias coma-<text:line-break/>que cognoscenti ostendet. De asaphia, quam obscuritatem<text:line-break/>diximus, quo sensu intelligentibus delirium portendat nu-<text:line-break/>per egi. Haec igitur vel genere vel specie vel quovis<text:line-break/>modo quis appellare voluerit, inter phrenitica connume-<text:line-break/>rantur signa. At quoniam phreniticam affectionem maxime<text:line-break/>siccam cernimus, quaecunque siccitatis symptomata in vi-<text:line-break/>cinis capiti instrumentis aut quamcunque cum eo habeant<text:line-break/>societatem existunt, ea quoque et futuram desipientiam<text:line-break/>coindicant. Quo signorum in genere in praesentis dictio-<text:line-break/>nis morbo dictum est sitis. Lassitudo autem quod multis<text:line-break/>modis fiat, ut in commentariis de tuenda valetudine de-<text:line-break/>monstratum est, nihil aliud n<text:span text:style-name="Default_20_Paragraph_20_Font"><text:span text:style-name="T15">o</text:span></text:span>bis manisesti indicat. Quum<text:line-break/>enim lassitudo, quae ulcerosum sensum habet ob mordaces<text:line-break/>acresque humores fiat ; quae tensivum ob c<text:span text:style-name="Default_20_Paragraph_20_Font"><text:span text:style-name="T15">o</text:span></text:span>piam quae</text:p>
      <text:p text:style-name="P3">phlegmonosum ob utrumque; si sane ea vel ulcerosa vel<text:line-break/>pblegmonofa fuerit, ad spem desipientiae generandae qusp-<text:line-break/>piam conseret; si tensiva nihil. Sic et alvus liquida bile<text:line-break/>quidem flava sincera exeunte vel et ex c<text:span text:style-name="Default_20_Paragraph_20_Font"><text:span text:style-name="T15">o</text:span></text:span>lliquamentis, de<text:line-break/>generatione phreniticae affectionis quippiam coindicabit;<text:line-break/>magisque si spumosae fuerint dejectiones. Quum vero<text:line-break/>non adjecta sit in dictione exeuntium qualitas, sed dicta<text:line-break/>simpliciter alvus liquida, nihil ad morbi hujus praenotio-<text:line-break/>nem ex ea assumere valebimus. Nempe ut antea dictum<text:line-break/>est post propria affectionis signa , quaecunque generis in<text:line-break/>quo affectio est indicatoria existunt, ea quippiam indica-<text:line-break/>bunt. Primum siquidem non affectionis ipsius indicatoria<text:line-break/>talia existunt, fed generis in quo affectio continetur, quae<text:line-break/>calida et sicca est. Quoniam vero unumquodque genus<text:line-break/>speciebus familiare est, ad praecognitionem <text:span text:style-name="Default_20_Paragraph_20_Font"><text:span text:style-name="T15">s</text:span></text:span>pecierum con-<text:line-break/>feret, si signorum generis propriorum quaedam apparue-<text:line-break/>rint. Verbum autem impotentia in dictorum signorum</text:p>
      <text:p text:style-name="P3">concursione adlectum , nihil prorsus ad affectionis delirii<text:line-break/>praecognitionem affert auxilii , sicuti neque ad magnitudi-<text:line-break/>nis ipsius cognitionem. Nempe, inquiens, ut hi mente<text:line-break/>moveantur spes est, delirii quidem affectionem fore osten-<text:line-break/>dit, non tamen hanc vel parvam vel magnam. Unde igi-<text:line-break/>tur magnitudinem ipsius accepit? Neque enim aerugino-<text:line-break/>sus neque niger vomitus factus videtur, non urina non<text:line-break/>dejectio talis, sicuti neque alia quae ecstafeos, id est com-<text:line-break/>motionis mentis, signa prius recensuit. Non igitur dictam<text:line-break/>nuper syudromen in phrenitin finituram speramus et pe-<text:line-break/>riculosam phrenitin, propterea quod verbum impotentia<text:line-break/>adjecit ; talem autem sequi phrenitin ut mente moveatur,<text:line-break/>neque ipse sperabis neque alteri praedicere audebis. Ta-<text:line-break/>lis siquidem fieri quandoque potest; sed praenotio non ex<text:line-break/>his quae raro contingunt signis fit, sed ex his quae con-<text:line-break/>tinua fiunt vel maxima ex parte veritatem habent. Vo-<text:line-break/>lumus siquidem in praedictionibus ipsis perpetuo, si fieri<text:line-break/>possit, voti compotes esse, ita ut si quis octies animi sen-<text:line-break/>tentia frustretur, bis vero ei succedat ex voto, is quam</text:p>
      <text:p text:style-name="P3">idiota abjectior et contemptibilior sit. Potest siquidem<text:line-break/>idiota de aegris pronuncians semper quod evenit, si sae-<text:line-break/>pius assequatur quod velit, vera loqui vel salsa.</text:p>
      <text:h text:style-name="Heading_20_2" text:outline-level="2">XXXVHI.</text:h>
      <text:p text:style-name="Normal"><text:span text:style-name="Default_20_Paragraph_20_Font"><text:span text:style-name="T15">-Exsudantes ac potissimum circa caput</text:span></text:span> i<text:span text:style-name="Default_20_Paragraph_20_Font"><text:span text:style-name="T15">n acutis submoleste<text:line-break/>ferentes malum, tum alias tum in urinis nigris; turbi</text:span></text:span>s<text:line-break/><text:span text:style-name="Default_20_Paragraph_20_Font"><text:span text:style-name="T15">dus quoque et in his spiritus malu</text:span></text:span>nt.</text:p>
      <text:p text:style-name="P1">Perniciosa quidem et absque aliis est nigra urina,<text:line-break/>verum si et illa adjecta fuerint , praecognitionem valde<text:line-break/>augebunt. Sed quidnam indicet turbidus spiritus inter<text:line-break/>obscura collocare oportet; et potissimum quod neque in<text:line-break/>prognostico neque in aphorismis neque in Iegitimo alio<text:line-break/>libro spiritum turbidum dixerit, quemadmodum urinam.<text:line-break/>Sed quaenam urina sit turbida non nos modo ex iis, qui<text:line-break/>turbidas aquas perpetuo dicunt intelligimus , verum qu<text:span text:style-name="Default_20_Paragraph_20_Font"><text:span text:style-name="T15">o-<text:line-break/></text:span></text:span>que et Hippocrates ipse d<text:span text:style-name="Default_20_Paragraph_20_Font"><text:span text:style-name="T15">o</text:span></text:span>cuit, quum inquit, tanquam</text:p>
      <text:p text:style-name="P3">fedimentum returbaveris , assimilat quoque et eam jumen-<text:line-break/>torum urinis ; non tamen quid per spiritum turbidum in-<text:line-break/>infligere oporteat liquet; quoniam nullus dicat ut aquam<text:line-break/>turbidam ita et aerem turbidum ; nisi quis vapore plenum<text:line-break/>intellexerit, quomodo expositores quidam hujus orationis<text:line-break/>intellexerunL Quo etenim pacto sudorem in <text:span text:style-name="Default_20_Paragraph_20_Font"><text:span text:style-name="T15">s</text:span></text:span>yncope fo-<text:line-break/>ras effundi conspicimus, ita effluvium humiditatum in iis<text:line-break/>qui intus divaporantur, aegris internum fieri dicunt; at-<text:line-break/>que ob id per exspirationem vaporem effundi perquam<text:line-break/>multum, idque turbidum scriptum esse. Si vero, ut non-<text:line-break/>nulli , primam syllabam non per o <text:span text:style-name="Default_20_Paragraph_20_Font"><text:span text:style-name="T20">θ</text:span></text:span><text:span text:style-name="Default_20_Paragraph_20_Font"><text:span text:style-name="T19">ολερὸν</text:span></text:span><text:span text:style-name="Default_20_Paragraph_20_Font"><text:span text:style-name="T24">, </text:span></text:span>fed per <text:span text:style-name="Default_20_Paragraph_20_Font"><text:span text:style-name="T19">α</text:span></text:span><text:span text:style-name="Default_20_Paragraph_20_Font"><text:span text:style-name="T24"><text:line-break/></text:span></text:span><text:span text:style-name="Default_20_Paragraph_20_Font"><text:span text:style-name="T20">θ</text:span></text:span><text:span text:style-name="Default_20_Paragraph_20_Font"><text:span text:style-name="T19">αλερὸν</text:span></text:span><text:span text:style-name="Default_20_Paragraph_20_Font"><text:span text:style-name="T24"> </text:span></text:span><text:span text:style-name="Default_20_Paragraph_20_Font"><text:span text:style-name="T15">s</text:span></text:span>cripseris , non amplius qualisnam sit spiritus <text:span text:style-name="T22">θα</text:span>-<text:line-break/><text:span text:style-name="Default_20_Paragraph_20_Font"><text:span text:style-name="T19">λερὸς</text:span></text:span><text:span text:style-name="Default_20_Paragraph_20_Font"><text:span text:style-name="T24"> </text:span></text:span>conjectura est colligendum. Faciem enim <text:span text:style-name="Default_20_Paragraph_20_Font"><text:span text:style-name="T20">θ</text:span></text:span><text:span text:style-name="Default_20_Paragraph_20_Font"><text:span text:style-name="T19">αλερἀν</text:span></text:span><text:span text:style-name="Default_20_Paragraph_20_Font"><text:span text:style-name="T24"><text:line-break/></text:span></text:span>for<text:span text:style-name="Default_20_Paragraph_20_Font"><text:span text:style-name="T15">s</text:span></text:span>an quis intellexit veluti bene habitam et bene co-<text:line-break/>furatam ; fed quidnam significet spiritus <text:span text:style-name="Default_20_Paragraph_20_Font"><text:span text:style-name="T20">θ</text:span></text:span><text:span text:style-name="Default_20_Paragraph_20_Font"><text:span text:style-name="T19">αλερὸς</text:span></text:span><text:span text:style-name="Default_20_Paragraph_20_Font"><text:span text:style-name="T24">, </text:span></text:span>nosse non<text:line-break/>est, nisi vehementer magnum indicare voluerit. Nominum<text:line-break/>siquidem alienus usus causam praebet iis qui volunt, quo-<text:line-break/>quo pacto evenerit, intelligendi. Proinde quidam per o</text:p>
      <text:p text:style-name="P2">scriptum <text:span text:style-name="Default_20_Paragraph_20_Font"><text:span text:style-name="T20">θ</text:span></text:span><text:span text:style-name="Default_20_Paragraph_20_Font"><text:span text:style-name="T19">ολερὸν</text:span></text:span><text:span text:style-name="Default_20_Paragraph_20_Font"><text:span text:style-name="T24">, </text:span></text:span>grave olentem intellexerunt ut alii rau-<text:line-break/>cum; alii rursus turbatum ut difficultatem spirandi ab eo<text:line-break/>significari velint, veluti ac si ita dixisset: <text:span text:style-name="Default_20_Paragraph_20_Font"><text:span text:style-name="T15">spirandi quoque<text:line-break/>dispcultas in his mala.</text:span></text:span> Neque tamen libri hujus auctor<text:line-break/>posse simpliciter spirandi difficultatem indicare videtur,<text:line-break/>fed unam quandam ejus differentiam ; sive enim per <text:span text:style-name="Default_20_Paragraph_20_Font"><text:span text:style-name="T19">α</text:span></text:span><text:span text:style-name="Default_20_Paragraph_20_Font"><text:span text:style-name="T24"><text:line-break/></text:span></text:span><text:span text:style-name="Default_20_Paragraph_20_Font"><text:span text:style-name="T20">θ</text:span></text:span><text:span text:style-name="Default_20_Paragraph_20_Font"><text:span text:style-name="T19">αλερὸν</text:span></text:span><text:span text:style-name="Default_20_Paragraph_20_Font"><text:span text:style-name="T24">, </text:span></text:span>sive per <text:span text:style-name="Default_20_Paragraph_20_Font"><text:span text:style-name="T19">ο</text:span></text:span><text:span text:style-name="Default_20_Paragraph_20_Font"><text:span text:style-name="T24"> </text:span></text:span><text:span text:style-name="Default_20_Paragraph_20_Font"><text:span text:style-name="T20">θ</text:span></text:span><text:span text:style-name="Default_20_Paragraph_20_Font"><text:span text:style-name="T19">ολερὸν</text:span></text:span><text:span text:style-name="Default_20_Paragraph_20_Font"><text:span text:style-name="T24"> </text:span></text:span>scriptum sit, videtur ea ap-<text:line-break/>pollutione speciem unam difficultatis spirandi, non simpli-<text:line-break/>citer difficultatem spirandi omnem indicare voluisse.</text:p>
      <text:h text:style-name="Heading_20_2" text:outline-level="2"><text:bookmark-start text:name="bookmark22"/><text:span text:style-name="Default_20_Paragraph_20_Font">XXXIX.</text:span><text:bookmark-end text:name="bookmark22"/></text:h>
      <text:p text:style-name="P4"><text:span text:style-name="Default_20_Paragraph_20_Font"><text:span text:style-name="T15">Praeter</text:span></text:span> u<text:span text:style-name="Default_20_Paragraph_20_Font"><text:span text:style-name="T15">acuationis</text:span></text:span> n<text:span text:style-name="Default_20_Paragraph_20_Font"><text:span text:style-name="T15">asorum rationem</text:span></text:span> i<text:span text:style-name="Default_20_Paragraph_20_Font"><text:span text:style-name="T15">mpotentiae, non<text:line-break/>ex</text:span></text:span>i<text:span text:style-name="Default_20_Paragraph_20_Font"><text:span text:style-name="T15">stente vasorum vacuatione, malum.</text:span></text:span></text:p>
      <text:p text:style-name="P1">Quod dicitur neque obscurum est neque ipsius causa<text:line-break/>inventu est difficilis; nempe quod dicitur tale est: invali-<text:line-break/>dos imbecillosque in actionibus sicuti plurimum vacuatos</text:p>
      <text:p text:style-name="P3">in periculo esse existima, si nulla in ipsis facta fuerit in-<text:line-break/>signis vacuasse. Nam si facultas sine ulla manifesta va-<text:line-break/>cuatione imbecilla fuerit, gravantem ostendit copiam veI<text:line-break/>unius principiorum intemperiem. Quum vero tria sint,<text:line-break/>ut didicisti, principia, cerebrum quidem functionum earum<text:line-break/>quae ex voluntate oriuntur; cor vitalium appellatarum;<text:line-break/>jecur vero earum quae alimoniae inserviunt, quas et natu-<text:line-break/>rales vocant; naturalis facultatis vitalisque imbecillitas<text:line-break/>deterrima est et cito hominem tollit; nempe et una cum<text:line-break/>ea quae a cerebro est confestim exfolvitur; quae si assi-<text:line-break/>ciatur, non protinus cor ipsum laeditur. Sed de hujus-<text:line-break/>modi cunctis in multis nostris lucubrationibus didicisti.</text:p>
      <text:h text:style-name="Heading_20_2" text:outline-level="2">Xsu</text:h>
      <text:p text:style-name="P4"><text:span text:style-name="Default_20_Paragraph_20_Font"><text:span text:style-name="T15">Al</text:span></text:span>u<text:span text:style-name="Default_20_Paragraph_20_Font"><text:span text:style-name="T15">i interceptae sed parca, nigra, caprinis stercor</text:span></text:span>i<text:span text:style-name="Default_20_Paragraph_20_Font"><text:span text:style-name="T15">bus stmi-<text:line-break/>lia ad necessitatem de</text:span></text:span>i<text:span text:style-name="Default_20_Paragraph_20_Font"><text:span text:style-name="T15">icientes; nasus</text:span></text:span> i<text:span text:style-name="Default_20_Paragraph_20_Font"><text:span text:style-name="T15">n his sangu</text:span></text:span>i<text:span text:style-name="Default_20_Paragraph_20_Font"><text:span text:style-name="T15">nem<text:line-break/>fundens malum.</text:span></text:span></text:p>
      <text:p text:style-name="P2"><text:span text:style-name="Default_20_Paragraph_20_Font"><text:span text:style-name="T15">.Env</text:span></text:span>padou<text:span text:style-name="Default_20_Paragraph_20_Font"><text:span text:style-name="T15">q</text:span></text:span> vocant caprarum dejecti<text:span text:style-name="Default_20_Paragraph_20_Font"><text:span text:style-name="T15">o</text:span></text:span>nes; sunt autem<text:line-break/>hae siccae atque id quod excernitur, propria circumseri-<text:line-break/>plione rotundum circumductumque existit. Quum igitur<text:line-break/>quis hoc pacto sicca et circumducta dejecerit in spiras<text:line-break/>voluta appellantur; siuntque talia et quod plusculo tem-<text:line-break/>pote retineantur et propter copiam igneae caliditatis. Si<text:line-break/>igitur praeterquam quod talia existant, nigra quoque fue-<text:line-break/>rint, flagrantem ardentemque circa medium corporis affe-<text:line-break/>ctionem esse declarant ; atque ob id mala existunt. Ser-<text:line-break/>moni adlectum est <text:span text:style-name="Default_20_Paragraph_20_Font"><text:span text:style-name="T15">et per nares eruptio stat malum;</text:span></text:span> ve-<text:line-break/>luti in aliis multis dictionibus scribente quod multorum<text:line-break/>commune est tanquam proprium auctore; quod sermone<text:line-break/>uno universali doctrinam comprehendere non possit. Est<text:line-break/>autem commune in ipsis tale. .Hilia vacuationem multam<text:line-break/>tanquam quassationem vehementem atque multis in mor-<text:line-break/>his commode factam non sustinent praesiccati neque rigo-<text:line-break/>rem neque alvi excretionem neque sudores neque paroti-<text:line-break/>das insignes vel quempiam decubitum alium. Ita enim</text:p>
      <text:p text:style-name="P3">eos qui in epidemiis facti sunt , abscess<text:span text:style-name="Default_20_Paragraph_20_Font"><text:span text:style-name="T15">u</text:span></text:span>s incusamus vel<text:line-break/>minores, ut dixi, tanquam nihil juvantes , vel majores<text:line-break/>tanquam sustineri nequeant. Sanguinis itaque eruptiones<text:line-break/>hoc modo non ferunt, qui ante funt arefacti. Talis an-<text:line-break/>tem est praedicta affectio , quum ne uni quidem per morbi<text:line-break/>initia, in spiras circumducta exeant excrementa; neque ea<text:line-break/>simpliciter <text:span text:style-name="Default_20_Paragraph_20_Font"><text:span text:style-name="T15">s</text:span></text:span>ed cum medici diligentia et operatione vel per<text:line-break/>clysterem vel per glandem; nempe haec oratio ad necessi-<text:line-break/>tatem tale quippiam ostendit.</text:p>
      <text:h text:style-name="Heading_20_2" text:outline-level="2">XLI.</text:h>
      <text:p text:style-name="P4"><text:span text:style-name="Default_20_Paragraph_20_Font"><text:span text:style-name="T15">Quibus lumborum dolor diuturnus cum aestu sustidiosu, h</text:span></text:span>i<text:line-break/><text:span text:style-name="Default_20_Paragraph_20_Font"><text:span text:style-name="T15">st exsudent, malum, Num et his tremores stunt? ^ed<text:line-break/>et</text:span></text:span> n<text:span text:style-name="Default_20_Paragraph_20_Font"><text:span text:style-name="T15">ox ut in rigore conspicua.</text:span></text:span></text:p>
      <text:p text:style-name="P1">Rursus concursio dictorum <text:span text:style-name="Default_20_Paragraph_20_Font"><text:span text:style-name="T15">s</text:span></text:span>ymptomatum ex proprio<text:line-break/>constat intuitu, non logica est; atque ob id ipse quoque<text:line-break/>de hoc addubitans inquit an et his tremor fit? Malam</text:p>
      <text:p text:style-name="P3">vero ait concursionem de ea re non dubitans quod lum-<text:line-break/>horum dolor una eum aestu fastidioso diutius maneat:<text:line-break/>fudatiuncula autem his adveniens certiorem efficit prae-<text:line-break/>cognitionem. Sive namque <text:span text:style-name="Default_20_Paragraph_20_Font"><text:span text:style-name="T15">s</text:span></text:span>udorem exiguum toto fieri<text:line-break/>corpore ab <text:span text:style-name="Default_20_Paragraph_20_Font"><text:span text:style-name="T19">ἐφιδρώσεως</text:span></text:span><text:span text:style-name="Default_20_Paragraph_20_Font"><text:span text:style-name="T24"> </text:span></text:span>nomine significari intellexerimus,<text:line-break/>signum bonum non est, quum ab eo et si non lumborum<text:line-break/>dolorem, certe fastidiosum aestum fulvi oportebat; sive<text:line-break/>sudores eos qui circa thoracem caputque fiunt intellexe-<text:line-break/>rimus, quod perpetuo hi mali sint constat, facultatis issi-<text:line-break/>becillitatem vel in his partibus copiam indicantes. Ob<text:line-break/>haec quidem omnia praedicta signorum concursio mala esse<text:line-break/>Quum vero multae in lumbis sint partes, non liquet ex<text:line-break/>auctoris verbis quaenam afficiatur, in qua dolor diu per-<text:line-break/>se v ere t et aestus fastidiosus non desinat, fed signis aliis<text:line-break/>dijudicare convenit. Si igitur renes fuerint affecti, <text:span text:style-name="Default_20_Paragraph_20_Font"><text:span text:style-name="T15">i</text:span></text:span>cis<text:line-break/>horum affectiones per urinas cognoscendas esse; si vero<text:line-break/>aliquis vel eorum qui inibi sunt vel dorsalia medullae</text:p>
      <text:p text:style-name="P2">musculorum passas fuerit , jam tibi et cum alio adjecto<text:line-break/>signo constat; nempe affecta dorsali medulla sensus turpo-<text:line-break/>ris erit in his partibus, q<text:span text:style-name="Default_20_Paragraph_20_Font"><text:span text:style-name="T15">u</text:span></text:span>ae ex ea affecta enascuntur.<text:line-break/>Didicisti autem ex dissectione nervorum dorsalia medullae<text:line-break/>et qui ab unaquaque vertebra enascantur nervi et partes<text:line-break/>corporis, ad quas dispertiantur. Si igitur signum aliquod<text:line-break/>affectae dorsalia medullae tibi adfuerit, tum tremorem tum<text:line-break/>aliam omnem nervorum affectionem fore exspecta, quas<text:line-break/>inter una existit tremulae vocis oblaesio. Nempe oratio<text:line-break/>haec ut in rigore, vocem tremulam indicat.</text:p>
      <text:h text:style-name="Heading_20_2" text:outline-level="2">XLH.</text:h>
      <text:h text:style-name="P29" text:outline-level="2"><text:bookmark-start text:name="bookmark24"/><text:span text:style-name="Default_20_Paragraph_20_Font"><text:span text:style-name="T15">Extrema c</text:span></text:span>o<text:span text:style-name="Default_20_Paragraph_20_Font"><text:span text:style-name="T15">rporis quae ad utraque contraria cito permu-<text:line-break/>tantur malum; sitis quoque hu</text:span></text:span>j<text:span text:style-name="Default_20_Paragraph_20_Font"><text:span text:style-name="T15">usmodi, malum.</text:span></text:span><text:bookmark-end text:name="bookmark24"/></text:h>
      <text:p text:style-name="P1">Quidnam cum praescripta dictione prae<text:span text:style-name="Default_20_Paragraph_20_Font"><text:span text:style-name="T15">s</text:span></text:span>entem anne-<text:line-break/>ctunt ; atque ob id eam cum coniunctione <text:span text:style-name="Default_20_Paragraph_20_Font"><text:span text:style-name="T15">autem, </text:span></text:span>hoc<text:line-break/>scribunt pacto: <text:span text:style-name="Default_20_Paragraph_20_Font"><text:span text:style-name="T15">extrema autem corporis, st celeriter in</text:span></text:span></text:p>
      <text:p text:style-name="P3"><text:span text:style-name="Default_20_Paragraph_20_Font"><text:span text:style-name="T15">utramque conditionem permutentur, malum. </text:span></text:span>Sed quae in<text:line-break/>ea dicuntur, ab ante dictu c<text:span text:style-name="Default_20_Paragraph_20_Font"><text:span text:style-name="T15">o</text:span></text:span>ncursione distinguuntur;<text:line-break/>quapropter et scriptor, qui cum illis ea scripsit, veluti<text:line-break/>et multa alia inter se conjunxit , quamquam nullam ha-<text:line-break/>beant communitatem. Nos igitur horum expositionem<text:line-break/><text:span text:style-name="Default_20_Paragraph_20_Font"><text:span text:style-name="T15">s</text:span></text:span>eorsum moliri op<text:span text:style-name="Default_20_Paragraph_20_Font"><text:span text:style-name="T15">o</text:span></text:span>rtet. Nam si summae corporis partes<text:line-break/>facile in utramque permutentur conditionem, malum signum<text:line-break/>est. Summae corporis partes pedes sunt, manus, aures et<text:line-break/>nasus, quae et in his, quae cum frigore fiunt, accessionum<text:line-break/>invasionibus primae omnium frigescunt. Quod autem<text:line-break/>oratio haec in utramque conditionem caliditatem dicat<text:line-break/>et frigiditatem, liquido constat omnibus. Quum igitur se-<text:line-break/>cundum naturam habemus, temperate habent summae cor-<text:line-break/>poris partes, nulla repentina facta in his mutatione. Nam<text:line-break/>tametsi quam maxime hieme frigidae et aestate calidae<text:line-break/>fuerint, paulatim tamen talem assequuntur permutationem;<text:line-break/>non celerem quidem nec usque ade<text:span text:style-name="Default_20_Paragraph_20_Font"><text:span text:style-name="T15">o</text:span></text:span> validam , ut vel hieme<text:line-break/>similiter glacie refrigerentur vel aestate iis, quae ab igne</text:p>
      <text:p text:style-name="P2">multo calefacta sint assimilentur. In morbis autem summe<text:line-break/>malignis permutatio harum hora una ad contraria efficitur,<text:line-break/>interdum quidem ut tanquam hieme perfrigescant, inter-<text:line-break/>dum vero tanquam aestate calescant. Id autem contingit,<text:line-break/>quum propriam caliditatem non habuerint, atque a febrili<text:line-break/>calefiant; quae a corporis medio incipiens, flammaeque<text:line-break/>similis corpus totum depascens extrema concalefacit ; quae<text:line-break/>et quum tran spiraverit, statim ea refrigescunt, exstincta na-<text:line-break/>turali caliditate. Sitis quoque hujusmodi, inquit, mala<text:line-break/>est; ubi verbum hujusmodi quod eam dicat, quae celeri-<text:line-break/>ter in contraria permutatur, veluti de summis dictum est<text:line-break/>partibus, nemo ignorat. Permutatio aut sitis ad contraria<text:line-break/>fit, quum paulo ante sitiens confestim sine siti reddatur;<text:line-break/>et rursum post paulo sitiens erit, non desinente scilicet<text:line-break/>siticulosa affectione; fieri siquidem non potest ut aeger<text:line-break/>paulo ante valenter exsiccatus ita perfecte humectatur ut<text:line-break/>sine siti fiat. Quidnam ergo est quod in ita affectis con-<text:line-break/>tingit? Sane quod his qui toto die totaque nocte in-</text:p>
      <text:p text:style-name="P3">terdum nullo pacto <text:span text:style-name="Default_20_Paragraph_20_Font"><text:span text:style-name="T15">s</text:span></text:span>ecernunt urinam. Prius siquidem<text:line-break/>neque corporis affectiones mens aegri confequuta est, col-<text:line-break/>lectaque urina nondum valenter vesicam distendit; at po-<text:line-break/>steaquam mens confequuta est et vesica impleta, ob haec<text:line-break/>ambo sensit affectionem aeger. Quo igitur modo id dest-<text:line-break/>pientiae est signum, sic et quod in siti dictum est; quum.<text:line-break/>aegri quidem sitiendi affecti<text:span text:style-name="Default_20_Paragraph_20_Font"><text:span text:style-name="T15">o</text:span></text:span>nem semper habeant, sed non<text:line-break/><text:span text:style-name="Default_20_Paragraph_20_Font"><text:span text:style-name="T15">s</text:span></text:span>entiant, donec eorum anima sensu praedita magis redda-<text:line-break/>tur et sitiendi affectio ad summum augeatur. Summarum<text:line-break/>igitur corporis partium ad contraria permutationem ma-<text:line-break/>lum esse putandum, utpote quae caloris nativi imbecilli-<text:line-break/>tatem ostendat et ejus qui praeter naturam est robur.<text:line-break/>Sitis vero permutationem languorem quidem fensificae fa-<text:line-break/>cultatis, robur vero siticulosae affectionis.</text:p>
      <text:h text:style-name="Heading_20_2" text:outline-level="2">XLIH.</text:h>
      <text:h text:style-name="Normal" text:outline-level="2"><text:bookmark-start text:name="bookmark26"/>E<text:span text:style-name="Default_20_Paragraph_20_Font"><text:span text:style-name="T15">x moderato ferox responsio malum.</text:span></text:span><text:bookmark-end text:name="bookmark26"/></text:h>
      <text:p text:style-name="P2">Sermone hoc generalior existit alius qui non <text:span text:style-name="Default_20_Paragraph_20_Font"><text:span text:style-name="T15">so</text:span></text:span>lum<text:line-break/>hunc continet, verum et alios quosdam non paucos. Omne<text:line-break/>siquidem quod praeter naturam propriam malum, genus<text:line-break/>horum est atque multorum aliorum sermonum. Cui enim<text:line-break/>proprie natura composita est, is non <text:span text:style-name="Default_20_Paragraph_20_Font"><text:span text:style-name="T15">s</text:span></text:span>olum, quum incom-<text:line-break/>positus desipit, pernicio<text:span text:style-name="Default_20_Paragraph_20_Font"><text:span text:style-name="T15">s</text:span></text:span>e affectionem habere demonstrat,<text:line-break/>verum quoque et cum ferocitate respondens prope ad phre-<text:line-break/>nitidem accessit; cui vero vice versa responsio in feroci<text:line-break/>natura composita est, ut is veI in cataphoram vel lethar-<text:line-break/>gum venturus sit spes est.</text:p>
      <text:h text:style-name="Heading_20_2" text:outline-level="2">XL1V.</text:h>
      <text:h text:style-name="Normal" text:outline-level="2"><text:bookmark-start text:name="bookmark28"/><text:span text:style-name="Default_20_Paragraph_20_Font"><text:span text:style-name="T15">Vox acuta, his hypochoudria intro trahuntur.</text:span></text:span><text:bookmark-end text:name="bookmark28"/></text:h>
      <text:p text:style-name="P1">Secundum naturam fano dicendum erat, quibus in<text:line-break/>morbis vox acuitur, trahuntur his hypochondria ad inter-<text:line-break/>nam <text:span text:style-name="Default_20_Paragraph_20_Font"><text:span text:style-name="T15">s</text:span></text:span>edem. Sed nescio quo modo oblectatur libri hujus<text:line-break/>auctor ita enunciati<text:span text:style-name="Default_20_Paragraph_20_Font"><text:span text:style-name="T15">o</text:span></text:span>nibus alienis. Relicto igitur de hac</text:p>
      <text:p text:style-name="P3">re studio ad eorum quae dicuntur intelligentiam veniamus;<text:line-break/>quae neque ipsa universalis est, ut aliae multae eorum<text:line-break/>quae in hoc libro dicuntur, vera tamen ita enuncietur,<text:line-break/>quod plerisque, qui in morbis vocem mittunt acutam, ad<text:line-break/>internam sedem trahantur hypochondria. Nempe id ver-<text:line-break/>bum <text:span text:style-name="Default_20_Paragraph_20_Font"><text:span text:style-name="T19">εἰρύαται</text:span></text:span><text:span text:style-name="Default_20_Paragraph_20_Font"><text:span text:style-name="T24"> </text:span></text:span>significat neque quod hypochondrium ipsum<text:line-break/>propria quadam affectione intro accurrat, sed quod interna<text:line-break/>magis ipsum trahant. Nempe septum transversum sym-<text:line-break/>ptomatis ejusmodi causa est, quum vel inflammatur veI<text:line-break/>arescit propter igneam caliditatem, vel a membrana costas<text:line-break/>fuccingente retrahitur; quum rursus et ea ipsa ob phle.-<text:line-break/>gmonem et ob siccitatem tendatur. Suntque ex medicis<text:line-break/>plerique, qui retractum hypochondrium inter ea, quae<text:line-break/>simul cum phrenitide assident, scripserunt; nam plerique<text:line-break/>phrenitici ita affici videntur; sed praesens oratio retrahi<text:line-break/>hypochondria non dicit, sed ad interna trahi. T<text:span text:style-name="Default_20_Paragraph_20_Font"><text:span text:style-name="T15">u</text:span></text:span> autem<text:line-break/>si verum prorsus loqui lubet, ex dimidio utrumque com-<text:line-break/>pones dicesque, intr<text:span text:style-name="Default_20_Paragraph_20_Font"><text:span text:style-name="T15">o</text:span></text:span> sursumque trahi hyp<text:span text:style-name="Default_20_Paragraph_20_Font"><text:span text:style-name="T15">o</text:span></text:span>ch<text:span text:style-name="Default_20_Paragraph_20_Font"><text:span text:style-name="T15">o</text:span></text:span>ndrium</text:p>
      <text:p text:style-name="P2">neque immerito id fieri propter obliquum septi transversi<text:line-break/>situm. Incipit enim ab ossis pectoris, quod sternuat ap-<text:line-break/>pellatur, extremo; atque hinc <text:span text:style-name="Default_20_Paragraph_20_Font"><text:span text:style-name="T15">s</text:span></text:span>ensim oblique descendens<text:line-break/>tum intro tum infra ad lumbos pervenit, ita ut plurimum<text:line-break/>quidem totius ipsius substantiae profundis hypochondriis<text:line-break/>subiaceat, supernum vero principium altius sit. Ob haec<text:line-break/>igitur ad internam supernamque <text:span text:style-name="Default_20_Paragraph_20_Font"><text:span text:style-name="T15">s</text:span></text:span>edem trahi videtur.<text:line-break/>Quod si haec inter fe comparaveris, plus intro quam fur-<text:line-break/>sum transpositum esse tibi videbitur. Relicta itaque ea,<text:line-break/>quae praeter naturam ob instrumentorum siccitatem phle-<text:line-break/>gmonemque musculorum acuitur, voce quoniam angina<text:line-break/>haec affectio vocetur de ea quae aliis in morbis acuitur,<text:line-break/>voce pronunciavit inquiens , his hypochondria intro tra-<text:line-break/>huntur. Vocem itaque acutam ex vocalium instrumento-<text:line-break/>rum angustia in commentariis de voce demonstravimus t<text:line-break/>atque ob id tum spadones tum pueri tum mulieres vocem<text:line-break/>reddunt acutam; in febribus vero siccitas horum angu-<text:line-break/>stiam efficit.</text:p>
      <text:h text:style-name="P24" text:outline-level="2">XLV.</text:h>
      <text:p text:style-name="Normal"><text:span text:style-name="Default_20_Paragraph_20_Font"><text:span text:style-name="T11">O</text:span></text:span><text:span text:style-name="Default_20_Paragraph_20_Font"><text:span text:style-name="T15">culus hebefeens pravum, et suus et caliginosus malum</text:span></text:span><text:span text:style-name="Default_20_Paragraph_20_Font"><text:span text:style-name="T11">l</text:span></text:span></text:p>
      <text:p text:style-name="P1">Oculus hebescens sicuti caliginosus tum ipsi aegro<text:line-break/>tum videntibus fit manisestus; aegro quidem, quum non <text:span text:style-name="Default_20_Paragraph_20_Font"><text:span text:style-name="T15">p<text:line-break/></text:span></text:span>amplius conspicue videt quomodo antea in hebescentibus<text:line-break/>conspectibus; quemadmodum in caliginosis praeter id,<text:line-break/>quod obtuse respicit, adhuc per quandam caliginem videre<text:line-break/>putat; vocant autem <text:span text:style-name="Default_20_Paragraph_20_Font"><text:span text:style-name="T19">ἀχλύν</text:span></text:span><text:span text:style-name="Default_20_Paragraph_20_Font"><text:span text:style-name="T24">, </text:span></text:span>aeris turbationem, quae me-<text:line-break/>dium tum nubis tum nebulae habet crassamentum, ita ut<text:line-break/>quam nebula quidem magis c<text:span text:style-name="Default_20_Paragraph_20_Font"><text:span text:style-name="T15">o</text:span></text:span>ncreverit, quam nubes vero<text:line-break/>minus. Fit autem tale in oculis pathema et non paucis<text:line-break/>qui febre carent, veluti et <text:span text:style-name="Default_20_Paragraph_20_Font"><text:span text:style-name="T19">ἀμαύρωσις</text:span></text:span><text:span text:style-name="Default_20_Paragraph_20_Font"><text:span text:style-name="T24">, </text:span></text:span>quae obscura im-<text:line-break/>beciIIaque instrumentorum sensio existit sine turbamenti<text:line-break/>apparitione; jam vero et laborantibus multis. Est autem<text:line-break/><text:span text:style-name="Default_20_Paragraph_20_Font"><text:span text:style-name="T19">ἀμαύρωσις</text:span></text:span><text:span text:style-name="Default_20_Paragraph_20_Font"><text:span text:style-name="T24"> </text:span></text:span>turbido adspectu generalior ; nempe quum in<text:line-break/>utroque obscure cernatur, aegris quidem ipsis sensio ve-</text:p>
      <text:p text:style-name="P2">luti turbationis cuiusdam in caliginosis conspectibus eve-<text:line-break/>nit; extrinsecus vero videntibus oculus hebescens nullam<text:line-break/>humidi praeter naturam habere videtur consistentiam;<text:line-break/>periit autem ex e<text:span text:style-name="Default_20_Paragraph_20_Font"><text:span text:style-name="T15">o</text:span></text:span> tum splendidum tum lucidum, quod<text:line-break/>in acute videntibus oculis inest. Hebescentes item m<text:span text:style-name="Default_20_Paragraph_20_Font"><text:span text:style-name="T15">o</text:span></text:span>r-<text:line-break/>tuorum oculis similes existunt; multisque morientium at-<text:line-break/>que adhuc tamen viventium tales oculi videntur, veluti<text:line-break/>et his quos extrema habet senectus ; caliginosi vero non<text:line-break/>omnibus , sed solis iis quibus turbidum in pupilla vide-<text:line-break/>tur humidum, quod sanitatis tempore tum lucidum tum<text:line-break/>albicans erat. Ex dictis itaque affectiones oculorum utras-<text:line-break/>que pravas esse manifesto liquet; fixus vero oculus pro-<text:line-break/>pter moventium oculos musculorum immobilitatem fit ;<text:line-break/>immobilitas autem ea propter omnium ipsius musculorum<text:line-break/>vel resolutionem vel aequam et quae in neutram partem<text:line-break/>vergat tensionem proficiscitur; vel propter exactam mo-<text:line-break/>ventis musculos facultatis imbecillitatem. Talis constitu-<text:line-break/>tio ei qua oculi in gyrum vertuntur ex adverso pugnat;</text:p>
      <text:p text:style-name="P3">nempe instabiles funt non secus, quam qui equum ap-<text:line-break/>peIIatum habet, ita ut nunquam conquiescant; contra au-<text:line-break/>tem fixi nunquam moventur. Si igitur causas talis con-<text:line-break/>stitutionis oculorum intellexeris, constat et eas pravas esse.<text:line-break/>Scribunt aliqui in dictione et fixum caligino<text:span text:style-name="Default_20_Paragraph_20_Font"><text:span text:style-name="T15">s</text:span></text:span>um malum,<text:line-break/>caliginem quandam concrevisse in oculis v<text:span text:style-name="Default_20_Paragraph_20_Font"><text:span text:style-name="T15">o</text:span></text:span>lentes ex asse-<text:line-break/>ctionis tum siccitate tum caliditate.</text:p>
      <text:h text:style-name="Heading_20_2" text:outline-level="2">XLVL</text:h>
      <text:h text:style-name="P28" text:outline-level="2"><text:bookmark-start text:name="bookmark30"/><text:span text:style-name="Default_20_Paragraph_20_Font"><text:span text:style-name="T15">Vox acuta clangorosu malum.</text:span></text:span><text:bookmark-end text:name="bookmark30"/></text:h>
      <text:p text:style-name="P1">Nonnulli quidem clangorosa , alii querula plorabun-<text:line-break/>daque scribunt. Quod autem clangorosa vox fiat, quum<text:line-break/>siccitas vocalium organorum intenditur, est demonstratum.<text:line-break/>Plorabunda vero fecundum eandem noscitur intensionem,<text:line-break/>sed difficilior quam clangoro<text:span text:style-name="Default_20_Paragraph_20_Font"><text:span text:style-name="T15">s</text:span></text:span>a existit, quanto majorem<text:line-break/>indicat affectionem.</text:p>
      <text:h text:style-name="P24" text:outline-level="2">XLVII.</text:h>
      <text:p text:style-name="P4"><text:span text:style-name="Default_20_Paragraph_20_Font"><text:span text:style-name="T15">Dentium stridor perniciosum, quibus non est per sanitate</text:span></text:span>m<text:line-break/><text:span text:style-name="Default_20_Paragraph_20_Font"><text:span text:style-name="T15">assuetus; suissiocatio quoque in his pespmum.</text:span></text:span></text:p>
      <text:p text:style-name="P1">Quum libri hujus auctor memorare non con<text:span text:style-name="Default_20_Paragraph_20_Font"><text:span text:style-name="T15">s</text:span></text:span>ueverit<text:line-break/>quae in prognostico scripta sunt, nunc tamen de stridore<text:line-break/>dentium mentionem fecit, adjecitque in fine quod fosso-<text:line-break/>casio in his valde mala sit. At quum didiceris quonam<text:line-break/>pacto stridor dentium procreetur, quonam item modo fuf-<text:line-break/>focatio, nihil in hac etiam dictione fusius recensere est<text:line-break/>necesse, nempe ex illis universa ipse cognosces.</text:p>
      <text:h text:style-name="Heading_20_2" text:outline-level="2">XLV11I.</text:h>
      <text:p text:style-name="P1"><text:span text:style-name="Default_20_Paragraph_20_Font"><text:span text:style-name="T15">Probus faciei color et vultus vehementer tr</text:span></text:span>i<text:span text:style-name="Default_20_Paragraph_20_Font"><text:span text:style-name="T15">stis malum.</text:span></text:span></text:p>
      <text:p text:style-name="Normal">Quod saepius fallat coloratior facies, putentque hanc<text:line-break/>vel sanguinis per nares eruptionis criticae vel absceIfuum<text:line-break/>post aures significatorum esse, ob id jure etiam si cum</text:p>
      <text:p text:style-name="P3">multa tristitia fiat, malum esse signum scripsit. Fieri sis<text:line-break/>quidem nequit ut aegri ita bene colorentur ut qui optime<text:line-break/>valent pro ea quidem quae in illis est affectione, fed ob<text:line-break/>caliditatem multam impen<text:span text:style-name="Default_20_Paragraph_20_Font"><text:span text:style-name="T15">s</text:span></text:span>e rubros ip<text:span text:style-name="Default_20_Paragraph_20_Font"><text:span text:style-name="T15">s</text:span></text:span>os factos et bene<text:line-break/>coloratis similes videri relinquitur. Quod autem vaIde<text:line-break/>rubr<text:span text:style-name="Default_20_Paragraph_20_Font"><text:span text:style-name="T15">u</text:span></text:span>m est, id ad melanchoIiam idoneum esse ait in epi-<text:line-break/>demiorum secundo; cujus signum moestitia existit; atque<text:line-break/>si multa ipsi adfuerit, multo magis. Quum itaque florida<text:line-break/>quidem apparuerit facies, aeger autem valde tristis fuerit,<text:line-break/>quaedam in cerebro valde calida affectio esse videtur quae<text:line-break/>sanguinem exurit; eamque ob causam bilem atram ut de-<text:line-break/>monstratum est gignit. Sed forsan alienum non erit, ut<text:line-break/>quaedam per totum librum <text:span text:style-name="Default_20_Paragraph_20_Font"><text:span text:style-name="T15">s</text:span></text:span>ensu carentia simpliciter com-<text:line-break/>memoravi, ita et nunc faciam fcribamque ex enarrationi-<text:line-break/>bus fent<text:span text:style-name="Default_20_Paragraph_20_Font"><text:span text:style-name="T15">a</text:span></text:span> et intelligentia carentibus aliquam gratia exem-<text:line-break/>pli. Neque sane eum qui primus de his dixit sum admi-<text:line-break/>ratus; commune siquidem id omnium est vitium, ut quo-</text:p>
      <text:p text:style-name="P2">modo filios ita et quae ab illis excogitantur diligant; nisi<text:line-break/>quis valde securus Aesopi fabulam perpetua in memoria<text:line-break/>habuerit, quae duas nos gestare manticas ait, anteriorem<text:line-break/>quidem vitiorum alienorum pIenam, posteriorem nostrorum;<text:line-break/>atque ob id delicta aliorum videre nos, nostra vero non<text:line-break/>cernere ; is etenim <text:span text:style-name="Default_20_Paragraph_20_Font"><text:span text:style-name="T15">s</text:span></text:span>olus ad verorum cognitionem <text:span text:style-name="Default_20_Paragraph_20_Font"><text:span text:style-name="T15">s</text:span></text:span>ese<text:line-break/>exercebit. Non igitur, ut dixi, eum qui primus exposi-<text:line-break/>tionem scripsit demiror, sed eos qui dicta prius inepte<text:line-break/>laudant; quomodo et nunc quidam laudibus extollit eo-<text:line-break/>rum explicationem, qui intelligendum esse ajunt faciei<text:line-break/>quidem bonum colorem in aegrotantis ipsius colore; moe-<text:line-break/>liniam vero multam in medico colorem bonum praeter<text:line-break/>naturam ut signum malum cernente. Nam si Ad docere<text:line-break/>voluisset prorrhetici auctor, ita dixisset : <text:span text:style-name="Default_20_Paragraph_20_Font"><text:span text:style-name="T15">suciei color bonus<text:line-break/></text:span></text:span>u<text:span text:style-name="Default_20_Paragraph_20_Font"><text:span text:style-name="T15">alde maestum signum medico;</text:span></text:span> aut si non ita: <text:span text:style-name="Default_20_Paragraph_20_Font"><text:span text:style-name="T15">suciei co-<text:line-break/>lor bonus oalde moestum reddit medicum;</text:span></text:span> neque ad hoc<text:line-break/>in fine postea adscripsisset, malum. Absurdum siquidem<text:line-break/>admodum atque ab omni intelligentia alienum dicere,</text:p>
      <text:p text:style-name="P2">faciei colorem bonum valde moestum signum medico ma-<text:line-break/>lum vel rursum hoc pacto, faciei color bonus valde moe-<text:line-break/>stum reddit medicum et est signum malum. Nempe veI<text:line-break/>id moestum reddit medicum et signum est malum vel<text:line-break/>malum esse colorem bonum duntaxat dictum sat fuerit;<text:line-break/><text:span text:style-name="Default_20_Paragraph_20_Font"><text:span text:style-name="T15">s</text:span></text:span>ed ut utrumque simul dicatur fieri nequit. Adde quod<text:line-break/>etiam conjunctio <text:span text:style-name="Default_20_Paragraph_20_Font"><text:span text:style-name="T15">et</text:span></text:span> apposita clare indicat in aegroto haec<text:line-break/>ambo contigisse, tum coloratam faciem tum vehementem<text:line-break/>tristitiam. Ut ergo quis praetermissa hujus lectionis in-<text:line-break/>dicatione, ad id quod recenset<text:span text:style-name="Default_20_Paragraph_20_Font"><text:span text:style-name="T15">u</text:span></text:span>r veniat, salsus est eorum<text:line-break/>qui exposuerunt, <text:span text:style-name="Default_20_Paragraph_20_Font"><text:span text:style-name="T15">s</text:span></text:span>ermo. Non enim de necessitate color<text:line-break/>faciei bonus valde moestum reddit medicum, sed interdum<text:line-break/>laetiorem quam antea reddit; quum scilicet faciei colo-<text:line-break/>rem bonum vel sanguinis eruptionis vel absceIsuum post<text:line-break/>aures criticorum signum esse speraverit. Si itaque di-<text:line-break/>ctione ipsa summe tum ambigua tum obscura existente<text:line-break/>talia quaedam excogitarent, veniam hi a nobis mereren-<text:line-break/>tur; sed quoniam rem commodissimam clare distinguens<text:line-break/>docet, quando sane quidem bonum existat signum bene</text:p>
      <text:p text:style-name="P3">colorata facies, quando vero non bonum, quisnam ipsis<text:line-break/>ignosceret? Sicuti et his qui praesentem sermonem de<text:line-break/>mutua inter se transmutatione boni faciei coloris et moe-<text:line-break/>stitiae esse dicunt. Existimant siquidem, quum haec sibi<text:line-break/>invicem succedunt, quando scilicet colore bono desinente<text:line-break/>aeger valde moestus reddatur, rurfusque et moestitiam<text:line-break/>illam subsequatur color bonus, difficile signum esse, ac si<text:line-break/>ambo simul esse nequeant vel ip<text:span text:style-name="Default_20_Paragraph_20_Font"><text:span text:style-name="T15">s</text:span></text:span>e de contrariis antea<text:line-break/>non dixerit, mutuam in <text:span text:style-name="Default_20_Paragraph_20_Font"><text:span text:style-name="T15">s</text:span></text:span>e<text:span text:style-name="Default_20_Paragraph_20_Font"><text:span text:style-name="T15">s</text:span></text:span>e transmutationem non bonum<text:line-break/>signum esse; inibi siquidem generatio alterius tollit alte-<text:line-break/>rius essentiam, quo fit ut simul esse nequeant; fed quod<text:line-break/>moestitia simul cum colore bono consistat, non est im-<text:line-break/>possibile. Si igitur quae in unaquaque oratione ab ali-<text:line-break/>quibus perperam dicta sunt redarguamus, commentario-<text:line-break/>rum prolixitatem non pauci incusabunt; si vero non re-<text:line-break/>prehensa praetermittamus, jam postea erunt qui auditam<text:line-break/>peregrinam expositionem tanquam a me praetermissam<text:line-break/>Vitio vertant, et maxime quum expositionis tum vitium</text:p>
      <text:p text:style-name="P2">tum virtutem nondum discernere queant. Quum ergo<text:line-break/>fieri non possit ut incusationem devitemus, qua vel su-<text:line-break/>pervacue sermonem protrahamus vel utile quippiam prae..<text:line-break/>terminamus, ad alterum divertam, quod lecturis scriptas a<text:line-break/>me explanationes commodius fore credidi.</text:p>
      <text:h text:style-name="Heading_20_2" text:outline-level="2">XI.1X.</text:h>
      <text:p text:style-name="P1"><text:span text:style-name="Default_20_Paragraph_20_Font"><text:span text:style-name="T15">De</text:span></text:span>i<text:span text:style-name="Default_20_Paragraph_20_Font"><text:span text:style-name="T15">ectiones in spumosus stncerasuue desinentes exacerbant.</text:span></text:span></text:p>
      <text:p text:style-name="Normal">Causa cur qui librum exposuerunt ut multas dictio-<text:line-break/>nes alias, ita et hanc perperam obaudierunt, non novi.<text:line-break/>Nempe quum ipse dixerit desinentes, expositionem hi sa-<text:line-break/>ciunt dejectionum spinosarum sincerarumque ; at idem<text:line-break/>non est aut cui talia deficiuntur exacerbandum morbum,<text:line-break/>aut cui desinent dejectiones in talia. Pravae igitur affe-<text:line-break/>ctionis signa sunt spumosae, et sincerae si memoria tenue-<text:line-break/>rimus dejectiones sinceras appellari quae duntaxat unum</text:p>
      <text:p text:style-name="P2">qui excernitur, humorem caeteris impermixtum habent;<text:line-break/>non est tamen ut talia excernentibus morbus exacerbetur<text:line-break/>necesse, quum fieri possit ut conquiescat paulatim cocta<text:line-break/>affectione, in qua talia excernebantur. Quando igitur<text:line-break/>necesse est ut morbus exacerbetur? Quum scilicet deje-<text:line-break/>ctiones praeter id quod non cessent, in spumosus quoque<text:line-break/>sincerasque permutabuntur; nempe hae aliis quae ante<text:line-break/>excernebantur deteriores, exacerbandum morbum indicant.</text:p>
      <text:p text:style-name="P4">U<text:span text:style-name="Default_20_Paragraph_20_Font"><text:span text:style-name="T15">rinarum</text:span></text:span> i<text:span text:style-name="Default_20_Paragraph_20_Font"><text:span text:style-name="T15">n morbis acutis ex re</text:span></text:span>f<text:span text:style-name="Default_20_Paragraph_20_Font"><text:span text:style-name="T15">rigeratione interceptiones<text:line-break/>pessimae.</text:span></text:span></text:p>
      <text:p text:style-name="P1">Morhi acuti ex calidiore materia ortum habent. Si<text:line-break/>ergo urinarum retentio ex vesicae refrigeratione fiat, ma-<text:line-break/>lum ; nempe ex tali intemperie secretricis, quae in vesica<text:line-break/>est, facultatis factam imbecillitatem vel sensus ob resrige-<text:line-break/>ratum ipsius nervum privationem, nervumque ipsum quod</text:p>
      <text:p text:style-name="P2">contristat haud quaquam sentire ostendit; refrigeratio au-<text:line-break/>tem vesicae sit dissoluto ab eo qui praeter naturam est<text:line-break/>naturali vesicae calore. Sed forsan quis objecerit, quam<text:line-break/>ob causam, si febris totum occupaverit corpus, vesica refri-<text:line-break/>gerata est? Quaestionem sane diluit partis aptit<text:span text:style-name="Default_20_Paragraph_20_Font"><text:span text:style-name="T15">u</text:span></text:span>do; non<text:line-break/>enim omnia naturam eandem pariter <text:span text:style-name="Default_20_Paragraph_20_Font"><text:span text:style-name="T15">s</text:span></text:span>ortita f<text:span text:style-name="Default_20_Paragraph_20_Font"><text:span text:style-name="T15">u</text:span></text:span>nte</text:p>
      <text:h text:style-name="Heading_20_2" text:outline-level="2">LI.</text:h>
      <text:p text:style-name="P1"><text:span text:style-name="Default_20_Paragraph_20_Font"><text:span text:style-name="T15">Perniciosa sine signis levantia mortem stgnipcant.</text:span></text:span></text:p>
      <text:p text:style-name="P1">Sine signis inquit, vel exorationis vel concoctionis;<text:line-break/>non autem aliud docet quam universale ill<text:span text:style-name="Default_20_Paragraph_20_Font"><text:span text:style-name="T15">u</text:span></text:span>d in apho-<text:line-break/>rismis ita scriptum: <text:span text:style-name="Default_20_Paragraph_20_Font"><text:span text:style-name="T15">quae non ex ratione levant, his fi-<text:line-break/>dendum non est; neque</text:span></text:span> u<text:span text:style-name="Default_20_Paragraph_20_Font"><text:span text:style-name="T15">alde formidanda mala, quae prae-<text:line-break/>ter rationem eveniunt. </text:span></text:span>Praesens siquidem dictio ab uni-<text:line-break/>versali recedens, eorum quae universali subjecta sunt,<text:line-break/>quippiam edocet, de perniciosis siquidem duntaxat pro-<text:line-break/>nunciat, non de pravis omnib<text:span text:style-name="Default_20_Paragraph_20_Font"><text:span text:style-name="T15">u</text:span></text:span>s; neque enim prorsus quid-</text:p>
      <text:p text:style-name="P2">quid pravum fuerit, mox idem et perniciosum existit.<text:line-break/>Demonstravimus siquidem in prognostico malorum signorum<text:line-break/>differentias non paucas dictas esse, in quibus Hippocratem<text:line-break/>ip<text:span text:style-name="Default_20_Paragraph_20_Font"><text:span text:style-name="T15">s</text:span></text:span>um ex nominum propriorum adfectione magnitudinem<text:line-break/>horum indicare ostendimus. De pravis igitur simpliciter<text:line-break/>et non perniciosis nosse id duntaxat fatis est, non esse his<text:line-break/>fidendum, si absque signis desierint; redibunt siquidem, sed<text:line-break/>non tolIent hominem. Quae vero eo pravitatis devene-<text:line-break/>runt ut et inter perniciosa censeantur, quod haec quidem<text:line-break/>mediocriter pravis infida magis sint, nequeantque secure<text:line-break/>et cum fiducia sine manifestis signis fedari, in libris de<text:line-break/>crisibus est latissime a me demonstratum. Nempe ubi ta-<text:line-break/>Iia tractu temporis laesionem habituatam indissolubiIem-<text:line-break/>que confecerint, revertentur pro malitiae suae magnitu-<text:line-break/>dine, periculi magnitudinem afferentes. Nam causae ali-<text:line-break/>quae eorum quae in corpore procreantur potentia, vir-<text:line-break/>tuteque tum virus rabidorum canum tum letalia ea me-<text:line-break/>dicamenta repraesentant, quae et si in affecto loco nullum</text:p>
      <text:p text:style-name="P3">protinus quod notabile sit pariant symptoma, post qua-<text:line-break/>tuor tamen vel sex menses vel longinquiorem temporis<text:line-break/>moram hominem perimunt. Scimus autem nonnullus et<text:line-break/>a cane rabido morsos, qui postea tum aquas formidavi-<text:line-break/>runt tum interierunt, a primo principio, in quo morsi<text:line-break/>fuerant, post duos vel tres vel quatuor vel musto plures<text:line-break/>menses. Novi sane et quendam qui exacto anno eum in-<text:line-break/>currit affectum quem hydrophobum, id est <text:span text:style-name="Default_20_Paragraph_20_Font"><text:span text:style-name="T15">aquae timorem,<text:line-break/></text:span></text:span>vocant; de quo medicis omnibus summa in solidis ani-<text:line-break/>malis partibus siccitas fieri videbatur, atque una adaucta<text:line-break/>naturatis caliditas in igneam conversa. Affectionem hanc<text:line-break/>caninum virus parit longo tempore, hoc est paulatim;<text:line-break/>atque ob id immedicabilior existit, quod partium solida-<text:line-break/>rum substantia in aliam transeat conditionem ; veluti in<text:line-break/>vitiIiginibus, faucis appellatis, fieri consuevit, nempe et<text:line-break/>altius descendit haec praeter naturam affectio. Quum au-<text:line-break/>tem haec asserent quidem solida corpora, sed n<text:span text:style-name="Default_20_Paragraph_20_Font"><text:span text:style-name="T15">o</text:span></text:span>ndum al—<text:line-break/>teraverunt, simul ut vacuata sunt, solidorum quoque al-</text:p>
      <text:p text:style-name="P2">teratio cessat; interdumque die uno, interdum vero citius<text:line-break/>etiam ad naturalem redeunt habitum. Nempe quum affe-<text:line-break/>ctio fit et nondum saeta est, breviter separata efficiente<text:line-break/>ipsam causa sedatur; si vero completa ea fuerit, etiam si<text:line-break/>vacuata fuerint quae affectionem procreaverint humida,<text:line-break/>nihil in sanationis ratione amplius existit. Simile enim<text:line-break/>quippiam contingit, quemadmodum in lignis evenit, quae<text:line-break/>proxime mollem ignem sunt apposita ; calefiunt siquidem<text:line-break/>valde, <text:span text:style-name="Default_20_Paragraph_20_Font"><text:span text:style-name="T15">s</text:span></text:span>ed nondum inuruntur; quae si prius ab igne sepa-<text:line-break/>raveris quam inuri incipiant, celeriter contractam calidi-<text:line-break/>tatem deponunt; si vero tantum in se exceperint, ut in-<text:line-break/>uri incipiant, etiam si ab igne tollantur, nihilo minus<text:line-break/>inuruntur. Quod si lignum humidum in ignem eundem<text:line-break/>conjiciatur, non protinus accenditur, ut si vel stuppam<text:line-break/>vel caIamum siccum vel ellychnium confeceris, et si post<text:line-break/>paulo lignum hujusmodi sustuleris, brevi post intervallo<text:line-break/>deponet eam, quam ab igne contraxerat, alterationem. Non<text:line-break/>est igitur absurdum, ut talis in corpore paulatim progeni-</text:p>
      <text:p text:style-name="P2">tus sit humor, qualis est et rabientium canum et medica-<text:line-break/>mentorum tractu temporis longiore corrumpentium, ita<text:line-break/>ut pIerosque medicos lateant. Quomodo t in eo qui ob<text:line-break/>lassitudinem, ut videbatur, moderatissime febrili, qui post<text:line-break/>quartum diem urinam <text:span text:style-name="Default_20_Paragraph_20_Font"><text:span text:style-name="T15">s</text:span></text:span>ecrevit substantia quidem tenuem,<text:line-break/><text:span text:style-name="Default_20_Paragraph_20_Font"><text:span text:style-name="T15">s</text:span></text:span>ed colore nigram, ut in utroque eam, quae ex pauco<text:line-break/>atramento scriptorio aquae multae dilut<text:span text:style-name="Default_20_Paragraph_20_Font"><text:span text:style-name="T15">o</text:span></text:span> consurgit mixtu-<text:line-break/>ram representaret ; atque modo alio, si non atramentum<text:line-break/>ipsum dilutum inteIlexerimus , certe eam quae a mustis<text:line-break/>fuligo appelIat<text:span text:style-name="Default_20_Paragraph_20_Font"><text:span text:style-name="T15">u</text:span></text:span>r , quam <text:span text:style-name="Default_20_Paragraph_20_Font"><text:span text:style-name="T19">ἂσβολον</text:span></text:span><text:span text:style-name="Default_20_Paragraph_20_Font"><text:span text:style-name="T24"> </text:span></text:span>appellant Graeci. Visus<text:line-break/>est aeger hic quarto die bene habere ita, ut sequentibus<text:line-break/>diebus lavaret; deinde die <text:span text:style-name="Default_20_Paragraph_20_Font"><text:span text:style-name="T15">s</text:span></text:span>eptimo vesperi, quum febrire<text:line-break/>coepisset, tabefactus obiit. Docetur autem in praesenti<text:line-break/>dictione id, quod optimis medicis opem affert, non vulga-<text:line-break/>ribus; neque enim perniciosorum morborum signa hi no-<text:line-break/>verunt. Adolescens praeterea quidam excernebat cum fe-<text:line-break/>bre imbecilla rubidam proluviem non paucam; faepiusque<text:line-break/>die uno nocteque cum tepida febre; qui hinc moderatius</text:p>
      <text:p text:style-name="P3"><text:span text:style-name="Default_20_Paragraph_20_Font"><text:span text:style-name="T11">habere est vi</text:span></text:span><text:span text:style-name="Default_20_Paragraph_20_Font"><text:span text:style-name="T14">t</text:span></text:span><text:span text:style-name="Default_20_Paragraph_20_Font"><text:span text:style-name="T11">us, ita ut terito die a febre immunis este<text:line-break/>videretur. Ego itaque urinas ipsius, quae tum tenues tum<text:line-break/>albae instar aquae essent, conspiciens; jecoris. insir</text:span></text:span><text:span text:style-name="Default_20_Paragraph_20_Font"><text:span text:style-name="T14">t</text:span></text:span><text:span text:style-name="Default_20_Paragraph_20_Font"><text:span text:style-name="T11">nita-<text:line-break/>tem . permanere conjeci, praecepique ut occurrerent huic<text:line-break/>idoneis tum epithematis tum esculentis et ratione vivendi<text:line-break/>univer</text:span></text:span><text:span text:style-name="Default_20_Paragraph_20_Font"><text:span text:style-name="T14">t</text:span></text:span><text:span text:style-name="Default_20_Paragraph_20_Font"><text:span text:style-name="T11">a. Deridens vero me medicus quidam a Thessalo<text:line-break/>edoctus, qui non solum ipsis nunquam urinas contempla-<text:line-break/>tus erat, </text:span></text:span><text:span text:style-name="Default_20_Paragraph_20_Font"><text:span text:style-name="T14">t</text:span></text:span><text:span text:style-name="Default_20_Paragraph_20_Font"><text:span text:style-name="T11">ed et contemplantes fullones appellabat, probi-<text:line-break/>buitj ne homini praesidium ferretur, f</text:span></text:span><text:span text:style-name="Default_20_Paragraph_20_Font"><text:span text:style-name="T14">a</text:span></text:span><text:span text:style-name="Default_20_Paragraph_20_Font"><text:span text:style-name="T11">la post inanitio-<text:line-break/>nem refectione utendum- esse inquiens; fed morbus fepti-<text:line-break/>mo a principio die superveniens patuit omnibus esse he-<text:line-break/>paticus. Talia igitur omnia, quae valde utilia funi, prae-<text:line-break/>temrittunt expositores, tempusque interdum circa dictum-<text:line-break/>culas nullo pacto utiles conterunt.</text:span></text:span></text:p>
      <text:h text:style-name="P24" text:outline-level="2"><text:span text:style-name="Default_20_Paragraph_20_Font">LIL</text:span></text:h>
      <text:p text:style-name="P4"><text:span text:style-name="Default_20_Paragraph_20_Font"><text:span text:style-name="T11">E</text:span></text:span><text:span text:style-name="Default_20_Paragraph_20_Font"><text:span text:style-name="T14">n acutis b</text:span></text:span><text:span text:style-name="Default_20_Paragraph_20_Font"><text:span text:style-name="T11">ili</text:span></text:span><text:span text:style-name="Default_20_Paragraph_20_Font"><text:span text:style-name="T14">osis albicantes, spumosae et c</text:span></text:span><text:span text:style-name="Default_20_Paragraph_20_Font"><text:span text:style-name="T11">i</text:span></text:span><text:span text:style-name="Default_20_Paragraph_20_Font"><text:span text:style-name="T14">rcum b</text:span></text:span><text:span text:style-name="Default_20_Paragraph_20_Font"><text:span text:style-name="T11">isio</text:span></text:span><text:span text:style-name="Default_20_Paragraph_20_Font"><text:span text:style-name="T14">sue<text:line-break/>de</text:span></text:span><text:span text:style-name="Default_20_Paragraph_20_Font"><text:span text:style-name="T11">j</text:span></text:span><text:span text:style-name="Default_20_Paragraph_20_Font"><text:span text:style-name="T14">ec</text:span></text:span><text:span text:style-name="Default_20_Paragraph_20_Font"><text:span text:style-name="T11">t</text:span></text:span><text:span text:style-name="Default_20_Paragraph_20_Font"><text:span text:style-name="T14">iones malum; malum quoque e</text:span></text:span><text:span text:style-name="Default_20_Paragraph_20_Font"><text:span text:style-name="T11">t </text:span></text:span><text:span text:style-name="Default_20_Paragraph_20_Font"><text:span text:style-name="T14">ur</text:span></text:span><text:span text:style-name="Default_20_Paragraph_20_Font"><text:span text:style-name="T11">i</text:span></text:span><text:span text:style-name="Default_20_Paragraph_20_Font"><text:span text:style-name="T14">nae hu</text:span></text:span><text:span text:style-name="Default_20_Paragraph_20_Font"><text:span text:style-name="T11">j</text:span></text:span><text:span text:style-name="Default_20_Paragraph_20_Font"><text:span text:style-name="T14">us</text:span></text:span><text:span text:style-name="Default_20_Paragraph_20_Font"><text:span text:style-name="T11">mo</text:span></text:span><text:span text:style-name="Default_20_Paragraph_20_Font"><text:span text:style-name="T14">di;<text:line-break/>an e</text:span></text:span><text:span text:style-name="Default_20_Paragraph_20_Font"><text:span text:style-name="T11">t </text:span></text:span><text:span text:style-name="Default_20_Paragraph_20_Font"><text:span text:style-name="T14">h</text:span></text:span><text:span text:style-name="Default_20_Paragraph_20_Font"><text:span text:style-name="T11">is </text:span></text:span><text:span text:style-name="Default_20_Paragraph_20_Font"><text:span text:style-name="T14">jecur do</text:span></text:span><text:span text:style-name="Default_20_Paragraph_20_Font"><text:span text:style-name="T11">lo</text:span></text:span><text:span text:style-name="Default_20_Paragraph_20_Font"><text:span text:style-name="T14">re^ affectum ?</text:span></text:span></text:p>
      <text:p text:style-name="P1"><text:span text:style-name="Default_20_Paragraph_20_Font"><text:span text:style-name="T11">Quod saepius jam et antea dictum est, dicam et nunc.<text:line-break/>Qui librum hunc composuit, videtur quidem. ejusdem cum<text:line-break/>magno Hippocrate esse artis ; fed ipso longe est inferior,<text:line-break/>atque ob id quidam librum hunc Draconis Hippocrati;.,<text:line-break/>alii ThessaIi este putaverunt.^ Duo siquidem magni Hip-<text:line-break/>pocratis filii luisse- perhibentur , Draco et Thessalus, quo-<text:line-break/>rum utriusque rursus filius Hippocrates, Sive igitur ab<text:line-break/>horum altero sive ab alio quodam scriptus sit liber; sive<text:line-break/>qui scripsit, priusquam Graecis publicaret, obierit; perve-<text:line-break/>lligare supervacuum videtur; nam quae de ipfo dicta nunc<text:line-break/>sinit, sufficiunt. At legentes conquirere intelligentiam eo-<text:line-break/>rum, quae dicuntur; studeant, sitque gemina inquisitio , id</text:span></text:span></text:p>
      <text:p text:style-name="P3"><text:span text:style-name="Default_20_Paragraph_20_Font"><text:span text:style-name="T11">quod ab ipfo dicatur, tum ad librorum Hippocratis con-<text:line-break/>fessorum tum ad rerum veritatem referentibus nobis. Et<text:line-break/>nunc Iane quod proponitur ita investigabimus, quod au-<text:line-break/>utor plerumque symptomata implicet, quorum uniuscujus-<text:line-break/>que vires per fe in prognostico didicimus. Nempe quod<text:line-break/>dejectiones tum albicantes tum fpumofae malae sint, dictum<text:line-break/>est in libro illo. Quod praeterea minus periclitentur,<text:line-break/>quorum naturae convenit morinis, ex aphorismis constat;<text:line-break/>quare quibus non convenit, hi magis periclitantur, Bilio-<text:line-break/>fae igitur deiectiones et biliosa vesicae exerementa cum<text:line-break/>biliosis hominibus et morbis familiaritatem habent et co-<text:line-break/>gnationem; non biliosa autem et albicantia his praeter<text:line-break/>naturam sunt atque ob id prava censentur, Spumofa<text:line-break/>vero desectio naturis omnibus mala esu Quae si tantum-<text:line-break/>modo in oratione dicantur, nulla oborietur quaestio; ve-<text:line-break/>rum si adjeeeris circumbiliosa, maximam movebis quaestio-<text:line-break/>netn ; quo etenim paeto fieri potest ut albicantia simul et<text:line-break/>biliosa dejiciantur? Vitiatam equidem et hanc dictionem,</text:span></text:span></text:p>
      <text:p text:style-name="P3"><text:span text:style-name="Default_20_Paragraph_20_Font"><text:span text:style-name="T11">veluti et alias multas, existimo; nempe commodius fuit<text:line-break/>ut in ea scriberetur non circumbiilosae , vel omnino<text:line-break/>omisse fuisset haec dictio circumbiliofae. Si vero dietio-<text:line-break/>nem tanquam vitio carentem existimare cogimur, e duo-<text:line-break/>bus alterum ut sit oportet; nam vel uno tempore albi-<text:line-break/>cantia , in altero circumbiliofa , dejici est putandum; vel<text:line-break/>si tempore uno secerni utraque quis asserere voluerit,<text:line-break/>albicantia quidem tum constantium tum durorum excre-<text:line-break/>mentorum colorem indicabunt; circumbiliofa vero, ea<text:line-break/>quae circa ipsa funt, bilem substantia tenuem habere,<text:line-break/>consueverunt autem tales excretiones circumcoloratas<text:line-break/>appellare. Urinae autem permisceri quidem hoc pacto<text:line-break/>non possunt, </text:span></text:span><text:span text:style-name="Default_20_Paragraph_20_Font"><text:span text:style-name="T14">t</text:span></text:span><text:span text:style-name="Default_20_Paragraph_20_Font"><text:span text:style-name="T11">ed in his alterum .eorum, quae dicta sunt,<text:line-break/>vel alterum intelligere est necesse; atque utraque esse<text:line-break/>mala, et albicans et circumbiliosum. In urinis autem<text:line-break/>circum biliosum , quod superflue biliosum est, de neeessi-<text:line-break/>tate est intelligendum; neque enim fieri potest ut quo-<text:line-break/>modo in dejectionibus circumbiliosa cum albicantibus</text:span></text:span></text:p>
      <text:p text:style-name="P3">fieri posse retuli, ita et in urinis intelligatur. Quod au-<text:line-break/>tem in fine dictionis scriptum est, an et Ilis jecur dolore<text:line-break/>affectum? recte est dictum: nempe <text:span text:style-name="Default_20_Paragraph_20_Font"><text:span text:style-name="T15">a</text:span></text:span>liis didorosum sit et<text:line-break/>aliis non propterea quod haec ob tum phlegmonem tum<text:line-break/>obstructionem tum inllammatoriam quandam allectionem<text:line-break/>et per ventrem et per Vesicam excerpantur Std de ta-<text:line-break/>libus omnibus una cum peculiaribus demonstrationibus in<text:line-break/>nostris tractationibus diximus; ut neque nunc singulis in<text:line-break/>dictionibus physicas audire demonstrationes conveniat, sed<text:line-break/>folia his, quae ex ipsis demonstrata sunt, unumquemque<text:line-break/>contentum esse oporteat.</text:p>
      <text:h text:style-name="Heading_20_2" text:outline-level="2">LUI.</text:h>
      <text:p text:style-name="P4"><text:span text:style-name="Default_20_Paragraph_20_Font"><text:span text:style-name="T15">Si vocis</text:span></text:span> i<text:span text:style-name="Default_20_Paragraph_20_Font"><text:span text:style-name="T15">nterceptiones in febribus conoulstvo modo ob-<text:line-break/>ortae mentis alienationem cum silent</text:span></text:span>i<text:span text:style-name="Default_20_Paragraph_20_Font"><text:span text:style-name="T15">o asserant, per-<text:line-break/>niciosum.</text:span></text:span></text:p>
      <text:p text:style-name="P1">Quamquam vetera omnia exemplaria ita scripta sint,<text:line-break/>Iibrique interpretes omnes hoc pacto recipiant, quidam</text:p>
      <text:p text:style-name="P3"><text:span text:style-name="Default_20_Paragraph_20_Font"><text:span text:style-name="T11">tamen ex iis, qui tum heri tum- nudius tertius nati funt;<text:line-break/>in eam quae exposito ipsis facilis sit, transcribunt dictio-<text:line-break/>nem. Ego vero. eu</text:span></text:span><text:span text:style-name="Default_20_Paragraph_20_Font"><text:span text:style-name="T14">m, </text:span></text:span><text:span text:style-name="Default_20_Paragraph_20_Font"><text:span text:style-name="T11">qu</text:span></text:span><text:span text:style-name="Default_20_Paragraph_20_Font"><text:span text:style-name="T14">r</text:span></text:span><text:span text:style-name="Default_20_Paragraph_20_Font"><text:span text:style-name="T11"> de expositione dubitans vi-.<text:line-break/>tiaram esse dictionem suspicetur et ad.id quod verum ap-<text:line-break/>pareat. transcrlbat, non increpo; fed quod expositionem:<text:line-break/>faciat; ut ipfe transcribere est ausus perinde atque ab initi<text:line-break/>tio ita scriptum sit, increpatione dignum esse arbitr</text:span></text:span><text:span text:style-name="Default_20_Paragraph_20_Font"><text:span text:style-name="T14">ari<text:line-break/></text:span></text:span><text:span text:style-name="Default_20_Paragraph_20_Font"><text:span text:style-name="T11">Quum vero plurimis in dictionibus fecerint id nonnulli,<text:line-break/>malam infimum in omnibus adulterationem memorare lom-<text:line-break/>gum esse .puto.- Quo autem modo et alia multa hoc toto<text:line-break/>libro scripta </text:span></text:span><text:span text:style-name="Default_20_Paragraph_20_Font"><text:span text:style-name="T14">t</text:span></text:span><text:span text:style-name="Default_20_Paragraph_20_Font"><text:span text:style-name="T11">emniaut bis annotavi, ita et hoc. . Dicta<text:line-break/>igitur a me funt haec. propter eos, qui. prorsus a prae-<text:line-break/>fenti oratione auferunt verba haec duo, cum silentio per--<text:line-break/>niciofutn. Ego autem </text:span></text:span><text:span text:style-name="Default_20_Paragraph_20_Font"><text:span text:style-name="T14">t</text:span></text:span><text:span text:style-name="Default_20_Paragraph_20_Font"><text:span text:style-name="T11">ensum talem esse autumo. Si in<text:line-break/>febre vocis privationes, quae convulsivo modo fiunt, de-.<text:line-break/>sinant in eam quae cum silentio iiijecstasin, perniciosum;<text:line-break/>perniciosum autem vel patbema vel symptoma subaudire.<text:line-break/>oportet , libri auctore ita ex consuetudine enuuciante.</text:span></text:span></text:p>
      <text:p text:style-name="P3"><text:span text:style-name="Default_20_Paragraph_20_Font"><text:span text:style-name="T11">Nomen igitur </text:span></text:span><text:span text:style-name="Default_20_Paragraph_20_Font"><text:span text:style-name="T18">σιγῇ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cum silenti</text:span></text:span><text:span text:style-name="Default_20_Paragraph_20_Font"><text:span text:style-name="T11">o , in casir dandi est<text:line-break/>intelligendum et cum verbo </text:span></text:span><text:span text:style-name="Default_20_Paragraph_20_Font"><text:span text:style-name="T18">ὲξίσταντα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men</text:span></text:span><text:span text:style-name="Default_20_Paragraph_20_Font"><text:span text:style-name="T11">t</text:span></text:span><text:span text:style-name="Default_20_Paragraph_20_Font"><text:span text:style-name="T14">e m</text:span></text:span><text:span text:style-name="Default_20_Paragraph_20_Font"><text:span text:style-name="T11">o-<text:line-break/></text:span></text:span><text:span text:style-name="Default_20_Paragraph_20_Font"><text:span text:style-name="T18">υ</text:span></text:span><text:span text:style-name="Default_20_Paragraph_20_Font"><text:span text:style-name="T12"> </text:span></text:span><text:span text:style-name="Default_20_Paragraph_20_Font"><text:span text:style-name="T14">eatur</text:span></text:span><text:span text:style-name="Default_20_Paragraph_20_Font"><text:span text:style-name="T11">, cousiruendum ordinandumque. In casu autem<text:line-break/>dandi intellectum non amplius fure significat fotum, si in<text:line-break/>mentis motionem transeant, cum silentio valde malum;<text:line-break/>nam rursus eum nomini silentio verbum. perniciosum sub-<text:line-break/>jecisse constat; quod </text:span></text:span><text:span text:style-name="Default_20_Paragraph_20_Font"><text:span text:style-name="T14">t</text:span></text:span><text:span text:style-name="Default_20_Paragraph_20_Font"><text:span text:style-name="T11">ane intelligendum pro latenter et<text:line-break/>obscure vulgo. Quum ergo vocis interceptiones multis<text:line-break/>fiant modis, ut dictum est, nunc eam, quae convulsivo<text:line-break/>modo fit, in eam quae cum silentio efficitur, ecstasin de-<text:line-break/>sinere ait. Sed quorumnam convulsivum modum in testi— ,<text:line-break/>gemus? Dixerit quis vocalium instrumentorum, quae tum<text:line-break/>quod resoluta </text:span></text:span><text:span text:style-name="Default_20_Paragraph_20_Font"><text:span text:style-name="T14">t</text:span></text:span><text:span text:style-name="Default_20_Paragraph_20_Font"><text:span text:style-name="T11">unt tum nullo pacto. a voluntate movean-<text:line-break/>tur, interceptionis vocis causa. existunt. Ab his ergo<text:line-break/>affectionibus convulsivam distinguens inquit: </text:span></text:span><text:span text:style-name="Default_20_Paragraph_20_Font"><text:span text:style-name="T14">si in fabri-<text:line-break/>bu</text:span></text:span><text:span text:style-name="Default_20_Paragraph_20_Font"><text:span text:style-name="T11">s </text:span></text:span><text:span text:style-name="Default_20_Paragraph_20_Font"><text:span text:style-name="T14">voci</text:span></text:span><text:span text:style-name="Default_20_Paragraph_20_Font"><text:span text:style-name="T11">s </text:span></text:span><text:span text:style-name="Default_20_Paragraph_20_Font"><text:span text:style-name="T14">in</text:span></text:span><text:span text:style-name="Default_20_Paragraph_20_Font"><text:span text:style-name="T11">t</text:span></text:span><text:span text:style-name="Default_20_Paragraph_20_Font"><text:span text:style-name="T14">ercept</text:span></text:span><text:span text:style-name="Default_20_Paragraph_20_Font"><text:span text:style-name="T11">io</text:span></text:span><text:span text:style-name="Default_20_Paragraph_20_Font"><text:span text:style-name="T14">ne</text:span></text:span><text:span text:style-name="Default_20_Paragraph_20_Font"><text:span text:style-name="T11">s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nvulstv</text:span></text:span><text:span text:style-name="Default_20_Paragraph_20_Font"><text:span text:style-name="T11">o </text:span></text:span><text:span text:style-name="Default_20_Paragraph_20_Font"><text:span text:style-name="T14">m</text:span></text:span><text:span text:style-name="Default_20_Paragraph_20_Font"><text:span text:style-name="T11">o</text:span></text:span><text:span text:style-name="Default_20_Paragraph_20_Font"><text:span text:style-name="T14">d</text:span></text:span><text:span text:style-name="Default_20_Paragraph_20_Font"><text:span text:style-name="T11">o. Non hae igitur<text:line-break/>cum tumultu et clamore, non enim vociferari. possunt<text:line-break/>qui voce fiunt destituti, fed cum silentio lu ecstasin per-<text:line-break/>veniunt ; et nulla sane quaestio est, quonam modo cum</text:span></text:span></text:p>
      <text:p text:style-name="P3"><text:span text:style-name="Default_20_Paragraph_20_Font"><text:span text:style-name="T11">silentio mente moveantur, .qui nullo pacto vocem emit-<text:line-break/>tere possint. Unde igitur, inquiunt, mente aberrantes eos<text:line-break/>cognoscimus? Ridicula</text:span></text:span><text:span text:style-name="Default_20_Paragraph_20_Font"><text:span text:style-name="T14">m</text:span></text:span><text:span text:style-name="Default_20_Paragraph_20_Font"><text:span text:style-name="T11"> admodum interrogantes interro-<text:line-break/>gatione</text:span></text:span><text:span text:style-name="Default_20_Paragraph_20_Font"><text:span text:style-name="T14">m</text:span></text:span><text:span text:style-name="Default_20_Paragraph_20_Font"><text:span text:style-name="T11"> ,- folfsque. iis interrogari dignam, qui nunquam<text:line-break/>aegros mente lae</text:span></text:span><text:span text:style-name="Default_20_Paragraph_20_Font"><text:span text:style-name="T14">t</text:span></text:span><text:span text:style-name="Default_20_Paragraph_20_Font"><text:span text:style-name="T11">os conspexerint. Nempe et si non lo-<text:line-break/>quantu</text:span></text:span><text:span text:style-name="Default_20_Paragraph_20_Font"><text:span text:style-name="T14">s</text:span></text:span><text:span text:style-name="Default_20_Paragraph_20_Font"><text:span text:style-name="T11">, quod domesticos convenienter ipsi non videant,<text:line-break/>neque quum interrogentur, affectionem dicant vel scripto<text:line-break/>veLnutibus; quod item motus ostendant a ratione alienos<text:line-break/>exsilientes vel inordinate convulsi, haec desipientiam ipsu-<text:line-break/>rum indicant; et si valenter horum affectio excedat, jam<text:line-break/>non desipientiam simpliciter, </text:span></text:span><text:span text:style-name="Default_20_Paragraph_20_Font"><text:span text:style-name="T14">t</text:span></text:span><text:span text:style-name="Default_20_Paragraph_20_Font"><text:span text:style-name="T11">ed ecstasin , id est i</text:span></text:span><text:span text:style-name="Default_20_Paragraph_20_Font"><text:span text:style-name="T14">nsan</text:span></text:span><text:span text:style-name="Default_20_Paragraph_20_Font"><text:span text:style-name="T11">i</text:span></text:span><text:span text:style-name="Default_20_Paragraph_20_Font"><text:span text:style-name="T14">am,<text:line-break/></text:span></text:span><text:span text:style-name="Default_20_Paragraph_20_Font"><text:span text:style-name="T11">jure appellamus.</text:span></text:span></text:p>
      <text:h text:style-name="Heading_20_2" text:outline-level="2"><text:span text:style-name="Default_20_Paragraph_20_Font">I.IV.</text:span></text:h>
      <text:p text:style-name="Normal"><text:span text:style-name="Default_20_Paragraph_20_Font"><text:span text:style-name="T14">ro</text:span></text:span><text:span text:style-name="Default_20_Paragraph_20_Font"><text:span text:style-name="T11">ris </text:span></text:span><text:span text:style-name="Default_20_Paragraph_20_Font"><text:span text:style-name="T14">ex dolore in</text:span></text:span><text:span text:style-name="Default_20_Paragraph_20_Font"><text:span text:style-name="T11">t</text:span></text:span><text:span text:style-name="Default_20_Paragraph_20_Font"><text:span text:style-name="T14">ercep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s, </text:span></text:span><text:span text:style-name="Default_20_Paragraph_20_Font"><text:span text:style-name="T14">cum cruc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u le</text:span></text:span><text:span text:style-name="Default_20_Paragraph_20_Font"><text:span text:style-name="T11">t</text:span></text:span><text:span text:style-name="Default_20_Paragraph_20_Font"><text:span text:style-name="T14">ales.</text:span></text:span></text:p>
      <text:p text:style-name="P1"><text:span text:style-name="Default_20_Paragraph_20_Font"><text:span text:style-name="T11">Verbum </text:span></text:span><text:span text:style-name="Default_20_Paragraph_20_Font"><text:span text:style-name="T18">δυσθάνατοι</text:span></text:span><text:span text:style-name="Default_20_Paragraph_20_Font"><text:span text:style-name="T25">, </text:span></text:span><text:span text:style-name="Default_20_Paragraph_20_Font"><text:span text:style-name="T11">id est </text:span></text:span><text:span text:style-name="Default_20_Paragraph_20_Font"><text:span text:style-name="T14">d</text:span></text:span><text:span text:style-name="Default_20_Paragraph_20_Font"><text:span text:style-name="T11">i</text:span></text:span><text:span text:style-name="Default_20_Paragraph_20_Font"><text:span text:style-name="T14">spe</text:span></text:span><text:span text:style-name="Default_20_Paragraph_20_Font"><text:span text:style-name="T11">ri</text:span></text:span><text:span text:style-name="Default_20_Paragraph_20_Font"><text:span text:style-name="T14">es ad moriendu</text:span></text:span><text:span text:style-name="Default_20_Paragraph_20_Font"><text:span text:style-name="T11">m,<text:line-break/>modo qui tardius moriuntur, modo qui cum dolore signi-</text:span></text:span></text:p>
      <text:p text:style-name="P3"><text:span text:style-name="Default_20_Paragraph_20_Font"><text:span text:style-name="T11">fleat, quod optima ratione in prae</text:span></text:span><text:span text:style-name="Default_20_Paragraph_20_Font"><text:span text:style-name="T14">t</text:span></text:span><text:span text:style-name="Default_20_Paragraph_20_Font"><text:span text:style-name="T11">enti oratione dicitur;<text:line-break/>et maxime quia vocis interceptionem hujusmodi in ante-<text:line-break/>cedente dictione memoravit; nempe convulsio doloris<text:line-break/>plena est affectio.</text:span></text:span></text:p>
      <text:h text:style-name="Heading_20_2" text:outline-level="2"><text:span text:style-name="Default_20_Paragraph_20_Font">LU</text:span></text:h>
      <text:p text:style-name="Normal"><text:span text:style-name="Default_20_Paragraph_20_Font"><text:span text:style-name="T11">F</text:span></text:span><text:span text:style-name="Default_20_Paragraph_20_Font"><text:span text:style-name="T14">ebre</text:span></text:span><text:span text:style-name="Default_20_Paragraph_20_Font"><text:span text:style-name="T11">s </text:span></text:span><text:span text:style-name="Default_20_Paragraph_20_Font"><text:span text:style-name="T14">ex h</text:span></text:span><text:span text:style-name="Default_20_Paragraph_20_Font"><text:span text:style-name="T11">y</text:span></text:span><text:span text:style-name="Default_20_Paragraph_20_Font"><text:span text:style-name="T14">pochondr</text:span></text:span><text:span text:style-name="Default_20_Paragraph_20_Font"><text:span text:style-name="T11">i</text:span></text:span><text:span text:style-name="Default_20_Paragraph_20_Font"><text:span text:style-name="T14">oru</text:span></text:span><text:span text:style-name="Default_20_Paragraph_20_Font"><text:span text:style-name="T11">m </text:span></text:span><text:span text:style-name="Default_20_Paragraph_20_Font"><text:span text:style-name="T14">do</text:span></text:span><text:span text:style-name="Default_20_Paragraph_20_Font"><text:span text:style-name="T11">l</text:span></text:span><text:span text:style-name="Default_20_Paragraph_20_Font"><text:span text:style-name="T14">o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ma</text:span></text:span><text:span text:style-name="Default_20_Paragraph_20_Font"><text:span text:style-name="T11">l</text:span></text:span><text:span text:style-name="Default_20_Paragraph_20_Font"><text:span text:style-name="T14">ignae.</text:span></text:span></text:p>
      <text:p text:style-name="P1"><text:span text:style-name="Default_20_Paragraph_20_Font"><text:span text:style-name="T11">orationem hanc sive libri hujus auctor sive alius<text:line-break/>scripserit ; non laudo; nisi etenim distinguatur, bifariam<text:line-break/>falsa est, quod et gemina indigeat distinctione. Quum<text:line-break/>ergo non paucae in hypochondriis sitae sint partes, febres<text:line-break/>non funt ex omnibus his malignae; fed ex septo trans-<text:line-break/>versu, ventriculo. et jecore; scimus quoque et musculos<text:line-break/>quosdam qui inibi jacent, si inflammentur, febrem accen-.<text:line-break/>dere. Quin imo neque ubi in jecore vel ventre vel septo<text:line-break/>transverso phlegmone oriatur, febris haec cuntinuo tua-<text:line-break/>ligna est; sed acuta forfan fuerit, quamquam ne hoc qui-</text:span></text:span></text:p>
      <text:p text:style-name="P3"><text:span text:style-name="Default_20_Paragraph_20_Font"><text:span text:style-name="T11">dem perpetuo, nondum vero maligna. Quod autem neque<text:line-break/>acutam perpetuo fieri dicam testatur experientia et ratio<text:line-break/>demonstrat, ab externi.- inflammationibus conspicuam re-<text:line-break/>portans fidem; Nam quum inflammationum magnitudinem<text:line-break/>perpetuo febris ex proportione sequatur, ut in hypochon-<text:line-break/>driis non perpetuo partem aliquam ex praecipuis valen-<text:line-break/>ter inflammari est necesse, sic neque febrem inferri acu-<text:line-break/>tam. -orationem igitur his dimitto, qui et false dictorum<text:line-break/>caufas falsas tanquam veras pronunciant. Ego vero, ut<text:line-break/>retuli; neque veterum cuiquam patrocinari neque illis<text:line-break/>pertinaciter contradicere proposui; fed quae vere tum<text:line-break/>fieri tum apparere in aegris vidi, ea iis, qui medicum<text:line-break/>exercent artem, narrare.</text:span></text:span></text:p>
      <text:h text:style-name="Heading_20_2" text:outline-level="2"><text:span text:style-name="Default_20_Paragraph_20_Font">. LUI,</text:span></text:h>
      <text:p text:style-name="Normal"><text:span text:style-name="Default_20_Paragraph_20_Font"><text:span text:style-name="T14">siti</text:span></text:span><text:span text:style-name="Default_20_Paragraph_20_Font"><text:span text:style-name="T11">s </text:span></text:span><text:span text:style-name="Default_20_Paragraph_20_Font"><text:span text:style-name="T14">prae</text:span></text:span><text:span text:style-name="Default_20_Paragraph_20_Font"><text:span text:style-name="T11">t</text:span></text:span><text:span text:style-name="Default_20_Paragraph_20_Font"><text:span text:style-name="T14">er rationem su</text:span></text:span><text:span text:style-name="Default_20_Paragraph_20_Font"><text:span text:style-name="T11">bi</text:span></text:span><text:span text:style-name="Default_20_Paragraph_20_Font"><text:span text:style-name="T14">ta</text:span></text:span><text:span text:style-name="Default_20_Paragraph_20_Font"><text:span text:style-name="T11"> i</text:span></text:span><text:span text:style-name="Default_20_Paragraph_20_Font"><text:span text:style-name="T14">n acuti</text:span></text:span><text:span text:style-name="Default_20_Paragraph_20_Font"><text:span text:style-name="T11">s </text:span></text:span><text:span text:style-name="Default_20_Paragraph_20_Font"><text:span text:style-name="T14">ma</text:span></text:span><text:span text:style-name="Default_20_Paragraph_20_Font"><text:span text:style-name="T11">l</text:span></text:span><text:span text:style-name="Default_20_Paragraph_20_Font"><text:span text:style-name="T14">um.</text:span></text:span></text:p>
      <text:p text:style-name="P2"><text:span text:style-name="Default_20_Paragraph_20_Font"><text:span text:style-name="T11">Est et hic ferum pars illius universalis, qui omnia<text:line-break/>non ex ratione levautiaprimum quidem suspecta esse<text:line-break/>ait; deinde et periculosa saepius, quunt.tea ipsa quae<text:line-break/>praeter rationem levant symptomata, periculosa exissent.<text:line-break/>Dictus autem et alius quidam in aphorismis universalis<text:line-break/>ferum , in quo et id, quod nunc dicitur, est pronuncia-<text:line-break/>tum: </text:span></text:span><text:span text:style-name="Default_20_Paragraph_20_Font"><text:span text:style-name="T14">qu</text:span></text:span><text:span text:style-name="Default_20_Paragraph_20_Font"><text:span text:style-name="T11">i </text:span></text:span><text:span text:style-name="Default_20_Paragraph_20_Font"><text:span text:style-name="T14">eten</text:span></text:span><text:span text:style-name="Default_20_Paragraph_20_Font"><text:span text:style-name="T11">i</text:span></text:span><text:span text:style-name="Default_20_Paragraph_20_Font"><text:span text:style-name="T14">m par</text:span></text:span><text:span text:style-name="Default_20_Paragraph_20_Font"><text:span text:style-name="T11">t</text:span></text:span><text:span text:style-name="Default_20_Paragraph_20_Font"><text:span text:style-name="T14">e al</text:span></text:span><text:span text:style-name="Default_20_Paragraph_20_Font"><text:span text:style-name="T11">i</text:span></text:span><text:span text:style-name="Default_20_Paragraph_20_Font"><text:span text:style-name="T14">qua c</text:span></text:span><text:span text:style-name="Default_20_Paragraph_20_Font"><text:span text:style-name="T11">o</text:span></text:span><text:span text:style-name="Default_20_Paragraph_20_Font"><text:span text:style-name="T14">rp</text:span></text:span><text:span text:style-name="Default_20_Paragraph_20_Font"><text:span text:style-name="T11">o</text:span></text:span><text:span text:style-name="Default_20_Paragraph_20_Font"><text:span text:style-name="T14">ri</text:span></text:span><text:span text:style-name="Default_20_Paragraph_20_Font"><text:span text:style-name="T11">s </text:span></text:span><text:span text:style-name="Default_20_Paragraph_20_Font"><text:span text:style-name="T14">d</text:span></text:span><text:span text:style-name="Default_20_Paragraph_20_Font"><text:span text:style-name="T11">ol</text:span></text:span><text:span text:style-name="Default_20_Paragraph_20_Font"><text:span text:style-name="T14">ent et</text:span></text:span><text:span text:style-name="Default_20_Paragraph_20_Font"><text:span text:style-name="T11"> m</text:span></text:span><text:span text:style-name="Default_20_Paragraph_20_Font"><text:span text:style-name="T14">agna<text:line-break/>ex parte do</text:span></text:span><text:span text:style-name="Default_20_Paragraph_20_Font"><text:span text:style-name="T11">lo</text:span></text:span><text:span text:style-name="Default_20_Paragraph_20_Font"><text:span text:style-name="T14">rem non sentiunt, hi</text:span></text:span><text:span text:style-name="Default_20_Paragraph_20_Font"><text:span text:style-name="T11">s </text:span></text:span><text:span text:style-name="Default_20_Paragraph_20_Font"><text:span text:style-name="T14">men</text:span></text:span><text:span text:style-name="Default_20_Paragraph_20_Font"><text:span text:style-name="T11">s </text:span></text:span><text:span text:style-name="Default_20_Paragraph_20_Font"><text:span text:style-name="T14">aegr</text:span></text:span><text:span text:style-name="Default_20_Paragraph_20_Font"><text:span text:style-name="T11">ot</text:span></text:span><text:span text:style-name="Default_20_Paragraph_20_Font"><text:span text:style-name="T14">at. </text:span></text:span><text:span text:style-name="Default_20_Paragraph_20_Font"><text:span text:style-name="T11">Quod<text:line-break/>igitur in acutis morbis sitim praeter rationem sistri signum<text:line-break/>malum sit, dederat abunde quae praeter rationem fit<text:line-break/>folutio ; quod vero mentis laesio significetur ex eo patet,<text:line-break/>quod aeger manentem adhuc affectionem non sentit, quam-<text:line-break/>quam affectio doloris expers non siti Quodnam autem<text:line-break/></text:span></text:span><text:span text:style-name="Default_20_Paragraph_20_Font"><text:span text:style-name="T18">παραλόγως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praeter rat</text:span></text:span><text:span text:style-name="Default_20_Paragraph_20_Font"><text:span text:style-name="T11">io</text:span></text:span><text:span text:style-name="Default_20_Paragraph_20_Font"><text:span text:style-name="T14">ne</text:span></text:span><text:span text:style-name="Default_20_Paragraph_20_Font"><text:span text:style-name="T11">m, indicet, tametsi fae-<text:line-break/>pius plerisque in locis dixerim, non perperam tamen et<text:line-break/>in praesentia dicetur. Quum igitur neque per vomitum,<text:line-break/>neque per </text:span></text:span><text:span text:style-name="Default_20_Paragraph_20_Font"><text:span text:style-name="T14">l</text:span></text:span><text:span text:style-name="Default_20_Paragraph_20_Font"><text:span text:style-name="T11">uderem , neque per dejectionem neque etiam<text:line-break/>per abscessum criticum salvi sitim contingat; non quod</text:span></text:span></text:p>
      <text:p text:style-name="P3"><text:span text:style-name="Default_20_Paragraph_20_Font"><text:span text:style-name="T11">affectio sedata fuerit , sed quod saulus hebetatus fuerit ; id<text:line-break/>si fiat, signum bonum non est, Quod si et lingua sicca<text:line-break/>manente, urinisqac crustis existentibus sitis tollatur, cer-<text:line-break/>tius adhuc malitiam affectionis dignoveri</text:span></text:span><text:span text:style-name="Default_20_Paragraph_20_Font"><text:span text:style-name="T14">t; </text:span></text:span><text:span text:style-name="Default_20_Paragraph_20_Font"><text:span text:style-name="T11">atque adhuc<text:line-break/>si medicus nihil ttum refrigerandum tum hnmectantium<text:line-break/>exterius adhibuerit ; quandoquidem talia in acutis morbis<text:line-break/>magis sitim non tollere, fed mitigare nata funt. Prorsus<text:line-break/>autem in acutis morbis malum , si sitis perfecte tollatur.<text:line-break/>Atque haec, quae nuper dicta funt, in exemplo ejus,<text:line-break/>quae praeter naturam est, folutionis memoria teneri ve-<text:line-break/>linr, ne saepius eadem audire tibi opus sit.</text:span></text:span></text:p>
      <text:h text:style-name="Heading_20_2" text:outline-level="2"><text:span text:style-name="Default_20_Paragraph_20_Font">LUII.</text:span></text:h>
      <text:p text:style-name="Normal"><text:span text:style-name="Default_20_Paragraph_20_Font"><text:span text:style-name="T14">sud</text:span></text:span><text:span text:style-name="Default_20_Paragraph_20_Font"><text:span text:style-name="T11">o</text:span></text:span><text:span text:style-name="Default_20_Paragraph_20_Font"><text:span text:style-name="T14">r mu</text:span></text:span><text:span text:style-name="Default_20_Paragraph_20_Font"><text:span text:style-name="T11">l</text:span></text:span><text:span text:style-name="Default_20_Paragraph_20_Font"><text:span text:style-name="T14">tu</text:span></text:span><text:span text:style-name="Default_20_Paragraph_20_Font"><text:span text:style-name="T11">s </text:span></text:span><text:span text:style-name="Default_20_Paragraph_20_Font"><text:span text:style-name="T14">cum feb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acut</text:span></text:span><text:span text:style-name="Default_20_Paragraph_20_Font"><text:span text:style-name="T11">is </text:span></text:span><text:span text:style-name="Default_20_Paragraph_20_Font"><text:span text:style-name="T14">ob</text:span></text:span><text:span text:style-name="Default_20_Paragraph_20_Font"><text:span text:style-name="T11">o</text:span></text:span><text:span text:style-name="Default_20_Paragraph_20_Font"><text:span text:style-name="T14">rien</text:span></text:span><text:span text:style-name="Default_20_Paragraph_20_Font"><text:span text:style-name="T11">s </text:span></text:span><text:span text:style-name="Default_20_Paragraph_20_Font"><text:span text:style-name="T14">malu</text:span></text:span><text:span text:style-name="Default_20_Paragraph_20_Font"><text:span text:style-name="T11">s.</text:span></text:span></text:p>
      <text:p text:style-name="P1"><text:span text:style-name="Default_20_Paragraph_20_Font"><text:span text:style-name="T11">Ad nomen multus mentem potissimum converte,<text:line-break/>quonlam saepius qui in acutis morbis assidue sudant me-<text:line-break/>diocriter, quamquam cunctentur quidam trahantque, non</text:span></text:span></text:p>
      <text:p text:style-name="P3"><text:span text:style-name="Default_20_Paragraph_20_Font"><text:span text:style-name="T11">tamen moriuntur.. Si vero multus fuerit sudor, qui fe-<text:line-break/>Erem non solvat, quod aegri virtus cilo exsolvetur, 11-<text:line-break/>quido ostendit.</text:span></text:span></text:p>
      <text:h text:style-name="Heading_20_2" text:outline-level="2"><text:span text:style-name="Default_20_Paragraph_20_Font">LV11I.</text:span></text:h>
      <text:p text:style-name="Normal"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que urinae laboriosus</text:span></text:span><text:span text:style-name="Default_20_Paragraph_20_Font"><text:span text:style-name="T11"> m</text:span></text:span><text:span text:style-name="Default_20_Paragraph_20_Font"><text:span text:style-name="T14">alu</text:span></text:span><text:span text:style-name="Default_20_Paragraph_20_Font"><text:span text:style-name="T11">m.</text:span></text:span></text:p>
      <text:p text:style-name="P1"><text:span text:style-name="Default_20_Paragraph_20_Font"><text:span text:style-name="T11">In non paucis exemplaribus urinae coctae scriptum<text:line-break/>est; libriqne interpretes ita scriptum norunt; nisi -quod<text:line-break/>Rufus vir Ephesius veteres scripturas observare conatus,<text:line-break/>hoc in loco zeuxidem increpet, tum vetustissimum em-<text:line-break/>piricum tum qui in omnes Hippocratis libros commenta-<text:line-break/>ria scripsit, his usus verbis: zeuxis autem, si utique et<text:line-break/>ipsius meminisse oportet, quum diu effugisset inscitiae<text:line-break/>opinionem, hic aperuit; obviam enim vitio factus in<text:line-break/>ipso immoratus esu Vult enim urinas coctas scriptas esse<text:line-break/>ut purulentas et pravum continentes crassamentum, ne-<text:line-break/>quaquam quod hae inter praesentissima numerarentur au-</text:span></text:span></text:p>
      <text:p text:style-name="P3"><text:span text:style-name="Default_20_Paragraph_20_Font"><text:span text:style-name="T11">xilis conspicatus. Haec Russis non lugeo eru</text:span></text:span><text:span text:style-name="Default_20_Paragraph_20_Font"><text:span text:style-name="T14">t</text:span></text:span><text:span text:style-name="Default_20_Paragraph_20_Font"><text:span text:style-name="T11">e advec</text:span></text:span><text:span text:style-name="Default_20_Paragraph_20_Font"><text:span text:style-name="T14">t</text:span></text:span><text:span text:style-name="Default_20_Paragraph_20_Font"><text:span text:style-name="T11">us<text:line-break/>zeux i n scripsit, vitiata</text:span></text:span><text:span text:style-name="Default_20_Paragraph_20_Font"><text:span text:style-name="T14">m</text:span></text:span><text:span text:style-name="Default_20_Paragraph_20_Font"><text:span text:style-name="T11"> eculum scripturam, qua urinae<text:line-break/>co</text:span></text:span><text:span text:style-name="Default_20_Paragraph_20_Font"><text:span text:style-name="T14">c</text:span></text:span><text:span text:style-name="Default_20_Paragraph_20_Font"><text:span text:style-name="T11">tae sariuntur, asserens, atque huic urinae, .quae cum<text:line-break/>labore. excernuntur, .praeferens. Qui scripturam </text:span></text:span><text:span text:style-name="Default_20_Paragraph_20_Font"><text:span text:style-name="T18">πεπονα</text:span></text:span><text:span text:style-name="Default_20_Paragraph_20_Font"><text:span text:style-name="T12"><text:line-break/></text:span></text:span><text:span text:style-name="Default_20_Paragraph_20_Font"><text:span text:style-name="T11">recipiunt, bi nonnulla quidem tum improbabilia tum<text:line-break/>memoratu indigna effutiunt ; fed probabile quiddam, quod<text:line-break/>vulgus in errorem pellere possit, hoc .est: videtur siquidem<text:line-break/>dicere Hippocrates :. c</text:span></text:span><text:span text:style-name="Default_20_Paragraph_20_Font"><text:span text:style-name="T14">riticorum non</text:span></text:span><text:span text:style-name="Default_20_Paragraph_20_Font"><text:span text:style-name="T11"> i</text:span></text:span><text:span text:style-name="Default_20_Paragraph_20_Font"><text:span text:style-name="T14">udicantiu</text:span></text:span><text:span text:style-name="Default_20_Paragraph_20_Font"><text:span text:style-name="T11">m </text:span></text:span><text:span text:style-name="Default_20_Paragraph_20_Font"><text:span text:style-name="T14">al</text:span></text:span><text:span text:style-name="Default_20_Paragraph_20_Font"><text:span text:style-name="T11">i</text:span></text:span><text:span text:style-name="Default_20_Paragraph_20_Font"><text:span text:style-name="T14">a leta-<text:line-break/>l</text:span></text:span><text:span text:style-name="Default_20_Paragraph_20_Font"><text:span text:style-name="T11">i</text:span></text:span><text:span text:style-name="Default_20_Paragraph_20_Font"><text:span text:style-name="T14">a, al</text:span></text:span><text:span text:style-name="Default_20_Paragraph_20_Font"><text:span text:style-name="T11">i</text:span></text:span><text:span text:style-name="Default_20_Paragraph_20_Font"><text:span text:style-name="T14">a di/suilem fac</text:span></text:span><text:span text:style-name="Default_20_Paragraph_20_Font"><text:span text:style-name="T11">i</text:span></text:span><text:span text:style-name="Default_20_Paragraph_20_Font"><text:span text:style-name="T14">unt</text:span></text:span><text:span text:style-name="Default_20_Paragraph_20_Font"><text:span text:style-name="T11"> i</text:span></text:span><text:span text:style-name="Default_20_Paragraph_20_Font"><text:span text:style-name="T14">udicationem. </text:span></text:span><text:span text:style-name="Default_20_Paragraph_20_Font"><text:span text:style-name="T11">ob eam cau</text:span></text:span><text:span text:style-name="Default_20_Paragraph_20_Font"><text:span text:style-name="T14">t</text:span></text:span><text:span text:style-name="Default_20_Paragraph_20_Font"><text:span text:style-name="T11">am<text:line-break/>et coctas urinas, ubi morbum non folvunt, non bonum<text:line-break/>esse signum ait. lgnorant autem hi iudicatoria quidem<text:line-break/>ab Hippocrate appellari tum symptomata tum signa, quae<text:line-break/>iudicationem indicant vel ex fele etiam faciunt; ut est<text:line-break/>sanguinis eruptio, per ventrem vacuatio, urinarum copia,<text:line-break/>sudores, vomitus, menstrua, haemorrhois, parotides, col-<text:line-break/>lectiones et quodcunque aliud, quorum alia coctionis signa<text:line-break/>existant, de quibus in primo epidemiorum ait: </text:span></text:span><text:span text:style-name="Default_20_Paragraph_20_Font"><text:span text:style-name="T14">coct</text:span></text:span><text:span text:style-name="Default_20_Paragraph_20_Font"><text:span text:style-name="T11">io</text:span></text:span><text:span text:style-name="Default_20_Paragraph_20_Font"><text:span text:style-name="T14">nes<text:line-break/>celeri</text:span></text:span><text:span text:style-name="Default_20_Paragraph_20_Font"><text:span text:style-name="T11">t</text:span></text:span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m </text:span></text:span><text:span text:style-name="Default_20_Paragraph_20_Font"><text:span text:style-name="T14">p</text:span></text:span><text:span text:style-name="Default_20_Paragraph_20_Font"><text:span text:style-name="T11">o</text:span></text:span><text:span text:style-name="Default_20_Paragraph_20_Font"><text:span text:style-name="T14">rtendunt iud</text:span></text:span><text:span text:style-name="Default_20_Paragraph_20_Font"><text:span text:style-name="T11">i</text:span></text:span><text:span text:style-name="Default_20_Paragraph_20_Font"><text:span text:style-name="T14">ca</text:span></text:span><text:span text:style-name="Default_20_Paragraph_20_Font"><text:span text:style-name="T11">t</text:span></text:span><text:span text:style-name="Default_20_Paragraph_20_Font"><text:span text:style-name="T14">ioni</text:span></text:span><text:span text:style-name="Default_20_Paragraph_20_Font"><text:span text:style-name="T11">s </text:span></text:span><text:span text:style-name="Default_20_Paragraph_20_Font"><text:span text:style-name="T14">securamque sani</text:span></text:span><text:span text:style-name="Default_20_Paragraph_20_Font"><text:span text:style-name="T11">t</text:span></text:span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m.</text:span></text:span></text:p>
      <text:p text:style-name="P3"><text:span text:style-name="Default_20_Paragraph_20_Font"><text:span text:style-name="T11">Quin et in </text:span></text:span><text:span text:style-name="Default_20_Paragraph_20_Font"><text:span text:style-name="T13">prognostico.de </text:span></text:span><text:span text:style-name="Default_20_Paragraph_20_Font"><text:span text:style-name="T11">urinis ipfe scripsit: </text:span></text:span><text:span text:style-name="Default_20_Paragraph_20_Font"><text:span text:style-name="T14">urina</text:span></text:span><text:span text:style-name="Default_20_Paragraph_20_Font"><text:span text:style-name="T11"> o</text:span></text:span><text:span text:style-name="Default_20_Paragraph_20_Font"><text:span text:style-name="T14">pt</text:span></text:span><text:span text:style-name="Default_20_Paragraph_20_Font"><text:span text:style-name="T11">i</text:span></text:span><text:span text:style-name="Default_20_Paragraph_20_Font"><text:span text:style-name="T14">ma<text:line-break/>est, si- quod subsidet album suer</text:span></text:span><text:span text:style-name="Default_20_Paragraph_20_Font"><text:span text:style-name="T11">i</text:span></text:span><text:span text:style-name="Default_20_Paragraph_20_Font"><text:span text:style-name="T14">t, taev.ret aequale per<text:line-break/>t</text:span></text:span><text:span text:style-name="Default_20_Paragraph_20_Font"><text:span text:style-name="T11">o</text:span></text:span><text:span text:style-name="Default_20_Paragraph_20_Font"><text:span text:style-name="T14">tu</text:span></text:span><text:span text:style-name="Default_20_Paragraph_20_Font"><text:span text:style-name="T11">m </text:span></text:span><text:span text:style-name="Default_20_Paragraph_20_Font"><text:span text:style-name="T14">te</text:span></text:span><text:span text:style-name="Default_20_Paragraph_20_Font"><text:span text:style-name="T11">m</text:span></text:span><text:span text:style-name="Default_20_Paragraph_20_Font"><text:span text:style-name="T14">pu</text:span></text:span><text:span text:style-name="Default_20_Paragraph_20_Font"><text:span text:style-name="T11">s, </text:span></text:span><text:span text:style-name="Default_20_Paragraph_20_Font"><text:span text:style-name="T14">d</text:span></text:span><text:span text:style-name="Default_20_Paragraph_20_Font"><text:span text:style-name="T11">o</text:span></text:span><text:span text:style-name="Default_20_Paragraph_20_Font"><text:span text:style-name="T14">nec m</text:span></text:span><text:span text:style-name="Default_20_Paragraph_20_Font"><text:span text:style-name="T11">o</text:span></text:span><text:span text:style-name="Default_20_Paragraph_20_Font"><text:span text:style-name="T14">rbu</text:span></text:span><text:span text:style-name="Default_20_Paragraph_20_Font"><text:span text:style-name="T11">s i</text:span></text:span><text:span text:style-name="Default_20_Paragraph_20_Font"><text:span text:style-name="T14">ud</text:span></text:span><text:span text:style-name="Default_20_Paragraph_20_Font"><text:span text:style-name="T11">i</text:span></text:span><text:span text:style-name="Default_20_Paragraph_20_Font"><text:span text:style-name="T14">ce</text:span></text:span><text:span text:style-name="Default_20_Paragraph_20_Font"><text:span text:style-name="T11">t</text:span></text:span><text:span text:style-name="Default_20_Paragraph_20_Font"><text:span text:style-name="T14">ur; secur</text:span></text:span><text:span text:style-name="Default_20_Paragraph_20_Font"><text:span text:style-name="T11">it</text:span></text:span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em eni</text:span></text:span><text:span text:style-name="Default_20_Paragraph_20_Font"><text:span text:style-name="T11">m<text:line-break/></text:span></text:span><text:span text:style-name="Default_20_Paragraph_20_Font"><text:span text:style-name="T14">morbumque breve</text:span></text:span><text:span text:style-name="Default_20_Paragraph_20_Font"><text:span text:style-name="T11">m </text:span></text:span><text:span text:style-name="Default_20_Paragraph_20_Font"><text:span text:style-name="T14">fare ostendit. </text:span></text:span><text:span text:style-name="Default_20_Paragraph_20_Font"><text:span text:style-name="T11">Tibi autum, qui in epi-<text:line-break/>densiorum libris morborum enarrationem legeris, conflat<text:line-break/>nullum ex iis, qui mortem obierunt, coctas urinas excre-<text:line-break/>visse. caeterum te latere non debet exemplaribus in mul-<text:line-break/>tis simpliciter scriptum esse, urinae etiamnum coctae, non<text:line-break/>admoto nomine malae, nempe paulo post tum his tum<text:line-break/>deinceps dictis urinis adjectum est nomen malae. .</text:span></text:span></text:p>
      <text:h text:style-name="Heading_20_2" text:outline-level="2"><text:span text:style-name="Default_20_Paragraph_20_Font">Llx.</text:span></text:h>
      <text:p text:style-name="P4"><text:span text:style-name="Default_20_Paragraph_20_Font"><text:span text:style-name="T14">Rubrae qu</text:span></text:span><text:span text:style-name="Default_20_Paragraph_20_Font"><text:span text:style-name="T11">o</text:span></text:span><text:span text:style-name="Default_20_Paragraph_20_Font"><text:span text:style-name="T14">que ex hi</text:span></text:span><text:span text:style-name="Default_20_Paragraph_20_Font"><text:span text:style-name="T11">s </text:span></text:span><text:span text:style-name="Default_20_Paragraph_20_Font"><text:span text:style-name="T14">e/sioreseen</text:span></text:span><text:span text:style-name="Default_20_Paragraph_20_Font"><text:span text:style-name="T11">t</text:span></text:span><text:span text:style-name="Default_20_Paragraph_20_Font"><text:span text:style-name="T14">iae re</text:span></text:span><text:span text:style-name="Default_20_Paragraph_20_Font"><text:span text:style-name="T11">t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ae ac ae</text:span></text:span><text:span text:style-name="Default_20_Paragraph_20_Font"><text:span text:style-name="T11">m</text:span></text:span><text:span text:style-name="Default_20_Paragraph_20_Font"><text:span text:style-name="T14">gi-<text:line-break/>n</text:span></text:span><text:span text:style-name="Default_20_Paragraph_20_Font"><text:span text:style-name="T11">o</text:span></text:span><text:span text:style-name="Default_20_Paragraph_20_Font"><text:span text:style-name="T14">sce</text:span></text:span><text:span text:style-name="Default_20_Paragraph_20_Font"><text:span text:style-name="T11"> m</text:span></text:span><text:span text:style-name="Default_20_Paragraph_20_Font"><text:span text:style-name="T14">alae; parva</text:span></text:span><text:span text:style-name="Default_20_Paragraph_20_Font"><text:span text:style-name="T11">s </text:span></text:span><text:span text:style-name="Default_20_Paragraph_20_Font"><text:span text:style-name="T14">qu</text:span></text:span><text:span text:style-name="Default_20_Paragraph_20_Font"><text:span text:style-name="T11">o</text:span></text:span><text:span text:style-name="Default_20_Paragraph_20_Font"><text:span text:style-name="T14">que veluti st</text:span></text:span><text:span text:style-name="Default_20_Paragraph_20_Font"><text:span text:style-name="T11">il</text:span></text:span><text:span text:style-name="Default_20_Paragraph_20_Font"><text:span text:style-name="T14">la</text:span></text:span><text:span text:style-name="Default_20_Paragraph_20_Font"><text:span text:style-name="T11">s </text:span></text:span><text:span text:style-name="Default_20_Paragraph_20_Font"><text:span text:style-name="T14">apparere<text:line-break/>malu</text:span></text:span><text:span text:style-name="Default_20_Paragraph_20_Font"><text:span text:style-name="T11">m.</text:span></text:span></text:p>
      <text:p text:style-name="P2"><text:span text:style-name="Default_20_Paragraph_20_Font"><text:span text:style-name="T11">De urinis jam dictis est sermo , sed claritatis gratia<text:line-break/>copulanda sunt haec,- uttota di</text:span></text:span><text:span text:style-name="Default_20_Paragraph_20_Font"><text:span text:style-name="T14">c</text:span></text:span><text:span text:style-name="Default_20_Paragraph_20_Font"><text:span text:style-name="T11">tio talis fiat: </text:span></text:span><text:span text:style-name="Default_20_Paragraph_20_Font"><text:span text:style-name="T14">urinae<text:line-break/>e</text:span></text:span><text:span text:style-name="Default_20_Paragraph_20_Font"><text:span text:style-name="T11">ti</text:span></text:span><text:span text:style-name="Default_20_Paragraph_20_Font"><text:span text:style-name="T14">amnum laborsofee et rubrae ex h</text:span></text:span><text:span text:style-name="Default_20_Paragraph_20_Font"><text:span text:style-name="T11">is </text:span></text:span><text:span text:style-name="Default_20_Paragraph_20_Font"><text:span text:style-name="T14">e/sioresuentiae st<text:line-break/>re</text:span></text:span><text:span text:style-name="Default_20_Paragraph_20_Font"><text:span text:style-name="T11">ti</text:span></text:span><text:span text:style-name="Default_20_Paragraph_20_Font"><text:span text:style-name="T14">nentur et aerug</text:span></text:span><text:span text:style-name="Default_20_Paragraph_20_Font"><text:span text:style-name="T11">i</text:span></text:span><text:span text:style-name="Default_20_Paragraph_20_Font"><text:span text:style-name="T14">nosue, </text:span></text:span><text:span text:style-name="Default_20_Paragraph_20_Font"><text:span text:style-name="T11">m</text:span></text:span><text:span text:style-name="Default_20_Paragraph_20_Font"><text:span text:style-name="T14">alae. </text:span></text:span><text:span text:style-name="Default_20_Paragraph_20_Font"><text:span text:style-name="T11">oratio autem haec ex<text:line-break/>his vult significare ex urinis quae cum labore excemun-<text:line-break/>tur et non excoctis; nunquam enim ex coctis urinis<text:line-break/>effiorescentiae colore rubrae neque aeruginosa^ fuperve-<text:line-break/>niunt. Verbum si retinentur adjectunr est talibus urinis;<text:line-break/>vel quod aegre excern</text:span></text:span><text:span text:style-name="Default_20_Paragraph_20_Font"><text:span text:style-name="T14">u</text:span></text:span><text:span text:style-name="Default_20_Paragraph_20_Font"><text:span text:style-name="T11">ntur vel quod prorsus detinean-<text:line-break/>tur indicans. Sed forsan quis dixerit fieri non posse<text:line-break/>ut cujusnam coloris sint cognoscatur, si retinentur; ve-<text:line-break/>rum quum talia prius minxerint et post retentionem ex-<text:line-break/>creta fuerint, ubi vel aegri vi expresserint vel arte fua<text:line-break/>medici provocaverint, atque una cognitis tum colore tum<text:line-break/>.retentione quisquis ita excerni dixerit, nequaquam men-<text:line-break/>tietur. Ex eo autem quod sermoni adsuetum sit, atque<text:line-break/>exigua parvaque velut stillae fuperapparentia, adhuc quo-<text:line-break/>que coloris ipsorum notitia evidentior erit et retentionis</text:span></text:span></text:p>
      <text:p text:style-name="P3">veritas. Volo autem ut memoriae mandes quae de sub-<text:line-break/>rubentibus urinis in prognostico dicta sint his verbis:<text:line-break/><text:span text:style-name="Default_20_Paragraph_20_Font"><text:span text:style-name="T15">urina subrubens st suerit, fedimentumque tum subrubrum<text:line-break/>tum laeve, haec priore quidem diuturnior, fed valde su-<text:line-break/>labris.</text:span></text:span> Subrubens igitur urina, cujus meminit in pro-<text:line-break/>gnostico, a praerubra, de qua nunc agit, vaIde distat. Nempe<text:line-break/>quod praerubra ex incoctis Iit, fupra ostendi ; subrubea-<text:line-break/>tem vero commendat quidem tanquam salubrem, <text:span text:style-name="Default_20_Paragraph_20_Font"><text:span text:style-name="T15">s</text:span></text:span>ed diu-<text:line-break/>turnioris temporis signum este ait. Quod vero rubens<text:line-break/>urina in medio tum praerubrae tum subrubentis conlli-<text:line-break/>tuta medium tum laudis tum vituperii obtineat palam<text:line-break/><text:span text:style-name="Default_20_Paragraph_20_Font"><text:span text:style-name="T11">est </text:span></text:span>omnibus.</text:p>
      <text:h text:style-name="Heading_20_2" text:outline-level="2"><text:bookmark-start text:name="bookmark34"/><text:span text:style-name="Default_20_Paragraph_20_Font">LX.</text:span><text:bookmark-end text:name="bookmark34"/></text:h>
      <text:p text:style-name="P4"><text:span text:style-name="Default_20_Paragraph_20_Font"><text:span text:style-name="T15">Vomitus quoque cum varietate malum tum alias tum st<text:line-break/>prope inter se prodeant.</text:span></text:span></text:p>
      <text:p text:style-name="P2">Permutaverit quis interpretationis absurditatem, qua<text:line-break/>libri auctor delectari videtur, erit autem sermo talis: vo-<text:line-break/>mitus quoque cum varietate eorum quae vomuntur ma-<text:line-break/>sum signum existit tum alias tum ubi quae vomuntur pro-<text:line-break/>pius, id est non multo post tempore <text:span text:style-name="Default_20_Paragraph_20_Font"><text:span text:style-name="T15">s</text:span></text:span>ese consequantur.<text:line-break/>Atque propter adjectum illud <text:span text:style-name="Default_20_Paragraph_20_Font"><text:span text:style-name="T15">cum</text:span></text:span> u<text:span text:style-name="Default_20_Paragraph_20_Font"><text:span text:style-name="T15">arietate, </text:span></text:span>eorum quae<text:line-break/>vomuntur mentionem fecit; neque enim omnium quae in<text:line-break/>prognostico dicuntur videtur meminisse, nisi quis adji-<text:line-break/>cere maluerit. Nempe in prognostico de vomitibus ita<text:line-break/>scriptum reperitur: <text:span text:style-name="Default_20_Paragraph_20_Font"><text:span text:style-name="T15">st cero quod vomitur porri colorem<text:line-break/>repraesentet vel licens oel nigrum suerit, quicunque horum<text:line-break/>suerit color, malum esse est ex</text:span></text:span>i<text:span text:style-name="Default_20_Paragraph_20_Font"><text:span text:style-name="T15">stimandum ; st colores om-<text:line-break/>nes idem homo vomuerit, valde per</text:span></text:span>n<text:span text:style-name="Default_20_Paragraph_20_Font"><text:span text:style-name="T15">iciosum existit. </text:span></text:span>Clare<text:line-break/>quidem in prognostico dicta sunt haec, varietatem eorum<text:line-break/>quae vomuntur, accusante Hippocrate, quod affectiones<text:line-break/>multas in aegri corpore, quae pravae sint, demonstret. At<text:line-break/>in praesenti dictione, ut modo dixi , adjectum est redun-<text:line-break/>dantes praeter naturam in corpore humores continenter</text:p>
      <text:p text:style-name="P3">vicissim evomi. Quod autem qui continenter vacuantur<text:line-break/>deteriores iis sunt qui intermittunt cuivis patet. Pluri-<text:line-break/>que vero eorum qui librum hunc exposuerunt, dictionem<text:line-break/>unam ex omnibus conficiunt, quae ante dicta sunt, ab<text:line-break/>hoc principio: <text:span text:style-name="Default_20_Paragraph_20_Font"><text:span text:style-name="T15">sudor multus, st cum febribus acutis fiat,<text:line-break/></text:span></text:span>m<text:span text:style-name="Default_20_Paragraph_20_Font"><text:span text:style-name="T15">alus;</text:span></text:span> copulata esse omnia volentes ad usque orationem<text:line-break/>hanc, tum alias tum si propius sese consequantur, ut in<text:line-break/>aegro uno concursionem scriptorum in medio nuper dicti<text:line-break/>principii et finis hujusce praesentis dictionis comprehen-<text:line-break/>forum existiment. Fierique potest ut hoc sensu ab au-<text:line-break/>ctore libri conjuncta fuerint praedicta haec symptomata;<text:line-break/>nempe et ex dissimilibus genere concursiones interdum fa-<text:line-break/>cere videtur.</text:p>
      <text:h text:style-name="Heading_20_2" text:outline-level="2">LXI.</text:h>
      <text:p text:style-name="P4"><text:span text:style-name="Default_20_Paragraph_20_Font"><text:span text:style-name="T15">Quaecunque</text:span></text:span> i<text:span text:style-name="Default_20_Paragraph_20_Font"><text:span text:style-name="T15">n diebus</text:span></text:span> i<text:span text:style-name="Default_20_Paragraph_20_Font"><text:span text:style-name="T15">udicat</text:span></text:span>u<text:span text:style-name="Default_20_Paragraph_20_Font"><text:span text:style-name="T15">r</text:span></text:span>u<text:span text:style-name="Default_20_Paragraph_20_Font"><text:span text:style-name="T15">s cum anxietate ab</text:span></text:span>s<text:span text:style-name="Default_20_Paragraph_20_Font"><text:span text:style-name="T15">que<text:line-break/>sud</text:span></text:span>o<text:span text:style-name="Default_20_Paragraph_20_Font"><text:span text:style-name="T15">re persuig orantur malum; et quae ex his insuper<text:line-break/></text:span></text:span>v<text:span text:style-name="Default_20_Paragraph_20_Font"><text:span text:style-name="T15">iguerint, mala sunt.</text:span></text:span></text:p>
      <text:p text:style-name="P2"><text:span text:style-name="Default_20_Paragraph_20_Font"><text:span text:style-name="T11">Quod concursionem orationis hujus ex liis ecervsave-<text:line-break/>rlt</text:span></text:span><text:span text:style-name="Default_20_Paragraph_20_Font"><text:span text:style-name="T14">r</text:span></text:span><text:span text:style-name="Default_20_Paragraph_20_Font"><text:span text:style-name="T11">quan seorsum. ab Hippocrate dictus sunt alsiosum igno-<text:line-break/>rat; nempe quod anxietas^ semper mala suppari -ihodec et<text:line-break/>perfrigerationes tanquam consequentes malae sunt. Quod<text:line-break/>vero omnia, quae criticis diebus apparent, caeteris fide-<text:line-break/>liorasint, ab ipfo Hippocrate -didicimus; hoc autem in<text:line-break/>loco anxietati perperam adjacet , </text:span></text:span><text:span text:style-name="Default_20_Paragraph_20_Font"><text:span text:style-name="T14">subsu</text:span></text:span><text:span text:style-name="Default_20_Paragraph_20_Font"><text:span text:style-name="T11">m</text:span></text:span><text:span text:style-name="Default_20_Paragraph_20_Font"><text:span text:style-name="T14">i sudore;</text:span></text:span><text:span text:style-name="Default_20_Paragraph_20_Font"><text:span text:style-name="T11"> nempe<text:line-break/>anxietas cum sudore non mala esse videbitur , aut si est<text:line-break/>nihilominus, imomalamagis. Non fultis ausenti super-<text:line-break/>vacue oratim haec abfqtie sudore adjeota videbitur, venum<text:line-break/>quoque et- in</text:span></text:span><text:span text:style-name="Default_20_Paragraph_20_Font"><text:span text:style-name="T14">e</text:span></text:span><text:span text:style-name="Default_20_Paragraph_20_Font"><text:span text:style-name="T11"> detrimentum dibrnm legentium; qui eam,<text:line-break/>quae .sine sudore est; anxietatem^ ea, quae dumftrdnisesust,<text:line-break/>maligniorem esse existimabunt. Praeterea^ quod in fine<text:line-break/>orationis dicitur, atque ex his supervenientes rigares mali,<text:line-break/>falsum est simpliciter ita dictum,. ut nunc dictum est ; nisi<text:line-break/>ut anxietati , ita et rigori adjectum sit , absque sudore,<text:line-break/>magisque rigori tum samiliaris tum commddaladjectio exr-<text:line-break/>stit; nam quae sine sudore anxietas est, minus mala est;</text:span></text:span></text:p>
      <text:p text:style-name="P3">rigor vero sine sudore majus malum; n^m si criticus ri-<text:line-break/>gor ex anxietate fiat, morbum solvit, supervenientibus<text:line-break/>sudoribus vel vomitionibus commodis vel alvo <text:span text:style-name="Default_20_Paragraph_20_Font"><text:span text:style-name="T15">s</text:span></text:span>ubducta.</text:p>
      <text:h text:style-name="Heading_20_2" text:outline-level="2">EXII.</text:h>
      <text:p text:style-name="Normal"><text:span text:style-name="Default_20_Paragraph_20_Font"><text:span text:style-name="T15">Vomitiones sincerae atque sustidiosue malae.</text:span></text:span></text:p>
      <text:p text:style-name="P1">Composita sunt rursus hoc in loco signa duo ex iis,<text:line-break/>quae ab Hippocrate mala esse dicta <text:span text:style-name="Default_20_Paragraph_20_Font"><text:span text:style-name="T15">s</text:span></text:span>unt; nempe et quum<text:line-break/>universaliter sinceras humorum vacuationes et fastidium<text:line-break/>omne in morbis mala esse doceret, didicimus. Non <text:span text:style-name="Default_20_Paragraph_20_Font"><text:span text:style-name="T15">s</text:span></text:span>olum<text:line-break/>igitur vomitiones sincerae et fastidiosae malae sunt; verum<text:line-break/>quoque et deiectiones et sputa et urinae et quidvis aliud.</text:p>
      <text:h text:style-name="Heading_20_2" text:outline-level="2">EXUI.</text:h>
      <text:p text:style-name="Normal"><text:span text:style-name="Default_20_Paragraph_20_Font"><text:span text:style-name="T15">Sopor an ubique</text:span></text:span> m<text:span text:style-name="Default_20_Paragraph_20_Font"><text:span text:style-name="T15">alus</text:span></text:span> P</text:p>
      <text:p text:style-name="P2">Ambiguitatem nobis movet dictio, quia significatum<text:line-break/>ex voce <text:span text:style-name="Default_20_Paragraph_20_Font"><text:span text:style-name="T19">κάρου</text:span></text:span><text:span text:style-name="Default_20_Paragraph_20_Font"><text:span text:style-name="T24">, </text:span></text:span>id est <text:span text:style-name="Default_20_Paragraph_20_Font"><text:span text:style-name="T15">soporis,</text:span></text:span> non clare dictum sit<text:span text:style-name="Default_20_Paragraph_20_Font"><text:span text:style-name="T15">e</text:span></text:span> Ne-<text:line-break/>que enim quum ex liberaliore vini potu soporatum q<text:span text:style-name="Default_20_Paragraph_20_Font"><text:span text:style-name="T15">u</text:span></text:span>em-<text:line-break/>piam dicamus, ut Plato in convivio de Poro dixit, mor-<text:line-break/>bosam ullam affectionem ostendimus; soporem autem quem<text:line-break/>quis interpretando dixerit oratione longiore, profundum<text:line-break/>aegreque excitabilem somnum, hic videtur significare non<text:line-break/>bonum. Praeterea quaestio non parva de morb<text:span text:style-name="Default_20_Paragraph_20_Font"><text:span text:style-name="T15">o</text:span></text:span>so sopore<text:line-break/>oborta est, an eandem genere causam habens cum eo, qui<text:line-break/>ob vini potionem obortus est, difficilem solutionem assam-<text:line-break/>p serit , an alterum genus causae existat. Jure igitur am-<text:line-break/>higit de sopore quaerens, an omnino esse malum existi-<text:line-break/>mandum sit, an interdum et bonum et medium inter ea,<text:line-break/>quae bona et quae mala dicuntur. Si enim et prosunt<text:line-break/>dus et excitato difficilis somnus sopor intelligitur, nullam-<text:line-break/>que genere dissidentem affectionem sopor morbosus habeat,<text:line-break/>erit sane aliquand<text:span text:style-name="Default_20_Paragraph_20_Font"><text:span text:style-name="T15">o</text:span></text:span> sopor bona tum causa tum signum.<text:line-break/>Vidimus enim in aegris quibusdam, qui tribus vel qua-</text:p>
      <text:p text:style-name="P3">tuor deinceps diebus vigiles permanserant, difficilem ex-<text:line-break/>citatu somnum supervenientem, qui prorsus nocte dieque<text:line-break/>perseverans magnum attulit auxilium; saepius quoque et<text:line-break/>in infantibus somnum ejusmodi supervenientem non uno<text:line-break/>die solum, verum quoque et duobus ex ordine diebus,<text:line-break/>magno ipsis fuisse commodo conspexi. Si vero morbosi<text:line-break/><text:span text:style-name="Default_20_Paragraph_20_Font"><text:span text:style-name="T15">s</text:span></text:span>oporis alia genere fuerit affectio, somnum profundum a<text:line-break/>caro discrepare asseremus, atque quod saporosum sit, ubi-<text:line-break/>que malum esse. Demonstravimus autem vigilias quidem<text:line-break/>fieri propter tum siccitatem tum caliditatem primae sen-<text:line-break/>tientis partis, id est cerebri; somnum vero ex contrariis,<text:line-break/>quum scilicet ex humidi utilis copia gravetur corpus, quo-<text:line-break/>modo ex crapula profundus somnus oritur, quem soporem,<text:line-break/>si lubet, appellare potes. Non discrepante cautem asse-<text:line-break/>etione, in nomine solum controversia esu Quum vero<text:line-break/>cerebrum ob pituitam tum humectatur tum refrigeretur,<text:line-break/>in lethargicis affectionibus coma erit ; quod et ipsum, si<text:line-break/>lubet, soporem appellare poteris. Sunt qui ubi aeger</text:p>
      <text:p text:style-name="P3">tum motu tum sensu tempore aliquo privatur, etiam si<text:line-break/>vel stimulus vel ferias vel incIamites, soporem appellunt;<text:line-break/>qualis in quibusdam visitur, ubi temporalibus in muscu-<text:line-break/>lis vehementer percussi fuerint. Videtur quoque saepius<text:line-break/>et in fabrilium morborum accessionibus, in quibus neque<text:line-break/>stimulantes neq<text:span text:style-name="Default_20_Paragraph_20_Font"><text:span text:style-name="T15">u</text:span></text:span>e ferientes nedum incIamitantes <text:span text:style-name="Default_20_Paragraph_20_Font"><text:span text:style-name="T15">s</text:span></text:span>entiunt<text:line-break/>aegri. Si ergo pathema ejusmodi quis <text:span text:style-name="Default_20_Paragraph_20_Font"><text:span text:style-name="T15">s</text:span></text:span>oporem appella-<text:line-break/>verit, difficilem vero excitatu constitutionem et coma et<text:line-break/>cataphoram; tertius autem ab ipsis somnum profundum,<text:line-break/>cujus primum meminimus; nunquam quod coma bonum<text:line-break/>sit, nedum quod <text:span text:style-name="Default_20_Paragraph_20_Font"><text:span text:style-name="T15">s</text:span></text:span>opor, dicere oportet. Si vero quis de<text:line-break/>recensitis affectionibus dubitaverit, alias eas esse affirmans<text:line-break/>vel non, ut ego nunc dico, in re controversus erit, si<text:line-break/>vero, ut dictum est, fieri concesserit, nominibus aliter<text:line-break/>u<text:span text:style-name="Default_20_Paragraph_20_Font"><text:span text:style-name="T15">s</text:span></text:span>us in his <text:span text:style-name="Default_20_Paragraph_20_Font"><text:span text:style-name="T15">s</text:span></text:span>olum a nobis dissidebit.</text:p>
      <text:h text:style-name="Heading_20_2" text:outline-level="2">LXIV.</text:h>
      <text:h text:style-name="Normal" text:outline-level="2"><text:bookmark-start text:name="bookmark36"/>I<text:span text:style-name="Default_20_Paragraph_20_Font"><text:span text:style-name="T15">gnorant</text:span></text:span>i<text:span text:style-name="Default_20_Paragraph_20_Font"><text:span text:style-name="T15">a cum rigore malum ; malum quoque et oblivio.</text:span></text:span><text:bookmark-end text:name="bookmark36"/></text:h>
      <text:p text:style-name="P2">Sive cum rigore in gignendi casu sive post rigorem<text:line-break/>in casu accusandi <text:span text:style-name="Default_20_Paragraph_20_Font"><text:span text:style-name="T15">s</text:span></text:span>criptum sit, non admodum dissident<text:line-break/>inter se sermonis utriusque intelligentiae; nam cum rigore<text:line-break/>ignorantia et oblivio victum calorem nativum ab ea, quae<text:line-break/>symptomatica est, refrigeratione indicant. Quod enim non<text:line-break/>cognoscant familiares neque factorum recordentur, ex ce-<text:line-break/>rebri resrigeratione enasci id constat. Patetque utrumque<text:line-break/>per se malum symptomata esse et si ambo simul fiant, ge-<text:line-break/>minari pravitatem.</text:p>
      <text:h text:style-name="Heading_20_2" text:outline-level="2">LXV.</text:h>
      <text:p text:style-name="Normal"><text:span text:style-name="Default_20_Paragraph_20_Font"><text:span text:style-name="T15">Ex r</text:span></text:span><text:span text:style-name="Default_20_Paragraph_20_Font"><text:span text:style-name="T11">i</text:span></text:span><text:span text:style-name="Default_20_Paragraph_20_Font"><text:span text:style-name="T15">gore perfag orationes non recalescentes malae.</text:span></text:span></text:p>
      <text:p text:style-name="P1">Inopiam caloris nativi extinctionemque talis r e frige-<text:line-break/>ratio indicat,</text:p>
      <text:h text:style-name="P24" text:outline-level="2">LXVI.</text:h>
      <text:p text:style-name="Normal">n<text:span text:style-name="Default_20_Paragraph_20_Font"><text:span text:style-name="T15">udantes ex pe</text:span></text:span>r<text:span text:style-name="Default_20_Paragraph_20_Font"><text:span text:style-name="T15">frictione recalescentes malum ; in his late-<text:line-break/>rum aestus cum dolore et rigor superoeniens malum.</text:span></text:span></text:p>
      <text:p text:style-name="Normal">Recalescentes nunc intelligere oportet eos, qui rur-<text:line-break/>fus febricitant. Serm<text:span text:style-name="Default_20_Paragraph_20_Font"><text:span text:style-name="T15">o</text:span></text:span> autem talis est: si in morbo quis,<text:line-break/>posteaquam sudaverit, frigidior quidem protinus quam na-<text:line-break/>turae conveniat fiat, rursusque febricitet, non sine peri-<text:line-break/>culo afficitur. Quod a<text:span text:style-name="Default_20_Paragraph_20_Font"><text:span text:style-name="T15">u</text:span></text:span>tem et id ips<text:span text:style-name="Default_20_Paragraph_20_Font"><text:span text:style-name="T15">u</text:span></text:span>m malum fit, cuivis<text:line-break/>patet. Connectit autem huic, veluti et in aliis sympto-<text:line-break/>mata quaedam, quae diversas comitantur affectiones; la-<text:line-break/>teris siquidem aestus dolorosus signum est phlegmones, quae<text:line-break/>partem eam infestet, ob quam febricitavit; si vero et ri^<text:line-break/>gor ipsis <text:span text:style-name="Default_20_Paragraph_20_Font"><text:span text:style-name="T15">s</text:span></text:span>upervenerit, fuppuraturam exspecta phlegmonem.<text:line-break/>Quo autem modo fieri potest ut ex latere phlegmone ob-<text:line-break/>fesso aeger rur<text:span text:style-name="Default_20_Paragraph_20_Font"><text:span text:style-name="T15">s</text:span></text:span>um febriat, sic et ex pulmone ex hepate<text:line-break/>vel ventre vel quavis alia parte. Particularis igitur <text:span text:style-name="Default_20_Paragraph_20_Font"><text:span text:style-name="T15">s</text:span></text:span>ermo</text:p>
      <text:p text:style-name="P3">et is est non universalis, praeterea et secundum composta<text:line-break/>tionem dissimilis generis signorum.</text:p>
      <text:h text:style-name="Heading_20_2" text:outline-level="2"><text:bookmark-start text:name="bookmark38"/><text:span text:style-name="Default_20_Paragraph_20_Font">LXVII.</text:span><text:bookmark-end text:name="bookmark38"/></text:h>
      <text:p text:style-name="P4"><text:span text:style-name="Default_20_Paragraph_20_Font"><text:span text:style-name="T15">Aestuosi rigores quadamtenus perniciosi et stammea cum<text:line-break/>sudore facies in his mala ; ex his posteriorum partium<text:line-break/>re</text:span></text:span>f<text:span text:style-name="Default_20_Paragraph_20_Font"><text:span text:style-name="T15">rigeratio convulsionem arcessit.</text:span></text:span></text:p>
      <text:p text:style-name="P1">Sive <text:span text:style-name="Default_20_Paragraph_20_Font"><text:span text:style-name="T19">καυματώδεις</text:span></text:span><text:span text:style-name="Default_20_Paragraph_20_Font"><text:span text:style-name="T24">, </text:span></text:span>i. e. <text:span text:style-name="Default_20_Paragraph_20_Font"><text:span text:style-name="T15">aestuosi,</text:span></text:span> prima syllaba per<text:line-break/>a et v scriptum fuerit, sive <text:span text:style-name="Default_20_Paragraph_20_Font"><text:span text:style-name="T19">κωματώδεις</text:span></text:span><text:span text:style-name="Default_20_Paragraph_20_Font"><text:span text:style-name="T24">, </text:span></text:span><text:span text:style-name="Default_20_Paragraph_20_Font"><text:span text:style-name="T15">comatost</text:span></text:span>, per <text:span text:style-name="Default_20_Paragraph_20_Font"><text:span text:style-name="T19">ω</text:span></text:span><text:span text:style-name="Default_20_Paragraph_20_Font"><text:span text:style-name="T24">,<text:line-break/></text:span></text:span>difficilem gravemque verbum utrumque indicat affectionem.<text:line-break/>Nam qui universaliter de rigore intellexerunt, perpetuo<text:line-break/>eos meminisse oportet quod in tertiana vel in quartana<text:line-break/>eveniens talium febrium peculiare est symptoma. In<text:line-break/>morbis vero postea apparens, si crisin non intulerit, de-<text:line-break/>terrimum existit. Scis etenim, quod judicatoriorum non<text:line-break/>iudicantium quaedam letalia sint et quaedam difficilis ju-<text:line-break/>dicii. Rur<text:span text:style-name="Default_20_Paragraph_20_Font"><text:span text:style-name="T15">s</text:span></text:span>um huic <text:span text:style-name="Default_20_Paragraph_20_Font"><text:span text:style-name="T15">s</text:span></text:span>ymptomata alia coniunxit affectio-</text:p>
      <text:p text:style-name="P3">num, quae non necessario cum rigore fiunt. Dictum au-<text:line-break/>tem antea quod quanto plura periculosa homini fiant<text:line-break/>symptomata, tanto fideliorem in eo efficiant praedictionem;<text:line-break/>quomodo si et signorum salubrium multa appareant, eo<text:line-break/>certior sit salutis exspectatio. Non ignoramus autem quod<text:line-break/>etiam sine rigore flammea cum sudore facies malum est<text:line-break/>signum, quoniam et unum ex iudicaturus <text:span text:style-name="Default_20_Paragraph_20_Font"><text:span text:style-name="T15">s</text:span></text:span>udor sit. Quum<text:line-break/>igitur non iudicaverit, malignitatem morbi ostendit. Ex<text:line-break/>bis autem refrigeratis posterioribus partib<text:span text:style-name="Default_20_Paragraph_20_Font"><text:span text:style-name="T15">u</text:span></text:span>s convuIsionem<text:line-break/>non absque ratione speraveris, quoniam et partes nervo-<text:line-break/>fue sint et frigus convulsionem pariat.</text:p>
      <text:h text:style-name="Heading_20_2" text:outline-level="2">LXVllI.</text:h>
      <text:h text:style-name="P28" text:outline-level="2"><text:bookmark-start text:name="bookmark40"/><text:span text:style-name="Default_20_Paragraph_20_Font"><text:span text:style-name="T15">Earum sudantes</text:span></text:span> v<text:span text:style-name="Default_20_Paragraph_20_Font"><text:span text:style-name="T15">igiles, recalescentes malum.</text:span></text:span><text:bookmark-end text:name="bookmark40"/></text:h>
      <text:p text:style-name="P1">Si quod de ita complicatis dictum est memoria non<text:line-break/>excidit , non est quod amplius nostra indigeatis explica-</text:p>
      <text:p text:style-name="P8"><text:span text:style-name="Default_20_Paragraph_20_Font"><text:span text:style-name="T11">tione. Nempe talia omnia fubjacent tantul</text:span></text:span><text:span text:style-name="Default_20_Paragraph_20_Font"><text:span text:style-name="T14">o</text:span></text:span><text:span text:style-name="Default_20_Paragraph_20_Font"><text:span text:style-name="T11"> huic univer-<text:line-break/>fali:: </text:span></text:span><text:span text:style-name="Default_20_Paragraph_20_Font"><text:span text:style-name="T14">sudfratorio</text:span></text:span><text:span text:style-name="Default_20_Paragraph_20_Font"><text:span text:style-name="T11">ni</text:span></text:span><text:span text:style-name="Default_20_Paragraph_20_Font"><text:span text:style-name="T14">m n</text:span></text:span><text:span text:style-name="Default_20_Paragraph_20_Font"><text:span text:style-name="T11">o</text:span></text:span><text:span text:style-name="Default_20_Paragraph_20_Font"><text:span text:style-name="T14">n</text:span></text:span><text:span text:style-name="Default_20_Paragraph_20_Font"><text:span text:style-name="T11"> i</text:span></text:span><text:span text:style-name="Default_20_Paragraph_20_Font"><text:span text:style-name="T14">nd</text:span></text:span><text:span text:style-name="Default_20_Paragraph_20_Font"><text:span text:style-name="T11">i</text:span></text:span><text:span text:style-name="Default_20_Paragraph_20_Font"><text:span text:style-name="T14">can</text:span></text:span><text:span text:style-name="Default_20_Paragraph_20_Font"><text:span text:style-name="T11">ti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quaeda</text:span></text:span><text:span text:style-name="Default_20_Paragraph_20_Font"><text:span text:style-name="T11">m </text:span></text:span><text:span text:style-name="Default_20_Paragraph_20_Font"><text:span text:style-name="T14">letal</text:span></text:span><text:span text:style-name="Default_20_Paragraph_20_Font"><text:span text:style-name="T11">i</text:span></text:span><text:span text:style-name="Default_20_Paragraph_20_Font"><text:span text:style-name="T14">a ei<text:line-break/>quaeda</text:span></text:span><text:span text:style-name="Default_20_Paragraph_20_Font"><text:span text:style-name="T11">m </text:span></text:span><text:span text:style-name="Default_20_Paragraph_20_Font"><text:span text:style-name="T14">d</text:span></text:span><text:span text:style-name="Default_20_Paragraph_20_Font"><text:span text:style-name="T11">ispi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t</text:span></text:span><text:span text:style-name="Default_20_Paragraph_20_Font"><text:span text:style-name="T11">i</text:span></text:span><text:span text:style-name="Default_20_Paragraph_20_Font"><text:span text:style-name="T14">s sunt sud</text:span></text:span><text:span text:style-name="Default_20_Paragraph_20_Font"><text:span text:style-name="T11">ari</text:span></text:span><text:span text:style-name="Default_20_Paragraph_20_Font"><text:span text:style-name="T14">i.<text:tab/></text:span></text:span></text:p>
      <text:p text:style-name="Normal"><text:span text:style-name="Default_20_Paragraph_20_Font"><text:span text:style-name="T14">Ex lu</text:span></text:span><text:span text:style-name="Default_20_Paragraph_20_Font"><text:span text:style-name="T11">m</text:span></text:span><text:span text:style-name="Default_20_Paragraph_20_Font"><text:span text:style-name="T14">borum recursu ocul</text:span></text:span><text:span text:style-name="Default_20_Paragraph_20_Font"><text:span text:style-name="T11">i </text:span></text:span><text:span text:style-name="Default_20_Paragraph_20_Font"><text:span text:style-name="T14">perversio</text:span></text:span><text:span text:style-name="Default_20_Paragraph_20_Font"><text:span text:style-name="T11"> m</text:span></text:span><text:span text:style-name="Default_20_Paragraph_20_Font"><text:span text:style-name="T14">alu</text:span></text:span><text:span text:style-name="Default_20_Paragraph_20_Font"><text:span text:style-name="T11">m.</text:span></text:span></text:p>
      <text:p text:style-name="P1"><text:span text:style-name="Default_20_Paragraph_20_Font"><text:span text:style-name="T11">. Fieri non potest ut aliud quippiam intelligatur quam<text:line-break/>quod . lumb</text:span></text:span><text:span text:style-name="Default_20_Paragraph_20_Font"><text:span text:style-name="T14">o</text:span></text:span><text:span text:style-name="Default_20_Paragraph_20_Font"><text:span text:style-name="T11">rum doloribus ad superi</text:span></text:span><text:span text:style-name="Default_20_Paragraph_20_Font"><text:span text:style-name="T14">o</text:span></text:span><text:span text:style-name="Default_20_Paragraph_20_Font"><text:span text:style-name="T11">rem transeuntibus<text:line-break/>regionem., principium qu</text:span></text:span><text:span text:style-name="Default_20_Paragraph_20_Font"><text:span text:style-name="T14">o</text:span></text:span><text:span text:style-name="Default_20_Paragraph_20_Font"><text:span text:style-name="T11">que nervorum affici contingit,<text:line-break/>cujus symptoma est ocul</text:span></text:span><text:span text:style-name="Default_20_Paragraph_20_Font"><text:span text:style-name="T14">o</text:span></text:span><text:span text:style-name="Default_20_Paragraph_20_Font"><text:span text:style-name="T11">rum perversio. -Nam quae a ce-<text:line-break/>rebr</text:span></text:span><text:span text:style-name="Default_20_Paragraph_20_Font"><text:span text:style-name="T14">o</text:span></text:span><text:span text:style-name="Default_20_Paragraph_20_Font"><text:span text:style-name="T11"> nervorum propaginem assumunt partes, quum </text:span></text:span><text:span text:style-name="Default_20_Paragraph_20_Font"><text:span text:style-name="T14">t</text:span></text:span><text:span text:style-name="Default_20_Paragraph_20_Font"><text:span text:style-name="T11">pi-<text:line-break/>natis medulla talem non patitur affectum, </text:span></text:span><text:span text:style-name="Default_20_Paragraph_20_Font"><text:span text:style-name="T14">t</text:span></text:span><text:span text:style-name="Default_20_Paragraph_20_Font"><text:span text:style-name="T11">uas affectiones<text:line-break/>demonstrant. Hic autem iermo iis similis est, quae i</text:span></text:span><text:span text:style-name="Default_20_Paragraph_20_Font"><text:span text:style-name="T14">n<text:line-break/></text:span></text:span><text:span text:style-name="Default_20_Paragraph_20_Font"><text:span text:style-name="T11">progn</text:span></text:span><text:span text:style-name="Default_20_Paragraph_20_Font"><text:span text:style-name="T14">o</text:span></text:span><text:span text:style-name="Default_20_Paragraph_20_Font"><text:span text:style-name="T11">stico ita dicta sirnt: </text:span></text:span><text:span text:style-name="Default_20_Paragraph_20_Font"><text:span text:style-name="T14">qu</text:span></text:span><text:span text:style-name="Default_20_Paragraph_20_Font"><text:span text:style-name="T11">i </text:span></text:span><text:span text:style-name="Default_20_Paragraph_20_Font"><text:span text:style-name="T14">eum febre c</text:span></text:span><text:span text:style-name="Default_20_Paragraph_20_Font"><text:span text:style-name="T11">i</text:span></text:span><text:span text:style-name="Default_20_Paragraph_20_Font"><text:span text:style-name="T14">rca lumbo</text:span></text:span><text:span text:style-name="Default_20_Paragraph_20_Font"><text:span text:style-name="T11">s </text:span></text:span><text:span text:style-name="Default_20_Paragraph_20_Font"><text:span text:style-name="T14">et<text:line-break/>inferna</text:span></text:span><text:span text:style-name="Default_20_Paragraph_20_Font"><text:span text:style-name="T11">s </text:span></text:span><text:span text:style-name="Default_20_Paragraph_20_Font"><text:span text:style-name="T14">sedes siunt dolore</text:span></text:span><text:span text:style-name="Default_20_Paragraph_20_Font"><text:span text:style-name="T11">s, </text:span></text:span><text:span text:style-name="Default_20_Paragraph_20_Font"><text:span text:style-name="T14">si septum tran</text:span></text:span><text:span text:style-name="Default_20_Paragraph_20_Font"><text:span text:style-name="T11">m</text:span></text:span><text:span text:style-name="Default_20_Paragraph_20_Font"><text:span text:style-name="T14">ersu</text:span></text:span><text:span text:style-name="Default_20_Paragraph_20_Font"><text:span text:style-name="T11">m </text:span></text:span><text:span text:style-name="Default_20_Paragraph_20_Font"><text:span text:style-name="T14">rel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tis<text:line-break/>i</text:span></text:span><text:span text:style-name="Default_20_Paragraph_20_Font"><text:span text:style-name="T14">nfern</text:span></text:span><text:span text:style-name="Default_20_Paragraph_20_Font"><text:span text:style-name="T11">is </text:span></text:span><text:span text:style-name="Default_20_Paragraph_20_Font"><text:span text:style-name="T14">regionibu</text:span></text:span><text:span text:style-name="Default_20_Paragraph_20_Font"><text:span text:style-name="T11">s </text:span></text:span><text:span text:style-name="Default_20_Paragraph_20_Font"><text:span text:style-name="T14">att</text:span></text:span><text:span text:style-name="Default_20_Paragraph_20_Font"><text:span text:style-name="T11">i</text:span></text:span><text:span text:style-name="Default_20_Paragraph_20_Font"><text:span text:style-name="T14">gerint</text:span></text:span><text:span text:style-name="Default_20_Paragraph_20_Font"><text:span text:style-name="T11">, l</text:span></text:span><text:span text:style-name="Default_20_Paragraph_20_Font"><text:span text:style-name="T14">etale</text:span></text:span><text:span text:style-name="Default_20_Paragraph_20_Font"><text:span text:style-name="T11">s </text:span></text:span><text:span text:style-name="Default_20_Paragraph_20_Font"><text:span text:style-name="T14">ad</text:span></text:span><text:span text:style-name="Default_20_Paragraph_20_Font"><text:span text:style-name="T11">m</text:span></text:span><text:span text:style-name="Default_20_Paragraph_20_Font"><text:span text:style-name="T14">odum ex</text:span></text:span><text:span text:style-name="Default_20_Paragraph_20_Font"><text:span text:style-name="T11">i</text:span></text:span><text:span text:style-name="Default_20_Paragraph_20_Font"><text:span text:style-name="T14">stun</text:span></text:span><text:span text:style-name="Default_20_Paragraph_20_Font"><text:span text:style-name="T11">t.</text:span></text:span></text:p>
      <text:h text:style-name="P24" text:outline-level="2"><text:span text:style-name="Default_20_Paragraph_20_Font">LXX.</text:span></text:h>
      <text:p text:style-name="P4"><text:span text:style-name="Default_20_Paragraph_20_Font"><text:span text:style-name="T11">D</text:span></text:span><text:span text:style-name="Default_20_Paragraph_20_Font"><text:span text:style-name="T14">ol</text:span></text:span><text:span text:style-name="Default_20_Paragraph_20_Font"><text:span text:style-name="T11">o</text:span></text:span><text:span text:style-name="Default_20_Paragraph_20_Font"><text:span text:style-name="T14">r ad pectu</text:span></text:span><text:span text:style-name="Default_20_Paragraph_20_Font"><text:span text:style-name="T11">s sum</text:span></text:span><text:span text:style-name="Default_20_Paragraph_20_Font"><text:span text:style-name="T14">a</text:span></text:span><text:span text:style-name="Default_20_Paragraph_20_Font"><text:span text:style-name="T11">t</text:span></text:span><text:span text:style-name="Default_20_Paragraph_20_Font"><text:span text:style-name="T14">u</text:span></text:span><text:span text:style-name="Default_20_Paragraph_20_Font"><text:span text:style-name="T11">r </text:span></text:span><text:span text:style-name="Default_20_Paragraph_20_Font"><text:span text:style-name="T14">cum torp</text:span></text:span><text:span text:style-name="Default_20_Paragraph_20_Font"><text:span text:style-name="T11">o</text:span></text:span><text:span text:style-name="Default_20_Paragraph_20_Font"><text:span text:style-name="T14">re malum ; hi suborta<text:line-break/>fabre exaestuante</text:span></text:span><text:span text:style-name="Default_20_Paragraph_20_Font"><text:span text:style-name="T11">s </text:span></text:span><text:span text:style-name="Default_20_Paragraph_20_Font"><text:span text:style-name="T14">acute intereun</text:span></text:span><text:span text:style-name="Default_20_Paragraph_20_Font"><text:span text:style-name="T11">t.</text:span></text:span></text:p>
      <text:p text:style-name="P1"><text:span text:style-name="Default_20_Paragraph_20_Font"><text:span text:style-name="T11">Miscuit rur</text:span></text:span><text:span text:style-name="Default_20_Paragraph_20_Font"><text:span text:style-name="T14">t</text:span></text:span><text:span text:style-name="Default_20_Paragraph_20_Font"><text:span text:style-name="T11">us hoc in loco duarum affectionum fynr-<text:line-break/>p tornata. Dolor etenim pectori insitus, i. e. firmatus et<text:line-break/>aegre solubilis, thoracis iudicat phlegmonem, torpor vero<text:line-break/>cerebri humiditatem vel frigus vel utrumque. Quod au-<text:line-break/>tem in talibus sermonibus omnibus meminisse te oportet<text:line-break/>coniunctionis disiunctive significantis, cuivis patere potest.<text:line-break/>Non est tamen necesse, ita affectos, si caustici acute fiant,<text:line-break/>mori ; si utique nomen </text:span></text:span><text:span text:style-name="Default_20_Paragraph_20_Font"><text:span text:style-name="T18">καυστικοὶ</text:span></text:span><text:span text:style-name="Default_20_Paragraph_20_Font"><text:span text:style-name="T12"> </text:span></text:span><text:span text:style-name="Default_20_Paragraph_20_Font"><text:span text:style-name="T11">idem quod velut arden-<text:line-break/>tes significat. Quidam vero torporem movendi difficul-.<text:line-break/>talem corporis. intellexerunt; nempe quod saepius dixi,<text:line-break/>in obscuris et luce carentibus dictionibus cuipiam ut lu-<text:line-break/>bet intelligere conceditur.</text:span></text:span></text:p>
      <text:h text:style-name="P24" text:outline-level="2"><text:span text:style-name="Default_20_Paragraph_20_Font">LXXI.</text:span></text:h>
      <text:p text:style-name="P4"><text:span text:style-name="Default_20_Paragraph_20_Font"><text:span text:style-name="T14">Qui n</text:span></text:span><text:span text:style-name="Default_20_Paragraph_20_Font"><text:span text:style-name="T11">i</text:span></text:span><text:span text:style-name="Default_20_Paragraph_20_Font"><text:span text:style-name="T14">gra revomunt, c</text:span></text:span><text:span text:style-name="Default_20_Paragraph_20_Font"><text:span text:style-name="T11">i</text:span></text:span><text:span text:style-name="Default_20_Paragraph_20_Font"><text:span text:style-name="T14">bo</text:span></text:span><text:span text:style-name="Default_20_Paragraph_20_Font"><text:span text:style-name="T11">s </text:span></text:span><text:span text:style-name="Default_20_Paragraph_20_Font"><text:span text:style-name="T14">aversantur, del</text:span></text:span><text:span text:style-name="Default_20_Paragraph_20_Font"><text:span text:style-name="T11">iri </text:span></text:span><text:span text:style-name="Default_20_Paragraph_20_Font"><text:span text:style-name="T14">sunt, ad pu-<text:line-break/>be</text:span></text:span><text:span text:style-name="Default_20_Paragraph_20_Font"><text:span text:style-name="T11">m </text:span></text:span><text:span text:style-name="Default_20_Paragraph_20_Font"><text:span text:style-name="T14">nonn</text:span></text:span><text:span text:style-name="Default_20_Paragraph_20_Font"><text:span text:style-name="T11">i</text:span></text:span><text:span text:style-name="Default_20_Paragraph_20_Font"><text:span text:style-name="T14">h</text:span></text:span><text:span text:style-name="Default_20_Paragraph_20_Font"><text:span text:style-name="T11">i</text:span></text:span><text:span text:style-name="Default_20_Paragraph_20_Font"><text:span text:style-name="T14">l do</text:span></text:span><text:span text:style-name="Default_20_Paragraph_20_Font"><text:span text:style-name="T11">l</text:span></text:span><text:span text:style-name="Default_20_Paragraph_20_Font"><text:span text:style-name="T14">ent,. . oculum feroce</text:span></text:span><text:span text:style-name="Default_20_Paragraph_20_Font"><text:span text:style-name="T11">m </text:span></text:span><text:span text:style-name="Default_20_Paragraph_20_Font"><text:span text:style-name="T14">.aut clausum ha-<text:line-break/>ben</text:span></text:span><text:span text:style-name="Default_20_Paragraph_20_Font"><text:span text:style-name="T11">t, </text:span></text:span><text:span text:style-name="Default_20_Paragraph_20_Font"><text:span text:style-name="T14">e</text:span></text:span><text:span text:style-name="Default_20_Paragraph_20_Font"><text:span text:style-name="T11">os </text:span></text:span><text:span text:style-name="Default_20_Paragraph_20_Font"><text:span text:style-name="T14">medicamentis purgare non oportet, pernicis-<text:line-break/>sum en</text:span></text:span><text:span text:style-name="Default_20_Paragraph_20_Font"><text:span text:style-name="T11">im </text:span></text:span><text:span text:style-name="Default_20_Paragraph_20_Font"><text:span text:style-name="T14">esa</text:span></text:span></text:p>
      <text:p text:style-name="P1"><text:span text:style-name="Default_20_Paragraph_20_Font"><text:span text:style-name="T11">Quod hi omnes perniciose habeant, ut in fine di-<text:line-break/>ctionis retulit, verum est sicuti et quod eos non oporteat<text:line-break/>medicari, quod est purgate; saepius enim jam demonstras.<text:line-break/>tum est de hoc dici medicari. Hic autem sermo illi dis-<text:line-break/>similis non esu C</text:span></text:span><text:span text:style-name="Default_20_Paragraph_20_Font"><text:span text:style-name="T14">orde vulneratis prom</text:span></text:span><text:span text:style-name="Default_20_Paragraph_20_Font"><text:span text:style-name="T11">itt</text:span></text:span><text:span text:style-name="Default_20_Paragraph_20_Font"><text:span text:style-name="T14">enda curat</text:span></text:span><text:span text:style-name="Default_20_Paragraph_20_Font"><text:span text:style-name="T11">i</text:span></text:span><text:span text:style-name="Default_20_Paragraph_20_Font"><text:span text:style-name="T14">o non<text:line-break/>est, m</text:span></text:span><text:span text:style-name="Default_20_Paragraph_20_Font"><text:span text:style-name="T11">ori</text:span></text:span><text:span text:style-name="Default_20_Paragraph_20_Font"><text:span text:style-name="T14">entur en</text:span></text:span><text:span text:style-name="Default_20_Paragraph_20_Font"><text:span text:style-name="T11">i</text:span></text:span><text:span text:style-name="Default_20_Paragraph_20_Font"><text:span text:style-name="T14">m. </text:span></text:span><text:span text:style-name="Default_20_Paragraph_20_Font"><text:span text:style-name="T11">Sive igitur singula ea, quae in dis<text:line-break/>ottone continentur, seorsum quis intelligat, pravae asses-<text:line-break/>orionis signa ea funi; sive multa quoque simul, aequo<text:line-break/>perniciosa fuerint. Quod ergo primo dictum est, revo-<text:line-break/>mere nigra inter perniciosissima censetur signa , etiam si<text:line-break/>absque aliis siclum fuerit. Deinde scriptum est </text:span></text:span><text:span text:style-name="Default_20_Paragraph_20_Font"><text:span text:style-name="T18">ἀπόσιτ</text:span></text:span><text:span text:style-name="Default_20_Paragraph_20_Font"><text:span text:style-name="T21">ο</text:span></text:span><text:span text:style-name="Default_20_Paragraph_20_Font"><text:span text:style-name="T18">ι</text:span></text:span><text:span text:style-name="Default_20_Paragraph_20_Font"><text:span text:style-name="T12">,<text:line-break/></text:span></text:span><text:span text:style-name="Default_20_Paragraph_20_Font"><text:span text:style-name="T11">quod est </text:span></text:span><text:span text:style-name="Default_20_Paragraph_20_Font"><text:span text:style-name="T18">ἀνόρεκτοι</text:span></text:span><text:span text:style-name="Default_20_Paragraph_20_Font"><text:span text:style-name="T12">, </text:span></text:span><text:span text:style-name="Default_20_Paragraph_20_Font"><text:span text:style-name="T11">i. e. 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bos aversa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s, quod quamquam</text:span></text:span></text:p>
      <text:p text:style-name="P3"><text:span text:style-name="Default_20_Paragraph_20_Font"><text:span text:style-name="T11">mi</text:span></text:span><text:span text:style-name="Default_20_Paragraph_20_Font"><text:span text:style-name="T14">n</text:span></text:span><text:span text:style-name="Default_20_Paragraph_20_Font"><text:span text:style-name="T11">us, quam illud malum existat, verum tamen et ipsum<text:line-break/>malum: Pari - modo </text:span></text:span><text:span text:style-name="Default_20_Paragraph_20_Font"><text:span text:style-name="T18">ηαρἀφοροι</text:span></text:span><text:span text:style-name="Default_20_Paragraph_20_Font"><text:span text:style-name="T12">, </text:span></text:span><text:span text:style-name="Default_20_Paragraph_20_Font"><text:span text:style-name="T11">quod est </text:span></text:span><text:span text:style-name="Default_20_Paragraph_20_Font"><text:span text:style-name="T18">παραν</text:span></text:span><text:span text:style-name="Default_20_Paragraph_20_Font"><text:span text:style-name="T21">ο</text:span></text:span><text:span text:style-name="Default_20_Paragraph_20_Font"><text:span text:style-name="T18">ούντες</text:span></text:span><text:span text:style-name="Default_20_Paragraph_20_Font"><text:span text:style-name="T12"> </text:span></text:span><text:span text:style-name="Default_20_Paragraph_20_Font"><text:span text:style-name="T11">et<text:line-break/></text:span></text:span><text:span text:style-name="Default_20_Paragraph_20_Font"><text:span text:style-name="T18">παραπαίοντες</text:span></text:span><text:span text:style-name="Default_20_Paragraph_20_Font"><text:span text:style-name="T12">, </text:span></text:span><text:span text:style-name="Default_20_Paragraph_20_Font"><text:span text:style-name="T11">i. e. deliri. Verum oratio haec, parum in<text:line-break/>pube dolentes, neque luculenta existit </text:span></text:span><text:span text:style-name="Default_20_Paragraph_20_Font"><text:span text:style-name="T14">i</text:span></text:span><text:span text:style-name="Default_20_Paragraph_20_Font"><text:span text:style-name="T11"> neque qui librum-<text:line-break/>exposuerunt idem censuerunt. Quidam enim utramque<text:line-break/>scor</text:span></text:span><text:span text:style-name="Default_20_Paragraph_20_Font"><text:span text:style-name="T14">t</text:span></text:span><text:span text:style-name="Default_20_Paragraph_20_Font"><text:span text:style-name="T11">um explicantes nomine pubis pubertatis aetatem in</text:span></text:span><text:span text:style-name="Default_20_Paragraph_20_Font"><text:span text:style-name="T14">i.<text:line-break/></text:span></text:span><text:span text:style-name="Default_20_Paragraph_20_Font"><text:span text:style-name="T11">tellexerunt,. marum vero dolentes, unum et ipsum ex<text:line-break/>symptomatis, quorum- catalogum fecit. - Alii autem in pullo<text:line-break/>parum dolentes de parte dictum este ajunt, in qua vesica<text:line-break/>sita- est,- vult siquidem partem eam graviter esse affectam<text:line-break/>ostendere, sed eos desipere, quod exiguam habent a prin-<text:line-break/>cipio ipso. sensionem. Deinceps autum duo alia fcripsit-<text:line-break/>symptomata, manifeste phrenitiea, ferocem -inquam oculum<text:line-break/>et clausum, duo siquidem sunt haec, quamquam de parte<text:line-break/>una dicuntur. Potest quidem alterum ipforum per </text:span></text:span><text:span text:style-name="Default_20_Paragraph_20_Font"><text:span text:style-name="T14">t</text:span></text:span><text:span text:style-name="Default_20_Paragraph_20_Font"><text:span text:style-name="T11">e fo-<text:line-break/>lum constare , .ut oculus ferox quidem interdum existat,<text:line-break/>non tamen clausus, interdum vero clausus quidem, non<text:line-break/>tamen et ferox claudi, siquidem oculorum palpebras con-</text:span></text:span></text:p>
      <text:p text:style-name="P3"><text:span text:style-name="Default_20_Paragraph_20_Font"><text:span text:style-name="T11">tingit vel propter convulsivam claudentium. oculos mufcu-<text:line-break/>Iorum tensionem yel propter aperientium imbecillitatem.<text:line-break/>Qui igitur ita affectos medicari ingreditur ,- is indoctus est<text:line-break/>et artis medicinalis plane inscius, neque sane, qui non<text:line-break/>medicari consulit, sapiens est, nec vero quod hi perniciosis<text:line-break/>habeant nosse magnum quippiam existit. Nullam .itaque<text:line-break/>artificiosam speculationem, quae libro digna sit, nos docet<text:line-break/>dictio; quomodo nos universaliter docuit in aphorismis<text:line-break/>una, lu qua inquit: i</text:span></text:span><text:span text:style-name="Default_20_Paragraph_20_Font"><text:span text:style-name="T14">n acut</text:span></text:span><text:span text:style-name="Default_20_Paragraph_20_Font"><text:span text:style-name="T11">is m</text:span></text:span><text:span text:style-name="Default_20_Paragraph_20_Font"><text:span text:style-name="T14">orbi</text:span></text:span><text:span text:style-name="Default_20_Paragraph_20_Font"><text:span text:style-name="T11">s </text:span></text:span><text:span text:style-name="Default_20_Paragraph_20_Font"><text:span text:style-name="T14">raro et</text:span></text:span><text:span text:style-name="Default_20_Paragraph_20_Font"><text:span text:style-name="T11"> i</text:span></text:span><text:span text:style-name="Default_20_Paragraph_20_Font"><text:span text:style-name="T14">n suriac</text:span></text:span><text:span text:style-name="Default_20_Paragraph_20_Font"><text:span text:style-name="T11">i-:<text:line-break/></text:span></text:span><text:span text:style-name="Default_20_Paragraph_20_Font"><text:span text:style-name="T14">p</text:span></text:span><text:span text:style-name="Default_20_Paragraph_20_Font"><text:span text:style-name="T11">iis </text:span></text:span><text:span text:style-name="Default_20_Paragraph_20_Font"><text:span text:style-name="T14">medicament</text:span></text:span><text:span text:style-name="Default_20_Paragraph_20_Font"><text:span text:style-name="T11">is </text:span></text:span><text:span text:style-name="Default_20_Paragraph_20_Font"><text:span text:style-name="T14">purgant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ut</text:span></text:span><text:span text:style-name="Default_20_Paragraph_20_Font"><text:span text:style-name="T11">is atque alia in qua dse<text:line-break/>estur: i</text:span></text:span><text:span text:style-name="Default_20_Paragraph_20_Font"><text:span text:style-name="T14">n acu</text:span></text:span><text:span text:style-name="Default_20_Paragraph_20_Font"><text:span text:style-name="T11">tis . </text:span></text:span><text:span text:style-name="Default_20_Paragraph_20_Font"><text:span text:style-name="T14">med</text:span></text:span><text:span text:style-name="Default_20_Paragraph_20_Font"><text:span text:style-name="T11">i</text:span></text:span><text:span text:style-name="Default_20_Paragraph_20_Font"><text:span text:style-name="T14">car</text:span></text:span><text:span text:style-name="Default_20_Paragraph_20_Font"><text:span text:style-name="T11">i , si t</text:span></text:span><text:span text:style-name="Default_20_Paragraph_20_Font"><text:span text:style-name="T14">urgeant, e</text:span></text:span><text:span text:style-name="Default_20_Paragraph_20_Font"><text:span text:style-name="T11">o</text:span></text:span><text:span text:style-name="Default_20_Paragraph_20_Font"><text:span text:style-name="T14">dem d</text:span></text:span><text:span text:style-name="Default_20_Paragraph_20_Font"><text:span text:style-name="T11">i</text:span></text:span><text:span text:style-name="Default_20_Paragraph_20_Font"><text:span text:style-name="T14">e. </text:span></text:span><text:span text:style-name="Default_20_Paragraph_20_Font"><text:span text:style-name="T11">Haec<text:line-break/>siquidem medico insigni digna sirnt, ut in horum expli-<text:line-break/>catione. demonstravimus. Quae vero nunc dicuntur sin.-<text:line-break/>pervacuam nullus etenim ita: affectos purgare ingredituvj.ut<text:line-break/>dictio ostendit., cum hoc, . quod procedente morbo fieri<text:line-break/>haec commonstret et non circa principia , quando in acu-<text:line-break/>lis solum purgandi est occasio.</text:span></text:span></text:p>
      <text:h text:style-name="P24" text:outline-level="2"><text:span text:style-name="Default_20_Paragraph_20_Font">LXXll.</text:span></text:h>
      <text:p text:style-name="P4"><text:span text:style-name="Default_20_Paragraph_20_Font"><text:span text:style-name="T11">N</text:span></text:span><text:span text:style-name="Default_20_Paragraph_20_Font"><text:span text:style-name="T14">eque eos qui in</text:span></text:span><text:span text:style-name="Default_20_Paragraph_20_Font"><text:span text:style-name="T11">t</text:span></text:span><text:span text:style-name="Default_20_Paragraph_20_Font"><text:span text:style-name="T14">umescun</text:span></text:span><text:span text:style-name="Default_20_Paragraph_20_Font"><text:span text:style-name="T11">t, </text:span></text:span><text:span text:style-name="Default_20_Paragraph_20_Font"><text:span text:style-name="T14">tenebricosa ver</text:span></text:span><text:span text:style-name="Default_20_Paragraph_20_Font"><text:span text:style-name="T11">ti</text:span></text:span><text:span text:style-name="Default_20_Paragraph_20_Font"><text:span text:style-name="T14">gine labo-<text:line-break/>ran</text:span></text:span><text:span text:style-name="Default_20_Paragraph_20_Font"><text:span text:style-name="T11">t, l</text:span></text:span><text:span text:style-name="Default_20_Paragraph_20_Font"><text:span text:style-name="T14">ev</text:span></text:span><text:span text:style-name="Default_20_Paragraph_20_Font"><text:span text:style-name="T11">i </text:span></text:span><text:span text:style-name="Default_20_Paragraph_20_Font"><text:span text:style-name="T14">mo</text:span></text:span><text:span text:style-name="Default_20_Paragraph_20_Font"><text:span text:style-name="T11">t</text:span></text:span><text:span text:style-name="Default_20_Paragraph_20_Font"><text:span text:style-name="T14">u desi</text:span></text:span><text:span text:style-name="Default_20_Paragraph_20_Font"><text:span text:style-name="T11">d</text:span></text:span><text:span text:style-name="Default_20_Paragraph_20_Font"><text:span text:style-name="T14">un</text:span></text:span><text:span text:style-name="Default_20_Paragraph_20_Font"><text:span text:style-name="T11">t, 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bum avertan</text:span></text:span><text:span text:style-name="Default_20_Paragraph_20_Font"><text:span text:style-name="T11">t</text:span></text:span><text:span text:style-name="Default_20_Paragraph_20_Font"><text:span text:style-name="T14">ur, decolore</text:span></text:span><text:span text:style-name="Default_20_Paragraph_20_Font"><text:span text:style-name="T11">s,<text:line-break/></text:span></text:span><text:span text:style-name="Default_20_Paragraph_20_Font"><text:span text:style-name="T14">purgare</text:span></text:span><text:span text:style-name="Default_20_Paragraph_20_Font"><text:span text:style-name="T11"> o</text:span></text:span><text:span text:style-name="Default_20_Paragraph_20_Font"><text:span text:style-name="T14">por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t.</text:span></text:span></text:p>
      <text:p text:style-name="P1"><text:span text:style-name="Default_20_Paragraph_20_Font"><text:span text:style-name="T11">Ac si libri scriptor luculentum quippiam promere sit<text:line-break/>veritus , ita tum propria tum perspicua nomina pertran-<text:line-break/>fiens aliis uti studio. sibi habet. Nempe si perorationem<text:line-break/>hanc i</text:span></text:span><text:span text:style-name="Default_20_Paragraph_20_Font"><text:span text:style-name="T14">n errando desi</text:span></text:span><text:span text:style-name="Default_20_Paragraph_20_Font"><text:span text:style-name="T11">d</text:span></text:span><text:span text:style-name="Default_20_Paragraph_20_Font"><text:span text:style-name="T14">ente</text:span></text:span><text:span text:style-name="Default_20_Paragraph_20_Font"><text:span text:style-name="T11">s, hos sig</text:span></text:span><text:span text:style-name="Default_20_Paragraph_20_Font"><text:span text:style-name="T14">n</text:span></text:span><text:span text:style-name="Default_20_Paragraph_20_Font"><text:span text:style-name="T11">ificare voluerit, qui<text:line-break/>quamquam quiete. leviterque moveantur, forti tamen animi<text:line-break/>deliquio corripiantur , is per nomina . quae nunc dico<text:line-break/>clare explicare poterat. Praeter haec quoque satius erat<text:line-break/>ita universum quod medicis omnibus est confessum et<text:line-break/>non minime idiotis </text:span></text:span><text:span text:style-name="Default_20_Paragraph_20_Font"><text:span text:style-name="T14">n</text:span></text:span><text:span text:style-name="Default_20_Paragraph_20_Font"><text:span text:style-name="T11">otum dixisse, imbecillas habentes<text:line-break/>vires medicari non oportere. Nempe ex eo quod intu-<text:line-break/>m Meant sintque vertiginosi , quod est si in motionibus<text:line-break/>obte</text:span></text:span><text:span text:style-name="Default_20_Paragraph_20_Font"><text:span text:style-name="T14">n</text:span></text:span><text:span text:style-name="Default_20_Paragraph_20_Font"><text:span text:style-name="T11">ebre</text:span></text:span><text:span text:style-name="Default_20_Paragraph_20_Font"><text:span text:style-name="T14">n</text:span></text:span><text:span text:style-name="Default_20_Paragraph_20_Font"><text:span text:style-name="T11">tur, purgatione indigere videbuntur, qui per</text:span></text:span></text:p>
      <text:p text:style-name="P3"><text:span text:style-name="Default_20_Paragraph_20_Font"><text:span text:style-name="T11">praesentem significantur dictionem , ex eo vero quod vi-<text:line-break/>res collapsae sint, vacuationem non ferent.</text:span></text:span></text:p>
      <text:h text:style-name="Heading_20_2" text:outline-level="2"><text:span text:style-name="Default_20_Paragraph_20_Font">LXXHI.</text:span></text:h>
      <text:p text:style-name="P4"><text:span text:style-name="Default_20_Paragraph_20_Font"><text:span text:style-name="T11">N</text:span></text:span><text:span text:style-name="Default_20_Paragraph_20_Font"><text:span text:style-name="T14">eque in fabre si sapora</text:span></text:span><text:span text:style-name="Default_20_Paragraph_20_Font"><text:span text:style-name="T11">t</text:span></text:span><text:span text:style-name="Default_20_Paragraph_20_Font"><text:span text:style-name="T14">i sint, pr</text:span></text:span><text:span text:style-name="Default_20_Paragraph_20_Font"><text:span text:style-name="T11">o</text:span></text:span><text:span text:style-name="Default_20_Paragraph_20_Font"><text:span text:style-name="T14">stra</text:span></text:span><text:span text:style-name="Default_20_Paragraph_20_Font"><text:span text:style-name="T11">tos </text:span></text:span><text:span text:style-name="Default_20_Paragraph_20_Font"><text:span text:style-name="T14">purgare</text:span></text:span><text:span text:style-name="Default_20_Paragraph_20_Font"><text:span text:style-name="T11"> o</text:span></text:span><text:span text:style-name="Default_20_Paragraph_20_Font"><text:span text:style-name="T14">por</text:span></text:span><text:span text:style-name="Default_20_Paragraph_20_Font"><text:span text:style-name="T11">t</text:span></text:span><text:span text:style-name="Default_20_Paragraph_20_Font"><text:span text:style-name="T14">et;<text:line-break/>pern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osum en</text:span></text:span><text:span text:style-name="Default_20_Paragraph_20_Font"><text:span text:style-name="T11">i</text:span></text:span><text:span text:style-name="Default_20_Paragraph_20_Font"><text:span text:style-name="T14">m.</text:span></text:span></text:p>
      <text:p text:style-name="P1"><text:span text:style-name="Default_20_Paragraph_20_Font"><text:span text:style-name="T11">Prostratos in hac dictione rursus propter obscuritatem<text:line-break/>dicere maluit, quoniam clare dicere potuisset exsolutos.<text:line-break/>Subjacent etenim hi universali sermoni omnibus plane<text:line-break/>cognito ; quis enim non norit aut quis non dixit ex</text:span></text:span><text:span text:style-name="Default_20_Paragraph_20_Font"><text:span text:style-name="T14">t</text:span></text:span><text:span text:style-name="Default_20_Paragraph_20_Font"><text:span text:style-name="T11">o-<text:line-break/>lutus purgandos non este? Supervacue igitur est adje-<text:line-break/>ctum verbum comatusos, bifariam scripta prima syllaba<text:line-break/>et per x et </text:span></text:span><text:span text:style-name="Default_20_Paragraph_20_Font"><text:span text:style-name="T18">ω</text:span></text:span><text:span text:style-name="Default_20_Paragraph_20_Font"><text:span text:style-name="T12"> </text:span></text:span><text:span text:style-name="Default_20_Paragraph_20_Font"><text:span text:style-name="T11">et per </text:span></text:span><text:span text:style-name="Default_20_Paragraph_20_Font"><text:span text:style-name="T18">κ</text:span></text:span><text:span text:style-name="Default_20_Paragraph_20_Font"><text:span text:style-name="T12"> </text:span></text:span><text:span text:style-name="Default_20_Paragraph_20_Font"><text:span text:style-name="T11">et a et m Quum enim in con-<text:line-break/>fesso sit nullum exsoluturum medicari oportere, licebit<text:line-break/>nobis hinc unumquemque affectum assignando mille par-<text:line-break/>ticulares sermones conficere.</text:span></text:span></text:p>
      <text:h text:style-name="P24" text:outline-level="2"><text:span text:style-name="Default_20_Paragraph_20_Font"><text:span text:style-name="T7">. </text:span></text:span><text:span text:style-name="Default_20_Paragraph_20_Font"><text:span text:style-name="T11">LXxIU.</text:span></text:span></text:h>
      <text:p text:style-name="P4"><text:span text:style-name="Default_20_Paragraph_20_Font"><text:span text:style-name="T14">Cord</text:span></text:span><text:span text:style-name="Default_20_Paragraph_20_Font"><text:span text:style-name="T11">is </text:span></text:span><text:span text:style-name="Default_20_Paragraph_20_Font"><text:span text:style-name="T14">dolor cum h</text:span></text:span><text:span text:style-name="Default_20_Paragraph_20_Font"><text:span text:style-name="T11">y</text:span></text:span><text:span text:style-name="Default_20_Paragraph_20_Font"><text:span text:style-name="T14">poch</text:span></text:span><text:span text:style-name="Default_20_Paragraph_20_Font"><text:span text:style-name="T11">o</text:span></text:span><text:span text:style-name="Default_20_Paragraph_20_Font"><text:span text:style-name="T14">ndrio d</text:span></text:span><text:span text:style-name="Default_20_Paragraph_20_Font"><text:span text:style-name="T11">i</text:span></text:span><text:span text:style-name="Default_20_Paragraph_20_Font"><text:span text:style-name="T14">stent</text:span></text:span><text:span text:style-name="Default_20_Paragraph_20_Font"><text:span text:style-name="T11">o </text:span></text:span><text:span text:style-name="Default_20_Paragraph_20_Font"><text:span text:style-name="T14">d</text:span></text:span><text:span text:style-name="Default_20_Paragraph_20_Font"><text:span text:style-name="T11">o</text:span></text:span><text:span text:style-name="Default_20_Paragraph_20_Font"><text:span text:style-name="T14">lorque cap</text:span></text:span><text:span text:style-name="Default_20_Paragraph_20_Font"><text:span text:style-name="T11">i</text:span></text:span><text:span text:style-name="Default_20_Paragraph_20_Font"><text:span text:style-name="T14">tis<text:line-break/>ma</text:span></text:span><text:span text:style-name="Default_20_Paragraph_20_Font"><text:span text:style-name="T11">li</text:span></text:span><text:span text:style-name="Default_20_Paragraph_20_Font"><text:span text:style-name="T14">gnum et susp</text:span></text:span><text:span text:style-name="Default_20_Paragraph_20_Font"><text:span text:style-name="T11">i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osam al</text:span></text:span><text:span text:style-name="Default_20_Paragraph_20_Font"><text:span text:style-name="T11">i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d. An repen</text:span></text:span><text:span text:style-name="Default_20_Paragraph_20_Font"><text:span text:style-name="T11">t</text:span></text:span><text:span text:style-name="Default_20_Paragraph_20_Font"><text:span text:style-name="T14">e h</text:span></text:span><text:span text:style-name="Default_20_Paragraph_20_Font"><text:span text:style-name="T11">i </text:span></text:span><text:span text:style-name="Default_20_Paragraph_20_Font"><text:span text:style-name="T14">mo-<text:line-break/>r</text:span></text:span><text:span text:style-name="Default_20_Paragraph_20_Font"><text:span text:style-name="T11">i</text:span></text:span><text:span text:style-name="Default_20_Paragraph_20_Font"><text:span text:style-name="T14">an</text:span></text:span><text:span text:style-name="Default_20_Paragraph_20_Font"><text:span text:style-name="T11">t</text:span></text:span><text:span text:style-name="Default_20_Paragraph_20_Font"><text:span text:style-name="T14">ur? ut</text:span></text:span><text:span text:style-name="Default_20_Paragraph_20_Font"><text:span text:style-name="T11"> i</text:span></text:span><text:span text:style-name="Default_20_Paragraph_20_Font"><text:span text:style-name="T14">n H</text:span></text:span><text:span text:style-name="Default_20_Paragraph_20_Font"><text:span text:style-name="T11">y</text:span></text:span><text:span text:style-name="Default_20_Paragraph_20_Font"><text:span text:style-name="T14">sude; hu</text:span></text:span><text:span text:style-name="Default_20_Paragraph_20_Font"><text:span text:style-name="T11">i</text:span></text:span><text:span text:style-name="Default_20_Paragraph_20_Font"><text:span text:style-name="T14">c et ur</text:span></text:span><text:span text:style-name="Default_20_Paragraph_20_Font"><text:span text:style-name="T11">i</text:span></text:span><text:span text:style-name="Default_20_Paragraph_20_Font"><text:span text:style-name="T14">nae fer</text:span></text:span><text:span text:style-name="Default_20_Paragraph_20_Font"><text:span text:style-name="T11">m</text:span></text:span><text:span text:style-name="Default_20_Paragraph_20_Font"><text:span text:style-name="T14">entatae erant<text:line-break/>vehe</text:span></text:span><text:span text:style-name="Default_20_Paragraph_20_Font"><text:span text:style-name="T11">m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er e</text:span></text:span><text:span text:style-name="Default_20_Paragraph_20_Font"><text:span text:style-name="T11">t </text:span></text:span><text:span text:style-name="Default_20_Paragraph_20_Font"><text:span text:style-name="T14">fac</text:span></text:span><text:span text:style-name="Default_20_Paragraph_20_Font"><text:span text:style-name="T11">i</text:span></text:span><text:span text:style-name="Default_20_Paragraph_20_Font"><text:span text:style-name="T14">ei vehemen</text:span></text:span><text:span text:style-name="Default_20_Paragraph_20_Font"><text:span text:style-name="T11">s </text:span></text:span><text:span text:style-name="Default_20_Paragraph_20_Font"><text:span text:style-name="T14">rub</text:span></text:span><text:span text:style-name="Default_20_Paragraph_20_Font"><text:span text:style-name="T11">or.</text:span></text:span></text:p>
      <text:p text:style-name="Normal"><text:span text:style-name="Default_20_Paragraph_20_Font"><text:span text:style-name="T11">. Quod quaerat an , sicuti vidit haec in Dyfiode acui-<text:line-break/>dere, ita de ipsis universaliter pronunciare conveniat<text:line-break/>necne clare ostendit. De. talibus autem. antea dixi, quum<text:line-break/>ostenderem, quae in uno affectu fiunt symptomata, com-<text:line-break/>mode continuo inter fe ordine doceri, quae vero in di-<text:line-break/>versis non recte copulari, quum nulla quae artificiosa sit<text:line-break/>doctrina ex eorum miscella fieri soleat. In aegris itaque<text:line-break/>utilissimum est omnia contemplari, nihilque praetermittere,<text:line-break/>quod utrumque fecit Hippocrates tum in prognostico tum<text:line-break/>lu aphorismis; praenotiones per universalia efficiens; in<text:line-break/>epidemiis vero quae aegris contigerunt omnia scribens, ,</text:span></text:span></text:p>
      <text:p text:style-name="P3"><text:span text:style-name="Default_20_Paragraph_20_Font"><text:span text:style-name="T11">doce</text:span></text:span><text:span text:style-name="Default_20_Paragraph_20_Font"><text:span text:style-name="T14">n</text:span></text:span><text:span text:style-name="Default_20_Paragraph_20_Font"><text:span text:style-name="T11">tur quoque et in his ipsis libris quaedam citra ae-<text:line-break/>grotantium mentionem universalia. In hoc vero prorrhe-<text:line-break/>tico saepius confusa est doctrina, his omnibus quae in<text:line-break/>aegris videntur, unam .in congeriem reductis, quamquam<text:line-break/>in diversi generis affectibus fiant , quomodo et nunc in<text:line-break/>Dysiode inquiens cordis, hoc est oris ventriculi dolor cum<text:line-break/>hypochondrio contento, et capitis dolor, adjecit et fufpi-<text:line-break/>riosum ; .deinde post haec in dictionis calce et minue fer-<text:line-break/>mentatae erant </text:span></text:span><text:span text:style-name="Default_20_Paragraph_20_Font"><text:span text:style-name="T18">βιαίιος</text:span></text:span><text:span text:style-name="Default_20_Paragraph_20_Font"><text:span text:style-name="T12">, </text:span></text:span><text:span text:style-name="Default_20_Paragraph_20_Font"><text:span text:style-name="T11">nam </text:span></text:span><text:span text:style-name="Default_20_Paragraph_20_Font"><text:span text:style-name="T18">βιαίο</text:span></text:span><text:span text:style-name="Default_20_Paragraph_20_Font"><text:span text:style-name="T12">,</text:span></text:span><text:span text:style-name="Default_20_Paragraph_20_Font"><text:span text:style-name="T18">ς</text:span></text:span><text:span text:style-name="Default_20_Paragraph_20_Font"><text:span text:style-name="T12"> </text:span></text:span><text:span text:style-name="Default_20_Paragraph_20_Font"><text:span text:style-name="T11">sermoni adjectum esu<text:line-break/>ut hic instigemus , an fermentatas vehementer urinas fa-<text:line-break/>ctas dicat, </text:span></text:span><text:span text:style-name="Default_20_Paragraph_20_Font"><text:span text:style-name="T18">βιαίως</text:span></text:span><text:span text:style-name="Default_20_Paragraph_20_Font"><text:span text:style-name="T12"> </text:span></text:span><text:span text:style-name="Default_20_Paragraph_20_Font"><text:span text:style-name="T11">pro </text:span></text:span><text:span text:style-name="Default_20_Paragraph_20_Font"><text:span text:style-name="T18">σφοδρῶς</text:span></text:span><text:span text:style-name="Default_20_Paragraph_20_Font"><text:span text:style-name="T12"> </text:span></text:span><text:span text:style-name="Default_20_Paragraph_20_Font"><text:span text:style-name="T14">vehe</text:span></text:span><text:span text:style-name="Default_20_Paragraph_20_Font"><text:span text:style-name="T11">m</text:span></text:span><text:span text:style-name="Default_20_Paragraph_20_Font"><text:span text:style-name="T14">enter</text:span></text:span><text:span text:style-name="Default_20_Paragraph_20_Font"><text:span text:style-name="T11">, accipiendo,<text:line-break/>an cum adverbio </text:span></text:span><text:span text:style-name="Default_20_Paragraph_20_Font"><text:span text:style-name="T18">βιαίως</text:span></text:span><text:span text:style-name="Default_20_Paragraph_20_Font"><text:span text:style-name="T12"> </text:span></text:span><text:span text:style-name="Default_20_Paragraph_20_Font"><text:span text:style-name="T11">subintelligere oporteat, exoratae,<text:line-break/>ostendente auctore urinas tum aegre tum cum violentia<text:line-break/>excerni. Quin. etiam in oratione dictum est, fermentatae,<text:line-break/>quod neque in prognostico dictum est neque in libris epi-<text:line-break/>demiorum. Praeterea jam quum omnia percurrerimus, ni-<text:line-break/>hil amplius nobis accedit, fed quia explicare instituimus,<text:line-break/>de fermentatis quoque dicamus. Quum igitur in terram</text:span></text:span></text:p>
      <text:p text:style-name="P3">acetum acre effusum fuerit, protinus intumescens, sursum<text:line-break/>quasdam terrae partes simul tollit, fitque compositum<text:line-break/>quoddam ex terrestri substantia et aceti humiditate et ex<text:line-break/>facto vaporoso spiritu. Simile rei huic contingit , quum<text:line-break/>atra bilis in terram effusa fuerit, nempe in utroque fpi-<text:line-break/>rituosa quaedam motio evidenter fieri videtur, ei similis<text:line-break/>quae in fervente musto apparet. Simile quoque et in pa-<text:line-break/>nibus quotidie fieri videtur; quum enim remixto aquae<text:line-break/>t tritici farina mixto illis et fermento mediocriter mace-<text:line-break/>. rari permiserint, sermentatio fieri videtur, fusa simul et<text:line-break/>intumescente quae <text:span text:style-name="Default_20_Paragraph_20_Font"><text:span text:style-name="T15">t</text:span></text:span>ormentatur substantia. Quapropter<text:line-break/>et urinae quae fermentantur ut pr<text:span text:style-name="Default_20_Paragraph_20_Font"><text:span text:style-name="T15">o</text:span></text:span>rsus crassitiem nota-<text:line-break/>bilem habeant oportet ; deinde et in ea levem quandam<text:line-break/>effervescentiam , quodque pars spirituosa motionem nacta,<text:line-break/>tumorem habeat majorem quam quum excerneretur ha-<text:line-break/>bebat. Q<text:span text:style-name="Default_20_Paragraph_20_Font"><text:span text:style-name="T15">u</text:span></text:span>od autem urinae ejusmodi fiant perturbatis agi-<text:line-break/>tatisque crudis humoribus, in commentariis de crisibus<text:line-break/>didicimus. Praeterea ante dictus aeger forsan non multo</text:p>
      <text:p text:style-name="P3"><text:span text:style-name="Default_20_Paragraph_20_Font"><text:span text:style-name="T11">post repente defunctus quaestionem scriptori movit, an<text:line-break/>omnes ita affectos repente morituros dicere oporteat necne.<text:line-break/>Constat vero et quonam pactu nos respondere oporteat ita<text:line-break/>interrogautrbus , ut pronunciavit scriptor.: </text:span></text:span><text:span text:style-name="Default_20_Paragraph_20_Font"><text:span text:style-name="T14">an hi repen</text:span></text:span><text:span text:style-name="Default_20_Paragraph_20_Font"><text:span text:style-name="T11">t</text:span></text:span><text:span text:style-name="Default_20_Paragraph_20_Font"><text:span text:style-name="T14">e<text:line-break/>m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antur</text:span></text:span><text:span text:style-name="Default_20_Paragraph_20_Font"><text:span text:style-name="T11">: respondebimus enim verisimile esse hominem<text:line-break/>mori repente strangulatum, nempe id ex asthmate signifi-<text:line-break/>catur. Sed quaenam fuerit affectio, in qua efficitur hoc<text:line-break/>fymptoma, est divinandum, quod nihirfuerit loquutus<text:line-break/>auctor. Nempe et ob flatus pituitaeque multae ex ca-<text:line-break/>pile in pulmonis bronchia .per asperam arteriam delapsum<text:line-break/>atque ex pleuritide in ea translata et pure multo propter<text:line-break/>affectionem aliam inedium instrumentorum duorum occu-<text:line-break/>paule locum , asthmatica acuta oritur spirandi difficultas,<text:line-break/>crebrescente admodum respiratione et valde se</text:span></text:span><text:span text:style-name="Default_20_Paragraph_20_Font"><text:span text:style-name="T14">t</text:span></text:span><text:span text:style-name="Default_20_Paragraph_20_Font"><text:span text:style-name="T11">e dilatante<text:line-break/>thorace. Quum igitur fuerit talis difficultatis spirandi<text:line-break/>fpecies, rubens jure optimo reddetur facies! Si vero et<text:line-break/>capitis dolor simul fuerit, nil miri ,si valde rubens suerit,</text:span></text:span></text:p>
      <text:p text:style-name="P3"><text:span text:style-name="Default_20_Paragraph_20_Font"><text:span text:style-name="T11">omnes siquidem in morbis ejusmodi capitis dolores cum<text:line-break/>caliditate mulsa fieri consueverunt.</text:span></text:span></text:p>
      <text:h text:style-name="Heading_20_2" text:outline-level="2"><text:span text:style-name="Default_20_Paragraph_20_Font">LXXV</text:span></text:h>
      <text:p text:style-name="P4"><text:span text:style-name="Default_20_Paragraph_20_Font"><text:span text:style-name="T14">Cervic</text:span></text:span><text:span text:style-name="Default_20_Paragraph_20_Font"><text:span text:style-name="T11">is </text:span></text:span><text:span text:style-name="Default_20_Paragraph_20_Font"><text:span text:style-name="T14">d</text:span></text:span><text:span text:style-name="Default_20_Paragraph_20_Font"><text:span text:style-name="T11">o</text:span></text:span><text:span text:style-name="Default_20_Paragraph_20_Font"><text:span text:style-name="T14">l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 m</text:span></text:span><text:span text:style-name="Default_20_Paragraph_20_Font"><text:span text:style-name="T14">alum qu</text:span></text:span><text:span text:style-name="Default_20_Paragraph_20_Font"><text:span text:style-name="T11">i</text:span></text:span><text:span text:style-name="Default_20_Paragraph_20_Font"><text:span text:style-name="T14">dem in</text:span></text:span><text:span text:style-name="Default_20_Paragraph_20_Font"><text:span text:style-name="T11"> o</text:span></text:span><text:span text:style-name="Default_20_Paragraph_20_Font"><text:span text:style-name="T14">mn</text:span></text:span><text:span text:style-name="Default_20_Paragraph_20_Font"><text:span text:style-name="T11">i </text:span></text:span><text:span text:style-name="Default_20_Paragraph_20_Font"><text:span text:style-name="T14">fabre, sed pessi</text:span></text:span><text:span text:style-name="Default_20_Paragraph_20_Font"><text:span text:style-name="T11">m</text:span></text:span><text:span text:style-name="Default_20_Paragraph_20_Font"><text:span text:style-name="T14">um<text:line-break/>quibu</text:span></text:span><text:span text:style-name="Default_20_Paragraph_20_Font"><text:span text:style-name="T11">s </text:span></text:span><text:span text:style-name="Default_20_Paragraph_20_Font"><text:span text:style-name="T14">insan</text:span></text:span><text:span text:style-name="Default_20_Paragraph_20_Font"><text:span text:style-name="T11">i</text:span></text:span><text:span text:style-name="Default_20_Paragraph_20_Font"><text:span text:style-name="T14">a speratur. .</text:span></text:span></text:p>
      <text:p text:style-name="P1"><text:span text:style-name="Default_20_Paragraph_20_Font"><text:span text:style-name="T11">Particulare et hoc quoque tanquam universale fcri-<text:line-break/>psit. Nam si dolor vel propter affectum cerebrum vel<text:line-break/>spinalem medullam vel ipsas cerebri membranas oriatur,<text:line-break/>marum est signum; si veroaffectis quae extrinsecus circa<text:line-break/>vertebras jacent, partibus enascatur, malum non esu In<text:line-break/>quibus autem insaniae spes est, quaenam affectio deterior<text:line-break/>esse potest quam .ea quae cum insania existit?</text:span></text:span></text:p>
      <text:h text:style-name="Heading_20_2" text:outline-level="2"><text:span text:style-name="Default_20_Paragraph_20_Font">LXXVI.</text:span></text:h>
      <text:p text:style-name="P4"><text:span text:style-name="Default_20_Paragraph_20_Font"><text:span text:style-name="T14">Eebre</text:span></text:span><text:span text:style-name="Default_20_Paragraph_20_Font"><text:span text:style-name="T11">s </text:span></text:span><text:span text:style-name="Default_20_Paragraph_20_Font"><text:span text:style-name="T14">cum c</text:span></text:span><text:span text:style-name="Default_20_Paragraph_20_Font"><text:span text:style-name="T11">o</text:span></text:span><text:span text:style-name="Default_20_Paragraph_20_Font"><text:span text:style-name="T14">mate, la</text:span></text:span><text:span text:style-name="Default_20_Paragraph_20_Font"><text:span text:style-name="T11">s</text:span></text:span><text:span text:style-name="Default_20_Paragraph_20_Font"><text:span text:style-name="T14">situd</text:span></text:span><text:span text:style-name="Default_20_Paragraph_20_Font"><text:span text:style-name="T11">i</text:span></text:span><text:span text:style-name="Default_20_Paragraph_20_Font"><text:span text:style-name="T14">ne, suc</text:span></text:span><text:span text:style-name="Default_20_Paragraph_20_Font"><text:span text:style-name="T11">i</text:span></text:span><text:span text:style-name="Default_20_Paragraph_20_Font"><text:span text:style-name="T14">s calig</text:span></text:span><text:span text:style-name="Default_20_Paragraph_20_Font"><text:span text:style-name="T11">i</text:span></text:span><text:span text:style-name="Default_20_Paragraph_20_Font"><text:span text:style-name="T14">ne, vigil</text:span></text:span><text:span text:style-name="Default_20_Paragraph_20_Font"><text:span text:style-name="T11">i</text:span></text:span><text:span text:style-name="Default_20_Paragraph_20_Font"><text:span text:style-name="T14">is et<text:line-break/></text:span></text:span><text:span text:style-name="Default_20_Paragraph_20_Font"><text:span text:style-name="T11">i </text:span></text:span><text:span text:style-name="Default_20_Paragraph_20_Font"><text:span text:style-name="T14">lenib</text:span></text:span><text:span text:style-name="Default_20_Paragraph_20_Font"><text:span text:style-name="T11">u</text:span></text:span><text:span text:style-name="Default_20_Paragraph_20_Font"><text:span text:style-name="T14">s sud</text:span></text:span><text:span text:style-name="Default_20_Paragraph_20_Font"><text:span text:style-name="T11">tsa</text:span></text:span><text:span text:style-name="Default_20_Paragraph_20_Font"><text:span text:style-name="T14">su</text:span></text:span><text:span text:style-name="Default_20_Paragraph_20_Font"><text:span text:style-name="T11"> m</text:span></text:span><text:span text:style-name="Default_20_Paragraph_20_Font"><text:span text:style-name="T14">d</text:span></text:span><text:span text:style-name="Default_20_Paragraph_20_Font"><text:span text:style-name="T11">sigmt</text:span></text:span><text:span text:style-name="Default_20_Paragraph_20_Font"><text:span text:style-name="T14">e, </text:span></text:span><text:span text:style-name="Default_20_Paragraph_20_Font"><text:span text:style-name="T11">sila. n: sin. .q,</text:span></text:span></text:p>
      <text:p text:style-name="P2">Ex <text:span text:style-name="Default_20_Paragraph_20_Font"><text:span text:style-name="T15">s</text:span></text:span>upra dictis manifesta sunt, quae hic dicuntur,<text:line-break/>nempe catalogum malorum <text:span text:style-name="Default_20_Paragraph_20_Font"><text:span text:style-name="T15">s</text:span></text:span>ymptomatum efficiunt, nullam-<text:line-break/>que ut simul fiant habent necessitatem.</text:p>
      <text:h text:style-name="Heading_20_2" text:outline-level="2">LXXVII.</text:h>
      <text:p text:style-name="P4"><text:span text:style-name="Default_20_Paragraph_20_Font"><text:span text:style-name="T15">Crebri ex dorsa horrores frequentes celeriter recidentes,<text:line-break/>molesti; urinae interceptionem dolorem</text:span></text:span> i<text:span text:style-name="Default_20_Paragraph_20_Font"><text:span text:style-name="T15">nferentem su<text:line-break/>gnssicant.</text:span></text:span></text:p>
      <text:p text:style-name="P1">Praefinita in verbo molesti priore dictionis parte<text:line-break/>fecundam efficere licet, urinae interceptionem dolorem<text:line-break/>inferentem indicant, quasi ita dixerit: <text:span text:style-name="Default_20_Paragraph_20_Font"><text:span text:style-name="T15">ex dorsa suequen-<text:line-break/>tes horrores celeriter recidentes molesti sunt;</text:span></text:span> atque adhuc<text:line-break/>urinae interceptionem, quod est <text:span text:style-name="Default_20_Paragraph_20_Font"><text:span text:style-name="T15">s</text:span></text:span>uppressionem, indicant.<text:line-break/>Sed melius est quod urinarum retentio ex dictis omni-<text:line-break/>bus significetur protulisse. Constat siquidem vidisse ae-<text:line-break/>grum quendam affecta dorfali medulla, quae in lumbis<text:line-break/>est vel membranis, quae circa ipsam sunt, vel utroque</text:p>
      <text:p text:style-name="P3">deinde affectus participatione urinarum interceptionem do-<text:line-break/>torosam habuisse; nempe quod qui celeriter recidunt hor-<text:line-break/>rores molesti, ex dictarum partium phlegm<text:span text:style-name="Default_20_Paragraph_20_Font"><text:span text:style-name="T15">o</text:span></text:span>ne fiant ve-<text:line-break/>risimile est.</text:p>
      <text:h text:style-name="Heading_20_2" text:outline-level="2">LXXV11I.</text:h>
      <text:h text:style-name="P28" text:outline-level="2"><text:bookmark-start text:name="bookmark42"/><text:span text:style-name="Default_20_Paragraph_20_Font"><text:span text:style-name="T15">Qui cum sectatione et sine vomitu exacerbantur, </text:span></text:span>m<text:span text:style-name="Default_20_Paragraph_20_Font"><text:span text:style-name="T15">ale<text:line-break/>habent.</text:span></text:span><text:bookmark-end text:name="bookmark42"/></text:h>
      <text:p text:style-name="P1">Debuit auctor adjecisse an nausearent necne; quidam<text:line-break/>enim nauseant et non vomunt, alii fastidio correpti nun-<text:line-break/>quam nauseaverunt , quos per praesentem dictionem signi-<text:line-break/>ficare mihi videtur. Bifariam enim quum jactatione pre-<text:line-break/>mantur aegri uno modo, quum facultas a corpore grava-<text:line-break/>tur, nullamque figuram facile sustinet; altero modo quum<text:line-break/>os ventris a pravis mordetur humoribus, priores perni-<text:line-break/>ciofe afficiuntur, nauscabundi sunt posteriores.</text:p>
      <text:h text:style-name="P24" text:outline-level="2">LXX1X.</text:h>
      <text:p text:style-name="Normal"><text:span text:style-name="Default_20_Paragraph_20_Font"><text:span text:style-name="T15">Perfr</text:span></text:span>i<text:span text:style-name="Default_20_Paragraph_20_Font"><text:span text:style-name="T15">geru</text:span></text:span>t<text:span text:style-name="Default_20_Paragraph_20_Font"><text:span text:style-name="T15">io cum duritie signum perniciosum.</text:span></text:span></text:p>
      <text:p text:style-name="P1">Duobus modis corpora indurantur, interdum quidem<text:line-break/>quum in imo tota vehementer refrigerantur, interdum<text:line-break/>quum valenter exsiccantur. Refrigeratio autem, si ita vio-<text:line-break/>lenta fuerit, ut tota omnino refrigerentur corpora indu-<text:line-break/>rescantque exstinctionis signum existit; si vero et siccita-<text:line-break/>tem acceperint, nomine utroque signum grave esu <text:span text:style-name="Default_20_Paragraph_20_Font"><text:span text:style-name="T15">Quod<text:line-break/>st in solis access</text:span></text:span>i<text:span text:style-name="Default_20_Paragraph_20_Font"><text:span text:style-name="T15">onibus id stat, moderat</text:span></text:span>i<text:span text:style-name="Default_20_Paragraph_20_Font"><text:span text:style-name="T15">us indicat malum:<text:line-break/>st diutius permaneat, masus; st vero perpetuo, prope mors est.</text:span></text:span></text:p>
      <text:h text:style-name="Heading_20_2" text:outline-level="2">LXXX.</text:h>
      <text:p text:style-name="P4"><text:span text:style-name="Default_20_Paragraph_20_Font"><text:span text:style-name="T15">Ab aleo tenu</text:span></text:span>i<text:span text:style-name="Default_20_Paragraph_20_Font"><text:span text:style-name="T15">a non sentienti prodire, ei qui apud se su<text:line-break/>malum, ut hep atico.</text:span></text:span></text:p>
      <text:p text:style-name="P1">Bene fecit auctor quum adjecit ut hepatico; nempe<text:line-break/>et nos tenuia excrementa morsu carentia hepaticis non-</text:p>
      <text:p text:style-name="P3">nullis fieri narravimus, quamquam talia excrementa magna<text:line-break/><text:span text:style-name="Default_20_Paragraph_20_Font"><text:span text:style-name="T11">ex </text:span></text:span>parte mordeant. Videtur igitur in his vel non gene-<text:line-break/>rari biliofos humores ob caloris qui in hepate est indies<text:line-break/>Icillitatem vel non defluere ad intestina. Si vero proprie<text:line-break/>orationem non sentienti aegro intellexerim<text:span text:style-name="Default_20_Paragraph_20_Font"><text:span text:style-name="T15">u</text:span></text:span>s, dixerimus-<text:line-break/>que nunc ab auctore factum esse sermonem de iis , quae<text:line-break/>involuntarie excernuntur et non de morsu carentibus, ab-<text:line-break/>surdum quippiam continget. Nempe quum duobus modis<text:line-break/>involuntarie excernat aeger aut quod mens aegrotet aut<text:line-break/>quod partes per quas excretio fit, minime sentiant; quod<text:line-break/>mens quidem non aegrotet explicavit, inquiens, <text:span text:style-name="Default_20_Paragraph_20_Font"><text:span text:style-name="T15">st apud su<text:line-break/>suer</text:span></text:span>i<text:span text:style-name="Default_20_Paragraph_20_Font"><text:span text:style-name="T15">t,</text:span></text:span> hoc est cognoverit et sapuerit; reliquum vero non<text:line-break/>verisimile existimandum ; frustra enim in sermone dixerit<text:line-break/>de excrementis , <text:span text:style-name="Default_20_Paragraph_20_Font"><text:span text:style-name="T15">tenuia , </text:span></text:span>quum partes insensibiles in om-<text:line-break/>nibus, quae per ipsas transeunt, infenfibiliter fe habeant;<text:line-break/>nullumque aliud in dictione scriptum sit symptoma, quod<text:line-break/>nervorum affectum indicare possit. Nempe haec oratio,<text:line-break/>ut hepatico , aliis quidem tenuibus excrementis jnncta esse</text:p>
      <text:p text:style-name="P3">potest; nervorum vero noxam inferre per <text:span text:style-name="Default_20_Paragraph_20_Font"><text:span text:style-name="T15">s</text:span></text:span>ympathiam non<text:line-break/>potest, quod <text:span text:style-name="Default_20_Paragraph_20_Font"><text:span text:style-name="T15">s</text:span></text:span>olum tum cerebrorum spinali medullae<text:line-break/>nervorum propagines condolere videantur. Neque enim<text:line-break/>sympathiam hujusmodi hepati <text:span text:style-name="Default_20_Paragraph_20_Font"><text:span text:style-name="T15">s</text:span></text:span>uccedere vidimus, neque<text:line-break/>id natura commonstrat visceris, quod minimos nerv<text:span text:style-name="Default_20_Paragraph_20_Font"><text:span text:style-name="T15">o</text:span></text:span>s<text:line-break/>obtineat.</text:p>
      <text:h text:style-name="Heading_20_2" text:outline-level="2">LXXXI.</text:h>
      <text:p text:style-name="P4"><text:span text:style-name="Default_20_Paragraph_20_Font"><text:span text:style-name="T15">Vomitus exigui, biliosi, malum, tum alias tum st p ervi-<text:line-break/>gilia supervenerint, nasus</text:span></text:span> i<text:span text:style-name="Default_20_Paragraph_20_Font"><text:span text:style-name="T15">n his stillans perniciosum.</text:span></text:span></text:p>
      <text:p text:style-name="P1">Excerni pauca in aegris unum quoddam ex signis est,<text:line-break/>quae ex toto pravitatem habent, sive sanguis per nares<text:line-break/>excernatur sive deorsum per ventrem ; sive per vomitus<text:line-break/>tale quippiam quod superfluum sit excernatur; idem et in<text:line-break/>sudoribus est et iis quae per uterum excernuntur; nihil<text:line-break/>etenim eorum , quae decretoria existunt , exigue <text:span text:style-name="Default_20_Paragraph_20_Font"><text:span text:style-name="T15">s</text:span></text:span>ecerni<text:line-break/>convenit. Sed quae ita vacuantur, omnia duorum alle-<text:line-break/>rum subeunt: nam vel quod non queant tolerari ob co-</text:p>
      <text:p text:style-name="P3">piam ab affectis eff<text:span text:style-name="Default_20_Paragraph_20_Font"><text:span text:style-name="T15">u</text:span></text:span>nduntur partibus vel imbecillitatem<text:line-break/>ostendunt nat<text:span text:style-name="Default_20_Paragraph_20_Font"><text:span text:style-name="T15">u</text:span></text:span>rae, quae proponit quidem superflua excer-<text:line-break/>nere, sed nequit. Hoc igitur universali intellecto parti-<text:line-break/>cularia invenire oportet, idque est, quod nunc de biliosis<text:line-break/>pronunciatur, cui adjecta est ex signis propriis vigilia,<text:line-break/>quae biliosus consequitur humores et non pituitosos, nempe<text:line-break/>cataphorae in talibus fiunt et non vigiliae. Quum igitur<text:line-break/>pituitosi exiguum vomatur, longiusque et tardius solito<text:line-break/>dormire videantur, ex cataphoricis morbis quempiam ex-<text:line-break/>specta, servans in memoria aphorismum illum: <text:span text:style-name="Default_20_Paragraph_20_Font"><text:span text:style-name="T15">somnus et<text:line-break/>vigilia, utraque, st modum excedant, malum.</text:span></text:span></text:p>
      <text:h text:style-name="Heading_20_2" text:outline-level="2">LXXXH.</text:h>
      <text:p text:style-name="P4"><text:span text:style-name="Default_20_Paragraph_20_Font"><text:span text:style-name="T15">Quibus ex partu alba purgamenta retinentur cum febre,<text:line-break/>surditas oboritur et acutus lateris dolor, hae perniciose<text:line-break/>insaniunt.</text:span></text:span></text:p>
      <text:p text:style-name="P9">Quod item nunc dicitur veluti et quod antea est<text:line-break/>dictum , atque alia multa quae in hoc libro scripta sunt,<text:line-break/>universalibus subjecta <text:span text:style-name="Default_20_Paragraph_20_Font"><text:span text:style-name="T15">s</text:span></text:span>unt t beor emat is.<text:tab/>Non enim in</text:p>
      <text:p text:style-name="P1">albis fotum, si eorum, quae a partu vacuantur, retentio<text:line-break/>fiat, prava est tum causa tum nota, verum quoque in bi-<text:line-break/>liosis et <text:span text:style-name="Default_20_Paragraph_20_Font"><text:span text:style-name="T15">s</text:span></text:span>anguine ip<text:span text:style-name="Default_20_Paragraph_20_Font"><text:span text:style-name="T15">s</text:span></text:span>o nempe lochia purgatio est, atque<text:line-break/>etiam ex nominis ratione purgatio alienorum, quae ge-<text:line-break/>stationis uteri tempore in venis acervata <text:span text:style-name="Default_20_Paragraph_20_Font"><text:span text:style-name="T15">s</text:span></text:span>unt, absumpto<text:line-break/>quidem in foetus alimentum utili qui in ipsis erat san-<text:line-break/>guine, fed permanente vitiosiore, qui singulis mensibus<text:line-break/>antea per uterum excernebatur. Quum igitur is vacuatus<text:line-break/>non fuerit a mulieris puerperio aut uterum ipsum in<text:line-break/>phlegmonem agit magnam aut ad superiorem aliquam se-<text:line-break/>dem vectus, parti excipienti proprium affectum pericu-<text:line-break/>lumque infert; ad quam autem pervenerit, mox appareo-<text:line-break/>tia symptomata indicabunt, quomodo et nunc tum thorax<text:line-break/>tum caput vitio<text:span text:style-name="Default_20_Paragraph_20_Font"><text:span text:style-name="T15">s</text:span></text:span>um sanguinem ab utero <text:span text:style-name="Default_20_Paragraph_20_Font"><text:span text:style-name="T15">s</text:span></text:span>ursum delatum<text:line-break/>exceperunt.</text:p>
      <text:h text:style-name="P24" text:outline-level="2">LXXXHL</text:h>
      <text:p text:style-name="P4">I<text:span text:style-name="Default_20_Paragraph_20_Font"><text:span text:style-name="T15">n febribus ardentibus cum aliqua perse</text:span></text:span>v<text:span text:style-name="Default_20_Paragraph_20_Font"><text:span text:style-name="T15">eratione et aqueis;<text:line-break/>biliostsque defectionibus crebris, oculorum d</text:span></text:span>t<text:span text:style-name="Default_20_Paragraph_20_Font"><text:span text:style-name="T15">stortio,<text:line-break/>signum malum tum alias tum st stupore prehensi deti-<text:line-break/>neantur.</text:span></text:span></text:p>
      <text:p text:style-name="P1">Rursus hoc in loco malorum tum signorum tum sym-<text:line-break/>plumatum catalogum fecit, quorum singula seorsum et<text:line-break/>per <text:span text:style-name="Default_20_Paragraph_20_Font"><text:span text:style-name="T15">s</text:span></text:span>e ab Hippocrate prava esse didicimus , in morbis<text:line-break/>quidem febrem ardentem,. in, delectionibus vero aquosae<text:line-break/>bilis excrementa. Signorum. autem malorum , quae oculis<text:line-break/>obvenire <text:span text:style-name="Default_20_Paragraph_20_Font"><text:span text:style-name="T15">s</text:span></text:span>olent, unum exist<text:span text:style-name="Default_20_Paragraph_20_Font"><text:span text:style-name="T15">i</text:span></text:span>t et perversio. De catoche<text:line-break/>quid dicere attinet? Si igitur signorum pravorum nomina<text:line-break/>omnia recensere voluit, longe plura praetermisit quam<text:line-break/>recensuit. Si vero tanquam congeriem unam, non sunt<text:line-break/>generis ejusdem quae dicta sunt. Nam febris ardens cum<text:line-break/>refrigeratione, gravissimum est symptoma; quae vero de-<text:line-break/>jiciuntur et plane omnia quae in oculis contingunt, di-.<text:line-break/>versi haec <text:span text:style-name="Default_20_Paragraph_20_Font"><text:span text:style-name="T15">s</text:span></text:span>unt generis: catoche vero generis alterius fym-</text:p>
      <text:p text:style-name="P2">plumatum existit : palpebrarum perversiones rursus alterius<text:line-break/>fiunt differentiae.</text:p>
      <text:h text:style-name="Heading_20_2" text:outline-level="2">LXXXIV.</text:h>
      <text:p text:style-name="P4"><text:span text:style-name="Default_20_Paragraph_20_Font"><text:span text:style-name="T15">Repentinae apoplexiae salute supersubrieuti diutine perni-<text:line-break/>ciosue; quale quiddam passus est Numenii silius.</text:span></text:span></text:p>
      <text:p text:style-name="P1">Declaravit quidem et hic sese ex aegro uno ad uni-<text:line-break/>versatam pervenire enunciationem unaque ex consuetis<text:line-break/>quippiam circa dictionem facit. Nam solute snpersebrienti<text:line-break/>dixit, a propriis nominibus discedere constituens, ut cu-<text:line-break/>riosarum expositionum materiam sophistae haberent. Porro<text:line-break/>et in hoc loco sunt, qui in apoplecticis adverbium <text:span text:style-name="Default_20_Paragraph_20_Font"><text:span text:style-name="T19">λελυ</text:span></text:span><text:span text:style-name="Default_20_Paragraph_20_Font"><text:span text:style-name="T24">-<text:line-break/></text:span></text:span><text:span text:style-name="Default_20_Paragraph_20_Font"><text:span text:style-name="T19">μένως</text:span></text:span><text:span text:style-name="Default_20_Paragraph_20_Font"><text:span text:style-name="T24"> </text:span></text:span>pro <text:span text:style-name="Default_20_Paragraph_20_Font"><text:span text:style-name="T19">μετρίως</text:span></text:span><text:span text:style-name="Default_20_Paragraph_20_Font"><text:span text:style-name="T24">, </text:span></text:span>id est mediocriter, intelligant, alii<text:line-break/>transferunt in proprie dictas paraplegias, in quibus ad<text:line-break/>partium aliquarum immobilitatem fensusque privationem<text:line-break/>decumbit morbus. Nempe et has apoplexias nunc dixisse<text:line-break/>volunt per abusum; postea quum hae bifariam fiant, ut</text:p>
      <text:p text:style-name="P3">Erasistratus in commentariis de resolutione ait, nam hae<text:line-break/>articulos contrahunt contenduntque , aliae vero exsolvunt<text:line-break/>laxantque, speciem parapIegiae in nerVosornm corporum<text:line-break/>exsolutione et relaxatione consistentem ab eo nunc dici<text:line-break/>ajunt. Sed in talibus omnibus nervosi generis. affectibus,<text:line-break/>quum ob pituitosos et srigidos fiant humores; ut sunt<text:line-break/>tum apoplexiae tum paraplegiae , fabris calida superve-<text:line-break/>niens non modico adest juvanïento. Quae igitur in apho-<text:line-break/>rismis dicta sunt, hic nos docet: <text:span text:style-name="Default_20_Paragraph_20_Font"><text:span text:style-name="T15">febrem scilicet a con-<text:line-break/>vulstone fari melius , quam a febre convulsionem. </text:span></text:span>Hem :<text:line-break/><text:span text:style-name="Default_20_Paragraph_20_Font"><text:span text:style-name="T15">st ebrius quisquam repente obmutuer</text:span></text:span>i<text:span text:style-name="Default_20_Paragraph_20_Font"><text:span text:style-name="T15">t, convulsus moritur,<text:line-break/>nisi febris prehenderit vel ubi in horam , qua crapulae<text:line-break/>solvuntur, </text:span></text:span>u<text:span text:style-name="Default_20_Paragraph_20_Font"><text:span text:style-name="T15">enerit, loquatur. </text:span></text:span>Accidit itaque ut dictio<text:line-break/>ostendit, Numenii filio, .quod oborta apoplexia, non acuta<text:line-break/>et calida, sed debilis et diuturna subsecuta febris nihil<text:line-break/>profuerit.</text:p>
      <text:h text:style-name="P24" text:outline-level="2">LXXX.V</text:h>
      <text:p text:style-name="P4"><text:span text:style-name="Default_20_Paragraph_20_Font"><text:span text:style-name="T15">Ex lumborum dolore ad os ventriculi recutstones febriles<text:line-break/>cum horrore, aquosa, tenuia et multa revomentes, mente<text:line-break/>aberrantes , </text:span></text:span>u<text:span text:style-name="Default_20_Paragraph_20_Font"><text:span text:style-name="T15">oce privatae , nigra vomentes., moriuntur.</text:span></text:span></text:p>
      <text:p text:style-name="P1">Congesta sunt et hoc Ioco prava et multa sympto-<text:line-break/>mala atque una inepte pronunciata. Nam recursiones<text:line-break/>dixit et vomentes et mente aberrantes , ubi aegros et vo-<text:line-break/>mentes et mente aberrantes dicere debuisset. Tu vero,<text:line-break/>qui symptomatum singulorum vires novisti, non magno<text:line-break/>negotio invenies ad quantum periculum aeger veniat ; hoc<text:line-break/>vero in fine prognostici sufficienter admonuit Hippocrates.</text:p>
      <text:h text:style-name="Heading_20_2" text:outline-level="2">LXXXVI.</text:h>
      <text:p text:style-name="Normal">O<text:span text:style-name="Default_20_Paragraph_20_Font"><text:span text:style-name="T15">culi clausio in acutis mala.</text:span></text:span></text:p>
      <text:p text:style-name="P1">.Iam supra inter plurium signorum acervatione^ quas<text:line-break/>syndromas empirici vocant, oculi clausi<text:span text:style-name="Default_20_Paragraph_20_Font"><text:span text:style-name="T15">o</text:span></text:span>nem <text:span text:style-name="Default_20_Paragraph_20_Font"><text:span text:style-name="T15">s</text:span></text:span>cripsit. Sunt</text:p>
      <text:p text:style-name="P3">qui <text:span text:style-name="Default_20_Paragraph_20_Font"><text:span text:style-name="T19">κατάκλασιν</text:span></text:span><text:span text:style-name="Default_20_Paragraph_20_Font"><text:span text:style-name="T24"> </text:span></text:span>per <text:span text:style-name="Default_20_Paragraph_20_Font"><text:span text:style-name="T19">α</text:span></text:span><text:span text:style-name="Default_20_Paragraph_20_Font"><text:span text:style-name="T24"> </text:span></text:span>et non <text:span text:style-name="Default_20_Paragraph_20_Font"><text:span text:style-name="T19">κατἀκλεισιν</text:span></text:span><text:span text:style-name="Default_20_Paragraph_20_Font"><text:span text:style-name="T24"> </text:span></text:span>per <text:span text:style-name="Default_20_Paragraph_20_Font"><text:span text:style-name="T19">ει</text:span></text:span><text:span text:style-name="Default_20_Paragraph_20_Font"><text:span text:style-name="T24"> </text:span></text:span>scribant,<text:line-break/>non magno sane circa amborum significata existente disari-<text:line-break/>mine; vult enim ostendere palpebram vel confractam veI<text:line-break/>clausam; in quo duorum alterum, nam vel robur con-<text:line-break/>tentionemque claudentium ipsam partium vel imbecillita-<text:line-break/>tem aperientium, sequitur affectio.</text:p>
      <text:h text:style-name="Heading_20_2" text:outline-level="2">LXXXVII.</text:h>
      <text:p text:style-name="P4"><text:span text:style-name="Default_20_Paragraph_20_Font"><text:span text:style-name="T15">.Num anxie su</text:span></text:span><text:span text:style-name="Default_20_Paragraph_20_Font"><text:span text:style-name="T11"> i</text:span></text:span><text:span text:style-name="Default_20_Paragraph_20_Font"><text:span text:style-name="T15">actantibus non vomentibus et lumbos do-<text:line-break/>lentibus, ferociter deliraverint, spes si</text:span></text:span><text:span text:style-name="Default_20_Paragraph_20_Font"><text:span text:style-name="T11">t </text:span></text:span><text:span text:style-name="Default_20_Paragraph_20_Font"><text:span text:style-name="T15">nigra per alvum<text:line-break/>prodire ?</text:span></text:span></text:p>
      <text:p text:style-name="P1">Ad hoc quoque prompte tibi respondemus quod non<text:line-break/>omnibus , sed quibusdam id erit, ut supra est demonstratum.</text:p>
      <text:h text:style-name="Heading_20_2" text:outline-level="2">LXXXVI1I.</text:h>
      <text:p text:style-name="P4"><text:span text:style-name="Default_20_Paragraph_20_Font"><text:span text:style-name="T11">F</text:span></text:span><text:span text:style-name="Default_20_Paragraph_20_Font"><text:span text:style-name="T15">auces dolentes, graciles cum</text:span></text:span><text:span text:style-name="Default_20_Paragraph_20_Font"><text:span text:style-name="T11"> i</text:span></text:span><text:span text:style-name="Default_20_Paragraph_20_Font"><text:span text:style-name="T15">actatione strangulantesque<text:line-break/>acute perniciosae.</text:span></text:span></text:p>
      <text:p text:style-name="P2">Memineris velim ejus orationis, quae in prognostico<text:line-break/>est, hoc principio: <text:span text:style-name="Default_20_Paragraph_20_Font"><text:span text:style-name="T15">anginae gra</text:span></text:span>u<text:span text:style-name="Default_20_Paragraph_20_Font"><text:span text:style-name="T15">issimae sun</text:span></text:span>t <text:span text:style-name="Default_20_Paragraph_20_Font"><text:span text:style-name="T15">et celerrime<text:line-break/>enecant, quae neque in faucibus neque in cervice con-<text:line-break/>spic</text:span></text:span>i. <text:span text:style-name="Default_20_Paragraph_20_Font"><text:span text:style-name="T15">um quippiam habent, plurimum vero doloris inferunt,<text:line-break/>ac spirandi, quae non nisi recta cervice sit , di</text:span></text:span>f<text:span text:style-name="Default_20_Paragraph_20_Font"><text:span text:style-name="T15">ficultatem.<text:line-break/></text:span></text:span>Nempe hinc viri docti interpretationem rerum earum quas<text:line-break/>promit, comparare poteris cum interpretatione errantis<text:line-break/>in concursionibus propterea , quod eas ad universaIe re-<text:line-break/>ducere nequeat. Nam Hippocrates et nomen affectionis<text:line-break/>prius dixit et differentias omnes continuata serie recen-<text:line-break/>fuit a graVissima earum exorsus, cujus nunc dictionem<text:line-break/>annotavi. Qui vero librum hunc scripsit, primum qulu<text:line-break/>dem peccavit, fauces strangulantes inquiens, quum angina<text:line-break/>strangulans dicere debuisset. Neque enim est dicendum<text:line-break/>quod parte affecta pro affectu sit abusus ; primo enim ne-<text:line-break/>que ita affectis affectae quippiam <text:span text:style-name="Default_20_Paragraph_20_Font"><text:span text:style-name="T15">s</text:span></text:span>unt fauces , ut Hippo-<text:line-break/>crates ostendit gravissimas inquiens esse anginas, quae ne-<text:line-break/>que in faucibus neque in collo conspicuum quid efficiunt;</text:p>
      <text:p text:style-name="P3">qui autem propheticum hoc scripsit , ait : <text:span text:style-name="Default_20_Paragraph_20_Font"><text:span text:style-name="T15">sauces dolentes<text:line-break/>graciles,</text:span></text:span> nempe vox <text:span text:style-name="Default_20_Paragraph_20_Font"><text:span text:style-name="T19">ἰσχνὴ</text:span></text:span><text:span text:style-name="Default_20_Paragraph_20_Font"><text:span text:style-name="T10">, </text:span></text:span>id est <text:span text:style-name="Default_20_Paragraph_20_Font"><text:span text:style-name="T15">graciles, </text:span></text:span>idem potest<text:line-break/>quod nihil conspicuum habere. Adjecit modo hoc frustra,<text:line-break/>cum jactatione , quod alterius <text:span text:style-name="Default_20_Paragraph_20_Font"><text:span text:style-name="T15">s</text:span></text:span>ymptomatum generis exi-<text:line-break/>siit; deinde et verbum strangulantes. Qui quidem librum<text:line-break/>hunc <text:span text:style-name="Default_20_Paragraph_20_Font"><text:span text:style-name="T15">s</text:span></text:span>cripsit , indistincte et communiter est loquutus.<text:line-break/>Hippocrates vero proprio differentiae nomine appeIlavit,<text:line-break/>inquiens orthopnoeam inferre ipsas. Vocant autem cum<text:line-break/>ipse tum caeteri omnes orthopnoeam illam difficultatis<text:line-break/>spirandi speciem, in qua jacentes suffocantur et vix recto<text:line-break/>thorace sufficiunt nulli rei innixo dorso. Nam quum<text:line-break/>aspera arteria principium a gutture habens in pulmonem<text:line-break/>dividatur, quoties quidem thoracem cum collo recte ex-<text:line-break/>tendimus, arteriam ipsam diIatari contingit, atque etiam,<text:line-break/>quae ex ea in pulmones distribuuntur, propagines omnes;<text:line-break/>atque interim regionem augeri eis internam. Ob id sane<text:line-break/>et in peripneumoniis orthopnoea fit et in appellatis asth-</text:p>
      <text:p text:style-name="P2">maticis affectibus, ob id ipsum et in gravissima angina,<text:line-break/>in qua phlegmone ob<text:span text:style-name="Default_20_Paragraph_20_Font"><text:span text:style-name="T15">s</text:span></text:span>essi interni musculi gutturis viam<text:line-break/>respirationis intercludunt. Intenditur autem et hujusmodi<text:line-break/>affectio cubantibus, suscipiente augmentum angustia. Prae-<text:line-break/>terea et anginarum differentias alias in prognostico scripsit<text:line-break/>Hippocrates tum evidentissime tum accuratissime in ea li-<text:line-break/>bri parte, in qua dicta a me nunc recensetur dictio. In<text:line-break/>hoc autem prorrhetico et si faucium saepius meminit li-<text:line-break/>bri auctor, nihil tamen nos, quod manifestum articula-<text:line-break/>tumque sit, de his, qui inibi <text:span text:style-name="Default_20_Paragraph_20_Font"><text:span text:style-name="T15">s</text:span></text:span>unt, morbis docuit.</text:p>
      <text:h text:style-name="Heading_20_2" text:outline-level="2">. LXXX1X.</text:h>
      <text:p text:style-name="P4"><text:span text:style-name="Default_20_Paragraph_20_Font"><text:span text:style-name="T15">Quibus spiritus sursum trahitur, </text:span></text:span>n<text:span text:style-name="Default_20_Paragraph_20_Font"><text:span text:style-name="T15">ox autem sufocans est<text:line-break/>et oertebra intro considet , his in sine velut contrahentis<text:line-break/>cu</text:span></text:span>i<text:span text:style-name="Default_20_Paragraph_20_Font"><text:span text:style-name="T15">uspiam spiritus redditur.</text:span></text:span></text:p>
      <text:p text:style-name="P2">De spirandi difficultate commentarios scripsi, quot in<text:line-break/>singulis ipsarum differentiae omnes sint demonstrans;<text:line-break/>quaenam item causae cujusque effectrices et quid signisi-<text:line-break/>care natae sint. Demonstravi quoque et in eisdem com-<text:line-break/>montariis eas, quae ab Hippocrate in legitimis ipsius li-<text:line-break/>bria dictae sunt, spirandi difficultates, neque sane diffe-<text:line-break/>rentiam ullam reperi, qua spiritus retrahitur, neque ab<text:line-break/>Hippocrate didici, atque ob eam causam, quodnam diffi-<text:line-break/>cilis respirationis genus dicat libri auctor pervestigat.<text:line-break/>Sunt sane et aliae duae orationis hujus scripturae, qua-<text:line-break/>rum haec quidem significat, ab altera parum quidem voce<text:line-break/>evarians, sed intellectu eodem. Nempe in ea, vocem<text:line-break/><text:span text:style-name="Default_20_Paragraph_20_Font"><text:span text:style-name="T19">ἀνέλκεται</text:span></text:span><text:span text:style-name="Default_20_Paragraph_20_Font"><text:span text:style-name="T24">, </text:span></text:span>id est <text:span text:style-name="Default_20_Paragraph_20_Font"><text:span text:style-name="T15">retrahitur , </text:span></text:span>litera <text:span text:style-name="Default_20_Paragraph_20_Font"><text:span text:style-name="T19">ω</text:span></text:span><text:span text:style-name="Default_20_Paragraph_20_Font"><text:span text:style-name="T24"> </text:span></text:span>interjacet post duas<text:line-break/>primas literas <text:span text:style-name="Default_20_Paragraph_20_Font"><text:span text:style-name="T19">α</text:span></text:span><text:span text:style-name="Default_20_Paragraph_20_Font"><text:span text:style-name="T24"> </text:span></text:span>et <text:span text:style-name="Default_20_Paragraph_20_Font"><text:span text:style-name="T19">ν</text:span></text:span><text:span text:style-name="Default_20_Paragraph_20_Font"><text:span text:style-name="T24"> </text:span></text:span>ut dictio talis sit, <text:span text:style-name="Default_20_Paragraph_20_Font"><text:span text:style-name="T15">quibus spiritus<text:line-break/></text:span></text:span><text:span text:style-name="Default_20_Paragraph_20_Font"><text:span text:style-name="T19">ὰνω</text:span></text:span><text:span text:style-name="Default_20_Paragraph_20_Font"><text:span text:style-name="T24"> </text:span></text:span><text:span text:style-name="Default_20_Paragraph_20_Font"><text:span text:style-name="T19">ἔλκεται</text:span></text:span><text:span text:style-name="Default_20_Paragraph_20_Font"><text:span text:style-name="T24">, </text:span></text:span>id est <text:span text:style-name="Default_20_Paragraph_20_Font"><text:span text:style-name="T15">sursum trahitur</text:span></text:span>, valde recedentes.<text:line-break/>Recentiores autem quidam <text:span text:style-name="Default_20_Paragraph_20_Font"><text:span text:style-name="T19">ἀνέρχεται</text:span></text:span><text:span text:style-name="Default_20_Paragraph_20_Font"><text:span text:style-name="T24"> </text:span></text:span>scribunt, nullo ex<text:line-break/>antiquioribus agnoscente scripturam, de qua quidem circa<text:line-break/>finem agemus, de prioribus vero, quae tum certorum tum</text:p>
      <text:p text:style-name="P3">confessorum <text:span text:style-name="Default_20_Paragraph_20_Font"><text:span text:style-name="T15">s</text:span></text:span>unt considerabimus, de quibus qui quod pro-<text:line-break/>habHe esset diceret ne unum quidem reperi A alios vero<text:line-break/>palam conviciantes, quemadmodum eos, qui in vocem<text:line-break/><text:span text:style-name="Default_20_Paragraph_20_Font"><text:span text:style-name="T19">ἀνέρχεται</text:span></text:span><text:span text:style-name="Default_20_Paragraph_20_Font"><text:span text:style-name="T24"> </text:span></text:span>transcripserunt, siquidem quasi priores scriptu-<text:line-break/>rae sine praesidio essent, ad transcribendas eas accesserunt.<text:line-break/>Videtur autem mihi auctor spiritum retrahi vel sursum<text:line-break/>trahi dicere, quem superius tum promptum tum subii-<text:line-break/>mem dici asserui ; quum videlicet thorax inter inspirandum<text:line-break/>partibus superioribus magnam efficit respirationem , ita ut<text:line-break/>scapulae moveri videantur et quam ob causam qui fosso-<text:line-break/>cant<text:span text:style-name="Default_20_Paragraph_20_Font"><text:span text:style-name="T15">o</text:span></text:span>r, omnes hoc respirent pacto, demonstravi. De iis<text:line-break/>item qui strangulatione afficiuntur non propter pulmonis<text:line-break/>angustiam, neque propter musculorum gutturis inflamma-<text:line-break/>tionem, sed propter eorum, qui gutturi quidem et sto m a-<text:line-break/>cho subiacent, anterioribus autem partibus spinalium mu-<text:line-break/>scutorum superiacent; tum supra in hoc ipso prorrhetico<text:line-break/>libro recensui tum in iis quibus secundum epidemiorum<text:line-break/>librum exposui, ubi inquit: <text:span text:style-name="Default_20_Paragraph_20_Font"><text:span text:style-name="T15">erant autem angina laboran-</text:span></text:span></text:p>
      <text:p text:style-name="P3">t<text:span text:style-name="Default_20_Paragraph_20_Font"><text:span text:style-name="T15">ium assectiones e</text:span></text:span>j<text:span text:style-name="Default_20_Paragraph_20_Font"><text:span text:style-name="T15">usmodi; cervicis vertebrae ad interna<text:line-break/></text:span></text:span>n<text:span text:style-name="Default_20_Paragraph_20_Font"><text:span text:style-name="T15">ectebantur, aliis quidem magis, aliis vero minus exte-<text:line-break/>riusque cervix evidentem ostendebat cavitatem , doloremque<text:line-break/>qui hac parte tangebatur, sentiebat. Erat etiam cuidam<text:line-break/>sub ea</text:span></text:span> v<text:span text:style-name="Default_20_Paragraph_20_Font"><text:span text:style-name="T15">ertebra, quam dentem nominant, sed non adeo<text:line-break/>est acuta. </text:span></text:span>Quod autem vertebram secundam totam a parte<text:line-break/>dentem appellavit vel solam ipsius propaginem iliam, quam<text:line-break/>nonnulli dentisormem , alii plane dentem , quod canino<text:line-break/>denti appellato similis quodammodo videatur, c<text:span text:style-name="Default_20_Paragraph_20_Font"><text:span text:style-name="T15">o</text:span></text:span>nstat om-<text:line-break/>nibus. Quia autem ubi dixerat: <text:span text:style-name="Default_20_Paragraph_20_Font"><text:span text:style-name="T15">erat autem cuidam sub<text:line-break/>ea vertebra quam dentem nominant</text:span></text:span>; adjecit : <text:span text:style-name="Default_20_Paragraph_20_Font"><text:span text:style-name="T15">quod non<text:line-break/>similiter acuta est;</text:span></text:span> ostendit qui haec scripsit vertebram<text:line-break/>hanc periculum non similiter instare acutum; veluti et<text:line-break/>quum in aphorismis puerorum affectiones recensens dixit:<text:line-break/>v<text:span text:style-name="Default_20_Paragraph_20_Font"><text:span text:style-name="T15">ertebrae, quae in occipitio, ad interna luxationes;</text:span></text:span> non<text:line-break/>aliam intelligere oportet vertebram quam eam quae dicta<text:line-break/>est. Quum enim adjacentes partibus anterioribus musculi<text:line-break/>vel inflammati vel quovis modo intensi vertebram totam</text:p>
      <text:p text:style-name="P3">ad se traxerint, posterior fedes cava magis videtur, com-<text:line-break/>primitur autem guttur et ob id strangulantur aegri. Talis<text:line-break/>autem angina rarissime cernitur. Nunc igitur vertebra<text:line-break/>ipsa intro fugere dicta est. Periculum autem assectus<text:line-break/>per propositam dictionem est demonstratum, quum inquit:<text:line-break/><text:span text:style-name="Default_20_Paragraph_20_Font"><text:span text:style-name="T15">his in sine veluti contrahentis cu</text:span></text:span>i<text:span text:style-name="Default_20_Paragraph_20_Font"><text:span text:style-name="T15">uspiam spiritus efeicitur.<text:line-break/></text:span></text:span>In fine autem quum moriuntur significat; velut vero con-<text:line-break/>trahentis, quod morientibus his convulsiva efficiatur respi-<text:line-break/>ratio, vehementer quidem trahente thorace, spiritu vero<text:line-break/>viam sufficientem non habente , sed per angustum foramen<text:line-break/>violenter inspirato. Id igitur et ex voce <text:span text:style-name="Default_20_Paragraph_20_Font"><text:span text:style-name="T19">ἀνέχεται</text:span></text:span><text:span text:style-name="Default_20_Paragraph_20_Font"><text:span text:style-name="T24"> </text:span></text:span>qui-<text:line-break/>dam significari putantes scrip<text:span text:style-name="Default_20_Paragraph_20_Font"><text:span text:style-name="T15">s</text:span></text:span>erunt, quibus spiritus <text:span text:style-name="Default_20_Paragraph_20_Font"><text:span text:style-name="T19">ἀνέχε</text:span></text:span><text:span text:style-name="Default_20_Paragraph_20_Font"><text:span text:style-name="T24">-<text:line-break/></text:span></text:span><text:span text:style-name="Default_20_Paragraph_20_Font"><text:span text:style-name="T19">ται</text:span></text:span><text:span text:style-name="Default_20_Paragraph_20_Font"><text:span text:style-name="T24">, </text:span></text:span>id est <text:span text:style-name="Default_20_Paragraph_20_Font"><text:span text:style-name="T15">cohibetur.</text:span></text:span></text:p>
      <text:h text:style-name="Heading_20_2" text:outline-level="2">XC.</text:h>
      <text:p text:style-name="P4"><text:span text:style-name="Default_20_Paragraph_20_Font"><text:span text:style-name="T15">Caput dolentes , cum catoche delirantes , intercepta alvo,<text:line-break/>oculo ferocientes et storescentes, optsthotouo corripiuntur.</text:span></text:span></text:p>
      <text:p text:style-name="P2">Supra demonstravimus virum hunc signorum diversi<text:line-break/>generis concursiones , quas in aegro uno veI duobus con-<text:line-break/>fpexerit, scribere; atque ob eam rem saepenumero con-<text:line-break/>junctionem <text:span text:style-name="Default_20_Paragraph_20_Font"><text:span text:style-name="T15">an</text:span></text:span> adjicit, quam si et in hac dictione adjecis-<text:line-break/>fet, satius fecisset dicendo: <text:span text:style-name="Default_20_Paragraph_20_Font"><text:span text:style-name="T15">an opisthotono corripiuntur?<text:line-break/></text:span></text:span>Nempe capitis d<text:span text:style-name="Default_20_Paragraph_20_Font"><text:span text:style-name="T15">o</text:span></text:span>lor caput ipsum affectum ostendit, <text:span text:style-name="Default_20_Paragraph_20_Font"><text:span text:style-name="T19">κατὸ</text:span></text:span><text:span text:style-name="Default_20_Paragraph_20_Font"><text:span text:style-name="T24">-<text:line-break/></text:span></text:span><text:span text:style-name="Default_20_Paragraph_20_Font"><text:span text:style-name="T19">χως</text:span></text:span><text:span text:style-name="Default_20_Paragraph_20_Font"><text:span text:style-name="T24"> </text:span></text:span>vero <text:span text:style-name="Default_20_Paragraph_20_Font"><text:span text:style-name="T15">cum catoche,</text:span></text:span> cerebrum ipsum, quomodo et ver-<text:line-break/>bum delirantes. Demonstratum est quoque antea fympto-<text:line-break/>mata hujusmodi nequaquam controversa esse, quo pacto<text:line-break/>existimant quidam fieri non posse asserentes ut aeger ca-<text:line-break/>tocho laboret simuI et mente vacillet. Sed de his antea<text:line-break/>egi, quum primam omnium enarravi dictionem, atque eam<text:line-break/>ubi dicitur: <text:span text:style-name="Default_20_Paragraph_20_Font"><text:span text:style-name="T15">tremulae, obscurae, blandaeque et contrecta-<text:line-break/>biles desipientiae, valde phreniticae</text:span></text:span> ; quocirca nihil amplius<text:line-break/>de his dicendum videtur, fatiusque est exponere reliqua<text:line-break/>duo haec quae praesenti in dictione sunt adscripta, unum<text:line-break/>quidem quo ait: <text:span text:style-name="Default_20_Paragraph_20_Font"><text:span text:style-name="T15">intercepta alvo</text:span></text:span>, alterum vero quo dici-<text:line-break/>tur, <text:span text:style-name="Default_20_Paragraph_20_Font"><text:span text:style-name="T15">oculo feroc</text:span></text:span>i- Nempe alvus intercepta, hoc est re-</text:p>
      <text:p text:style-name="P3">tenta, affectionis cerebri signum proprium non est, auget<text:line-break/>tamen et deteriorem ipsam reddit. Oratio vero oculo fe-<text:line-break/>roci de necessitate concursioni adjeota est; nam quod ca-<text:line-break/>toche c<text:span text:style-name="Default_20_Paragraph_20_Font"><text:span text:style-name="T15">o</text:span></text:span>rrepti proprie appellati tensos apertosque habeant<text:line-break/>oculos, norunt tum Archigeues tum Philippus; non ut<text:line-break/>comatosi et cataphorici clausos ; in his siquidem humiditas<text:line-break/>affectionis causa est nervorum dissolvens sirmitatem robur-<text:line-break/>que ; in illis vero propter siccitatem tensio oritur. Qui-<text:line-break/>dam etiam ex nostris condiscipulis, quum assidu<text:span text:style-name="Default_20_Paragraph_20_Font"><text:span text:style-name="T15">o</text:span></text:span> disci-<text:line-break/>plinarum studio se fatigaret, malo hoc correptus est. .la-<text:line-break/>cebat enim veluti lignum prorsus inflexus, Iigidusque at-<text:line-break/>que extensus, videbaturque oculis apertis nos ita intueri,<text:line-break/>ut ne conniveret quidem , nihil tamen loquebatur. Is<text:line-break/>quoque tempore eodem, quae loqueremur, audire se di-<text:line-break/>xit, quamquam non evidenter clareque, nonnulla item et<text:line-break/>memoria tenens referebat , praefentesque omnes sese con-<text:line-break/>spicere dixit, ita ut quorundam actiones recordatus ex-<text:line-break/>poneret, fed neque loqui posse neque membrum ullum</text:p>
      <text:p text:style-name="P3">movere. Quare in dicta concursione exoritur ambiguitas,<text:line-break/>quonam modo adjectum sit, delirantes. Nam quod in ea<text:line-break/>dictione dicitur; <text:span text:style-name="Default_20_Paragraph_20_Font"><text:span text:style-name="T15">tremulae, obscurae et contrectabiles de-<text:line-break/>sopiendae;</text:span></text:span> non prorfus immotos esse eos, qui ita affecti<text:line-break/>sunt significat, quemadmodum sane neque eos qui in co-<text:line-break/>mate delirant: at in catochis, in quibus nulla prorsus<text:line-break/>adest motio, nec delirium cognosci potest. Forte igitur<text:line-break/>vidit catoches speciem, ut immotum quidem et concretum<text:line-break/>corpus totum esset, exiguum tamen homo quippiam lo-<text:line-break/>queretur, unde dignosci poterat desipientia; vel desipien-<text:line-break/>tiam, veluti ducem subsequuta est catoche, scribendum-<text:line-break/>que secundum eam expositionem: <text:span text:style-name="Default_20_Paragraph_20_Font"><text:span text:style-name="T15">capite dolentes, cum ca-<text:line-break/>toche delirantes. </text:span></text:span>Fieri etiam potest, ut fecundum primam<text:line-break/>ipsius constitutionem loquentibus ipsis declararetur dest-<text:line-break/>pientia, completa vero catoche non amplius loquerentur<text:line-break/>aegri, florefcentes vero vocavit eos, ut par est, sicut<text:line-break/>paulo ante impen<text:span text:style-name="Default_20_Paragraph_20_Font"><text:span text:style-name="T15">s</text:span></text:span>e rubentes nominavit, quod copiae in</text:p>
      <text:p text:style-name="P3">capite una cum caliditate collectae signum fuerit; huic et<text:line-break/>antecedens capitis dolor atque ab hoc sequens in poste-<text:line-break/>riorem partem inflexio corporis a convulsione, <text:span text:style-name="Default_20_Paragraph_20_Font"><text:span text:style-name="T15">s</text:span></text:span>ed et haec<text:line-break/>quidem in ipsorum generationem quispiam prius signum<text:line-break/>acceperit, posterius vero interceptam alvum semper capi-<text:line-break/>tis <text:span text:style-name="Default_20_Paragraph_20_Font"><text:span text:style-name="T15">s</text:span></text:span>ymptomata exacerbantem.</text:p>
      <text:h text:style-name="Heading_20_2" text:outline-level="2">XCI.</text:h>
      <text:h text:style-name="P29" text:outline-level="2"><text:bookmark-start text:name="bookmark44"/>s<text:span text:style-name="Default_20_Paragraph_20_Font"><text:span text:style-name="T15">n</text:span></text:span>a o<text:span text:style-name="Default_20_Paragraph_20_Font"><text:span text:style-name="T15">culorum perversione febriculosu , lassato, rigor, per-<text:line-break/>niciosus et comatost in his malum.</text:span></text:span><text:bookmark-end text:name="bookmark44"/></text:h>
      <text:p text:style-name="P1">Demonstravimus etiam <text:span text:style-name="Default_20_Paragraph_20_Font"><text:span text:style-name="T15">s</text:span></text:span>upra libri hujus auctorem<text:line-break/>permiscere invicem gravia symptomata, de quorum singu-<text:line-break/>lis per se dicendum semel erat, quum quoties plura in-<text:line-break/>ter se permisceantur, gravius aegris quidem ex ipsis pe-<text:line-break/>riculum reddi, nobis vero certiorem effici praenotionem,<text:line-break/>intelligere valeamus. Nihil igitur novi nunc dictum est,<text:line-break/>nempe quonam in affectu perversio oculorum fiat, quae-</text:p>
      <text:p text:style-name="P3">nam item lassitudinum differentiae et quando rigorem com-<text:line-break/>mode apparere oporteat , praeterea qualenam coma sit et<text:line-break/>quaenam cerebri affectio ipsum pariat, didicimus.</text:p>
      <text:h text:style-name="Heading_20_2" text:outline-level="2">XCII.</text:h>
      <text:p text:style-name="P4">.s<text:span text:style-name="Default_20_Paragraph_20_Font"><text:span text:style-name="T15">n febribus ad h</text:span></text:span>y<text:span text:style-name="Default_20_Paragraph_20_Font"><text:span text:style-name="T15">p</text:span></text:span>o<text:span text:style-name="Default_20_Paragraph_20_Font"><text:span text:style-name="T15">chondrium dolores fine</text:span></text:span> n<text:span text:style-name="Default_20_Paragraph_20_Font"><text:span text:style-name="T15">oce, st sudore<text:line-break/>non solvuntur, maligni, his ad coxas dolores cum ar-<text:line-break/>dente febre et st alvus asuatim proruperit, perniciosum.</text:span></text:span></text:p>
      <text:p text:style-name="P1">Dubitationem legentibus pariunt non obscurae dictio-<text:line-break/>nes modo, verum quoque et ex perspicuis, quae contra<text:line-break/>evidenter apparentia pronunciantur quaedam modo utro-<text:line-break/>que ambiguitatem inferunt; in quo genere prae<text:span text:style-name="Default_20_Paragraph_20_Font"><text:span text:style-name="T15">s</text:span></text:span>ens dictio<text:line-break/>collocatur; exsuperat tamen in ea, quod quae in ipsa<text:line-break/>dicta sint, minime his con<text:span text:style-name="Default_20_Paragraph_20_Font"><text:span text:style-name="T15">s</text:span></text:span>entiant, quae in aegris cer-<text:line-break/>nuntur. Prompte igitur talem quendam sermonem often-<text:line-break/>dere prae<text:span text:style-name="Default_20_Paragraph_20_Font"><text:span text:style-name="T15">s</text:span></text:span>ens dictio videtur. L<text:span text:style-name="Default_20_Paragraph_20_Font"><text:span text:style-name="T15">u febribus ad hypochon-<text:line-break/>dria dolores cum cocis privatione, sudore st solvuntur, ma-</text:span></text:span></text:p>
      <text:p text:style-name="P2"><text:span text:style-name="Default_20_Paragraph_20_Font"><text:span text:style-name="T15">lign</text:span></text:span>i. At quum falsum esse videatur ut solutiones cum^<text:line-break/>sudore malignae dicantur, in hoc ipso primo ambiguitas<text:line-break/>quaedam nos occupat. Nam quae absque ullo auxilio vel<text:line-break/>artis vel naturae cessaverunt assectiones, quod infidam ha-<text:line-break/>beant solutionem in consessio est, quae ver<text:span text:style-name="Default_20_Paragraph_20_Font"><text:span text:style-name="T15">o</text:span></text:span> cum tali quo-<text:line-break/>dam, qualis nunc sudor dictus est, non firmiter solutae<text:line-break/>esse videntur, contrario siquidem prorsus modo,, quoties<text:line-break/>sudore vel aliquo alio naturae auxilio non solvantur, mor-<text:line-break/>bus malignus existimatur. Atque ob eam rem pr<text:span text:style-name="Default_20_Paragraph_20_Font"><text:span text:style-name="T15">o</text:span></text:span>babili-<text:line-break/>ter quis deficere in ea dictione negationem <text:span text:style-name="Default_20_Paragraph_20_Font"><text:span text:style-name="T15">non</text:span></text:span>, ajebat,<text:line-break/>atque ab eo qui primus librum transcripserat praetenuis-<text:line-break/>sam, quomodo et alia multa multoties in multis libris<text:line-break/>nemo negat, alia quidem praetermissa, alia vero permu-<text:line-break/>tata esse, quum nullus postea erratum ausus suerit emen-<text:line-break/>dare. Verus siquidem erit sermo, si ita scripserimus: <text:span text:style-name="Default_20_Paragraph_20_Font"><text:span text:style-name="T15">in<text:line-break/>febribus ad h</text:span></text:span>y<text:span text:style-name="Default_20_Paragraph_20_Font"><text:span text:style-name="T15">pochondrin dolores sine</text:span></text:span> n<text:span text:style-name="Default_20_Paragraph_20_Font"><text:span text:style-name="T15">oce sudore st non<text:line-break/>salvantur, maligni.</text:span></text:span> Sed plerique hominum relictis tum<text:line-break/>claris tum notis aenigmatice pr<text:span text:style-name="Default_20_Paragraph_20_Font"><text:span text:style-name="T15">o</text:span></text:span>nunciatis oblectantur.</text:p>
      <text:p text:style-name="P3">Sunt etiam qui patrocinari manifestis erratis specimen<text:line-break/>sapientiae arbitrentur, eorum instar, qui apud trib<text:span text:style-name="Default_20_Paragraph_20_Font"><text:span text:style-name="T15">u</text:span></text:span>nalia<text:line-break/>rhetoris obeuntes munus manifeste vel caedis vel talia<text:line-break/>cujuspfam flagitii convict<text:span text:style-name="Default_20_Paragraph_20_Font"><text:span text:style-name="T15">o</text:span></text:span>s a justa liberant poena, judices<text:line-break/>ipsos, quum sermonum rudes fuerint et subdolas eorum<text:line-break/>astutias ignoraverint decipientes et mente vacillare facien-<text:line-break/>tes; sic lane nonnulli in praesenti oratione <text:span text:style-name="Default_20_Paragraph_20_Font"><text:span text:style-name="T15">sine</text:span></text:span> n<text:span text:style-name="Default_20_Paragraph_20_Font"><text:span text:style-name="T15">oce</text:span></text:span> pro<text:line-break/><text:span text:style-name="Default_20_Paragraph_20_Font"><text:span text:style-name="T15">sine sermone</text:span></text:span> dici putaverunt, quia sermo in vocis genere<text:line-break/>sit. Dicitur autem apud veteres <text:span text:style-name="Default_20_Paragraph_20_Font"><text:span text:style-name="T19">φωνὴ</text:span></text:span><text:span text:style-name="Default_20_Paragraph_20_Font"><text:span text:style-name="T24"> </text:span></text:span>non id solum, ve-<text:line-break/>rum quoque <text:span text:style-name="Default_20_Paragraph_20_Font"><text:span text:style-name="T19">αύδὴ</text:span></text:span><text:span text:style-name="Default_20_Paragraph_20_Font"><text:span text:style-name="T24">, </text:span></text:span>atque hoc translatu <text:span text:style-name="Default_20_Paragraph_20_Font"><text:span text:style-name="T19">ἀλόγως</text:span></text:span><text:span text:style-name="Default_20_Paragraph_20_Font"><text:span text:style-name="T24"> </text:span></text:span>ex <text:span text:style-name="Default_20_Paragraph_20_Font"><text:span text:style-name="T19">ἀναύδως</text:span></text:span><text:span text:style-name="Default_20_Paragraph_20_Font"><text:span text:style-name="T24"><text:line-break/></text:span></text:span>significari dicunt, quae autem <text:span text:style-name="Default_20_Paragraph_20_Font"><text:span text:style-name="T19">ἀλόγως</text:span></text:span><text:span text:style-name="Default_20_Paragraph_20_Font"><text:span text:style-name="T24">, </text:span></text:span>id est <text:span text:style-name="Default_20_Paragraph_20_Font"><text:span text:style-name="T15">absone ra-<text:line-break/>tione</text:span></text:span>, desierunt, infida omnia et suspecta existunt. At<text:line-break/>quum sermoni huic adversentur et quod tales excretiones<text:line-break/>malignae dicantur, non infidae; et quod non absque ra-<text:line-break/>tione cum sudoribus solvantur, ut ipse dixit; quidam alii<text:line-break/>sapientia validiores, sine ratione solvi dicunt, non solum<text:line-break/>quae nullo auxilio vel artis vel naturae facilitata sunt,<text:line-break/>verum quoque et haec facta quidem, sed non pro magni-</text:p>
      <text:p text:style-name="P3">tudine morbi, tanquam scriptor exiguum factum sudorem<text:line-break/>dixerit, etsi absque nulla adjectione scripserit, <text:span text:style-name="Default_20_Paragraph_20_Font"><text:span text:style-name="T15">sudore st<text:line-break/>solvuntur</text:span></text:span>, subintelligendum autem <text:span text:style-name="Default_20_Paragraph_20_Font"><text:span text:style-name="T15">modico</text:span></text:span>, ajunt. Forsitan<text:line-break/>vero et alius quispiam audacius caeteris pronuncians,<text:line-break/>multo et immoderato subintelligendum volet, deinde pue-<text:line-break/>ris tum rudibus indoctisque tum disciplinae omnis in-<text:line-break/>exercitatis, multa de symmetria nugatus, aliquis sapiens<text:line-break/>videbitur. Qu<text:span text:style-name="Default_20_Paragraph_20_Font"><text:span text:style-name="T15">o</text:span></text:span>d si prorsus his licet orationi , sud<text:span text:style-name="Default_20_Paragraph_20_Font"><text:span text:style-name="T15">o</text:span></text:span>re si<text:line-break/>solvuntur, ejusmodi dictionem adjicere, multo melius erat<text:line-break/>adjecta syllaba, non scripta oratione, si non solvuntur, a<text:line-break/>negotiis nos extricare; nam hypochondriorum cum febre<text:line-break/>dolores, quos sudor non solvit, maligni existunt. Re ipsa<text:line-break/>igitur ostendi et nunc quomodo jam saepius in obscuris<text:line-break/>multis dictionibus nihil quidem eorum, quae non novi-<text:line-break/>mus , ab ipsis doceri , sied insumi tempus veluti in aenig-<text:line-break/>malis, si qua novimus, dictioni accommodavimus. lta-<text:line-break/>que et quod in fine dictionis recensetur, non parvam<text:line-break/>habuit quaestionem, quare, si venter <text:span text:style-name="Default_20_Paragraph_20_Font"><text:span text:style-name="T19">καταρραχῃ</text:span></text:span><text:span text:style-name="Default_20_Paragraph_20_Font"><text:span text:style-name="T24">^ </text:span></text:span>quod est</text:p>
      <text:p text:style-name="P3"><text:span text:style-name="Default_20_Paragraph_20_Font"><text:span text:style-name="T19">ἀ</text:span></text:span><text:span text:style-name="Default_20_Paragraph_20_Font"><text:span text:style-name="T20">γ</text:span></text:span><text:span text:style-name="Default_20_Paragraph_20_Font"><text:span text:style-name="T19">ρόως</text:span></text:span><text:span text:style-name="Default_20_Paragraph_20_Font"><text:span text:style-name="T24"> </text:span></text:span><text:span text:style-name="Default_20_Paragraph_20_Font"><text:span text:style-name="T19">ἐκκρι</text:span></text:span><text:span text:style-name="Default_20_Paragraph_20_Font"><text:span text:style-name="T20">γ</text:span></text:span><text:span text:style-name="Default_20_Paragraph_20_Font"><text:span text:style-name="T19">ῆ</text:span></text:span><text:span text:style-name="Default_20_Paragraph_20_Font"><text:span text:style-name="T24"> </text:span></text:span><text:span text:style-name="Default_20_Paragraph_20_Font"><text:span text:style-name="T19">πολλὰ</text:span></text:span><text:span text:style-name="Default_20_Paragraph_20_Font"><text:span text:style-name="T24"> , </text:span></text:span>id est <text:span text:style-name="Default_20_Paragraph_20_Font"><text:span text:style-name="T15">confertim multa excreverit,<text:line-break/></text:span></text:span>letalem morbum indicabit. Nam, ut inquit Hippocrates,<text:line-break/><text:span text:style-name="Default_20_Paragraph_20_Font"><text:span text:style-name="T15">defectiones multitudine aestimandae non sun</text:span></text:span>t, <text:span text:style-name="Default_20_Paragraph_20_Font"><text:span text:style-name="T15">fed st talia<text:line-break/>deficiantur, qualia conveniunt et aeger sucile ferat. </text:span></text:span>Hic<text:line-break/>quidem sermo , quod et manifestus sit et universaliter<text:line-break/>quippiam doceat, contemnitur; quae vero aenigmatice di-<text:line-break/>cuntur, sophistis quidem jure affectantur, ut discipulos<text:line-break/>mirum quippiam docere videantur; discipulis vero propter<text:line-break/>primarum disciplinarum, in quibus antiqui pueros alebant,<text:line-break/>ruditatem, inexercitata autem horum cogitatio neque quae<text:line-break/>dicuntur assequitur, neque veritatem in ipsis discernere<text:line-break/>potest. Nam quis fine distinctione de erumpente alvo<text:line-break/>pronunciationem aliquam audiens, non continuo sermo-<text:line-break/>nem incusat, tanquam nihil docentem? Nempe aIvus in<text:line-break/>quovis morbo erumpens , sine quidem coctionis signis,<text:line-break/>quae saepius audivisti, nihiI juvat; si vero implacidum<text:line-break/>operata fuerit, praeter id, quod nihil juvat, noxam etiam<text:line-break/>attulit; cum his vero juvat magisque, si contristans hu-</text:p>
      <text:p text:style-name="P3">mor vacuetur; atque adhuc magis, si aeger post vacuatio-<text:line-break/>nem placidior sit, certiusque quum in die judicatorio ap-<text:line-break/>paruerit quippiam, quod per indicem significatum fuerit.<text:line-break/>Qui ergo haec novit, dictam dictionem neglectui habet,<text:line-break/>atque alias omnes , quae particularium <text:span text:style-name="Default_20_Paragraph_20_Font"><text:span text:style-name="T15">s</text:span></text:span>ymptomatum vel<text:line-break/>morborum mentionem faciunt. Nempe in quibus alvus<text:line-break/>erumpit vel morbis vel <text:span text:style-name="Default_20_Paragraph_20_Font"><text:span text:style-name="T15">s</text:span></text:span>ympt<text:span text:style-name="Default_20_Paragraph_20_Font"><text:span text:style-name="T15">o</text:span></text:span>matis, si cum eis quas nu-<text:line-break/>per dixi fiat limitationibus , <text:span text:style-name="Default_20_Paragraph_20_Font"><text:span text:style-name="T15">s</text:span></text:span>ecuram efficit cognitionem,<text:line-break/>absque eis autem limitationibus nunquam verus erit sermo,<text:line-break/>qui erumpentem alvum vel juvare vel nocere asserit. In<text:line-break/>omnibus siquidem utrumque fit, at in desinitis distinctio-<text:line-break/>nibus nihil est dicere, in hepatis quidem inflammatione<text:line-break/>vitiosum esse symptoma erumpentem alvum, in alio vero<text:line-break/>quodam bonum, verum in omnibus, ut dictum est, et bo-<text:line-break/>num et malum fit cum propriis distinctionibus.</text:p>
      <text:h text:style-name="P24" text:outline-level="2">X CUI.</text:h>
      <text:p text:style-name="P4"><text:span text:style-name="Default_20_Paragraph_20_Font"><text:span text:style-name="T15">Quibus</text:span></text:span> n<text:span text:style-name="Default_20_Paragraph_20_Font"><text:span text:style-name="T15">oces cum febre deficiunt post</text:span></text:span> i<text:span text:style-name="Default_20_Paragraph_20_Font"><text:span text:style-name="T15">udicationem, hi tre-<text:line-break/>mentes ac saporati pereunt.</text:span></text:span></text:p>
      <text:p text:style-name="P1">Haec item dictio iis, quae obscuritatem de industria<text:line-break/>sectantur, similis existit. Quidam enim verbum deficiunt<text:line-break/>de solis vocibus intelIexerunt , alii vero et febres vocibus<text:line-break/>adjecerunt, dictum esse asserentes, quod utraeque deficiant,<text:line-break/>et voces et febres , ut sermo talis sit : <text:span text:style-name="Default_20_Paragraph_20_Font"><text:span text:style-name="T15">quibus apparente<text:line-break/>saluta febre vocis interceptio sit et post</text:span></text:span> i<text:span text:style-name="Default_20_Paragraph_20_Font"><text:span text:style-name="T15">udicationem, hi<text:line-break/>trementes et comatost pereunt; </text:span></text:span>febribus scilicet non sine<text:line-break/>signis, sed cum mala judicatione visis desiisse. Constat<text:line-break/>autem malas dici judicationes , quae cum naturalibus va-<text:line-break/>cuationibus vel abscessibus factae , non solum aegros nihil<text:line-break/>iuverunt, verum quoque et deterius habere quam antea<text:line-break/>fecerunt. Alii autem non vocem cum febre, <text:span text:style-name="Default_20_Paragraph_20_Font"><text:span text:style-name="T15">s</text:span></text:span>ed fusam<text:line-break/>vocem deficere existimantes totum <text:span text:style-name="Default_20_Paragraph_20_Font"><text:span text:style-name="T15">s</text:span></text:span>ermonem ita efficiunt :</text:p>
      <text:p text:style-name="P3"><text:span text:style-name="Default_20_Paragraph_20_Font"><text:span text:style-name="T15">quibus</text:span></text:span> n<text:span text:style-name="Default_20_Paragraph_20_Font"><text:span text:style-name="T15">oces manente febre deficiunt , st id sit post sudi-<text:line-break/>ca</text:span></text:span>s<text:span text:style-name="Default_20_Paragraph_20_Font"><text:span text:style-name="T15">ionem, hi trementes simul et comatost moriuntur. </text:span></text:span>At-<text:line-break/>qui rursus in praesentiarum discordia alia inter exposito-<text:line-break/>res orta esu Quidam enim ajunt , quando ex praedictis<text:line-break/>trementes fiunt, perire hos tum comatulos tum trementes;<text:line-break/>alii autem comatulos factos ita interire. Nemo autem in-<text:line-break/>ter eos ex natura rerum logicam scripsit demonstrationem,<text:line-break/>neque attestantem experientiam ostendere potest , neque<text:line-break/>enim ex praedictis et trementes et comatosi magna ex<text:line-break/>parte interire videntur. Quod si quidam raro tales fiant,<text:line-break/>ab artis parte tum prorrhetica desciverunt; non enim ad<text:line-break/>praedictiones talibus utimur, sed iis, quae vel assidue vel<text:line-break/>ut plurimum fiunt ; imo vero et iis , quae ambigue con-<text:line-break/>tingunt, non tamen raris; nullus enim vult saepius animi<text:line-break/>voto frustratus semel assequi quod petiit.</text:p>
      <text:h text:style-name="P24" text:outline-level="2">XCIU</text:h>
      <text:p text:style-name="P4"><text:span text:style-name="Default_20_Paragraph_20_Font"><text:span text:style-name="T15">Quibus deurentia, sutuitatem inferentia, inducentia cato-<text:line-break/>eheu, variantia hypochondria , centro tumidi, cibis in-<text:line-break/>terclusts cum sudatiunculis, au his turbidus spiritus et<text:line-break/>geniturae quid simile superveniens, singultum indicet,<text:line-break/>ventrique spumosa tum biliosa prodeant?</text:span></text:span> E <text:span text:style-name="Default_20_Paragraph_20_Font"><text:span text:style-name="T15">m ictu m in<text:line-break/>his splendidum juvat et venter his perturbatur.</text:span></text:span></text:p>
      <text:p text:style-name="P1">Acervavit iterum hoc in Ioco affectionum diversi ge-<text:line-break/>neris <text:span text:style-name="Default_20_Paragraph_20_Font"><text:span text:style-name="T15">s</text:span></text:span>ymptomata, in quibus nullam artificiosam doctrinam<text:line-break/>esse <text:span text:style-name="Default_20_Paragraph_20_Font"><text:span text:style-name="T15">s</text:span></text:span>upra demonstravimus. Omnia siquidem, quae in ae-<text:line-break/>gro sunt contemplari nihiIque neque negligere neque<text:line-break/>ociofe inspicere oportet; singulorum vero horum vires<text:line-break/>feorsum discere convenit. Ut verbi gratia, verbi <text:span text:style-name="Default_20_Paragraph_20_Font"><text:span text:style-name="T19">καυστικἀ</text:span></text:span><text:span text:style-name="Default_20_Paragraph_20_Font"><text:span text:style-name="T24">,<text:line-break/></text:span></text:span>id est <text:span text:style-name="Default_20_Paragraph_20_Font"><text:span text:style-name="T15">deurentia</text:span></text:span>, quod primum omnium dictum est, nempe<text:line-break/>intelligi possunt affectiones causticae, id est <text:span text:style-name="Default_20_Paragraph_20_Font"><text:span text:style-name="T15">deurentes,</text:span></text:span> quasi<text:line-break/>calidas et urentes dixerit; p<text:span text:style-name="Default_20_Paragraph_20_Font"><text:span text:style-name="T15">o</text:span></text:span>ssuutque et ejusmodi intelligi<text:line-break/>excrementa, quorum facultas est, morbum et acutum et</text:p>
      <text:p text:style-name="P3">velocis indicationis reddere, praeterea et periculosum, si<text:line-break/>vehementer talia fuerint. <text:span text:style-name="Default_20_Paragraph_20_Font"><text:span text:style-name="T24">.</text:span></text:span><text:span text:style-name="Default_20_Paragraph_20_Font"><text:span text:style-name="T19">ἰΗέμωρωμένα</text:span></text:span><text:span text:style-name="Default_20_Paragraph_20_Font"><text:span text:style-name="T24"> </text:span></text:span>autem, id est su-<text:line-break/><text:span text:style-name="Default_20_Paragraph_20_Font"><text:span text:style-name="T15">tustatem inducentia</text:span></text:span>, vocat, quae <text:span text:style-name="Default_20_Paragraph_20_Font"><text:span text:style-name="T19">μώρωσιν</text:span></text:span><text:span text:style-name="Default_20_Paragraph_20_Font"><text:span text:style-name="T24"> </text:span></text:span>, id est <text:span text:style-name="Default_20_Paragraph_20_Font"><text:span text:style-name="T15">sutuita-<text:line-break/>tem</text:span></text:span> , menti inducunt ; ea autem est symptoma citra deli-<text:line-break/>rium aegros naturalibus fatuis similes reddens, quales<text:line-break/>etiam ex iis, qui dicuntur consenescere, nonnullus fieri<text:line-break/>novimus. Cui pathemati simile quidem est, quamquam<text:line-break/>non idem, quod vocant <text:span text:style-name="Default_20_Paragraph_20_Font"><text:span text:style-name="T15">ignorantiam, </text:span></text:span>de qua et Thucy-<text:line-break/>dides scripsit in iis, qui ex peste servati sunt, hoc pacto:<text:line-break/>i<text:span text:style-name="Default_20_Paragraph_20_Font"><text:span text:style-name="T15">gnoraoeruntque tum su ipsus tum familiares. </text:span></text:span>Quo autem<text:line-break/>modo differat ab oblivione non est ut in praesentia con-<text:line-break/>sideremus necesse. Quum autem <text:span text:style-name="Default_20_Paragraph_20_Font"><text:span text:style-name="T19">κάτοχα</text:span></text:span><text:span text:style-name="Default_20_Paragraph_20_Font"><text:span text:style-name="T24">, </text:span></text:span>id est <text:span text:style-name="Default_20_Paragraph_20_Font"><text:span text:style-name="T15">quae eo-<text:line-break/>tochen</text:span></text:span> vocatam <text:span text:style-name="Default_20_Paragraph_20_Font"><text:span text:style-name="T15">inferant</text:span></text:span>, intelligamus, alii morbos stabi-<text:line-break/>les firmosque et veluti <text:span text:style-name="Default_20_Paragraph_20_Font"><text:span text:style-name="T19">κατεχομένοις</text:span></text:span><text:span text:style-name="Default_20_Paragraph_20_Font"><text:span text:style-name="T24"> </text:span></text:span>, id est <text:span text:style-name="Default_20_Paragraph_20_Font"><text:span text:style-name="T15">detinentes</text:span></text:span>, ap-<text:line-break/>pellata esse catocha dicunt. Variantia item, assid<text:span text:style-name="Default_20_Paragraph_20_Font"><text:span text:style-name="T15">u</text:span></text:span>as con-<text:line-break/>traria in symptomata permutati<text:span text:style-name="Default_20_Paragraph_20_Font"><text:span text:style-name="T15">o</text:span></text:span>nes facientia quidam in-<text:line-break/>tellexerunt; separantesque a voce hac hypochondria, uno<text:line-break/>contextu legunt, ventre tumidi. Alii autem uno etiam</text:p>
      <text:p text:style-name="P3">contextu legentes, variantia hypochondria per se rursus<text:line-break/>legunt; ventre tumidi ajuntque variantia de hyp<text:span text:style-name="Default_20_Paragraph_20_Font"><text:span text:style-name="T15">o</text:span></text:span>chondriis<text:line-break/>dici; nam ut antea in his, quae in toto corpore ad con-<text:line-break/>traria fiunt, transmutationibus dixerunt, sic in hypochon-<text:line-break/>driis fecerunt. Qui vero totam hanc copulant dictionem,<text:line-break/>hypochondria ventre tumidi, significari ajunt eos, qui<text:line-break/>praeter naturam his partibus intumuerunt. Quomodo et<text:line-break/>per orationem <text:span text:style-name="Default_20_Paragraph_20_Font"><text:span text:style-name="T19">σίτων</text:span></text:span><text:span text:style-name="Default_20_Paragraph_20_Font"><text:span text:style-name="T24"> </text:span></text:span><text:span text:style-name="Default_20_Paragraph_20_Font"><text:span text:style-name="T19">ἀπολελαμμένων</text:span></text:span><text:span text:style-name="Default_20_Paragraph_20_Font"><text:span text:style-name="T24">, </text:span></text:span>id est cibis intercln-<text:line-break/>sis, cujus deinceps meminit, nonnulli quidem <text:span text:style-name="Default_20_Paragraph_20_Font"><text:span text:style-name="T19">ἀνορέκτοις</text:span></text:span><text:span text:style-name="Default_20_Paragraph_20_Font"><text:span text:style-name="T24">,<text:line-break/></text:span></text:span>id est cibum aversantes, dictos esse ajunt, ac si dixisset, a<text:line-break/>ciborum exhibitione <text:span text:style-name="Default_20_Paragraph_20_Font"><text:span text:style-name="T19">ἀποκεκλεισμένους</text:span></text:span><text:span text:style-name="Default_20_Paragraph_20_Font"><text:span text:style-name="T24">, </text:span></text:span>id est exclusos. Alii<text:line-break/>eos qui sunt <text:span text:style-name="Default_20_Paragraph_20_Font"><text:span text:style-name="T19">ἐπεσχημένοι</text:span></text:span><text:span text:style-name="Default_20_Paragraph_20_Font"><text:span text:style-name="T24"> </text:span></text:span><text:span text:style-name="Default_20_Paragraph_20_Font"><text:span text:style-name="T19">τὴν</text:span></text:span><text:span text:style-name="Default_20_Paragraph_20_Font"><text:span text:style-name="T24"> </text:span></text:span><text:span text:style-name="Default_20_Paragraph_20_Font"><text:span text:style-name="T19">γαστέρα</text:span></text:span><text:span text:style-name="Default_20_Paragraph_20_Font"><text:span text:style-name="T24"> </text:span></text:span>, id est ventrem ha-<text:line-break/>bent retentum, nempe et in libro de victus ratione in<text:line-break/>morbis acutis vocem hanc de deiectionibus dictam esse<text:line-break/>ajunt. Praefatus igitur haec omnia qui librum hunc<text:line-break/>scripsit, adjectoque in fine sudatiunculam, quod et ipsum<text:line-break/>totius corporis sudorem exiguum veluti <text:span text:style-name="Default_20_Paragraph_20_Font"><text:span text:style-name="T19">νοτίδα</text:span></text:span><text:span text:style-name="Default_20_Paragraph_20_Font"><text:span text:style-name="T24">, </text:span></text:span>id est <text:span text:style-name="Default_20_Paragraph_20_Font"><text:span text:style-name="T15">hu-<text:line-break/></text:span></text:span>nudi<text:span text:style-name="Default_20_Paragraph_20_Font"><text:span text:style-name="T15">tatem</text:span></text:span> significare notasse vel eum nui thoracem et ca-</text:p>
      <text:p text:style-name="P3">put solum occupat, his superintulit aenigmaticam adhuc<text:line-break/>magis quam ea ipsa dictionem, inquiens: an his turbidus<text:line-break/>spiritus et geniturae quippiam simile suverveniens singul-<text:line-break/>tum indicet? nempe et hic <text:span text:style-name="Default_20_Paragraph_20_Font"><text:span text:style-name="T20">θ</text:span></text:span><text:span text:style-name="Default_20_Paragraph_20_Font"><text:span text:style-name="T19">ολερὸν</text:span></text:span><text:span text:style-name="Default_20_Paragraph_20_Font"><text:span text:style-name="T24"> </text:span></text:span><text:span text:style-name="Default_20_Paragraph_20_Font"><text:span text:style-name="T19">πνεῦμα</text:span></text:span><text:span text:style-name="Default_20_Paragraph_20_Font"><text:span text:style-name="T24">, </text:span></text:span>i. e. turbidum<text:line-break/>spiritum , veluti jam antea ambiguum habere sensum re-<text:line-break/>perimus. At in ea quidem dictione turbidum spiritum<text:line-break/>ab eo de exspiratione dictum esse, ut enarratum est, veri-<text:line-break/>simile videbatur, nunc autem et ipsum de ructibus dictum<text:line-break/>esse quidam nos existimare jubent, quomodo alii de flati-<text:line-break/>bus. Diximusque antea verbum <text:span text:style-name="Default_20_Paragraph_20_Font"><text:span text:style-name="T20">θ</text:span></text:span><text:span text:style-name="Default_20_Paragraph_20_Font"><text:span text:style-name="T19">ολερὸν</text:span></text:span><text:span text:style-name="Default_20_Paragraph_20_Font"><text:span text:style-name="T24"> </text:span></text:span>a quibusdam <text:span text:style-name="Default_20_Paragraph_20_Font"><text:span text:style-name="T19">δυ</text:span></text:span><text:span text:style-name="Default_20_Paragraph_20_Font"><text:span text:style-name="T24">-<text:line-break/></text:span></text:span><text:span text:style-name="Default_20_Paragraph_20_Font"><text:span text:style-name="T19">σῶδες</text:span></text:span><text:span text:style-name="Default_20_Paragraph_20_Font"><text:span text:style-name="T24">, </text:span></text:span>id est <text:span text:style-name="Default_20_Paragraph_20_Font"><text:span text:style-name="T15">graveolens</text:span></text:span> et ab aliis <text:span text:style-name="Default_20_Paragraph_20_Font"><text:span text:style-name="T19">ἀτμῶδες</text:span></text:span><text:span text:style-name="Default_20_Paragraph_20_Font"><text:span text:style-name="T24">, </text:span></text:span>id est u<text:span text:style-name="Default_20_Paragraph_20_Font"><text:span text:style-name="T15">apo-<text:line-break/>rosum</text:span></text:span> intelligi , quomodo et <text:span text:style-name="Default_20_Paragraph_20_Font"><text:span text:style-name="T20">θ</text:span></text:span><text:span text:style-name="Default_20_Paragraph_20_Font"><text:span text:style-name="T19">λαλερὸν</text:span></text:span><text:span text:style-name="Default_20_Paragraph_20_Font"><text:span text:style-name="T24"> </text:span></text:span>quidam per <text:span text:style-name="Default_20_Paragraph_20_Font"><text:span text:style-name="T19">α</text:span></text:span><text:span text:style-name="Default_20_Paragraph_20_Font"><text:span text:style-name="T24"> </text:span></text:span>seri-<text:line-break/>bentes, id est veluti <text:span text:style-name="Default_20_Paragraph_20_Font"><text:span text:style-name="T20">θ</text:span></text:span><text:span text:style-name="Default_20_Paragraph_20_Font"><text:span text:style-name="T19">άλλον</text:span></text:span><text:span text:style-name="Default_20_Paragraph_20_Font"><text:span text:style-name="T24">, </text:span></text:span>id est <text:span text:style-name="Default_20_Paragraph_20_Font"><text:span text:style-name="T15">germinans</text:span></text:span> et <text:span text:style-name="Default_20_Paragraph_20_Font"><text:span text:style-name="T19">ἀκμἀ</text:span></text:span><text:span text:style-name="Default_20_Paragraph_20_Font"><text:span text:style-name="T20">θ</text:span></text:span><text:span text:style-name="Default_20_Paragraph_20_Font"><text:span text:style-name="T19">ον</text:span></text:span><text:span text:style-name="Default_20_Paragraph_20_Font"><text:span text:style-name="T24">,<text:line-break/></text:span></text:span>id est <text:span text:style-name="Default_20_Paragraph_20_Font"><text:span text:style-name="T15">storeas</text:span></text:span> et <text:span text:style-name="Default_20_Paragraph_20_Font"><text:span text:style-name="T19">μέγα</text:span></text:span><text:span text:style-name="Default_20_Paragraph_20_Font"><text:span text:style-name="T24">, </text:span></text:span>id est <text:span text:style-name="Default_20_Paragraph_20_Font"><text:span text:style-name="T15">magnum</text:span></text:span>, dictum esse ajunt.<text:line-break/>Praedixi quoque et Hippocratem saepius in libris , qui<text:line-break/>omnium doctorum consens<text:span text:style-name="Default_20_Paragraph_20_Font"><text:span text:style-name="T15">u</text:span></text:span> ipsius legitimi censentur, alias<text:line-break/>alibi difficultatis spirandi differentias quum enarrarit, in<text:line-break/>fecundo et sexto epidemiorum omnes deinceps, nusquam<text:line-break/>tamen turbidum nominasse spiritum, sicuti neque turbi-</text:p>
      <text:p text:style-name="P3">dum singultum neque turbidum flatum neque aliud qusp-<text:line-break/>piam tale. Magis etiam aenigmatice et hoc geniturae<text:line-break/>quippiam simile s<text:span text:style-name="Default_20_Paragraph_20_Font"><text:span text:style-name="T15">u</text:span></text:span>perveniens dictum est, sive urina fue-<text:line-break/>rit sive dejectio. Post haec et quam ob causam adjecerit<text:line-break/>singultum significare et turbidum spiritum et geniturae<text:line-break/>quippiam simile superveniens, difficile est reperire , nempe<text:line-break/>in symptomatum causis singultum fieri demonstravimus,<text:line-break/>quum venter ad excernenda ea humida, quae tunicis ipsis<text:line-break/>pertinacius adhaerent, mordentesq<text:span text:style-name="Default_20_Paragraph_20_Font"><text:span text:style-name="T15">u</text:span></text:span>e habent vires, excita-<text:line-break/>tur. Non contentus autem auctor symptomatum mintitu-<text:line-break/>dine deinceps adfecit: ventrique tum spumosa tum biliosa<text:line-break/><text:span text:style-name="Default_20_Paragraph_20_Font"><text:span text:style-name="T19">προσδιέρχειαι</text:span></text:span><text:span text:style-name="Default_20_Paragraph_20_Font"><text:span text:style-name="T24"> </text:span></text:span>, id est procurrant? Quod et ipsum rursus<text:line-break/>bisariam scribunt, alii quidem in prima syllaba <text:span text:style-name="Default_20_Paragraph_20_Font"><text:span text:style-name="T19">σ</text:span></text:span><text:span text:style-name="Default_20_Paragraph_20_Font"><text:span text:style-name="T24"> </text:span></text:span>adji-<text:line-break/>cientes alii auferentes; quod si adjiciendum sit, tempus<text:line-break/>praedicto <text:span text:style-name="Default_20_Paragraph_20_Font"><text:span text:style-name="T15">s</text:span></text:span>uccedens significabit, si vero auferendum, quod<text:line-break/>praecedit. Non est tamen par neque simile alterum al-<text:line-break/>teri <text:span text:style-name="Default_20_Paragraph_20_Font"><text:span text:style-name="T15">s</text:span></text:span>uccedere aut praecedere , nempe quod praecedit,<text:line-break/>signum erit Iuturae excretionis , quod vero excernitur, a</text:p>
      <text:p text:style-name="P3">praecurrente nunciabitur. Quum igitur tanta in his om-<text:line-break/>nibus existat obscuritas, neque ex iis, quae post ipsa in-<text:line-break/>feruntur, licet quippiam ad prae<text:span text:style-name="Default_20_Paragraph_20_Font"><text:span text:style-name="T15">s</text:span></text:span>entium explanationem<text:line-break/>accipere, sicut neque ad illa. Inquit enim: a<text:span text:style-name="Default_20_Paragraph_20_Font"><text:span text:style-name="T15">mictum in<text:line-break/>his splendidum</text:span></text:span> j<text:span text:style-name="Default_20_Paragraph_20_Font"><text:span text:style-name="T15">uvat. </text:span></text:span>Duplex autem et in hoc <text:span text:style-name="Default_20_Paragraph_20_Font"><text:span text:style-name="T15">s</text:span></text:span>ermone<text:line-break/>est obscuritas, una quidem est, quidnam <text:span text:style-name="Default_20_Paragraph_20_Font"><text:span text:style-name="T19">λαμπῶδες</text:span></text:span><text:span text:style-name="Default_20_Paragraph_20_Font"><text:span text:style-name="T24">, </text:span></text:span>id est<text:line-break/><text:span text:style-name="Default_20_Paragraph_20_Font"><text:span text:style-name="T15">splendidum,</text:span></text:span> significet, scriptum quidem ab aliquibus per<text:line-break/>duplex <text:span text:style-name="Default_20_Paragraph_20_Font"><text:span text:style-name="T19">ππ</text:span></text:span><text:span text:style-name="Default_20_Paragraph_20_Font"><text:span text:style-name="T24">, </text:span></text:span>ab aliis vero per <text:span text:style-name="Default_20_Paragraph_20_Font"><text:span text:style-name="T19">μ</text:span></text:span><text:span text:style-name="Default_20_Paragraph_20_Font"><text:span text:style-name="T24"> </text:span></text:span>et <text:span text:style-name="Default_20_Paragraph_20_Font"><text:span text:style-name="T19">π</text:span></text:span><text:span text:style-name="Default_20_Paragraph_20_Font"><text:span text:style-name="T24">, </text:span></text:span>altera vero in hac<text:line-break/>oratione in his nempe in quibus dicit? an praedictis om-<text:line-break/>nibus accommodabit an ultimis? et quibusnam ultimis?<text:line-break/>possunt siquidem etiam ultima dici omnia, quaecunque<text:line-break/>post principium dixit , an his turbidus spiritus et genitu-<text:line-break/>rae quippiam simile procurrens, singultum significet? au<text:line-break/>sola haec ultima dixit, ventrique tum spumosa tum bi-<text:line-break/>liosa procurrant? Praeterea his omnibus in fine adjiciens,<text:line-break/><text:span text:style-name="Default_20_Paragraph_20_Font"><text:span text:style-name="T15">venter his perturbatur, </text:span></text:span>atque hic <text:span text:style-name="Default_20_Paragraph_20_Font"><text:span text:style-name="T15">s</text:span></text:span>ermonem ab<text:span text:style-name="Default_20_Paragraph_20_Font"><text:span text:style-name="T15">s</text:span></text:span>olvens,<text:line-break/>nullius gratia videtur eorum, quae in principio sunt, me-<text:line-break/>minisse. Nempe fatuitatem inferentia et inducentia cato-<text:line-break/>chen, magnam partis principem animae facultatem baben-</text:p>
      <text:p text:style-name="P3">tis, noxam indicantia, frustra dici videntur et sine deu-<text:line-break/>rentibus quidem interficere valentia, cum illis vero ma-<text:line-break/>gis. At certe nihil de morte dictum est, sicut in aliis<text:line-break/>antea non paucis; <text:span text:style-name="Default_20_Paragraph_20_Font"><text:span text:style-name="T15">s</text:span></text:span>ed adjectis variante hypochondrio, ven-<text:line-break/>tre tumido et cibis interclusis, conjuncta insuper cum his<text:line-break/>sudatiuncuIa, an his, inquit, turbidus spiritus et genitu-<text:line-break/>rae quippiam simile superveniens singultum indicet? qui-<text:line-break/>busnam his? quibus praedicta omnia symptomata insunt.<text:line-break/>Atqui cum his omnibus turbidus spiritus factus una cum<text:line-break/>excretionibus geniturae similibus singultum indicat? quod-<text:line-break/>cunque ergo vel unum ex dictis deficit, singuItus non<text:line-break/>erit? Et forsan quis semel in annis pluribus talem cer-<text:line-break/>net aegrum. Q<text:span text:style-name="Default_20_Paragraph_20_Font"><text:span text:style-name="T15">u</text:span></text:span>od autem dictorum omnium est absurdis-<text:line-break/>simum, jam tibi reseram. Quum multos aegros sim con-<text:line-break/>temptatus et mille futura praefatus , neque tamen expe-<text:line-break/>rimento signis ex talibus singultum adfuturum novi, neque<text:line-break/>ex rerum natura indicative vel ipse inveni vel in sari-<text:line-break/>ptore aliquo legi. Sed praesens dictio ei, quod in ludo</text:p>
      <text:p text:style-name="P3">proverbialiter dicitur, similis est, parturiebat montem et<text:line-break/>murem edidiI. Multa siquidem ubi recensuit pathemata,<text:line-break/>alia quidem <text:span text:style-name="Default_20_Paragraph_20_Font"><text:span text:style-name="T15">s</text:span></text:span>umme perniciosa, alia his minus, alia vero<text:line-break/>mediocria, singultus praedictionem prius <text:span text:style-name="Default_20_Paragraph_20_Font"><text:span text:style-name="T15">s</text:span></text:span>cripsit, deinceps<text:line-break/>splendidum, inquit, in his amictum juvaI. Sed quibus-<text:line-break/>nam his inquit? dementibus scilicet, fatuitatem inferen-<text:line-break/>tibus vel inducentibus catochen vel quibus variantia hy-<text:line-break/>pochondria et venter intumuit vel cibos aversantibus vel<text:line-break/>quibus alvus retenta est vel quibus sudatiuncula vel qui-<text:line-break/>bus turbidus spiritus vel quibus excretio genituram re-<text:line-break/>praesentans vel singultientibus vel quibus venter spumo-<text:line-break/>sus et biliosus <text:span text:style-name="Default_20_Paragraph_20_Font"><text:span text:style-name="T19">προδιῆλ</text:span></text:span><text:span text:style-name="Default_20_Paragraph_20_Font"><text:span text:style-name="T24">^</text:span></text:span><text:span text:style-name="Default_20_Paragraph_20_Font"><text:span text:style-name="T19">εν</text:span></text:span><text:span text:style-name="Default_20_Paragraph_20_Font"><text:span text:style-name="T24">, </text:span></text:span>id est <text:span text:style-name="Default_20_Paragraph_20_Font"><text:span text:style-name="T15">procurrit</text:span></text:span>, quoniam et<text:line-break/>hoc ipsum bifariam scriptum est, cum <text:span text:style-name="Default_20_Paragraph_20_Font"><text:span text:style-name="T19">σ</text:span></text:span><text:span text:style-name="Default_20_Paragraph_20_Font"><text:span text:style-name="T24"> </text:span></text:span>et sine <text:span text:style-name="Default_20_Paragraph_20_Font"><text:span text:style-name="T19">σ</text:span></text:span><text:span text:style-name="Default_20_Paragraph_20_Font"><text:span text:style-name="T24">. </text:span></text:span>Nam<text:line-break/>sive quibus unumquodque dictorum, sive quibus omnia<text:line-break/>dicta esse asseritur, admittere est consentaneum; nempe<text:line-break/>vox bis singulis apte cohaeret; quapropter omnino simul<text:line-break/>intelliguntur, etsi dictum non fuerit. Nempe et unum-<text:line-break/>quodque horum juvat splendidum emictum, atque etiam</text:p>
      <text:p text:style-name="P3">si duo et tria et plura concurrerint, auxilium his praebet.<text:line-break/>Mirum a<text:span text:style-name="Default_20_Paragraph_20_Font"><text:span text:style-name="T15">u</text:span></text:span>tem fuerit tot pathemata diversas aliarum atque<text:line-break/>aliar<text:span text:style-name="Default_20_Paragraph_20_Font"><text:span text:style-name="T15">u</text:span></text:span>m partium <text:span text:style-name="Default_20_Paragraph_20_Font"><text:span text:style-name="T15">s</text:span></text:span>equentia assectiones cum splendido ju-<text:line-break/>vari, prorsus quidem spumoso existente, si utique album,<text:line-break/>quod in urinis detinetur, splendere novimus. Omnes au-<text:line-break/>tem spumosum inquiunt appellari, facta utique spuma,<text:line-break/>cum flatuosa substantia vel crudis, pituitosisque humoribus<text:line-break/>vel pinguedinis liquationi remixta fuerit; ut et praeterea<text:line-break/>eandem haec enunciatio distinctionem requirat, quam et<text:line-break/>in ea, quae hanc praecedit, dictione in iis, quae critice<text:line-break/>excernuntur, dixi. Omnia siquidem tum bonarum tum<text:line-break/>malarum judicationum communia distinguuntur, praesertim<text:line-break/>quidem et primo coctionis signis, quae perpetuo bonum<text:line-break/>quippiam indicant<text:span text:style-name="Default_20_Paragraph_20_Font"><text:span text:style-name="T15">, s</text:span></text:span>ed cum ipsis, ut dixi, facili scilicet<text:line-break/>tolerantia, contri<text:span text:style-name="Default_20_Paragraph_20_Font"><text:span text:style-name="T15">s</text:span></text:span>tantis humoris vacuatione et diei, quo<text:line-break/>haec stant, fiducia et securitate, praetermissa a nobis in-<text:line-break/>vestigatione, si non <text:span text:style-name="Default_20_Paragraph_20_Font"><text:span text:style-name="T19">λαππῶδες</text:span></text:span><text:span text:style-name="Default_20_Paragraph_20_Font"><text:span text:style-name="T24"> </text:span></text:span>scriptum per duplex <text:span text:style-name="Default_20_Paragraph_20_Font"><text:span text:style-name="T19">ππ</text:span></text:span><text:span text:style-name="Default_20_Paragraph_20_Font"><text:span text:style-name="T24"> </text:span></text:span>sig-<text:line-break/>nificat <text:span text:style-name="Default_20_Paragraph_20_Font"><text:span text:style-name="T19">λαμπῶδες</text:span></text:span><text:span text:style-name="Default_20_Paragraph_20_Font"><text:span text:style-name="T24">, </text:span></text:span>quod per <text:span text:style-name="Default_20_Paragraph_20_Font"><text:span text:style-name="T19">μ</text:span></text:span><text:span text:style-name="Default_20_Paragraph_20_Font"><text:span text:style-name="T24"> </text:span></text:span>et <text:span text:style-name="Default_20_Paragraph_20_Font"><text:span text:style-name="T19">π</text:span></text:span><text:span text:style-name="Default_20_Paragraph_20_Font"><text:span text:style-name="T24"> </text:span></text:span>quidam <text:span text:style-name="Default_20_Paragraph_20_Font"><text:span text:style-name="T15">s</text:span></text:span>cribunt; ut</text:p>
      <text:p text:style-name="P34">enim per eos scriptum <text:span text:style-name="Default_20_Paragraph_20_Font"><text:span text:style-name="T19">ἀπὸ</text:span></text:span><text:span text:style-name="Default_20_Paragraph_20_Font"><text:span text:style-name="T24"> </text:span></text:span><text:span text:style-name="Default_20_Paragraph_20_Font"><text:span text:style-name="T19">τῆς</text:span></text:span><text:span text:style-name="Default_20_Paragraph_20_Font"><text:span text:style-name="T24"> </text:span></text:span><text:span text:style-name="Default_20_Paragraph_20_Font"><text:span text:style-name="T19">λαμπῆς</text:span></text:span><text:span text:style-name="Default_20_Paragraph_20_Font"><text:span text:style-name="T24">, </text:span></text:span>ita <text:span text:style-name="Default_20_Paragraph_20_Font"><text:span text:style-name="T19">λαππῶδες</text:span></text:span><text:span text:style-name="Default_20_Paragraph_20_Font"><text:span text:style-name="T24"><text:line-break/></text:span></text:span><text:span text:style-name="Default_20_Paragraph_20_Font"><text:span text:style-name="T19">ἀπὸ</text:span></text:span><text:span text:style-name="Default_20_Paragraph_20_Font"><text:span text:style-name="T24"> </text:span></text:span><text:span text:style-name="Default_20_Paragraph_20_Font"><text:span text:style-name="T19">τοῦ</text:span></text:span><text:span text:style-name="Default_20_Paragraph_20_Font"><text:span text:style-name="T24"> </text:span></text:span><text:span text:style-name="Default_20_Paragraph_20_Font"><text:span text:style-name="T19">λάππειν</text:span></text:span><text:span text:style-name="Default_20_Paragraph_20_Font"><text:span text:style-name="T24"> </text:span></text:span>appelletur. Haec igitur omnia congesta<text:line-break/>sunt, veluti aenigmata, etiam si quis omnia percurrerit.<text:line-break/>Scriptae etiam in fine veluti insinuationis et venter his<text:line-break/>perturbatur, ratio afferenda n<text:span text:style-name="Default_20_Paragraph_20_Font"><text:span text:style-name="T15">o</text:span></text:span>n est , neque enim ratio<text:line-break/>neque experientia eorum, quae ut plurimum dicta conse-<text:line-break/>quuntur, ventrem perturbari ostendunt<text:span text:style-name="T22">.</text:span></text:p>
      <text:h text:style-name="P23" text:outline-level="1"><text:span text:style-name="Default_20_Paragraph_20_Font"><text:span text:style-name="T6">G</text:span></text:span><text:bookmark-start text:name="bookmark46"/>ALENI IN HIPPOCRATES PRAE-<text:line-break/>DICTIONUM LIBRUM I. COM-<text:line-break/>MENTARIUS III.<text:bookmark-end text:name="bookmark46"/></text:h>
      <text:h text:style-name="Heading_20_2" text:outline-level="2">I</text:h>
      <text:p text:style-name="P4">Q<text:span text:style-name="Default_20_Paragraph_20_Font"><text:span text:style-name="T15">uibus coma spumosis prodeuntibus oritur, febris exacer-<text:line-break/>batur acuta.</text:span></text:span></text:p>
      <text:h text:style-name="Heading_20_2" text:outline-level="2"><text:span text:style-name="Default_20_Paragraph_20_Font">.l l</text:span></text:h>
      <text:p text:style-name="P1">Primam omnium praesentis libri dictionem dum ex-<text:line-break/>ponerem, libellum, cui titulus est de comate secundum<text:line-break/>Hippocratem, scripsi ; in quo significatum vocis hujus, de-<text:line-break/>lationem in somnum , esse ostendi vigilare quidem aper-</text:p>
      <text:p text:style-name="P3">tis oculis nequeuntibus comatosis, at non prorsus dor-<text:line-break/>mientibus, ubi eos clauserint, imo interdum etiam vigi-<text:line-break/>lantibus. Docui autem id significari per ea, quae Hippo-<text:line-break/>crates in confessis germanis libris tuip primo tum tertio<text:line-break/>legitimorum epidemiorum recen<text:span text:style-name="Default_20_Paragraph_20_Font"><text:span text:style-name="T15">s</text:span></text:span>uit ex iis , quae simul<text:line-break/>cum comatis nomine explicantur vel apparent vel quovis<text:line-break/>modo quis nominare voluerit; <text:span text:style-name="Default_20_Paragraph_20_Font"><text:span text:style-name="T15">s</text:span></text:span>olum enim hoc pacto sig-<text:line-break/>nificatum ab unaquaque voce reperitur. Nec tamen hoc<text:line-break/>in libro fieri potuit hucusque ut quod a comate signisi-<text:line-break/>catur per coënunciantia invenirem, dictionibus nempe<text:line-break/>omnibus aenigmatice pronunciatis; imo neque in fequen-<text:line-break/>tibus fieri potest ut quod significatur per coordinata ipsi<text:line-break/>nomina inveniatur. Quo fit ut in obscuris dictionibus<text:line-break/><text:span text:style-name="Default_20_Paragraph_20_Font"><text:span text:style-name="T15">s</text:span></text:span>ecurius existimaverim vocem eam ita intelligendam ut<text:line-break/>usus est Hippocrates. Fieri autem cataphoram , ut in qui-<text:line-break/>busdam docui commentariis , atque iis quos de affectu<text:line-break/>locis confeci , interdum quidem gravato ab utilis succi</text:p>
      <text:p text:style-name="P3"><text:span text:style-name="Default_20_Paragraph_20_Font"><text:span text:style-name="T11">copia cerebro, ut in ebriosis; interdum vero et propter<text:line-break/>pituitosuin humorem; .vel et propter- aegre separabilem<text:line-break/>absque humore frigiditatem-.- Quum autem vigiliae coma<text:line-break/>juuctum fuerit, succi mordentis permixtione fieri affectio,-<text:line-break/>nem hanc ostendi. In libris igitur epidemiorum siveax<text:line-break/>coordinatis sive ex iis quae simul enunciantur; quis no-<text:line-break/>minare voluerit,- demonstratae stant comatis differentiae,<text:line-break/>atque una demonstratum est Hippnciatem distincte interi.<text:line-break/>dum quidem profundum coma,. interdum vero fomniculo-.<text:line-break/></text:span></text:span><text:span text:style-name="Default_20_Paragraph_20_Font"><text:span text:style-name="T14">t</text:span></text:span><text:span text:style-name="Default_20_Paragraph_20_Font"><text:span text:style-name="T11">um et interdum vigilans vel quippiam tale dixisse. In<text:line-break/>praesenti vero libro. neque ex hujusmodi distinctionibus<text:line-break/>neque ex. coenunciantibus differentiam comatis intelligere;<text:line-break/>neque ex his firtn iter - constituere praenotionem valemus.<text:line-break/>Ubi igitur .vel desipientiam vel phrenitin vel fatuitatem<text:line-break/>vel catochen in ea, quam scripsit, concursione praedicit,<text:line-break/>differentiam comatis scire commodum existrt</text:span></text:span><text:span text:style-name="Default_20_Paragraph_20_Font"><text:span text:style-name="T14">y</text:span></text:span><text:span text:style-name="Default_20_Paragraph_20_Font"><text:span text:style-name="T11">in praefecti<text:line-break/>vero concursione prorfus inutilis existit talis notitia. Ut<text:line-break/>enim libtja hujus auctor ini caeleris concursionibus non</text:span></text:span></text:p>
      <text:p text:style-name="P3"><text:span text:style-name="Default_20_Paragraph_20_Font"><text:span text:style-name="T11">pauca symptomata ineam, quam pronunciat praedictionem<text:line-break/>nihil conserentis adjecit, pari modo et nunc inutilis est<text:line-break/>ad praesentem judicationem mentio .comatis. Nempe .fe- -<text:line-break/>brem ex spumosis deflectionibus proritari ego quidem cou-<text:line-break/>tinue vini, singuli vero alii eorum, quae ipsimet viderunt,<text:line-break/>reminiscantur , non tamen in comatibus febres omnino<text:line-break/>exacerbantur. Sed fortasse quendam vidit comatosum si-<text:line-break/>mul et spumosis dejicientem, deinde febrem exacerbatam<text:line-break/>atque ob id coma invadenti febris exacerbationi conducere<text:line-break/>putarit. Vocavi autem plane fpumofam deiectionem, quo-<text:line-break/>modo fecit Hippocrates in prognostico inquiens: </text:span></text:span><text:span text:style-name="Default_20_Paragraph_20_Font"><text:span text:style-name="T14">defect</text:span></text:span><text:span text:style-name="Default_20_Paragraph_20_Font"><text:span text:style-name="T11">i</text:span></text:span><text:span text:style-name="Default_20_Paragraph_20_Font"><text:span text:style-name="T14">o<text:line-break/>autem st valde aqu</text:span></text:span><text:span text:style-name="Default_20_Paragraph_20_Font"><text:span text:style-name="T11">o</text:span></text:span><text:span text:style-name="Default_20_Paragraph_20_Font"><text:span text:style-name="T14">sa suer</text:span></text:span><text:span text:style-name="Default_20_Paragraph_20_Font"><text:span text:style-name="T11">i</text:span></text:span><text:span text:style-name="Default_20_Paragraph_20_Font"><text:span text:style-name="T14">t vel alba vel pall</text:span></text:span><text:span text:style-name="Default_20_Paragraph_20_Font"><text:span text:style-name="T11">i</text:span></text:span><text:span text:style-name="Default_20_Paragraph_20_Font"><text:span text:style-name="T14">da vel ad-<text:line-break/></text:span></text:span><text:span text:style-name="Default_20_Paragraph_20_Font"><text:span text:style-name="T11">m</text:span></text:span><text:span text:style-name="Default_20_Paragraph_20_Font"><text:span text:style-name="T14">odu</text:span></text:span><text:span text:style-name="Default_20_Paragraph_20_Font"><text:span text:style-name="T11">m </text:span></text:span><text:span text:style-name="Default_20_Paragraph_20_Font"><text:span text:style-name="T14">ruben</text:span></text:span><text:span text:style-name="Default_20_Paragraph_20_Font"><text:span text:style-name="T11">s </text:span></text:span><text:span text:style-name="Default_20_Paragraph_20_Font"><text:span text:style-name="T14">vel spu</text:span></text:span><text:span text:style-name="Default_20_Paragraph_20_Font"><text:span text:style-name="T11">m</text:span></text:span><text:span text:style-name="Default_20_Paragraph_20_Font"><text:span text:style-name="T14">osa , mala haec sunt omnia ;</text:span></text:span><text:span text:style-name="Default_20_Paragraph_20_Font"><text:span text:style-name="T11"> at-<text:line-break/>que in epidemiis faepiuscule. Quidam interpres libri<text:line-break/>hujus dicebat Hippocratem vocare </text:span></text:span><text:span text:style-name="Default_20_Paragraph_20_Font"><text:span text:style-name="T18">ἔτἀφρἀ</text:span></text:span><text:span text:style-name="Default_20_Paragraph_20_Font"><text:span text:style-name="T12"> </text:span></text:span><text:span text:style-name="Default_20_Paragraph_20_Font"><text:span text:style-name="T11">quae spumam<text:line-break/>sursum vectam habent, tanquam flexibus quibusdam exi-<text:line-break/>flentibus veI deiecti</text:span></text:span><text:span text:style-name="Default_20_Paragraph_20_Font"><text:span text:style-name="T14">o</text:span></text:span><text:span text:style-name="Default_20_Paragraph_20_Font"><text:span text:style-name="T11">nibus veI urinis vel succis; in qui-</text:span></text:span></text:p>
      <text:p text:style-name="P3"><text:span text:style-name="Default_20_Paragraph_20_Font"><text:span text:style-name="T11">bus. spuma poni alio ordine apparet. Quare autem in fo-<text:line-break/>lis febribus ad instar ignis urentibus fpumofum delicia-<text:line-break/>tur, dixi faepius;. sicuti et quod usitata nomina permutare<text:line-break/>studiofie contendat, qui librum hunc scripsit , quamquam<text:line-break/>id facere nequiverit. . Significata itaque permutando, simul<text:line-break/>et horum fyntaxin, rid est constructionem, fuo arbitrio<text:line-break/>statuendo figuras committit solecismos. Quod si non fyn-<text:line-break/>taxin appellare lubet, potes eam compositionem vocare.</text:span></text:span></text:p>
      <text:h text:style-name="Heading_20_2" text:outline-level="2"><text:span text:style-name="Default_20_Paragraph_20_Font">XCVI.</text:span></text:h>
      <text:p text:style-name="Normal"><text:span text:style-name="Default_20_Paragraph_20_Font"><text:span text:style-name="T14">si ex cap</text:span></text:span><text:span text:style-name="Default_20_Paragraph_20_Font"><text:span text:style-name="T11">it</text:span></text:span><text:span text:style-name="Default_20_Paragraph_20_Font"><text:span text:style-name="T14">is d</text:span></text:span><text:span text:style-name="Default_20_Paragraph_20_Font"><text:span text:style-name="T11">ol</text:span></text:span><text:span text:style-name="Default_20_Paragraph_20_Font"><text:span text:style-name="T14">ore vocis interceptiones stant atque. cum<text:line-break/>sudo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senti</text:span></text:span><text:span text:style-name="Default_20_Paragraph_20_Font"><text:span text:style-name="T14">ente</text:span></text:span><text:span text:style-name="Default_20_Paragraph_20_Font"><text:span text:style-name="T11">s l</text:span></text:span><text:span text:style-name="Default_20_Paragraph_20_Font"><text:span text:style-name="T14">axentur</text:span></text:span><text:span text:style-name="Default_20_Paragraph_20_Font"><text:span text:style-name="T11"> i</text:span></text:span><text:span text:style-name="Default_20_Paragraph_20_Font"><text:span text:style-name="T14">n se ipsu</text:span></text:span><text:span text:style-name="Default_20_Paragraph_20_Font"><text:span text:style-name="T11">s </text:span></text:span><text:span text:style-name="Default_20_Paragraph_20_Font"><text:span text:style-name="T14">et</text:span></text:span><text:span text:style-name="Default_20_Paragraph_20_Font"><text:span text:style-name="T11">- m</text:span></text:span><text:span text:style-name="Default_20_Paragraph_20_Font"><text:span text:style-name="T14">a</text:span></text:span><text:span text:style-name="Default_20_Paragraph_20_Font"><text:span text:style-name="T11">l</text:span></text:span><text:span text:style-name="Default_20_Paragraph_20_Font"><text:span text:style-name="T14">a repe-<text:line-break/>tant, d</text:span></text:span><text:span text:style-name="Default_20_Paragraph_20_Font"><text:span text:style-name="T11">i</text:span></text:span><text:span text:style-name="Default_20_Paragraph_20_Font"><text:span text:style-name="T14">utiu</text:span></text:span><text:span text:style-name="Default_20_Paragraph_20_Font"><text:span text:style-name="T11">s </text:span></text:span><text:span text:style-name="Default_20_Paragraph_20_Font"><text:span text:style-name="T14">perdurant; et supe</text:span></text:span><text:span text:style-name="Default_20_Paragraph_20_Font"><text:span text:style-name="T11">m</text:span></text:span><text:span text:style-name="Default_20_Paragraph_20_Font"><text:span text:style-name="T14">gere h</text:span></text:span><text:span text:style-name="Default_20_Paragraph_20_Font"><text:span text:style-name="T11">is </text:span></text:span><text:span text:style-name="Default_20_Paragraph_20_Font"><text:span text:style-name="T14">ma</text:span></text:span><text:span text:style-name="Default_20_Paragraph_20_Font"><text:span text:style-name="T11">l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n</text:span></text:span><text:span text:style-name="Default_20_Paragraph_20_Font"><text:span text:style-name="T11">o</text:span></text:span><text:span text:style-name="Default_20_Paragraph_20_Font"><text:span text:style-name="T14">n esa</text:span></text:span></text:p>
      <text:p text:style-name="P1"><text:span text:style-name="Default_20_Paragraph_20_Font"><text:span text:style-name="T11">Discordia quaedam non parva inter dictionis hujus<text:line-break/>expositores orta est, aliis aliter eam exponentibus. Ego<text:line-break/>vero quae ex dictis in ea veritati adaptare potero, facere<text:line-break/>id conabor. Quod autem reliquum est non mea, sed ob-</text:span></text:span></text:p>
      <text:p text:style-name="P3"><text:span text:style-name="Default_20_Paragraph_20_Font"><text:span text:style-name="T11">fcurisatis scriptoria culpa existit; nempe quod viri ejus-<text:line-break/>modi, .qui adhibita multa diligentia quae- dicuntur et<text:line-break/>declarare et defendere volunt, omnes male creduli vi-<text:line-break/>deantur, scripturis est culpa. Videntur autem mihi. ex.<text:line-break/>dolore capitis vocis interceptiones ob id dici, quod capi-<text:line-break/>tis dolorem velit signum esse affecti nervorum principii,<text:line-break/></text:span></text:span><text:span text:style-name="Default_20_Paragraph_20_Font"><text:span text:style-name="T14">n</text:span></text:span><text:span text:style-name="Default_20_Paragraph_20_Font"><text:span text:style-name="T11">on autem localem ipsius interceptionis vocis affectionem,<text:line-break/>quales fieri saepius. consueverunt vel propter tensionem<text:line-break/>vehementem vel propter exsolutionem et laxamentum vo-<text:line-break/>cem effor m antium tum musculorum tum nervorum. ora-<text:line-break/>tio autem haec cum sudoribus tenuis humiditatis copiam<text:line-break/>vel retentricis facultatis exsolutionem iudicat. Haec an-<text:line-break/>teur </text:span></text:span><text:span text:style-name="Default_20_Paragraph_20_Font"><text:span text:style-name="T18">χαλῶνται</text:span></text:span><text:span text:style-name="Default_20_Paragraph_20_Font"><text:span text:style-name="T12"> </text:span></text:span><text:span text:style-name="Default_20_Paragraph_20_Font"><text:span text:style-name="T18">ἐφβ</text:span></text:span><text:span text:style-name="Default_20_Paragraph_20_Font"><text:span text:style-name="T12"> </text:span></text:span><text:span text:style-name="Default_20_Paragraph_20_Font"><text:span text:style-name="T18">ἑαυτούς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laxen</text:span></text:span><text:span text:style-name="Default_20_Paragraph_20_Font"><text:span text:style-name="T11">t</text:span></text:span><text:span text:style-name="Default_20_Paragraph_20_Font"><text:span text:style-name="T14">ur</text:span></text:span><text:span text:style-name="Default_20_Paragraph_20_Font"><text:span text:style-name="T11"> i</text:span></text:span><text:span text:style-name="Default_20_Paragraph_20_Font"><text:span text:style-name="T14">n su ipsus,- si<text:line-break/></text:span></text:span><text:span text:style-name="Default_20_Paragraph_20_Font"><text:span text:style-name="T11">quidem, ut quam plurimi expositorum intellexerunt, de<text:line-break/>iis scilicet, quae praeter voluntatem excernuntur, ita et<text:line-break/>nos intellexerimus, vel mentis ostendet laesionem vel clau-<text:line-break/>dentium felem tum musculorum tum nervorum. Si vero<text:line-break/>verbum </text:span></text:span><text:span text:style-name="Default_20_Paragraph_20_Font"><text:span text:style-name="T18">χαλᾶν</text:span></text:span><text:span text:style-name="Default_20_Paragraph_20_Font"><text:span text:style-name="T12">, </text:span></text:span><text:span text:style-name="Default_20_Paragraph_20_Font"><text:span text:style-name="T11">ut nonnulli existimant; de affectione ex-</text:span></text:span></text:p>
      <text:p text:style-name="P3"><text:span text:style-name="Default_20_Paragraph_20_Font"><text:span text:style-name="T11">ponatur, quod est moderatiorem ip</text:span></text:span><text:span text:style-name="Default_20_Paragraph_20_Font"><text:span text:style-name="T14">t</text:span></text:span><text:span text:style-name="Default_20_Paragraph_20_Font"><text:span text:style-name="T11">am efficere, ob fusiores<text:line-break/>quidem, inquiunt illi, morbum diuturniorem fieri contin-<text:line-break/>get. ob eam cau</text:span></text:span><text:span text:style-name="Default_20_Paragraph_20_Font"><text:span text:style-name="T14">t</text:span></text:span><text:span text:style-name="Default_20_Paragraph_20_Font"><text:span text:style-name="T11">am praetermittunt hi verbi </text:span></text:span><text:span text:style-name="Default_20_Paragraph_20_Font"><text:span text:style-name="T18">ἐπα</text:span></text:span><text:span text:style-name="Default_20_Paragraph_20_Font"><text:span text:style-name="T21">ν</text:span></text:span><text:span text:style-name="Default_20_Paragraph_20_Font"><text:span text:style-name="T18">ιέντα</text:span></text:span><text:span text:style-name="Default_20_Paragraph_20_Font"><text:span text:style-name="T12">,<text:line-break/></text:span></text:span><text:span text:style-name="Default_20_Paragraph_20_Font"><text:span text:style-name="T11">id est m</text:span></text:span><text:span text:style-name="Default_20_Paragraph_20_Font"><text:span text:style-name="T14">a</text:span></text:span><text:span text:style-name="Default_20_Paragraph_20_Font"><text:span text:style-name="T11">l</text:span></text:span><text:span text:style-name="Default_20_Paragraph_20_Font"><text:span text:style-name="T14">a repetant, </text:span></text:span><text:span text:style-name="Default_20_Paragraph_20_Font"><text:span text:style-name="T11">expositionem, quoniam idem di-<text:line-break/>cere cogerentur, quod in verbo </text:span></text:span><text:span text:style-name="Default_20_Paragraph_20_Font"><text:span text:style-name="T18">χαλἄ</text:span></text:span><text:span text:style-name="Default_20_Paragraph_20_Font"><text:span text:style-name="T21">ν</text:span></text:span><text:span text:style-name="Default_20_Paragraph_20_Font"><text:span text:style-name="T12"> </text:span></text:span><text:span text:style-name="Default_20_Paragraph_20_Font"><text:span text:style-name="T11">antea dixerunt.<text:line-break/>ob id igitur permutantes </text:span></text:span><text:span text:style-name="Default_20_Paragraph_20_Font"><text:span text:style-name="T18">ε</text:span></text:span><text:span text:style-name="Default_20_Paragraph_20_Font"><text:span text:style-name="T12"> </text:span></text:span><text:span text:style-name="Default_20_Paragraph_20_Font"><text:span text:style-name="T11">literam, scribentesque o</text:span></text:span><text:span text:style-name="Default_20_Paragraph_20_Font"><text:span text:style-name="T14">v</text:span></text:span><text:span text:style-name="Default_20_Paragraph_20_Font"><text:span text:style-name="T11"> in<text:line-break/>ea quae finem praecedit syllaba </text:span></text:span><text:span text:style-name="Default_20_Paragraph_20_Font"><text:span text:style-name="T18">ἐπανιόντα</text:span></text:span><text:span text:style-name="Default_20_Paragraph_20_Font"><text:span text:style-name="T12"> </text:span></text:span><text:span text:style-name="Default_20_Paragraph_20_Font"><text:span text:style-name="T11">dici ajunt, in-<text:line-break/>dicantes per id verbum recurrentes morbos; vocant autem<text:line-break/>ita morbos, qui paulum quidem moderatiores fiunt, sed<text:line-break/>rursus exacerbantur. Porro si oratio </text:span></text:span><text:span text:style-name="Default_20_Paragraph_20_Font"><text:span text:style-name="T18">χαλῶνται</text:span></text:span><text:span text:style-name="Default_20_Paragraph_20_Font"><text:span text:style-name="T12"> </text:span></text:span><text:span text:style-name="Default_20_Paragraph_20_Font"><text:span text:style-name="T18">ἐφἰ</text:span></text:span><text:span text:style-name="Default_20_Paragraph_20_Font"><text:span text:style-name="T12"> </text:span></text:span><text:span text:style-name="Default_20_Paragraph_20_Font"><text:span text:style-name="T18">ἑαυτούς</text:span></text:span><text:span text:style-name="Default_20_Paragraph_20_Font"><text:span text:style-name="T12"><text:line-break/></text:span></text:span><text:span text:style-name="Default_20_Paragraph_20_Font"><text:span text:style-name="T11">de involuntariis dejectionibus dicatur, totus </text:span></text:span><text:span text:style-name="Default_20_Paragraph_20_Font"><text:span text:style-name="T14">t</text:span></text:span><text:span text:style-name="Default_20_Paragraph_20_Font"><text:span text:style-name="T11">enuo talis<text:line-break/>erit ; </text:span></text:span><text:span text:style-name="Default_20_Paragraph_20_Font"><text:span text:style-name="T14">si ex capit</text:span></text:span><text:span text:style-name="Default_20_Paragraph_20_Font"><text:span text:style-name="T11">is </text:span></text:span><text:span text:style-name="Default_20_Paragraph_20_Font"><text:span text:style-name="T14">dolore voc</text:span></text:span><text:span text:style-name="Default_20_Paragraph_20_Font"><text:span text:style-name="T11">is i</text:span></text:span><text:span text:style-name="Default_20_Paragraph_20_Font"><text:span text:style-name="T14">n</text:span></text:span><text:span text:style-name="Default_20_Paragraph_20_Font"><text:span text:style-name="T11">t</text:span></text:span><text:span text:style-name="Default_20_Paragraph_20_Font"><text:span text:style-name="T14">erceptio stat , fabricate<text:line-break/>aegro cum sud</text:span></text:span><text:span text:style-name="Default_20_Paragraph_20_Font"><text:span text:style-name="T11">o</text:span></text:span><text:span text:style-name="Default_20_Paragraph_20_Font"><text:span text:style-name="T14">re et absume arbitrio supersiua excernun</text:span></text:span><text:span text:style-name="Default_20_Paragraph_20_Font"><text:span text:style-name="T11">t;<text:line-break/>et -su repetitio -quaedam symptomatum parimodo fiat, lu<text:line-break/>longius excidunt ejusmodi: morbi tempus. Quod autem in<text:line-break/>dictis gravibus symptomatis non dicendum erat sutum,<text:line-break/>quod morbi protraherentur,- sed- ante hoc, an sperandum<text:line-break/>esset servandos, qui ita aegrotant, an morituros, constat</text:span></text:span></text:p>
      <text:p text:style-name="P3"><text:span text:style-name="Default_20_Paragraph_20_Font"><text:span text:style-name="T11">omnibus; praetermittens autem haec fcriptor de diutur-<text:line-break/>nitate tantum explicavit. Sed ru</text:span></text:span><text:span text:style-name="Default_20_Paragraph_20_Font"><text:span text:style-name="T14">ct</text:span></text:span><text:span text:style-name="Default_20_Paragraph_20_Font"><text:span text:style-name="T11">us rei huic adversatur,<text:line-break/>quod in fine. dictionis narratur, </text:span></text:span><text:span text:style-name="Default_20_Paragraph_20_Font"><text:span text:style-name="T14">t</text:span></text:span><text:span text:style-name="Default_20_Paragraph_20_Font"><text:span text:style-name="T11">uperrigere his malum<text:line-break/>non est; in que quidam erratum este dicunt; nam </text:span></text:span><text:span text:style-name="Default_20_Paragraph_20_Font"><text:span text:style-name="T14">malum<text:line-break/></text:span></text:span><text:span text:style-name="Default_20_Paragraph_20_Font"><text:span text:style-name="T11">sine negatione, non cum ea, </text:span></text:span><text:span text:style-name="Default_20_Paragraph_20_Font"><text:span text:style-name="T14">non malu</text:span></text:span><text:span text:style-name="Default_20_Paragraph_20_Font"><text:span text:style-name="T11">m, scribendum fuit.<text:line-break/>Concessa vero ea, quae in exemplaribus omnibus cum<text:line-break/>negatione reperiatur scriptura, jure inquiunt rigorem dici<text:line-break/>non malum esse propterea, quod exsolutam excitet natu-<text:line-break/>ram; quod autem exs</text:span></text:span><text:span text:style-name="Default_20_Paragraph_20_Font"><text:span text:style-name="T14">o</text:span></text:span><text:span text:style-name="Default_20_Paragraph_20_Font"><text:span text:style-name="T11">luta sit tum vocis interceptionem<text:line-break/>tum involuntariam superfluorum excretionem tum sudo-<text:line-break/>res id ostendere.</text:span></text:span></text:p>
      <text:h text:style-name="Heading_20_2" text:outline-level="2"><text:span text:style-name="Default_20_Paragraph_20_Font">XCUII,</text:span></text:h>
      <text:p text:style-name="P4"><text:span text:style-name="Default_20_Paragraph_20_Font"><text:span text:style-name="T11">M</text:span></text:span><text:span text:style-name="Default_20_Paragraph_20_Font"><text:span text:style-name="T14">anu</text:span></text:span><text:span text:style-name="Default_20_Paragraph_20_Font"><text:span text:style-name="T11">s </text:span></text:span><text:span text:style-name="Default_20_Paragraph_20_Font"><text:span text:style-name="T14">tre</text:span></text:span><text:span text:style-name="Default_20_Paragraph_20_Font"><text:span text:style-name="T11">m</text:span></text:span><text:span text:style-name="Default_20_Paragraph_20_Font"><text:span text:style-name="T14">ulae, caput dole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s, </text:span></text:span><text:span text:style-name="Default_20_Paragraph_20_Font"><text:span text:style-name="T14">cerv</text:span></text:span><text:span text:style-name="Default_20_Paragraph_20_Font"><text:span text:style-name="T11">i</text:span></text:span><text:span text:style-name="Default_20_Paragraph_20_Font"><text:span text:style-name="T14">cem d</text:span></text:span><text:span text:style-name="Default_20_Paragraph_20_Font"><text:span text:style-name="T11">o</text:span></text:span><text:span text:style-name="Default_20_Paragraph_20_Font"><text:span text:style-name="T14">lente</text:span></text:span><text:span text:style-name="Default_20_Paragraph_20_Font"><text:span text:style-name="T11">s, </text:span></text:span><text:span text:style-name="Default_20_Paragraph_20_Font"><text:span text:style-name="T14">sur-<text:line-break/>dastr</text:span></text:span><text:span text:style-name="Default_20_Paragraph_20_Font"><text:span text:style-name="T11">i, </text:span></text:span><text:span text:style-name="Default_20_Paragraph_20_Font"><text:span text:style-name="T14">n</text:span></text:span><text:span text:style-name="Default_20_Paragraph_20_Font"><text:span text:style-name="T11">i</text:span></text:span><text:span text:style-name="Default_20_Paragraph_20_Font"><text:span text:style-name="T14">gr</text:span></text:span><text:span text:style-name="Default_20_Paragraph_20_Font"><text:span text:style-name="T11">is </text:span></text:span><text:span text:style-name="Default_20_Paragraph_20_Font"><text:span text:style-name="T14">densata</text:span></text:span><text:span text:style-name="Default_20_Paragraph_20_Font"><text:span text:style-name="T11"> m</text:span></text:span><text:span text:style-name="Default_20_Paragraph_20_Font"><text:span text:style-name="T14">e</text:span></text:span><text:span text:style-name="Default_20_Paragraph_20_Font"><text:span text:style-name="T11">j</text:span></text:span><text:span text:style-name="Default_20_Paragraph_20_Font"><text:span text:style-name="T14">ente</text:span></text:span><text:span text:style-name="Default_20_Paragraph_20_Font"><text:span text:style-name="T11">s, 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haec sunt, his<text:line-break/>n</text:span></text:span><text:span text:style-name="Default_20_Paragraph_20_Font"><text:span text:style-name="T11">i</text:span></text:span><text:span text:style-name="Default_20_Paragraph_20_Font"><text:span text:style-name="T14">gra ventu</text:span></text:span><text:span text:style-name="Default_20_Paragraph_20_Font"><text:span text:style-name="T11">m </text:span></text:span><text:span text:style-name="Default_20_Paragraph_20_Font"><text:span text:style-name="T14">esse exspectare oporte</text:span></text:span><text:span text:style-name="Default_20_Paragraph_20_Font"><text:span text:style-name="T11">t , </text:span></text:span><text:span text:style-name="Default_20_Paragraph_20_Font"><text:span text:style-name="T14">perniciosum.</text:span></text:span></text:p>
      <text:p text:style-name="P2"><text:span text:style-name="Default_20_Paragraph_20_Font"><text:span text:style-name="T11">Capitis dolor caput his affici, veluti et </text:span></text:span><text:span text:style-name="Default_20_Paragraph_20_Font"><text:span text:style-name="T14">t</text:span></text:span><text:span text:style-name="Default_20_Paragraph_20_Font"><text:span text:style-name="T11">ensus .audi- ..<text:line-break/>torri laesio, cerebrum ipfum ostendit; quo fit ut et colli<text:line-break/>dolor et manus tremulae nervorum principium lae</text:span></text:span><text:span text:style-name="Default_20_Paragraph_20_Font"><text:span text:style-name="T14">t</text:span></text:span><text:span text:style-name="Default_20_Paragraph_20_Font"><text:span text:style-name="T11">um esse<text:line-break/>portendant. Quod vero nigrae urinae principii alterius<text:line-break/>affectionem indicent, saepe est dictum, fitque hoc propter<text:line-break/>vehementissimam caliditatem. Urinae vero densatae ex<text:line-break/>eorum </text:span></text:span><text:span text:style-name="Default_20_Paragraph_20_Font"><text:span text:style-name="T14">t</text:span></text:span><text:span text:style-name="Default_20_Paragraph_20_Font"><text:span text:style-name="T11">uus numero, quae ad obscuritatem tendunt, ve-<text:line-break/>luti et alia libri hujus multa, adeo ut impraesentiarum<text:line-break/>quoque nugari possint quibus id placet. Nempe Hippo-<text:line-break/>crates in prognostico differentias minarum omnes, quae<text:line-break/>in acutis morbis fiunt, enarrans, nullam de densis men-<text:line-break/>tionem fecit, sicuti neque in epidemiis neque in apho-<text:line-break/>rifmis. At qui talia quidem pronunciare audent,. de qui-<text:line-break/>bus notitiam exquisitam habere non possumus ,. neque si<text:line-break/>habuerimus plus aliquid iis quae scimus habemus, vere<text:line-break/>autem commoda non agnoscunt, inaequalem habere </text:span></text:span><text:span text:style-name="Default_20_Paragraph_20_Font"><text:span text:style-name="T14">t</text:span></text:span><text:span text:style-name="Default_20_Paragraph_20_Font"><text:span text:style-name="T11">uper-<text:line-break/>ficiem ajunt urinas densas, eminentiis scilicet tum parvis<text:line-break/>tum albis veluti capillis exasperatas. Suntque inter hos</text:span></text:span></text:p>
      <text:p text:style-name="P3"><text:span text:style-name="Default_20_Paragraph_20_Font"><text:span text:style-name="T11">no</text:span></text:span><text:span text:style-name="Default_20_Paragraph_20_Font"><text:span text:style-name="T14">n</text:span></text:span><text:span text:style-name="Default_20_Paragraph_20_Font"><text:span text:style-name="T11">nulli, qui spumosus tales urinas esse dicant, spumam<text:line-break/>scilicet tenuem lu superficie inaequaliter dispersam haben-<text:line-break/>tes, alii vero crassas quidem eas, duritiem in superficie,<text:line-break/>sabuli instar, valde tenuem obtinentes. Sed rane percur-<text:line-break/>rentibus omnia haec nobis nihil commodi accedit. Nempe<text:line-break/>auctor ipse ad dictionis finem ventura exspectare </text:span></text:span><text:span text:style-name="Default_20_Paragraph_20_Font"><text:span text:style-name="T14">n</text:span></text:span><text:span text:style-name="Default_20_Paragraph_20_Font"><text:span text:style-name="T11">igra<text:line-break/>scripsit et huic rursum ipsi adjecit perniciosum. Dixit<text:line-break/>vero antea nigra mejere aegrum; quare spes venturorum<text:line-break/>nigrorum de his relinquitur, quae vel dejiciuutur vel vo-<text:line-break/>uruntur, intelligenda-, superfluum autem existit illa ex-<text:line-break/>fpectare in gratia praedictionis eum, . qui perniciosiora<text:line-break/>vidit signa, urinas scilicet nigras. Adde quod neque per-<text:line-break/>petuo neque ut plurimum nigrarum urinarum excretio-<text:line-break/>nem consequuntur per ventrem .vel vomitum nigra. Eam-<text:line-break/>que ob causam mihi ridetur Dioscorides subnigras tales<text:line-break/>scripsisse urinas, Iul, praepositio</text:span></text:span><text:span text:style-name="Default_20_Paragraph_20_Font"><text:span text:style-name="T14">n</text:span></text:span><text:span text:style-name="Default_20_Paragraph_20_Font"><text:span text:style-name="T11">em adliciens, ut pror-<text:line-break/>rheticum quippiam, tametsi exiguum sermo haberet. Su-<text:line-break/>pervacanea. autem prorsus erit caeterorum symptomatum</text:span></text:span></text:p>
      <text:p text:style-name="P3"><text:span text:style-name="Default_20_Paragraph_20_Font"><text:span text:style-name="T11">adjectio. Nam subnigrae urinae, ut nigrae fiant inclina-<text:line-break/>tionem habentes, febris speciem expostulant, quae cer-<text:line-break/>tiorem definiat praedictionem, aliud vero nihil. Si enim<text:line-break/>abunde tum acris tum ignea febris fuerit, subnigrae uri-<text:line-break/>nae in nigras prompte transibunt , si vero. non talis ne—<text:line-break/>que magnopere ignea suerit, huic tremulae manus erunt,<text:line-break/>yeluti et dolor capitis , fubsurditas et cervinis dolor. Haec<text:line-break/>etenim omnia plirenitica sunt signa.</text:span></text:span></text:p>
      <text:h text:style-name="Heading_20_2" text:outline-level="2"><text:span text:style-name="Default_20_Paragraph_20_Font"><text:span text:style-name="T11">XCVHI.</text:span></text:span><text:span text:style-name="Default_20_Paragraph_20_Font"><text:span text:style-name="T14">r</text:span></text:span></text:h>
      <text:p text:style-name="P4"><text:span text:style-name="Default_20_Paragraph_20_Font"><text:span text:style-name="T14">Quae cum exsolu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o</text:span></text:span><text:span text:style-name="Default_20_Paragraph_20_Font"><text:span text:style-name="T14">ne e</text:span></text:span><text:span text:style-name="Default_20_Paragraph_20_Font"><text:span text:style-name="T11">i </text:span></text:span><text:span text:style-name="Default_20_Paragraph_20_Font"><text:span text:style-name="T14">ca</text:span></text:span><text:span text:style-name="Default_20_Paragraph_20_Font"><text:span text:style-name="T11">r</text:span></text:span><text:span text:style-name="Default_20_Paragraph_20_Font"><text:span text:style-name="T14">oche sunt v</text:span></text:span><text:span text:style-name="Default_20_Paragraph_20_Font"><text:span text:style-name="T11">o</text:span></text:span><text:span text:style-name="Default_20_Paragraph_20_Font"><text:span text:style-name="T14">cis intercepti</text:span></text:span><text:span text:style-name="Default_20_Paragraph_20_Font"><text:span text:style-name="T11">o</text:span></text:span><text:span text:style-name="Default_20_Paragraph_20_Font"><text:span text:style-name="T14">nes<text:line-break/>pern</text:span></text:span><text:span text:style-name="Default_20_Paragraph_20_Font"><text:span text:style-name="T11">i</text:span></text:span><text:span text:style-name="Default_20_Paragraph_20_Font"><text:span text:style-name="T14">ciosae. r</text:span></text:span></text:p>
      <text:p text:style-name="P1"><text:span text:style-name="Default_20_Paragraph_20_Font"><text:span text:style-name="T11">Rur</text:span></text:span><text:span text:style-name="Default_20_Paragraph_20_Font"><text:span text:style-name="T14">t</text:span></text:span><text:span text:style-name="Default_20_Paragraph_20_Font"><text:span text:style-name="T11">us in hoc loco particularem scripsit sermonem,<text:line-break/>veluti et antea, quum dixit, desipientiae pessimae. Com-<text:line-break/>muniter autem talibus omnibus inest,. quod et idiotis ipsis<text:line-break/>patet, ut magnae affectiones virtute praefatigatis perni-<text:line-break/>ciofae fiant ; </text:span></text:span><text:span text:style-name="Default_20_Paragraph_20_Font"><text:span text:style-name="T14">t</text:span></text:span><text:span text:style-name="Default_20_Paragraph_20_Font"><text:span text:style-name="T11">ed quod ibi praedebilitatorum dixit, id</text:span></text:span></text:p>
      <text:p text:style-name="P3"><text:span text:style-name="Default_20_Paragraph_20_Font"><text:span text:style-name="T11">impraesentiarum cum exsolutione dicit. Potest autem<text:line-break/>quispiam et cum exsolutione vel infirmitate vel imbecilli-<text:line-break/>tate inquiens, multitudini. indoctisque , quasi aliud quip-<text:line-break/>plam dicat, praebere opinionem , potest quoque et de par-<text:line-break/>ticularibus affectionibus ita agere ut interim alias alia .<text:line-break/>dicere videatur. Nam et peripneumoniae et pleuritides,<text:line-break/>quae cum facultatis fiunt imbecillitate , omnis item hujus-<text:line-break/>modrfortis affectio perniciosa est, si enim neque ex ipsis<text:line-break/>qui viribus valent omnes servantur, quod nemo ex iis,<text:line-break/>qui imbecillam habent facultatem, ferva</text:span></text:span><text:span text:style-name="Default_20_Paragraph_20_Font"><text:span text:style-name="T14">t</text:span></text:span><text:span text:style-name="Default_20_Paragraph_20_Font"><text:span text:style-name="T11">: possit, liquido<text:line-break/>constat omnibus. Hoc igitur .in loco duo symptomata,<text:line-break/>quae cerebri laesionem concomitantur, memoravit, quo-<text:line-break/>rutn qui vel alterutrum. tantum dicit, vera loquitur, nam<text:line-break/>catochae cum exsolutio</text:span></text:span><text:span text:style-name="Default_20_Paragraph_20_Font"><text:span text:style-name="T14">n</text:span></text:span><text:span text:style-name="Default_20_Paragraph_20_Font"><text:span text:style-name="T11">e pravae </text:span></text:span><text:span text:style-name="Default_20_Paragraph_20_Font"><text:span text:style-name="T14">t</text:span></text:span><text:span text:style-name="Default_20_Paragraph_20_Font"><text:span text:style-name="T11">uus, vocis interceptio-<text:line-break/>nes item cum exsolutione similiter his habent.</text:span></text:span></text:p>
      <text:h text:style-name="Heading_20_2" text:outline-level="2"><text:span text:style-name="Default_20_Paragraph_20_Font">XCIX.</text:span></text:h>
      <text:p text:style-name="P4"><text:span text:style-name="Default_20_Paragraph_20_Font"><text:span text:style-name="T14">Lateri</text:span></text:span><text:span text:style-name="Default_20_Paragraph_20_Font"><text:span text:style-name="T11">s- </text:span></text:span><text:span text:style-name="Default_20_Paragraph_20_Font"><text:span text:style-name="T14">dolor ex sputis biliosi</text:span></text:span><text:span text:style-name="Default_20_Paragraph_20_Font"><text:span text:style-name="T11">s, </text:span></text:span><text:span text:style-name="Default_20_Paragraph_20_Font"><text:span text:style-name="T14">si abfaue rat</text:span></text:span><text:span text:style-name="Default_20_Paragraph_20_Font"><text:span text:style-name="T11">i</text:span></text:span><text:span text:style-name="Default_20_Paragraph_20_Font"><text:span text:style-name="T14">one evanue-<text:line-break/>r</text:span></text:span><text:span text:style-name="Default_20_Paragraph_20_Font"><text:span text:style-name="T11">i</text:span></text:span><text:span text:style-name="Default_20_Paragraph_20_Font"><text:span text:style-name="T14">t, in furorem agun</text:span></text:span><text:span text:style-name="Default_20_Paragraph_20_Font"><text:span text:style-name="T11">t</text:span></text:span><text:span text:style-name="Default_20_Paragraph_20_Font"><text:span text:style-name="T14">ur.</text:span></text:span></text:p>
      <text:p text:style-name="P2"><text:span text:style-name="Default_20_Paragraph_20_Font"><text:span text:style-name="T11">Sermonis quoque hujus universale saepius est dictum,<text:line-break/>quod omnia line ratione evanescentia malum quippiam<text:line-break/>portendant. In hoc loco autem adjectum etiam est. ali-<text:line-break/>.quod ex particularibus malum, quod ex biliosis sputis in<text:line-break/>pleuriticis affectionibus repente evanescentibus fit, neque<text:line-break/>tamen perpetuo, neque saepius,</text:span></text:span><text:span text:style-name="Default_20_Paragraph_20_Font"><text:span text:style-name="T14">A</text:span></text:span><text:span text:style-name="Default_20_Paragraph_20_Font"><text:span text:style-name="T11">ed quum biliosi humoris<text:line-break/>ad caput ip</text:span></text:span><text:span text:style-name="Default_20_Paragraph_20_Font"><text:span text:style-name="T14">t</text:span></text:span><text:span text:style-name="Default_20_Paragraph_20_Font"><text:span text:style-name="T11">um transitus fuerit, tunc susum aegri </text:span></text:span><text:span text:style-name="Default_20_Paragraph_20_Font"><text:span text:style-name="T18">ἐξἰσταν</text:span></text:span><text:span text:style-name="Default_20_Paragraph_20_Font"><text:span text:style-name="T12">-<text:line-break/></text:span></text:span><text:span text:style-name="Default_20_Paragraph_20_Font"><text:span text:style-name="T18">ται</text:span></text:span><text:span text:style-name="Default_20_Paragraph_20_Font"><text:span text:style-name="T12">, </text:span></text:span><text:span text:style-name="Default_20_Paragraph_20_Font"><text:span text:style-name="T11">id est i</text:span></text:span><text:span text:style-name="Default_20_Paragraph_20_Font"><text:span text:style-name="T14">n furorem agun</text:span></text:span><text:span text:style-name="Default_20_Paragraph_20_Font"><text:span text:style-name="T11">t</text:span></text:span><text:span text:style-name="Default_20_Paragraph_20_Font"><text:span text:style-name="T14">ur. </text:span></text:span><text:span text:style-name="Default_20_Paragraph_20_Font"><text:span text:style-name="T11">Atqui consueta jamenun-<text:line-break/>emtione u</text:span></text:span><text:span text:style-name="Default_20_Paragraph_20_Font"><text:span text:style-name="T14">t</text:span></text:span><text:span text:style-name="Default_20_Paragraph_20_Font"><text:span text:style-name="T11">us, qui librum scripsit alienam fecit dictionem,<text:line-break/>quum non habeamus , cuinam orationem in furorem<text:line-break/>aguntur ordinemus componamusque. Nempe quantum<text:line-break/>quidem ex dictione .est, lateris dolori, ordinamus, dicente<text:line-break/>utique ipsi,, lateris dolor absque ratione si evanuerit ,. lu<text:line-break/>furorem aguntur, valde vero improprie dictum fuerit, la-<text:line-break/>teris dolor absque ratione si. evanuerit, in furorem agun-<text:line-break/>tur;nam etsi. pro </text:span></text:span><text:span text:style-name="Default_20_Paragraph_20_Font"><text:span text:style-name="T18">ἐξίσταμα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in furorem agun</text:span></text:span><text:span text:style-name="Default_20_Paragraph_20_Font"><text:span text:style-name="T11">t</text:span></text:span><text:span text:style-name="Default_20_Paragraph_20_Font"><text:span text:style-name="T14">ur,<text:line-break/></text:span></text:span><text:span text:style-name="Default_20_Paragraph_20_Font"><text:span text:style-name="T11">scribamus </text:span></text:span><text:span text:style-name="Default_20_Paragraph_20_Font"><text:span text:style-name="T18">ἐξίστατα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in furore</text:span></text:span><text:span text:style-name="Default_20_Paragraph_20_Font"><text:span text:style-name="T11">m </text:span></text:span><text:span text:style-name="Default_20_Paragraph_20_Font"><text:span text:style-name="T14">agitur</text:span></text:span><text:span text:style-name="Default_20_Paragraph_20_Font"><text:span text:style-name="T11">, sine v fyl-<text:line-break/>laba quae finem praecedit per stola </text:span></text:span><text:span text:style-name="Default_20_Paragraph_20_Font"><text:span text:style-name="T18">στ</text:span></text:span><text:span text:style-name="Default_20_Paragraph_20_Font"><text:span text:style-name="T12"> </text:span></text:span><text:span text:style-name="Default_20_Paragraph_20_Font"><text:span text:style-name="T11">et a scriptas non.<text:line-break/>minus et sic absurda fuerit interpretatio atque priore</text:span></text:span></text:p>
      <text:p text:style-name="P3"><text:span text:style-name="Default_20_Paragraph_20_Font"><text:span text:style-name="T11">deterior iunge , nempe ru illa ab affectionibus ad aegrum<text:line-break/>per soloecismum transitur. Hoc autem </text:span></text:span><text:span text:style-name="Default_20_Paragraph_20_Font"><text:span text:style-name="T18">εξίσταται</text:span></text:span><text:span text:style-name="Default_20_Paragraph_20_Font"><text:span text:style-name="T12">, </text:span></text:span><text:span text:style-name="Default_20_Paragraph_20_Font"><text:span text:style-name="T11">tametsi<text:line-break/>absque </text:span></text:span><text:span text:style-name="Default_20_Paragraph_20_Font"><text:span text:style-name="T14">v</text:span></text:span><text:span text:style-name="Default_20_Paragraph_20_Font"><text:span text:style-name="T11"> enuncietur, ne sic tamen prorsus quid prius<text:line-break/>illud significet invenire queas, natu secundum naturam<text:line-break/>dixisse licebat, lateris dolore ex biliosis sputis absque ra-<text:line-break/>tione occultato aegri </text:span></text:span><text:span text:style-name="Default_20_Paragraph_20_Font"><text:span text:style-name="T18">ἐξίστανται</text:span></text:span><text:span text:style-name="Default_20_Paragraph_20_Font"><text:span text:style-name="T12"> </text:span></text:span><text:span text:style-name="Default_20_Paragraph_20_Font"><text:span text:style-name="T11">, verbo illo videlicet signi-<text:line-break/>ficante dementiam vehementem et maniae participem.</text:span></text:span></text:p>
      <text:h text:style-name="Heading_20_1" text:outline-level="1"><text:span text:style-name="Default_20_Paragraph_20_Font">C. A .<text:tab/>.</text:span></text:h>
      <text:p text:style-name="P4"><text:span text:style-name="Default_20_Paragraph_20_Font"><text:span text:style-name="T14">Ex cerv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s dolore co</text:span></text:span><text:span text:style-name="Default_20_Paragraph_20_Font"><text:span text:style-name="T11">m</text:span></text:span><text:span text:style-name="Default_20_Paragraph_20_Font"><text:span text:style-name="T14">atosu et sudante alvus</text:span></text:span><text:span text:style-name="Default_20_Paragraph_20_Font"><text:span text:style-name="T11"> i</text:span></text:span><text:span text:style-name="Default_20_Paragraph_20_Font"><text:span text:style-name="T14">nstata , st<text:line-break/>ad necessi</text:span></text:span><text:span text:style-name="Default_20_Paragraph_20_Font"><text:span text:style-name="T11">t</text:span></text:span><text:span text:style-name="Default_20_Paragraph_20_Font"><text:span text:style-name="T14">atem l</text:span></text:span><text:span text:style-name="Default_20_Paragraph_20_Font"><text:span text:style-name="T11">i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da demiserit infusu subluta, ex h</text:span></text:span><text:span text:style-name="Default_20_Paragraph_20_Font"><text:span text:style-name="T11">i</text:span></text:span><text:span text:style-name="Default_20_Paragraph_20_Font"><text:span text:style-name="T14">s<text:line-break/>bile carent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 i</text:span></text:span><text:span text:style-name="Default_20_Paragraph_20_Font"><text:span text:style-name="T14">n ecsiasin aguntur. </text:span></text:span><text:span text:style-name="Default_20_Paragraph_20_Font"><text:span text:style-name="T11">T</text:span></text:span><text:span text:style-name="Default_20_Paragraph_20_Font"><text:span text:style-name="T14">al</text:span></text:span><text:span text:style-name="Default_20_Paragraph_20_Font"><text:span text:style-name="T11">i</text:span></text:span><text:span text:style-name="Default_20_Paragraph_20_Font"><text:span text:style-name="T14">a au</text:span></text:span><text:span text:style-name="Default_20_Paragraph_20_Font"><text:span text:style-name="T11">t</text:span></text:span><text:span text:style-name="Default_20_Paragraph_20_Font"><text:span text:style-name="T14">em si sur-<text:line-break/>ventur; d</text:span></text:span><text:span text:style-name="Default_20_Paragraph_20_Font"><text:span text:style-name="T11">i</text:span></text:span><text:span text:style-name="Default_20_Paragraph_20_Font"><text:span text:style-name="T14">utius aegrotat; an et h</text:span></text:span><text:span text:style-name="Default_20_Paragraph_20_Font"><text:span text:style-name="T11">i</text:span></text:span><text:span text:style-name="Default_20_Paragraph_20_Font"><text:span text:style-name="T14">s -non b</text:span></text:span><text:span text:style-name="Default_20_Paragraph_20_Font"><text:span text:style-name="T11">ili</text:span></text:span><text:span text:style-name="Default_20_Paragraph_20_Font"><text:span text:style-name="T14">osus prolu-<text:line-break/>vie</text:span></text:span><text:span text:style-name="Default_20_Paragraph_20_Font"><text:span text:style-name="T11">s </text:span></text:span><text:span text:style-name="Default_20_Paragraph_20_Font"><text:span text:style-name="T14">ben</text:span></text:span><text:span text:style-name="Default_20_Paragraph_20_Font"><text:span text:style-name="T11">i</text:span></text:span><text:span text:style-name="Default_20_Paragraph_20_Font"><text:span text:style-name="T14">gn</text:span></text:span><text:span text:style-name="Default_20_Paragraph_20_Font"><text:span text:style-name="T11">i</text:span></text:span><text:span text:style-name="Default_20_Paragraph_20_Font"><text:span text:style-name="T14">ore</text:span></text:span><text:span text:style-name="Default_20_Paragraph_20_Font"><text:span text:style-name="T11">s </text:span></text:span><text:span text:style-name="Default_20_Paragraph_20_Font"><text:span text:style-name="T14">sint etstatuose tumori- profuerint</text:span></text:span><text:span text:style-name="Default_20_Paragraph_20_Font"><text:span text:style-name="T11"> P .</text:span></text:span></text:p>
      <text:p text:style-name="Normal"><text:span text:style-name="Default_20_Paragraph_20_Font"><text:span text:style-name="T11">Acervantur quoque in hac dictione dissimilis generis<text:line-break/>symptomata. Cervicis etenim dolor cum comate morbo-</text:span></text:span></text:p>
      <text:p text:style-name="P3"><text:span text:style-name="Default_20_Paragraph_20_Font"><text:span text:style-name="T11">fiam in cerebro affectionem esse ostendit. Sudor verofan-<text:line-break/>quam symptoma et non judicatorius aut redu</text:span></text:span><text:span text:style-name="Default_20_Paragraph_20_Font"><text:span text:style-name="T14">n</text:span></text:span><text:span text:style-name="Default_20_Paragraph_20_Font"><text:span text:style-name="T11">dantiam aut<text:line-break/>retentricis facultatis imbecillitatem indicat. Alvus autem<text:line-break/>inflata eam ipsam partem asseclam esse indicat , ventrem<text:line-break/>scilicet. Ad </text:span></text:span><text:span text:style-name="Default_20_Paragraph_20_Font"><text:span text:style-name="T14">n</text:span></text:span><text:span text:style-name="Default_20_Paragraph_20_Font"><text:span text:style-name="T11">ecessitatem autem liquida .demittere sublu-<text:line-break/>tumque id facere jecu</text:span></text:span><text:span text:style-name="Default_20_Paragraph_20_Font"><text:span text:style-name="T14">e</text:span></text:span><text:span text:style-name="Default_20_Paragraph_20_Font"><text:span text:style-name="T11"> oste</text:span></text:span><text:span text:style-name="Default_20_Paragraph_20_Font"><text:span text:style-name="T14">n</text:span></text:span><text:span text:style-name="Default_20_Paragraph_20_Font"><text:span text:style-name="T11">dit affectum. </text:span></text:span><text:span text:style-name="Default_20_Paragraph_20_Font"><text:span text:style-name="T18">Ἐξίστασθαι</text:span></text:span><text:span text:style-name="Default_20_Paragraph_20_Font"><text:span text:style-name="T12"><text:line-break/></text:span></text:span><text:span text:style-name="Default_20_Paragraph_20_Font"><text:span text:style-name="T11">autem, quod est </text:span></text:span><text:span text:style-name="Default_20_Paragraph_20_Font"><text:span text:style-name="T18">παρακόπτειν</text:span></text:span><text:span text:style-name="Default_20_Paragraph_20_Font"><text:span text:style-name="T12"> </text:span></text:span><text:span text:style-name="Default_20_Paragraph_20_Font"><text:span text:style-name="T18">σφοδρῶς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valde -dest-<text:line-break/>pero, </text:span></text:span><text:span text:style-name="Default_20_Paragraph_20_Font"><text:span text:style-name="T11">eos ait, etsinullum fortis desipientiae, quam </text:span></text:span><text:span text:style-name="Default_20_Paragraph_20_Font"><text:span text:style-name="T18">ἔκστα</text:span></text:span><text:span text:style-name="Default_20_Paragraph_20_Font"><text:span text:style-name="T12">-<text:line-break/></text:span></text:span><text:span text:style-name="Default_20_Paragraph_20_Font"><text:span text:style-name="T18">σιν</text:span></text:span><text:span text:style-name="Default_20_Paragraph_20_Font"><text:span text:style-name="T12"> </text:span></text:span><text:span text:style-name="Default_20_Paragraph_20_Font"><text:span text:style-name="T11">vocant, signum effectum fuerit, dictum est enim ce—<text:line-break/>matrium tantum, quae est affectio cerebri; contraria ecstasi,<text:line-break/>nisi quis cervicis dolorem signum ecstasis esse dicat; -quod.<text:line-break/>neque- simplicem desipientiam absque signorum aliorum<text:line-break/>conjunctione significare potest, ut sunt vigiliae, capitis<text:line-break/>dolores, ferox oculus; responsio audax, somni turbulenti<text:line-break/>aut aliqua in sensibus vel motionibus arbitrariis laesio,<text:line-break/>Jure igitur quidam pro </text:span></text:span><text:span text:style-name="Default_20_Paragraph_20_Font"><text:span text:style-name="T18">ἐξίστανται</text:span></text:span><text:span text:style-name="Default_20_Paragraph_20_Font"><text:span text:style-name="T12"> </text:span></text:span><text:span text:style-name="Default_20_Paragraph_20_Font"><text:span text:style-name="T11">legu</text:span></text:span><text:span text:style-name="Default_20_Paragraph_20_Font"><text:span text:style-name="T14">n</text:span></text:span><text:span text:style-name="Default_20_Paragraph_20_Font"><text:span text:style-name="T11">t </text:span></text:span><text:span text:style-name="Default_20_Paragraph_20_Font"><text:span text:style-name="T18">ἐφίστανται</text:span></text:span><text:span text:style-name="Default_20_Paragraph_20_Font"><text:span text:style-name="T12">,<text:line-break/></text:span></text:span><text:span text:style-name="Default_20_Paragraph_20_Font"><text:span text:style-name="T11">id est cohibentur, de alvi excrementis dici affirmantes<text:line-break/>atque melius copulari - illis , -ut ita continuetur dictio r</text:span></text:span></text:p>
      <text:p text:style-name="P3"><text:span text:style-name="Default_20_Paragraph_20_Font"><text:span text:style-name="T14">venter</text:span></text:span><text:span text:style-name="Default_20_Paragraph_20_Font"><text:span text:style-name="T11">. i</text:span></text:span><text:span text:style-name="Default_20_Paragraph_20_Font"><text:span text:style-name="T14">nstatu</text:span></text:span><text:span text:style-name="Default_20_Paragraph_20_Font"><text:span text:style-name="T11">s </text:span></text:span><text:span text:style-name="Default_20_Paragraph_20_Font"><text:span text:style-name="T14">si ad necessi</text:span></text:span><text:span text:style-name="Default_20_Paragraph_20_Font"><text:span text:style-name="T11">t</text:span></text:span><text:span text:style-name="Default_20_Paragraph_20_Font"><text:span text:style-name="T14">atem liquida dem</text:span></text:span><text:span text:style-name="Default_20_Paragraph_20_Font"><text:span text:style-name="T11">i</text:span></text:span><text:span text:style-name="Default_20_Paragraph_20_Font"><text:span text:style-name="T14">ser</text:span></text:span><text:span text:style-name="Default_20_Paragraph_20_Font"><text:span text:style-name="T11">i</text:span></text:span><text:span text:style-name="Default_20_Paragraph_20_Font"><text:span text:style-name="T14">t sublu-<text:line-break/></text:span></text:span><text:span text:style-name="Default_20_Paragraph_20_Font"><text:span text:style-name="T11">t</text:span></text:span><text:span text:style-name="Default_20_Paragraph_20_Font"><text:span text:style-name="T14">u</text:span></text:span><text:span text:style-name="Default_20_Paragraph_20_Font"><text:span text:style-name="T11">s, </text:span></text:span><text:span text:style-name="Default_20_Paragraph_20_Font"><text:span text:style-name="T14">ex h</text:span></text:span><text:span text:style-name="Default_20_Paragraph_20_Font"><text:span text:style-name="T11">is </text:span></text:span><text:span text:style-name="Default_20_Paragraph_20_Font"><text:span text:style-name="T14">b</text:span></text:span><text:span text:style-name="Default_20_Paragraph_20_Font"><text:span text:style-name="T11">i</text:span></text:span><text:span text:style-name="Default_20_Paragraph_20_Font"><text:span text:style-name="T14">le caren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a </text:span></text:span><text:span text:style-name="Default_20_Paragraph_20_Font"><text:span text:style-name="T14">excre</text:span></text:span><text:span text:style-name="Default_20_Paragraph_20_Font"><text:span text:style-name="T11">m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a cohiben</text:span></text:span><text:span text:style-name="Default_20_Paragraph_20_Font"><text:span text:style-name="T11">t</text:span></text:span><text:span text:style-name="Default_20_Paragraph_20_Font"><text:span text:style-name="T14">ur. </text:span></text:span><text:span text:style-name="Default_20_Paragraph_20_Font"><text:span text:style-name="T11">Post haec<text:line-break/>vero inquiens; </text:span></text:span><text:span text:style-name="Default_20_Paragraph_20_Font"><text:span text:style-name="T14">ta</text:span></text:span><text:span text:style-name="Default_20_Paragraph_20_Font"><text:span text:style-name="T11">l</text:span></text:span><text:span text:style-name="Default_20_Paragraph_20_Font"><text:span text:style-name="T14">ia autem si serven</text:span></text:span><text:span text:style-name="Default_20_Paragraph_20_Font"><text:span text:style-name="T11">t</text:span></text:span><text:span text:style-name="Default_20_Paragraph_20_Font"><text:span text:style-name="T14">ur, d</text:span></text:span><text:span text:style-name="Default_20_Paragraph_20_Font"><text:span text:style-name="T11">i</text:span></text:span><text:span text:style-name="Default_20_Paragraph_20_Font"><text:span text:style-name="T14">ut</text:span></text:span><text:span text:style-name="Default_20_Paragraph_20_Font"><text:span text:style-name="T11">i</text:span></text:span><text:span text:style-name="Default_20_Paragraph_20_Font"><text:span text:style-name="T14">u</text:span></text:span><text:span text:style-name="Default_20_Paragraph_20_Font"><text:span text:style-name="T11">s </text:span></text:span><text:span text:style-name="Default_20_Paragraph_20_Font"><text:span text:style-name="T14">aeger<text:line-break/>aegr</text:span></text:span><text:span text:style-name="Default_20_Paragraph_20_Font"><text:span text:style-name="T11">ot</text:span></text:span><text:span text:style-name="Default_20_Paragraph_20_Font"><text:span text:style-name="T14">abit;</text:span></text:span><text:span text:style-name="Default_20_Paragraph_20_Font"><text:span text:style-name="T11"> tandem fcripsit: </text:span></text:span><text:span text:style-name="Default_20_Paragraph_20_Font"><text:span text:style-name="T14">an h</text:span></text:span><text:span text:style-name="Default_20_Paragraph_20_Font"><text:span text:style-name="T11">is </text:span></text:span><text:span text:style-name="Default_20_Paragraph_20_Font"><text:span text:style-name="T14">b</text:span></text:span><text:span text:style-name="Default_20_Paragraph_20_Font"><text:span text:style-name="T11">i</text:span></text:span><text:span text:style-name="Default_20_Paragraph_20_Font"><text:span text:style-name="T14">le carente</text:span></text:span><text:span text:style-name="Default_20_Paragraph_20_Font"><text:span text:style-name="T11">s </text:span></text:span><text:span text:style-name="Default_20_Paragraph_20_Font"><text:span text:style-name="T14">proluvies;<text:line-break/></text:span></text:span><text:span text:style-name="Default_20_Paragraph_20_Font"><text:span text:style-name="T11">m</text:span></text:span><text:span text:style-name="Default_20_Paragraph_20_Font"><text:span text:style-name="T14">i</text:span></text:span><text:span text:style-name="Default_20_Paragraph_20_Font"><text:span text:style-name="T11">tio</text:span></text:span><text:span text:style-name="Default_20_Paragraph_20_Font"><text:span text:style-name="T14">re</text:span></text:span><text:span text:style-name="Default_20_Paragraph_20_Font"><text:span text:style-name="T11">s m</text:span></text:span><text:span text:style-name="Default_20_Paragraph_20_Font"><text:span text:style-name="T14">el</text:span></text:span><text:span text:style-name="Default_20_Paragraph_20_Font"><text:span text:style-name="T11">io</text:span></text:span><text:span text:style-name="Default_20_Paragraph_20_Font"><text:span text:style-name="T14">ri</text:span></text:span><text:span text:style-name="Default_20_Paragraph_20_Font"><text:span text:style-name="T11">s</text:span></text:span><text:span text:style-name="Default_20_Paragraph_20_Font"><text:span text:style-name="T14">que m</text:span></text:span><text:span text:style-name="Default_20_Paragraph_20_Font"><text:span text:style-name="T11">o</text:span></text:span><text:span text:style-name="Default_20_Paragraph_20_Font"><text:span text:style-name="T14">ri</text:span></text:span><text:span text:style-name="Default_20_Paragraph_20_Font"><text:span text:style-name="T11">s </text:span></text:span><text:span text:style-name="Default_20_Paragraph_20_Font"><text:span text:style-name="T14">existun</text:span></text:span><text:span text:style-name="Default_20_Paragraph_20_Font"><text:span text:style-name="T11">t </text:span></text:span><text:span text:style-name="Default_20_Paragraph_20_Font"><text:span text:style-name="T14">e</text:span></text:span><text:span text:style-name="Default_20_Paragraph_20_Font"><text:span text:style-name="T11">t </text:span></text:span><text:span text:style-name="Default_20_Paragraph_20_Font"><text:span text:style-name="T14">qu</text:span></text:span><text:span text:style-name="Default_20_Paragraph_20_Font"><text:span text:style-name="T11">o</text:span></text:span><text:span text:style-name="Default_20_Paragraph_20_Font"><text:span text:style-name="T14">d sta</text:span></text:span><text:span text:style-name="Default_20_Paragraph_20_Font"><text:span text:style-name="T11">t</text:span></text:span><text:span text:style-name="Default_20_Paragraph_20_Font"><text:span text:style-name="T14">uosum est<text:line-break/>tum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s </text:span></text:span><text:span text:style-name="Default_20_Paragraph_20_Font"><text:span text:style-name="T14">adfecer</text:span></text:span><text:span text:style-name="Default_20_Paragraph_20_Font"><text:span text:style-name="T11">i</text:span></text:span><text:span text:style-name="Default_20_Paragraph_20_Font"><text:span text:style-name="T14">nt ;</text:span></text:span><text:span text:style-name="Default_20_Paragraph_20_Font"><text:span text:style-name="T11"> quasi ile dixerit : </text:span></text:span><text:span text:style-name="Default_20_Paragraph_20_Font"><text:span text:style-name="T14">et statu</text:span></text:span><text:span text:style-name="Default_20_Paragraph_20_Font"><text:span text:style-name="T11">o</text:span></text:span><text:span text:style-name="Default_20_Paragraph_20_Font"><text:span text:style-name="T14">sum tumo-<text:line-break/>re</text:span></text:span><text:span text:style-name="Default_20_Paragraph_20_Font"><text:span text:style-name="T11">m </text:span></text:span><text:span text:style-name="Default_20_Paragraph_20_Font"><text:span text:style-name="T14">ad</text:span></text:span><text:span text:style-name="Default_20_Paragraph_20_Font"><text:span text:style-name="T11">i</text:span></text:span><text:span text:style-name="Default_20_Paragraph_20_Font"><text:span text:style-name="T14">uver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t? Quod rursus idem .in significatu potest,<text:line-break/>quod et flatuosis tumoribus opem ferre. Quod si aliena<text:line-break/>tibi videatur constructio, ignoscendum est iis </text:span></text:span><text:span text:style-name="Default_20_Paragraph_20_Font"><text:span text:style-name="T14">p</text:span></text:span><text:span text:style-name="Default_20_Paragraph_20_Font"><text:span text:style-name="T11"> qui ita<text:line-break/>enarrant; permulta siquidem talia libro in hoc videntur<text:line-break/>pronunciari nominibus inusitatis. Jure autem optimo in-<text:line-break/>vestigare .videtur an hile carentes proluvies tales iuvent<text:line-break/>tumores ssetuofos , </text:span></text:span><text:span text:style-name="Default_20_Paragraph_20_Font"><text:span text:style-name="T14">n</text:span></text:span><text:span text:style-name="Default_20_Paragraph_20_Font"><text:span text:style-name="T11">on a bile, fed a frigidis humoribus<text:line-break/>substantia aquosis et flatuofo spiritu fieri coniiciens. Se-<text:line-break/>cundum hanc igitur expositionem consentire h</text:span></text:span><text:span text:style-name="Default_20_Paragraph_20_Font"><text:span text:style-name="T14">d</text:span></text:span><text:span text:style-name="Default_20_Paragraph_20_Font"><text:span text:style-name="T11">ec i</text:span></text:span><text:span text:style-name="Default_20_Paragraph_20_Font"><text:span text:style-name="T14">n</text:span></text:span><text:span text:style-name="Default_20_Paragraph_20_Font"><text:span text:style-name="T11">ter fe<text:line-break/>vide</text:span></text:span><text:span text:style-name="Default_20_Paragraph_20_Font"><text:span text:style-name="T14">n</text:span></text:span><text:span text:style-name="Default_20_Paragraph_20_Font"><text:span text:style-name="T11">tur; et </text:span></text:span><text:span text:style-name="Default_20_Paragraph_20_Font"><text:span text:style-name="T14">n</text:span></text:span><text:span text:style-name="Default_20_Paragraph_20_Font"><text:span text:style-name="T11">on perperam a quibusdam scriptum est </text:span></text:span><text:span text:style-name="Default_20_Paragraph_20_Font"><text:span text:style-name="T18">συν</text:span></text:span><text:span text:style-name="Default_20_Paragraph_20_Font"><text:span text:style-name="T12">-<text:line-break/></text:span></text:span><text:span text:style-name="Default_20_Paragraph_20_Font"><text:span text:style-name="T18">ίστανται</text:span></text:span><text:span text:style-name="Default_20_Paragraph_20_Font"><text:span text:style-name="T12"> </text:span></text:span><text:span text:style-name="Default_20_Paragraph_20_Font"><text:span text:style-name="T11">vel </text:span></text:span><text:span text:style-name="Default_20_Paragraph_20_Font"><text:span text:style-name="T18">ἐφίστανται</text:span></text:span><text:span text:style-name="Default_20_Paragraph_20_Font"><text:span text:style-name="T12">, </text:span></text:span><text:span text:style-name="Default_20_Paragraph_20_Font"><text:span text:style-name="T11">id est consistunt vel cohibentur,<text:line-break/>de deiectionibus et magis ipsirm </text:span></text:span><text:span text:style-name="Default_20_Paragraph_20_Font"><text:span text:style-name="T18">ἐφἰστα</text:span></text:span><text:span text:style-name="Default_20_Paragraph_20_Font"><text:span text:style-name="T21">ν</text:span></text:span><text:span text:style-name="Default_20_Paragraph_20_Font"><text:span text:style-name="T18">ται</text:span></text:span><text:span text:style-name="Default_20_Paragraph_20_Font"><text:span text:style-name="T12"> </text:span></text:span><text:span text:style-name="Default_20_Paragraph_20_Font"><text:span text:style-name="T11">, id est cohi-</text:span></text:span></text:p>
      <text:p text:style-name="P3"><text:span text:style-name="Default_20_Paragraph_20_Font"><text:span text:style-name="T11">bentur; nam quia </text:span></text:span><text:span text:style-name="Default_20_Paragraph_20_Font"><text:span text:style-name="T18">ἄχολα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b</text:span></text:span><text:span text:style-name="Default_20_Paragraph_20_Font"><text:span text:style-name="T11">i</text:span></text:span><text:span text:style-name="Default_20_Paragraph_20_Font"><text:span text:style-name="T14">le caren</text:span></text:span><text:span text:style-name="Default_20_Paragraph_20_Font"><text:span text:style-name="T11">t, ob id colu-<text:line-break/>bentur atque ad necessitatem vix deponuntur, hoc est.<text:line-break/>cum medici auxilio. Superflue autem inter initis con-<text:line-break/>junctum esse trudetur:. </text:span></text:span><text:span text:style-name="Default_20_Paragraph_20_Font"><text:span text:style-name="T14">ex cerv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s dolore co</text:span></text:span><text:span text:style-name="Default_20_Paragraph_20_Font"><text:span text:style-name="T11">m</text:span></text:span><text:span text:style-name="Default_20_Paragraph_20_Font"><text:span text:style-name="T14">at</text:span></text:span><text:span text:style-name="Default_20_Paragraph_20_Font"><text:span text:style-name="T11">o</text:span></text:span><text:span text:style-name="Default_20_Paragraph_20_Font"><text:span text:style-name="T14">su </text:span></text:span><text:span text:style-name="Default_20_Paragraph_20_Font"><text:span text:style-name="T3">e</text:span></text:span><text:span text:style-name="Default_20_Paragraph_20_Font"><text:span text:style-name="T8">t.su;<text:line-break/></text:span></text:span><text:span text:style-name="Default_20_Paragraph_20_Font"><text:span text:style-name="T14">sta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; nullo .pacto ventris symptomatis .cohaerens qua-<text:line-break/>dransque. Quo igitur..modo concursiones. alias multas in<text:line-break/>uno vel duobus contemplatus, ad eas scribendas .per ve-<text:line-break/>n,isse esu vifus, ita et nunc fecisse est verisimile, non prae-<text:line-break/>scripto aegrotantis nomine,^ ut in aliis ferit. Et si res<text:line-break/>ita habet, fieri potest ut in principio quidem morbi neo-<text:line-break/>pia quaedam humorum .al temperamento frigidorum et<text:line-break/>substantia tenuium, particulas circa caput cervicem que ri n;.<text:line-break/>sedaverit; defluensque in ventrem et flatuosam in eo. mo-<text:line-break/>lem pepererit et dejectiones tum tenues tum aquosas fe-<text:line-break/>cerit., atque ob id manentes in ventre et non penetran-.<text:line-break/>tes, quo penetrant modo, quae tum biliosae tum morde</text:span></text:span><text:span text:style-name="Default_20_Paragraph_20_Font"><text:span text:style-name="T14">t</text:span></text:span><text:span text:style-name="Default_20_Paragraph_20_Font"><text:span text:style-name="T11">r-<text:line-break/>tes existunt.- Caeterum non parum interest, au auctore<text:line-break/>libri quae. cuipiam evenerunt narrante, caulas nos red-.</text:span></text:span></text:p>
      <text:p text:style-name="P3"><text:span text:style-name="Default_20_Paragraph_20_Font"><text:span text:style-name="T11">dete eorum probabiles tentemus, quemadmodum ini opere<text:line-break/>epidemiorum fecimus, au veluti universales sermones in--<text:line-break/>dagpre. A capite enim ad Ventrem defluere potest humori.<text:line-break/>veluti et in fauces gutturque et pulmonem et thoracenr<text:line-break/>et septum transversum ^et lienem et Impar et quiduis aliud-;<text:line-break/>veluti et ex uno quoque horum rutilis ad. caput advehis<text:line-break/>fed vel perpetuo vel magna ex parte in unum dicturum<text:line-break/>permensio fiat, falsum existit; id quod plurimae. fibri En--<text:line-break/>jus dictiones ostendunt, in quibus simpliciter enunciatur<text:line-break/>ab</text:span></text:span><text:span text:style-name="Default_20_Paragraph_20_Font"><text:span text:style-name="T14">t</text:span></text:span><text:span text:style-name="Default_20_Paragraph_20_Font"><text:span text:style-name="T11">que adiectione coniunctionis ^dubitativae vel nominis<text:line-break/>aegrotantis. Verum in hac dictione inquiens, an et his<text:line-break/>bile carentes proluvies </text:span></text:span><text:span text:style-name="Default_20_Paragraph_20_Font"><text:span text:style-name="T18">εύηθὲστερα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meli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s m</text:span></text:span><text:span text:style-name="Default_20_Paragraph_20_Font"><text:span text:style-name="T14">or</text:span></text:span><text:span text:style-name="Default_20_Paragraph_20_Font"><text:span text:style-name="T11">is,<text:line-break/>exissent? fele haud quaquam sermoni universali confidere<text:line-break/>declaravit. </text:span></text:span><text:span text:style-name="Default_20_Paragraph_20_Font"><text:span text:style-name="T18">Γύηθέστεραι</text:span></text:span><text:span text:style-name="Default_20_Paragraph_20_Font"><text:span text:style-name="T12"> </text:span></text:span><text:span text:style-name="Default_20_Paragraph_20_Font"><text:span text:style-name="T11">autem significat quidem et </text:span></text:span><text:span text:style-name="Default_20_Paragraph_20_Font"><text:span text:style-name="T18">κακοη</text:span></text:span><text:span text:style-name="Default_20_Paragraph_20_Font"><text:span text:style-name="T12">-<text:line-break/></text:span></text:span><text:span text:style-name="Default_20_Paragraph_20_Font"><text:span text:style-name="T18">θὲστεραι</text:span></text:span><text:span text:style-name="Default_20_Paragraph_20_Font"><text:span text:style-name="T12">, </text:span></text:span><text:span text:style-name="Default_20_Paragraph_20_Font"><text:span text:style-name="T11">id est maligniores et saepius in hoc significato<text:line-break/>plerique veterum usi videntur; verum et </text:span></text:span><text:span text:style-name="Default_20_Paragraph_20_Font"><text:span text:style-name="T18">εύτροποι</text:span></text:span><text:span text:style-name="Default_20_Paragraph_20_Font"><text:span text:style-name="T12"> </text:span></text:span><text:span text:style-name="Default_20_Paragraph_20_Font"><text:span text:style-name="T11">signifi-<text:line-break/>eat , - id est- mitiores , et ut vertantur promptiores; usu</text:span></text:span></text:p>
      <text:p text:style-name="P3">siquidem <text:span text:style-name="Default_20_Paragraph_20_Font"><text:span text:style-name="T15">s</text:span></text:span>unt et hoc significato quidam ex antiquis, juxta<text:line-break/>quod et nunc dictum esse videtur, nempe id commonstrat,<text:line-break/>quod in fine sententiae dictum est, adiuverint.</text:p>
      <text:h text:style-name="Heading_20_2" text:outline-level="2">CL</text:h>
      <text:p text:style-name="P4"><text:span text:style-name="Default_20_Paragraph_20_Font"><text:span text:style-name="T15">Alvi circumtenti</text:span></text:span>o <text:span text:style-name="Default_20_Paragraph_20_Font"><text:span text:style-name="T15">ad necessitate</text:span></text:span>m <text:span text:style-name="Default_20_Paragraph_20_Font"><text:span text:style-name="T15">liquida demittens, cito<text:line-break/>intumescens, .convulso</text:span></text:span>r<text:span text:style-name="Default_20_Paragraph_20_Font"><text:span text:style-name="T15">um quiddam habet ; ut et Aspasti<text:line-break/>solio. Ruperrigere his perniciosum; ex his convulsus et<text:line-break/>instatus quis quum .diutius aegrotaverit, in ore putredo<text:line-break/>viridis obor</text:span></text:span>i<text:span text:style-name="Default_20_Paragraph_20_Font"><text:span text:style-name="T15">tur.</text:span></text:span></text:p>
      <text:p text:style-name="P1">Dictum a me etiam superius est quod medicae <text:span text:style-name="Default_20_Paragraph_20_Font"><text:span text:style-name="T15">P</text:span></text:span>pe-<text:line-break/>culationis doctrina ab Hippocrate in legitimis omnibus li-<text:line-break/>bris per universalia facta sit, expromente etiam aliquando<text:line-break/>particularia quaedam gratia exempli ad eorum qui di-<text:line-break/>fcuut perspicuitatem. Sed quoniam non fatis est prae-<text:line-break/>cepta universalia condi<text:span text:style-name="Default_20_Paragraph_20_Font"><text:span text:style-name="T15">s</text:span></text:span>cere, ut ea prompte in operibus<text:line-break/>dignoscantur absque exercitatione, ob id gratia exeret-</text:p>
      <text:p text:style-name="P2"><text:span text:style-name="Default_20_Paragraph_20_Font"><text:span text:style-name="T11">sationis aegros in epidemiis scripsit, in quibus nihil ec-<text:line-break/>rum, quae. his contigerunt, est .omissum. Quod vero<text:line-break/>quae a prorrbetici auctore emanavit. doctrina,. nonihabeat<text:line-break/>universale, nisi utique—raro, jam saepius est ostensum.<text:line-break/>Deficit quoque et ea ah exquisita illa particulari enarra-<text:line-break/>tione, quae in epidemiorum aegris descripta est; ubi pri-<text:line-break/>mum quidem, si insignis aliqua fit ex causis procatarcti-<text:line-break/>eis. indicat, recensens, si quis verbi gratia veI ex labori-<text:line-break/>hus vel exercitationibus intempestivis vel ebrietate aegro-<text:line-break/>tere coeperit; deinde quod primo quidem die haec circa<text:line-break/>aegrum contigerunt et secundo alio et ita tertio et quarto<text:line-break/>.et aliis deinceps diebus , omnia quae fuerunt explicat,<text:line-break/>iis qui ab. ipso didicerint, praeceptionem universalem<text:line-break/>censeo lan canitiis esse; quae in aegris apparuerunt,. osten-<text:line-break/>dens; ducitque simul interdum is ad exercitationem , ut<text:line-break/>in horum explicationibus ostendimus. Qui vero aegros in<text:line-break/>hoc scribit libro-,. ab hujusmodi enarratione ex quibusdam<text:line-break/>fiemeI visis. ejam universalia praecepta constituere intendit;</text:span></text:span></text:p>
      <text:p text:style-name="P3"><text:span text:style-name="Default_20_Paragraph_20_Font"><text:span text:style-name="T11">non parum in multis errans, ut in hoc, quod alteri fa-<text:line-break/>erum sit, alteri attribuere, quomodo et nunc. Nempe ubi<text:line-break/>Aspasii filii ventris symptomata solum scripsit, ea convul-<text:line-break/>sivum . quippiam. habere ait. Tria autem sunt ab eo seri-<text:line-break/>pta symptomata, unum quidem est ventris distentio; alte-<text:line-break/>rum ad necessitatem liquida demittere , quod pro </text:span></text:span><text:span text:style-name="Default_20_Paragraph_20_Font"><text:span text:style-name="T18">διαχω</text:span></text:span><text:span text:style-name="Default_20_Paragraph_20_Font"><text:span text:style-name="T12">-<text:line-break/></text:span></text:span><text:span text:style-name="Default_20_Paragraph_20_Font"><text:span text:style-name="T18">ρεῖν</text:span></text:span><text:span text:style-name="Default_20_Paragraph_20_Font"><text:span text:style-name="T12">, </text:span></text:span><text:span text:style-name="Default_20_Paragraph_20_Font"><text:span text:style-name="T11">id est dejicere, dicere consuevit; tertium ab ipsis<text:line-break/>est, cito intumescere. Significat autem cum hoc et. quod .<text:line-break/>venter minuatur forsan. ex liquidis deiectionibus ; nempe<text:line-break/>mox post ipsas dictum est, cito intumescens. stolis autem<text:line-break/>his symptomatis junctum, convulsivum quiddam, siquis in<text:line-break/>ita aegrotante homine praedixerit, falletur saepissime;<text:line-break/>verum aliquando vel etiam in paucis .semel voti fiet com-<text:line-break/>pos. Is quoque qui haec scripsit, ubi dictis nunc ven-<text:line-break/>tris symptomatis similia, in antecedente dictione comme-<text:line-break/>mo</text:span></text:span><text:span text:style-name="Default_20_Paragraph_20_Font"><text:span text:style-name="T14">t</text:span></text:span><text:span text:style-name="Default_20_Paragraph_20_Font"><text:span text:style-name="T11">avit, de convulsione nullum fecit sermonem, etsi cer-<text:line-break/>vicis dolorem factum cum comate dixerit. Ita autem ha-<text:line-break/>bet oratio</text:span></text:span><text:span text:style-name="Default_20_Paragraph_20_Font"><text:span text:style-name="T14">; ex cervic</text:span></text:span><text:span text:style-name="Default_20_Paragraph_20_Font"><text:span text:style-name="T11">is </text:span></text:span><text:span text:style-name="Default_20_Paragraph_20_Font"><text:span text:style-name="T14">d</text:span></text:span><text:span text:style-name="Default_20_Paragraph_20_Font"><text:span text:style-name="T11">o</text:span></text:span><text:span text:style-name="Default_20_Paragraph_20_Font"><text:span text:style-name="T14">lore c</text:span></text:span><text:span text:style-name="Default_20_Paragraph_20_Font"><text:span text:style-name="T11">o</text:span></text:span><text:span text:style-name="Default_20_Paragraph_20_Font"><text:span text:style-name="T14">matose e</text:span></text:span><text:span text:style-name="Default_20_Paragraph_20_Font"><text:span text:style-name="T11">t </text:span></text:span><text:span text:style-name="Default_20_Paragraph_20_Font"><text:span text:style-name="T14">sudan</text:span></text:span><text:span text:style-name="Default_20_Paragraph_20_Font"><text:span text:style-name="T11">t</text:span></text:span><text:span text:style-name="Default_20_Paragraph_20_Font"><text:span text:style-name="T14">e venter</text:span></text:span></text:p>
      <text:p text:style-name="P3"><text:span text:style-name="Default_20_Paragraph_20_Font"><text:span text:style-name="T11">i</text:span></text:span><text:span text:style-name="Default_20_Paragraph_20_Font"><text:span text:style-name="T14">nstatus, st ad necessi</text:span></text:span><text:span text:style-name="Default_20_Paragraph_20_Font"><text:span text:style-name="T11">t</text:span></text:span><text:span text:style-name="Default_20_Paragraph_20_Font"><text:span text:style-name="T14">atem humi</text:span></text:span><text:span text:style-name="Default_20_Paragraph_20_Font"><text:span text:style-name="T11">d</text:span></text:span><text:span text:style-name="Default_20_Paragraph_20_Font"><text:span text:style-name="T14">a de</text:span></text:span><text:span text:style-name="Default_20_Paragraph_20_Font"><text:span text:style-name="T11">m</text:span></text:span><text:span text:style-name="Default_20_Paragraph_20_Font"><text:span text:style-name="T14">iser</text:span></text:span><text:span text:style-name="Default_20_Paragraph_20_Font"><text:span text:style-name="T11">i</text:span></text:span><text:span text:style-name="Default_20_Paragraph_20_Font"><text:span text:style-name="T14">t, sub</text:span></text:span><text:span text:style-name="Default_20_Paragraph_20_Font"><text:span text:style-name="T11">r</text:span></text:span><text:span text:style-name="Default_20_Paragraph_20_Font"><text:span text:style-name="T14">u</text:span></text:span><text:span text:style-name="Default_20_Paragraph_20_Font"><text:span text:style-name="T11">t</text:span></text:span><text:span text:style-name="Default_20_Paragraph_20_Font"><text:span text:style-name="T14">us.<text:line-break/></text:span></text:span><text:span text:style-name="Default_20_Paragraph_20_Font"><text:span text:style-name="T11">Quod igitur symptomata ventris haec similia iis sint, quae<text:line-break/>nunc si1nt dicta, liquido constat omnibus; fied praeter<text:line-break/>haec cervicis adjectus est dolor, nervosae partis et prope<text:line-break/>cerebrum sitae et dorialem medullam continentis, cum<text:line-break/>hoc quod cerebrum jam erat affectum; nempe comatofum<text:line-break/>cerebri est symptoma; verisimilius autem erat in ita la-<text:line-break/>borante scriptum fuisse , habere aliquid convnlsivutn , non<text:line-break/>autem in praesenti ; in quo fieri potest ut symptoma ali-<text:line-break/>quod aliud co</text:span></text:span><text:span text:style-name="Default_20_Paragraph_20_Font"><text:span text:style-name="T14">n</text:span></text:span><text:span text:style-name="Default_20_Paragraph_20_Font"><text:span text:style-name="T11">vulsionis indicatorium factum sit , quod in<text:line-break/>enarratione omisit; nisi ap</text:span></text:span><text:span text:style-name="Default_20_Paragraph_20_Font"><text:span text:style-name="T14">t</text:span></text:span><text:span text:style-name="Default_20_Paragraph_20_Font"><text:span text:style-name="T11">um fuperrigere in ea dictum<text:line-break/>quis co</text:span></text:span><text:span text:style-name="Default_20_Paragraph_20_Font"><text:span text:style-name="T14">n</text:span></text:span><text:span text:style-name="Default_20_Paragraph_20_Font"><text:span text:style-name="T11">vulsionis sig</text:span></text:span><text:span text:style-name="Default_20_Paragraph_20_Font"><text:span text:style-name="T14">n</text:span></text:span><text:span text:style-name="Default_20_Paragraph_20_Font"><text:span text:style-name="T11">um esse existimaverit ; quod sane et<text:line-break/>ipsum a quibusdam expositoribus est dictum, qur quoti-<text:line-break/>die tertianos quartanofque circuitus quibusdam cum ve-<text:line-break/>hementissimo rigore fieri, nihil convulsivnm habe</text:span></text:span><text:span text:style-name="Default_20_Paragraph_20_Font"><text:span text:style-name="T14">n</text:span></text:span><text:span text:style-name="Default_20_Paragraph_20_Font"><text:span text:style-name="T11">tes, non<text:line-break/>videnti Vernm qui talia scribunt, adeo in re medica sa-<text:line-break/>pientissimi sunt, ut rigorem nervorum affectio</text:span></text:span><text:span text:style-name="Default_20_Paragraph_20_Font"><text:span text:style-name="T14">n</text:span></text:span><text:span text:style-name="Default_20_Paragraph_20_Font"><text:span text:style-name="T11">em esse,<text:line-break/>ut convulsionem tremorernque existiment. Neque sane</text:span></text:span></text:p>
      <text:p text:style-name="P3">cur Aspasii filius convulsivus factus sit poterit quis di-<text:line-break/>cere, non fcriptis omnibus, quae ipsi contigerunt; neque<text:line-break/>cur viridis putredo in oris locis facta sit; succi etenim<text:line-break/>vitiosi soboles sunt ejusmodi pathemata, quam unde ali-<text:line-break/>quando acervaverit est incertum, quum quanam victus<text:line-break/>ratione sit usus ignoremus; neque vero quae in ipsius<text:line-break/>ventre facta sunt, putridae cacochymiae signum praefe-<text:line-break/>runt ; adde quod neque quamnam dicat putredinem viri<text:span text:style-name="Default_20_Paragraph_20_Font"><text:span text:style-name="T15">s.<text:line-break/></text:span></text:span>dem, manifeste cognoscitur, quoniam <text:span text:style-name="Default_20_Paragraph_20_Font"><text:span text:style-name="T19">χλωρὰ</text:span></text:span><text:span text:style-name="Default_20_Paragraph_20_Font"><text:span text:style-name="T24"> </text:span></text:span>et quae ae-<text:line-break/>rugineum et quae pallidum habent colorem vocitant.</text:p>
      <text:h text:style-name="Heading_20_2" text:outline-level="2">ClI.</text:h>
      <text:p text:style-name="Normal"><text:span text:style-name="Default_20_Paragraph_20_Font"><text:span text:style-name="T15">Lumborum tenues et diuturni dolores qui ad h</text:span></text:span>y<text:span text:style-name="Default_20_Paragraph_20_Font"><text:span text:style-name="T15">pochou-<text:line-break/>drium irretientes ciborum fastidium invehunt una cum<text:line-break/>febre, his ad caput dolor oehemens appulsus, ac</text:span></text:span>u<text:span text:style-name="Default_20_Paragraph_20_Font"><text:span text:style-name="T15">te c</text:span></text:span>o<text:span text:style-name="Default_20_Paragraph_20_Font"><text:span text:style-name="T15">n.-<text:line-break/>vulstoo modo perimit.</text:span></text:span></text:p>
      <text:p text:style-name="P1">Sive <text:span text:style-name="Default_20_Paragraph_20_Font"><text:span text:style-name="T19">ύπὸ</text:span></text:span><text:span text:style-name="Default_20_Paragraph_20_Font"><text:span text:style-name="T24"> </text:span></text:span><text:span text:style-name="Default_20_Paragraph_20_Font"><text:span text:style-name="T19">λεπτὸν</text:span></text:span><text:span text:style-name="Default_20_Paragraph_20_Font"><text:span text:style-name="T24"> </text:span></text:span>sive <text:span text:style-name="Default_20_Paragraph_20_Font"><text:span text:style-name="T19">κατὰ</text:span></text:span><text:span text:style-name="Default_20_Paragraph_20_Font"><text:span text:style-name="T24"> </text:span></text:span><text:span text:style-name="Default_20_Paragraph_20_Font"><text:span text:style-name="T19">λεπτὸν</text:span></text:span><text:span text:style-name="Default_20_Paragraph_20_Font"><text:span text:style-name="T24">, </text:span></text:span>id est tenues, feri-<text:line-break/>batur, utroque enim modo scribunt, multam habet obscu-</text:p>
      <text:p text:style-name="P3"><text:span text:style-name="Default_20_Paragraph_20_Font"><text:span text:style-name="T11">ritatem. Eam ob cau</text:span></text:span><text:span text:style-name="Default_20_Paragraph_20_Font"><text:span text:style-name="T14">t</text:span></text:span><text:span text:style-name="Default_20_Paragraph_20_Font"><text:span text:style-name="T11">am quidam </text:span></text:span><text:span text:style-name="Default_20_Paragraph_20_Font"><text:span text:style-name="T18">ύπὸ</text:span></text:span><text:span text:style-name="Default_20_Paragraph_20_Font"><text:span text:style-name="T12"> </text:span></text:span><text:span text:style-name="Default_20_Paragraph_20_Font"><text:span text:style-name="T18">πλευρὸν</text:span></text:span><text:span text:style-name="Default_20_Paragraph_20_Font"><text:span text:style-name="T12">, </text:span></text:span><text:span text:style-name="Default_20_Paragraph_20_Font"><text:span text:style-name="T11">id est fusi<text:line-break/>costam, scripserunt. Q u</text:span></text:span><text:span text:style-name="Default_20_Paragraph_20_Font"><text:span text:style-name="T14">r</text:span></text:span><text:span text:style-name="Default_20_Paragraph_20_Font"><text:span text:style-name="T11"> ergo vel </text:span></text:span><text:span text:style-name="Default_20_Paragraph_20_Font"><text:span text:style-name="T18">ύπὸ</text:span></text:span><text:span text:style-name="Default_20_Paragraph_20_Font"><text:span text:style-name="T12"> </text:span></text:span><text:span text:style-name="Default_20_Paragraph_20_Font"><text:span text:style-name="T18">λεπτὸ</text:span></text:span><text:span text:style-name="Default_20_Paragraph_20_Font"><text:span text:style-name="T21">ν</text:span></text:span><text:span text:style-name="Default_20_Paragraph_20_Font"><text:span text:style-name="T12"> </text:span></text:span><text:span text:style-name="Default_20_Paragraph_20_Font"><text:span text:style-name="T11">vel </text:span></text:span><text:span text:style-name="Default_20_Paragraph_20_Font"><text:span text:style-name="T18">κατὰ</text:span></text:span><text:span text:style-name="Default_20_Paragraph_20_Font"><text:span text:style-name="T12"><text:line-break/></text:span></text:span><text:span text:style-name="Default_20_Paragraph_20_Font"><text:span text:style-name="T18">Σεπτὸν</text:span></text:span><text:span text:style-name="Default_20_Paragraph_20_Font"><text:span text:style-name="T12"> </text:span></text:span><text:span text:style-name="Default_20_Paragraph_20_Font"><text:span text:style-name="T11">scripserunt, sententiis sunt divisi;. nempe alii. te-<text:line-break/>nue intestinum dici asserunt, alii latum os et sacrum ap-<text:line-break/>pellatum. Su</text:span></text:span><text:span text:style-name="Default_20_Paragraph_20_Font"><text:span text:style-name="T14">n</text:span></text:span><text:span text:style-name="Default_20_Paragraph_20_Font"><text:span text:style-name="T11">t qui horum tertium quippiam fecerunt,<text:line-break/>ita ut simul utrumque dicant rationemque simul iis, quae<text:line-break/>inferuntur, adjungant; nempe a vena, quae ad portas<text:line-break/>jecnris est , propagines , fcissurasque plurimas in mefaraeo<text:line-break/>fieri ajunt </text:span></text:span><text:span text:style-name="Default_20_Paragraph_20_Font"><text:span text:style-name="T14">A</text:span></text:span><text:span text:style-name="Default_20_Paragraph_20_Font"><text:span text:style-name="T11">tque illis affectis lumborum dolores non con-<text:line-break/>tinuos, fed tenuibus quibusdam intervallis infestantes<text:line-break/>succedere ; quas ad dextrum hypochondrium in jecoris por-<text:line-break/>tas tum reduci tum contrahi et veluti convelli ajunt ; ubi<text:line-break/>velut radicem esse affectionis supponunt , quum haec vena<text:line-break/>una cum propaginibus phlegmoue lab</text:span></text:span><text:span text:style-name="Default_20_Paragraph_20_Font"><text:span text:style-name="T14">o</text:span></text:span><text:span text:style-name="Default_20_Paragraph_20_Font"><text:span text:style-name="T11">ret. Quare autem<text:line-break/>ita intelligendumsit verbum </text:span></text:span><text:span text:style-name="Default_20_Paragraph_20_Font"><text:span text:style-name="T18">γῥιφόμενα</text:span></text:span><text:span text:style-name="Default_20_Paragraph_20_Font"><text:span text:style-name="T12">, </text:span></text:span><text:span text:style-name="Default_20_Paragraph_20_Font"><text:span text:style-name="T11">id .est griphorum<text:line-break/>modo euntes, praetermittunt quidem hi, fed quidam alii<text:line-break/></text:span></text:span><text:span text:style-name="Default_20_Paragraph_20_Font"><text:span text:style-name="T18">παρὰ</text:span></text:span><text:span text:style-name="Default_20_Paragraph_20_Font"><text:span text:style-name="T12"> </text:span></text:span><text:span text:style-name="Default_20_Paragraph_20_Font"><text:span text:style-name="T18">τὸν</text:span></text:span><text:span text:style-name="Default_20_Paragraph_20_Font"><text:span text:style-name="T12"> </text:span></text:span><text:span text:style-name="Default_20_Paragraph_20_Font"><text:span text:style-name="T18">γρῖφον</text:span></text:span><text:span text:style-name="Default_20_Paragraph_20_Font"><text:span text:style-name="T12">. </text:span></text:span><text:span text:style-name="Default_20_Paragraph_20_Font"><text:span text:style-name="T11">momen accepisse- ajunt; vocatur autem<text:line-break/>ita rete .quoddam piscatorium, non; ut hi existimant, per</text:span></text:span></text:p>
      <text:p text:style-name="P3"><text:span text:style-name="Default_20_Paragraph_20_Font"><text:span text:style-name="T18">Φ</text:span></text:span><text:span text:style-name="Default_20_Paragraph_20_Font"><text:span text:style-name="T12"> </text:span></text:span><text:span text:style-name="Default_20_Paragraph_20_Font"><text:span text:style-name="T11">scriptum, nempe aliud vocis hujus significatum existit,<text:line-break/>sed per </text:span></text:span><text:span text:style-name="Default_20_Paragraph_20_Font"><text:span text:style-name="T18">π</text:span></text:span><text:span text:style-name="Default_20_Paragraph_20_Font"><text:span text:style-name="T12">. </text:span></text:span><text:span text:style-name="Default_20_Paragraph_20_Font"><text:span text:style-name="T11">Quare quidam in prae</text:span></text:span><text:span text:style-name="Default_20_Paragraph_20_Font"><text:span text:style-name="T14">t</text:span></text:span><text:span text:style-name="Default_20_Paragraph_20_Font"><text:span text:style-name="T11">enti sententia scribunt.<text:line-break/></text:span></text:span><text:span text:style-name="Default_20_Paragraph_20_Font"><text:span text:style-name="T18">γριπόμενα</text:span></text:span><text:span text:style-name="Default_20_Paragraph_20_Font"><text:span text:style-name="T12">; </text:span></text:span><text:span text:style-name="Default_20_Paragraph_20_Font"><text:span text:style-name="T11">alii involutas membranas </text:span></text:span><text:span text:style-name="Default_20_Paragraph_20_Font"><text:span text:style-name="T18">γριφ</text:span></text:span><text:span text:style-name="Default_20_Paragraph_20_Font"><text:span text:style-name="T21">ο</text:span></text:span><text:span text:style-name="Default_20_Paragraph_20_Font"><text:span text:style-name="T18">μέν</text:span></text:span><text:span text:style-name="Default_20_Paragraph_20_Font"><text:span text:style-name="T21">ο</text:span></text:span><text:span text:style-name="Default_20_Paragraph_20_Font"><text:span text:style-name="T18">υς</text:span></text:span><text:span text:style-name="Default_20_Paragraph_20_Font"><text:span text:style-name="T12"> </text:span></text:span><text:span text:style-name="Default_20_Paragraph_20_Font"><text:span text:style-name="T11">dici. ex<text:line-break/>consuetudine inquiunt, quum quis digito descripserit, disi-<text:line-break/>creveritque; atque ob id. per metaphoram dolores., .qui.<text:line-break/>morsis descriptisque fiunt, </text:span></text:span><text:span text:style-name="Default_20_Paragraph_20_Font"><text:span text:style-name="T18">γριφομένους</text:span></text:span><text:span text:style-name="Default_20_Paragraph_20_Font"><text:span text:style-name="T12"> </text:span></text:span><text:span text:style-name="Default_20_Paragraph_20_Font"><text:span text:style-name="T11">vocatos; alii .et a<text:line-break/>princspio dictionis dictum esse ajunt, lumborum tenues^<text:line-break/>diutumcsque dolores, quasi hoc pactu dixisset, dolores,<text:line-break/>exigui min utique, quod est imbecilli: Condonantes bituri.<text:line-break/>tum iis qui itu exponunt tum iis .qui portas decoris. pati,<text:line-break/>asserunt, recte dicta esse omnia ; nam ciborum aversionem-<text:line-break/>argtimentum quoddam affecti Iecoris esse inquiunt, ab eo,<text:line-break/>quodnam ex sic dictis futurum sit nobis emolumentum,<text:line-break/>audiamus, . Inquit .enim orationis scriptor , dolor his va-<text:line-break/>lens contentusque ad caput - perveniens acule convulsivo<text:line-break/>modo perimit . ..Numquid igitur. consulent nobis, ut prae-</text:span></text:span></text:p>
      <text:p text:style-name="P3"><text:span text:style-name="Default_20_Paragraph_20_Font"><text:span text:style-name="T11">dicamus omnino haec fequi? Nempe quod infestantium<text:line-break/>commutatio non solumtn caput, verum quoque et in<text:line-break/>quamlibet aliam partem, sive mesienterium, sive et hepar<text:line-break/>pati vestnt, fieri queat; condonet quis; at certe- quonam<text:line-break/>pacto commutatio fiet praeunire possibile non est, prius-<text:line-break/>quam peculiaria parti </text:span></text:span><text:span text:style-name="Default_20_Paragraph_20_Font"><text:span text:style-name="T14">s</text:span></text:span><text:span text:style-name="Default_20_Paragraph_20_Font"><text:span text:style-name="T11">ymptomata adsint, quamquam facta.<text:line-break/>cognosci queat; et praesertim quum,. quae prius infesta-,<text:line-break/>bant, sudata fuerint. Quin etiam commutationes ejusmodi:<text:line-break/>in aegrotis, in epidemlorum libris scriptae sunt. Et sane,-<text:line-break/>sin</text:span></text:span><text:span text:style-name="Default_20_Paragraph_20_Font"><text:span text:style-name="T14">o</text:span></text:span><text:span text:style-name="Default_20_Paragraph_20_Font"><text:span text:style-name="T11">ne quoque ita.- scriptum fuisset, ejuscemodi quibusdam.<text:line-break/>symptomatis in ventriculo obortis,. ac postea repente oc—<text:line-break/>collatis, doluit vehementer in capite aeger, diceremus<text:line-break/>in ipsum transmutationem factam fuisse; neque tamen<text:line-break/>quid faceret certo licebat dicere, priusquam aliquod aliud<text:line-break/>signum compareret ver cataphorae ver delirii vel. convul-<text:line-break/>sion is, nempe et id fieri potest; potest quoque et natura<text:line-break/>morbo robustior proritat a, sanguinis .per nares eruptionem<text:line-break/>moliri vel parotidas suscitare. Didicisti .siquidem horum</text:span></text:span></text:p>
      <text:p text:style-name="P3"><text:span text:style-name="Default_20_Paragraph_20_Font"><text:span text:style-name="T11">omnium incipientium esse signum ; sied priusquam incipiant, ,<text:line-break/>capitis dolorem solum existentem suspicionem quidem om-<text:line-break/>nium praebere, certam vero nullius. ex ipsis praenotionem.</text:span></text:span></text:p>
      <text:h text:style-name="Heading_20_2" text:outline-level="2"><text:span text:style-name="Default_20_Paragraph_20_Font">CHI.</text:span></text:h>
      <text:p text:style-name="P4"><text:span text:style-name="Default_20_Paragraph_20_Font"><text:span text:style-name="T14">superven</text:span></text:span><text:span text:style-name="Default_20_Paragraph_20_Font"><text:span text:style-name="T11">i</text:span></text:span><text:span text:style-name="Default_20_Paragraph_20_Font"><text:span text:style-name="T14">ente</text:span></text:span><text:span text:style-name="Default_20_Paragraph_20_Font"><text:span text:style-name="T11">s ri</text:span></text:span><text:span text:style-name="Default_20_Paragraph_20_Font"><text:span text:style-name="T14">gore</text:span></text:span><text:span text:style-name="Default_20_Paragraph_20_Font"><text:span text:style-name="T11">s </text:span></text:span><text:span text:style-name="Default_20_Paragraph_20_Font"><text:span text:style-name="T14">et nocte</text:span></text:span><text:span text:style-name="Default_20_Paragraph_20_Font"><text:span text:style-name="T11"> m</text:span></text:span><text:span text:style-name="Default_20_Paragraph_20_Font"><text:span text:style-name="T14">ag</text:span></text:span><text:span text:style-name="Default_20_Paragraph_20_Font"><text:span text:style-name="T11">is </text:span></text:span><text:span text:style-name="Default_20_Paragraph_20_Font"><text:span text:style-name="T14">qu</text:span></text:span><text:span text:style-name="Default_20_Paragraph_20_Font"><text:span text:style-name="T11">o</text:span></text:span><text:span text:style-name="Default_20_Paragraph_20_Font"><text:span text:style-name="T14">da</text:span></text:span><text:span text:style-name="Default_20_Paragraph_20_Font"><text:span text:style-name="T11">m</text:span></text:span><text:span text:style-name="Default_20_Paragraph_20_Font"><text:span text:style-name="T14">modo exa-<text:line-break/>cerba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s </text:span></text:span><text:span text:style-name="Default_20_Paragraph_20_Font"><text:span text:style-name="T14">cum v</text:span></text:span><text:span text:style-name="Default_20_Paragraph_20_Font"><text:span text:style-name="T11">i</text:span></text:span><text:span text:style-name="Default_20_Paragraph_20_Font"><text:span text:style-name="T14">g</text:span></text:span><text:span text:style-name="Default_20_Paragraph_20_Font"><text:span text:style-name="T11">i</text:span></text:span><text:span text:style-name="Default_20_Paragraph_20_Font"><text:span text:style-name="T14">l</text:span></text:span><text:span text:style-name="Default_20_Paragraph_20_Font"><text:span text:style-name="T11">iis </text:span></text:span><text:span text:style-name="Default_20_Paragraph_20_Font"><text:span text:style-name="T14">et venarum^ ag</text:span></text:span><text:span text:style-name="Default_20_Paragraph_20_Font"><text:span text:style-name="T11">i</text:span></text:span><text:span text:style-name="Default_20_Paragraph_20_Font"><text:span text:style-name="T14">tationibu</text:span></text:span><text:span text:style-name="Default_20_Paragraph_20_Font"><text:span text:style-name="T11">s a</text:span></text:span><text:span text:style-name="Default_20_Paragraph_20_Font"><text:span text:style-name="T14">sin<text:line-break/>somn</text:span></text:span><text:span text:style-name="Default_20_Paragraph_20_Font"><text:span text:style-name="T11">is </text:span></text:span><text:span text:style-name="Default_20_Paragraph_20_Font"><text:span text:style-name="T14">atque ur</text:span></text:span><text:span text:style-name="Default_20_Paragraph_20_Font"><text:span text:style-name="T11">i</text:span></text:span><text:span text:style-name="Default_20_Paragraph_20_Font"><text:span text:style-name="T14">na</text:span></text:span><text:span text:style-name="Default_20_Paragraph_20_Font"><text:span text:style-name="T11">s i</text:span></text:span><text:span text:style-name="Default_20_Paragraph_20_Font"><text:span text:style-name="T14">n su</text:span></text:span><text:span text:style-name="Default_20_Paragraph_20_Font"><text:span text:style-name="T11"> i</text:span></text:span><text:span text:style-name="Default_20_Paragraph_20_Font"><text:span text:style-name="T14">psu</text:span></text:span><text:span text:style-name="Default_20_Paragraph_20_Font"><text:span text:style-name="T11">s </text:span></text:span><text:span text:style-name="Default_20_Paragraph_20_Font"><text:span text:style-name="T14">laxante</text:span></text:span><text:span text:style-name="Default_20_Paragraph_20_Font"><text:span text:style-name="T11">s , </text:span></text:span><text:span text:style-name="Default_20_Paragraph_20_Font"><text:span text:style-name="T14">in comato/a</text:span></text:span><text:span text:style-name="Default_20_Paragraph_20_Font"><text:span text:style-name="T11">s<text:line-break/></text:span></text:span><text:span text:style-name="Default_20_Paragraph_20_Font"><text:span text:style-name="T14">al</text:span></text:span><text:span text:style-name="Default_20_Paragraph_20_Font"><text:span text:style-name="T11">i</text:span></text:span><text:span text:style-name="Default_20_Paragraph_20_Font"><text:span text:style-name="T14">quand</text:span></text:span><text:span text:style-name="Default_20_Paragraph_20_Font"><text:span text:style-name="T11">o </text:span></text:span><text:span text:style-name="Default_20_Paragraph_20_Font"><text:span text:style-name="T14">siniuntur c</text:span></text:span><text:span text:style-name="Default_20_Paragraph_20_Font"><text:span text:style-name="T11">o</text:span></text:span><text:span text:style-name="Default_20_Paragraph_20_Font"><text:span text:style-name="T14">nvulsione</text:span></text:span><text:span text:style-name="Default_20_Paragraph_20_Font"><text:span text:style-name="T11">s.</text:span></text:span></text:p>
      <text:p text:style-name="P1"><text:span text:style-name="Default_20_Paragraph_20_Font"><text:span text:style-name="T11">Libri hujus auctor ut in singulis dictionibus vel no-<text:line-break/>men aliquod inusitatum veI compositionem inveniret<text:line-break/>magnopere laboravit; quomodo et nunc utrumque fecit.<text:line-break/>At quae in singulis dictionibus inusitata fit compositio,<text:line-break/>transeunte eo vel ab affectionibus ad affectos vel ab asse-<text:line-break/>ctis ad affectiones, praetereunda nobis est, propterea quod<text:line-break/>quantum in ipsis est nullam formo fit habiturus obscuri-<text:line-break/>talem. In prae</text:span></text:span><text:span text:style-name="Default_20_Paragraph_20_Font"><text:span text:style-name="T14">t</text:span></text:span><text:span text:style-name="Default_20_Paragraph_20_Font"><text:span text:style-name="T11">enti vero dictione </text:span></text:span><text:span text:style-name="Default_20_Paragraph_20_Font"><text:span text:style-name="T18">φλεβοδονώδεαι</text:span></text:span><text:span text:style-name="Default_20_Paragraph_20_Font"><text:span text:style-name="T12"> </text:span></text:span><text:span text:style-name="Default_20_Paragraph_20_Font"><text:span text:style-name="T11">novum</text:span></text:span></text:p>
      <text:p text:style-name="P3"><text:span text:style-name="Default_20_Paragraph_20_Font"><text:span text:style-name="T11">peregrinumque nomen fecit, venas agitari; quantum ex<text:line-break/>voce est si ostendens ; vel etiam, ut quidam nomen fori-<text:line-break/>pserunt, per </text:span></text:span><text:span text:style-name="Default_20_Paragraph_20_Font"><text:span text:style-name="T18">φλεβοτονώδεα</text:span></text:span><text:span text:style-name="Default_20_Paragraph_20_Font"><text:span text:style-name="T12"> </text:span></text:span><text:span text:style-name="Default_20_Paragraph_20_Font"><text:span text:style-name="T11">, venas extendi. Sive igitur<text:line-break/>proprie appellatas venas sive arterias ipsius, quod has in-<text:line-break/>turdum venas antiqui. appelle</text:span></text:span><text:span text:style-name="Default_20_Paragraph_20_Font"><text:span text:style-name="T14">n</text:span></text:span><text:span text:style-name="Default_20_Paragraph_20_Font"><text:span text:style-name="T11">t, -agitari^ .vel extendi au-<text:line-break/>dire - oporteat, mirari licet : quomodo. nunc primum eas<text:line-break/>memoraverit. Nam si arterias indicare voluerit vel tendi<text:line-break/>vel agitari, quod de vibratitla motione est intelligendum,<text:line-break/>de ipsis aliquid in multis aegrotantibus dixisse oportebat.<text:line-break/>Nam si auctor circa arteriarum motiones usque adeo diti-<text:line-break/>gens erat, ut et vibrari eas et tendi observaret, nequa-<text:line-break/>quam alias pulsuum differentias ignoravit. Quomodo igi-<text:line-break/>duride ipsis nihil. scripsit? si vero proprie appellatas ve-<text:line-break/>nas. tendi memoravit, quomodo et non hujus symptomatis<text:line-break/>jam antea mentionem fecit, quod scilicet in vehementibus<text:line-break/>capitis doloribus fieri confuerit? Videntur siquidem in<text:line-break/>his. et praesertim ubi cum multa caliditate fiunt, pulsam</text:span></text:span></text:p>
      <text:p text:style-name="P3">tes et quasi vibrari temporum venae. Saepius autem et<text:line-break/>colli juguIarias, quae videlicet in superficie collocantur,<text:line-break/>motione pulsui cuidam non dissimili agitari vidimus. Vi-<text:line-break/>detur quoque et in temporibus ex fubjacentibus arteriis<text:line-break/>motio accidere quo tempore illae maxime pulsant. Am-<text:line-break/>biguitates ergo hujusmodi quidam effugere volentes pro<text:line-break/><text:span text:style-name="Default_20_Paragraph_20_Font"><text:span text:style-name="T19">φλεβοδονώδεα</text:span></text:span><text:span text:style-name="Default_20_Paragraph_20_Font"><text:span text:style-name="T24"> </text:span></text:span><text:span text:style-name="Default_20_Paragraph_20_Font"><text:span text:style-name="T19">φλεδονώδεα</text:span></text:span><text:span text:style-name="Default_20_Paragraph_20_Font"><text:span text:style-name="T24"> </text:span></text:span>inquiunt, nomen <text:span text:style-name="Default_20_Paragraph_20_Font"><text:span text:style-name="T19">ἀπὸ</text:span></text:span><text:span text:style-name="Default_20_Paragraph_20_Font"><text:span text:style-name="T24"> </text:span></text:span><text:span text:style-name="Default_20_Paragraph_20_Font"><text:span text:style-name="T19">τῶν</text:span></text:span><text:span text:style-name="Default_20_Paragraph_20_Font"><text:span text:style-name="T24"> </text:span></text:span><text:span text:style-name="Default_20_Paragraph_20_Font"><text:span text:style-name="T19">φλε</text:span></text:span><text:span text:style-name="Default_20_Paragraph_20_Font"><text:span text:style-name="T24">-<text:line-break/></text:span></text:span><text:span text:style-name="Default_20_Paragraph_20_Font"><text:span text:style-name="T19">δόνων</text:span></text:span><text:span text:style-name="Default_20_Paragraph_20_Font"><text:span text:style-name="T24"> </text:span></text:span>facientes <text:span text:style-name="Default_20_Paragraph_20_Font"><text:span text:style-name="T24">; </text:span></text:span>quod autem <text:span text:style-name="Default_20_Paragraph_20_Font"><text:span text:style-name="T19">φλεδόνας</text:span></text:span><text:span text:style-name="Default_20_Paragraph_20_Font"><text:span text:style-name="T24"> </text:span></text:span>et <text:span text:style-name="Default_20_Paragraph_20_Font"><text:span text:style-name="T19">φλυαρὶας</text:span></text:span><text:span text:style-name="Default_20_Paragraph_20_Font"><text:span text:style-name="T24"> </text:span></text:span>et <text:span text:style-name="Default_20_Paragraph_20_Font"><text:span text:style-name="T19">λὴ</text:span></text:span><text:span text:style-name="Default_20_Paragraph_20_Font"><text:span text:style-name="T24">-<text:line-break/></text:span></text:span><text:span text:style-name="Default_20_Paragraph_20_Font"><text:span text:style-name="T19">ρους</text:span></text:span><text:span text:style-name="Default_20_Paragraph_20_Font"><text:span text:style-name="T24">, </text:span></text:span>id est nugas et deliramenta, quidam veteres nomi-<text:line-break/>naverint non te praeterit. Assectiones igitur, inquit, cum<text:line-break/>vigiliis existentes et in fomnis delirantes, urmam incon-<text:line-break/>su Ito laxantes, quod est <text:span text:style-name="Default_20_Paragraph_20_Font"><text:span text:style-name="T19">ἀποκρὶνοντες</text:span></text:span><text:span text:style-name="Default_20_Paragraph_20_Font"><text:span text:style-name="T10"> </text:span></text:span>, id est excernentes.<text:line-break/>Nempe ab affectionibus ad aegrotantes transiit ; et rursum<text:line-break/>ad affectionem revertens inquit , in comat<text:span text:style-name="Default_20_Paragraph_20_Font"><text:span text:style-name="T15">u</text:span></text:span>los aliquando<text:line-break/>finiuntur convulsiones. Inquiens autem aliquando nos a<text:line-break/>molestiis liberavit; principio siquidem nervorum affecto, ut<text:line-break/>vigiliae, nugae et urinarum involuntaria excretio osten-<text:line-break/>dunt, nil mir<text:span text:style-name="Default_20_Paragraph_20_Font"><text:span text:style-name="T15">u</text:span></text:span>m inde phrenitin fieri et coma et convul-</text:p>
      <text:p text:style-name="P3">sionem et vocis privationem et quodvis aliud tale pa-<text:line-break/>thema. Superfluum itaque fuerit, ad hanc praedictionem<text:line-break/>tum <text:span text:style-name="Default_20_Paragraph_20_Font"><text:span text:style-name="T15">s</text:span></text:span>uperrigere tum nocte magis exacerbari ; <text:span text:style-name="Default_20_Paragraph_20_Font"><text:span text:style-name="T15">s</text:span></text:span>ed quod<text:line-break/>jam saepius est demonstratum , scribit etiam quae praedi-<text:line-break/>ctionihus ab ipfo dictis minime conveniunt, communia a<text:line-break/>propriis separare nescius.</text:p>
      <text:h text:style-name="Heading_20_2" text:outline-level="2">CIV<text:span text:style-name="Default_20_Paragraph_20_Font"><text:span text:style-name="T15">e</text:span></text:span></text:h>
      <text:p text:style-name="P4"><text:span text:style-name="Default_20_Paragraph_20_Font"><text:span text:style-name="T15">A principi</text:span></text:span>o <text:span text:style-name="Default_20_Paragraph_20_Font"><text:span text:style-name="T15">leviter exsudantes .urinis concoctis, aestuantes,<text:line-break/>qui c</text:span></text:span>u<text:span text:style-name="Default_20_Paragraph_20_Font"><text:span text:style-name="T15">ra crisin perfrigescunt et celeriter peruruntur,<text:line-break/></text:span></text:span>t<text:span text:style-name="Default_20_Paragraph_20_Font"><text:span text:style-name="T15">orpidi, saporati, conoulst, perniciosa</text:span></text:span></text:p>
      <text:p text:style-name="P1">Rursus h<text:span text:style-name="Default_20_Paragraph_20_Font"><text:span text:style-name="T15">a</text:span></text:span>c in Ioco qui principio leviter sudant uti-<text:line-break/>nis coctis supervacaneum est. Nempe et deuri et absque<text:line-break/>iudicatione refrigerari, perimere hominem sufficiunt; deinde<text:line-break/>et celeriter peruri; veluti et quae funt alterius principii,<text:line-break/>nimirum cerebri, per se ipsa aegrum corrumpere queunt;<text:line-break/>de quibus ita fcrspsit, torpidi item comatosique et con-</text:p>
      <text:p text:style-name="P3">vulsivi perniciose habent. Ab his ergo utrisque principio<text:line-break/>leviter <text:span text:style-name="Default_20_Paragraph_20_Font"><text:span text:style-name="T15">s</text:span></text:span>udantes cum urinis coctis scripsit, quod perinde<text:line-break/>est atque quispiam dicat in periculo mortis videri homi-<text:line-break/>nem, quoniam et cerebri membrana perforata sit et tbo-<text:line-break/>rax con solius atque in coxa ulcusculum aeger habuerit;<text:line-break/>aut si quis periclitari hominem dicat propter hydropem et<text:line-break/>unguium abscess<text:span text:style-name="Default_20_Paragraph_20_Font"><text:span text:style-name="T15">u</text:span></text:span>m. Quidnam proinde adhuc desideremus,<text:line-break/>quasnam dicat urinas coctas? de quibus antea dixi a Rufo<text:line-break/>Ephesio ^euxidem empiricum increpatum fuisse ; nempe<text:line-break/>falsum esse id, neque malum esse aliquod, ubi tales uri-<text:line-break/>nae factae fuerint; verum autem esse quod laboriosae<text:line-break/>urinae malum aliquod significent; nempe eas indicari,<text:line-break/>quae cum labore excernuntur. Secundo vero loco fori-<text:line-break/>ptum hoc de urinis coctis in utraque sententia aeque<text:line-break/>sermonem vitiasse non amplius credibile est, ut Rufus<text:line-break/>censuit ^euxin redarguens. Sed forsan auctor coctas<text:line-break/>urinas crassas et albas vocavit, quoniam sedi mentum hujus-</text:p>
      <text:p text:style-name="P3">modi et in vere coctis urinis vidit; quae vero returbatae<text:line-break/>iument<text:span text:style-name="Default_20_Paragraph_20_Font"><text:span text:style-name="T15">o</text:span></text:span>rum modo , non coctas.</text:p>
      <text:h text:style-name="Heading_20_2" text:outline-level="2">CV.</text:h>
      <text:p text:style-name="P4">U<text:span text:style-name="Default_20_Paragraph_20_Font"><text:span text:style-name="T15">terum gerentibus capitis dolores cum supore et gravi-<text:line-break/></text:span></text:span>s<text:span text:style-name="Default_20_Paragraph_20_Font"><text:span text:style-name="T15">ate oborientes mali sunt; fert asus autem et his con-<text:line-break/>vulst</text:span></text:span>u<text:span text:style-name="Default_20_Paragraph_20_Font"><text:span text:style-name="T15">um quid pati</text:span></text:span> c<text:span text:style-name="Default_20_Paragraph_20_Font"><text:span text:style-name="T15">ontingit.</text:span></text:span></text:p>
      <text:p text:style-name="P1">Quidam rursus praesentem nominum constructionem<text:line-break/>soloecismum habere videntes verbum his permutaverat,<text:line-break/>talem efficientes dictionem : forsitan vero et haec convul-<text:line-break/>sionum aliquid pati juvat; verum ut antea retuli, dum in-<text:line-break/>telligentia ipsa maneat, scribere unicuique suo arbitratu<text:line-break/>concedentes, de eorum quae restru<text:span text:style-name="Default_20_Paragraph_20_Font"><text:span text:style-name="T15">a</text:span></text:span>tur veritate dissera-<text:line-break/>mus. At de ea certe jam disserere non sinit dictioni ad-<text:line-break/>jacens nomen <text:span text:style-name="Default_20_Paragraph_20_Font"><text:span text:style-name="T19">ἐπιφόροισι</text:span></text:span><text:span text:style-name="Default_20_Paragraph_20_Font"><text:span text:style-name="T24">, </text:span></text:span>id est <text:span text:style-name="Default_20_Paragraph_20_Font"><text:span text:style-name="T15">uterum gerentibus</text:span></text:span>, quod<text:line-break/>explicatione egeI. Non solum etenim nominum inusita-<text:line-break/>tam compositionem dictionibus in singulis excogitare con-</text:p>
      <text:p text:style-name="P3">tendit auctor, verum quoque et ex nominibus ipsis unum<text:line-break/>duntaxat atque interdum et duo et tria inserit vel plane<text:line-break/>peregrina vel non in eo significatu, qui apud Graecos usui<text:line-break/>fuit; quidam igitur <text:span text:style-name="Default_20_Paragraph_20_Font"><text:span text:style-name="T19">ἐπιφόρους</text:span></text:span><text:span text:style-name="Default_20_Paragraph_20_Font"><text:span text:style-name="T24">, </text:span></text:span>gravidas eas, quae non<text:line-break/>longe a conceptione abfunt intellexerunt; alii prompte<text:line-break/>concipientes atque assidue uterum gerentes. Inquit igi-<text:line-break/>tur: <text:span text:style-name="Default_20_Paragraph_20_Font"><text:span text:style-name="T15">st capitis dolores suporesuue cum gravitate stant , </text:span></text:span>usa<text:line-break/>t<text:span text:style-name="Default_20_Paragraph_20_Font"><text:span text:style-name="T15">iost exstant. </text:span></text:span>Sed commune omnium ita habentium no-<text:line-break/>men <text:span text:style-name="Default_20_Paragraph_20_Font"><text:span text:style-name="T19">ἐπιφόρους</text:span></text:span><text:span text:style-name="Default_20_Paragraph_20_Font"><text:span text:style-name="T24"> </text:span></text:span>adjecit; quomodo et orationem, cum gra-<text:line-break/>vitate, ut pervestigemus, utrumne praeter id, quod la-<text:line-break/>boranti totum corpus grave videatur, id adfecerit vel ca-<text:line-break/>pilis dolores cum capitis gravitate vel soporem cum gra-<text:line-break/>vitate. Sed ubi quis universa haec transcurrere, ad prae-<text:line-break/>dictionem nihilo plus assequetur, neque secundum hunc<text:line-break/>scriptorem , inquit ergo : f<text:span text:style-name="Default_20_Paragraph_20_Font"><text:span text:style-name="T15">orsitan vero et his conoulst</text:span></text:span>n<text:span text:style-name="Default_20_Paragraph_20_Font"><text:span text:style-name="T15">um<text:line-break/>quid pati contingit.</text:span></text:span> Q<text:span text:style-name="Default_20_Paragraph_20_Font"><text:span text:style-name="T15">u</text:span></text:span>um autem virum audieris dicen-<text:line-break/>tem , forsitan atque ex particularibus tanquam universa-<text:line-break/>lem inconsulto fecisse orationem, raro rem usu evenire</text:p>
      <text:p text:style-name="P3">liquido cognoscas; quae vero raro contingunt, a prorrhe-<text:line-break/>tica speculatione descivisse saepius tibi diximus. Nam si<text:line-break/>tanquam contingentia fieri quis dixerit, saepius jam au-<text:line-break/>divisit affectum cerebrum posse quodvis <text:span text:style-name="Default_20_Paragraph_20_Font"><text:span text:style-name="T15">s</text:span></text:span>ymptoma vel in<text:line-break/>sensibus vel voluntariis motionibus comitari; si vero tan-<text:line-break/>quam saepius fieri, non solum non fit saepius, fed neque<text:line-break/>ambigue, quod nunc dixit.</text:p>
      <text:h text:style-name="Heading_20_2" text:outline-level="2"><text:bookmark-start text:name="bookmark48"/><text:span text:style-name="Default_20_Paragraph_20_Font">CVI.</text:span><text:bookmark-end text:name="bookmark48"/></text:h>
      <text:p text:style-name="P4"><text:span text:style-name="Default_20_Paragraph_20_Font"><text:span text:style-name="T15">Dol</text:span></text:span>o<text:span text:style-name="Default_20_Paragraph_20_Font"><text:span text:style-name="T15">res in fe</text:span></text:span>ra<text:span text:style-name="Default_20_Paragraph_20_Font"><text:span text:style-name="T15">cibus gracilibus sufocantes convulstvum quid<text:line-break/>habent, tum alias tum a capite oborti; ut et</text:span></text:span> T<text:span text:style-name="Default_20_Paragraph_20_Font"><text:span text:style-name="T15">hrasu-<text:line-break/>nontle consobrinae obtigit.</text:span></text:span></text:p>
      <text:p text:style-name="P1">Ex hac quoque dictione librum hunc non esse legi-<text:line-break/>timnm Hippocrate quis dixerit, ubi inquit <text:span text:style-name="Default_20_Paragraph_20_Font"><text:span text:style-name="T19">φάρυχγι</text:span></text:span><text:span text:style-name="Default_20_Paragraph_20_Font"><text:span text:style-name="T24"> </text:span></text:span><text:span text:style-name="Default_20_Paragraph_20_Font"><text:span text:style-name="T19">ἰσχνόῆ</text:span></text:span><text:span text:style-name="Default_20_Paragraph_20_Font"><text:span text:style-name="T24"><text:line-break/></text:span></text:span>id est <text:span text:style-name="Default_20_Paragraph_20_Font"><text:span text:style-name="T15">faucibus gracilibus.</text:span></text:span> Nempe scripturam hanc ha-<text:line-break/>hent tum antiqua exemplaria omnia tum interpretum com-<text:line-break/>mensarii ; nisi scribent<text:span text:style-name="Default_20_Paragraph_20_Font"><text:span text:style-name="T15">i</text:span></text:span>s vitio id vertatur, quomodo et alia</text:p>
      <text:p text:style-name="P3">multa in exemplaribus multis vitiata reperiuntur. Arte-<text:line-break/>midorus tamen et Diofcorides manifeste <text:span text:style-name="Default_20_Paragraph_20_Font"><text:span text:style-name="T19">φάρυγγι</text:span></text:span><text:span text:style-name="Default_20_Paragraph_20_Font"><text:span text:style-name="T24"> </text:span></text:span><text:span text:style-name="Default_20_Paragraph_20_Font"><text:span text:style-name="T19">ἰσχνἢ</text:span></text:span><text:span text:style-name="Default_20_Paragraph_20_Font"><text:span text:style-name="T24"><text:line-break/></text:span></text:span>scripserunt, nempe quod <text:span text:style-name="Default_20_Paragraph_20_Font"><text:span text:style-name="T19">φάρυγὶ</text:span></text:span><text:span text:style-name="Default_20_Paragraph_20_Font"><text:span text:style-name="T24">; </text:span></text:span>femineo scribatur ge-<text:line-break/>nere, superioribus omnibus est consessum. t Reperitur quo-<text:line-break/>que et in hac dictione <text:span text:style-name="Default_20_Paragraph_20_Font"><text:span text:style-name="T19">φάρυγ</text:span></text:span><text:span text:style-name="Default_20_Paragraph_20_Font"><text:span text:style-name="T24">^ </text:span></text:span><text:span text:style-name="Default_20_Paragraph_20_Font"><text:span text:style-name="T19">ἐπώδυνος</text:span></text:span><text:span text:style-name="Default_20_Paragraph_20_Font"><text:span text:style-name="T24"> </text:span></text:span><text:span text:style-name="Default_20_Paragraph_20_Font"><text:span text:style-name="T19">ἰσχὴ</text:span></text:span><text:span text:style-name="Default_20_Paragraph_20_Font"><text:span text:style-name="T24">, </text:span></text:span><text:span text:style-name="Default_20_Paragraph_20_Font"><text:span text:style-name="T19">μετἀ</text:span></text:span><text:span text:style-name="Default_20_Paragraph_20_Font"><text:span text:style-name="T24"> </text:span></text:span><text:span text:style-name="Default_20_Paragraph_20_Font"><text:span text:style-name="T19">δυσφο</text:span></text:span><text:span text:style-name="Default_20_Paragraph_20_Font"><text:span text:style-name="T24">-<text:line-break/></text:span></text:span><text:span text:style-name="Default_20_Paragraph_20_Font"><text:span text:style-name="T19">ρίης</text:span></text:span><text:span text:style-name="Default_20_Paragraph_20_Font"><text:span text:style-name="T24"> </text:span></text:span><text:span text:style-name="Default_20_Paragraph_20_Font"><text:span text:style-name="T19">πνιγὼδης</text:span></text:span><text:span text:style-name="Default_20_Paragraph_20_Font"><text:span text:style-name="T24">, </text:span></text:span>id est <text:span text:style-name="Default_20_Paragraph_20_Font"><text:span text:style-name="T15">fauces graciles dolentes cum</text:span></text:span> j<text:span text:style-name="Default_20_Paragraph_20_Font"><text:span text:style-name="T15">acta-<text:line-break/>tione, strangul</text:span></text:span>a<text:span text:style-name="Default_20_Paragraph_20_Font"><text:span text:style-name="T15">ntes. </text:span></text:span>Quod autem aegros cernens, con-<text:line-break/>cursiones horum scripserit, neque ex iis quae viderit se<text:line-break/>ipsum instr<text:span text:style-name="Default_20_Paragraph_20_Font"><text:span text:style-name="T15">u</text:span></text:span>xerit, neque ad universale particularia redu-<text:line-break/>xerit vel ex hoc palem fecit. Fauces enim non semel<text:line-break/>memoravit, veluti i<text:span text:style-name="Default_20_Paragraph_20_Font"><text:span text:style-name="T15">n</text:span></text:span> pr<text:span text:style-name="Default_20_Paragraph_20_Font"><text:span text:style-name="T15">a</text:span></text:span>g Hostico Hippocrates fecit, omnia<text:line-break/>quae de eis sun<text:span text:style-name="Default_20_Paragraph_20_Font"><text:span text:style-name="T15">t ,</text:span></text:span> continuata serie et non saepius peron<text:span text:style-name="Default_20_Paragraph_20_Font"><text:span text:style-name="T15">e</text:span></text:span>i-<text:line-break/>reus , alias in alia libri parte. Quod ergo in praesenti<text:line-break/>dictione ait auctor, si saepius seorsum dictorum memor<text:line-break/>fueris, etiam in hac cognosces, quonam pacto ex invento<text:line-break/>particulari in enuncialionem ire universalem ausus sit,<text:line-break/>nominatim Thrasynontis fratris siliam perstringens, in qua<text:line-break/>scriptam concursionem conspexit.</text:p>
      <text:h text:style-name="P24" text:outline-level="2"><text:span text:style-name="Default_20_Paragraph_20_Font">CUII.</text:span></text:h>
      <text:p text:style-name="P4"><text:span text:style-name="Default_20_Paragraph_20_Font"><text:span text:style-name="T11">T</text:span></text:span><text:span text:style-name="Default_20_Paragraph_20_Font"><text:span text:style-name="T14">remores convulsuri cont</text:span></text:span><text:span text:style-name="Default_20_Paragraph_20_Font"><text:span text:style-name="T11">i</text:span></text:span><text:span text:style-name="Default_20_Paragraph_20_Font"><text:span text:style-name="T14">ngente</text:span></text:span><text:span text:style-name="Default_20_Paragraph_20_Font"><text:span text:style-name="T11">s </text:span></text:span><text:span text:style-name="Default_20_Paragraph_20_Font"><text:span text:style-name="T14">in: sud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bus rever</text:span></text:span><text:span text:style-name="Default_20_Paragraph_20_Font"><text:span text:style-name="T11">ti su-<text:line-break/></text:span></text:span><text:span text:style-name="Default_20_Paragraph_20_Font"><text:span text:style-name="T14">lent, . his judica</text:span></text:span><text:span text:style-name="Default_20_Paragraph_20_Font"><text:span text:style-name="T11">ti</text:span></text:span><text:span text:style-name="Default_20_Paragraph_20_Font"><text:span text:style-name="T14">o evenit, abisuperr</text:span></text:span><text:span text:style-name="Default_20_Paragraph_20_Font"><text:span text:style-name="T11">i</text:span></text:span><text:span text:style-name="Default_20_Paragraph_20_Font"><text:span text:style-name="T14">guerint;superri-<text:line-break/>gen</text:span></text:span><text:span text:style-name="Default_20_Paragraph_20_Font"><text:span text:style-name="T11">t </text:span></text:span><text:span text:style-name="Default_20_Paragraph_20_Font"><text:span text:style-name="T14">hi ardore circa ven</text:span></text:span><text:span text:style-name="Default_20_Paragraph_20_Font"><text:span text:style-name="T11">t</text:span></text:span><text:span text:style-name="Default_20_Paragraph_20_Font"><text:span text:style-name="T14">re</text:span></text:span><text:span text:style-name="Default_20_Paragraph_20_Font"><text:span text:style-name="T11">m </text:span></text:span><text:span text:style-name="Default_20_Paragraph_20_Font"><text:span text:style-name="T14">pr</text:span></text:span><text:span text:style-name="Default_20_Paragraph_20_Font"><text:span text:style-name="T11">o</text:span></text:span><text:span text:style-name="Default_20_Paragraph_20_Font"><text:span text:style-name="T14">v</text:span></text:span><text:span text:style-name="Default_20_Paragraph_20_Font"><text:span text:style-name="T11">o</text:span></text:span><text:span text:style-name="Default_20_Paragraph_20_Font"><text:span text:style-name="T14">cati.</text:span></text:span></text:p>
      <text:p text:style-name="P1"><text:span text:style-name="Default_20_Paragraph_20_Font"><text:span text:style-name="T11">Dictionem hanc quidam in duas dispertiunt orationes,<text:line-break/>unam quidem, quae .ita habeat:.. </text:span></text:span><text:span text:style-name="Default_20_Paragraph_20_Font"><text:span text:style-name="T18">τὰ</text:span></text:span><text:span text:style-name="Default_20_Paragraph_20_Font"><text:span text:style-name="T12"> </text:span></text:span><text:span text:style-name="Default_20_Paragraph_20_Font"><text:span text:style-name="T18">τρομώδεα</text:span></text:span><text:span text:style-name="Default_20_Paragraph_20_Font"><text:span text:style-name="T12"> </text:span></text:span><text:span text:style-name="Default_20_Paragraph_20_Font"><text:span text:style-name="T18">σπαημώδεα</text:span></text:span><text:span text:style-name="Default_20_Paragraph_20_Font"><text:span text:style-name="T12"><text:line-break/></text:span></text:span><text:span text:style-name="Default_20_Paragraph_20_Font"><text:span text:style-name="T18">γενόμενα</text:span></text:span><text:span text:style-name="Default_20_Paragraph_20_Font"><text:span text:style-name="T12">, </text:span></text:span><text:span text:style-name="Default_20_Paragraph_20_Font"><text:span text:style-name="T11">id est. </text:span></text:span><text:span text:style-name="Default_20_Paragraph_20_Font"><text:span text:style-name="T14">tre</text:span></text:span><text:span text:style-name="Default_20_Paragraph_20_Font"><text:span text:style-name="T11">m</text:span></text:span><text:span text:style-name="Default_20_Paragraph_20_Font"><text:span text:style-name="T14">ula convulsar</text:span></text:span><text:span text:style-name="Default_20_Paragraph_20_Font"><text:span text:style-name="T11">i</text:span></text:span><text:span text:style-name="Default_20_Paragraph_20_Font"><text:span text:style-name="T14">afac</text:span></text:span><text:span text:style-name="Default_20_Paragraph_20_Font"><text:span text:style-name="T11">t</text:span></text:span><text:span text:style-name="Default_20_Paragraph_20_Font"><text:span text:style-name="T14">a;</text:span></text:span><text:span text:style-name="Default_20_Paragraph_20_Font"><text:span text:style-name="T11"> fatentur vero<text:line-break/>.hi orationem hanc. mancam esse, subaudiendumque alis<text:line-break/>quid, de quo paulo. post dicam, volunt Alteram oratio-<text:line-break/>nem principio alter</text:span></text:span><text:span text:style-name="Default_20_Paragraph_20_Font"><text:span text:style-name="T14">a</text:span></text:span><text:span text:style-name="Default_20_Paragraph_20_Font"><text:span text:style-name="T11"> efficiu</text:span></text:span><text:span text:style-name="Default_20_Paragraph_20_Font"><text:span text:style-name="T14">n</text:span></text:span><text:span text:style-name="Default_20_Paragraph_20_Font"><text:span text:style-name="T11">t, </text:span></text:span><text:span text:style-name="Default_20_Paragraph_20_Font"><text:span text:style-name="T18">τὰ</text:span></text:span><text:span text:style-name="Default_20_Paragraph_20_Font"><text:span text:style-name="T12"> </text:span></text:span><text:span text:style-name="Default_20_Paragraph_20_Font"><text:span text:style-name="T18">ἐφἈδρῶσ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cum<text:line-break/>sud</text:span></text:span><text:span text:style-name="Default_20_Paragraph_20_Font"><text:span text:style-name="T11">ori</text:span></text:span><text:span text:style-name="Default_20_Paragraph_20_Font"><text:span text:style-name="T14">bu</text:span></text:span><text:span text:style-name="Default_20_Paragraph_20_Font"><text:span text:style-name="T11">s, redire con fu eta judicatio his evenit, si fuper-<text:line-break/>riguerint. . Qui vero . orationem utramque connectunt, sine<text:line-break/>articulo </text:span></text:span><text:span text:style-name="Default_20_Paragraph_20_Font"><text:span text:style-name="T18">τὰ</text:span></text:span><text:span text:style-name="Default_20_Paragraph_20_Font"><text:span text:style-name="T12"> </text:span></text:span><text:span text:style-name="Default_20_Paragraph_20_Font"><text:span text:style-name="T11">.scribunt, tremula convulsoria facta, cum fu-<text:line-break/>floribus redire consueverunt ; id quod quia falsum sit, ab<text:line-break/>expositoribus est damnatum; alterum vero quod mancum.<text:line-break/>At quod dictioni deest, scribentis delicto id accidisse pot-.<text:line-break/>est ; falsitas autem ipfa nullam admittit excusationem.</text:span></text:span></text:p>
      <text:p text:style-name="P3"><text:span text:style-name="Default_20_Paragraph_20_Font"><text:span text:style-name="T11">Nempe quod tremula co</text:span></text:span><text:span text:style-name="Default_20_Paragraph_20_Font"><text:span text:style-name="T14">n</text:span></text:span><text:span text:style-name="Default_20_Paragraph_20_Font"><text:span text:style-name="T11">vulsoria facta cum sudoribus<text:line-break/>redire consueverint, falsum est, quum redire no</text:span></text:span><text:span text:style-name="Default_20_Paragraph_20_Font"><text:span text:style-name="T14">n</text:span></text:span><text:span text:style-name="Default_20_Paragraph_20_Font"><text:span text:style-name="T11"> consue-<text:line-break/>verius, fed letalia existant, sive eum sudore fiant sive non.<text:line-break/>Considerabimus igitur ea quae hi dicunt , tremula convul-.<text:line-break/>foria facta .mortem inferunt, aut tremula vel convulsoria.<text:line-break/>per fe legi praecipientes. Nempe et hoc intelligi pacto<text:line-break/>posse- inquiunt, tremula convulsoria sueta mortem inserunt;<text:line-break/>posse autem et in hunc modum; tremula vel convulsoria,<text:line-break/>si fuerint, prava existuut.; .ut prius quidem plane perfe-:<text:line-break/>etam abfolutamque ex tremulis in convulsoria degenera-<text:line-break/>tionem doceat; posterius vero, tremulis pathematibus ubi<text:line-break/>supervenerit convulsuri um , scqui mortem. Utrumque si-<text:line-break/>quidem est letale ; fed prius quidem tanquam tremulis ad<text:line-break/>convnlforia ante hominis mortem transmigrantibus; postea<text:line-break/>rina vero tanquam plane cum hoc factis , .atque ubi firma<text:line-break/>fuerint, mortem inferentibus. Cui vero haec placent, ipsis<text:line-break/>licet uti. Ego autem ad eos pergam, qui principio al-</text:span></text:span></text:p>
      <text:p text:style-name="P3"><text:span text:style-name="Default_20_Paragraph_20_Font"><text:span text:style-name="T11">lero sententiam cum articulo </text:span></text:span><text:span text:style-name="Default_20_Paragraph_20_Font"><text:span text:style-name="T18">τὰ</text:span></text:span><text:span text:style-name="Default_20_Paragraph_20_Font"><text:span text:style-name="T12"> </text:span></text:span><text:span text:style-name="Default_20_Paragraph_20_Font"><text:span text:style-name="T11">legunt </text:span></text:span><text:span text:style-name="Default_20_Paragraph_20_Font"><text:span text:style-name="T12">:</text:span></text:span><text:span text:style-name="Default_20_Paragraph_20_Font"><text:span text:style-name="T18">τὰ</text:span></text:span><text:span text:style-name="Default_20_Paragraph_20_Font"><text:span text:style-name="T12"> </text:span></text:span><text:span text:style-name="Default_20_Paragraph_20_Font"><text:span text:style-name="T18">ἐφ</text:span></text:span><text:span text:style-name="Default_20_Paragraph_20_Font"><text:span text:style-name="T12"> </text:span></text:span><text:span text:style-name="Default_20_Paragraph_20_Font"><text:span text:style-name="T18">ἱδρῶσι</text:span></text:span><text:span text:style-name="Default_20_Paragraph_20_Font"><text:span text:style-name="T12"><text:line-break/></text:span></text:span><text:span text:style-name="Default_20_Paragraph_20_Font"><text:span text:style-name="T18">φιλύπόστῥοφα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cum sudo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redire consue</text:span></text:span><text:span text:style-name="Default_20_Paragraph_20_Font"><text:span text:style-name="T11">t</text:span></text:span><text:span text:style-name="Default_20_Paragraph_20_Font"><text:span text:style-name="T14">a</text:span></text:span><text:span text:style-name="Default_20_Paragraph_20_Font"><text:span text:style-name="T11"> ; deinde<text:line-break/>fubticentibus nobis et p</text:span></text:span><text:span text:style-name="Default_20_Paragraph_20_Font"><text:span text:style-name="T14">o</text:span></text:span><text:span text:style-name="Default_20_Paragraph_20_Font"><text:span text:style-name="T11">stea legentibus iudicatio his eve- .<text:line-break/>nixi si superriguerint, ut </text:span></text:span><text:span text:style-name="Default_20_Paragraph_20_Font"><text:span text:style-name="T14">t</text:span></text:span><text:span text:style-name="Default_20_Paragraph_20_Font"><text:span text:style-name="T11">emno hujusmodi sit; cum fiu-<text:line-break/>dore quiescere vi</text:span></text:span><text:span text:style-name="Default_20_Paragraph_20_Font"><text:span text:style-name="T14">t</text:span></text:span><text:span text:style-name="Default_20_Paragraph_20_Font"><text:span text:style-name="T11">a pathemata, rurfumque .revertentia et<text:line-break/>ru</text:span></text:span><text:span text:style-name="Default_20_Paragraph_20_Font"><text:span text:style-name="T14">ct</text:span></text:span><text:span text:style-name="Default_20_Paragraph_20_Font"><text:span text:style-name="T11">um ignescentia, ac iterum sudoribus solvi visis, veram<text:line-break/>certamque habent solutionem judiciumque, ubi super</text:span></text:span><text:span text:style-name="Default_20_Paragraph_20_Font"><text:span text:style-name="T14">v</text:span></text:span><text:span text:style-name="Default_20_Paragraph_20_Font"><text:span text:style-name="T11">i-<text:line-break/>guerint. Quod autem deiecte dicitur, </text:span></text:span><text:span text:style-name="Default_20_Paragraph_20_Font"><text:span text:style-name="T14">t</text:span></text:span><text:span text:style-name="Default_20_Paragraph_20_Font"><text:span text:style-name="T11">uperrigent hi prae-<text:line-break/>cluso in ventre ardore, ejusmodi habebit sententiam;<text:line-break/>ventris aestus antecedit, si praememoratis superventurus<text:line-break/>sit rigor.</text:span></text:span></text:p>
      <text:h text:style-name="Heading_20_2" text:outline-level="2"><text:span text:style-name="Default_20_Paragraph_20_Font">CURI.</text:span></text:h>
      <text:p text:style-name="P4"><text:span text:style-name="Default_20_Paragraph_20_Font"><text:span text:style-name="T14">Lu</text:span></text:span><text:span text:style-name="Default_20_Paragraph_20_Font"><text:span text:style-name="T11">m</text:span></text:span><text:span text:style-name="Default_20_Paragraph_20_Font"><text:span text:style-name="T14">borum dolor. et cap</text:span></text:span><text:span text:style-name="Default_20_Paragraph_20_Font"><text:span text:style-name="T11">i</text:span></text:span><text:span text:style-name="Default_20_Paragraph_20_Font"><text:span text:style-name="T14">t</text:span></text:span><text:span text:style-name="Default_20_Paragraph_20_Font"><text:span text:style-name="T11">is </text:span></text:span><text:span text:style-name="Default_20_Paragraph_20_Font"><text:span text:style-name="T14">do</text:span></text:span><text:span text:style-name="Default_20_Paragraph_20_Font"><text:span text:style-name="T11">l</text:span></text:span><text:span text:style-name="Default_20_Paragraph_20_Font"><text:span text:style-name="T14">or et c</text:span></text:span><text:span text:style-name="Default_20_Paragraph_20_Font"><text:span text:style-name="T11">o</text:span></text:span><text:span text:style-name="Default_20_Paragraph_20_Font"><text:span text:style-name="T14">rd</text:span></text:span><text:span text:style-name="Default_20_Paragraph_20_Font"><text:span text:style-name="T11">is </text:span></text:span><text:span text:style-name="Default_20_Paragraph_20_Font"><text:span text:style-name="T14">do</text:span></text:span><text:span text:style-name="Default_20_Paragraph_20_Font"><text:span text:style-name="T11">l</text:span></text:span><text:span text:style-name="Default_20_Paragraph_20_Font"><text:span text:style-name="T14">or, cu</text:span></text:span><text:span text:style-name="Default_20_Paragraph_20_Font"><text:span text:style-name="T11">m<text:line-break/></text:span></text:span><text:span text:style-name="Default_20_Paragraph_20_Font"><text:span text:style-name="T14">excreatu violen</text:span></text:span><text:span text:style-name="Default_20_Paragraph_20_Font"><text:span text:style-name="T11">t</text:span></text:span><text:span text:style-name="Default_20_Paragraph_20_Font"><text:span text:style-name="T14">o , convulstvum quidda</text:span></text:span><text:span text:style-name="Default_20_Paragraph_20_Font"><text:span text:style-name="T11">m </text:span></text:span><text:span text:style-name="Default_20_Paragraph_20_Font"><text:span text:style-name="T14">habe</text:span></text:span><text:span text:style-name="Default_20_Paragraph_20_Font"><text:span text:style-name="T11">t ; </text:span></text:span><text:span text:style-name="Default_20_Paragraph_20_Font"><text:span text:style-name="T14">submu-<text:line-break/>tu</text:span></text:span><text:span text:style-name="Default_20_Paragraph_20_Font"><text:span text:style-name="T11">m</text:span></text:span><text:span text:style-name="Default_20_Paragraph_20_Font"><text:span text:style-name="T14">que cum</text:span></text:span><text:span text:style-name="Default_20_Paragraph_20_Font"><text:span text:style-name="T11"> i</text:span></text:span><text:span text:style-name="Default_20_Paragraph_20_Font"><text:span text:style-name="T14">udica</text:span></text:span><text:span text:style-name="Default_20_Paragraph_20_Font"><text:span text:style-name="T11">ti</text:span></text:span><text:span text:style-name="Default_20_Paragraph_20_Font"><text:span text:style-name="T14">one r</text:span></text:span><text:span text:style-name="Default_20_Paragraph_20_Font"><text:span text:style-name="T11">i</text:span></text:span><text:span text:style-name="Default_20_Paragraph_20_Font"><text:span text:style-name="T14">gorem.</text:span></text:span></text:p>
      <text:p text:style-name="P2"><text:span text:style-name="Default_20_Paragraph_20_Font"><text:span text:style-name="T11">Quidam sententiam coniunctione </text:span></text:span><text:span text:style-name="Default_20_Paragraph_20_Font"><text:span text:style-name="T14">et</text:span></text:span><text:span text:style-name="Default_20_Paragraph_20_Font"><text:span text:style-name="T11"> semel.scripta ex.-<text:line-break/>ponunt, convulsivum quippiam habere non ex praedictis<text:line-break/>quatuor fieri, sest ad veritatem de .omnibus praedici voo<text:line-break/>lentes ; quatuor dico, lumborum dolorem, cephalalgiam et<text:line-break/>cardialgiam et violentum excreatum, ita fit ut hoc. scri-t<text:line-break/>haut modo: </text:span></text:span><text:span text:style-name="Default_20_Paragraph_20_Font"><text:span text:style-name="T14">lumb</text:span></text:span><text:span text:style-name="Default_20_Paragraph_20_Font"><text:span text:style-name="T11">o</text:span></text:span><text:span text:style-name="Default_20_Paragraph_20_Font"><text:span text:style-name="T14">ru</text:span></text:span><text:span text:style-name="Default_20_Paragraph_20_Font"><text:span text:style-name="T11">m </text:span></text:span><text:span text:style-name="Default_20_Paragraph_20_Font"><text:span text:style-name="T14">dol</text:span></text:span><text:span text:style-name="Default_20_Paragraph_20_Font"><text:span text:style-name="T11">o</text:span></text:span><text:span text:style-name="Default_20_Paragraph_20_Font"><text:span text:style-name="T14">r,. capi</text:span></text:span><text:span text:style-name="Default_20_Paragraph_20_Font"><text:span text:style-name="T11">t</text:span></text:span><text:span text:style-name="Default_20_Paragraph_20_Font"><text:span text:style-name="T14">e- et st</text:span></text:span><text:span text:style-name="Default_20_Paragraph_20_Font"><text:span text:style-name="T11">o</text:span></text:span><text:span text:style-name="Default_20_Paragraph_20_Font"><text:span text:style-name="T14">ma</text:span></text:span><text:span text:style-name="Default_20_Paragraph_20_Font"><text:span text:style-name="T11">c</text:span></text:span><text:span text:style-name="Default_20_Paragraph_20_Font"><text:span text:style-name="T14">h</text:span></text:span><text:span text:style-name="Default_20_Paragraph_20_Font"><text:span text:style-name="T11">o </text:span></text:span><text:span text:style-name="Default_20_Paragraph_20_Font"><text:span text:style-name="T14">dolent</text:span></text:span><text:span text:style-name="Default_20_Paragraph_20_Font"><text:span text:style-name="T11">i.<text:line-break/>Alii coniunctionem </text:span></text:span><text:span text:style-name="Default_20_Paragraph_20_Font"><text:span text:style-name="T14">ec</text:span></text:span><text:span text:style-name="Default_20_Paragraph_20_Font"><text:span text:style-name="T11">his scribunt; quo ego modo proti-<text:line-break/>nus ab initioscripsi, propterea quod exemplaria complura<text:line-break/>ita habeant. Descriptio autem tale quippiam indicabit:<text:line-break/></text:span></text:span><text:span text:style-name="Default_20_Paragraph_20_Font"><text:span text:style-name="T14">lu</text:span></text:span><text:span text:style-name="Default_20_Paragraph_20_Font"><text:span text:style-name="T11">m</text:span></text:span><text:span text:style-name="Default_20_Paragraph_20_Font"><text:span text:style-name="T14">b</text:span></text:span><text:span text:style-name="Default_20_Paragraph_20_Font"><text:span text:style-name="T11">o</text:span></text:span><text:span text:style-name="Default_20_Paragraph_20_Font"><text:span text:style-name="T14">ru</text:span></text:span><text:span text:style-name="Default_20_Paragraph_20_Font"><text:span text:style-name="T11">m </text:span></text:span><text:span text:style-name="Default_20_Paragraph_20_Font"><text:span text:style-name="T14">dol</text:span></text:span><text:span text:style-name="Default_20_Paragraph_20_Font"><text:span text:style-name="T11">o</text:span></text:span><text:span text:style-name="Default_20_Paragraph_20_Font"><text:span text:style-name="T14">r</text:span></text:span><text:span text:style-name="Default_20_Paragraph_20_Font"><text:span text:style-name="T11">i, </text:span></text:span><text:span text:style-name="Default_20_Paragraph_20_Font"><text:span text:style-name="T14">si et cap</text:span></text:span><text:span text:style-name="Default_20_Paragraph_20_Font"><text:span text:style-name="T11">i</text:span></text:span><text:span text:style-name="Default_20_Paragraph_20_Font"><text:span text:style-name="T14">te d</text:span></text:span><text:span text:style-name="Default_20_Paragraph_20_Font"><text:span text:style-name="T11">o</text:span></text:span><text:span text:style-name="Default_20_Paragraph_20_Font"><text:span text:style-name="T14">luer</text:span></text:span><text:span text:style-name="Default_20_Paragraph_20_Font"><text:span text:style-name="T11">i</text:span></text:span><text:span text:style-name="Default_20_Paragraph_20_Font"><text:span text:style-name="T14">t :quiiijet sto</text:span></text:span><text:span text:style-name="Default_20_Paragraph_20_Font"><text:span text:style-name="T11">m</text:span></text:span><text:span text:style-name="Default_20_Paragraph_20_Font"><text:span text:style-name="T14">acho<text:line-break/>vel .cu</text:span></text:span><text:span text:style-name="Default_20_Paragraph_20_Font"><text:span text:style-name="T11">m </text:span></text:span><text:span text:style-name="Default_20_Paragraph_20_Font"><text:span text:style-name="T14">screa</text:span></text:span><text:span text:style-name="Default_20_Paragraph_20_Font"><text:span text:style-name="T11">t</text:span></text:span><text:span text:style-name="Default_20_Paragraph_20_Font"><text:span text:style-name="T14">u v</text:span></text:span><text:span text:style-name="Default_20_Paragraph_20_Font"><text:span text:style-name="T11">io</text:span></text:span><text:span text:style-name="Default_20_Paragraph_20_Font"><text:span text:style-name="T14">len</text:span></text:span><text:span text:style-name="Default_20_Paragraph_20_Font"><text:span text:style-name="T11">to , co</text:span></text:span><text:span text:style-name="Default_20_Paragraph_20_Font"><text:span text:style-name="T14">nvulsivu</text:span></text:span><text:span text:style-name="Default_20_Paragraph_20_Font"><text:span text:style-name="T11">m 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pp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m </text:span></text:span><text:span text:style-name="Default_20_Paragraph_20_Font"><text:span text:style-name="T14">habet;<text:line-break/></text:span></text:span><text:span text:style-name="Default_20_Paragraph_20_Font"><text:span text:style-name="T11">quamquam .et sententia ita scripta utrumque simul aegro-<text:line-break/>tanti . factum. .signisicare possit et lumborum dolorem, et<text:line-break/>cephalalgiam. Ego autem neque experientia neque rei<text:line-break/>natura convulsionem. praedictis consequentem esse pro-<text:line-break/>nunciare possum. Quin etiam auctor adjecit , convulsivum<text:line-break/>quippiam. habet , quod non idem est ac sist. dicas </text:span></text:span><text:span text:style-name="Default_20_Paragraph_20_Font"><text:span text:style-name="T14">t</text:span></text:span><text:span text:style-name="Default_20_Paragraph_20_Font"><text:span text:style-name="T11">ymptc-</text:span></text:span></text:p>
      <text:p text:style-name="P3"><text:span text:style-name="Default_20_Paragraph_20_Font"><text:span text:style-name="T11">mata hujusmodi oonvulsiva esse. Docui porro antea quod<text:line-break/>non similiter audire ..conveniat cautum hominem^ tales.<text:line-break/>expromentem voces et eum, .qui facile de particularibus<text:line-break/>tanquam universalibus pronunciat. Nam quum.temera-<text:line-break/>rius ille haesitans . dicat, . convulsivum -quippiam . habet; -vel<text:line-break/>exiguum esse v vel raro; contingere quod . dicitur ostendit..<text:line-break/>De singulorum autum, quaefn omnibus -tertii hujus com-<text:line-break/>m.entarii dictiouibusreferuntur, symptomatum virtute pau-<text:line-break/>cis quidem docui in horum .commentariorum primo et fe-<text:line-break/>cundo , longe autum lateque in. prognostici commentariis;<text:line-break/>uberius item ac. fusius. in libris de crisibus et symptoma-<text:line-break/>tum causis; non pauca quoque de .his in -libris epidemio-<text:line-break/>rum siunt enarrata. Satis ergo hoc loco fuerit solam sen-<text:line-break/>tentiam explicare atque. insuper verum ne an falsum sic<text:line-break/>quod enunclatur.iaun frequens aut ambiguum. aut rarum<text:line-break/>sententiam adiungere- .. Post orationem, convulsivumquip-<text:line-break/>piam habet-, fcriptumsest </text:span></text:span><text:span text:style-name="Default_20_Paragraph_20_Font"><text:span text:style-name="T18">ύπάφωνον</text:span></text:span><text:span text:style-name="Default_20_Paragraph_20_Font"><text:span text:style-name="T12"> </text:span></text:span><text:span text:style-name="Default_20_Paragraph_20_Font"><text:span text:style-name="T11">-numen:, id est </text:span></text:span><text:span text:style-name="Default_20_Paragraph_20_Font"><text:span text:style-name="T14">submu-</text:span></text:span></text:p>
      <text:p text:style-name="P3"><text:span text:style-name="Default_20_Paragraph_20_Font"><text:span text:style-name="T14">tum</text:span></text:span><text:span text:style-name="Default_20_Paragraph_20_Font"><text:span text:style-name="T11">, quod quidam cum praedictis connectunt, ita ut fiat<text:line-break/>talis dictio, convulsi.vum quippiam: habet. submutum. . Alli<text:line-break/>principium sententiae .quae infertur esse -existimant, coum<text:line-break/>mntantque iterum hi ipsi sententiam; nempe aliilsine ar-<text:line-break/>ticulo scribunt, alii.neutrum articulum adjungunt,. talem<text:line-break/>fabricantes dictionem, </text:span></text:span><text:span text:style-name="Default_20_Paragraph_20_Font"><text:span text:style-name="T18">τὸ</text:span></text:span><text:span text:style-name="Default_20_Paragraph_20_Font"><text:span text:style-name="T12"> </text:span></text:span><text:span text:style-name="Default_20_Paragraph_20_Font"><text:span text:style-name="T18">ύπάφωνον</text:span></text:span><text:span text:style-name="Default_20_Paragraph_20_Font"><text:span text:style-name="T12">,</text:span></text:span><text:span text:style-name="Default_20_Paragraph_20_Font"><text:span text:style-name="T18">υ</text:span></text:span><text:span text:style-name="Default_20_Paragraph_20_Font"><text:span text:style-name="T12"> </text:span></text:span><text:span text:style-name="Default_20_Paragraph_20_Font"><text:span text:style-name="T11">d est siubmutus cum<text:line-break/>iudicatione rigor,: ventris dejectiones sublividae, turba-<text:line-break/>tionis plenae et. .urinae tenues. .. Quidam .legunt per su,.<text:line-break/>cum iudicatione. rigor , neque cum praedictis neque. cum<text:line-break/>sequentibus ordinantes. Alii totam scntentiam commutant,<text:line-break/>atque ita scribunt: </text:span></text:span><text:span text:style-name="Default_20_Paragraph_20_Font"><text:span text:style-name="T18">ύπόφοβον</text:span></text:span><text:span text:style-name="Default_20_Paragraph_20_Font"><text:span text:style-name="T12"> </text:span></text:span><text:span text:style-name="Default_20_Paragraph_20_Font"><text:span text:style-name="T18">ἅμα</text:span></text:span><text:span text:style-name="Default_20_Paragraph_20_Font"><text:span text:style-name="T12"> </text:span></text:span><text:span text:style-name="Default_20_Paragraph_20_Font"><text:span text:style-name="T18">κρίσει</text:span></text:span><text:span text:style-name="Default_20_Paragraph_20_Font"><text:span text:style-name="T12"> </text:span></text:span><text:span text:style-name="Default_20_Paragraph_20_Font"><text:span text:style-name="T18">ῥῖγ</text:span></text:span><text:span text:style-name="Default_20_Paragraph_20_Font"><text:span text:style-name="T21">ο</text:span></text:span><text:span text:style-name="Default_20_Paragraph_20_Font"><text:span text:style-name="T18">ς</text:span></text:span><text:span text:style-name="Default_20_Paragraph_20_Font"><text:span text:style-name="T12">, </text:span></text:span><text:span text:style-name="Default_20_Paragraph_20_Font"><text:span text:style-name="T11">id est.</text:span></text:span><text:span text:style-name="Default_20_Paragraph_20_Font"><text:span text:style-name="T14">sub-<text:line-break/>terresuc</text:span></text:span><text:span text:style-name="Default_20_Paragraph_20_Font"><text:span text:style-name="T11">i</text:span></text:span><text:span text:style-name="Default_20_Paragraph_20_Font"><text:span text:style-name="T14">ens eam</text:span></text:span><text:span text:style-name="Default_20_Paragraph_20_Font"><text:span text:style-name="T11">. /a</text:span></text:span><text:span text:style-name="Default_20_Paragraph_20_Font"><text:span text:style-name="T14">d</text:span></text:span><text:span text:style-name="Default_20_Paragraph_20_Font"><text:span text:style-name="T11">i</text:span></text:span><text:span text:style-name="Default_20_Paragraph_20_Font"><text:span text:style-name="T14">ecti</text:span></text:span><text:span text:style-name="Default_20_Paragraph_20_Font"><text:span text:style-name="T11">o</text:span></text:span><text:span text:style-name="Default_20_Paragraph_20_Font"><text:span text:style-name="T14">ne r</text:span></text:span><text:span text:style-name="Default_20_Paragraph_20_Font"><text:span text:style-name="T11">i</text:span></text:span><text:span text:style-name="Default_20_Paragraph_20_Font"><text:span text:style-name="T14">gor</text:span></text:span><text:span text:style-name="Default_20_Paragraph_20_Font"><text:span text:style-name="T11">. i Consequenter .autem<text:line-break/>tibi</text:span></text:span><text:span text:style-name="Default_20_Paragraph_20_Font"><text:span text:style-name="T14">r</text:span></text:span><text:span text:style-name="Default_20_Paragraph_20_Font"><text:span text:style-name="T11">utrorumque expositionem per fe exacte scribam. .. Qui-<text:line-break/>dam igitur </text:span></text:span><text:span text:style-name="Default_20_Paragraph_20_Font"><text:span text:style-name="T18">ἅμα</text:span></text:span><text:span text:style-name="Default_20_Paragraph_20_Font"><text:span text:style-name="T12"> </text:span></text:span><text:span text:style-name="Default_20_Paragraph_20_Font"><text:span text:style-name="T18">κρίσει</text:span></text:span><text:span text:style-name="Default_20_Paragraph_20_Font"><text:span text:style-name="T12"> </text:span></text:span><text:span text:style-name="Default_20_Paragraph_20_Font"><text:span text:style-name="T18">ῥῖγος</text:span></text:span><text:span text:style-name="Default_20_Paragraph_20_Font"><text:span text:style-name="T12">, </text:span></text:span><text:span text:style-name="Default_20_Paragraph_20_Font"><text:span text:style-name="T11">id est cum iudicatione. rigor,<text:line-break/>per </text:span></text:span><text:span text:style-name="Default_20_Paragraph_20_Font"><text:span text:style-name="T14">t</text:span></text:span><text:span text:style-name="Default_20_Paragraph_20_Font"><text:span text:style-name="T11">e scriptam esse volunt, multasque fieri cum rigore<text:line-break/>judicationes significare. orationem vero </text:span></text:span><text:span text:style-name="Default_20_Paragraph_20_Font"><text:span text:style-name="T18">ύποφοβον</text:span></text:span><text:span text:style-name="Default_20_Paragraph_20_Font"><text:span text:style-name="T12"> </text:span></text:span><text:span text:style-name="Default_20_Paragraph_20_Font"><text:span text:style-name="T18">ἅμα</text:span></text:span><text:span text:style-name="Default_20_Paragraph_20_Font"><text:span text:style-name="T12"><text:line-break/></text:span></text:span><text:span text:style-name="Default_20_Paragraph_20_Font"><text:span text:style-name="T18">κρίσει</text:span></text:span><text:span text:style-name="Default_20_Paragraph_20_Font"><text:span text:style-name="T12"> </text:span></text:span><text:span text:style-name="Default_20_Paragraph_20_Font"><text:span text:style-name="T18">ρῖγος</text:span></text:span><text:span text:style-name="Default_20_Paragraph_20_Font"><text:span text:style-name="T12"> , </text:span></text:span><text:span text:style-name="Default_20_Paragraph_20_Font"><text:span text:style-name="T11">diri jam antea quosdam permutare et pro<text:line-break/></text:span></text:span><text:span text:style-name="Default_20_Paragraph_20_Font"><text:span text:style-name="T18">υπάφωνον</text:span></text:span><text:span text:style-name="Default_20_Paragraph_20_Font"><text:span text:style-name="T12"> </text:span></text:span><text:span text:style-name="Default_20_Paragraph_20_Font"><text:span text:style-name="T18">ύπόφοβον</text:span></text:span><text:span text:style-name="Default_20_Paragraph_20_Font"><text:span text:style-name="T12"> </text:span></text:span><text:span text:style-name="Default_20_Paragraph_20_Font"><text:span text:style-name="T11">scribere ; geminamque faciunt expo- .</text:span></text:span></text:p>
      <text:p text:style-name="P10"><text:span text:style-name="Default_20_Paragraph_20_Font"><text:span text:style-name="T11">titionem, alii quidem pro </text:span></text:span><text:span text:style-name="Default_20_Paragraph_20_Font"><text:span text:style-name="T18">φοβερὸν</text:span></text:span><text:span text:style-name="Default_20_Paragraph_20_Font"><text:span text:style-name="T12"> </text:span></text:span><text:span text:style-name="Default_20_Paragraph_20_Font"><text:span text:style-name="T18">ἅμα</text:span></text:span><text:span text:style-name="Default_20_Paragraph_20_Font"><text:span text:style-name="T12"> </text:span></text:span><text:span text:style-name="Default_20_Paragraph_20_Font"><text:span text:style-name="T18">κρίσει</text:span></text:span><text:span text:style-name="Default_20_Paragraph_20_Font"><text:span text:style-name="T12"> </text:span></text:span><text:span text:style-name="Default_20_Paragraph_20_Font"><text:span text:style-name="T18">ῥῖγ</text:span></text:span><text:span text:style-name="Default_20_Paragraph_20_Font"><text:span text:style-name="T21">ο</text:span></text:span><text:span text:style-name="Default_20_Paragraph_20_Font"><text:span text:style-name="T18">ς</text:span></text:span><text:span text:style-name="Default_20_Paragraph_20_Font"><text:span text:style-name="T12"> </text:span></text:span><text:span text:style-name="Default_20_Paragraph_20_Font"><text:span text:style-name="T11">dici<text:line-break/>putantes , alii pro </text:span></text:span><text:span text:style-name="Default_20_Paragraph_20_Font"><text:span text:style-name="T18">μετρίως</text:span></text:span><text:span text:style-name="Default_20_Paragraph_20_Font"><text:span text:style-name="T12"> </text:span></text:span><text:span text:style-name="Default_20_Paragraph_20_Font"><text:span text:style-name="T18">φοβερὸν</text:span></text:span><text:span text:style-name="Default_20_Paragraph_20_Font"><text:span text:style-name="T12"> </text:span></text:span><text:span text:style-name="Default_20_Paragraph_20_Font"><text:span text:style-name="T11">, quasi mediocriter ter-<text:line-break/>riftcum dixeris, ut </text:span></text:span><text:span text:style-name="Default_20_Paragraph_20_Font"><text:span text:style-name="T18">τὸ</text:span></text:span><text:span text:style-name="Default_20_Paragraph_20_Font"><text:span text:style-name="T12"> </text:span></text:span><text:span text:style-name="Default_20_Paragraph_20_Font"><text:span text:style-name="T18">ύπάφωνον</text:span></text:span><text:span text:style-name="Default_20_Paragraph_20_Font"><text:span text:style-name="T12"> </text:span></text:span><text:span text:style-name="Default_20_Paragraph_20_Font"><text:span text:style-name="T11">simile sit </text:span></text:span><text:span text:style-name="Default_20_Paragraph_20_Font"><text:span text:style-name="T18">τω</text:span></text:span><text:span text:style-name="Default_20_Paragraph_20_Font"><text:span text:style-name="T12"> </text:span></text:span><text:span text:style-name="Default_20_Paragraph_20_Font"><text:span text:style-name="T18">ύπὸφοβονὶ</text:span></text:span><text:span text:style-name="Default_20_Paragraph_20_Font"><text:span text:style-name="T12"><text:line-break/></text:span></text:span><text:span text:style-name="Default_20_Paragraph_20_Font"><text:span text:style-name="T11">Fuerit autem et- tertia quaedam scripturae hujus expositio<text:line-break/>talis. Componerequovis .modo rigorem bonum non esu;<text:line-break/>veluti ;si dum vel per sanguinis eruptionem quis vel vo-<text:line-break/>initum vel ventris-vacuationem vel- sudores vel haemor-.<text:line-break/>rhoidem .judicatur veli mulier per- menstruam purgationem<text:line-break/>rigeat. Saepius certe fieri ridetur. ut bonam aliquam<text:line-break/>vacuatlonem antecedat rigor, quum vero jam excernunt;<text:line-break/>rigorem incipere. malum. - Quod autem id verum sit, qui<text:line-break/>multus aegros diligenter contemplati </text:span></text:span><text:span text:style-name="Default_20_Paragraph_20_Font"><text:span text:style-name="T14">t</text:span></text:span><text:span text:style-name="Default_20_Paragraph_20_Font"><text:span text:style-name="T11">unsi norunt; si vero<text:line-break/>prorrhetici auctor ita censuerit est divinandum; .principio<text:line-break/>siquidem neque an ab illo scriptum </text:span></text:span><text:span text:style-name="Default_20_Paragraph_20_Font"><text:span text:style-name="T18">τὸ</text:span></text:span><text:span text:style-name="Default_20_Paragraph_20_Font"><text:span text:style-name="T12"> </text:span></text:span><text:span text:style-name="Default_20_Paragraph_20_Font"><text:span text:style-name="T18">ύπόφοβον</text:span></text:span><text:span text:style-name="Default_20_Paragraph_20_Font"><text:span text:style-name="T12"> </text:span></text:span><text:span text:style-name="Default_20_Paragraph_20_Font"><text:span text:style-name="T11">sit no-<text:line-break/>alimus, in antiquis enim exemplaribus plurimis non- ita<text:line-break/>fcriptumelli:<text:tab/>nec</text:span></text:span></text:p>
      <text:h text:style-name="P24" text:outline-level="2">Clx.</text:h>
      <text:p text:style-name="P11"><text:span text:style-name="Default_20_Paragraph_20_Font"><text:span text:style-name="T14">A ven</text:span></text:span>t<text:span text:style-name="Default_20_Paragraph_20_Font"><text:span text:style-name="T14">re subliv</text:span></text:span>i<text:span text:style-name="Default_20_Paragraph_20_Font"><text:span text:style-name="T14">da , turbu</text:span></text:span>l<text:span text:style-name="Default_20_Paragraph_20_Font"><text:span text:style-name="T14">enta ; et lotia. tenuia aquosuqu</text:span></text:span>a<text:line-break/><text:span text:style-name="Default_20_Paragraph_20_Font"><text:span text:style-name="T14">suspecta.</text:span></text:span></text:p>
      <text:p text:style-name="P1"><text:span text:style-name="Default_20_Paragraph_20_Font"><text:span text:style-name="T11">De his utrisque scor</text:span></text:span><text:span text:style-name="Default_20_Paragraph_20_Font"><text:span text:style-name="T14">t</text:span></text:span><text:span text:style-name="Default_20_Paragraph_20_Font"><text:span text:style-name="T11">um lu prognostico disseruit Hip-<text:line-break/>poerates tum liventes ventris dejectiones pravas esse. in-:<text:line-break/>quiens tum urinas tenues aquosasque; nunc </text:span></text:span><text:span text:style-name="Default_20_Paragraph_20_Font"><text:span text:style-name="T14">t</text:span></text:span><text:span text:style-name="Default_20_Paragraph_20_Font"><text:span text:style-name="T11">uo more di-<text:line-break/>versi generis notas complectens nihilo plus docet. Potuit<text:line-break/></text:span></text:span><text:span text:style-name="Default_20_Paragraph_20_Font"><text:span text:style-name="T14">t</text:span></text:span><text:span text:style-name="Default_20_Paragraph_20_Font"><text:span text:style-name="T11">ane et his auctor prava sputa- coniungere vel spirandi<text:line-break/>difficultatem vel aliud quodvis malum signum. Quidam<text:line-break/>vero expositores dictionem hanc, huic submotus cum ju-<text:line-break/>dicatione rigor, coniungunt, utramque totam efficientes,<text:line-break/></text:span></text:span><text:span text:style-name="Default_20_Paragraph_20_Font"><text:span text:style-name="T14">t</text:span></text:span><text:span text:style-name="Default_20_Paragraph_20_Font"><text:span text:style-name="T11">uper dictis omnibus illatum esse ab - auctore . .dicunt ; id<text:line-break/>quod in calce dicitur, </text:span></text:span><text:span text:style-name="Default_20_Paragraph_20_Font"><text:span text:style-name="T18">υποπτα</text:span></text:span><text:span text:style-name="Default_20_Paragraph_20_Font"><text:span text:style-name="T12">, </text:span></text:span><text:span text:style-name="Default_20_Paragraph_20_Font"><text:span text:style-name="T11">id est sufpicionemhabent;<text:line-break/>nempe et his </text:span></text:span><text:span text:style-name="Default_20_Paragraph_20_Font"><text:span text:style-name="T14">t</text:span></text:span><text:span text:style-name="Default_20_Paragraph_20_Font"><text:span text:style-name="T11">ubliventibus scilicet ventris deiectionibus,<text:line-break/>urinisque tenuibus et aquosis , non absque ratione infer.<text:line-break/>.tur, suspicionem habent. Si vero quispiam his addi de-<text:line-break/>rit et </text:span></text:span><text:span text:style-name="Default_20_Paragraph_20_Font"><text:span text:style-name="T18">τὸ</text:span></text:span><text:span text:style-name="Default_20_Paragraph_20_Font"><text:span text:style-name="T12"> </text:span></text:span><text:span text:style-name="Default_20_Paragraph_20_Font"><text:span text:style-name="T18">ύπἀφωνον</text:span></text:span><text:span text:style-name="Default_20_Paragraph_20_Font"><text:span text:style-name="T12">,</text:span></text:span><text:span text:style-name="Default_20_Paragraph_20_Font"><text:span text:style-name="T18">η</text:span></text:span><text:span text:style-name="Default_20_Paragraph_20_Font"><text:span text:style-name="T12"> </text:span></text:span><text:span text:style-name="Default_20_Paragraph_20_Font"><text:span text:style-name="T11">est submotum, non suspectam fo-</text:span></text:span></text:p>
      <text:p text:style-name="P3"><text:span text:style-name="Default_20_Paragraph_20_Font"><text:span text:style-name="T11">lum aic esse conourfionem, verum quoque et evidenter<text:line-break/>malam.</text:span></text:span></text:p>
      <text:h text:style-name="Heading_20_2" text:outline-level="2"><text:span text:style-name="Default_20_Paragraph_20_Font">CX.</text:span></text:h>
      <text:p text:style-name="P12"><text:span text:style-name="Default_20_Paragraph_20_Font"><text:span text:style-name="T11">E</text:span></text:span><text:span text:style-name="Default_20_Paragraph_20_Font"><text:span text:style-name="T14">duces .levi</text:span></text:span><text:span text:style-name="Default_20_Paragraph_20_Font"><text:span text:style-name="T11">t</text:span></text:span><text:span text:style-name="Default_20_Paragraph_20_Font"><text:span text:style-name="T14">er exasperatae et alvus inan</text:span></text:span><text:span text:style-name="Default_20_Paragraph_20_Font"><text:span text:style-name="T11">i</text:span></text:span><text:span text:style-name="Default_20_Paragraph_20_Font"><text:span text:style-name="T14">bus surrec</text:span></text:span><text:span text:style-name="Default_20_Paragraph_20_Font"><text:span text:style-name="T11">t</text:span></text:span><text:span text:style-name="Default_20_Paragraph_20_Font"><text:span text:style-name="T14">ionibus<text:line-break/>obmurmurans et suont</text:span></text:span><text:span text:style-name="Default_20_Paragraph_20_Font"><text:span text:style-name="T11">is</text:span></text:span><text:span text:style-name="Default_20_Paragraph_20_Font"><text:span text:style-name="T14">dol</text:span></text:span><text:span text:style-name="Default_20_Paragraph_20_Font"><text:span text:style-name="T11">o</text:span></text:span><text:span text:style-name="Default_20_Paragraph_20_Font"><text:span text:style-name="T14">re</text:span></text:span><text:span text:style-name="Default_20_Paragraph_20_Font"><text:span text:style-name="T11">sf</text:span></text:span><text:span text:style-name="Default_20_Paragraph_20_Font"><text:span text:style-name="T14">pa</text:span></text:span><text:span text:style-name="Default_20_Paragraph_20_Font"><text:span text:style-name="T11">l</text:span></text:span><text:span text:style-name="Default_20_Paragraph_20_Font"><text:span text:style-name="T14">pantes , sut</text:span></text:span><text:span text:style-name="Default_20_Paragraph_20_Font"><text:span text:style-name="T11">i</text:span></text:span><text:span text:style-name="Default_20_Paragraph_20_Font"><text:span text:style-name="T14">gati</text:span></text:span><text:span text:style-name="Default_20_Paragraph_20_Font"><text:span text:style-name="T11">, i</text:span></text:span><text:span text:style-name="Default_20_Paragraph_20_Font"><text:span text:style-name="T14">n<text:line-break/>stragul</text:span></text:span><text:span text:style-name="Default_20_Paragraph_20_Font"><text:span text:style-name="T11">is </text:span></text:span><text:span text:style-name="Default_20_Paragraph_20_Font"><text:span text:style-name="T14">ac vesti</text:span></text:span><text:span text:style-name="Default_20_Paragraph_20_Font"><text:span text:style-name="T11">m</text:span></text:span><text:span text:style-name="Default_20_Paragraph_20_Font"><text:span text:style-name="T14">enti</text:span></text:span><text:span text:style-name="Default_20_Paragraph_20_Font"><text:span text:style-name="T11">s </text:span></text:span><text:span text:style-name="Default_20_Paragraph_20_Font"><text:span text:style-name="T14">dolente</text:span></text:span><text:span text:style-name="Default_20_Paragraph_20_Font"><text:span text:style-name="T11">s, </text:span></text:span><text:span text:style-name="Default_20_Paragraph_20_Font"><text:span text:style-name="T14">quae ex h</text:span></text:span><text:span text:style-name="Default_20_Paragraph_20_Font"><text:span text:style-name="T11">is </text:span></text:span><text:span text:style-name="Default_20_Paragraph_20_Font"><text:span text:style-name="T14">augen</text:span></text:span><text:span text:style-name="Default_20_Paragraph_20_Font"><text:span text:style-name="T11">t</text:span></text:span><text:span text:style-name="Default_20_Paragraph_20_Font"><text:span text:style-name="T14">ur;<text:line-break/>mo</text:span></text:span><text:span text:style-name="Default_20_Paragraph_20_Font"><text:span text:style-name="T11">l</text:span></text:span><text:span text:style-name="Default_20_Paragraph_20_Font"><text:span text:style-name="T14">esta sunt, summ</text:span></text:span><text:span text:style-name="Default_20_Paragraph_20_Font"><text:span text:style-name="T11">is </text:span></text:span><text:span text:style-name="Default_20_Paragraph_20_Font"><text:span text:style-name="T14">multu</text:span></text:span><text:span text:style-name="Default_20_Paragraph_20_Font"><text:span text:style-name="T11">s </text:span></text:span><text:span text:style-name="Default_20_Paragraph_20_Font"><text:span text:style-name="T14">in his convulstvus et dolo-<text:line-break/>res</text:span></text:span><text:span text:style-name="Default_20_Paragraph_20_Font"><text:span text:style-name="T11"> i</text:span></text:span><text:span text:style-name="Default_20_Paragraph_20_Font"><text:span text:style-name="T14">n pon</text:span></text:span><text:span text:style-name="Default_20_Paragraph_20_Font"><text:span text:style-name="T11">t</text:span></text:span><text:span text:style-name="Default_20_Paragraph_20_Font"><text:span text:style-name="T14">em grave</text:span></text:span><text:span text:style-name="Default_20_Paragraph_20_Font"><text:span text:style-name="T11">s </text:span></text:span><text:span text:style-name="Default_20_Paragraph_20_Font"><text:span text:style-name="T14">et</text:span></text:span><text:span text:style-name="Default_20_Paragraph_20_Font"><text:span text:style-name="T11"> mi</text:span></text:span><text:span text:style-name="Default_20_Paragraph_20_Font"><text:span text:style-name="T14">c</text:span></text:span><text:span text:style-name="Default_20_Paragraph_20_Font"><text:span text:style-name="T11">t</text:span></text:span><text:span text:style-name="Default_20_Paragraph_20_Font"><text:span text:style-name="T14">io d</text:span></text:span><text:span text:style-name="Default_20_Paragraph_20_Font"><text:span text:style-name="T11">i</text:span></text:span><text:span text:style-name="Default_20_Paragraph_20_Font"><text:span text:style-name="T14">sponis.</text:span></text:span></text:p>
      <text:p text:style-name="P1"><text:span text:style-name="Default_20_Paragraph_20_Font"><text:span text:style-name="T11">Ventrem murmurantem cum inanibus surrectionibus<text:line-break/>quidam phreniticum esse symptoma contendunt, nempe<text:line-break/>duobus modis errare eos, ver quod quae fusi </text:span></text:span><text:span text:style-name="Default_20_Paragraph_20_Font"><text:span text:style-name="T14">t</text:span></text:span><text:span text:style-name="Default_20_Paragraph_20_Font"><text:span text:style-name="T11">ensum ca-<text:line-break/>dunt non sentiant, quamquam cum dolore persaepe fiant;<text:line-break/>vel quod quae sub scu</text:span></text:span><text:span text:style-name="Default_20_Paragraph_20_Font"><text:span text:style-name="T14">t</text:span></text:span><text:span text:style-name="Default_20_Paragraph_20_Font"><text:span text:style-name="T11">um .non cadunt , sentire videntur;<text:line-break/>assero. autem modo .restrrgere quidem eos tanquam morsos<text:line-break/>ajunt , </text:span></text:span><text:span text:style-name="Default_20_Paragraph_20_Font"><text:span text:style-name="T14">t</text:span></text:span><text:span text:style-name="Default_20_Paragraph_20_Font"><text:span text:style-name="T11">est nihil operari ,.. quoniam neque quod morderet</text:span></text:span></text:p>
      <text:p text:style-name="P3"><text:span text:style-name="Default_20_Paragraph_20_Font"><text:span text:style-name="T11">erat; morderi siquidem fe</text:span></text:span><text:span text:style-name="Default_20_Paragraph_20_Font"><text:span text:style-name="T14">t</text:span></text:span><text:span text:style-name="Default_20_Paragraph_20_Font"><text:span text:style-name="T11">e putant,. sed non mordentur.<text:line-break/>Oratio autem,. in stragulis vestimentisque dolentes; uem<text:line-break/>assueto sibi enunciandi modo absurde dieta .est, quae ta-<text:line-break/>lem habet sensum; tactum cotum quae ipsis substernuu-<text:line-break/>tur, non fere</text:span></text:span><text:span text:style-name="Default_20_Paragraph_20_Font"><text:span text:style-name="T14">n</text:span></text:span><text:span text:style-name="Default_20_Paragraph_20_Font"><text:span text:style-name="T11">tes, fed dolentes. An ne quidem et ob id.<text:line-break/>quod ab incumbentibus graventur, dura siquidem essent—<text:line-break/>bitrantur vel mordentia, quae substrata sunt atque iuvi-<text:line-break/>fam habent, .quae circumfunditur, vestem stragulam, anesi<text:line-break/>ob aliud quippiam ipsis contingit; prot</text:span></text:span><text:span text:style-name="Default_20_Paragraph_20_Font"><text:span text:style-name="T14">i</text:span></text:span><text:span text:style-name="Default_20_Paragraph_20_Font"><text:span text:style-name="T11">us est incertum..<text:line-break/>Deinde et alia deinceps recensens, quum inquit , somnus<text:line-break/>multus in his eonvulsivus sophistis praebet pervestigandi<text:line-break/>occasionem , an possit aliquando somnus laedere ; nam aut;<text:line-break/>juvare ipsum inquiunt, aut si non juvet, nequaquam ta-^<text:line-break/>men unquam laedere. De ea re autem in aphorismorum<text:line-break/>commentariis antea disserui. Neque vero si somnus mul-<text:line-break/>tus laedit, convulsionem efficere .videtur; at solum .peri-.<text:line-break/>eulosum esse morbum .ostendit. Mictio autem </text:span></text:span><text:span text:style-name="Default_20_Paragraph_20_Font"><text:span text:style-name="T18">δ</text:span></text:span><text:span text:style-name="Default_20_Paragraph_20_Font"><text:span text:style-name="T21">ν</text:span></text:span><text:span text:style-name="Default_20_Paragraph_20_Font"><text:span text:style-name="T18">σκολαί</text:span></text:span><text:span text:style-name="Default_20_Paragraph_20_Font"><text:span text:style-name="T12">-<text:line-break/></text:span></text:span><text:span text:style-name="Default_20_Paragraph_20_Font"><text:span text:style-name="T18">νουσα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d</text:span></text:span><text:span text:style-name="Default_20_Paragraph_20_Font"><text:span text:style-name="T11">ispic</text:span></text:span><text:span text:style-name="Default_20_Paragraph_20_Font"><text:span text:style-name="T14">itis</text:span></text:span><text:span text:style-name="Default_20_Paragraph_20_Font"><text:span text:style-name="T11">, miro modo ah auctore in obscuri.,</text:span></text:span></text:p>
      <text:p text:style-name="P3"><text:span text:style-name="Default_20_Paragraph_20_Font"><text:span text:style-name="T11">tatem est excogitata; ita ut inter expositores alius dicat<text:line-break/></text:span></text:span><text:span text:style-name="Default_20_Paragraph_20_Font"><text:span text:style-name="T18">δυσκολαίνο</text:span></text:span><text:span text:style-name="Default_20_Paragraph_20_Font"><text:span text:style-name="T21">ν</text:span></text:span><text:span text:style-name="Default_20_Paragraph_20_Font"><text:span text:style-name="T18">σαν</text:span></text:span><text:span text:style-name="Default_20_Paragraph_20_Font"><text:span text:style-name="T12">, </text:span></text:span><text:span text:style-name="Default_20_Paragraph_20_Font"><text:span text:style-name="T11">eam quae fit cum dolore. esse dictam, alius<text:line-break/>eam quae retinetur , alius eam quae aegre fit et eam<text:line-break/>quae continue et eam quae in stranguria fieri solet; eam<text:line-break/>vero quae praepotenter mordet , alius. ; Ubi vero omnia<text:line-break/>percurrerimus , nihil quod effatu dignum sit, ad praedi-<text:line-break/></text:span></text:span><text:span text:style-name="Default_20_Paragraph_20_Font"><text:span text:style-name="T14">o</text:span></text:span><text:span text:style-name="Default_20_Paragraph_20_Font"><text:span text:style-name="T11">rionem consequemur propter eam, quam saepe retuli<text:line-break/>causam, quod scilicet permulta diversi generis permiscet<text:line-break/>symptomata. Argumentum rei hujus maximum est vel hoc,<text:line-break/>quod interpretum; nonnulli eo quidem ierint, ut dictionem<text:line-break/>pertingeread hanc usque orationem, somnus multus in<text:line-break/>hisconvulfivus, existimarent, principio alio quae conse-<text:line-break/>quuntur, legi praecipientes; alii vero coniungant; atque<text:line-break/>ex coniungentibus alli alsa in parte consequenter dictorum<text:line-break/>circumscribi dictionem velint. Si igitur om</text:span></text:span><text:span text:style-name="Default_20_Paragraph_20_Font"><text:span text:style-name="T14">n</text:span></text:span><text:span text:style-name="Default_20_Paragraph_20_Font"><text:span text:style-name="T11">ia ad finem<text:line-break/>usque quis persequatur , quae in singulis suspicionibus </text:span></text:span><text:span text:style-name="Default_20_Paragraph_20_Font"><text:span text:style-name="T14">t</text:span></text:span><text:span text:style-name="Default_20_Paragraph_20_Font"><text:span text:style-name="T11">e-<text:line-break/>paratim expositores dixerunt, longum sime. efficiet fermo-<text:line-break/>nem, nihilque eos, qui in hunc incident librum, juvabit.</text:span></text:span></text:p>
      <text:h text:style-name="P24" text:outline-level="2"><text:span text:style-name="Default_20_Paragraph_20_Font">CXI</text:span></text:h>
      <text:p text:style-name="Normal"><text:span text:style-name="Default_20_Paragraph_20_Font"><text:span text:style-name="T11">u</text:span></text:span><text:span text:style-name="Default_20_Paragraph_20_Font"><text:span text:style-name="T14">rinae suppre/sto quibu</text:span></text:span><text:span text:style-name="Default_20_Paragraph_20_Font"><text:span text:style-name="T11">s </text:span></text:span><text:span text:style-name="Default_20_Paragraph_20_Font"><text:span text:style-name="T14">r</text:span></text:span><text:span text:style-name="Default_20_Paragraph_20_Font"><text:span text:style-name="T11">i</text:span></text:span><text:span text:style-name="Default_20_Paragraph_20_Font"><text:span text:style-name="T14">gore</text:span></text:span><text:span text:style-name="Default_20_Paragraph_20_Font"><text:span text:style-name="T11">s </text:span></text:span><text:span text:style-name="Default_20_Paragraph_20_Font"><text:span text:style-name="T14">et in hi</text:span></text:span><text:span text:style-name="Default_20_Paragraph_20_Font"><text:span text:style-name="T11">s </text:span></text:span><text:span text:style-name="Default_20_Paragraph_20_Font"><text:span text:style-name="T14">convulsur</text:span></text:span><text:span text:style-name="Default_20_Paragraph_20_Font"><text:span text:style-name="T11">us </text:span></text:span><text:span text:style-name="Default_20_Paragraph_20_Font"><text:span text:style-name="T14">afa<text:line-break/>suc</text:span></text:span><text:span text:style-name="Default_20_Paragraph_20_Font"><text:span text:style-name="T11">ti</text:span></text:span><text:span text:style-name="Default_20_Paragraph_20_Font"><text:span text:style-name="T14">onibu</text:span></text:span><text:span text:style-name="Default_20_Paragraph_20_Font"><text:span text:style-name="T11">s,. </text:span></text:span><text:span text:style-name="Default_20_Paragraph_20_Font"><text:span text:style-name="T14">ut et</text:span></text:span><text:span text:style-name="Default_20_Paragraph_20_Font"><text:span text:style-name="T11"> i</text:span></text:span><text:span text:style-name="Default_20_Paragraph_20_Font"><text:span text:style-name="T14">psu ubi inhorruit, lev</text:span></text:span><text:span text:style-name="Default_20_Paragraph_20_Font"><text:span text:style-name="T11">i</text:span></text:span><text:span text:style-name="Default_20_Paragraph_20_Font"><text:span text:style-name="T14">ter sudav</text:span></text:span><text:span text:style-name="Default_20_Paragraph_20_Font"><text:span text:style-name="T11">i</text:span></text:span><text:span text:style-name="Default_20_Paragraph_20_Font"><text:span text:style-name="T14">t. .</text:span></text:span></text:p>
      <text:p text:style-name="P1"><text:span text:style-name="Default_20_Paragraph_20_Font"><text:span text:style-name="T11">Si coniunctionem </text:span></text:span><text:span text:style-name="Default_20_Paragraph_20_Font"><text:span text:style-name="T14">et</text:span></text:span><text:span text:style-name="Default_20_Paragraph_20_Font"><text:span text:style-name="T11"> permutaverimus, ferme erit.di-<text:line-break/>lucidior ,. talis redditus:. .</text:span></text:span><text:span text:style-name="Default_20_Paragraph_20_Font"><text:span text:style-name="T14">ur</text:span></text:span><text:span text:style-name="Default_20_Paragraph_20_Font"><text:span text:style-name="T11">i</text:span></text:span><text:span text:style-name="Default_20_Paragraph_20_Font"><text:span text:style-name="T14">nae re</text:span></text:span><text:span text:style-name="Default_20_Paragraph_20_Font"><text:span text:style-name="T11">t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io , q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rigore</text:span></text:span><text:span text:style-name="Default_20_Paragraph_20_Font"><text:span text:style-name="T11">s. </text:span></text:span><text:span text:style-name="Default_20_Paragraph_20_Font"><text:span text:style-name="T14">et<text:line-break/>ex h</text:span></text:span><text:span text:style-name="Default_20_Paragraph_20_Font"><text:span text:style-name="T11">i</text:span></text:span><text:span text:style-name="Default_20_Paragraph_20_Font"><text:span text:style-name="T14">s c</text:span></text:span><text:span text:style-name="Default_20_Paragraph_20_Font"><text:span text:style-name="T11">o</text:span></text:span><text:span text:style-name="Default_20_Paragraph_20_Font"><text:span text:style-name="T14">nvulsione</text:span></text:span><text:span text:style-name="Default_20_Paragraph_20_Font"><text:span text:style-name="T11">s. Haec particula quibus rigores dicta<text:line-break/>est et in libris epidemiorum in. hac .dictione t </text:span></text:span><text:span text:style-name="Default_20_Paragraph_20_Font"><text:span text:style-name="T14">ante r</text:span></text:span><text:span text:style-name="Default_20_Paragraph_20_Font"><text:span text:style-name="T11">i</text:span></text:span><text:span text:style-name="Default_20_Paragraph_20_Font"><text:span text:style-name="T14">go-<text:line-break/>re</text:span></text:span><text:span text:style-name="Default_20_Paragraph_20_Font"><text:span text:style-name="T11">m </text:span></text:span><text:span text:style-name="Default_20_Paragraph_20_Font"><text:span text:style-name="T14">ur</text:span></text:span><text:span text:style-name="Default_20_Paragraph_20_Font"><text:span text:style-name="T11">i</text:span></text:span><text:span text:style-name="Default_20_Paragraph_20_Font"><text:span text:style-name="T14">naru</text:span></text:span><text:span text:style-name="Default_20_Paragraph_20_Font"><text:span text:style-name="T11">m </text:span></text:span><text:span text:style-name="Default_20_Paragraph_20_Font"><text:span text:style-name="T14">retentione</text:span></text:span><text:span text:style-name="Default_20_Paragraph_20_Font"><text:span text:style-name="T11">s. Quod autem .et ex. convulsivis<text:line-break/>affectionibus urinae- retineantur^ praeposuit auctor in prae-<text:line-break/>lenti dictione.,. Quae autem temere a quibusdam senten-<text:line-break/>tiae hujus explanaloribus dictu sunt fubticere .est melius.<text:line-break/>Ego autem explanationem ad eam, quae idonea sic, ..prae-<text:line-break/>notionem, dico. Sequitur et ita al</text:span></text:span><text:span text:style-name="Default_20_Paragraph_20_Font"><text:span text:style-name="T14">i</text:span></text:span><text:span text:style-name="Default_20_Paragraph_20_Font"><text:span text:style-name="T11"> i</text:span></text:span><text:span text:style-name="Default_20_Paragraph_20_Font"><text:span text:style-name="T14">nhorruit, sudav</text:span></text:span><text:span text:style-name="Default_20_Paragraph_20_Font"><text:span text:style-name="T11">i</text:span></text:span><text:span text:style-name="Default_20_Paragraph_20_Font"><text:span text:style-name="T14">t.<text:line-break/></text:span></text:span><text:span text:style-name="Default_20_Paragraph_20_Font"><text:span text:style-name="T11">Quintus quidem , solam hanc quum </text:span></text:span><text:span text:style-name="Default_20_Paragraph_20_Font"><text:span text:style-name="T14">t</text:span></text:span><text:span text:style-name="Default_20_Paragraph_20_Font"><text:span text:style-name="T11">erret -scriptionem,<text:line-break/>quam in antiquis, ut ait, exemplaribus repetit, fatetur<text:line-break/>fe non intelligere. Verum in compluribus exemplaribus<text:line-break/>scriptum est et ipsa, ubi inhorruit, sudavit, ut mulieris,</text:span></text:span></text:p>
      <text:p text:style-name="P13"><text:span text:style-name="Default_20_Paragraph_20_Font"><text:span text:style-name="T11">nomen ea voce intelligamus, quam, ubi inhorruit, parum<text:line-break/>sudasse contigit.</text:span></text:span></text:p>
      <text:h text:style-name="Heading_20_2" text:outline-level="2"><text:span text:style-name="Default_20_Paragraph_20_Font">CXII.</text:span></text:h>
      <text:p text:style-name="P4"><text:span text:style-name="Default_20_Paragraph_20_Font"><text:span text:style-name="T14">s</text:span></text:span><text:span text:style-name="Default_20_Paragraph_20_Font"><text:span text:style-name="T11">i</text:span></text:span><text:span text:style-name="Default_20_Paragraph_20_Font"><text:span text:style-name="T14">ncerae desinente</text:span></text:span><text:span text:style-name="Default_20_Paragraph_20_Font"><text:span text:style-name="T11">s </text:span></text:span><text:span text:style-name="Default_20_Paragraph_20_Font"><text:span text:style-name="T14">purgat</text:span></text:span><text:span text:style-name="Default_20_Paragraph_20_Font"><text:span text:style-name="T11">i</text:span></text:span><text:span text:style-name="Default_20_Paragraph_20_Font"><text:span text:style-name="T14">one</text:span></text:span><text:span text:style-name="Default_20_Paragraph_20_Font"><text:span text:style-name="T11">s, </text:span></text:span><text:span text:style-name="Default_20_Paragraph_20_Font"><text:span text:style-name="T14">alibi qu</text:span></text:span><text:span text:style-name="Default_20_Paragraph_20_Font"><text:span text:style-name="T11">i</text:span></text:span><text:span text:style-name="Default_20_Paragraph_20_Font"><text:span text:style-name="T14">dem in o</text:span></text:span><text:span text:style-name="Default_20_Paragraph_20_Font"><text:span text:style-name="T11">mni</text:span></text:span><text:span text:style-name="Default_20_Paragraph_20_Font"><text:span text:style-name="T14">bu</text:span></text:span><text:span text:style-name="Default_20_Paragraph_20_Font"><text:span text:style-name="T11">s<text:line-break/></text:span></text:span><text:span text:style-name="Default_20_Paragraph_20_Font"><text:span text:style-name="T14">exacerbant; h</text:span></text:span><text:span text:style-name="Default_20_Paragraph_20_Font"><text:span text:style-name="T11">is </text:span></text:span><text:span text:style-name="Default_20_Paragraph_20_Font"><text:span text:style-name="T14">ver</text:span></text:span><text:span text:style-name="Default_20_Paragraph_20_Font"><text:span text:style-name="T11">o </text:span></text:span><text:span text:style-name="Default_20_Paragraph_20_Font"><text:span text:style-name="T14">et</text:span></text:span><text:span text:style-name="Default_20_Paragraph_20_Font"><text:span text:style-name="T11">i</text:span></text:span><text:span text:style-name="Default_20_Paragraph_20_Font"><text:span text:style-name="T14">am valde</text:span></text:span><text:span text:style-name="Default_20_Paragraph_20_Font"><text:span text:style-name="T11"> r. </text:span></text:span><text:span text:style-name="Default_20_Paragraph_20_Font"><text:span text:style-name="T14">.exi .ta</text:span></text:span><text:span text:style-name="Default_20_Paragraph_20_Font"><text:span text:style-name="T11">l</text:span></text:span><text:span text:style-name="Default_20_Paragraph_20_Font"><text:span text:style-name="T14">ibu</text:span></text:span><text:span text:style-name="Default_20_Paragraph_20_Font"><text:span text:style-name="T11">s </text:span></text:span><text:span text:style-name="Default_20_Paragraph_20_Font"><text:span text:style-name="T14">quoque^<text:line-break/>circa aurem abscessi</text:span></text:span><text:span text:style-name="Default_20_Paragraph_20_Font"><text:span text:style-name="T11">t </text:span></text:span><text:span text:style-name="Default_20_Paragraph_20_Font"><text:span text:style-name="T14">exsurgunt</text:span></text:span><text:span text:style-name="Default_20_Paragraph_20_Font"><text:span text:style-name="T11">. </text:span></text:span></text:p>
      <text:p text:style-name="P1"><text:span text:style-name="Default_20_Paragraph_20_Font"><text:span text:style-name="T11">Ut pro purgationibus vacuationes diceretur praesta-<text:line-break/>bat. Nempe quum excerni contigerit. quae corrupta sirnt,.<text:line-break/>purgatio est corporis; quum </text:span></text:span><text:span text:style-name="Default_20_Paragraph_20_Font"><text:span text:style-name="T14">vero</text:span></text:span><text:span text:style-name="Default_20_Paragraph_20_Font"><text:span text:style-name="T11"> excern</text:span></text:span><text:span text:style-name="Default_20_Paragraph_20_Font"><text:span text:style-name="T14">u</text:span></text:span><text:span text:style-name="Default_20_Paragraph_20_Font"><text:span text:style-name="T11">ntur quae vi<text:line-break/>morbi fiunt, </text:span></text:span><text:span text:style-name="Default_20_Paragraph_20_Font"><text:span text:style-name="T14">evacuatio. </text:span></text:span><text:span text:style-name="Default_20_Paragraph_20_Font"><text:span text:style-name="T11">Cuivis autem ,quod de his dica.-:<text:line-break/>tur , patet ex verbo- desinentes , quod expurgantes corpus.<text:line-break/>vacuationes principium quidem a sinceris. interdum ha-<text:line-break/>bent, fed desinunt in benignas mitesque deiectiones. His<text:line-break/>vero et valde tales exacerbantes esse vacuationes, ad ea,<text:line-break/>quae prius dicta sunt relationem habet. Antea autem di-:<text:line-break/>ctum est: </text:span></text:span><text:span text:style-name="Default_20_Paragraph_20_Font"><text:span text:style-name="T14">urinae retentio, quibus r</text:span></text:span><text:span text:style-name="Default_20_Paragraph_20_Font"><text:span text:style-name="T11">i</text:span></text:span><text:span text:style-name="Default_20_Paragraph_20_Font"><text:span text:style-name="T14">gores et. convulsione</text:span></text:span><text:span text:style-name="Default_20_Paragraph_20_Font"><text:span text:style-name="T11">s,</text:span></text:span></text:p>
      <text:p text:style-name="P3"><text:span text:style-name="Default_20_Paragraph_20_Font"><text:span text:style-name="T11">Praenotio autem in ea re.est, quod paretis suscitari possit;<text:line-break/>atque ob id scribitur, quod aegro cuidam ex iis , quae in<text:line-break/>dicta fyndrome relata sunt, parotide habere - contigerit ;<text:line-break/>non tamen perpetuo, sed. magna ex parte parotidas prae-<text:line-break/>dietam sequi </text:span></text:span><text:span text:style-name="Default_20_Paragraph_20_Font"><text:span text:style-name="T14">t</text:span></text:span><text:span text:style-name="Default_20_Paragraph_20_Font"><text:span text:style-name="T11">yndromen est -rationi. consentaneum; didici-<text:line-break/>mus siquidem talium abscessuum notas.</text:span></text:span></text:p>
      <text:h text:style-name="Heading_20_2" text:outline-level="2"><text:span text:style-name="Default_20_Paragraph_20_Font">CXIH.</text:span></text:h>
      <text:p text:style-name="Normal"><text:span text:style-name="Default_20_Paragraph_20_Font"><text:span text:style-name="T11">T</text:span></text:span><text:span text:style-name="Default_20_Paragraph_20_Font"><text:span text:style-name="T14">urbulentae , sur</text:span></text:span><text:span text:style-name="Default_20_Paragraph_20_Font"><text:span text:style-name="T11">o</text:span></text:span><text:span text:style-name="Default_20_Paragraph_20_Font"><text:span text:style-name="T14">ci/st</text:span></text:span><text:span text:style-name="Default_20_Paragraph_20_Font"><text:span text:style-name="T11">ma</text:span></text:span><text:span text:style-name="Default_20_Paragraph_20_Font"><text:span text:style-name="T14">e e sa</text:span></text:span><text:span text:style-name="Default_20_Paragraph_20_Font"><text:span text:style-name="T11">m</text:span></text:span><text:span text:style-name="Default_20_Paragraph_20_Font"><text:span text:style-name="T14">n</text:span></text:span><text:span text:style-name="Default_20_Paragraph_20_Font"><text:span text:style-name="T11">o </text:span></text:span><text:span text:style-name="Default_20_Paragraph_20_Font"><text:span text:style-name="T14">excita</text:span></text:span><text:span text:style-name="Default_20_Paragraph_20_Font"><text:span text:style-name="T11">t</text:span></text:span><text:span text:style-name="Default_20_Paragraph_20_Font"><text:span text:style-name="T14">ione</text:span></text:span><text:span text:style-name="Default_20_Paragraph_20_Font"><text:span text:style-name="T11">s ,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nvulsi-<text:line-break/>. vae .tu</text:span></text:span><text:span text:style-name="Default_20_Paragraph_20_Font"><text:span text:style-name="T11">m </text:span></text:span><text:span text:style-name="Default_20_Paragraph_20_Font"><text:span text:style-name="T14">al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s </text:span></text:span><text:span text:style-name="Default_20_Paragraph_20_Font"><text:span text:style-name="T14">tum eu</text:span></text:span><text:span text:style-name="Default_20_Paragraph_20_Font"><text:span text:style-name="T11">m </text:span></text:span><text:span text:style-name="Default_20_Paragraph_20_Font"><text:span text:style-name="T14">sud</text:span></text:span><text:span text:style-name="Default_20_Paragraph_20_Font"><text:span text:style-name="T11">o</text:span></text:span><text:span text:style-name="Default_20_Paragraph_20_Font"><text:span text:style-name="T14">re.</text:span></text:span></text:p>
      <text:p text:style-name="P1"><text:span text:style-name="Default_20_Paragraph_20_Font"><text:span text:style-name="T11">.Jam antea co</text:span></text:span><text:span text:style-name="Default_20_Paragraph_20_Font"><text:span text:style-name="T14">n</text:span></text:span><text:span text:style-name="Default_20_Paragraph_20_Font"><text:span text:style-name="T11">cursiones hujusmodi explanavimus, ni-<text:line-break/>bit sane neque quod necesse sit neque magna ex parte<text:line-break/>habentes; atque ob id praesentem sententiam quidam iis,<text:line-break/>quae inferuntur, nectunt, caeteri autem distrahunt. n</text:span></text:span></text:p>
      <text:h text:style-name="P24" text:outline-level="2"><text:span text:style-name="Default_20_Paragraph_20_Font"><text:span text:style-name="T24">.. </text:span></text:span>.i - CXEV.r; s f</text:h>
      <text:p text:style-name="P4"><text:span text:style-name="Default_20_Paragraph_20_Font"><text:span text:style-name="T11">T</text:span></text:span><text:span text:style-name="Default_20_Paragraph_20_Font"><text:span text:style-name="T14">um cerv</text:span></text:span><text:span text:style-name="Default_20_Paragraph_20_Font"><text:span text:style-name="T11">ini</text:span></text:span><text:span text:style-name="Default_20_Paragraph_20_Font"><text:span text:style-name="T14">s tum .dorsi persui</text:span></text:span><text:span text:style-name="Default_20_Paragraph_20_Font"><text:span text:style-name="T11">eti</text:span></text:span><text:span text:style-name="Default_20_Paragraph_20_Font"><text:span text:style-name="T14">ones- apparente</text:span></text:span><text:span text:style-name="Default_20_Paragraph_20_Font"><text:span text:style-name="T11">s; </text:span></text:span><text:span text:style-name="Default_20_Paragraph_20_Font"><text:span text:style-name="T14">sed. e</text:span></text:span><text:span text:style-name="Default_20_Paragraph_20_Font"><text:span text:style-name="T11">t<text:line-break/>p</text:span></text:span><text:span text:style-name="Default_20_Paragraph_20_Font"><text:span text:style-name="T14">er. totum .c</text:span></text:span><text:span text:style-name="Default_20_Paragraph_20_Font"><text:span text:style-name="T11">o</text:span></text:span><text:span text:style-name="Default_20_Paragraph_20_Font"><text:span text:style-name="T14">rpus r</text:span></text:span><text:span text:style-name="Default_20_Paragraph_20_Font"><text:span text:style-name="T11"> u</text:span></text:span><text:span text:style-name="Default_20_Paragraph_20_Font"><text:span text:style-name="T14">t his et. spumosae. mict</text:span></text:span><text:span text:style-name="Default_20_Paragraph_20_Font"><text:span text:style-name="T11">i</text:span></text:span><text:span text:style-name="Default_20_Paragraph_20_Font"><text:span text:style-name="T14">ones</text:span></text:span><text:span text:style-name="Default_20_Paragraph_20_Font"><text:span text:style-name="T11"> r</text:span></text:span><text:span text:style-name="Default_20_Paragraph_20_Font"><text:span text:style-name="T14">eu</text:span></text:span><text:span text:style-name="Default_20_Paragraph_20_Font"><text:span text:style-name="T11">m<text:line-break/></text:span></text:span><text:span text:style-name="Default_20_Paragraph_20_Font"><text:span text:style-name="T14">animae..del</text:span></text:span><text:span text:style-name="Default_20_Paragraph_20_Font"><text:span text:style-name="T11">i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o atque. ocul</text:span></text:span><text:span text:style-name="Default_20_Paragraph_20_Font"><text:span text:style-name="T11">o</text:span></text:span><text:span text:style-name="Default_20_Paragraph_20_Font"><text:span text:style-name="T14">rum ^hebetudo- convulsio-<text:line-break/>.nem p</text:span></text:span><text:span text:style-name="Default_20_Paragraph_20_Font"><text:span text:style-name="T11">r</text:span></text:span><text:span text:style-name="Default_20_Paragraph_20_Font"><text:span text:style-name="T14">ope este</text:span></text:span><text:span text:style-name="Default_20_Paragraph_20_Font"><text:span text:style-name="T11"> i</text:span></text:span><text:span text:style-name="Default_20_Paragraph_20_Font"><text:span text:style-name="T14">ndicant.</text:span></text:span></text:p>
      <text:p text:style-name="P1"><text:span text:style-name="Default_20_Paragraph_20_Font"><text:span text:style-name="T11">In multis quidem exemplaribus dictio ita scripta est,<text:line-break/></text:span></text:span><text:span text:style-name="Default_20_Paragraph_20_Font"><text:span text:style-name="T14">persu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t</text:span></text:span><text:span text:style-name="Default_20_Paragraph_20_Font"><text:span text:style-name="T14">ione</text:span></text:span><text:span text:style-name="Default_20_Paragraph_20_Font"><text:span text:style-name="T11">s </text:span></text:span><text:span text:style-name="Default_20_Paragraph_20_Font"><text:span text:style-name="T14">apparente</text:span></text:span><text:span text:style-name="Default_20_Paragraph_20_Font"><text:span text:style-name="T11">s, in aliis vero melius hoc pacto:<text:line-break/></text:span></text:span><text:span text:style-name="Default_20_Paragraph_20_Font"><text:span text:style-name="T14">apparente</text:span></text:span><text:span text:style-name="Default_20_Paragraph_20_Font"><text:span text:style-name="T11">s </text:span></text:span><text:span text:style-name="Default_20_Paragraph_20_Font"><text:span text:style-name="T14">per totum c</text:span></text:span><text:span text:style-name="Default_20_Paragraph_20_Font"><text:span text:style-name="T11">a</text:span></text:span><text:span text:style-name="Default_20_Paragraph_20_Font"><text:span text:style-name="T14">rpt</text:span></text:span><text:span text:style-name="Default_20_Paragraph_20_Font"><text:span text:style-name="T11">is, tanquam fieri no</text:span></text:span><text:span text:style-name="Default_20_Paragraph_20_Font"><text:span text:style-name="T14">n</text:span></text:span><text:span text:style-name="Default_20_Paragraph_20_Font"><text:span text:style-name="T11"> possit ut<text:line-break/>totum simul .refrigeratum sit corpus atque ob. id bene<text:line-break/>adjectum sit, </text:span></text:span><text:span text:style-name="Default_20_Paragraph_20_Font"><text:span text:style-name="T14">apparente</text:span></text:span><text:span text:style-name="Default_20_Paragraph_20_Font"><text:span text:style-name="T11">s. Quod deinceps dicitur;. non<text:line-break/>parvam habet in scriptura controversiam ; quidam enim<text:line-break/>scribunt </text:span></text:span><text:span text:style-name="Default_20_Paragraph_20_Font"><text:span text:style-name="T18">ἀφρώδεες</text:span></text:span><text:span text:style-name="Default_20_Paragraph_20_Font"><text:span text:style-name="T12">, </text:span></text:span><text:span text:style-name="Default_20_Paragraph_20_Font"><text:span text:style-name="T11">id. est spum</text:span></text:span><text:span text:style-name="Default_20_Paragraph_20_Font"><text:span text:style-name="T14">osae</text:span></text:span><text:span text:style-name="Default_20_Paragraph_20_Font"><text:span text:style-name="T11"> inlationes , alii autem<text:line-break/></text:span></text:span><text:span text:style-name="Default_20_Paragraph_20_Font"><text:span text:style-name="T18">πυώδεες</text:span></text:span><text:span text:style-name="Default_20_Paragraph_20_Font"><text:span text:style-name="T12">,. </text:span></text:span><text:span text:style-name="Default_20_Paragraph_20_Font"><text:span text:style-name="T11">id est </text:span></text:span><text:span text:style-name="Default_20_Paragraph_20_Font"><text:span text:style-name="T14">.puru</text:span></text:span><text:span text:style-name="Default_20_Paragraph_20_Font"><text:span text:style-name="T11">l</text:span></text:span><text:span text:style-name="Default_20_Paragraph_20_Font"><text:span text:style-name="T14">entae. </text:span></text:span><text:span text:style-name="Default_20_Paragraph_20_Font"><text:span text:style-name="T11">Sed ad totum rei </text:span></text:span><text:span text:style-name="Default_20_Paragraph_20_Font"><text:span text:style-name="T14">t</text:span></text:span><text:span text:style-name="Default_20_Paragraph_20_Font"><text:span text:style-name="T11">en</text:span></text:span><text:span text:style-name="Default_20_Paragraph_20_Font"><text:span text:style-name="T14">t</text:span></text:span><text:span text:style-name="Default_20_Paragraph_20_Font"><text:span text:style-name="T11">um ver-<text:line-break/>bum spumnsae est .magjs rationi consonum Luam puru-<text:line-break/>Ientae mictiones, suproprie utique intellexerimus et non<text:line-break/>ut libri hujus auctor impropriis nominum metaphoris uti<text:line-break/>consuevit, pus urinis permixtum esse indicunt ; puris au-</text:span></text:span></text:p>
      <text:p text:style-name="P3"><text:span text:style-name="Default_20_Paragraph_20_Font"><text:span text:style-name="T11">tem generatio tantum abest ut convulsionem significare<text:line-break/>possit, . ut etiam in aliquo , qui .convulsionis incurrit su—<text:line-break/>spicionem, signum bonum sic, morbum concoqui osten-<text:line-break/>dens:; Spumosae vero estve.ob colliquationem- sive ob per-<text:line-break/>turbationem .quandam flatuofumque spiritum exoriantur;<text:line-break/>suspectae utroque modmad convulsionem existunt; non<text:line-break/>tamen purulentae his . similiter. Si vero inproprie puru-<text:line-break/>lentas dixit .urinarum;.tum crudarum- tum-- crassarum ex-<text:line-break/>cretiones, neque ita .suspectae sint, neque adconvuisio-<text:line-break/>nis generationem proficiunt. Animi autem deliquium et<text:line-break/>oculi hebetudo imbecillae animalis facultatis signa exi-<text:line-break/>fiunt. Convulsionem igitur non ea symptomata dictis<text:line-break/>adjectai, - sed stola illa -possunt indicares illa dico cervicis<text:line-break/>dorfique perfrictiones. sina cum toto corpore ; urinam item<text:line-break/>fpumofam aut crudam aut incoctam. - oculi autem hebe--<text:line-break/>tudo per accidens convulsionis exspectationi fidem faciet,<text:line-break/>quod principium nervorum affectum significet. Nosse au-<text:line-break/>tem oportet et concursionem hanc eorum quae possunt</text:span></text:span></text:p>
      <text:p text:style-name="P3"><text:span text:style-name="Default_20_Paragraph_20_Font"><text:span text:style-name="T11">inferre convulsionem; no</text:span></text:span><text:span text:style-name="Default_20_Paragraph_20_Font"><text:span text:style-name="T14">n</text:span></text:span><text:span text:style-name="Default_20_Paragraph_20_Font"><text:span text:style-name="T11"> tamen perpetuo vel ut pluri-<text:line-break/>mum, fesi ambigue magis) si </text:span></text:span><text:span text:style-name="Default_20_Paragraph_20_Font"><text:span text:style-name="T18">ἀφρώδη</text:span></text:span><text:span text:style-name="Default_20_Paragraph_20_Font"><text:span text:style-name="T12">, </text:span></text:span><text:span text:style-name="Default_20_Paragraph_20_Font"><text:span text:style-name="T11">id est fpumofae fcri-<text:line-break/>pferimus; neque si scribatur </text:span></text:span><text:span text:style-name="Default_20_Paragraph_20_Font"><text:span text:style-name="T18">πυώδη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purulentae, </text:span></text:span><text:span text:style-name="Default_20_Paragraph_20_Font"><text:span text:style-name="T11">ex-<text:line-break/>pers, nt dictum est, exspectationis erit; medium utrius-<text:line-break/>que obtinente, si </text:span></text:span><text:span text:style-name="Default_20_Paragraph_20_Font"><text:span text:style-name="T18">ύπνώδεις</text:span></text:span><text:span text:style-name="Default_20_Paragraph_20_Font"><text:span text:style-name="T12"> </text:span></text:span><text:span text:style-name="Default_20_Paragraph_20_Font"><text:span text:style-name="T14">somn</text:span></text:span><text:span text:style-name="Default_20_Paragraph_20_Font"><text:span text:style-name="T11">i</text:span></text:span><text:span text:style-name="Default_20_Paragraph_20_Font"><text:span text:style-name="T14">cu</text:span></text:span><text:span text:style-name="Default_20_Paragraph_20_Font"><text:span text:style-name="T11">l</text:span></text:span><text:span text:style-name="Default_20_Paragraph_20_Font"><text:span text:style-name="T14">osae</text:span></text:span><text:span text:style-name="Default_20_Paragraph_20_Font"><text:span text:style-name="T11">, scriptum siti;- fed<text:line-break/>illis adhuc magis, si crudae et incoctae videantur. Quibus<text:line-break/>autem haec cessaverint , his prope esse tum convulsionem<text:line-break/>tum mortem indicant oculorum hebetudo et apfychm..<text:line-break/>Intelligit autem procul dubio animi defectionem. Dio-<text:line-break/>fcorides pro </text:span></text:span><text:span text:style-name="Default_20_Paragraph_20_Font"><text:span text:style-name="T18">ἀψ</text:span></text:span><text:span text:style-name="Default_20_Paragraph_20_Font"><text:span text:style-name="T21">ν</text:span></text:span><text:span text:style-name="Default_20_Paragraph_20_Font"><text:span text:style-name="T18">χίη</text:span></text:span><text:span text:style-name="Default_20_Paragraph_20_Font"><text:span text:style-name="T12"> </text:span></text:span><text:span text:style-name="Default_20_Paragraph_20_Font"><text:span text:style-name="T11">scribit </text:span></text:span><text:span text:style-name="Default_20_Paragraph_20_Font"><text:span text:style-name="T18">ἀποψ</text:span></text:span><text:span text:style-name="Default_20_Paragraph_20_Font"><text:span text:style-name="T21">ν</text:span></text:span><text:span text:style-name="Default_20_Paragraph_20_Font"><text:span text:style-name="T18">χη</text:span></text:span><text:span text:style-name="Default_20_Paragraph_20_Font"><text:span text:style-name="T12">. </text:span></text:span><text:span text:style-name="Default_20_Paragraph_20_Font"><text:span text:style-name="T11">:</text:span></text:span></text:p>
      <text:h text:style-name="Heading_20_2" text:outline-level="2"><text:span text:style-name="Default_20_Paragraph_20_Font">CXV.</text:span></text:h>
      <text:p text:style-name="P14"><text:span text:style-name="Default_20_Paragraph_20_Font"><text:span text:style-name="T14">Cub</text:span></text:span><text:span text:style-name="Default_20_Paragraph_20_Font"><text:span text:style-name="T11">i</text:span></text:span><text:span text:style-name="Default_20_Paragraph_20_Font"><text:span text:style-name="T14">t</text:span></text:span><text:span text:style-name="Default_20_Paragraph_20_Font"><text:span text:style-name="T11">i </text:span></text:span><text:span text:style-name="Default_20_Paragraph_20_Font"><text:span text:style-name="T14">et cerv</text:span></text:span><text:span text:style-name="Default_20_Paragraph_20_Font"><text:span text:style-name="T11">ic</text:span></text:span><text:span text:style-name="Default_20_Paragraph_20_Font"><text:span text:style-name="T14">i</text:span></text:span><text:span text:style-name="Default_20_Paragraph_20_Font"><text:span text:style-name="T11">s </text:span></text:span><text:span text:style-name="Default_20_Paragraph_20_Font"><text:span text:style-name="T14">d</text:span></text:span><text:span text:style-name="Default_20_Paragraph_20_Font"><text:span text:style-name="T11">o</text:span></text:span><text:span text:style-name="Default_20_Paragraph_20_Font"><text:span text:style-name="T14">lore</text:span></text:span><text:span text:style-name="Default_20_Paragraph_20_Font"><text:span text:style-name="T11">s or</text:span></text:span><text:span text:style-name="Default_20_Paragraph_20_Font"><text:span text:style-name="T14">onvulsivi ; a sume au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m </text:span></text:span><text:span text:style-name="Default_20_Paragraph_20_Font"><text:span text:style-name="T14">sii<text:line-break/>atque</text:span></text:span><text:span text:style-name="Default_20_Paragraph_20_Font"><text:span text:style-name="T11"> i</text:span></text:span><text:span text:style-name="Default_20_Paragraph_20_Font"><text:span text:style-name="T14">n faucibu</text:span></text:span><text:span text:style-name="Default_20_Paragraph_20_Font"><text:span text:style-name="T11">s </text:span></text:span><text:span text:style-name="Default_20_Paragraph_20_Font"><text:span text:style-name="T14">son</text:span></text:span><text:span text:style-name="Default_20_Paragraph_20_Font"><text:span text:style-name="T11">i</text:span></text:span><text:span text:style-name="Default_20_Paragraph_20_Font"><text:span text:style-name="T14">tu</text:span></text:span><text:span text:style-name="Default_20_Paragraph_20_Font"><text:span text:style-name="T11">s </text:span></text:span><text:span text:style-name="Default_20_Paragraph_20_Font"><text:span text:style-name="T14">crebri cumsul</text:span></text:span><text:span text:style-name="Default_20_Paragraph_20_Font"><text:span text:style-name="T11">i</text:span></text:span><text:span text:style-name="Default_20_Paragraph_20_Font"><text:span text:style-name="T14">vat</text:span></text:span><text:span text:style-name="Default_20_Paragraph_20_Font"><text:span text:style-name="T11">m</text:span></text:span><text:span text:style-name="Default_20_Paragraph_20_Font"><text:span text:style-name="T14">ne albi</text:span></text:span><text:span text:style-name="Default_20_Paragraph_20_Font"><text:span text:style-name="T11">s<text:line-break/>i</text:span></text:span><text:span text:style-name="Default_20_Paragraph_20_Font"><text:span text:style-name="T14">n somni</text:span></text:span><text:span text:style-name="Default_20_Paragraph_20_Font"><text:span text:style-name="T11">s </text:span></text:span><text:span text:style-name="Default_20_Paragraph_20_Font"><text:span text:style-name="T14">sudore</text:span></text:span><text:span text:style-name="Default_20_Paragraph_20_Font"><text:span text:style-name="T11">s </text:span></text:span><text:span text:style-name="Default_20_Paragraph_20_Font"><text:span text:style-name="T14">bon</text:span></text:span><text:span text:style-name="Default_20_Paragraph_20_Font"><text:span text:style-name="T11">i; </text:span></text:span><text:span text:style-name="Default_20_Paragraph_20_Font"><text:span text:style-name="T14">an et .sudore qua</text:span></text:span><text:span text:style-name="Default_20_Paragraph_20_Font"><text:span text:style-name="T11">m </text:span></text:span><text:span text:style-name="Default_20_Paragraph_20_Font"><text:span text:style-name="T14">plurim</text:span></text:span><text:span text:style-name="Default_20_Paragraph_20_Font"><text:span text:style-name="T11">os<text:line-break/></text:span></text:span><text:span text:style-name="Default_20_Paragraph_20_Font"><text:span text:style-name="T14">levar</text:span></text:span><text:span text:style-name="Default_20_Paragraph_20_Font"><text:span text:style-name="T11">i </text:span></text:span><text:span text:style-name="Default_20_Paragraph_20_Font"><text:span text:style-name="T14">non malu</text:span></text:span><text:span text:style-name="Default_20_Paragraph_20_Font"><text:span text:style-name="T11">m?</text:span></text:span></text:p>
      <text:p text:style-name="P2"><text:span text:style-name="Default_20_Paragraph_20_Font"><text:span text:style-name="T11">orationem a facie autem hi intellexerunt omnes , ut<text:line-break/>aequam habeat conditionem. cum hac. a capite, nempe et<text:line-break/>supra insulis dictione- dixit tum alias tum a capite ortis<text:line-break/>Quare autem convulsiva haec dicat symptomata, non est<text:line-break/>incertum iis, qui ante dictorum meminerunt.. Quidam -vero<text:line-break/>primam dictionis partem per fe tum scribunt tum legunt,<text:line-break/>ut sermo talis sit: </text:span></text:span><text:span text:style-name="Default_20_Paragraph_20_Font"><text:span text:style-name="T14">cub</text:span></text:span><text:span text:style-name="Default_20_Paragraph_20_Font"><text:span text:style-name="T11">i</text:span></text:span><text:span text:style-name="Default_20_Paragraph_20_Font"><text:span text:style-name="T14">t</text:span></text:span><text:span text:style-name="Default_20_Paragraph_20_Font"><text:span text:style-name="T11">i </text:span></text:span><text:span text:style-name="Default_20_Paragraph_20_Font"><text:span text:style-name="T14">cerv</text:span></text:span><text:span text:style-name="Default_20_Paragraph_20_Font"><text:span text:style-name="T11">iri</text:span></text:span><text:span text:style-name="Default_20_Paragraph_20_Font"><text:span text:style-name="T14">sque</text:span></text:span><text:span text:style-name="Default_20_Paragraph_20_Font"><text:span text:style-name="T11"> d</text:span></text:span><text:span text:style-name="Default_20_Paragraph_20_Font"><text:span text:style-name="T14">olore</text:span></text:span><text:span text:style-name="Default_20_Paragraph_20_Font"><text:span text:style-name="T11">s </text:span></text:span><text:span text:style-name="Default_20_Paragraph_20_Font"><text:span text:style-name="T14">convu</text:span></text:span><text:span text:style-name="Default_20_Paragraph_20_Font"><text:span text:style-name="T11">i</text:span></text:span><text:span text:style-name="Default_20_Paragraph_20_Font"><text:span text:style-name="T14">siv</text:span></text:span><text:span text:style-name="Default_20_Paragraph_20_Font"><text:span text:style-name="T11">iy</text:span></text:span><text:span text:style-name="Default_20_Paragraph_20_Font"><text:span text:style-name="T14">a<text:line-break/>facis aute</text:span></text:span><text:span text:style-name="Default_20_Paragraph_20_Font"><text:span text:style-name="T11">m </text:span></text:span><text:span text:style-name="Default_20_Paragraph_20_Font"><text:span text:style-name="T14">hi;</text:span></text:span><text:span text:style-name="Default_20_Paragraph_20_Font"><text:span text:style-name="T11"> non amplius indigentibus .nobis ad oon-<text:line-break/>.vulsionis praenotionem conloquente oratione.- Hi autem<text:line-break/>coniunctionem atque tollentes, principium -consequenter<text:line-break/>scriptorum hoc fecerunt , in faucibus sonitus frequentes.<text:line-break/>Quidam pro </text:span></text:span><text:span text:style-name="Default_20_Paragraph_20_Font"><text:span text:style-name="T18">ἡχο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san</text:span></text:span><text:span text:style-name="Default_20_Paragraph_20_Font"><text:span text:style-name="T11">itas; . </text:span></text:span><text:span text:style-name="Default_20_Paragraph_20_Font"><text:span text:style-name="T14">s</text:span></text:span><text:span text:style-name="Default_20_Paragraph_20_Font"><text:span text:style-name="T11">cribunt </text:span></text:span><text:span text:style-name="Default_20_Paragraph_20_Font"><text:span text:style-name="T18">δχλοι</text:span></text:span><text:span text:style-name="Default_20_Paragraph_20_Font"><text:span text:style-name="T12">, </text:span></text:span><text:span text:style-name="Default_20_Paragraph_20_Font"><text:span text:style-name="T11">id est<text:line-break/></text:span></text:span><text:span text:style-name="Default_20_Paragraph_20_Font"><text:span text:style-name="T14">tumultu</text:span></text:span><text:span text:style-name="Default_20_Paragraph_20_Font"><text:span text:style-name="T11">s, ita in faucibus tumultus multi, ut Diofcorides.<text:line-break/>capito autem ita scripsit.: </text:span></text:span><text:span text:style-name="Default_20_Paragraph_20_Font"><text:span text:style-name="T14">atque</text:span></text:span><text:span text:style-name="Default_20_Paragraph_20_Font"><text:span text:style-name="T11"> i</text:span></text:span><text:span text:style-name="Default_20_Paragraph_20_Font"><text:span text:style-name="T14">n fauc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8">ώχρ</text:span></text:span><text:span text:style-name="Default_20_Paragraph_20_Font"><text:span text:style-name="T21">ο</text:span></text:span><text:span text:style-name="Default_20_Paragraph_20_Font"><text:span text:style-name="T18">ὶ</text:span></text:span><text:span text:style-name="Default_20_Paragraph_20_Font"><text:span text:style-name="T12">, </text:span></text:span><text:span text:style-name="Default_20_Paragraph_20_Font"><text:span text:style-name="T11">id est<text:line-break/></text:span></text:span><text:span text:style-name="Default_20_Paragraph_20_Font"><text:span text:style-name="T14">pallore</text:span></text:span><text:span text:style-name="Default_20_Paragraph_20_Font"><text:span text:style-name="T11">s </text:span></text:span><text:span text:style-name="Default_20_Paragraph_20_Font"><text:span text:style-name="T14">sueque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si prompte siquidem, ut persaepe est<text:line-break/>dictum, recentiores in obscuris libris veteres scripturas<text:line-break/>pro arbitratu mutabunt.: At haec quidem quoquo modo</text:span></text:span></text:p>
      <text:p text:style-name="P3"><text:span text:style-name="Default_20_Paragraph_20_Font"><text:span text:style-name="T11">habeant , symptomata mala sunt; videuturque ad.praesen-<text:line-break/>tis dictionis veritatem quippiam conferre. Sed justa est<text:line-break/>quaestio, quam ob. causam adjecit, sudores per somnos in<text:line-break/>his boni, nihil enim est peculiare hoc pacto laborantibus,<text:line-break/>ut a sudoribus per somnos duntaxat Iuventur. - Nempe<text:line-break/>commune est commodis sudoribus tum in dictis afscctio-<text:line-break/>nibus tum lu cunctis aliis distinctiones habere alias, ut. si<text:line-break/>ex morbi coctione^ fuerint, si per universum -corpus-, si<text:line-break/>diebus judicatoriis, si febres et symptomata sedaverint.<text:line-break/>Sudores autum qui in somnis fiunt , vigilantibus fieri fu-<text:line-break/>pervacaneum. Quidam vero sermoni opem ferre cupien-<text:line-break/>tes, fudores in iis qui convelluntur, ob morbi robur fieri<text:line-break/>ajunt. Si igitur corpore tum .exsoluto tum relaxato; quod<text:line-break/>in fomnis fit , id oriatur , sudare hos fecundum naturam<text:line-break/>est existimandum. Quod deinceps dicitur, majorem. adhuc<text:line-break/>habet dubitationem, scribente ipsi,: </text:span></text:span><text:span text:style-name="Default_20_Paragraph_20_Font"><text:span text:style-name="T14">anet sud</text:span></text:span><text:span text:style-name="Default_20_Paragraph_20_Font"><text:span text:style-name="T11">o</text:span></text:span><text:span text:style-name="Default_20_Paragraph_20_Font"><text:span text:style-name="T14">re quam<text:line-break/>p</text:span></text:span><text:span text:style-name="Default_20_Paragraph_20_Font"><text:span text:style-name="T11">l</text:span></text:span><text:span text:style-name="Default_20_Paragraph_20_Font"><text:span text:style-name="T14">ur</text:span></text:span><text:span text:style-name="Default_20_Paragraph_20_Font"><text:span text:style-name="T11">i</text:span></text:span><text:span text:style-name="Default_20_Paragraph_20_Font"><text:span text:style-name="T14">mo</text:span></text:span><text:span text:style-name="Default_20_Paragraph_20_Font"><text:span text:style-name="T11">s</text:span></text:span><text:span text:style-name="Default_20_Paragraph_20_Font"><text:span text:style-name="T14">. levari n</text:span></text:span><text:span text:style-name="Default_20_Paragraph_20_Font"><text:span text:style-name="T11">u</text:span></text:span><text:span text:style-name="Default_20_Paragraph_20_Font"><text:span text:style-name="T14">n</text:span></text:span><text:span text:style-name="Default_20_Paragraph_20_Font"><text:span text:style-name="T11"> m</text:span></text:span><text:span text:style-name="Default_20_Paragraph_20_Font"><text:span text:style-name="T14">alum st n</text:span></text:span><text:span text:style-name="Default_20_Paragraph_20_Font"><text:span text:style-name="T11">ullam siquidem ambiguitatem</text:span></text:span></text:p>
      <text:p text:style-name="P3"><text:span text:style-name="Default_20_Paragraph_20_Font"><text:span text:style-name="T11">habet, quum manifeste sit bonum; sin minus, at protius<text:line-break/>certe non malum.</text:span></text:span></text:p>
      <text:h text:style-name="Heading_20_2" text:outline-level="2"><text:span text:style-name="Default_20_Paragraph_20_Font">CXVI.</text:span></text:h>
      <text:p text:style-name="Normal"><text:span text:style-name="Default_20_Paragraph_20_Font"><text:span text:style-name="T11">D</text:span></text:span><text:span text:style-name="Default_20_Paragraph_20_Font"><text:span text:style-name="T14">olore</text:span></text:span><text:span text:style-name="Default_20_Paragraph_20_Font"><text:span text:style-name="T11">s </text:span></text:span><text:span text:style-name="Default_20_Paragraph_20_Font"><text:span text:style-name="T14">si ad insera</text:span></text:span><text:span text:style-name="Default_20_Paragraph_20_Font"><text:span text:style-name="T11">s </text:span></text:span><text:span text:style-name="Default_20_Paragraph_20_Font"><text:span text:style-name="T14">di</text:span></text:span><text:span text:style-name="Default_20_Paragraph_20_Font"><text:span text:style-name="T11">l</text:span></text:span><text:span text:style-name="Default_20_Paragraph_20_Font"><text:span text:style-name="T14">abun</text:span></text:span><text:span text:style-name="Default_20_Paragraph_20_Font"><text:span text:style-name="T11">t</text:span></text:span><text:span text:style-name="Default_20_Paragraph_20_Font"><text:span text:style-name="T14">ur parte</text:span></text:span><text:span text:style-name="Default_20_Paragraph_20_Font"><text:span text:style-name="T11">s, </text:span></text:span><text:span text:style-name="Default_20_Paragraph_20_Font"><text:span text:style-name="T14">hi</text:span></text:span><text:span text:style-name="Default_20_Paragraph_20_Font"><text:span text:style-name="T11">s t</text:span></text:span><text:span text:style-name="Default_20_Paragraph_20_Font"><text:span text:style-name="T14">o</text:span></text:span><text:span text:style-name="Default_20_Paragraph_20_Font"><text:span text:style-name="T11">l</text:span></text:span><text:span text:style-name="Default_20_Paragraph_20_Font"><text:span text:style-name="T14">era</text:span></text:span><text:span text:style-name="Default_20_Paragraph_20_Font"><text:span text:style-name="T11">t</text:span></text:span><text:span text:style-name="Default_20_Paragraph_20_Font"><text:span text:style-name="T14">a fac</text:span></text:span><text:span text:style-name="Default_20_Paragraph_20_Font"><text:span text:style-name="T11">i</text:span></text:span><text:span text:style-name="Default_20_Paragraph_20_Font"><text:span text:style-name="T14">le</text:span></text:span><text:span text:style-name="Default_20_Paragraph_20_Font"><text:span text:style-name="T11">s.</text:span></text:span></text:p>
      <text:p text:style-name="P1"><text:span text:style-name="Default_20_Paragraph_20_Font"><text:span text:style-name="T11">Quod quasnam inferas dicat non adjecit, propterea<text:line-break/>geminam expositores fecerunt scripturam; alii siquidem<text:line-break/></text:span></text:span><text:span text:style-name="Default_20_Paragraph_20_Font"><text:span text:style-name="T18">είφορο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fac</text:span></text:span><text:span text:style-name="Default_20_Paragraph_20_Font"><text:span text:style-name="T11">il</text:span></text:span><text:span text:style-name="Default_20_Paragraph_20_Font"><text:span text:style-name="T14">e</text:span></text:span><text:span text:style-name="Default_20_Paragraph_20_Font"><text:span text:style-name="T11">s .</text:span></text:span><text:span text:style-name="Default_20_Paragraph_20_Font"><text:span text:style-name="T14">toleratu</text:span></text:span><text:span text:style-name="Default_20_Paragraph_20_Font"><text:span text:style-name="T11">, scripserunt;- alii autem<text:line-break/></text:span></text:span><text:span text:style-name="Default_20_Paragraph_20_Font"><text:span text:style-name="T18">δύσφορο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d</text:span></text:span><text:span text:style-name="Default_20_Paragraph_20_Font"><text:span text:style-name="T11">i</text:span></text:span><text:span text:style-name="Default_20_Paragraph_20_Font"><text:span text:style-name="T14">scede</text:span></text:span><text:span text:style-name="Default_20_Paragraph_20_Font"><text:span text:style-name="T11">s </text:span></text:span><text:span text:style-name="Default_20_Paragraph_20_Font"><text:span text:style-name="T14">to</text:span></text:span><text:span text:style-name="Default_20_Paragraph_20_Font"><text:span text:style-name="T11">l</text:span></text:span><text:span text:style-name="Default_20_Paragraph_20_Font"><text:span text:style-name="T14">era</text:span></text:span><text:span text:style-name="Default_20_Paragraph_20_Font"><text:span text:style-name="T11">t</text:span></text:span><text:span text:style-name="Default_20_Paragraph_20_Font"><text:span text:style-name="T14">u. </text:span></text:span><text:span text:style-name="Default_20_Paragraph_20_Font"><text:span text:style-name="T11">Nam si ad partes<text:line-break/>quae circa thoracem et os ventriculi funt, pervenerint<text:line-break/>dolores, majorem inducent tolerandi difficultatem quam<text:line-break/>quum in cervice cubitoque essent; si ad crina, morbosam<text:line-break/>totam affectionem insigniter juvabuut.</text:span></text:span></text:p>
      <text:h text:style-name="Heading_20_2" text:outline-level="2"><text:span text:style-name="Default_20_Paragraph_20_Font">CXV1I.</text:span></text:h>
      <text:p text:style-name="P4"><text:span text:style-name="Default_20_Paragraph_20_Font"><text:span text:style-name="T14">su- fantibu</text:span></text:span><text:span text:style-name="Default_20_Paragraph_20_Font"><text:span text:style-name="T11">s </text:span></text:span><text:span text:style-name="Default_20_Paragraph_20_Font"><text:span text:style-name="T14">sudantes, capu</text:span></text:span><text:span text:style-name="Default_20_Paragraph_20_Font"><text:span text:style-name="T11">t </text:span></text:span><text:span text:style-name="Default_20_Paragraph_20_Font"><text:span text:style-name="T14">dolen</text:span></text:span><text:span text:style-name="Default_20_Paragraph_20_Font"><text:span text:style-name="T11">t</text:span></text:span><text:span text:style-name="Default_20_Paragraph_20_Font"><text:span text:style-name="T14">es , in</text:span></text:span><text:span text:style-name="Default_20_Paragraph_20_Font"><text:span text:style-name="T11">t</text:span></text:span><text:span text:style-name="Default_20_Paragraph_20_Font"><text:span text:style-name="T14">ercep</text:span></text:span><text:span text:style-name="Default_20_Paragraph_20_Font"><text:span text:style-name="T11">t</text:span></text:span><text:span text:style-name="Default_20_Paragraph_20_Font"><text:span text:style-name="T14">a a</text:span></text:span><text:span text:style-name="Default_20_Paragraph_20_Font"><text:span text:style-name="T11">l</text:span></text:span><text:span text:style-name="Default_20_Paragraph_20_Font"><text:span text:style-name="T14">vo,<text:line-break/>c</text:span></text:span><text:span text:style-name="Default_20_Paragraph_20_Font"><text:span text:style-name="T11">ti</text:span></text:span><text:span text:style-name="Default_20_Paragraph_20_Font"><text:span text:style-name="T14">nvulsiv</text:span></text:span><text:span text:style-name="Default_20_Paragraph_20_Font"><text:span text:style-name="T11">i </text:span></text:span><text:span text:style-name="Default_20_Paragraph_20_Font"><text:span text:style-name="T14">saint.</text:span></text:span></text:p>
      <text:p text:style-name="P2"><text:span text:style-name="Default_20_Paragraph_20_Font"><text:span text:style-name="T11">Ex brevissima interdum exspectatione convellendos<text:line-break/>scribit; nempe forsan femel quendam ita- habentem con-<text:line-break/>vulsum vidit non saepius. Liber autem fere totus ad de-<text:line-break/>lirii convulsionisque praedictionem expenditur. Si quis<text:line-break/>igitur auctori crediderit et in febre capite dolentes cum<text:line-break/>fudatiunculis et alvi retentione convulsione correptum iri<text:line-break/>enunciare ausus. fuerit, saepius admodum aberrans, femel<text:line-break/>petitum assequetur. </text:span></text:span><text:span text:style-name="Default_20_Paragraph_20_Font"><text:span text:style-name="T23">.</text:span></text:span></text:p>
      <text:h text:style-name="Heading_20_2" text:outline-level="2"><text:span text:style-name="Default_20_Paragraph_20_Font">CXVIII.</text:span></text:h>
      <text:p text:style-name="P4"><text:span text:style-name="Default_20_Paragraph_20_Font"><text:span text:style-name="T14">Arenulen</text:span></text:span><text:span text:style-name="Default_20_Paragraph_20_Font"><text:span text:style-name="T11">t</text:span></text:span><text:span text:style-name="Default_20_Paragraph_20_Font"><text:span text:style-name="T14">ae l</text:span></text:span><text:span text:style-name="Default_20_Paragraph_20_Font"><text:span text:style-name="T11">i</text:span></text:span><text:span text:style-name="Default_20_Paragraph_20_Font"><text:span text:style-name="T14">quidae defectione</text:span></text:span><text:span text:style-name="Default_20_Paragraph_20_Font"><text:span text:style-name="T11">s Pe(smg</text:span></text:span><text:span text:style-name="Default_20_Paragraph_20_Font"><text:span text:style-name="T14">eratisnesque pra-<text:line-break/>vae; r</text:span></text:span><text:span text:style-name="Default_20_Paragraph_20_Font"><text:span text:style-name="T11">i</text:span></text:span><text:span text:style-name="Default_20_Paragraph_20_Font"><text:span text:style-name="T14">gores ex hi</text:span></text:span><text:span text:style-name="Default_20_Paragraph_20_Font"><text:span text:style-name="T11">s </text:span></text:span><text:span text:style-name="Default_20_Paragraph_20_Font"><text:span text:style-name="T14">tu</text:span></text:span><text:span text:style-name="Default_20_Paragraph_20_Font"><text:span text:style-name="T11">m </text:span></text:span><text:span text:style-name="Default_20_Paragraph_20_Font"><text:span text:style-name="T14">vesicam tu</text:span></text:span><text:span text:style-name="Default_20_Paragraph_20_Font"><text:span text:style-name="T11">m </text:span></text:span><text:span text:style-name="Default_20_Paragraph_20_Font"><text:span text:style-name="T14">ven</text:span></text:span><text:span text:style-name="Default_20_Paragraph_20_Font"><text:span text:style-name="T11">t</text:span></text:span><text:span text:style-name="Default_20_Paragraph_20_Font"><text:span text:style-name="T14">re</text:span></text:span><text:span text:style-name="Default_20_Paragraph_20_Font"><text:span text:style-name="T11">m </text:span></text:span><text:span text:style-name="Default_20_Paragraph_20_Font"><text:span text:style-name="T14">prehen-<text:line-break/>dente</text:span></text:span><text:span text:style-name="Default_20_Paragraph_20_Font"><text:span text:style-name="T11">s, </text:span></text:span><text:span text:style-name="Default_20_Paragraph_20_Font"><text:span text:style-name="T14">dolorem</text:span></text:span><text:span text:style-name="Default_20_Paragraph_20_Font"><text:span text:style-name="T11"> i</text:span></text:span><text:span text:style-name="Default_20_Paragraph_20_Font"><text:span text:style-name="T14">nserunt. An et in .h</text:span></text:span><text:span text:style-name="Default_20_Paragraph_20_Font"><text:span text:style-name="T11">is </text:span></text:span><text:span text:style-name="Default_20_Paragraph_20_Font"><text:span text:style-name="T14">comatosum al</text:span></text:span><text:span text:style-name="Default_20_Paragraph_20_Font"><text:span text:style-name="T11">i-<text:line-break/>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d convulsion</text:span></text:span><text:span text:style-name="Default_20_Paragraph_20_Font"><text:span text:style-name="T11">is </text:span></text:span><text:span text:style-name="Default_20_Paragraph_20_Font"><text:span text:style-name="T14">habe</text:span></text:span><text:span text:style-name="Default_20_Paragraph_20_Font"><text:span text:style-name="T11">t ss </text:span></text:span><text:span text:style-name="Default_20_Paragraph_20_Font"><text:span text:style-name="T14">n</text:span></text:span><text:span text:style-name="Default_20_Paragraph_20_Font"><text:span text:style-name="T11">o</text:span></text:span><text:span text:style-name="Default_20_Paragraph_20_Font"><text:span text:style-name="T14">n fuer</text:span></text:span><text:span text:style-name="Default_20_Paragraph_20_Font"><text:span text:style-name="T11">im </text:span></text:span><text:span text:style-name="Default_20_Paragraph_20_Font"><text:span text:style-name="T14">ad</text:span></text:span><text:span text:style-name="Default_20_Paragraph_20_Font"><text:span text:style-name="T11">m</text:span></text:span><text:span text:style-name="Default_20_Paragraph_20_Font"><text:span text:style-name="T14">iratu</text:span></text:span><text:span text:style-name="Default_20_Paragraph_20_Font"><text:span text:style-name="T11">s.</text:span></text:span></text:p>
      <text:p text:style-name="P1"><text:span text:style-name="Default_20_Paragraph_20_Font"><text:span text:style-name="T18">Ινάθυρὰ</text:span></text:span><text:span text:style-name="Default_20_Paragraph_20_Font"><text:span text:style-name="T12"> </text:span></text:span><text:span text:style-name="Default_20_Paragraph_20_Font"><text:span text:style-name="T11">per </text:span></text:span><text:span text:style-name="Default_20_Paragraph_20_Font"><text:span text:style-name="T18">δ</text:span></text:span><text:span text:style-name="Default_20_Paragraph_20_Font"><text:span text:style-name="T12"> </text:span></text:span><text:span text:style-name="Default_20_Paragraph_20_Font"><text:span text:style-name="T11">Attici scribunt, per </text:span></text:span><text:span text:style-name="Default_20_Paragraph_20_Font"><text:span text:style-name="T18">Θ</text:span></text:span><text:span text:style-name="Default_20_Paragraph_20_Font"><text:span text:style-name="T12"> </text:span></text:span><text:span text:style-name="Default_20_Paragraph_20_Font"><text:span text:style-name="T11">vero caeteri<text:line-break/>omnes, voca</text:span></text:span><text:span text:style-name="Default_20_Paragraph_20_Font"><text:span text:style-name="T14">n</text:span></text:span><text:span text:style-name="Default_20_Paragraph_20_Font"><text:span text:style-name="T11">tque </text:span></text:span><text:span text:style-name="Default_20_Paragraph_20_Font"><text:span text:style-name="T18">ψαθ</text:span></text:span><text:span text:style-name="Default_20_Paragraph_20_Font"><text:span text:style-name="T21">ν</text:span></text:span><text:span text:style-name="Default_20_Paragraph_20_Font"><text:span text:style-name="T18">ρὰς</text:span></text:span><text:span text:style-name="Default_20_Paragraph_20_Font"><text:span text:style-name="T12"> </text:span></text:span><text:span text:style-name="Default_20_Paragraph_20_Font"><text:span text:style-name="T11">carnes, quae duris.fibrosisque<text:line-break/>et aegre dissolubilibus atque mandi contumacibus co</text:span></text:span><text:span text:style-name="Default_20_Paragraph_20_Font"><text:span text:style-name="T14">n</text:span></text:span><text:span text:style-name="Default_20_Paragraph_20_Font"><text:span text:style-name="T11">tra-</text:span></text:span></text:p>
      <text:p text:style-name="P3"><text:span text:style-name="Default_20_Paragraph_20_Font"><text:span text:style-name="T11">rio habent modo; tales autem maxime funt quae a multis<text:line-break/></text:span></text:span><text:span text:style-name="Default_20_Paragraph_20_Font"><text:span text:style-name="T18">σαγναὶ</text:span></text:span><text:span text:style-name="Default_20_Paragraph_20_Font"><text:span text:style-name="T12"> </text:span></text:span><text:span text:style-name="Default_20_Paragraph_20_Font"><text:span text:style-name="T11">appellantur ; diem unum vel duos a Iugulato ani-<text:line-break/>mali repositae; </text:span></text:span><text:span text:style-name="Default_20_Paragraph_20_Font"><text:span text:style-name="T18">ἑώλαρ</text:span></text:span><text:span text:style-name="Default_20_Paragraph_20_Font"><text:span text:style-name="T12"> </text:span></text:span><text:span text:style-name="Default_20_Paragraph_20_Font"><text:span text:style-name="T11">autem eas Graeci vocare consueve-<text:line-break/>runt, quasi biduanas vel triduanas dixeris; et </text:span></text:span><text:span text:style-name="Default_20_Paragraph_20_Font"><text:span text:style-name="T18">ἑωλἰζει</text:span></text:span><text:span text:style-name="Default_20_Paragraph_20_Font"><text:span text:style-name="T21">ν</text:span></text:span><text:span text:style-name="Default_20_Paragraph_20_Font"><text:span text:style-name="T12"> </text:span></text:span><text:span text:style-name="Default_20_Paragraph_20_Font"><text:span text:style-name="T11">ita<text:line-break/>ante putrefacere ; hinc edulium summe recens </text:span></text:span><text:span text:style-name="Default_20_Paragraph_20_Font"><text:span text:style-name="T18">ἐπὶ</text:span></text:span><text:span text:style-name="Default_20_Paragraph_20_Font"><text:span text:style-name="T12"> </text:span></text:span><text:span text:style-name="Default_20_Paragraph_20_Font"><text:span text:style-name="T18">βραχὸ</text:span></text:span><text:span text:style-name="Default_20_Paragraph_20_Font"><text:span text:style-name="T12"><text:line-break/></text:span></text:span><text:span text:style-name="Default_20_Paragraph_20_Font"><text:span text:style-name="T18">προσεωλτσμὲν</text:span></text:span><text:span text:style-name="Default_20_Paragraph_20_Font"><text:span text:style-name="T21">ο</text:span></text:span><text:span text:style-name="Default_20_Paragraph_20_Font"><text:span text:style-name="T18">ν</text:span></text:span><text:span text:style-name="Default_20_Paragraph_20_Font"><text:span text:style-name="T12">, </text:span></text:span><text:span text:style-name="Default_20_Paragraph_20_Font"><text:span text:style-name="T11">id est parum ad putrefactum mortisicatum-<text:line-break/>que dicitur. Constat autem ex eo, quod postea ita dictum<text:line-break/>est; lenibus exquisite mutatum. Ego igitur ostendi, quae-,<text:line-break/>nam dicant homines </text:span></text:span><text:span text:style-name="Default_20_Paragraph_20_Font"><text:span text:style-name="T18">ψαθυρὰ</text:span></text:span><text:span text:style-name="Default_20_Paragraph_20_Font"><text:span text:style-name="T12">, </text:span></text:span><text:span text:style-name="Default_20_Paragraph_20_Font"><text:span text:style-name="T11">in eduliis et non in excre-<text:line-break/>mentis orationem habentes. Sed libri hujus auctorem<text:line-break/>aequum erat nobis dicere quaenam excrementa </text:span></text:span><text:span text:style-name="Default_20_Paragraph_20_Font"><text:span text:style-name="T18">ύπθψά</text:span></text:span><text:span text:style-name="Default_20_Paragraph_20_Font"><text:span text:style-name="T12">-<text:line-break/></text:span></text:span><text:span text:style-name="Default_20_Paragraph_20_Font"><text:span text:style-name="T18">θυρα</text:span></text:span><text:span text:style-name="Default_20_Paragraph_20_Font"><text:span text:style-name="T12">, </text:span></text:span><text:span text:style-name="Default_20_Paragraph_20_Font"><text:span text:style-name="T11">id est fubarenofa vocet; nempe quod mediocriter<text:line-break/></text:span></text:span><text:span text:style-name="Default_20_Paragraph_20_Font"><text:span text:style-name="T18">ψαθυρὰ</text:span></text:span><text:span text:style-name="Default_20_Paragraph_20_Font"><text:span text:style-name="T12">, </text:span></text:span><text:span text:style-name="Default_20_Paragraph_20_Font"><text:span text:style-name="T11">id est arenula , constat. Prorsus siquidem ad eum<text:line-break/>spectabat nobis ostendere, quaenam dicat </text:span></text:span><text:span text:style-name="Default_20_Paragraph_20_Font"><text:span text:style-name="T18">ύπ</text:span></text:span><text:span text:style-name="Default_20_Paragraph_20_Font"><text:span text:style-name="T21">ο</text:span></text:span><text:span text:style-name="Default_20_Paragraph_20_Font"><text:span text:style-name="T18">ψάθυρα</text:span></text:span><text:span text:style-name="Default_20_Paragraph_20_Font"><text:span text:style-name="T12">.<text:line-break/></text:span></text:span><text:span text:style-name="Default_20_Paragraph_20_Font"><text:span text:style-name="T11">Quum autem prophetae ipsi a sese dissideam invicem, ma-<text:line-break/>Ior adhuc nobis qui prophetae non sumus, existit dubita-<text:line-break/>tio. Nempe est qui liquida nunc simpliciter diri ait;<text:line-break/>alius cum aquositate liquida, crassitremque et substantiam<text:line-break/>nullam habentia; alii ea tanquam pinguitudine vacua;</text:span></text:span></text:p>
      <text:p text:style-name="P3"><text:span text:style-name="Default_20_Paragraph_20_Font"><text:span text:style-name="T11">alii veluti non. glutinosa-. alii , nescio quod ipsis visum<text:line-break/>sit, ajunt ea quae humidis aliis,. olei instar non rniscen-<text:line-break/>tur; alii in liquida deiectione biliosus ec incoctos globos;<text:line-break/>alii autem quae facile dissolvuntur , ut- si arenam aqua<text:line-break/>consperseris , deinde digitis compo</text:span></text:span><text:span text:style-name="Default_20_Paragraph_20_Font"><text:span text:style-name="T14">n</text:span></text:span><text:span text:style-name="Default_20_Paragraph_20_Font"><text:span text:style-name="T11">ens constrinxeris et<text:line-break/>mox ubi solveris, dissolutam dixeris, videnturque hi cae-<text:line-break/>teris probabiliores esse. Eadem vero potestate dicunt,<text:line-break/>qui non glutinosa esse ajunt, quae quis composita et una<text:line-break/>voce dixerit </text:span></text:span><text:span text:style-name="Default_20_Paragraph_20_Font"><text:span text:style-name="T18">ἄγλισχριτ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non glu</text:span></text:span><text:span text:style-name="Default_20_Paragraph_20_Font"><text:span text:style-name="T11">t</text:span></text:span><text:span text:style-name="Default_20_Paragraph_20_Font"><text:span text:style-name="T14">inosa;</text:span></text:span><text:span text:style-name="Default_20_Paragraph_20_Font"><text:span text:style-name="T11"> si enim ab<text:line-break/>arenulentis eduliis est dejectioues transscrre similitudinem<text:line-break/>liceat, probabilius fuerit dicere </text:span></text:span><text:span text:style-name="Default_20_Paragraph_20_Font"><text:span text:style-name="T18">ψαθ</text:span></text:span><text:span text:style-name="Default_20_Paragraph_20_Font"><text:span text:style-name="T21">ν</text:span></text:span><text:span text:style-name="Default_20_Paragraph_20_Font"><text:span text:style-name="T18">ρὰ</text:span></text:span><text:span text:style-name="Default_20_Paragraph_20_Font"><text:span text:style-name="T12"> </text:span></text:span><text:span text:style-name="Default_20_Paragraph_20_Font"><text:span text:style-name="T11">alvi excrementa<text:line-break/>esse quae de facili dissolvuntur nullamque habent aegre<text:line-break/>dissolubilem unionem. Talia vero. excrementa fiunt et a<text:line-break/>cibis qui arenulentam et solutu facilem habent fubstan-<text:line-break/>tiam. Vidi ego , quum in agro essem , hortulani pueros<text:line-break/>frumenti quidem indigos, pyris vero abundantes, talia<text:line-break/>dejicere. Qui milium panicumque edunt vel hordeaceos<text:line-break/>pauca, similia his excernunt. Si vero triticeos panes quis</text:span></text:span></text:p>
      <text:p text:style-name="P3"><text:span text:style-name="Default_20_Paragraph_20_Font"><text:span text:style-name="T11">edens talia defecerit , quod tenuis et dissolvens humiditas<text:line-break/>excrementis permixta sit, quae mutuam prohibeat unitio-<text:line-break/>nem, est suspicandum. Diosuorides, ut multa alia in ob-.<text:line-break/>fcuris libris prompte commutavit, ita et verbum </text:span></text:span><text:span text:style-name="Default_20_Paragraph_20_Font"><text:span text:style-name="T18">ύποψά</text:span></text:span><text:span text:style-name="Default_20_Paragraph_20_Font"><text:span text:style-name="T12">-<text:line-break/></text:span></text:span><text:span text:style-name="Default_20_Paragraph_20_Font"><text:span text:style-name="T18">θυρα</text:span></text:span><text:span text:style-name="Default_20_Paragraph_20_Font"><text:span text:style-name="T12"> </text:span></text:span><text:span text:style-name="Default_20_Paragraph_20_Font"><text:span text:style-name="T11">permutavit, fecitque </text:span></text:span><text:span text:style-name="Default_20_Paragraph_20_Font"><text:span text:style-name="T18">ύπσψέφαρα</text:span></text:span><text:span text:style-name="Default_20_Paragraph_20_Font"><text:span text:style-name="T12">, </text:span></text:span><text:span text:style-name="Default_20_Paragraph_20_Font"><text:span text:style-name="T11">appellarique is ita<text:line-break/>ait fubuigrantia ; nempe et tenebras </text:span></text:span><text:span text:style-name="Default_20_Paragraph_20_Font"><text:span text:style-name="T18">ψέφας</text:span></text:span><text:span text:style-name="Default_20_Paragraph_20_Font"><text:span text:style-name="T12"> </text:span></text:span><text:span text:style-name="Default_20_Paragraph_20_Font"><text:span text:style-name="T11">dictas esse apud<text:line-break/>Pindarum. Post vero </text:span></text:span><text:span text:style-name="Default_20_Paragraph_20_Font"><text:span text:style-name="T18">ψαθυρῶν</text:span></text:span><text:span text:style-name="Default_20_Paragraph_20_Font"><text:span text:style-name="T12"> </text:span></text:span><text:span text:style-name="Default_20_Paragraph_20_Font"><text:span text:style-name="T11">vaticinium vel coujecta-<text:line-break/>tionem vel temeritatem, nempe quod quis in talibus, tan-<text:line-break/>quam certe noverit, enunciet, temerarium existet, ad<text:line-break/>consequentes pergamus dictiones,; ex quibus prima est,<text:line-break/>perfrictionesque non sine ardore , quod rursus ipsum certo<text:line-break/>nosse , quid sibi velit, temerarii est hominis. Coniicientes<text:line-break/>vero et in hac re, ut in aliis libri hujus multis fecimus,<text:line-break/>persrictiones non sine ardore dici asseremus, quum quis<text:line-break/>superficie quidem perfrixerit, in imo autem corpore fen-<text:line-break/>tiat igneam caliditatem. Has igitur pravas esse- ait.; quis<text:line-break/>enim cute quidem perfrigefcentem , intus vero ardorem</text:span></text:span></text:p>
      <text:p text:style-name="P3"><text:span text:style-name="Default_20_Paragraph_20_Font"><text:span text:style-name="T11">sentientem prave habere no</text:span></text:span><text:span text:style-name="Default_20_Paragraph_20_Font"><text:span text:style-name="T14">n</text:span></text:span><text:span text:style-name="Default_20_Paragraph_20_Font"><text:span text:style-name="T11"> novit, etiam non quaeren-<text:line-break/>tibus nobis an </text:span></text:span><text:span text:style-name="Default_20_Paragraph_20_Font"><text:span text:style-name="T14">t</text:span></text:span><text:span text:style-name="Default_20_Paragraph_20_Font"><text:span text:style-name="T11">ubarenida dejecerit. Nempe scriptis in<text:line-break/>prognostico contenti ad dign</text:span></text:span><text:span text:style-name="Default_20_Paragraph_20_Font"><text:span text:style-name="T14">a</text:span></text:span><text:span text:style-name="Default_20_Paragraph_20_Font"><text:span text:style-name="T11">tionem tum. bonarum tum<text:line-break/>malarum dejectionum non fallemur. Deinceps autem in<text:line-break/>praefenti dictione fcrsplum.est ileo. </text:span></text:span><text:span text:style-name="Default_20_Paragraph_20_Font"><text:span text:style-name="T14">rigores ex h</text:span></text:span><text:span text:style-name="Default_20_Paragraph_20_Font"><text:span text:style-name="T11">i</text:span></text:span><text:span text:style-name="Default_20_Paragraph_20_Font"><text:span text:style-name="T14">s</text:span></text:span><text:span text:style-name="Default_20_Paragraph_20_Font"><text:span text:style-name="T11"> t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ve-<text:line-break/>sica</text:span></text:span><text:span text:style-name="Default_20_Paragraph_20_Font"><text:span text:style-name="T11">m </text:span></text:span><text:span text:style-name="Default_20_Paragraph_20_Font"><text:span text:style-name="T14">tu</text:span></text:span><text:span text:style-name="Default_20_Paragraph_20_Font"><text:span text:style-name="T11">m </text:span></text:span><text:span text:style-name="Default_20_Paragraph_20_Font"><text:span text:style-name="T14">ven</text:span></text:span><text:span text:style-name="Default_20_Paragraph_20_Font"><text:span text:style-name="T11">t</text:span></text:span><text:span text:style-name="Default_20_Paragraph_20_Font"><text:span text:style-name="T14">re</text:span></text:span><text:span text:style-name="Default_20_Paragraph_20_Font"><text:span text:style-name="T11">m </text:span></text:span><text:span text:style-name="Default_20_Paragraph_20_Font"><text:span text:style-name="T14">prehendentes do</text:span></text:span><text:span text:style-name="Default_20_Paragraph_20_Font"><text:span text:style-name="T11">l</text:span></text:span><text:span text:style-name="Default_20_Paragraph_20_Font"><text:span text:style-name="T14">orosa</text:span></text:span><text:span text:style-name="Default_20_Paragraph_20_Font"><text:span text:style-name="T11"> Quaerere igi-<text:line-break/>tur rursus nos hoc loco vult scriptor quidnam significet<text:line-break/>verbum </text:span></text:span><text:span text:style-name="Default_20_Paragraph_20_Font"><text:span text:style-name="T18">ἐπιλαμβά</text:span></text:span><text:span text:style-name="Default_20_Paragraph_20_Font"><text:span text:style-name="T21">ν</text:span></text:span><text:span text:style-name="Default_20_Paragraph_20_Font"><text:span text:style-name="T18">οντα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prehendente</text:span></text:span><text:span text:style-name="Default_20_Paragraph_20_Font"><text:span text:style-name="T11">s. .Nempe antea<text:line-break/>ipsas </text:span></text:span><text:span text:style-name="Default_20_Paragraph_20_Font"><text:span text:style-name="T18">ἀπισχέσεις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re</text:span></text:span><text:span text:style-name="Default_20_Paragraph_20_Font"><text:span text:style-name="T11">t</text:span></text:span><text:span text:style-name="Default_20_Paragraph_20_Font"><text:span text:style-name="T14">ent</text:span></text:span><text:span text:style-name="Default_20_Paragraph_20_Font"><text:span text:style-name="T11">i</text:span></text:span><text:span text:style-name="Default_20_Paragraph_20_Font"><text:span text:style-name="T14">one</text:span></text:span><text:span text:style-name="Default_20_Paragraph_20_Font"><text:span text:style-name="T11">s, vocavit </text:span></text:span><text:span text:style-name="Default_20_Paragraph_20_Font"><text:span text:style-name="T18">ἀπολήψεις</text:span></text:span><text:span text:style-name="Default_20_Paragraph_20_Font"><text:span text:style-name="T12">, </text:span></text:span><text:span text:style-name="Default_20_Paragraph_20_Font"><text:span text:style-name="T11">id<text:line-break/>est </text:span></text:span><text:span text:style-name="Default_20_Paragraph_20_Font"><text:span text:style-name="T14">intercep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s; nunc autem qui </text:span></text:span><text:span text:style-name="Default_20_Paragraph_20_Font"><text:span text:style-name="T18">ἐπιλαμβἀνοντα</text:span></text:span><text:span text:style-name="Default_20_Paragraph_20_Font"><text:span text:style-name="T12"> </text:span></text:span><text:span text:style-name="Default_20_Paragraph_20_Font"><text:span text:style-name="T11">scripsit,<text:line-break/>aliis quidem inre ejusmodi nomen ferre videtur de inter-<text:line-break/>ceptionibus, retentionibusque quas </text:span></text:span><text:span text:style-name="Default_20_Paragraph_20_Font"><text:span text:style-name="T18">ἀπολήψεις</text:span></text:span><text:span text:style-name="Default_20_Paragraph_20_Font"><text:span text:style-name="T12"> </text:span></text:span><text:span text:style-name="Default_20_Paragraph_20_Font"><text:span text:style-name="T11">vocant; aliis<text:line-break/>vero quod veluti admodum extendantur, indicare. Quod<text:line-break/>vero dicitur </text:span></text:span><text:span text:style-name="Default_20_Paragraph_20_Font"><text:span text:style-name="T18">ὸδυνώδεα</text:span></text:span><text:span text:style-name="Default_20_Paragraph_20_Font"><text:span text:style-name="T12">, </text:span></text:span><text:span text:style-name="Default_20_Paragraph_20_Font"><text:span text:style-name="T11">id est dolorosi,. sufficit ostendere<text:line-break/>aegrotationem quandam. significari per vocem </text:span></text:span><text:span text:style-name="Default_20_Paragraph_20_Font"><text:span text:style-name="T18">ἐπιλαμβά</text:span></text:span><text:span text:style-name="Default_20_Paragraph_20_Font"><text:span text:style-name="T12">-<text:line-break/></text:span></text:span><text:span text:style-name="Default_20_Paragraph_20_Font"><text:span text:style-name="T21">ν</text:span></text:span><text:span text:style-name="Default_20_Paragraph_20_Font"><text:span text:style-name="T18">οντα</text:span></text:span><text:span text:style-name="Default_20_Paragraph_20_Font"><text:span text:style-name="T12">. </text:span></text:span><text:span text:style-name="Default_20_Paragraph_20_Font"><text:span text:style-name="T11">ln caeteris quidem operibus plurima eorum, quae<text:line-break/>dubitationem afferunt sex illatis dignoscuntur; in hoc vero<text:line-break/>libro major perpetuo priore infertur quaestio. . Quomodo</text:span></text:span></text:p>
      <text:p text:style-name="P3">et nunc, quum inquit, an et in his comatosum, nempe<text:line-break/>vel tale est, quod ait in his memoratis vel tum omnibus<text:line-break/>tum postremis; nam et id patet, comatosum pathema ha-<text:line-break/>here quippiam simul existens et convulsivi, veluti in quo<text:line-break/>quidem ipsum etiam simul extitit, quod praedicta coma-<text:line-break/>tofum sequatur. Sed neutrum horum neque est necessa-<text:line-break/>rium neque .ut plurimum evenit, et quidem auctor ipse<text:line-break/>consentit; adjecit enim conjunctionem dubitandi <text:span text:style-name="Default_20_Paragraph_20_Font"><text:span text:style-name="T15">an;</text:span></text:span> deinde<text:line-break/>ipsi acclamavit, quum dixit, non admiratus fuerim, nempe<text:line-break/>ita in compluribus et fide dignis exemplaribus est fcri-<text:line-break/>ptum, veluti et in aliis quibusdam nullo pacto scriptum<text:line-break/>rep eri tur<text:span text:style-name="Default_20_Paragraph_20_Font"><text:span text:style-name="T15">e</text:span></text:span></text:p>
      <text:h text:style-name="Heading_20_2" text:outline-level="2"><text:bookmark-start text:name="bookmark50"/><text:span text:style-name="Default_20_Paragraph_20_Font">CXIX.</text:span><text:bookmark-end text:name="bookmark50"/></text:h>
      <text:p text:style-name="P4"><text:span text:style-name="Default_20_Paragraph_20_Font"><text:span text:style-name="T15">Quae in acutis morbis vomitorio trahuntur,</text:span></text:span> n<text:span text:style-name="Default_20_Paragraph_20_Font"><text:span text:style-name="T15">itiofa; atque<text:line-break/>albae defectiones , d</text:span></text:span>i<text:span text:style-name="Default_20_Paragraph_20_Font"><text:span text:style-name="T15">spe</text:span></text:span>l<text:span text:style-name="Default_20_Paragraph_20_Font"><text:span text:style-name="T15">let, lentore carentia ex his pro-<text:line-break/>deuntia multo cum aestu</text:span></text:span> i<text:span text:style-name="Default_20_Paragraph_20_Font"><text:span text:style-name="T15">n mentis eunt aberrationem ;<text:line-break/>au ex his comatost torpidique postea stunt; morbus ex</text:span></text:span></text:p>
      <text:p text:style-name="P2"><text:span text:style-name="Default_20_Paragraph_20_Font"><text:span text:style-name="T15">talibus diutius manet; an et circa</text:span></text:span> i<text:span text:style-name="Default_20_Paragraph_20_Font"><text:span text:style-name="T15">udicationem arefeen-<text:line-break/>tes dispculter spirent ?</text:span></text:span></text:p>
      <text:p text:style-name="P1">Quae in acutis, inquit , morbis vomiti<text:span text:style-name="Default_20_Paragraph_20_Font"><text:span text:style-name="T15">o</text:span></text:span>ne trahuntur,<text:line-break/>vitiosa sunt; tale autem quippiam et antea est scriptum;<text:line-break/>nosque in similibus similia dicere cogimur. Adjiciam vero<text:line-break/>nunc et illud, quod ante dictum non fuit, quum nauseam<text:line-break/>fieri dicebam , quando ad expurganda quae contristant<text:line-break/>venter cietur. Quidam et ob phlegmonem ipsius nausea-<text:line-break/>hundam fieri affectionem dixerunt ; quod in supra dicto<text:line-break/>universali sermone continetur. Nam si phlegmone sua<text:line-break/>propria ratione nauseam pariat, nunquam venter phleg-<text:line-break/>mone obsideri citra nauseam reperietur. Incidit autem<text:line-break/>huic symptoma ejusmodi , quum phlegmone obsidetur,<text:line-break/>quandoque duobus modis ; altero quidem , quum tenues<text:line-break/>quidam ichores ex inflammatis partibus ad interiorem ipsius<text:line-break/>capacitatem decumbentes , collectione in eo loco os ipsius<text:line-break/>contristaverint; altero autem, quum permixtio affecti<text:span text:style-name="Default_20_Paragraph_20_Font"><text:span text:style-name="T15">o</text:span></text:span>num</text:p>
      <text:p text:style-name="P3">fuerit. Duabus siquidem inter fe complicatis affectionibus<text:line-break/>per fe in utraque fieri sidet. Permixta igitur ea, quae<text:line-break/>nauseam parit, affectione cum phlegm<text:span text:style-name="Default_20_Paragraph_20_Font"><text:span text:style-name="T15">o</text:span></text:span>ne, propter alte-<text:line-break/>rata earum nauseantes aegri fiunt, non propter phlegmo-<text:line-break/>nem. Contingit autem nonnunquam, ut ex moderatis<text:line-break/>nauseis vomitus statim incidat; nonnunquam <text:span text:style-name="Default_20_Paragraph_20_Font"><text:span text:style-name="T15">s</text:span></text:span>ane et con-<text:line-break/>turbatio quidem plurima et frequens fiat, vomatur vero<text:line-break/>vel nihil vel prorsus paucum; quod coniicere licet his<text:line-break/>verbis vomitorie trahuntur, ipfum velle significare, quae<text:line-break/>in praesentis dictionis capite s<text:span text:style-name="Default_20_Paragraph_20_Font"><text:span text:style-name="T15">u</text:span></text:span>nt posita. Pravum autem<text:line-break/>est non ut signum tantum, verum etiam ut causa symptoma<text:line-break/>hujusmodi. Nempe quatenus succi malitiam excerni con-<text:line-break/>tumacem , contineri in ventris ore ostendit, eatenus fig-<text:line-break/>num pravum est; quod vero continuis lacerationibus vel-<text:line-break/>licationibusque ventrem cruciet, ob id rursum tanquam<text:line-break/>causa ipsius erit, phlegmones quidem n<text:span text:style-name="Default_20_Paragraph_20_Font"><text:span text:style-name="T15">o</text:span></text:span>ndum existentis<text:line-break/>tanquam modo futurae; ejus ver<text:span text:style-name="Default_20_Paragraph_20_Font"><text:span text:style-name="T15">o</text:span></text:span> quae jam adest, tan-<text:line-break/>quam incrementum suscepturae. Praeterea, inquit, albi-</text:p>
      <text:p text:style-name="P3">cantes deiectiones difficiles, quod quidam ab ante dicto<text:line-break/>separant, caeteri copulant. Caeterum quod de praedictis<text:line-break/>antea diximus, idem et de his nunc dicimus; assiae et-<text:line-break/>enim dejectiones siunt non defluente ex hepate in ven-<text:line-break/>trem bile; quod sane et per fe et cum ante dicto con-<text:line-break/>stare potest; quia vero auctor dissimilia multa inter st<text:line-break/>commisceat, legentes ob id ea et copulare et separare ab<text:line-break/>invicem possunt. Sed quod mox post albicantes delectio-<text:line-break/>nes scriptum est, lentore carentia ex his percurrentia<text:line-break/>multo cum aestu, in mentis eunt aberrationem, inter ea,<text:line-break/>quae semel forsan vel bis Visa sunt auctori est, nulIstab<text:line-break/>quae necessaria sit, habentia consequentiae causam, stdt<text:line-break/>ut saepius jam dictum est, quae fieri possint, interdum<text:line-break/>quidem quod infesti transmittantur humores, interdum<text:line-break/>vero quod dividantur, atque aliquando quod increscens<text:line-break/>affectione plures occupent locos. Adde quod neque co-<text:line-break/>matofos eos fieri inter necessaria sit, fed inter conIingctse<text:line-break/>tia ; quod et ipse confessus est, quum inquit, an e^ Ia-</text:p>
      <text:p text:style-name="P3">libus comatosi? visus est siquidem et id fupra perpetuo<text:line-break/>adscribere, ubi enunciare quippiam non audet. Caetera<text:line-break/>quae deinceps ad finem usque dictionis dicuntur, similem<text:line-break/>habent absurditatem, ut forsan jam ab earum, quae huic<text:line-break/>libro <text:span text:style-name="Default_20_Paragraph_20_Font"><text:span text:style-name="T15">s</text:span></text:span>upersunt, dictionum explanatione temperandum sit.<text:line-break/>Nempe qui exacte didicerunt tum quae in libris Hippo-<text:line-break/>cratis scripta sunt tum quae in ipsorum explicationibus<text:line-break/>funt a me dicta, hi cognoscere possent, quaenam sane ex<text:line-break/>signis scripsit, quae vim praesagiendi aequaliter perpetuo<text:line-break/>habentem obtineant, quaenam magna ex parte et quae<text:line-break/>ambigue vel raro : atq<text:span text:style-name="Default_20_Paragraph_20_Font"><text:span text:style-name="T15">u</text:span></text:span>e amplius quae in ipsis pro ma-<text:line-break/>joris minorisve ratione sunt differentiae; ut nihil ope<text:line-break/>mea ad praesentia indigeant. Caeteris vero, qui priusquam<text:line-break/>illa didicerint <text:span text:style-name="Default_20_Paragraph_20_Font"><text:span text:style-name="T15">s</text:span></text:span>ese ad haec conferunt, prolixiflimae in<text:line-break/>horum singulis orationis est necessitas , ut non tribus, sed<text:line-break/>triginta opus sit libris. Ego vero comprobata fide digno-<text:line-break/>rum exemplarium scripturas in praesenti percurri dictione.<text:line-break/>Sunt vero et aliae multae scripturae, aliae aliter pro</text:p>
      <text:p text:style-name="P3">cujusque arbitratu; sed ad infinitam, ut dixi, prolixus-<text:line-break/>tem incidere cogar, si omnes memoravero.</text:p>
      <text:h text:style-name="Heading_20_2" text:outline-level="2">CXX<text:span text:style-name="Default_20_Paragraph_20_Font"><text:span text:style-name="T15">e</text:span></text:span></text:h>
      <text:p text:style-name="P4"><text:span text:style-name="Default_20_Paragraph_20_Font"><text:span text:style-name="T15">Quae ex lumbis ad collum caputque redundant, rescloun</text:span></text:span>t-<text:line-break/><text:span text:style-name="Default_20_Paragraph_20_Font"><text:span text:style-name="T15">que paraplectico modo, con</text:span></text:span>u<text:span text:style-name="Default_20_Paragraph_20_Font"><text:span text:style-name="T15">ulstva et mentis</text:span></text:span> v<text:span text:style-name="Default_20_Paragraph_20_Font"><text:span text:style-name="T15">acillatio-<text:line-break/>nem parient</text:span></text:span>i<text:span text:style-name="Default_20_Paragraph_20_Font"><text:span text:style-name="T15">a;</text:span></text:span> n<text:span text:style-name="Default_20_Paragraph_20_Font"><text:span text:style-name="T15">u et talia concu</text:span></text:span>s<text:span text:style-name="Default_20_Paragraph_20_Font"><text:span text:style-name="T15">sione sulcantur?</text:span></text:span> E<text:span text:style-name="Default_20_Paragraph_20_Font"><text:span text:style-name="T15">x<text:line-break/>his</text:span></text:span> n<text:span text:style-name="Default_20_Paragraph_20_Font"><text:span text:style-name="T15">arie aegrotant et per ea profecti.</text:span></text:span></text:p>
      <text:p text:style-name="P1">In hac quoque sententia est incertum, quonam pacto<text:line-break/>legere nos voluerit, qui librum hunc scripsit ; an ex or-<text:line-break/>dine universa connectentes symptomata deinde ab hi^<text:line-break/>dicentes, an et talia convulsione solvantur? an ad lune<text:line-break/>usque orationem , resolvuntque paraplectico modo, sede<text:line-break/>continuata legere mox silentes, rursum postea dicere, con-<text:line-break/>vulsiva et vacillationem mentis parientia, nempe quidam<text:line-break/>hoc modo, alii illo legerunt; deinceps etenim inquit, an</text:p>
      <text:p text:style-name="P3">et talia convulsione solvantur? Convulsiva certe convul-<text:line-break/>sione solvi inter absurda est; praedicta vero solvi con-<text:line-break/>vulsione probabilius quis inteliexerit ; sunt autem quae<text:line-break/>praedicta sunt haec; quae ex lumbis ad collum caputque<text:line-break/>redundant, resolvuntque paraplectico modo, postea facta<text:line-break/>fuisse convulsiva et talia reddita paraplegiam solvisse. Haec<text:line-break/>siquidem sensum quendam habere videntur, propterea quod<text:line-break/>paraplegia affectio unius partis corporis talis sit , qualis<text:line-break/>est paraplexia totius, huicque adversissimum sit fecundum<text:line-break/>motionem pathema convnIsio. Nempe quum partes asse-<text:line-break/>ctas motu privet paraplegia, convulsio ad motionem agi<text:line-break/>naturali vehementiorem, ita ut violenter hae concutian-<text:line-break/>tur; quod si obstructio vel humidorum aut crassiorum aut<text:line-break/>glutinosorum impactio in nervis suerit, ob id paraplegiam<text:line-break/>juvare videbitur. Quod vero in calce orationis dictum est,<text:line-break/>ex talibus varie aegrotant per ea prosecti, in quopiam id<text:line-break/>factum conspexisse mihi videtur. Nempe et semel ego</text:p>
      <text:p text:style-name="P3">quendam, qui ita affectus erat, permutationemque varie<text:line-break/>sese mutuo excipientium symptomatum habebat, vidi. Fie-<text:line-break/>haut autem et illi haec, praegressis lumborum collique et<text:line-break/>capitis doloribus , post quos manus tota aegre tum sen-<text:line-break/>fiebat tum movebatur, sicuti et in dictione dictum est,<text:line-break/>paraplectico modo, quum non esset exacta parapIegia;<text:line-break/>mox superveniens convulsio sensiliorem eam atque ad mo-<text:line-break/>tiones expeditiorem fecit; placata autem convulsione sen-<text:line-break/>sim rursum deterior reddebatur; deinde rursus tum lustl-<text:line-break/>horum tum colli tum capitis dolore correptus universam<text:line-break/>subi tam que habebat paraplegiae in manu adauctionemi al-<text:line-break/>que rursus postea non parum con vellebatur.</text:p>
      <text:h text:style-name="Heading_20_2" text:outline-level="2">CXXI.</text:h>
      <text:h text:style-name="P29" text:outline-level="2"><text:bookmark-start text:name="bookmark52"/><text:span text:style-name="Default_20_Paragraph_20_Font"><text:span text:style-name="T15">Con</text:span></text:span>o<text:span text:style-name="Default_20_Paragraph_20_Font"><text:span text:style-name="T15">ulstones in hysteric</text:span></text:span>a <text:span text:style-name="Default_20_Paragraph_20_Font"><text:span text:style-name="T15">sine febre suciles sunt; ut t</text:span></text:span>t<text:span text:style-name="Default_20_Paragraph_20_Font"><text:span text:style-name="T15">ia</text:span></text:span>m<text:line-break/><text:span text:style-name="Default_20_Paragraph_20_Font"><text:span text:style-name="T15">Dorcadi contigit.</text:span></text:span><text:bookmark-end text:name="bookmark52"/></text:h>
      <text:p text:style-name="P2">Et in hoc loco quod a nobis cognoscitur <text:span text:style-name="Default_20_Paragraph_20_Font"><text:span text:style-name="T15">s</text:span></text:span>ententiae<text:line-break/>adaptabimus, nihil ab ea discentes. Nomen siquidem <text:span text:style-name="Default_20_Paragraph_20_Font"><text:span text:style-name="T19">εύ</text:span></text:span><text:span text:style-name="Default_20_Paragraph_20_Font"><text:span text:style-name="T24">-<text:line-break/></text:span></text:span><text:span text:style-name="Default_20_Paragraph_20_Font"><text:span text:style-name="T19">χερἐς</text:span></text:span><text:span text:style-name="Default_20_Paragraph_20_Font"><text:span text:style-name="T24">, </text:span></text:span>quod facile dixi, ambiguum , quantum in se est,<text:line-break/>existit; potest enim quis intelligere ex eo rationabilem<text:line-break/>earum, quae in hystericis affectionibus fiunt, convulsio-<text:line-break/>num generationem; potest quoque et dici securitas ipsa-<text:line-break/>rum et a periculo recessus. Nihil itaque dictio nos do-<text:line-break/>cet, sicuti neque alius, qui ambiguus sit <text:span text:style-name="Default_20_Paragraph_20_Font"><text:span text:style-name="T15">s</text:span></text:span>ermo. Qui au-<text:line-break/>tem in rebus quae dicuntur veritatem scire praevertunt,<text:line-break/>uni ambiguitatis parti conveniunt, interdum autem et<text:line-break/>duabus; quo pacto et nunc hi legunt. Nempe mulieribus<text:line-break/>hystericis appelIatis, quae strangulationibus uteri capiuntur,<text:line-break/>fiunt et continue totius corporis contractiones convulsivae<text:line-break/>nec simile caeteris convulsionibus periculum habent. Sed<text:line-break/>quoniam et in magnis uteri inflammationibus convulsiones<text:line-break/>interdum assident, ab iis nunc dictas <text:span text:style-name="Default_20_Paragraph_20_Font"><text:span text:style-name="T15">s</text:span></text:span>eparavit, adjiciens<text:line-break/>dictioni <text:span text:style-name="Default_20_Paragraph_20_Font"><text:span text:style-name="T19">ἀπύρως</text:span></text:span><text:span text:style-name="Default_20_Paragraph_20_Font"><text:span text:style-name="T24">, </text:span></text:span>quod est sine febre. Nempe quod mag-<text:line-break/>nas uteri inflammationes febres con<text:span text:style-name="Default_20_Paragraph_20_Font"><text:span text:style-name="T15">s</text:span></text:span>equantur, neminem</text:p>
      <text:p text:style-name="P3">latet; et non saepius fiunt ex uteri inflammatione con-<text:line-break/>vulsiones; si fiunt, periculosae sunt.</text:p>
      <text:h text:style-name="Heading_20_2" text:outline-level="2">CXXH.</text:h>
      <text:p text:style-name="P4"><text:span text:style-name="Default_20_Paragraph_20_Font"><text:span text:style-name="T15">Vesica intercepta tum alias tum cum capitis dolore cost-<text:line-break/></text:span></text:span>u<text:span text:style-name="Default_20_Paragraph_20_Font"><text:span text:style-name="T15">ulstvum quid habet, quae in his cum stupore exsolvun</text:span></text:span>t<text:line-break/><text:span text:style-name="Default_20_Paragraph_20_Font"><text:span text:style-name="T15">tur, di</text:span></text:span>f<text:span text:style-name="Default_20_Paragraph_20_Font"><text:span text:style-name="T15">ficilia ex</text:span></text:span>i<text:span text:style-name="Default_20_Paragraph_20_Font"><text:span text:style-name="T15">stunt, non tamen perniciosa; num et<text:line-break/>id mentem emovet, quod ejusmodi est?</text:span></text:span></text:p>
      <text:p text:style-name="P1">Interceptionem tum urinarum tum defectionum pro<text:line-break/>retentione appellare consuevit. Convulsivum autem qmp^<text:line-break/>piam habere ait; quod idem cum hoc est, posse aliquando<text:line-break/>convulsionem provocare et praesertim quum dolor capsit<text:line-break/>advenerit; fuisse siquidem nervorum principium in focte-<text:line-break/>tate affectus vesicae ostendit. Quod vero postea scriptu tu<text:line-break/>est , quae ex his cum stupore exsolvuntur , bifariam est<text:line-break/>expositum. Nempe quidam de urinis dictum inqui<text:span text:style-name="Default_20_Paragraph_20_Font"><text:span text:style-name="T15">o^<text:line-break/></text:span></text:span>tanquam ex retentione cum stupore excretae sint; volosl</text:p>
      <text:p text:style-name="P3">siquidem quae exsolvuntur, dictum esse pro quae excer-<text:line-break/>nuntur; alii verbum exs<text:span text:style-name="Default_20_Paragraph_20_Font"><text:span text:style-name="T15">o</text:span></text:span>lvuntur de corporis partibus<text:line-break/>dictum elfe intellexerunt; alii de universo corpore, quasi<text:line-break/>sensione quidem torpens ipsum, voluntaria vero motione<text:line-break/>exsolutum f<text:span text:style-name="Default_20_Paragraph_20_Font"><text:span text:style-name="T15">u</text:span></text:span>isse dixerimus. Volunt igitur haec quidem<text:line-break/>difficilia pro periculosa, non tamen perniciosa. An vero<text:line-break/>in sententiae fine dubitanter enunciet, in dementiam pel-<text:line-break/>Iero, quod tale est nec ne saepius mentem ipsius didici-<text:line-break/>mus, in quibus addubitat.</text:p>
      <text:h text:style-name="Heading_20_2" text:outline-level="2">CXXHL</text:h>
      <text:p text:style-name="P4"><text:span text:style-name="Default_20_Paragraph_20_Font"><text:span text:style-name="T15">An et ost</text:span></text:span><text:span text:style-name="Default_20_Paragraph_20_Font"><text:span text:style-name="T11">i</text:span></text:span><text:span text:style-name="Default_20_Paragraph_20_Font"><text:span text:style-name="T15">um, quae in temporibus sita sunt, d</text:span></text:span><text:span text:style-name="Default_20_Paragraph_20_Font"><text:span text:style-name="T11">i</text:span></text:span><text:span text:style-name="Default_20_Paragraph_20_Font"><text:span text:style-name="T15">scissiones,<text:line-break/>convulsionem arcessant? vel temulentum sauciari cei<text:line-break/>sanguinem valenter erumpere, in principiis, st id su-<text:line-break/>ciunt, convulsum.</text:span></text:span></text:p>
      <text:p text:style-name="P1">Quod in fine orationis dictum est convulsiva , in<text:line-break/>exemplaribus quibusdam adjectum non est; neque si non</text:p>
      <text:p text:style-name="P3">adjectum sit, quantum ad intelligentiam rei spectat, quip-<text:line-break/>piam refert, quia sub eo intelligatur, quod principio di-<text:line-break/>ctum est, convulsi<text:span text:style-name="Default_20_Paragraph_20_Font"><text:span text:style-name="T15">o</text:span></text:span>nem arcessant? Dilucide igitur hoc in<text:line-break/>loco id ipsum, quod in unoquoque aegrotante apparuit,<text:line-break/>demonstravit; quum justum esse sibi <text:span text:style-name="Default_20_Paragraph_20_Font"><text:span text:style-name="T15">s</text:span></text:span>cripturam interpre-<text:line-break/>tari visum fuerit, interdum quidem tanquam universale<text:line-break/>enuncians, interdum vero addubitans; sicuti et nunc in<text:line-break/>aliquo, cui os capitis positum in temporibus discissum fuit,<text:line-break/>qui temulentus <text:span text:style-name="Default_20_Paragraph_20_Font"><text:span text:style-name="T15">s</text:span></text:span>auciatus est, confestimque erupit vehemen-<text:line-break/>ter fanguis et tandem est convulsus. Quum ergo tria ipsi<text:line-break/>evenerint; unum quidem ossis temporalis discissio, alterum<text:line-break/>quod temulento id factum sit, tertium vero sanguine<text:line-break/>eruptio; inquirit a quonam horum sit orta convulsio. Cm<text:line-break/>respondeb<text:span text:style-name="Default_20_Paragraph_20_Font"><text:span text:style-name="T15">o</text:span></text:span> facile, nam de ossis temporalis discissione ast<text:line-break/>Hippocrates : <text:span text:style-name="Default_20_Paragraph_20_Font"><text:span text:style-name="T15">quod plagae temporibus infectae graves sunt<text:line-break/>et saporem inducentes;</text:span></text:span> quod item in convulsionibus d^<text:line-break/>stentionibusque temporum musculi primi patiuntur. He<text:line-break/>ebrietate vero aphorismum illum dixit : <text:span text:style-name="Default_20_Paragraph_20_Font"><text:span text:style-name="T15">st ebrius quiipsa^</text:span></text:span></text:p>
      <text:p text:style-name="P3"><text:span text:style-name="Default_20_Paragraph_20_Font"><text:span text:style-name="T11">r</text:span></text:span><text:span text:style-name="Default_20_Paragraph_20_Font"><text:span text:style-name="T15">epente obmutuerit, con</text:span></text:span>u<text:span text:style-name="Default_20_Paragraph_20_Font"><text:span text:style-name="T15">ulsus moritur. </text:span></text:span>De sanguinis au-<text:line-break/>tem eruptione : <text:span text:style-name="Default_20_Paragraph_20_Font"><text:span text:style-name="T15">quod convulsio a repletione stat vel oacua-<text:line-break/>tione, non autem totius corporis, fed nervorum ipsarum;<text:line-break/>quo set ut ex sanguinis eruptione haud quaquam con</text:span></text:span>u<text:span text:style-name="Default_20_Paragraph_20_Font"><text:span text:style-name="T15">el-<text:line-break/>lantur, nisi re</text:span></text:span><text:span text:style-name="Default_20_Paragraph_20_Font"><text:span text:style-name="T11">f</text:span></text:span><text:span text:style-name="Default_20_Paragraph_20_Font"><text:span text:style-name="T15">rigeretur oel propter praesentium incuriam<text:line-break/>oel quod sedare velint stuxionem sanguinis per refugera</text:span></text:span>m-<text:line-break/><text:span text:style-name="Default_20_Paragraph_20_Font"><text:span text:style-name="T15">tia remedia.</text:span></text:span></text:p>
      <text:h text:style-name="Heading_20_2" text:outline-level="2"><text:bookmark-start text:name="bookmark54"/><text:span text:style-name="Default_20_Paragraph_20_Font">CXXIV.</text:span><text:bookmark-end text:name="bookmark54"/></text:h>
      <text:p text:style-name="P4"><text:span text:style-name="Default_20_Paragraph_20_Font"><text:span text:style-name="T11">s</text:span></text:span><text:span text:style-name="Default_20_Paragraph_20_Font"><text:span text:style-name="T15">u sudore sputa desi</text:span></text:span><text:span text:style-name="Default_20_Paragraph_20_Font"><text:span text:style-name="T11">n</text:span></text:span><text:span text:style-name="Default_20_Paragraph_20_Font"><text:span text:style-name="T15">entia fabricati aegro lema insueta;<text:line-break/>an ad dies aliquot oentres humectentur? arbitror; an<text:line-break/>his abscessus ad articulum futurus?</text:span></text:span></text:p>
      <text:p text:style-name="P1">Quidam sententiae antecedentis finem principium hujus<text:line-break/>efficiunt bifariam; alii quidem cum articulo, <text:span text:style-name="Default_20_Paragraph_20_Font"><text:span text:style-name="T19">τὰ</text:span></text:span><text:span text:style-name="Default_20_Paragraph_20_Font"><text:span text:style-name="T24"> </text:span></text:span><text:span text:style-name="Default_20_Paragraph_20_Font"><text:span text:style-name="T19">σπασμώ</text:span></text:span><text:span text:style-name="Default_20_Paragraph_20_Font"><text:span text:style-name="T24">-<text:line-break/></text:span></text:span><text:span text:style-name="Default_20_Paragraph_20_Font"><text:span text:style-name="T19">δεα</text:span></text:span><text:span text:style-name="Default_20_Paragraph_20_Font"><text:span text:style-name="T24">, </text:span></text:span>id est <text:span text:style-name="Default_20_Paragraph_20_Font"><text:span text:style-name="T15">convulsam</text:span></text:span> in sudore sputa praeterfluentia; ve-<text:line-break/>rum quod ad intelligentiam ipsam attinet, nihil interest</text:p>
      <text:p text:style-name="P3">sive adjectus sive ademptus fuerit articulus; qui vero<text:line-break/>deinceps dictis conVulsiva praeordinant, magnam faciunt<text:line-break/>tensus permutationem ; atque adhuc magis <text:span text:style-name="Default_20_Paragraph_20_Font"><text:span text:style-name="T15">s</text:span></text:span>criptura alia,<text:line-break/>quam recentiores quidam moliti <text:span text:style-name="Default_20_Paragraph_20_Font"><text:span text:style-name="T15">s</text:span></text:span>unt, pro <text:span text:style-name="Default_20_Paragraph_20_Font"><text:span text:style-name="T19">ἐν</text:span></text:span><text:span text:style-name="Default_20_Paragraph_20_Font"><text:span text:style-name="T24"> </text:span></text:span><text:span text:style-name="Default_20_Paragraph_20_Font"><text:span text:style-name="T19">ίδρῶτι</text:span></text:span><text:span text:style-name="Default_20_Paragraph_20_Font"><text:span text:style-name="T24">, </text:span></text:span>id<text:line-break/>est <text:span text:style-name="Default_20_Paragraph_20_Font"><text:span text:style-name="T15">in sudore, </text:span></text:span>nomen compositum <text:span text:style-name="Default_20_Paragraph_20_Font"><text:span text:style-name="T19">ἀνιδρωτὶ</text:span></text:span><text:span text:style-name="Default_20_Paragraph_20_Font"><text:span text:style-name="T24">, </text:span></text:span>id est non in<text:line-break/>sudore et absque sudore, facientes. Si igit<text:span text:style-name="Default_20_Paragraph_20_Font"><text:span text:style-name="T15">u</text:span></text:span>r non saepius<text:line-break/>in sententiis multis ea, quae nihil conferant ad praedi-<text:line-break/>dionem, pro conferentibus adscripsisset, confestim culpas-<text:line-break/>fem eos, qui dictioni convulsiva praescribunt praeordi-<text:line-break/>nantque. Quum vero et ipse adjecerit quod nihiI con-<text:line-break/>ferret, ignosco iis qui conscripserunt convulsiva; quam-<text:line-break/>quam ad prae<text:span text:style-name="Default_20_Paragraph_20_Font"><text:span text:style-name="T15">s</text:span></text:span>entia nihil quod effatu dignum sit , confe-<text:line-break/>rat; siquidem in febribus cum sudoribus non criticis de-<text:line-break/>fluentia sputa, ob copiam immoderatam vel facultatis im-<text:line-break/>becillitatem oriuntur; atque ob id sunt <text:span text:style-name="Default_20_Paragraph_20_Font"><text:span text:style-name="T19">ἀὴρη</text:span></text:span><text:span text:style-name="Default_20_Paragraph_20_Font"><text:span text:style-name="T24">, </text:span></text:span>id est levia,<text:line-break/>quasi <text:span text:style-name="Default_20_Paragraph_20_Font"><text:span text:style-name="T19">εῦἔροπα</text:span></text:span><text:span text:style-name="Default_20_Paragraph_20_Font"><text:span text:style-name="T24">, </text:span></text:span>id est non contumacia et ver<text:span text:style-name="Default_20_Paragraph_20_Font"><text:span text:style-name="T15">s</text:span></text:span>u facilia, di-<text:line-break/>xerit. Absurdior autem fuerit intelligentia, si <text:span text:style-name="Default_20_Paragraph_20_Font"><text:span text:style-name="T19">ἀνιδρωτὶ</text:span></text:span><text:span text:style-name="Default_20_Paragraph_20_Font"><text:span text:style-name="T24">,<text:line-break/></text:span></text:span>id est non cum <text:span text:style-name="Default_20_Paragraph_20_Font"><text:span text:style-name="T15">s</text:span></text:span>udore scripserimus ; quamquam qui feri-</text:p>
      <text:p text:style-name="P3">pturam antiquam permutaverunt , tanquam sapientius qusp-<text:line-break/>piam invenissent, ita scripserunt, pr<text:span text:style-name="Default_20_Paragraph_20_Font"><text:span text:style-name="T15">o</text:span></text:span> <text:span text:style-name="Default_20_Paragraph_20_Font"><text:span text:style-name="T19">ἐν</text:span></text:span><text:span text:style-name="Default_20_Paragraph_20_Font"><text:span text:style-name="T24"> </text:span></text:span><text:span text:style-name="Default_20_Paragraph_20_Font"><text:span text:style-name="T19">ὶδρῶτι</text:span></text:span><text:span text:style-name="Default_20_Paragraph_20_Font"><text:span text:style-name="T24">, </text:span></text:span><text:span text:style-name="Default_20_Paragraph_20_Font"><text:span text:style-name="T19">ἀνιδρωτὶ</text:span></text:span><text:span text:style-name="Default_20_Paragraph_20_Font"><text:span text:style-name="T24"><text:line-break/></text:span></text:span>facientes; orationem autem hanc, an ad dies aliquot ven-<text:line-break/>tres humectent<text:span text:style-name="Default_20_Paragraph_20_Font"><text:span text:style-name="T15">u</text:span></text:span>r? in aegro factum id videlicet conspica-<text:line-break/>tus ita scripsit, an multis evenire id possit, inquirens.<text:line-break/>Nihil autem certi, quantum ex dictis est, quod ipsi respon-<text:line-break/>deamus habemus ; nempe quo pacto tali in aegroto eae-<text:line-break/>tera habeant, limitare oportet, de quibus dixit nihil. Mo-<text:line-break/>dus idem est de suturis in articulos abscessibus; constat<text:line-break/>enim quibusnam ex signis talia definire oporteat, de qui-<text:line-break/>bus in praesentia nihil dictum esa</text:p>
      <text:h text:style-name="Heading_20_2" text:outline-level="2">CXXV.</text:h>
      <text:p text:style-name="P4"><text:span text:style-name="Default_20_Paragraph_20_Font"><text:span text:style-name="T15">Quae m</text:span></text:span>o<text:span text:style-name="Default_20_Paragraph_20_Font"><text:span text:style-name="T15">dice sur</text:span></text:span>o<text:span text:style-name="Default_20_Paragraph_20_Font"><text:span text:style-name="T15">citer</text:span></text:span> m<text:span text:style-name="Default_20_Paragraph_20_Font"><text:span text:style-name="T15">entem concutiunt, melancholica<text:line-break/>sunt ; st oero a mulieribus retentis suerint, ferina ; mul-<text:line-break/>toties autem haec accidunt an et hae conoulstoae ? an<text:line-break/>cum caro quoque vocis interceptiones convulsione? quo-<text:line-break/>modo coriarii siliae obvenit, coepit autem malum prae-<text:line-break/>sentibus menstruis.</text:span></text:span></text:p>
      <text:p text:style-name="P2">Quamnam appellet melancholicam desipientiam dixi<text:line-break/>antea ; nam is dictionis ejusdem, quam nunc retulit, scri-<text:line-break/>psit principium. Praesens vero sermo, ut auctor fatetur,<text:line-break/>est quod coriarii filiam ex menstruorum retentione ferine<text:line-break/>delirasse conspexerit; demonstravit autem per vocem hanc<text:line-break/>melancholica intensionem; prompti siquidem sunt ad in-<text:line-break/>ferenda propinquis mala, qui ex melancholia delirant; ubi<text:line-break/>autem ingentia mala faciunt, ferinas desipientias appelIat.<text:line-break/>Sed quod ex purgationis menstruorum retentione <text:span text:style-name="Default_20_Paragraph_20_Font"><text:span text:style-name="T15">s</text:span></text:span>alis<text:line-break/>oriatur desipientia , neque prorsus verum neque magus<text:line-break/>ex parte. Nam si melancholicus fuerit sanguis atque in<text:line-break/>cerebrum iverit, desipientiam hujusmodi parit ; si vero bt^<text:line-break/>Bosus, non talem, sed consuetam familiaremque, si copia<text:line-break/>pituitosa fuerit, cataphoram lethargumque magis efficiat,<text:line-break/>si vero mixtum ex his , mixtam etiam affectionem ex ca-<text:line-break/>taphora et vigilia vel desipientia conficiet. Ut autem bo-</text:p>
      <text:p text:style-name="P3">rum nihil universale ipsis inest; sic neque con<text:span text:style-name="Default_20_Paragraph_20_Font"><text:span text:style-name="T15">s</text:span></text:span>equentium<text:line-break/>aliud quae coriarii filiae evenisse <text:span text:style-name="Default_20_Paragraph_20_Font"><text:span text:style-name="T15">s</text:span></text:span>cripsit.</text:p>
      <text:h text:style-name="Heading_20_2" text:outline-level="2">CXXVI.</text:h>
      <text:p text:style-name="P4"><text:span text:style-name="Default_20_Paragraph_20_Font"><text:span text:style-name="T15">Quibus convulsis</text:span></text:span> o<text:span text:style-name="Default_20_Paragraph_20_Font"><text:span text:style-name="T15">culi fac relucent, non apud se hi sunt<text:line-break/>diutiusque aegrotant.</text:span></text:span></text:p>
      <text:p text:style-name="P1">Quidam pro <text:span text:style-name="Default_20_Paragraph_20_Font"><text:span text:style-name="T19">παρ</text:span></text:span><text:span text:style-name="Default_20_Paragraph_20_Font"><text:span text:style-name="T24"> </text:span></text:span><text:span text:style-name="Default_20_Paragraph_20_Font"><text:span text:style-name="T19">ἐωυτῶσι</text:span></text:span><text:span text:style-name="Default_20_Paragraph_20_Font"><text:span text:style-name="T24"> </text:span></text:span>scribunt <text:span text:style-name="Default_20_Paragraph_20_Font"><text:span text:style-name="T19">παρὰ</text:span></text:span><text:span text:style-name="Default_20_Paragraph_20_Font"><text:span text:style-name="T24"> </text:span></text:span><text:span text:style-name="Default_20_Paragraph_20_Font"><text:span text:style-name="T19">σφίσιν</text:span></text:span><text:span text:style-name="Default_20_Paragraph_20_Font"><text:span text:style-name="T24"> </text:span></text:span><text:span text:style-name="Default_20_Paragraph_20_Font"><text:span text:style-name="T19">αύ</text:span></text:span><text:span text:style-name="Default_20_Paragraph_20_Font"><text:span text:style-name="T24">-<text:line-break/></text:span></text:span><text:span text:style-name="Default_20_Paragraph_20_Font"><text:span text:style-name="T19">τθις</text:span></text:span><text:span text:style-name="Default_20_Paragraph_20_Font"><text:span text:style-name="T16">; </text:span></text:span><text:span text:style-name="Default_20_Paragraph_20_Font"><text:span text:style-name="T15">s</text:span></text:span>ed quod utraque oratio et <text:span text:style-name="Default_20_Paragraph_20_Font"><text:span text:style-name="T19">παρὰ</text:span></text:span><text:span text:style-name="Default_20_Paragraph_20_Font"><text:span text:style-name="T24"> </text:span></text:span><text:span text:style-name="Default_20_Paragraph_20_Font"><text:span text:style-name="T19">σφίσιν</text:span></text:span><text:span text:style-name="Default_20_Paragraph_20_Font"><text:span text:style-name="T24"> </text:span></text:span><text:span text:style-name="Default_20_Paragraph_20_Font"><text:span text:style-name="T19">αύτοις</text:span></text:span><text:span text:style-name="Default_20_Paragraph_20_Font"><text:span text:style-name="T24"> </text:span></text:span><text:span text:style-name="Default_20_Paragraph_20_Font"><text:span text:style-name="T19">εἰναι</text:span></text:span><text:span text:style-name="Default_20_Paragraph_20_Font"><text:span text:style-name="T24"><text:line-break/></text:span></text:span>et <text:span text:style-name="Default_20_Paragraph_20_Font"><text:span text:style-name="T19">παρ</text:span></text:span><text:span text:style-name="Default_20_Paragraph_20_Font"><text:span text:style-name="T24"> </text:span></text:span><text:span text:style-name="Default_20_Paragraph_20_Font"><text:span text:style-name="T19">ἐαυτοισιν</text:span></text:span><text:span text:style-name="Default_20_Paragraph_20_Font"><text:span text:style-name="T24"> </text:span></text:span><text:span text:style-name="Default_20_Paragraph_20_Font"><text:span text:style-name="T19">εἰναι</text:span></text:span><text:span text:style-name="Default_20_Paragraph_20_Font"><text:span text:style-name="T24">, </text:span></text:span>de his dicatur qui sapiunt, cuivis<text:line-break/>patet. Osis <text:span text:style-name="Default_20_Paragraph_20_Font"><text:span text:style-name="T19">εἰναι</text:span></text:span><text:span text:style-name="Default_20_Paragraph_20_Font"><text:span text:style-name="T24"> </text:span></text:span><text:span text:style-name="Default_20_Paragraph_20_Font"><text:span text:style-name="T19">παρ</text:span></text:span><text:span text:style-name="Default_20_Paragraph_20_Font"><text:span text:style-name="T24"> </text:span></text:span><text:span text:style-name="Default_20_Paragraph_20_Font"><text:span text:style-name="T19">ἐαυτοισιν</text:span></text:span><text:span text:style-name="Default_20_Paragraph_20_Font"><text:span text:style-name="T24"> </text:span></text:span>autem est non intelligere,<text:line-break/>fed mente circumagi, distrahique judicium. Sed quod<text:line-break/>nota habeatur ex oculis fixe relucentibus, ut ex aliis<text:line-break/>quibusdam ignorant, fatis vero fuerit in eam rem, quod<text:line-break/>ab eo dictum est: <text:span text:style-name="Default_20_Paragraph_20_Font"><text:span text:style-name="T15">oculi ferocitas desipientiam indicat;<text:line-break/></text:span></text:span>quomodo et idiotis ipsis dilucet, qui non prorsus stupidi<text:line-break/>existunt; nempe quod id semper subaudire oporteat, con-<text:line-break/>stat omnibus. Vocamus siquidem in ejusmodi omnia testes</text:p>
      <text:p text:style-name="P3"><text:span text:style-name="Default_20_Paragraph_20_Font"><text:span text:style-name="T11">idiotas, qui rudes tum existunt tum vocantur; fed maxime<text:line-break/>quidem, si fleri possit, natura prudentes ; si non, at non<text:line-break/>mente desides ignavofque. In praesenti vero sermone su-<text:line-break/>pra modum relucere oculi ponuntur, quod per </text:span></text:span><text:span text:style-name="Default_20_Paragraph_20_Font"><text:span text:style-name="T14">t</text:span></text:span><text:span text:style-name="Default_20_Paragraph_20_Font"><text:span text:style-name="T11">e ipsum<text:line-break/>.signum irascentium erat; fed forsan id oculo </text:span></text:span><text:span text:style-name="Default_20_Paragraph_20_Font"><text:span text:style-name="T18">ἀτενεῖ</text:span></text:span><text:span text:style-name="Default_20_Paragraph_20_Font"><text:span text:style-name="T12">, </text:span></text:span><text:span text:style-name="Default_20_Paragraph_20_Font"><text:span text:style-name="T11">id est<text:line-break/></text:span></text:span><text:span text:style-name="Default_20_Paragraph_20_Font"><text:span text:style-name="T14">suto</text:span></text:span><text:span text:style-name="Default_20_Paragraph_20_Font"><text:span text:style-name="T11"> contentoque quod est </text:span></text:span><text:span text:style-name="Default_20_Paragraph_20_Font"><text:span text:style-name="T18">θρασεῖ</text:span></text:span><text:span text:style-name="Default_20_Paragraph_20_Font"><text:span text:style-name="T12">,</text:span></text:span><text:span text:style-name="Default_20_Paragraph_20_Font"><text:span text:style-name="T11">id est </text:span></text:span><text:span text:style-name="Default_20_Paragraph_20_Font"><text:span text:style-name="T14">feroc</text:span></text:span><text:span text:style-name="Default_20_Paragraph_20_Font"><text:span text:style-name="T11">i concur-<text:line-break/>rena , vehementiorem indicabit fore desipientiam. Super-<text:line-break/>vacue autem ad praedicendum; quod deliraturi .t ales sint,<text:line-break/>convulsorum meminit; nam et sine his procreari potest<text:line-break/>desipientia et praesentibus his non procreari. Aegrota-<text:line-break/>toros autem diutius., adhuc etiam temere magis dictum<text:line-break/>est;. nempe in quibus convulsis fixe ferociterque relucent<text:line-break/>.oculi, hos acute aegrotaturos non diuturnius, rationi est</text:span></text:span></text:p>
      <text:p text:style-name="Normal"><text:span text:style-name="Default_20_Paragraph_20_Font"><text:span text:style-name="T11">consentaneum.</text:span></text:span></text:p>
      <text:h text:style-name="Heading_20_2" text:outline-level="2"><text:span text:style-name="Default_20_Paragraph_20_Font">CXXVII.. ...</text:span></text:h>
      <text:p text:style-name="P4"><text:span text:style-name="Default_20_Paragraph_20_Font"><text:span text:style-name="T14">sanguini</text:span></text:span><text:span text:style-name="Default_20_Paragraph_20_Font"><text:span text:style-name="T11">s </text:span></text:span><text:span text:style-name="Default_20_Paragraph_20_Font"><text:span text:style-name="T14">erup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s ec </text:span></text:span><text:span text:style-name="Default_20_Paragraph_20_Font"><text:span text:style-name="T14">contraris malae; .ut</text:span></text:span><text:span text:style-name="Default_20_Paragraph_20_Font"><text:span text:style-name="T11"> i</text:span></text:span><text:span text:style-name="Default_20_Paragraph_20_Font"><text:span text:style-name="T14">n</text:span></text:span><text:span text:style-name="Default_20_Paragraph_20_Font"><text:span text:style-name="T11">..li</text:span></text:span><text:span text:style-name="Default_20_Paragraph_20_Font"><text:span text:style-name="T14">ene<text:line-break/></text:span></text:span><text:span text:style-name="Default_20_Paragraph_20_Font"><text:span text:style-name="T11">m</text:span></text:span><text:span text:style-name="Default_20_Paragraph_20_Font"><text:span text:style-name="T14">agn</text:span></text:span><text:span text:style-name="Default_20_Paragraph_20_Font"><text:span text:style-name="T11">o, </text:span></text:span><text:span text:style-name="Default_20_Paragraph_20_Font"><text:span text:style-name="T14">si dex</text:span></text:span><text:span text:style-name="Default_20_Paragraph_20_Font"><text:span text:style-name="T11">t</text:span></text:span><text:span text:style-name="Default_20_Paragraph_20_Font"><text:span text:style-name="T14">ra ex nare stud</text:span></text:span><text:span text:style-name="Default_20_Paragraph_20_Font"><text:span text:style-name="T11">ii</text:span></text:span><text:span text:style-name="Default_20_Paragraph_20_Font"><text:span text:style-name="T14">; atque re</text:span></text:span><text:span text:style-name="Default_20_Paragraph_20_Font"><text:span text:style-name="T11">s. </text:span></text:span><text:span text:style-name="Default_20_Paragraph_20_Font"><text:span text:style-name="T14">inh</text:span></text:span><text:span text:style-name="Default_20_Paragraph_20_Font"><text:span text:style-name="T11">y</text:span></text:span><text:span text:style-name="Default_20_Paragraph_20_Font"><text:span text:style-name="T14">pochon-<text:line-break/>dr</text:span></text:span><text:span text:style-name="Default_20_Paragraph_20_Font"><text:span text:style-name="T11">ias </text:span></text:span><text:span text:style-name="Default_20_Paragraph_20_Font"><text:span text:style-name="T14">ita se habet; veru</text:span></text:span><text:span text:style-name="Default_20_Paragraph_20_Font"><text:span text:style-name="T11">m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m sudore</text:span></text:span><text:span text:style-name="Default_20_Paragraph_20_Font"><text:span text:style-name="T11"> i</text:span></text:span><text:span text:style-name="Default_20_Paragraph_20_Font"><text:span text:style-name="T14">d de</text:span></text:span><text:span text:style-name="Default_20_Paragraph_20_Font"><text:span text:style-name="T11">t</text:span></text:span><text:span text:style-name="Default_20_Paragraph_20_Font"><text:span text:style-name="T14">er</text:span></text:span><text:span text:style-name="Default_20_Paragraph_20_Font"><text:span text:style-name="T11">i</text:span></text:span><text:span text:style-name="Default_20_Paragraph_20_Font"><text:span text:style-name="T14">u</text:span></text:span><text:span text:style-name="Default_20_Paragraph_20_Font"><text:span text:style-name="T11">s </text:span></text:span><text:span text:style-name="Default_20_Paragraph_20_Font"><text:span text:style-name="T14">ex</text:span></text:span><text:span text:style-name="Default_20_Paragraph_20_Font"><text:span text:style-name="T11">istit.</text:span></text:span></text:p>
      <text:p text:style-name="P2"><text:span text:style-name="Default_20_Paragraph_20_Font"><text:span text:style-name="T11">Si quippiam aliud ^saepius contingere ipfe .vidi , ita<text:line-break/>et hoc. Videtur autem Hippocrates ex multa experientia;<text:line-break/>quam ex particularibus sibi fecit, universalia collegisse;<text:line-break/>Nempe et in epidemiorum libris aegrotos scripsit multos;<text:line-break/>alios quidem, quibus -sanguis salubriter erupit; alios vere<text:line-break/>quibus insalubriter. Causam horum alibi enunciantes con-,<text:line-break/>sideravimus. Nunc id nosse satis fuerit, quod qui assint<text:line-break/>mut quomodo ex hepate cava vena sursum per thoracem^<text:line-break/>fertur, ita et ex liene aliam ortatu partibus distribui sini-<text:line-break/>striis non vera dicant; -quum una sula vena sit, quae exi<text:line-break/>partibus fepto transverso inferioribus -adscendit. Quaeritur<text:line-break/>autem non sine ratione ab expositoribus; quam ob</text:span></text:span><text:span text:style-name="Default_20_Paragraph_20_Font"><text:span text:style-name="T14">d</text:span></text:span><text:span text:style-name="Default_20_Paragraph_20_Font"><text:span text:style-name="T11">causam<text:line-break/>verbo lien adjeeerit magnus ; ajuntque ♃ui maxime p</text:span></text:span><text:span text:style-name="Default_20_Paragraph_20_Font"><text:span text:style-name="T14">i</text:span></text:span><text:span text:style-name="Default_20_Paragraph_20_Font"><text:span text:style-name="T11">o-<text:line-break/></text:span></text:span><text:span text:style-name="Default_20_Paragraph_20_Font"><text:span text:style-name="T14">h</text:span></text:span><text:span text:style-name="Default_20_Paragraph_20_Font"><text:span text:style-name="T11">abilia dicere visi -sunt, in parvo liene non admodum<text:line-break/>manifestam esse in -utraque veL praesidii vel offensae ru .</text:span></text:span><text:span text:style-name="Default_20_Paragraph_20_Font"><text:span text:style-name="T14">t<text:line-break/></text:span></text:span><text:span text:style-name="Default_20_Paragraph_20_Font"><text:span text:style-name="T11">clinationem. Ego vero </text:span></text:span><text:span text:style-name="Default_20_Paragraph_20_Font"><text:span text:style-name="T14">s</text:span></text:span><text:span text:style-name="Default_20_Paragraph_20_Font"><text:span text:style-name="T11">ermoni adjectum esse existimave-<text:line-break/>rim verbum magnus; quasi vel tumefactus Vel in molem<text:line-break/>assurgens vel phlegmoue obsessus adscripserit. Nam si .</text:span></text:span></text:p>
      <text:p text:style-name="P3"><text:span text:style-name="Default_20_Paragraph_20_Font"><text:span text:style-name="T11">lien simpliciter scripsisset, rursus alia oriretur quaestio,<text:line-break/>quonam vit</text:span></text:span><text:span text:style-name="Default_20_Paragraph_20_Font"><text:span text:style-name="T14">i</text:span></text:span><text:span text:style-name="Default_20_Paragraph_20_Font"><text:span text:style-name="T11">o lienem. affici dicat. Si igitur hoc non in-<text:line-break/>quiramus, fed nobis constet in. omni tumore. praeter ua-<text:line-break/>turam .lienem fatigante, lu latus diversum.sanguinis eruo<text:line-break/>ptionem noeuam esse distinctionis gratia verbum magnus<text:line-break/>adscripsit. Exemplum autem hoc ipfum videlicet de liene<text:line-break/>omnium commu</text:span></text:span><text:span text:style-name="Default_20_Paragraph_20_Font"><text:span text:style-name="T14">n</text:span></text:span><text:span text:style-name="Default_20_Paragraph_20_Font"><text:span text:style-name="T11">e est, quibus ad latus diversum sanguis<text:line-break/>erumpit; atque ob .id sermoni additur adverbium, ut per-<text:line-break/>rnde. atque si. itu dixisset; ut si quum Iecur magnum fue-<text:line-break/>rit, ex.sinistra nare erumpit sanguis; caeterum ita a liene<text:line-break/>tanquam .exemplo ad jecur transire in pr</text:span></text:span><text:span text:style-name="Default_20_Paragraph_20_Font"><text:span text:style-name="T14">o</text:span></text:span><text:span text:style-name="Default_20_Paragraph_20_Font"><text:span text:style-name="T11">mptu esse ar</text:span></text:span><text:span text:style-name="Default_20_Paragraph_20_Font"><text:span text:style-name="T14">r.<text:line-break/></text:span></text:span><text:span text:style-name="Default_20_Paragraph_20_Font"><text:span text:style-name="T11">bi status, -jecoris non meminit. Quod. autem a viscere ad.<text:line-break/>visens., migratio fieri possit, adjecit hypochondrium, in-<text:line-break/>quicns; atque res in lrypoch</text:span></text:span><text:span text:style-name="Default_20_Paragraph_20_Font"><text:span text:style-name="T14">o</text:span></text:span><text:span text:style-name="Default_20_Paragraph_20_Font"><text:span text:style-name="T11">ndriis ita .habet, ne tantum<text:line-break/>ex visceribus directas sanguinis eruptiones bonas esse exi-<text:line-break/>firmemus veh malas, quae in latus diversum fiant, </text:span></text:span><text:span text:style-name="Default_20_Paragraph_20_Font"><text:span text:style-name="T14">t</text:span></text:span><text:span text:style-name="Default_20_Paragraph_20_Font"><text:span text:style-name="T11">est<text:line-break/>etiam ex hypochondriis ipsis. Quum autem vitiosa sit,<text:line-break/>quae in latus diversum fiat sanguinis eruptio, deterius</text:span></text:span></text:p>
      <text:p text:style-name="P15"><text:span text:style-name="Default_20_Paragraph_20_Font"><text:span text:style-name="T11">adhuc fuerit signum, si cum sudatiuncula contingat, fuda-<text:line-break/>tiunculam autem jam saepius quidem in hoc scripsit li-<text:line-break/>bro, </text:span></text:span><text:span text:style-name="Default_20_Paragraph_20_Font"><text:span text:style-name="T14">t</text:span></text:span><text:span text:style-name="Default_20_Paragraph_20_Font"><text:span text:style-name="T11">ed nusquam ita lucide ut cognoscamus numquid<text:line-break/>sudores circa thoracem caputque apparentes ita appellet,<text:line-break/>an eos qui toto emanant corpore, ubi tum pauci tum<text:line-break/>nihil conferentes sint. Pravum autem utrumque horum<text:line-break/>est, deterius autem quod in superis fit partibus. Nempe<text:line-break/>quum omnis sudatiuncula demonstret vel copiam in fu-<text:line-break/>dantibus partibus vel facultatis retentricis imbecillitatem;<text:line-break/>utrumcunque eorum in locis tum thoracis tum capitis<text:line-break/>fuerit , deterius est signum quam si in alia quapiam<text:line-break/>parte fuerit.</text:span></text:span></text:p>
      <text:h text:style-name="Heading_20_2" text:outline-level="2"><text:span text:style-name="Default_20_Paragraph_20_Font">CXXVIII.</text:span></text:h>
      <text:p text:style-name="P4"><text:span text:style-name="Default_20_Paragraph_20_Font"><text:span text:style-name="T14">Ex naribu</text:span></text:span><text:span text:style-name="Default_20_Paragraph_20_Font"><text:span text:style-name="T11">s </text:span></text:span><text:span text:style-name="Default_20_Paragraph_20_Font"><text:span text:style-name="T14">e/siuen</text:span></text:span><text:span text:style-name="Default_20_Paragraph_20_Font"><text:span text:style-name="T11">t</text:span></text:span><text:span text:style-name="Default_20_Paragraph_20_Font"><text:span text:style-name="T14">e sangu</text:span></text:span><text:span text:style-name="Default_20_Paragraph_20_Font"><text:span text:style-name="T11">i</text:span></text:span><text:span text:style-name="Default_20_Paragraph_20_Font"><text:span text:style-name="T14">ne ten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cum sudor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per-<text:line-break/>scigescen</text:span></text:span><text:span text:style-name="Default_20_Paragraph_20_Font"><text:span text:style-name="T11">ti</text:span></text:span><text:span text:style-name="Default_20_Paragraph_20_Font"><text:span text:style-name="T14">a ma</text:span></text:span><text:span text:style-name="Default_20_Paragraph_20_Font"><text:span text:style-name="T11">li</text:span></text:span><text:span text:style-name="Default_20_Paragraph_20_Font"><text:span text:style-name="T14">gna pravaque.</text:span></text:span></text:p>
      <text:p text:style-name="P1"><text:span text:style-name="Default_20_Paragraph_20_Font"><text:span text:style-name="T11">Russus hoc loco i</text:span></text:span><text:span text:style-name="Default_20_Paragraph_20_Font"><text:span text:style-name="T14">n</text:span></text:span><text:span text:style-name="Default_20_Paragraph_20_Font"><text:span text:style-name="T11">terpretatione est u</text:span></text:span><text:span text:style-name="Default_20_Paragraph_20_Font"><text:span text:style-name="T14">t</text:span></text:span><text:span text:style-name="Default_20_Paragraph_20_Font"><text:span text:style-name="T11">us non adjecto<text:line-break/>orationi ex naribus perpetuo erumpenti sanguine, quod</text:span></text:span></text:p>
      <text:p text:style-name="P3"><text:span text:style-name="Default_20_Paragraph_20_Font"><text:span text:style-name="T11">nos de necessitate subaudire oportet,. propterea quod nihil<text:line-break/>aliud intelligere valeamus. Fiet autem ferum integer, si<text:line-break/>ita interpretari liceat ; si ex naribus sanguis erumpat,<text:line-break/>quum sudores vel fuerint vel supervenerint, perfrictionem<text:line-break/>quidem ferunt,. quae indicat malum esse morbum. At<text:line-break/>quum perfrictio tum in extremis fiat tum per totum cor-<text:line-break/>pus gravior certe dissiciliorque quae per totum corpus esu</text:span></text:span></text:p>
      <text:h text:style-name="Heading_20_2" text:outline-level="2"><text:span text:style-name="Default_20_Paragraph_20_Font">CXX1X.</text:span></text:h>
      <text:p text:style-name="P4"><text:span text:style-name="Default_20_Paragraph_20_Font"><text:span text:style-name="T14">A sanguinis e</text:span></text:span><text:span text:style-name="Default_20_Paragraph_20_Font"><text:span text:style-name="T11">m</text:span></text:span><text:span text:style-name="Default_20_Paragraph_20_Font"><text:span text:style-name="T14">ptione n</text:span></text:span><text:span text:style-name="Default_20_Paragraph_20_Font"><text:span text:style-name="T11">i</text:span></text:span><text:span text:style-name="Default_20_Paragraph_20_Font"><text:span text:style-name="T14">grorum per alvum transitu</text:span></text:span><text:span text:style-name="Default_20_Paragraph_20_Font"><text:span text:style-name="T11">s m</text:span></text:span><text:span text:style-name="Default_20_Paragraph_20_Font"><text:span text:style-name="T14">a-<text:line-break/>lum; prava aute</text:span></text:span><text:span text:style-name="Default_20_Paragraph_20_Font"><text:span text:style-name="T11">m </text:span></text:span><text:span text:style-name="Default_20_Paragraph_20_Font"><text:span text:style-name="T14">etpraerubra, num vero ee quarto<text:line-break/>d</text:span></text:span><text:span text:style-name="Default_20_Paragraph_20_Font"><text:span text:style-name="T11">i</text:span></text:span><text:span text:style-name="Default_20_Paragraph_20_Font"><text:span text:style-name="T14">e haec sangu</text:span></text:span><text:span text:style-name="Default_20_Paragraph_20_Font"><text:span text:style-name="T11">i</text:span></text:span><text:span text:style-name="Default_20_Paragraph_20_Font"><text:span text:style-name="T14">ni</text:span></text:span><text:span text:style-name="Default_20_Paragraph_20_Font"><text:span text:style-name="T11">s </text:span></text:span><text:span text:style-name="Default_20_Paragraph_20_Font"><text:span text:style-name="T14">erupt</text:span></text:span><text:span text:style-name="Default_20_Paragraph_20_Font"><text:span text:style-name="T11">i</text:span></text:span><text:span text:style-name="Default_20_Paragraph_20_Font"><text:span text:style-name="T14">o stat</text:span></text:span><text:span text:style-name="Default_20_Paragraph_20_Font"><text:span text:style-name="T11"> P </text:span></text:span><text:span text:style-name="Default_20_Paragraph_20_Font"><text:span text:style-name="T14">comat</text:span></text:span><text:span text:style-name="Default_20_Paragraph_20_Font"><text:span text:style-name="T11">o</text:span></text:span><text:span text:style-name="Default_20_Paragraph_20_Font"><text:span text:style-name="T14">si ex h</text:span></text:span><text:span text:style-name="Default_20_Paragraph_20_Font"><text:span text:style-name="T11">is </text:span></text:span><text:span text:style-name="Default_20_Paragraph_20_Font"><text:span text:style-name="T14">con-<text:line-break/>vulstone moriun</text:span></text:span><text:span text:style-name="Default_20_Paragraph_20_Font"><text:span text:style-name="T11">t</text:span></text:span><text:span text:style-name="Default_20_Paragraph_20_Font"><text:span text:style-name="T14">ur; -an n</text:span></text:span><text:span text:style-name="Default_20_Paragraph_20_Font"><text:span text:style-name="T11">i</text:span></text:span><text:span text:style-name="Default_20_Paragraph_20_Font"><text:span text:style-name="T14">gr</text:span></text:span><text:span text:style-name="Default_20_Paragraph_20_Font"><text:span text:style-name="T11">is </text:span></text:span><text:span text:style-name="Default_20_Paragraph_20_Font"><text:span text:style-name="T14">praegressi</text:span></text:span><text:span text:style-name="Default_20_Paragraph_20_Font"><text:span text:style-name="T11">s </text:span></text:span><text:span text:style-name="Default_20_Paragraph_20_Font"><text:span text:style-name="T14">et tu</text:span></text:span><text:span text:style-name="Default_20_Paragraph_20_Font"><text:span text:style-name="T11">m</text:span></text:span><text:span text:style-name="Default_20_Paragraph_20_Font"><text:span text:style-name="T14">efacto<text:line-break/>ven</text:span></text:span><text:span text:style-name="Default_20_Paragraph_20_Font"><text:span text:style-name="T11">t</text:span></text:span><text:span text:style-name="Default_20_Paragraph_20_Font"><text:span text:style-name="T14">re?</text:span></text:span></text:p>
      <text:p text:style-name="P1"><text:span text:style-name="Default_20_Paragraph_20_Font"><text:span text:style-name="T11">Rurfum et hoc loco, ut in aliis multis, sermonem<text:line-break/>manifestum utilemque ab Hippocrate dictum confudit.<text:line-break/>Est autem ipsius primum quidem universale hujusmodi:</text:span></text:span></text:p>
      <text:p text:style-name="P3"><text:span text:style-name="Default_20_Paragraph_20_Font"><text:span text:style-name="T14">sudicator</text:span></text:span><text:span text:style-name="Default_20_Paragraph_20_Font"><text:span text:style-name="T11">i</text:span></text:span><text:span text:style-name="Default_20_Paragraph_20_Font"><text:span text:style-name="T14">o</text:span></text:span><text:span text:style-name="Default_20_Paragraph_20_Font"><text:span text:style-name="T11">t</text:span></text:span><text:span text:style-name="Default_20_Paragraph_20_Font"><text:span text:style-name="T14">um n</text:span></text:span><text:span text:style-name="Default_20_Paragraph_20_Font"><text:span text:style-name="T11">o</text:span></text:span><text:span text:style-name="Default_20_Paragraph_20_Font"><text:span text:style-name="T14">n iudican</text:span></text:span><text:span text:style-name="Default_20_Paragraph_20_Font"><text:span text:style-name="T11">t</text:span></text:span><text:span text:style-name="Default_20_Paragraph_20_Font"><text:span text:style-name="T14">iu</text:span></text:span><text:span text:style-name="Default_20_Paragraph_20_Font"><text:span text:style-name="T11">m </text:span></text:span><text:span text:style-name="Default_20_Paragraph_20_Font"><text:span text:style-name="T14">a</text:span></text:span><text:span text:style-name="Default_20_Paragraph_20_Font"><text:span text:style-name="T11">l</text:span></text:span><text:span text:style-name="Default_20_Paragraph_20_Font"><text:span text:style-name="T14">ia qu</text:span></text:span><text:span text:style-name="Default_20_Paragraph_20_Font"><text:span text:style-name="T11">i</text:span></text:span><text:span text:style-name="Default_20_Paragraph_20_Font"><text:span text:style-name="T14">dem letal</text:span></text:span><text:span text:style-name="Default_20_Paragraph_20_Font"><text:span text:style-name="T11">i</text:span></text:span><text:span text:style-name="Default_20_Paragraph_20_Font"><text:span text:style-name="T14">a, al</text:span></text:span><text:span text:style-name="Default_20_Paragraph_20_Font"><text:span text:style-name="T11">i</text:span></text:span><text:span text:style-name="Default_20_Paragraph_20_Font"><text:span text:style-name="T14">a<text:line-break/>vero</text:span></text:span><text:span text:style-name="Default_20_Paragraph_20_Font"><text:span text:style-name="T11"> j</text:span></text:span><text:span text:style-name="Default_20_Paragraph_20_Font"><text:span text:style-name="T14">ud</text:span></text:span><text:span text:style-name="Default_20_Paragraph_20_Font"><text:span text:style-name="T11">i</text:span></text:span><text:span text:style-name="Default_20_Paragraph_20_Font"><text:span text:style-name="T14">catu d</text:span></text:span><text:span text:style-name="Default_20_Paragraph_20_Font"><text:span text:style-name="T11">i/</text:span></text:span><text:span text:style-name="Default_20_Paragraph_20_Font"><text:span text:style-name="T14">sic</text:span></text:span><text:span text:style-name="Default_20_Paragraph_20_Font"><text:span text:style-name="T11">Hi</text:span></text:span><text:span text:style-name="Default_20_Paragraph_20_Font"><text:span text:style-name="T14">a.</text:span></text:span><text:span text:style-name="Default_20_Paragraph_20_Font"><text:span text:style-name="T11"> Quum autem iudicatoria multa<text:line-break/>sint, in horum singulis </text:span></text:span><text:span text:style-name="Default_20_Paragraph_20_Font"><text:span text:style-name="T14">t</text:span></text:span><text:span text:style-name="Default_20_Paragraph_20_Font"><text:span text:style-name="T11">uus est </text:span></text:span><text:span text:style-name="Default_20_Paragraph_20_Font"><text:span text:style-name="T14">t</text:span></text:span><text:span text:style-name="Default_20_Paragraph_20_Font"><text:span text:style-name="T11">enuo, particularis qui-<text:line-break/>dem ad eum, qui dictus est, relatus, universalis vero ad<text:line-break/>suffectus subordinatosque qualis est talis; sanguinis eru-<text:line-break/>ptio non judicans veli letalis vel judicatu difficilis. Ita<text:line-break/>sudor vel copia tum urinarum tum dejectiouum tum ve,-.<text:line-break/>mituum vel quae per haemorrhoides vel uterum excernun-<text:line-break/>tur et parotides et caeteri abscessus. omnia siquidem<text:line-break/>haec si non judicant, interdum quidem letalia, interdum<text:line-break/>vero et judicationis difficilis, hoc est morbos judicatio</text:span></text:span><text:span text:style-name="Default_20_Paragraph_20_Font"><text:span text:style-name="T14">n</text:span></text:span><text:span text:style-name="Default_20_Paragraph_20_Font"><text:span text:style-name="T11">is<text:line-break/>expertes faciunt. Communissima autem ex his efficitur<text:line-break/>oratio universalissima generalissimaque, vocet enim unus-<text:line-break/>.quisque pro tuo arbitratu, judicatoriorum non judicantium<text:line-break/>alia quidem letalia, alia judieatu difficilia. Praestat au-<text:line-break/>tem hoc loco quando sint letalia et quando judicatu disi-<text:line-break/>sicilis definivisse ; id quod ab Hippocrate ipfo est demou-<text:line-break/>stratum. Quae namque ex judicatoriis nihil juvant sunt<text:line-break/>judicatu difficilia, quae vero etiam in contrarium repunt</text:span></text:span></text:p>
      <text:p text:style-name="P3"><text:span text:style-name="Default_20_Paragraph_20_Font"><text:span text:style-name="T11">fiunt letalia. Jam quae ad contrarium inclinant aliis ex<text:line-break/>signis certitudinem capiu</text:span></text:span><text:span text:style-name="Default_20_Paragraph_20_Font"><text:span text:style-name="T14">n</text:span></text:span><text:span text:style-name="Default_20_Paragraph_20_Font"><text:span text:style-name="T11">t; quomodo et malignas scripsit<text:line-break/>hoc in l</text:span></text:span><text:span text:style-name="Default_20_Paragraph_20_Font"><text:span text:style-name="T14">o</text:span></text:span><text:span text:style-name="Default_20_Paragraph_20_Font"><text:span text:style-name="T11">co dejectiones; acciderit quoque aliter cuipiam<text:line-break/>altera talis affectio maligna, ut vomitus vel pravae uri-<text:line-break/>nae; veluti et perfrictio, quae cum difficultate excalefieri<text:line-break/>possit aut totius corporis aut extremarum tantum partium.<text:line-break/>Sic etiam profu</text:span></text:span><text:span text:style-name="Default_20_Paragraph_20_Font"><text:span text:style-name="T14">n</text:span></text:span><text:span text:style-name="Default_20_Paragraph_20_Font"><text:span text:style-name="T11">da sitis aestusque et caligo et jactatio et<text:line-break/>vigilia atque pravorum aliorum quippiam. Didicisti vero<text:line-break/>haec eadem omnia ex commentariis de i</text:span></text:span><text:span text:style-name="Default_20_Paragraph_20_Font"><text:span text:style-name="T14">n</text:span></text:span><text:span text:style-name="Default_20_Paragraph_20_Font"><text:span text:style-name="T11">dicationibus, at-<text:line-break/>que ex prognostico , quaedam item ex epidemiis. Scripsit<text:line-break/>certo et hoc loco sermonem universalem, particularium .<text:line-break/>fpeciem unam commemorans. Nempe qui modo artem<text:line-break/>discit, putat sula haec maligna este, de quibus audivit; t<text:line-break/>si vero^ acri est ingenio, potest et alia quaedam talia esse.<text:line-break/>suspicari tempusque exspectare aliud , in quo et ip</text:span></text:span><text:span text:style-name="Default_20_Paragraph_20_Font"><text:span text:style-name="T14">t</text:span></text:span><text:span text:style-name="Default_20_Paragraph_20_Font"><text:span text:style-name="T11">a per-<text:line-break/>distat. Quod si </text:span></text:span><text:span text:style-name="Default_20_Paragraph_20_Font"><text:span text:style-name="T14">n</text:span></text:span><text:span text:style-name="Default_20_Paragraph_20_Font"><text:span text:style-name="T11">o</text:span></text:span><text:span text:style-name="Default_20_Paragraph_20_Font"><text:span text:style-name="T14">n</text:span></text:span><text:span text:style-name="Default_20_Paragraph_20_Font"><text:span text:style-name="T11"> ita didicerit , fed ea quae particula-<text:line-break/>ria existunt, rursus exspectabit luscius quantum doctri-<text:line-break/>nae adhuc ipsi desit; qui vero universale didicerit, parti-</text:span></text:span></text:p>
      <text:p text:style-name="P3"><text:span text:style-name="Default_20_Paragraph_20_Font"><text:span text:style-name="T11">ostiaria omnia cognoscit. At qui prorrhetieum hoc sicri-<text:line-break/>psit, in particulari versatur; atque ob id interdum qui-<text:line-break/>dem ex diversi generis symptomatis concursionem acervat ;<text:line-break/>interdum vero ex uno aegro aut duobus universaliter pro-<text:line-break/>nunciat; atque aliquando addubitat ambigitque quomodo<text:line-break/>et nunc inquiens; an et quarto die talis eruptio fit?<text:line-break/>Nempe quod quempiam viderit , cui quarto die sanguis<text:line-break/>erupit, omisso nomine sermonem fecit, quamquam dies<text:line-break/>ipsi universalem in prognostico habeant doctrinam. Rur-<text:line-break/>fus autem particularia enuncians prorrbetici auctor, non<text:line-break/>tanquam particularem , fed tanquam universalem fecit fer-<text:line-break/>monem, scribens ita, comatuli ex his convulsione finium-<text:line-break/>tur, non necessario fieri inquiens, fed - interdum contio-<text:line-break/>gere, veluti et aliud quippiam inutile, quod habet gene-<text:line-break/>rationem , sed id quidem simpliciter enunciavit. De ni-<text:line-break/>gris autem prodeuntibus et ventre tumefacto respondemus<text:line-break/>ipsi et hic posse quidem et ea fieri, fissi neque perpetuo<text:line-break/>neque ut plurimum.</text:span></text:span></text:p>
      <text:h text:style-name="P24" text:outline-level="2"><text:span text:style-name="Default_20_Paragraph_20_Font">CXXX.</text:span></text:h>
      <text:p text:style-name="P35"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em pr</text:span></text:span><text:span text:style-name="Default_20_Paragraph_20_Font"><text:span text:style-name="T11">o</text:span></text:span><text:span text:style-name="Default_20_Paragraph_20_Font"><text:span text:style-name="T14">sundent</text:span></text:span><text:span text:style-name="Default_20_Paragraph_20_Font"><text:span text:style-name="T11">iu </text:span></text:span><text:span text:style-name="Default_20_Paragraph_20_Font"><text:span text:style-name="T14">cu</text:span></text:span><text:span text:style-name="Default_20_Paragraph_20_Font"><text:span text:style-name="T11">m </text:span></text:span><text:span text:style-name="Default_20_Paragraph_20_Font"><text:span text:style-name="T14">sudariunc</text:span></text:span><text:span text:style-name="Default_20_Paragraph_20_Font"><text:span text:style-name="T11">ii</text:span></text:span><text:span text:style-name="Default_20_Paragraph_20_Font"><text:span text:style-name="T14">lis vulnera, ma-<text:line-break/>ligna; loquen</text:span></text:span><text:span text:style-name="Default_20_Paragraph_20_Font"><text:span text:style-name="T11">t</text:span></text:span><text:span text:style-name="Default_20_Paragraph_20_Font"><text:span text:style-name="T14">es</text:span></text:span><text:span text:style-name="Default_20_Paragraph_20_Font"><text:span text:style-name="T11"> i</text:span></text:span><text:span text:style-name="Default_20_Paragraph_20_Font"><text:span text:style-name="T14">ta affec</text:span></text:span><text:span text:style-name="Default_20_Paragraph_20_Font"><text:span text:style-name="T11">t</text:span></text:span><text:span text:style-name="Default_20_Paragraph_20_Font"><text:span text:style-name="T14">i occul</text:span></text:span><text:span text:style-name="Default_20_Paragraph_20_Font"><text:span text:style-name="T11">t</text:span></text:span><text:span text:style-name="Default_20_Paragraph_20_Font"><text:span text:style-name="T14">e pereunt.</text:span></text:span></text:p>
      <text:p text:style-name="P1"><text:span text:style-name="Default_20_Paragraph_20_Font"><text:span text:style-name="T11">Quidam </text:span></text:span><text:span text:style-name="Default_20_Paragraph_20_Font"><text:span text:style-name="T18">τρώματα</text:span></text:span><text:span text:style-name="Default_20_Paragraph_20_Font"><text:span text:style-name="T12"> </text:span></text:span><text:span text:style-name="Default_20_Paragraph_20_Font"><text:span text:style-name="T14">vulnera</text:span></text:span><text:span text:style-name="Default_20_Paragraph_20_Font"><text:span text:style-name="T11"> per </text:span></text:span><text:span text:style-name="Default_20_Paragraph_20_Font"><text:span text:style-name="T18">τ</text:span></text:span><text:span text:style-name="Default_20_Paragraph_20_Font"><text:span text:style-name="T12"> </text:span></text:span><text:span text:style-name="Default_20_Paragraph_20_Font"><text:span text:style-name="T11">et p et </text:span></text:span><text:span text:style-name="Default_20_Paragraph_20_Font"><text:span text:style-name="T18">ω</text:span></text:span><text:span text:style-name="Default_20_Paragraph_20_Font"><text:span text:style-name="T12"> </text:span></text:span><text:span text:style-name="Default_20_Paragraph_20_Font"><text:span text:style-name="T11">primam<text:line-break/>syllabam scripserunt, alii autem </text:span></text:span><text:span text:style-name="Default_20_Paragraph_20_Font"><text:span text:style-name="T18">τρομώδεα</text:span></text:span><text:span text:style-name="Default_20_Paragraph_20_Font"><text:span text:style-name="T12"> </text:span></text:span><text:span text:style-name="Default_20_Paragraph_20_Font"><text:span text:style-name="T11">per </text:span></text:span><text:span text:style-name="Default_20_Paragraph_20_Font"><text:span text:style-name="T18">τ</text:span></text:span><text:span text:style-name="Default_20_Paragraph_20_Font"><text:span text:style-name="T12">, </text:span></text:span><text:span text:style-name="Default_20_Paragraph_20_Font"><text:span text:style-name="T18">ρ</text:span></text:span><text:span text:style-name="Default_20_Paragraph_20_Font"><text:span text:style-name="T12"> </text:span></text:span><text:span text:style-name="Default_20_Paragraph_20_Font"><text:span text:style-name="T11">et o;<text:line-break/>et usitatissimae quidem scripturae hae funt tum exposito-<text:line-break/>ribus tum scriptoribus , fe d concursionibus rarae existunt;<text:line-break/>veluti et quae primam scriptam habet per </text:span></text:span><text:span text:style-name="Default_20_Paragraph_20_Font"><text:span text:style-name="T18">τ</text:span></text:span><text:span text:style-name="Default_20_Paragraph_20_Font"><text:span text:style-name="T12">, </text:span></text:span><text:span text:style-name="Default_20_Paragraph_20_Font"><text:span text:style-name="T18">ρ</text:span></text:span><text:span text:style-name="Default_20_Paragraph_20_Font"><text:span text:style-name="T12">, </text:span></text:span><text:span text:style-name="Default_20_Paragraph_20_Font"><text:span text:style-name="T18">α</text:span></text:span><text:span text:style-name="Default_20_Paragraph_20_Font"><text:span text:style-name="T12"> </text:span></text:span><text:span text:style-name="Default_20_Paragraph_20_Font"><text:span text:style-name="T11">et </text:span></text:span><text:span text:style-name="Default_20_Paragraph_20_Font"><text:span text:style-name="T14">v.<text:line-break/></text:span></text:span><text:span text:style-name="Default_20_Paragraph_20_Font"><text:span text:style-name="T11">Exordiendum igitur est et nobis a constrata usitataque,<text:line-break/>quam per T, p et </text:span></text:span><text:span text:style-name="Default_20_Paragraph_20_Font"><text:span text:style-name="T18">ω</text:span></text:span><text:span text:style-name="Default_20_Paragraph_20_Font"><text:span text:style-name="T12"> </text:span></text:span><text:span text:style-name="Default_20_Paragraph_20_Font"><text:span text:style-name="T11">scriptam reperimus et quae idem<text:line-break/>significat cum ea, quae per </text:span></text:span><text:span text:style-name="Default_20_Paragraph_20_Font"><text:span text:style-name="T14">t</text:span></text:span><text:span text:style-name="Default_20_Paragraph_20_Font"><text:span text:style-name="T11">, p, a et </text:span></text:span><text:span text:style-name="Default_20_Paragraph_20_Font"><text:span text:style-name="T14">v</text:span></text:span><text:span text:style-name="Default_20_Paragraph_20_Font"><text:span text:style-name="T11"> scribitur. Nempe<text:line-break/></text:span></text:span><text:span text:style-name="Default_20_Paragraph_20_Font"><text:span text:style-name="T18">τρώματα</text:span></text:span><text:span text:style-name="Default_20_Paragraph_20_Font"><text:span text:style-name="T12"> </text:span></text:span><text:span text:style-name="Default_20_Paragraph_20_Font"><text:span text:style-name="T11">laesiones eas appellat etiam Hippocrates ; quae<text:line-break/>ab externis inferuntur causis. Fecisse igitur in praefentia<text:line-break/>sermonem non fotum in vulneribus vel exanthematis vel<text:line-break/>abscessibus vel divisionibus, verum quoque et in sanguinis<text:line-break/>eruptionibus par est; quin in vulneribus consonant magis,<text:line-break/>quum fota haec sanguinem profundant. Quidam scripto-</text:span></text:span></text:p>
      <text:p text:style-name="P3"><text:span text:style-name="Default_20_Paragraph_20_Font"><text:span text:style-name="T11">rem hunc etiamnum de sanguinis e nutibus eruptionibus<text:line-break/>nunc agere dicunt, non in febribus siclum, verum quoque<text:line-break/>et .in .nuper dictis affectionibus interficere. Sive igitur<text:line-break/>de omnibus his fermo. sit, sive .et vulneribus duntaxat,<text:line-break/>sanguinis cum sudatiuncula eruptiones malignae sim t; nec<text:line-break/>dissimili modo, si et </text:span></text:span><text:span text:style-name="Default_20_Paragraph_20_Font"><text:span text:style-name="T18">τρομώδἐα</text:span></text:span><text:span text:style-name="Default_20_Paragraph_20_Font"><text:span text:style-name="T12">, </text:span></text:span><text:span text:style-name="Default_20_Paragraph_20_Font"><text:span text:style-name="T11">id est t</text:span></text:span><text:span text:style-name="Default_20_Paragraph_20_Font"><text:span text:style-name="T14">remore</text:span></text:span><text:span text:style-name="Default_20_Paragraph_20_Font"><text:span text:style-name="T11">s, scriptum<text:line-break/>fuerit. Illud autem, loquentes. autem eos occulte perire,<text:line-break/>tale quippiam indicare ajunt, quod tales.nihil mali habere<text:line-break/>videantur, fed tanquam extra periculum constituti et prae-.<text:line-break/>fentibus loquentes repente pereant. Quod si adverbium<text:line-break/></text:span></text:span><text:span text:style-name="Default_20_Paragraph_20_Font"><text:span text:style-name="T18">λαθραίως</text:span></text:span><text:span text:style-name="Default_20_Paragraph_20_Font"><text:span text:style-name="T12">, </text:span></text:span><text:span text:style-name="Default_20_Paragraph_20_Font"><text:span text:style-name="T11">id est o</text:span></text:span><text:span text:style-name="Default_20_Paragraph_20_Font"><text:span text:style-name="T14">c</text:span></text:span><text:span text:style-name="Default_20_Paragraph_20_Font"><text:span text:style-name="T11">c</text:span></text:span><text:span text:style-name="Default_20_Paragraph_20_Font"><text:span text:style-name="T14">ulte</text:span></text:span><text:span text:style-name="Default_20_Paragraph_20_Font"><text:span text:style-name="T11">,. hoc velit ipsi significare, natura-.<text:line-break/>lem interpretationem alienis metaphoris permutare sunt- ,<text:line-break/>mopere studere videntur; putant namque virtutem esse<text:line-break/>orationis semper a communi loquendi consuetudine rece-<text:line-break/>dere , perinde ac si nihil referret , si quis vel ad deterius<text:line-break/>recedat.</text:span></text:span></text:p>
      <text:h text:style-name="P24" text:outline-level="2"><text:span text:style-name="Default_20_Paragraph_20_Font">CXXXI.</text:span></text:h>
      <text:p text:style-name="P4"><text:span text:style-name="Default_20_Paragraph_20_Font"><text:span text:style-name="T14">post modicam sangui</text:span></text:span><text:span text:style-name="Default_20_Paragraph_20_Font"><text:span text:style-name="T11">nis </text:span></text:span><text:span text:style-name="Default_20_Paragraph_20_Font"><text:span text:style-name="T14">erup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m </text:span></text:span><text:span text:style-name="Default_20_Paragraph_20_Font"><text:span text:style-name="T14">et nigrorum defec</text:span></text:span><text:span text:style-name="Default_20_Paragraph_20_Font"><text:span text:style-name="T11">tio-<text:line-break/></text:span></text:span><text:span text:style-name="Default_20_Paragraph_20_Font"><text:span text:style-name="T14">ne</text:span></text:span><text:span text:style-name="Default_20_Paragraph_20_Font"><text:span text:style-name="T11">m i</text:span></text:span><text:span text:style-name="Default_20_Paragraph_20_Font"><text:span text:style-name="T14">n acut</text:span></text:span><text:span text:style-name="Default_20_Paragraph_20_Font"><text:span text:style-name="T11">is. </text:span></text:span><text:span text:style-name="Default_20_Paragraph_20_Font"><text:span text:style-name="T14">surd</text:span></text:span><text:span text:style-name="Default_20_Paragraph_20_Font"><text:span text:style-name="T11">it</text:span></text:span><text:span text:style-name="Default_20_Paragraph_20_Font"><text:span text:style-name="T14">a</text:span></text:span><text:span text:style-name="Default_20_Paragraph_20_Font"><text:span text:style-name="T11">s </text:span></text:span><text:span text:style-name="Default_20_Paragraph_20_Font"><text:span text:style-name="T14">malu</text:span></text:span><text:span text:style-name="Default_20_Paragraph_20_Font"><text:span text:style-name="T11">m; </text:span></text:span><text:span text:style-name="Default_20_Paragraph_20_Font"><text:span text:style-name="T14">sanguin</text:span></text:span><text:span text:style-name="Default_20_Paragraph_20_Font"><text:span text:style-name="T11">is </text:span></text:span><text:span text:style-name="Default_20_Paragraph_20_Font"><text:span text:style-name="T14">desec</text:span></text:span><text:span text:style-name="Default_20_Paragraph_20_Font"><text:span text:style-name="T11">t</text:span></text:span><text:span text:style-name="Default_20_Paragraph_20_Font"><text:span text:style-name="T14">io in hi</text:span></text:span><text:span text:style-name="Default_20_Paragraph_20_Font"><text:span text:style-name="T11">s<text:line-break/></text:span></text:span><text:span text:style-name="Default_20_Paragraph_20_Font"><text:span text:style-name="T14">pern</text:span></text:span><text:span text:style-name="Default_20_Paragraph_20_Font"><text:span text:style-name="T11">i</text:span></text:span><text:span text:style-name="Default_20_Paragraph_20_Font"><text:span text:style-name="T14">ci</text:span></text:span><text:span text:style-name="Default_20_Paragraph_20_Font"><text:span text:style-name="T11">osa, </text:span></text:span><text:span text:style-name="Default_20_Paragraph_20_Font"><text:span text:style-name="T14">surd</text:span></text:span><text:span text:style-name="Default_20_Paragraph_20_Font"><text:span text:style-name="T11">it</text:span></text:span><text:span text:style-name="Default_20_Paragraph_20_Font"><text:span text:style-name="T14">atem vero solvit.</text:span></text:span></text:p>
      <text:p text:style-name="P1"><text:span text:style-name="Default_20_Paragraph_20_Font"><text:span text:style-name="T11">Continetur in hac fyndrome verum quippiam et uni-<text:line-break/>versale. .Nempe in acutis morbis, nigris ex dejectionibus,<text:line-break/>si fanguiuem dejecerint, perniciosum vere existit; id quod<text:line-break/>et nos scimus et caeteri, qui in artis operibus consenue-<text:line-break/>runt. Atqui symptoma esse ridetur secundum eam ra-<text:line-break/>tionem, qua in s</text:span></text:span><text:span text:style-name="Default_20_Paragraph_20_Font"><text:span text:style-name="T14">n</text:span></text:span><text:span text:style-name="Default_20_Paragraph_20_Font"><text:span text:style-name="T11">perpurgationibus ultimum excernitur<text:line-break/>quod sanguineum est; </text:span></text:span><text:span text:style-name="Default_20_Paragraph_20_Font"><text:span text:style-name="T14">t</text:span></text:span><text:span text:style-name="Default_20_Paragraph_20_Font"><text:span text:style-name="T11">ed particularium est , in quibus<text:line-break/>scriptor nominarit.</text:span></text:span></text:p>
      <text:h text:style-name="Heading_20_2" text:outline-level="2"><text:span text:style-name="Default_20_Paragraph_20_Font">CXXX1I.</text:span></text:h>
      <text:p text:style-name="P4"><text:span text:style-name="Default_20_Paragraph_20_Font"><text:span text:style-name="T14">Lumbis dolen</text:span></text:span><text:span text:style-name="Default_20_Paragraph_20_Font"><text:span text:style-name="T11">t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cardia</text:span></text:span><text:span text:style-name="Default_20_Paragraph_20_Font"><text:span text:style-name="T11">l</text:span></text:span><text:span text:style-name="Default_20_Paragraph_20_Font"><text:span text:style-name="T14">g</text:span></text:span><text:span text:style-name="Default_20_Paragraph_20_Font"><text:span text:style-name="T11">i</text:span></text:span><text:span text:style-name="Default_20_Paragraph_20_Font"><text:span text:style-name="T14">ae accedente</text:span></text:span><text:span text:style-name="Default_20_Paragraph_20_Font"><text:span text:style-name="T11">s, </text:span></text:span><text:span text:style-name="Default_20_Paragraph_20_Font"><text:span text:style-name="T14">signa erup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o</text:span></text:span><text:span text:style-name="Default_20_Paragraph_20_Font"><text:span text:style-name="T14">ni</text:span></text:span><text:span text:style-name="Default_20_Paragraph_20_Font"><text:span text:style-name="T11">s<text:line-break/>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i</text:span></text:span><text:span text:style-name="Default_20_Paragraph_20_Font"><text:span text:style-name="T14">s puto n</text:span></text:span><text:span text:style-name="Default_20_Paragraph_20_Font"><text:span text:style-name="T11">o</text:span></text:span><text:span text:style-name="Default_20_Paragraph_20_Font"><text:span text:style-name="T14">tamque progre</text:span></text:span><text:span text:style-name="Default_20_Paragraph_20_Font"><text:span text:style-name="T11">s</text:span></text:span><text:span text:style-name="Default_20_Paragraph_20_Font"><text:span text:style-name="T14">sum.</text:span></text:span></text:p>
      <text:p text:style-name="P2"><text:span text:style-name="Default_20_Paragraph_20_Font"><text:span text:style-name="T11">Non recte explanaverunt sententiam hanc plerique<text:line-break/>qui in hunc librum commentarios scripserunt fimulque et<text:line-break/>pugnantia dixerunt. Videtur autem mihi quidam eam in<text:line-break/>discentium utilitatem exposuisse; .sed hoc modo non me-<text:line-break/>minit febrium vel acuti morbi , ut consuevit. Ut ergo<text:line-break/>sermo ejus in nun febri entibus sit verisimile est, ex nulla<text:line-break/>manifesta causa consequentes dies lumbis dolentibus atque<text:line-break/>ore ventris; in his igitur vacuationem per haemorrhoidas<text:line-break/>exspectare oportet. Posses autem non solum id lore prae-<text:line-break/>dicere , fed et propter haemorrhoidum retentionem ea<text:line-break/>fuisse coniicere; magisque si ejus, qui haec patitur, tem-<text:line-break/>perient videas melancholicam, ut. tibi ex dictis praedictio<text:line-break/>non solum futuri, verum et praeteriti et tertio praesen-<text:line-break/>tis fit.. Nempe quum ab aliis distinctus fuerit lumborum<text:line-break/>dolor et. cardialgia, praeteriti quidem erit praenotio, quod<text:line-break/>et antea fuisse illi. per haemorrhoidas vacuationem nove-<text:line-break/>ris; futuri quod et nunc erit; praesentis autem affectio-</text:span></text:span></text:p>
      <text:p text:style-name="P3"><text:span text:style-name="Default_20_Paragraph_20_Font"><text:span text:style-name="T11">nis perspicua sirnt symptomata, nempe copia. in venis<text:line-break/>acervata tenue quoddam </text:span></text:span><text:span text:style-name="Default_20_Paragraph_20_Font"><text:span text:style-name="T14">l</text:span></text:span><text:span text:style-name="Default_20_Paragraph_20_Font"><text:span text:style-name="T11">erum in ventrem confluens car-<text:line-break/>dialgias parit, in os ipsius adscendens, quod omnium fere<text:line-break/>partium maxime sentiendi facultate praeftati Plurima au-<text:line-break/>tem abundantiae portio ad inferum repens locum, in quem<text:line-break/>et primum deferri consueverat, lumborum dolores efficiet..</text:span></text:span></text:p>
      <text:h text:style-name="Heading_20_2" text:outline-level="2"><text:span text:style-name="Default_20_Paragraph_20_Font">CXXXHI.</text:span></text:h>
      <text:p text:style-name="P4"><text:span text:style-name="Default_20_Paragraph_20_Font"><text:span text:style-name="T14">Qu</text:span></text:span><text:span text:style-name="Default_20_Paragraph_20_Font"><text:span text:style-name="T11">i </text:span></text:span><text:span text:style-name="Default_20_Paragraph_20_Font"><text:span text:style-name="T14">statis temporibu</text:span></text:span><text:span text:style-name="Default_20_Paragraph_20_Font"><text:span text:style-name="T11">s 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fundunt, siticu</text:span></text:span><text:span text:style-name="Default_20_Paragraph_20_Font"><text:span text:style-name="T11">lo</text:span></text:span><text:span text:style-name="Default_20_Paragraph_20_Font"><text:span text:style-name="T14">si hi,<text:line-break/>d</text:span></text:span><text:span text:style-name="Default_20_Paragraph_20_Font"><text:span text:style-name="T11">i</text:span></text:span><text:span text:style-name="Default_20_Paragraph_20_Font"><text:span text:style-name="T14">spellet et exsolut</text:span></text:span><text:span text:style-name="Default_20_Paragraph_20_Font"><text:span text:style-name="T11">i, </text:span></text:span><text:span text:style-name="Default_20_Paragraph_20_Font"><text:span text:style-name="T14">si non fuder</text:span></text:span><text:span text:style-name="Default_20_Paragraph_20_Font"><text:span text:style-name="T11">i</text:span></text:span><text:span text:style-name="Default_20_Paragraph_20_Font"><text:span text:style-name="T14">nt, ep</text:span></text:span><text:span text:style-name="Default_20_Paragraph_20_Font"><text:span text:style-name="T11">i</text:span></text:span><text:span text:style-name="Default_20_Paragraph_20_Font"><text:span text:style-name="T14">lept</text:span></text:span><text:span text:style-name="Default_20_Paragraph_20_Font"><text:span text:style-name="T11">ici m</text:span></text:span><text:span text:style-name="Default_20_Paragraph_20_Font"><text:span text:style-name="T14">or</text:span></text:span><text:span text:style-name="Default_20_Paragraph_20_Font"><text:span text:style-name="T11">i</text:span></text:span><text:span text:style-name="Default_20_Paragraph_20_Font"><text:span text:style-name="T14">untur,</text:span></text:span></text:p>
      <text:p text:style-name="P1"><text:span text:style-name="Default_20_Paragraph_20_Font"><text:span text:style-name="T11">Hoc.rnrfum loco fatis erat universaliter dicere pri-<text:line-break/>mum quidem quibus vacuatio sanguinis con</text:span></text:span><text:span text:style-name="Default_20_Paragraph_20_Font"><text:span text:style-name="T14">tac</text:span></text:span><text:span text:style-name="Default_20_Paragraph_20_Font"><text:span text:style-name="T11">ta retenta<text:line-break/>fuit, nis morbos fore plethoricos, manante ipsu ad eas<text:line-break/>corporis paries, quae retentis excretionibus propinquae<text:line-break/>funt vel ad eas, quae imbecilliores existunt; particulatim</text:span></text:span></text:p>
      <text:p text:style-name="P3"><text:span text:style-name="Default_20_Paragraph_20_Font"><text:span text:style-name="T11">vero de iis, qui ex haemorrhoide, utpote excreme</text:span></text:span><text:span text:style-name="Default_20_Paragraph_20_Font"><text:span text:style-name="T14">n</text:span></text:span><text:span text:style-name="Default_20_Paragraph_20_Font"><text:span text:style-name="T11">tis ex-<text:line-break/>euntibus melancholicis, alunt vel melancholiam vel phthi-<text:line-break/>sin vel hyderum vel varices vel cancrum vel elephantem;<text:line-break/>praeter hos autem unicuique ea parte fore affectionem,<text:line-break/>quae caeteris manifeste imbecillior existit. Non recte au-<text:line-break/>tem duorum symptomatum concursionem adjeeit, sitis et<text:line-break/>exsclutionis in sanguinis retentione ; nam sitis nullo pacto<text:line-break/>retentionis sanguinis proprium existit ; exsolutio autem<text:line-break/>immoderatas excretiones, non retentiones consequitur, et<text:line-break/>recte dictum est in secundo epidemiorum: 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e mu</text:span></text:span><text:span text:style-name="Default_20_Paragraph_20_Font"><text:span text:style-name="T11">l</text:span></text:span><text:span text:style-name="Default_20_Paragraph_20_Font"><text:span text:style-name="T14">t</text:span></text:span><text:span text:style-name="Default_20_Paragraph_20_Font"><text:span text:style-name="T11">o<text:line-break/></text:span></text:span><text:span text:style-name="Default_20_Paragraph_20_Font"><text:span text:style-name="T14">sinente lagegere</text:span></text:span><text:span text:style-name="Default_20_Paragraph_20_Font"><text:span text:style-name="T11"> t ubi et quod ex voce exsolutionis sigui-<text:line-break/>ficatur exposui.</text:span></text:span></text:p>
      <text:h text:style-name="Heading_20_2" text:outline-level="2"><text:span text:style-name="Default_20_Paragraph_20_Font">CXXX1V.</text:span></text:h>
      <text:p text:style-name="Normal"><text:span text:style-name="Default_20_Paragraph_20_Font"><text:span text:style-name="T14">Qu</text:span></text:span><text:span text:style-name="Default_20_Paragraph_20_Font"><text:span text:style-name="T11">i </text:span></text:span><text:span text:style-name="Default_20_Paragraph_20_Font"><text:span text:style-name="T14">c</text:span></text:span><text:span text:style-name="Default_20_Paragraph_20_Font"><text:span text:style-name="T11">o</text:span></text:span><text:span text:style-name="Default_20_Paragraph_20_Font"><text:span text:style-name="T14">mp</text:span></text:span><text:span text:style-name="Default_20_Paragraph_20_Font"><text:span text:style-name="T11">o</text:span></text:span><text:span text:style-name="Default_20_Paragraph_20_Font"><text:span text:style-name="T14">sit</text:span></text:span><text:span text:style-name="Default_20_Paragraph_20_Font"><text:span text:style-name="T11">i </text:span></text:span><text:span text:style-name="Default_20_Paragraph_20_Font"><text:span text:style-name="T14">per</text:span></text:span><text:span text:style-name="Default_20_Paragraph_20_Font"><text:span text:style-name="T11">t</text:span></text:span><text:span text:style-name="Default_20_Paragraph_20_Font"><text:span text:style-name="T14">urbantur, pervig</text:span></text:span><text:span text:style-name="Default_20_Paragraph_20_Font"><text:span text:style-name="T11">il</text:span></text:span><text:span text:style-name="Default_20_Paragraph_20_Font"><text:span text:style-name="T14">ant, e naribus sun-<text:line-break/>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stil</text:span></text:span><text:span text:style-name="Default_20_Paragraph_20_Font"><text:span text:style-name="T11">l</text:span></text:span><text:span text:style-name="Default_20_Paragraph_20_Font"><text:span text:style-name="T14">ant, sexto d</text:span></text:span><text:span text:style-name="Default_20_Paragraph_20_Font"><text:span text:style-name="T11">is l</text:span></text:span><text:span text:style-name="Default_20_Paragraph_20_Font"><text:span text:style-name="T14">evantur, no</text:span></text:span><text:span text:style-name="Default_20_Paragraph_20_Font"><text:span text:style-name="T11">c</text:span></text:span><text:span text:style-name="Default_20_Paragraph_20_Font"><text:span text:style-name="T14">te laborant, po-<text:line-break/>strid</text:span></text:span><text:span text:style-name="Default_20_Paragraph_20_Font"><text:span text:style-name="T11">i</text:span></text:span><text:span text:style-name="Default_20_Paragraph_20_Font"><text:span text:style-name="T14">e lev</text:span></text:span><text:span text:style-name="Default_20_Paragraph_20_Font"><text:span text:style-name="T11">i</text:span></text:span><text:span text:style-name="Default_20_Paragraph_20_Font"><text:span text:style-name="T14">ter sudant</text:span></text:span><text:span text:style-name="Default_20_Paragraph_20_Font"><text:span text:style-name="T11">, i</text:span></text:span><text:span text:style-name="Default_20_Paragraph_20_Font"><text:span text:style-name="T14">n somnum seruntur de</text:span></text:span><text:span text:style-name="Default_20_Paragraph_20_Font"><text:span text:style-name="T11">l</text:span></text:span><text:span text:style-name="Default_20_Paragraph_20_Font"><text:span text:style-name="T14">irantque,</text:span></text:span></text:p>
      <text:p text:style-name="P3"><text:span text:style-name="Default_20_Paragraph_20_Font"><text:span text:style-name="T14">abunde sangu</text:span></text:span><text:span text:style-name="Default_20_Paragraph_20_Font"><text:span text:style-name="T11">i</text:span></text:span><text:span text:style-name="Default_20_Paragraph_20_Font"><text:span text:style-name="T14">nem pr</text:span></text:span><text:span text:style-name="Default_20_Paragraph_20_Font"><text:span text:style-name="T11">o</text:span></text:span><text:span text:style-name="Default_20_Paragraph_20_Font"><text:span text:style-name="T14">fundent t an et aqu</text:span></text:span><text:span text:style-name="Default_20_Paragraph_20_Font"><text:span text:style-name="T11">o</text:span></text:span><text:span text:style-name="Default_20_Paragraph_20_Font"><text:span text:style-name="T14">sa urina tale<text:line-break/>quidda</text:span></text:span><text:span text:style-name="Default_20_Paragraph_20_Font"><text:span text:style-name="T11">m i</text:span></text:span><text:span text:style-name="Default_20_Paragraph_20_Font"><text:span text:style-name="T14">nd</text:span></text:span><text:span text:style-name="Default_20_Paragraph_20_Font"><text:span text:style-name="T11">i</text:span></text:span><text:span text:style-name="Default_20_Paragraph_20_Font"><text:span text:style-name="T14">cat</text:span></text:span><text:span text:style-name="Default_20_Paragraph_20_Font"><text:span text:style-name="T11"> P</text:span></text:span></text:p>
      <text:p text:style-name="P1"><text:span text:style-name="Default_20_Paragraph_20_Font"><text:span text:style-name="T11">Dilucide r</text:span></text:span><text:span text:style-name="Default_20_Paragraph_20_Font"><text:span text:style-name="T14">a</text:span></text:span><text:span text:style-name="Default_20_Paragraph_20_Font"><text:span text:style-name="T11">rius hoc loco ostendit quod in particu-<text:line-break/>laribus apparet concursionibus. Nempe profluvii sanguinis<text:line-break/>peculiaria sunt signa clare in commentariis de crisibus<text:line-break/>deinceps scripta; nunc autem in bomine, qui abunde san-<text:line-break/>guinem profudit, omnia quae sanguinis profusionem prae-<text:line-break/>cedunt scripsit.</text:span></text:span></text:p>
      <text:h text:style-name="Heading_20_2" text:outline-level="2"><text:span text:style-name="Default_20_Paragraph_20_Font">CXXXU</text:span></text:h>
      <text:p text:style-name="P4"><text:span text:style-name="Default_20_Paragraph_20_Font"><text:span text:style-name="T11">Q</text:span></text:span><text:span text:style-name="Default_20_Paragraph_20_Font"><text:span text:style-name="T14">uibu</text:span></text:span><text:span text:style-name="Default_20_Paragraph_20_Font"><text:span text:style-name="T11">s </text:span></text:span><text:span text:style-name="Default_20_Paragraph_20_Font"><text:span text:style-name="T14">sanguinis erup</text:span></text:span><text:span text:style-name="Default_20_Paragraph_20_Font"><text:span text:style-name="T11">tio</text:span></text:span><text:span text:style-name="Default_20_Paragraph_20_Font"><text:span text:style-name="T14">ne</text:span></text:span><text:span text:style-name="Default_20_Paragraph_20_Font"><text:span text:style-name="T11">s </text:span></text:span><text:span text:style-name="Default_20_Paragraph_20_Font"><text:span text:style-name="T14">plure</text:span></text:span><text:span text:style-name="Default_20_Paragraph_20_Font"><text:span text:style-name="T11">s </text:span></text:span><text:span text:style-name="Default_20_Paragraph_20_Font"><text:span text:style-name="T14">suer</text:span></text:span><text:span text:style-name="Default_20_Paragraph_20_Font"><text:span text:style-name="T11">i</text:span></text:span><text:span text:style-name="Default_20_Paragraph_20_Font"><text:span text:style-name="T14">nt , procedente tem-<text:line-break/>p</text:span></text:span><text:span text:style-name="Default_20_Paragraph_20_Font"><text:span text:style-name="T11">o</text:span></text:span><text:span text:style-name="Default_20_Paragraph_20_Font"><text:span text:style-name="T14">re alvi male asp</text:span></text:span><text:span text:style-name="Default_20_Paragraph_20_Font"><text:span text:style-name="T11">ici</text:span></text:span><text:span text:style-name="Default_20_Paragraph_20_Font"><text:span text:style-name="T14">untur, n</text:span></text:span><text:span text:style-name="Default_20_Paragraph_20_Font"><text:span text:style-name="T11">i</text:span></text:span><text:span text:style-name="Default_20_Paragraph_20_Font"><text:span text:style-name="T14">si ur</text:span></text:span><text:span text:style-name="Default_20_Paragraph_20_Font"><text:span text:style-name="T11">i</text:span></text:span><text:span text:style-name="Default_20_Paragraph_20_Font"><text:span text:style-name="T14">nae</text:span></text:span><text:span text:style-name="Default_20_Paragraph_20_Font"><text:span text:style-name="T11"> c</text:span></text:span><text:span text:style-name="Default_20_Paragraph_20_Font"><text:span text:style-name="T14">onc</text:span></text:span><text:span text:style-name="Default_20_Paragraph_20_Font"><text:span text:style-name="T11">o</text:span></text:span><text:span text:style-name="Default_20_Paragraph_20_Font"><text:span text:style-name="T14">ctae fuer</text:span></text:span><text:span text:style-name="Default_20_Paragraph_20_Font"><text:span text:style-name="T11">im,</text:span></text:span></text:p>
      <text:p text:style-name="P1"><text:span text:style-name="Default_20_Paragraph_20_Font"><text:span text:style-name="T11">Dixit in aphorismis Hippocrates: </text:span></text:span><text:span text:style-name="Default_20_Paragraph_20_Font"><text:span text:style-name="T14">quibu</text:span></text:span><text:span text:style-name="Default_20_Paragraph_20_Font"><text:span text:style-name="T11">s </text:span></text:span><text:span text:style-name="Default_20_Paragraph_20_Font"><text:span text:style-name="T14">in fant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<text:line-break/>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is </text:span></text:span><text:span text:style-name="Default_20_Paragraph_20_Font"><text:span text:style-name="T14">quacunque ex parte c</text:span></text:span><text:span text:style-name="Default_20_Paragraph_20_Font"><text:span text:style-name="T11">o</text:span></text:span><text:span text:style-name="Default_20_Paragraph_20_Font"><text:span text:style-name="T14">pia ^eruper</text:span></text:span><text:span text:style-name="Default_20_Paragraph_20_Font"><text:span text:style-name="T11">it, </text:span></text:span><text:span text:style-name="Default_20_Paragraph_20_Font"><text:span text:style-name="T14">quu</text:span></text:span><text:span text:style-name="Default_20_Paragraph_20_Font"><text:span text:style-name="T11">m </text:span></text:span><text:span text:style-name="Default_20_Paragraph_20_Font"><text:span text:style-name="T14">rest-<text:line-break/>eiuntur, alv</text:span></text:span><text:span text:style-name="Default_20_Paragraph_20_Font"><text:span text:style-name="T11">i </text:span></text:span><text:span text:style-name="Default_20_Paragraph_20_Font"><text:span text:style-name="T14">h</text:span></text:span><text:span text:style-name="Default_20_Paragraph_20_Font"><text:span text:style-name="T11">is </text:span></text:span><text:span text:style-name="Default_20_Paragraph_20_Font"><text:span text:style-name="T14">humec</text:span></text:span><text:span text:style-name="Default_20_Paragraph_20_Font"><text:span text:style-name="T11">t</text:span></text:span><text:span text:style-name="Default_20_Paragraph_20_Font"><text:span text:style-name="T14">an</text:span></text:span><text:span text:style-name="Default_20_Paragraph_20_Font"><text:span text:style-name="T11">t</text:span></text:span><text:span text:style-name="Default_20_Paragraph_20_Font"><text:span text:style-name="T14">ur</text:span></text:span><text:span text:style-name="Default_20_Paragraph_20_Font"><text:span text:style-name="T11">; hic autem simpliciter in-<text:line-break/>quit: </text:span></text:span><text:span text:style-name="Default_20_Paragraph_20_Font"><text:span text:style-name="T18">πονηρεύονται</text:span></text:span><text:span text:style-name="Default_20_Paragraph_20_Font"><text:span text:style-name="T12">, </text:span></text:span><text:span text:style-name="Default_20_Paragraph_20_Font"><text:span text:style-name="T11">id est m</text:span></text:span><text:span text:style-name="Default_20_Paragraph_20_Font"><text:span text:style-name="T14">ale asp</text:span></text:span><text:span text:style-name="Default_20_Paragraph_20_Font"><text:span text:style-name="T11">ici</text:span></text:span><text:span text:style-name="Default_20_Paragraph_20_Font"><text:span text:style-name="T14">untur; </text:span></text:span><text:span text:style-name="Default_20_Paragraph_20_Font"><text:span text:style-name="T11">forsan in<text:line-break/>verbo m</text:span></text:span><text:span text:style-name="Default_20_Paragraph_20_Font"><text:span text:style-name="T14">ale afac</text:span></text:span><text:span text:style-name="Default_20_Paragraph_20_Font"><text:span text:style-name="T11">i</text:span></text:span><text:span text:style-name="Default_20_Paragraph_20_Font"><text:span text:style-name="T14">untur</text:span></text:span><text:span text:style-name="Default_20_Paragraph_20_Font"><text:span text:style-name="T11">, complecti volens et. </text:span></text:span><text:span text:style-name="Default_20_Paragraph_20_Font"><text:span text:style-name="T14">humectantur</text:span></text:span></text:p>
      <text:p text:style-name="P3"><text:span text:style-name="Default_20_Paragraph_20_Font"><text:span text:style-name="T11">et quaecunque in ventre perperam fiunt, aliis quidem<text:line-break/>morsis, aliis inflatis vel ructu acido correptis vel protius -<text:line-break/>non concoquentibus. omnia autem caloris nativi inopiam<text:line-break/>consequuntur, ob quam et urina aquosa ridetur.</text:span></text:span></text:p>
      <text:h text:style-name="Heading_20_2" text:outline-level="2"><text:span text:style-name="Default_20_Paragraph_20_Font">CXXXUL</text:span></text:h>
      <text:p text:style-name="P16"><text:span text:style-name="Default_20_Paragraph_20_Font"><text:span text:style-name="T11">E</text:span></text:span><text:span text:style-name="Default_20_Paragraph_20_Font"><text:span text:style-name="T14">n</text:span></text:span><text:span text:style-name="Default_20_Paragraph_20_Font"><text:span text:style-name="T11"> j</text:span></text:span><text:span text:style-name="Default_20_Paragraph_20_Font"><text:span text:style-name="T14">udica</text:span></text:span><text:span text:style-name="Default_20_Paragraph_20_Font"><text:span text:style-name="T11">t</text:span></text:span><text:span text:style-name="Default_20_Paragraph_20_Font"><text:span text:style-name="T14">or</text:span></text:span><text:span text:style-name="Default_20_Paragraph_20_Font"><text:span text:style-name="T11">ii</text:span></text:span><text:span text:style-name="Default_20_Paragraph_20_Font"><text:span text:style-name="T14">s persu</text:span></text:span><text:span text:style-name="Default_20_Paragraph_20_Font"><text:span text:style-name="T11">icti</text:span></text:span><text:span text:style-name="Default_20_Paragraph_20_Font"><text:span text:style-name="T14">onseu</text:span></text:span><text:span text:style-name="Default_20_Paragraph_20_Font"><text:span text:style-name="T11">s 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i</text:span></text:span><text:span text:style-name="Default_20_Paragraph_20_Font"><text:span text:style-name="T11">s </text:span></text:span><text:span text:style-name="Default_20_Paragraph_20_Font"><text:span text:style-name="T14">erup</text:span></text:span><text:span text:style-name="Default_20_Paragraph_20_Font"><text:span text:style-name="T11">tio</text:span></text:span><text:span text:style-name="Default_20_Paragraph_20_Font"><text:span text:style-name="T14">ne</text:span></text:span><text:span text:style-name="Default_20_Paragraph_20_Font"><text:span text:style-name="T11">s </text:span></text:span><text:span text:style-name="Default_20_Paragraph_20_Font"><text:span text:style-name="T14">vehe-<text:line-break/></text:span></text:span><text:span text:style-name="Default_20_Paragraph_20_Font"><text:span text:style-name="T11">m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s </text:span></text:span><text:span text:style-name="Default_20_Paragraph_20_Font"><text:span text:style-name="T14">pessi</text:span></text:span><text:span text:style-name="Default_20_Paragraph_20_Font"><text:span text:style-name="T11">m</text:span></text:span><text:span text:style-name="Default_20_Paragraph_20_Font"><text:span text:style-name="T14">ae.</text:span></text:span></text:p>
      <text:p text:style-name="P1"><text:span text:style-name="Default_20_Paragraph_20_Font"><text:span text:style-name="T11">conspicuus est sermo nullamque quaestionem habet,<text:line-break/>si vehementes et pessimae scriptum fuerit. Si vero, ut<text:line-break/>nonnulla exemplaria habent, pro </text:span></text:span><text:span text:style-name="Default_20_Paragraph_20_Font"><text:span text:style-name="T18">κάκισται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pe/st</text:span></text:span><text:span text:style-name="Default_20_Paragraph_20_Font"><text:span text:style-name="T11">m</text:span></text:span><text:span text:style-name="Default_20_Paragraph_20_Font"><text:span text:style-name="T14">ae,<text:line-break/></text:span></text:span><text:span text:style-name="Default_20_Paragraph_20_Font"><text:span text:style-name="T11">fcriptum fuerit </text:span></text:span><text:span text:style-name="Default_20_Paragraph_20_Font"><text:span text:style-name="T18">κράτιστἀι</text:span></text:span><text:span text:style-name="Default_20_Paragraph_20_Font"><text:span text:style-name="T12">, </text:span></text:span><text:span text:style-name="Default_20_Paragraph_20_Font"><text:span text:style-name="T11">id est o</text:span></text:span><text:span text:style-name="Default_20_Paragraph_20_Font"><text:span text:style-name="T14">p</text:span></text:span><text:span text:style-name="Default_20_Paragraph_20_Font"><text:span text:style-name="T11">tim</text:span></text:span><text:span text:style-name="Default_20_Paragraph_20_Font"><text:span text:style-name="T14">ae</text:span></text:span><text:span text:style-name="Default_20_Paragraph_20_Font"><text:span text:style-name="T11">, maxima oritur<text:line-break/>quaestio; quod defendentes nonnulli tale quippiam signi-<text:line-break/>ficari ajunt: </text:span></text:span><text:span text:style-name="Default_20_Paragraph_20_Font"><text:span text:style-name="T14">quaecunque sangu</text:span></text:span><text:span text:style-name="Default_20_Paragraph_20_Font"><text:span text:style-name="T11">i</text:span></text:span><text:span text:style-name="Default_20_Paragraph_20_Font"><text:span text:style-name="T14">ni</text:span></text:span><text:span text:style-name="Default_20_Paragraph_20_Font"><text:span text:style-name="T11">s </text:span></text:span><text:span text:style-name="Default_20_Paragraph_20_Font"><text:span text:style-name="T14">erup</text:span></text:span><text:span text:style-name="Default_20_Paragraph_20_Font"><text:span text:style-name="T11">tio</text:span></text:span><text:span text:style-name="Default_20_Paragraph_20_Font"><text:span text:style-name="T14">ne</text:span></text:span><text:span text:style-name="Default_20_Paragraph_20_Font"><text:span text:style-name="T11">s </text:span></text:span><text:span text:style-name="Default_20_Paragraph_20_Font"><text:span text:style-name="T14">vehe</text:span></text:span><text:span text:style-name="Default_20_Paragraph_20_Font"><text:span text:style-name="T11">m</text:span></text:span><text:span text:style-name="Default_20_Paragraph_20_Font"><text:span text:style-name="T14">ente</text:span></text:span><text:span text:style-name="Default_20_Paragraph_20_Font"><text:span text:style-name="T11">s<text:line-break/></text:span></text:span><text:span text:style-name="Default_20_Paragraph_20_Font"><text:span text:style-name="T14">re</text:span></text:span><text:span text:style-name="Default_20_Paragraph_20_Font"><text:span text:style-name="T11">fri</text:span></text:span><text:span text:style-name="Default_20_Paragraph_20_Font"><text:span text:style-name="T14">geran</text:span></text:span><text:span text:style-name="Default_20_Paragraph_20_Font"><text:span text:style-name="T11">t</text:span></text:span><text:span text:style-name="Default_20_Paragraph_20_Font"><text:span text:style-name="T14">ur in judicator</text:span></text:span><text:span text:style-name="Default_20_Paragraph_20_Font"><text:span text:style-name="T11">i</text:span></text:span><text:span text:style-name="Default_20_Paragraph_20_Font"><text:span text:style-name="T14">i</text:span></text:span><text:span text:style-name="Default_20_Paragraph_20_Font"><text:span text:style-name="T11">s </text:span></text:span><text:span text:style-name="Default_20_Paragraph_20_Font"><text:span text:style-name="T14">diebu</text:span></text:span><text:span text:style-name="Default_20_Paragraph_20_Font"><text:span text:style-name="T11">s o</text:span></text:span><text:span text:style-name="Default_20_Paragraph_20_Font"><text:span text:style-name="T14">pt</text:span></text:span><text:span text:style-name="Default_20_Paragraph_20_Font"><text:span text:style-name="T11">im</text:span></text:span><text:span text:style-name="Default_20_Paragraph_20_Font"><text:span text:style-name="T14">ae sun</text:span></text:span><text:span text:style-name="Default_20_Paragraph_20_Font"><text:span text:style-name="T11">t ; tanquam<text:line-break/>refrigeratio sanguinis eruptiones retineat. Hi autem non<text:line-break/>scriptam enarrant sententiam, sed alteram, qua ita dici<text:line-break/>oportebat: </text:span></text:span><text:span text:style-name="Default_20_Paragraph_20_Font"><text:span text:style-name="T14">quae in /ud</text:span></text:span><text:span text:style-name="Default_20_Paragraph_20_Font"><text:span text:style-name="T11">i</text:span></text:span><text:span text:style-name="Default_20_Paragraph_20_Font"><text:span text:style-name="T14">cat</text:span></text:span><text:span text:style-name="Default_20_Paragraph_20_Font"><text:span text:style-name="T11">o</text:span></text:span><text:span text:style-name="Default_20_Paragraph_20_Font"><text:span text:style-name="T14">riis siun</text:span></text:span><text:span text:style-name="Default_20_Paragraph_20_Font"><text:span text:style-name="T11">t </text:span></text:span><text:span text:style-name="Default_20_Paragraph_20_Font"><text:span text:style-name="T14">erup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o</text:span></text:span><text:span text:style-name="Default_20_Paragraph_20_Font"><text:span text:style-name="T14">nu</text:span></text:span><text:span text:style-name="Default_20_Paragraph_20_Font"><text:span text:style-name="T11">m </text:span></text:span><text:span text:style-name="Default_20_Paragraph_20_Font"><text:span text:style-name="T14">sanguinis</text:span></text:span></text:p>
      <text:p text:style-name="P3"><text:span text:style-name="Default_20_Paragraph_20_Font"><text:span text:style-name="T14">vehementium re</text:span></text:span><text:span text:style-name="Default_20_Paragraph_20_Font"><text:span text:style-name="T11">f</text:span></text:span><text:span text:style-name="Default_20_Paragraph_20_Font"><text:span text:style-name="T14">rigerat</text:span></text:span><text:span text:style-name="Default_20_Paragraph_20_Font"><text:span text:style-name="T11">i</text:span></text:span><text:span text:style-name="Default_20_Paragraph_20_Font"><text:span text:style-name="T14">ones</text:span></text:span><text:span text:style-name="Default_20_Paragraph_20_Font"><text:span text:style-name="T11"> o</text:span></text:span><text:span text:style-name="Default_20_Paragraph_20_Font"><text:span text:style-name="T14">pt</text:span></text:span><text:span text:style-name="Default_20_Paragraph_20_Font"><text:span text:style-name="T11">i</text:span></text:span><text:span text:style-name="Default_20_Paragraph_20_Font"><text:span text:style-name="T14">mae sunt. </text:span></text:span><text:span text:style-name="Default_20_Paragraph_20_Font"><text:span text:style-name="T11">Adde quod<text:line-break/>frustra additum sit, </text:span></text:span><text:span text:style-name="Default_20_Paragraph_20_Font"><text:span text:style-name="T14">judicatori</text:span></text:span><text:span text:style-name="Default_20_Paragraph_20_Font"><text:span text:style-name="T11">is, nempe quocunque die<text:line-break/>fanguinis eruptionibus vehementibus perfrictiones advene-<text:line-break/>rint, sanguinis eruptiones sistunt.</text:span></text:span></text:p>
      <text:h text:style-name="Heading_20_2" text:outline-level="2"><text:span text:style-name="Default_20_Paragraph_20_Font">CXXXVH.</text:span></text:h>
      <text:p text:style-name="P4"><text:span text:style-name="Default_20_Paragraph_20_Font"><text:span text:style-name="T14">Capite grava</text:span></text:span><text:span text:style-name="Default_20_Paragraph_20_Font"><text:span text:style-name="T11">t</text:span></text:span><text:span text:style-name="Default_20_Paragraph_20_Font"><text:span text:style-name="T14">i, ad sinc</text:span></text:span><text:span text:style-name="Default_20_Paragraph_20_Font"><text:span text:style-name="T11">i</text:span></text:span><text:span text:style-name="Default_20_Paragraph_20_Font"><text:span text:style-name="T14">put d</text:span></text:span><text:span text:style-name="Default_20_Paragraph_20_Font"><text:span text:style-name="T11">o</text:span></text:span><text:span text:style-name="Default_20_Paragraph_20_Font"><text:span text:style-name="T14">lente</text:span></text:span><text:span text:style-name="Default_20_Paragraph_20_Font"><text:span text:style-name="T11">s, i</text:span></text:span><text:span text:style-name="Default_20_Paragraph_20_Font"><text:span text:style-name="T14">nsomne</text:span></text:span><text:span text:style-name="Default_20_Paragraph_20_Font"><text:span text:style-name="T11">s, </text:span></text:span><text:span text:style-name="Default_20_Paragraph_20_Font"><text:span text:style-name="T14">sanguine</text:span></text:span><text:span text:style-name="Default_20_Paragraph_20_Font"><text:span text:style-name="T11">m<text:line-break/></text:span></text:span><text:span text:style-name="Default_20_Paragraph_20_Font"><text:span text:style-name="T14">profundunt</text:span></text:span><text:span text:style-name="Default_20_Paragraph_20_Font"><text:span text:style-name="T11"> t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a</text:span></text:span><text:span text:style-name="Default_20_Paragraph_20_Font"><text:span text:style-name="T11">li</text:span></text:span><text:span text:style-name="Default_20_Paragraph_20_Font"><text:span text:style-name="T14">a</text:span></text:span><text:span text:style-name="Default_20_Paragraph_20_Font"><text:span text:style-name="T11">s </text:span></text:span><text:span text:style-name="Default_20_Paragraph_20_Font"><text:span text:style-name="T14">tum si qu</text:span></text:span><text:span text:style-name="Default_20_Paragraph_20_Font"><text:span text:style-name="T11">i</text:span></text:span><text:span text:style-name="Default_20_Paragraph_20_Font"><text:span text:style-name="T14">d</text:span></text:span><text:span text:style-name="Default_20_Paragraph_20_Font"><text:span text:style-name="T11"> i</text:span></text:span><text:span text:style-name="Default_20_Paragraph_20_Font"><text:span text:style-name="T14">n cerv</text:span></text:span><text:span text:style-name="Default_20_Paragraph_20_Font"><text:span text:style-name="T11">ic</text:span></text:span><text:span text:style-name="Default_20_Paragraph_20_Font"><text:span text:style-name="T14">e contendat.</text:span></text:span></text:p>
      <text:p text:style-name="P1"><text:span text:style-name="Default_20_Paragraph_20_Font"><text:span text:style-name="T11">Sanguinem profundunt quidem et in hujusmodi con-<text:line-break/>cursionibus, fed non multoties.</text:span></text:span></text:p>
      <text:h text:style-name="Heading_20_2" text:outline-level="2"><text:span text:style-name="Default_20_Paragraph_20_Font">CXXXVHI.</text:span></text:h>
      <text:p text:style-name="P4"><text:span text:style-name="Default_20_Paragraph_20_Font"><text:span text:style-name="T11">Fi</text:span></text:span><text:span text:style-name="Default_20_Paragraph_20_Font"><text:span text:style-name="T14">g</text:span></text:span><text:span text:style-name="Default_20_Paragraph_20_Font"><text:span text:style-name="T11">ulis </text:span></text:span><text:span text:style-name="Default_20_Paragraph_20_Font"><text:span text:style-name="T14">vexa</text:span></text:span><text:span text:style-name="Default_20_Paragraph_20_Font"><text:span text:style-name="T11">ti </text:span></text:span><text:span text:style-name="Default_20_Paragraph_20_Font"><text:span text:style-name="T14">derepen</text:span></text:span><text:span text:style-name="Default_20_Paragraph_20_Font"><text:span text:style-name="T11">t</text:span></text:span><text:span text:style-name="Default_20_Paragraph_20_Font"><text:span text:style-name="T14">e cum lactat</text:span></text:span><text:span text:style-name="Default_20_Paragraph_20_Font"><text:span text:style-name="T11">i</text:span></text:span><text:span text:style-name="Default_20_Paragraph_20_Font"><text:span text:style-name="T14">one sanguinem pro-<text:line-break/>fundunt, tum al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s t</text:span></text:span><text:span text:style-name="Default_20_Paragraph_20_Font"><text:span text:style-name="T14">um si quid non ante fi</text:span></text:span><text:span text:style-name="Default_20_Paragraph_20_Font"><text:span text:style-name="T11">n</text:span></text:span><text:span text:style-name="Default_20_Paragraph_20_Font"><text:span text:style-name="T14">xeri</text:span></text:span><text:span text:style-name="Default_20_Paragraph_20_Font"><text:span text:style-name="T11">t </text:span></text:span><text:span text:style-name="Default_20_Paragraph_20_Font"><text:span text:style-name="T14">; num<text:line-break/>et ub</text:span></text:span><text:span text:style-name="Default_20_Paragraph_20_Font"><text:span text:style-name="T11">i. i</text:span></text:span><text:span text:style-name="Default_20_Paragraph_20_Font"><text:span text:style-name="T14">nhorruer</text:span></text:span><text:span text:style-name="Default_20_Paragraph_20_Font"><text:span text:style-name="T11">i</text:span></text:span><text:span text:style-name="Default_20_Paragraph_20_Font"><text:span text:style-name="T14">nt? </text:span></text:span><text:span text:style-name="Default_20_Paragraph_20_Font"><text:span text:style-name="T17">.</text:span></text:span></text:p>
      <text:p text:style-name="P1"><text:span text:style-name="Default_20_Paragraph_20_Font"><text:span text:style-name="T11">Concursioni quoque huic sermonem adliciam eundem,<text:line-break/>quod quidam horum sanguinem profundu</text:span></text:span><text:span text:style-name="Default_20_Paragraph_20_Font"><text:span text:style-name="T14">n</text:span></text:span><text:span text:style-name="Default_20_Paragraph_20_Font"><text:span text:style-name="T11">t in capitis do-<text:line-break/>Ioribus.</text:span></text:span></text:p>
      <text:h text:style-name="P24" text:outline-level="2"><text:span text:style-name="Default_20_Paragraph_20_Font">CXXXlx.</text:span></text:h>
      <text:p text:style-name="P4"><text:span text:style-name="Default_20_Paragraph_20_Font"><text:span text:style-name="T14">Cerv</text:span></text:span><text:span text:style-name="Default_20_Paragraph_20_Font"><text:span text:style-name="T11">i</text:span></text:span><text:span text:style-name="Default_20_Paragraph_20_Font"><text:span text:style-name="T14">cis dolore</text:span></text:span><text:span text:style-name="Default_20_Paragraph_20_Font"><text:span text:style-name="T11">s, </text:span></text:span><text:span text:style-name="Default_20_Paragraph_20_Font"><text:span text:style-name="T14">valde rubri oculi, sanguinis eruptionem<text:line-break/>significan</text:span></text:span><text:span text:style-name="Default_20_Paragraph_20_Font"><text:span text:style-name="T11">t.</text:span></text:span></text:p>
      <text:p text:style-name="P1"><text:span text:style-name="Default_20_Paragraph_20_Font"><text:span text:style-name="T11">Vere haec, quod saepius ad sanguinis eruptiones con-<text:line-break/>currant, intulit; caetera vere quae ante dicta fiunt , raro<text:line-break/>concurrunt. lu re ejusmodi magna praestant virtute im-<text:line-break/>pensie rubri oculis</text:span></text:span></text:p>
      <text:h text:style-name="Heading_20_2" text:outline-level="2"><text:span text:style-name="Default_20_Paragraph_20_Font">CXL.</text:span></text:h>
      <text:p text:style-name="P4"><text:span text:style-name="Default_20_Paragraph_20_Font"><text:span text:style-name="T14">Quibu</text:span></text:span><text:span text:style-name="Default_20_Paragraph_20_Font"><text:span text:style-name="T11">s </text:span></text:span><text:span text:style-name="Default_20_Paragraph_20_Font"><text:span text:style-name="T14">alvu</text:span></text:span><text:span text:style-name="Default_20_Paragraph_20_Font"><text:span text:style-name="T11">s </text:span></text:span><text:span text:style-name="Default_20_Paragraph_20_Font"><text:span text:style-name="T14">est suppresse, sangu</text:span></text:span><text:span text:style-name="Default_20_Paragraph_20_Font"><text:span text:style-name="T11">i</text:span></text:span><text:span text:style-name="Default_20_Paragraph_20_Font"><text:span text:style-name="T14">nem hi profundun</text:span></text:span><text:span text:style-name="Default_20_Paragraph_20_Font"><text:span text:style-name="T11">t su-<text:line-break/></text:span></text:span><text:span text:style-name="Default_20_Paragraph_20_Font"><text:span text:style-name="T14">perr</text:span></text:span><text:span text:style-name="Default_20_Paragraph_20_Font"><text:span text:style-name="T11">i</text:span></text:span><text:span text:style-name="Default_20_Paragraph_20_Font"><text:span text:style-name="T14">gen</text:span></text:span><text:span text:style-name="Default_20_Paragraph_20_Font"><text:span text:style-name="T11">t</text:span></text:span><text:span text:style-name="Default_20_Paragraph_20_Font"><text:span text:style-name="T14">que ; an a</text:span></text:span><text:span text:style-name="Default_20_Paragraph_20_Font"><text:span text:style-name="T11">l</text:span></text:span><text:span text:style-name="Default_20_Paragraph_20_Font"><text:span text:style-name="T14">vu</text:span></text:span><text:span text:style-name="Default_20_Paragraph_20_Font"><text:span text:style-name="T11">s </text:span></text:span><text:span text:style-name="Default_20_Paragraph_20_Font"><text:span text:style-name="T14">l</text:span></text:span><text:span text:style-name="Default_20_Paragraph_20_Font"><text:span text:style-name="T11">i</text:span></text:span><text:span text:style-name="Default_20_Paragraph_20_Font"><text:span text:style-name="T14">enter</text:span></text:span><text:span text:style-name="Default_20_Paragraph_20_Font"><text:span text:style-name="T11">i</text:span></text:span><text:span text:style-name="Default_20_Paragraph_20_Font"><text:span text:style-name="T14">ca ac</text:span></text:span><text:span text:style-name="Default_20_Paragraph_20_Font"><text:span text:style-name="T11"> o</text:span></text:span><text:span text:style-name="Default_20_Paragraph_20_Font"><text:span text:style-name="T14">bdura stat vel<text:line-break/>asearide</text:span></text:span><text:span text:style-name="Default_20_Paragraph_20_Font"><text:span text:style-name="T11">s </text:span></text:span><text:span text:style-name="Default_20_Paragraph_20_Font"><text:span text:style-name="T14">adsin</text:span></text:span><text:span text:style-name="Default_20_Paragraph_20_Font"><text:span text:style-name="T11">t </text:span></text:span><text:span text:style-name="Default_20_Paragraph_20_Font"><text:span text:style-name="T14">vel utrumque^</text:span></text:span></text:p>
      <text:p text:style-name="P1"><text:span text:style-name="Default_20_Paragraph_20_Font"><text:span text:style-name="T11">Verbum </text:span></text:span><text:span text:style-name="Default_20_Paragraph_20_Font"><text:span text:style-name="T18">αἱμοῤῥαγέειν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sanguinem profundere,<text:line-break/></text:span></text:span><text:span text:style-name="Default_20_Paragraph_20_Font"><text:span text:style-name="T11">ridetur saepius non semel auctor intelligere sanguinem e<text:line-break/>naribus fluere; arbitrorque eum adnotasse aliquem, qui<text:line-break/>suppressa alvo sanguinem profuderit, deinde fuperriguerit<text:line-break/>et postea lienteria correptus sit. Sed quod alvus cum<text:line-break/>lienteria induruerit, controversiam habet manifestam.</text:span></text:span></text:p>
      <text:p text:style-name="P3"><text:span text:style-name="Default_20_Paragraph_20_Font"><text:span text:style-name="T11">Nempe quidam duritiem in ipso ventris corpore intelle-<text:line-break/>xerunt, non in excrementis. Alii nihil id prohibere in-<text:line-break/>quiunt, aliis quidem ita sanguinem profundentium adhuc<text:line-break/>magis quam antea, superinduratum esse ventrem; aliis vero<text:line-break/>contractam intestinorum laevitatem, veluti et habere asca-<text:line-break/>ridas. Alii fieri posse inquiunt lienteriam duram, si quae<text:line-break/>permeayerint, non solum qualitate vel quae converti non<text:line-break/>possint vel immutabilia secundum qualitates manserint,<text:line-break/>verum quoque et dura , qualia devorata sunt, citra ullam .<text:line-break/>madesactionem. Dioscorides praesentem praedictionem in<text:line-break/>duo secans seorsum quidem scripsit: </text:span></text:span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bus venter tendi-<text:line-break/>tur, sanguine</text:span></text:span><text:span text:style-name="Default_20_Paragraph_20_Font"><text:span text:style-name="T11">m </text:span></text:span><text:span text:style-name="Default_20_Paragraph_20_Font"><text:span text:style-name="T14">h</text:span></text:span><text:span text:style-name="Default_20_Paragraph_20_Font"><text:span text:style-name="T11">i </text:span></text:span><text:span text:style-name="Default_20_Paragraph_20_Font"><text:span text:style-name="T14">pr</text:span></text:span><text:span text:style-name="Default_20_Paragraph_20_Font"><text:span text:style-name="T11">o</text:span></text:span><text:span text:style-name="Default_20_Paragraph_20_Font"><text:span text:style-name="T14">fundunt et superrtgent; an ad sun- -<text:line-break/>gu</text:span></text:span><text:span text:style-name="Default_20_Paragraph_20_Font"><text:span text:style-name="T11">i</text:span></text:span><text:span text:style-name="Default_20_Paragraph_20_Font"><text:span text:style-name="T14">nis profusione</text:span></text:span><text:span text:style-name="Default_20_Paragraph_20_Font"><text:span text:style-name="T11">m t</text:span></text:span><text:span text:style-name="Default_20_Paragraph_20_Font"><text:span text:style-name="T14">ale consequatur?</text:span></text:span><text:span text:style-name="Default_20_Paragraph_20_Font"><text:span text:style-name="T11"> deinde principio al-<text:line-break/>tero , inquit, venter intestinorum laevitate correptus vel<text:line-break/>durus vel ascarides vel utrumque. Seribit autem non<text:line-break/></text:span></text:span><text:span text:style-name="Default_20_Paragraph_20_Font"><text:span text:style-name="T18">ἐπίσκληρος</text:span></text:span><text:span text:style-name="Default_20_Paragraph_20_Font"><text:span text:style-name="T12">, </text:span></text:span><text:span text:style-name="Default_20_Paragraph_20_Font"><text:span text:style-name="T11">sed </text:span></text:span><text:span text:style-name="Default_20_Paragraph_20_Font"><text:span text:style-name="T18">ἐπίσκληρον</text:span></text:span><text:span text:style-name="Default_20_Paragraph_20_Font"><text:span text:style-name="T12"> </text:span></text:span><text:span text:style-name="Default_20_Paragraph_20_Font"><text:span text:style-name="T11">per v et .juxta illud superne<text:line-break/>imponens </text:span></text:span><text:span text:style-name="Default_20_Paragraph_20_Font"><text:span text:style-name="T18">λ</text:span></text:span><text:span text:style-name="Default_20_Paragraph_20_Font"><text:span text:style-name="T12">, </text:span></text:span><text:span text:style-name="Default_20_Paragraph_20_Font"><text:span text:style-name="T11">utrinque punctis includit; vult autem per<text:line-break/>vocem hanc </text:span></text:span><text:span text:style-name="Default_20_Paragraph_20_Font"><text:span text:style-name="T18">ἐπίσκληρ</text:span></text:span><text:span text:style-name="Default_20_Paragraph_20_Font"><text:span text:style-name="T21">ο</text:span></text:span><text:span text:style-name="Default_20_Paragraph_20_Font"><text:span text:style-name="T18">ν</text:span></text:span><text:span text:style-name="Default_20_Paragraph_20_Font"><text:span text:style-name="T12"> </text:span></text:span><text:span text:style-name="Default_20_Paragraph_20_Font"><text:span text:style-name="T11">corpus induratum significari.</text:span></text:span></text:p>
      <text:h text:style-name="P24" text:outline-level="2"><text:span text:style-name="Default_20_Paragraph_20_Font">CXLI.</text:span></text:h>
      <text:p text:style-name="P4"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bus ad capu</text:span></text:span><text:span text:style-name="Default_20_Paragraph_20_Font"><text:span text:style-name="T11">t </text:span></text:span><text:span text:style-name="Default_20_Paragraph_20_Font"><text:span text:style-name="T14">manusique ex lu</text:span></text:span><text:span text:style-name="Default_20_Paragraph_20_Font"><text:span text:style-name="T11">m</text:span></text:span><text:span text:style-name="Default_20_Paragraph_20_Font"><text:span text:style-name="T14">bi</text:span></text:span><text:span text:style-name="Default_20_Paragraph_20_Font"><text:span text:style-name="T11">s sit </text:span></text:span><text:span text:style-name="Default_20_Paragraph_20_Font"><text:span text:style-name="T14">recursu</text:span></text:span><text:span text:style-name="Default_20_Paragraph_20_Font"><text:span text:style-name="T11">s .</text:span></text:span><text:span text:style-name="Default_20_Paragraph_20_Font"><text:span text:style-name="T14">siupesu-<text:line-break/>c</text:span></text:span><text:span text:style-name="Default_20_Paragraph_20_Font"><text:span text:style-name="T11">t</text:span></text:span><text:span text:style-name="Default_20_Paragraph_20_Font"><text:span text:style-name="T14">i h</text:span></text:span><text:span text:style-name="Default_20_Paragraph_20_Font"><text:span text:style-name="T11">i, </text:span></text:span><text:span text:style-name="Default_20_Paragraph_20_Font"><text:span text:style-name="T14">ven</text:span></text:span><text:span text:style-name="Default_20_Paragraph_20_Font"><text:span text:style-name="T11">t</text:span></text:span><text:span text:style-name="Default_20_Paragraph_20_Font"><text:span text:style-name="T14">riculi ore d</text:span></text:span><text:span text:style-name="Default_20_Paragraph_20_Font"><text:span text:style-name="T11">ol</text:span></text:span><text:span text:style-name="Default_20_Paragraph_20_Font"><text:span text:style-name="T14">ente</text:span></text:span><text:span text:style-name="Default_20_Paragraph_20_Font"><text:span text:style-name="T11">s </text:span></text:span><text:span text:style-name="Default_20_Paragraph_20_Font"><text:span text:style-name="T14">e</text:span></text:span><text:span text:style-name="Default_20_Paragraph_20_Font"><text:span text:style-name="T11">t </text:span></text:span><text:span text:style-name="Default_20_Paragraph_20_Font"><text:span text:style-name="T14">san</text:span></text:span><text:span text:style-name="Default_20_Paragraph_20_Font"><text:span text:style-name="T11">i</text:span></text:span><text:span text:style-name="Default_20_Paragraph_20_Font"><text:span text:style-name="T14">osi, san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ab-<text:line-break/>unde pr</text:span></text:span><text:span text:style-name="Default_20_Paragraph_20_Font"><text:span text:style-name="T11">o</text:span></text:span><text:span text:style-name="Default_20_Paragraph_20_Font"><text:span text:style-name="T14">fundunt , ven</text:span></text:span><text:span text:style-name="Default_20_Paragraph_20_Font"><text:span text:style-name="T11">t</text:span></text:span><text:span text:style-name="Default_20_Paragraph_20_Font"><text:span text:style-name="T14">erque turba</text:span></text:span><text:span text:style-name="Default_20_Paragraph_20_Font"><text:span text:style-name="T11">t</text:span></text:span><text:span text:style-name="Default_20_Paragraph_20_Font"><text:span text:style-name="T14">i</text:span></text:span><text:span text:style-name="Default_20_Paragraph_20_Font"><text:span text:style-name="T11">s </text:span></text:span><text:span text:style-name="Default_20_Paragraph_20_Font"><text:span text:style-name="T14">hi</text:span></text:span><text:span text:style-name="Default_20_Paragraph_20_Font"><text:span text:style-name="T11">s </text:span></text:span><text:span text:style-name="Default_20_Paragraph_20_Font"><text:span text:style-name="T14">cop</text:span></text:span><text:span text:style-name="Default_20_Paragraph_20_Font"><text:span text:style-name="T11">i</text:span></text:span><text:span text:style-name="Default_20_Paragraph_20_Font"><text:span text:style-name="T14">ose sutis.</text:span></text:span></text:p>
      <text:p text:style-name="P1"><text:span text:style-name="Default_20_Paragraph_20_Font"><text:span text:style-name="T11">Diligenter rursum hoc consideres loco auctorem, qui<text:line-break/>concursiones itu scribit, ut in quibusdam sanguinem pro-<text:line-break/>fundentibus vidit; et si quae a me sunt demonstrata, .me-<text:line-break/>moria tenueris judicare ipsis quaenam superflue .scripta<text:line-break/>sint fanguinemprofundentibus facta indicia poteris. .. Cae-<text:line-break/>tera quidem. sententiae similiter quam plurimi scribunt;<text:line-break/>quidam vero non </text:span></text:span><text:span text:style-name="Default_20_Paragraph_20_Font"><text:span text:style-name="T18">ἰχωρώδεες</text:span></text:span><text:span text:style-name="Default_20_Paragraph_20_Font"><text:span text:style-name="T12">, </text:span></text:span><text:span text:style-name="Default_20_Paragraph_20_Font"><text:span text:style-name="T11">id est </text:span></text:span><text:span text:style-name="Default_20_Paragraph_20_Font"><text:span text:style-name="T14">san</text:span></text:span><text:span text:style-name="Default_20_Paragraph_20_Font"><text:span text:style-name="T11">iosi, sied </text:span></text:span><text:span text:style-name="Default_20_Paragraph_20_Font"><text:span text:style-name="T18">χολώδεες</text:span></text:span><text:span text:style-name="Default_20_Paragraph_20_Font"><text:span text:style-name="T12">,<text:line-break/></text:span></text:span><text:span text:style-name="Default_20_Paragraph_20_Font"><text:span text:style-name="T11">id est </text:span></text:span><text:span text:style-name="Default_20_Paragraph_20_Font"><text:span text:style-name="T14">b</text:span></text:span><text:span text:style-name="Default_20_Paragraph_20_Font"><text:span text:style-name="T11">i</text:span></text:span><text:span text:style-name="Default_20_Paragraph_20_Font"><text:span text:style-name="T14">l</text:span></text:span><text:span text:style-name="Default_20_Paragraph_20_Font"><text:span text:style-name="T11">i</text:span></text:span><text:span text:style-name="Default_20_Paragraph_20_Font"><text:span text:style-name="T14">osi</text:span></text:span><text:span text:style-name="Default_20_Paragraph_20_Font"><text:span text:style-name="T11">, scripserunt. Si vero eorum, quae supra di-<text:line-break/>cta funt, memor fueris, quonam modo -utrumque. defendi<text:line-break/>possit non ignoras.</text:span></text:span></text:p>
      <text:h text:style-name="Heading_20_2" text:outline-level="2"><text:span text:style-name="Default_20_Paragraph_20_Font">CXL1I.</text:span></text:h>
      <text:p text:style-name="P4"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ex copiosa sangu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is </text:span></text:span><text:span text:style-name="Default_20_Paragraph_20_Font"><text:span text:style-name="T14">eruptione e</text:span></text:span><text:span text:style-name="Default_20_Paragraph_20_Font"><text:span text:style-name="T11">t </text:span></text:span><text:span text:style-name="Default_20_Paragraph_20_Font"><text:span text:style-name="T14">faequen</text:span></text:span><text:span text:style-name="Default_20_Paragraph_20_Font"><text:span text:style-name="T11">ti </text:span></text:span><text:span text:style-name="Default_20_Paragraph_20_Font"><text:span text:style-name="T14">nigro-<text:line-break/>rum mu</text:span></text:span><text:span text:style-name="Default_20_Paragraph_20_Font"><text:span text:style-name="T11">l</text:span></text:span><text:span text:style-name="Default_20_Paragraph_20_Font"><text:span text:style-name="T14">toru</text:span></text:span><text:span text:style-name="Default_20_Paragraph_20_Font"><text:span text:style-name="T11">m </text:span></text:span><text:span text:style-name="Default_20_Paragraph_20_Font"><text:span text:style-name="T14">est delect</text:span></text:span><text:span text:style-name="Default_20_Paragraph_20_Font"><text:span text:style-name="T11">i</text:span></text:span><text:span text:style-name="Default_20_Paragraph_20_Font"><text:span text:style-name="T14">o et a</text:span></text:span><text:span text:style-name="Default_20_Paragraph_20_Font"><text:span text:style-name="T11">l</text:span></text:span><text:span text:style-name="Default_20_Paragraph_20_Font"><text:span text:style-name="T14">v</text:span></text:span><text:span text:style-name="Default_20_Paragraph_20_Font"><text:span text:style-name="T11">i </text:span></text:span><text:span text:style-name="Default_20_Paragraph_20_Font"><text:span text:style-name="T14">content</text:span></text:span><text:span text:style-name="Default_20_Paragraph_20_Font"><text:span text:style-name="T11">i</text:span></text:span><text:span text:style-name="Default_20_Paragraph_20_Font"><text:span text:style-name="T14">o ac supprese</text:span></text:span></text:p>
      <text:p text:style-name="P2"><text:span text:style-name="Default_20_Paragraph_20_Font"><text:span text:style-name="T14">sic, sanguine</text:span></text:span><text:span text:style-name="Default_20_Paragraph_20_Font"><text:span text:style-name="T11">m </text:span></text:span><text:span text:style-name="Default_20_Paragraph_20_Font"><text:span text:style-name="T14">h</text:span></text:span><text:span text:style-name="Default_20_Paragraph_20_Font"><text:span text:style-name="T11">i </text:span></text:span><text:span text:style-name="Default_20_Paragraph_20_Font"><text:span text:style-name="T14">profundunt a</text:span></text:span><text:span text:style-name="Default_20_Paragraph_20_Font"><text:span text:style-name="T11">l</text:span></text:span><text:span text:style-name="Default_20_Paragraph_20_Font"><text:span text:style-name="T14">v</text:span></text:span><text:span text:style-name="Default_20_Paragraph_20_Font"><text:span text:style-name="T11">o </text:span></text:span><text:span text:style-name="Default_20_Paragraph_20_Font"><text:span text:style-name="T14">do</text:span></text:span><text:span text:style-name="Default_20_Paragraph_20_Font"><text:span text:style-name="T11">l</text:span></text:span><text:span text:style-name="Default_20_Paragraph_20_Font"><text:span text:style-name="T14">ente</text:span></text:span><text:span text:style-name="Default_20_Paragraph_20_Font"><text:span text:style-name="T11">s </text:span></text:span><text:span text:style-name="Default_20_Paragraph_20_Font"><text:span text:style-name="T14">r cu</text:span></text:span><text:span text:style-name="Default_20_Paragraph_20_Font"><text:span text:style-name="T11">m </text:span></text:span><text:span text:style-name="Default_20_Paragraph_20_Font"><text:span text:style-name="T14">qua-<text:line-break/>dam vero siux</text:span></text:span><text:span text:style-name="Default_20_Paragraph_20_Font"><text:span text:style-name="T11">i</text:span></text:span><text:span text:style-name="Default_20_Paragraph_20_Font"><text:span text:style-name="T14">one facile ferunt. An hi sudatiuneula</text:span></text:span><text:span text:style-name="Default_20_Paragraph_20_Font"><text:span text:style-name="T11">s<text:line-break/>ful</text:span></text:span><text:span text:style-name="Default_20_Paragraph_20_Font"><text:span text:style-name="T14">g</text:span></text:span><text:span text:style-name="Default_20_Paragraph_20_Font"><text:span text:style-name="T11">i</text:span></text:span><text:span text:style-name="Default_20_Paragraph_20_Font"><text:span text:style-name="T14">da</text:span></text:span><text:span text:style-name="Default_20_Paragraph_20_Font"><text:span text:style-name="T11">s </text:span></text:span><text:span text:style-name="Default_20_Paragraph_20_Font"><text:span text:style-name="T14">habeant multa</text:span></text:span><text:span text:style-name="Default_20_Paragraph_20_Font"><text:span text:style-name="T11">s ? </text:span></text:span><text:span text:style-name="Default_20_Paragraph_20_Font"><text:span text:style-name="T14">Re</text:span></text:span><text:span text:style-name="Default_20_Paragraph_20_Font"><text:span text:style-name="T11">t</text:span></text:span><text:span text:style-name="Default_20_Paragraph_20_Font"><text:span text:style-name="T14">urba</text:span></text:span><text:span text:style-name="Default_20_Paragraph_20_Font"><text:span text:style-name="T11">t</text:span></text:span><text:span text:style-name="Default_20_Paragraph_20_Font"><text:span text:style-name="T14">a h</text:span></text:span><text:span text:style-name="Default_20_Paragraph_20_Font"><text:span text:style-name="T11">is </text:span></text:span><text:span text:style-name="Default_20_Paragraph_20_Font"><text:span text:style-name="T14">urina mala<text:line-break/>non est, neque quod residet gen</text:span></text:span><text:span text:style-name="Default_20_Paragraph_20_Font"><text:span text:style-name="T11">i</text:span></text:span><text:span text:style-name="Default_20_Paragraph_20_Font"><text:span text:style-name="T14">turae sim</text:span></text:span><text:span text:style-name="Default_20_Paragraph_20_Font"><text:span text:style-name="T11">i</text:span></text:span><text:span text:style-name="Default_20_Paragraph_20_Font"><text:span text:style-name="T14">le; faequen-<text:line-break/>tiu</text:span></text:span><text:span text:style-name="Default_20_Paragraph_20_Font"><text:span text:style-name="T11">s </text:span></text:span><text:span text:style-name="Default_20_Paragraph_20_Font"><text:span text:style-name="T14">vero hi mesun</text:span></text:span><text:span text:style-name="Default_20_Paragraph_20_Font"><text:span text:style-name="T11">t </text:span></text:span><text:span text:style-name="Default_20_Paragraph_20_Font"><text:span text:style-name="T14">aquosa.</text:span></text:span></text:p>
      <text:p text:style-name="P1"><text:span text:style-name="Default_20_Paragraph_20_Font"><text:span text:style-name="T11">Conspicatus quoque haec omnia; universale inde com-<text:line-break/>prehendisse ostendit , quod singulorum quae dicta sunt,<text:line-break/>vires non cognoverit ; quae tibi constant , si es memor<text:line-break/>eorum , quae dicta </text:span></text:span><text:span text:style-name="Default_20_Paragraph_20_Font"><text:span text:style-name="T14">t</text:span></text:span><text:span text:style-name="Default_20_Paragraph_20_Font"><text:span text:style-name="T11">u n t tum in his commentariis tum in<text:line-break/>iis, quos in prognosticum fecimus, tum in libris de crisi-<text:line-break/>bus ; meditationem quoque eorum exercitationemque in<text:line-break/>epidemiis perdidicisti. Lectis autem aut femel aut bis ta-<text:line-break/>libus, ut memoriae tuae confisus a reliquo temperes non<text:line-break/>oportet; vix enim eam tum facilem tum promptam ha-<text:line-break/>bebit, qui etiam assidue in omnibus ver</text:span></text:span><text:span text:style-name="Default_20_Paragraph_20_Font"><text:span text:style-name="T14">t</text:span></text:span><text:span text:style-name="Default_20_Paragraph_20_Font"><text:span text:style-name="T11">etur commentariis.</text:span></text:span></text:p>
      <text:h text:style-name="P24" text:outline-level="2">CXLHI.</text:h>
      <text:p text:style-name="P4"><text:span text:style-name="Default_20_Paragraph_20_Font"><text:span text:style-name="T15">Quibus e naribus in surditate et torpore pauca sanguinis<text:line-break/>est destillatio molestum quid habet, vomitus his confert<text:line-break/>aloique perturbatio.</text:span></text:span></text:p>
      <text:p text:style-name="P1">Nescio quomodo parvum malum esse intelligat sangui-<text:line-break/>nem e naribus stillicidii instar fluentem ; nempe orationem<text:line-break/><text:span text:style-name="Default_20_Paragraph_20_Font"><text:span text:style-name="T19">ἔχει</text:span></text:span><text:span text:style-name="Default_20_Paragraph_20_Font"><text:span text:style-name="T24"> </text:span></text:span><text:span text:style-name="Default_20_Paragraph_20_Font"><text:span text:style-name="T19">τι</text:span></text:span><text:span text:style-name="Default_20_Paragraph_20_Font"><text:span text:style-name="T24"> </text:span></text:span><text:span text:style-name="Default_20_Paragraph_20_Font"><text:span text:style-name="T19">δύσκολον</text:span></text:span><text:span text:style-name="Default_20_Paragraph_20_Font"><text:span text:style-name="T24"> </text:span></text:span>, id est <text:span text:style-name="Default_20_Paragraph_20_Font"><text:span text:style-name="T15">dissicile quippiam habet</text:span></text:span>, in parvis<text:line-break/>dicere homines consueverunt. Sed non parvum id malum<text:line-break/>existit et si absque surditate ignaviaque fuerit ; cum his<text:line-break/>quae cerebrum affectum esse indicant, letale signum erit<text:line-break/>sanguinis e natibus stillicidii instar fluor. An vero vo-<text:line-break/>mitus Vel ventris perturbatio his conserat, non potest sim-<text:line-break/>pliciter absque distinctione pronunciari. Distinctio autem<text:line-break/>est quibusdam morbi in principio, si vires valentes vel<text:line-break/>sanguinis redundantiam habeant vel pituitae vel alterutrius<text:line-break/>bilis. Nam si valenter excernunt sanguinisque redundan-<text:line-break/>tiam habeant, quod sectione venae, non vomitu vel ven-</text:p>
      <text:p text:style-name="P3"><text:span text:style-name="Default_20_Paragraph_20_Font"><text:span text:style-name="T11">tris perturbatione indigeant, neminem latet. </text:span></text:span><text:span text:style-name="Default_20_Paragraph_20_Font"><text:span text:style-name="T14">Q</text:span></text:span><text:span text:style-name="Default_20_Paragraph_20_Font"><text:span text:style-name="T11">uod vero<text:line-break/>in vomitibus ventrisque perturbationibus aulea est dictum,<text:line-break/>patescit, quum medicum. vomitum. ciere- et. ventrem. per-<text:line-break/>turbare velit; non de fis quae a natura fiunt, enunciet.</text:span></text:span></text:p>
      <text:h text:style-name="Heading_20_2" text:outline-level="2"><text:span text:style-name="Default_20_Paragraph_20_Font">. CXL1U<text:tab/>-ti.. .-</text:span></text:h>
      <text:p text:style-name="P4"><text:span text:style-name="Default_20_Paragraph_20_Font"><text:span text:style-name="T14">Quibu</text:span></text:span><text:span text:style-name="Default_20_Paragraph_20_Font"><text:span text:style-name="T11">s </text:span></text:span><text:span text:style-name="Default_20_Paragraph_20_Font"><text:span text:style-name="T14">ex rig</text:span></text:span><text:span text:style-name="Default_20_Paragraph_20_Font"><text:span text:style-name="T11">o</text:span></text:span><text:span text:style-name="Default_20_Paragraph_20_Font"><text:span text:style-name="T14">re fabre</text:span></text:span><text:span text:style-name="Default_20_Paragraph_20_Font"><text:span text:style-name="T11">s </text:span></text:span><text:span text:style-name="Default_20_Paragraph_20_Font"><text:span text:style-name="T14">cu</text:span></text:span><text:span text:style-name="Default_20_Paragraph_20_Font"><text:span text:style-name="T11">m .</text:span></text:span><text:span text:style-name="Default_20_Paragraph_20_Font"><text:span text:style-name="T14">lassitudine suerint, muliebr</text:span></text:span><text:span text:style-name="Default_20_Paragraph_20_Font"><text:span text:style-name="T11">i</text:span></text:span><text:span text:style-name="Default_20_Paragraph_20_Font"><text:span text:style-name="T14">a<text:line-break/>.hi</text:span></text:span><text:span text:style-name="Default_20_Paragraph_20_Font"><text:span text:style-name="T11">s </text:span></text:span><text:span text:style-name="Default_20_Paragraph_20_Font"><text:span text:style-name="T14">menstrua decurrunt; cervix au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m </text:span></text:span><text:span text:style-name="Default_20_Paragraph_20_Font"><text:span text:style-name="T14">in h</text:span></text:span><text:span text:style-name="Default_20_Paragraph_20_Font"><text:span text:style-name="T11">is </text:span></text:span><text:span text:style-name="Default_20_Paragraph_20_Font"><text:span text:style-name="T14">dolens<text:line-break/>sangu</text:span></text:span><text:span text:style-name="Default_20_Paragraph_20_Font"><text:span text:style-name="T11">i</text:span></text:span><text:span text:style-name="Default_20_Paragraph_20_Font"><text:span text:style-name="T14">n</text:span></text:span><text:span text:style-name="Default_20_Paragraph_20_Font"><text:span text:style-name="T11">is </text:span></text:span><text:span text:style-name="Default_20_Paragraph_20_Font"><text:span text:style-name="T14">e</text:span></text:span><text:span text:style-name="Default_20_Paragraph_20_Font"><text:span text:style-name="T11">m</text:span></text:span><text:span text:style-name="Default_20_Paragraph_20_Font"><text:span text:style-name="T14">p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m </text:span></text:span><text:span text:style-name="Default_20_Paragraph_20_Font"><text:span text:style-name="T14">portend</text:span></text:span><text:span text:style-name="Default_20_Paragraph_20_Font"><text:span text:style-name="T11">it.</text:span></text:span></text:p>
      <text:p text:style-name="P1"><text:span text:style-name="Default_20_Paragraph_20_Font"><text:span text:style-name="T11">Mulieribus quoque recte valentibus, etiam citra rigo-<text:line-break/>rem cum febre .menstrua fit purgatio, cum </text:span></text:span><text:span text:style-name="Default_20_Paragraph_20_Font"><text:span text:style-name="T14">t</text:span></text:span><text:span text:style-name="Default_20_Paragraph_20_Font"><text:span text:style-name="T11">ensione qua-<text:line-break/>datu lassitudinis. .Quum igitur. et rigores fuerint, majorem<text:line-break/>totius corporis i motionem. patientes ; et sanguine in eo<text:line-break/>redundante naturam. ad superflui vacuationem excitent;<text:line-break/>magis utique muliebrium, id est </text:span></text:span><text:span text:style-name="Default_20_Paragraph_20_Font"><text:span text:style-name="T14">menstruaru</text:span></text:span><text:span text:style-name="Default_20_Paragraph_20_Font"><text:span text:style-name="T11">m </text:span></text:span><text:span text:style-name="Default_20_Paragraph_20_Font"><text:span text:style-name="T14">purgationum,<text:line-break/></text:span></text:span><text:span text:style-name="Default_20_Paragraph_20_Font"><text:span text:style-name="T11">vacuationem fora sipes est, si et purgationis, quae per. cin-<text:line-break/>cultum repetit, tempus adfuerit. Si .vero cervix ex prae-</text:span></text:span></text:p>
      <text:p text:style-name="P3"><text:span text:style-name="Default_20_Paragraph_20_Font"><text:span text:style-name="T11">dictis doluerit, vergentis ad superas partes humoris signum<text:line-break/>constituitur.</text:span></text:span></text:p>
      <text:h text:style-name="Heading_20_2" text:outline-level="2"><text:span text:style-name="Default_20_Paragraph_20_Font">CXLU</text:span></text:h>
      <text:p text:style-name="P4"><text:span text:style-name="Default_20_Paragraph_20_Font"><text:span text:style-name="T14">E</text:span></text:span><text:span text:style-name="Default_20_Paragraph_20_Font"><text:span text:style-name="T11">t </text:span></text:span><text:span text:style-name="Default_20_Paragraph_20_Font"><text:span text:style-name="T14">per nare</text:span></text:span><text:span text:style-name="Default_20_Paragraph_20_Font"><text:span text:style-name="T11">s 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pro</text:span></text:span><text:span text:style-name="Default_20_Paragraph_20_Font"><text:span text:style-name="T11">f</text:span></text:span><text:span text:style-name="Default_20_Paragraph_20_Font"><text:span text:style-name="T14">undere sperandum effi ea,<text:line-break/>quae capu</text:span></text:span><text:span text:style-name="Default_20_Paragraph_20_Font"><text:span text:style-name="T11">t </text:span></text:span><text:span text:style-name="Default_20_Paragraph_20_Font"><text:span text:style-name="T14">concutiunt et quae aur</text:span></text:span><text:span text:style-name="Default_20_Paragraph_20_Font"><text:span text:style-name="T11">i</text:span></text:span><text:span text:style-name="Default_20_Paragraph_20_Font"><text:span text:style-name="T14">u</text:span></text:span><text:span text:style-name="Default_20_Paragraph_20_Font"><text:span text:style-name="T11">m </text:span></text:span><text:span text:style-name="Default_20_Paragraph_20_Font"><text:span text:style-name="T14">sonitu</text:span></text:span><text:span text:style-name="Default_20_Paragraph_20_Font"><text:span text:style-name="T11">m </text:span></text:span><text:span text:style-name="Default_20_Paragraph_20_Font"><text:span text:style-name="T14">faciunt,<text:line-break/>san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profundunt vel</text:span></text:span><text:span text:style-name="Default_20_Paragraph_20_Font"><text:span text:style-name="T11"> m</text:span></text:span><text:span text:style-name="Default_20_Paragraph_20_Font"><text:span text:style-name="T14">uliebria deducunt tu</text:span></text:span><text:span text:style-name="Default_20_Paragraph_20_Font"><text:span text:style-name="T11">m </text:span></text:span><text:span text:style-name="Default_20_Paragraph_20_Font"><text:span text:style-name="T14">alia</text:span></text:span><text:span text:style-name="Default_20_Paragraph_20_Font"><text:span text:style-name="T11">s<text:line-break/></text:span></text:span><text:span text:style-name="Default_20_Paragraph_20_Font"><text:span text:style-name="T14">tu</text:span></text:span><text:span text:style-name="Default_20_Paragraph_20_Font"><text:span text:style-name="T11">m </text:span></text:span><text:span text:style-name="Default_20_Paragraph_20_Font"><text:span text:style-name="T14">si ad spina</text:span></text:span><text:span text:style-name="Default_20_Paragraph_20_Font"><text:span text:style-name="T11">m </text:span></text:span><text:span text:style-name="Default_20_Paragraph_20_Font"><text:span text:style-name="T14">aestu</text:span></text:span><text:span text:style-name="Default_20_Paragraph_20_Font"><text:span text:style-name="T11">s i</text:span></text:span><text:span text:style-name="Default_20_Paragraph_20_Font"><text:span text:style-name="T14">nsequetur; farta/st</text:span></text:span><text:span text:style-name="Default_20_Paragraph_20_Font"><text:span text:style-name="T11">s </text:span></text:span><text:span text:style-name="Default_20_Paragraph_20_Font"><text:span text:style-name="T14">vero et<text:line-break/>d</text:span></text:span><text:span text:style-name="Default_20_Paragraph_20_Font"><text:span text:style-name="T11">y</text:span></text:span><text:span text:style-name="Default_20_Paragraph_20_Font"><text:span text:style-name="T14">senteria</text:span></text:span><text:span text:style-name="Default_20_Paragraph_20_Font"><text:span text:style-name="T11">m -</text:span></text:span><text:span text:style-name="Default_20_Paragraph_20_Font"><text:span text:style-name="T14">concitabun</text:span></text:span><text:span text:style-name="Default_20_Paragraph_20_Font"><text:span text:style-name="T11">t.</text:span></text:span></text:p>
      <text:p text:style-name="P1"><text:span text:style-name="Default_20_Paragraph_20_Font"><text:span text:style-name="T11">Rursirs hoc loco nomen unum adscripsit anceps am-<text:line-break/>higuumque totam sententiae ferrem quaestionis cujusdam<text:line-break/>opus habere efficiens; nempe quaenam sint caput </text:span></text:span><text:span text:style-name="Default_20_Paragraph_20_Font"><text:span text:style-name="T18">σείοντα</text:span></text:span><text:span text:style-name="Default_20_Paragraph_20_Font"><text:span text:style-name="T12">,<text:line-break/></text:span></text:span><text:span text:style-name="Default_20_Paragraph_20_Font"><text:span text:style-name="T11">concutientis, obscurum admodum ridetur. Quidam. enim<text:line-break/>capitis symptomata omnia ita dieta esse inquiunt, inventa<text:line-break/>generali quadam hac voce ab eo, ut antea quum de ven.-<text:line-break/>tre ageret, vocem hanc </text:span></text:span><text:span text:style-name="Default_20_Paragraph_20_Font"><text:span text:style-name="T18">π</text:span></text:span><text:span text:style-name="Default_20_Paragraph_20_Font"><text:span text:style-name="T21">ο</text:span></text:span><text:span text:style-name="Default_20_Paragraph_20_Font"><text:span text:style-name="T18">νηρευεσθαι</text:span></text:span><text:span text:style-name="Default_20_Paragraph_20_Font"><text:span text:style-name="T12"> </text:span></text:span><text:span text:style-name="Default_20_Paragraph_20_Font"><text:span text:style-name="T11">, id est male affici,.<text:line-break/>invenerat. Alii in palpitationibus pulsationibusque tem-<text:line-break/>p</text:span></text:span><text:span text:style-name="Default_20_Paragraph_20_Font"><text:span text:style-name="T14">a</text:span></text:span><text:span text:style-name="Default_20_Paragraph_20_Font"><text:span text:style-name="T11">ralium venarum vel tremulis vel quodammodo viliran-</text:span></text:span></text:p>
      <text:p text:style-name="P3"><text:span text:style-name="Default_20_Paragraph_20_Font"><text:span text:style-name="T11">tubus, motionem quandam t</text:span></text:span><text:span text:style-name="Default_20_Paragraph_20_Font"><text:span text:style-name="T14">o</text:span></text:span><text:span text:style-name="Default_20_Paragraph_20_Font"><text:span text:style-name="T11">tius corporis. Haec igitur<text:line-break/>caput concutientia movent interdum et sanguinis e- nari-<text:line-break/>hus eruptiones .veluti et menstrua.- Sperat autem id fore<text:line-break/>magis , si mulier sensionem aestus citra spinam habuerit.<text:line-break/>Potes etiam iudicare humores n</text:span></text:span><text:span text:style-name="Default_20_Paragraph_20_Font"><text:span text:style-name="T14">o</text:span></text:span><text:span text:style-name="Default_20_Paragraph_20_Font"><text:span text:style-name="T11">xios, qui ad inferiora<text:line-break/>impetum faciunt, nisi per uterum vacuati fuerint, dyfen-<text:line-break/>feriam este facturos.</text:span></text:span></text:p>
      <text:h text:style-name="Heading_20_2" text:outline-level="2"><text:span text:style-name="Default_20_Paragraph_20_Font">CXLVI.</text:span></text:h>
      <text:p text:style-name="P4"><text:span text:style-name="Default_20_Paragraph_20_Font"><text:span text:style-name="T11">V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ri</text:span></text:span><text:span text:style-name="Default_20_Paragraph_20_Font"><text:span text:style-name="T11">s </text:span></text:span><text:span text:style-name="Default_20_Paragraph_20_Font"><text:span text:style-name="T14">quoque palp</text:span></text:span><text:span text:style-name="Default_20_Paragraph_20_Font"><text:span text:style-name="T11">i</text:span></text:span><text:span text:style-name="Default_20_Paragraph_20_Font"><text:span text:style-name="T14">tat</text:span></text:span><text:span text:style-name="Default_20_Paragraph_20_Font"><text:span text:style-name="T11">i</text:span></text:span><text:span text:style-name="Default_20_Paragraph_20_Font"><text:span text:style-name="T14">one</text:span></text:span><text:span text:style-name="Default_20_Paragraph_20_Font"><text:span text:style-name="T11">s </text:span></text:span><text:span text:style-name="Default_20_Paragraph_20_Font"><text:span text:style-name="T14">eu</text:span></text:span><text:span text:style-name="Default_20_Paragraph_20_Font"><text:span text:style-name="T11">m </text:span></text:span><text:span text:style-name="Default_20_Paragraph_20_Font"><text:span text:style-name="T14">h</text:span></text:span><text:span text:style-name="Default_20_Paragraph_20_Font"><text:span text:style-name="T11">y</text:span></text:span><text:span text:style-name="Default_20_Paragraph_20_Font"><text:span text:style-name="T14">poehondr</text:span></text:span><text:span text:style-name="Default_20_Paragraph_20_Font"><text:span text:style-name="T11">ii </text:span></text:span><text:span text:style-name="Default_20_Paragraph_20_Font"><text:span text:style-name="T14">tensi</text:span></text:span><text:span text:style-name="Default_20_Paragraph_20_Font"><text:span text:style-name="T11">o</text:span></text:span><text:span text:style-name="Default_20_Paragraph_20_Font"><text:span text:style-name="T14">ne<text:line-break/>sub</text:span></text:span><text:span text:style-name="Default_20_Paragraph_20_Font"><text:span text:style-name="T11">l</text:span></text:span><text:span text:style-name="Default_20_Paragraph_20_Font"><text:span text:style-name="T14">onga et tumen</text:span></text:span><text:span text:style-name="Default_20_Paragraph_20_Font"><text:span text:style-name="T11">t</text:span></text:span><text:span text:style-name="Default_20_Paragraph_20_Font"><text:span text:style-name="T14">e i sangu</text:span></text:span><text:span text:style-name="Default_20_Paragraph_20_Font"><text:span text:style-name="T11">i</text:span></text:span><text:span text:style-name="Default_20_Paragraph_20_Font"><text:span text:style-name="T14">nis erupt</text:span></text:span><text:span text:style-name="Default_20_Paragraph_20_Font"><text:span text:style-name="T11">io</text:span></text:span><text:span text:style-name="Default_20_Paragraph_20_Font"><text:span text:style-name="T14">nem significant;<text:line-break/></text:span></text:span><text:span text:style-name="Default_20_Paragraph_20_Font"><text:span text:style-name="T11">i</text:span></text:span><text:span text:style-name="Default_20_Paragraph_20_Font"><text:span text:style-name="T14">nh</text:span></text:span><text:span text:style-name="Default_20_Paragraph_20_Font"><text:span text:style-name="T11">o</text:span></text:span><text:span text:style-name="Default_20_Paragraph_20_Font"><text:span text:style-name="T14">rrescunt au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m </text:span></text:span><text:span text:style-name="Default_20_Paragraph_20_Font"><text:span text:style-name="T14">hi.</text:span></text:span></text:p>
      <text:p text:style-name="P1"><text:span text:style-name="Default_20_Paragraph_20_Font"><text:span text:style-name="T11">Incertum est de quonam symptomata dictum sit pal-<text:line-break/>pitationum nomen. Nempe praeter id, quod neque ap-<text:line-break/>pellationes antiquorum aperte discretae funi, ut et osten-<text:line-break/>dit liber de palpitati</text:span></text:span><text:span text:style-name="Default_20_Paragraph_20_Font"><text:span text:style-name="T14">o</text:span></text:span><text:span text:style-name="Default_20_Paragraph_20_Font"><text:span text:style-name="T11">ne, in quo de arteriarum pulsibus<text:line-break/>disseritur, sic et libri hujus auctor ad nomina constituenda<text:line-break/>vel ex abusu veI ex metaphora promptus existit. Non</text:span></text:span></text:p>
      <text:p text:style-name="P3"><text:span text:style-name="Default_20_Paragraph_20_Font"><text:span text:style-name="T11">ignoramus autem, quod quum Hippocrates in prognostico<text:line-break/>diceret: -</text:span></text:span><text:span text:style-name="Default_20_Paragraph_20_Font"><text:span text:style-name="T14">sivero pulsu</text:span></text:span><text:span text:style-name="Default_20_Paragraph_20_Font"><text:span text:style-name="T11">s. </text:span></text:span><text:span text:style-name="Default_20_Paragraph_20_Font"><text:span text:style-name="T14">in h</text:span></text:span><text:span text:style-name="Default_20_Paragraph_20_Font"><text:span text:style-name="T11">y</text:span></text:span><text:span text:style-name="Default_20_Paragraph_20_Font"><text:span text:style-name="T14">p</text:span></text:span><text:span text:style-name="Default_20_Paragraph_20_Font"><text:span text:style-name="T11">o</text:span></text:span><text:span text:style-name="Default_20_Paragraph_20_Font"><text:span text:style-name="T14">ch</text:span></text:span><text:span text:style-name="Default_20_Paragraph_20_Font"><text:span text:style-name="T11">o</text:span></text:span><text:span text:style-name="Default_20_Paragraph_20_Font"><text:span text:style-name="T14">ndr</text:span></text:span><text:span text:style-name="Default_20_Paragraph_20_Font"><text:span text:style-name="T11">i</text:span></text:span><text:span text:style-name="Default_20_Paragraph_20_Font"><text:span text:style-name="T14">o insi</text:span></text:span><text:span text:style-name="Default_20_Paragraph_20_Font"><text:span text:style-name="T11">t; subintulit:<text:line-break/></text:span></text:span><text:span text:style-name="Default_20_Paragraph_20_Font"><text:span text:style-name="T14">perturbat</text:span></text:span><text:span text:style-name="Default_20_Paragraph_20_Font"><text:span text:style-name="T11">i</text:span></text:span><text:span text:style-name="Default_20_Paragraph_20_Font"><text:span text:style-name="T14">one</text:span></text:span><text:span text:style-name="Default_20_Paragraph_20_Font"><text:span text:style-name="T11">m </text:span></text:span><text:span text:style-name="Default_20_Paragraph_20_Font"><text:span text:style-name="T14">aut. de</text:span></text:span><text:span text:style-name="Default_20_Paragraph_20_Font"><text:span text:style-name="T11">m</text:span></text:span><text:span text:style-name="Default_20_Paragraph_20_Font"><text:span text:style-name="T14">en</text:span></text:span><text:span text:style-name="Default_20_Paragraph_20_Font"><text:span text:style-name="T11">t</text:span></text:span><text:span text:style-name="Default_20_Paragraph_20_Font"><text:span text:style-name="T14">iam</text:span></text:span><text:span text:style-name="Default_20_Paragraph_20_Font"><text:span text:style-name="T11"> i</text:span></text:span><text:span text:style-name="Default_20_Paragraph_20_Font"><text:span text:style-name="T14">ndicat</text:span></text:span><text:span text:style-name="Default_20_Paragraph_20_Font"><text:span text:style-name="T11">. j Caeterum et hi<text:line-break/>quidam intellexeru</text:span></text:span><text:span text:style-name="Default_20_Paragraph_20_Font"><text:span text:style-name="T14">n</text:span></text:span><text:span text:style-name="Default_20_Paragraph_20_Font"><text:span text:style-name="T11">t pro pulsu palpitationem dictam esse,<text:line-break/>nonnulli verut proprie de vehementi spinam perreptantis .<text:line-break/>arteriae motione. .Quamquam autum et hi palpitationem<text:line-break/>scripserunt, non .tamen sanguinis profundendi signumfn-<text:line-break/>dicatorium pulsum .hunc. esse enunciavit in prognostico<text:line-break/>Hippocrates; sed postea de. hypochondrii inflammationibus<text:line-break/>scribens sermoni adjeeit: </text:span></text:span><text:span text:style-name="Default_20_Paragraph_20_Font"><text:span text:style-name="T14">sit autem h</text:span></text:span><text:span text:style-name="Default_20_Paragraph_20_Font"><text:span text:style-name="T11">is. </text:span></text:span><text:span text:style-name="Default_20_Paragraph_20_Font"><text:span text:style-name="T14">ce sangu</text:span></text:span><text:span text:style-name="Default_20_Paragraph_20_Font"><text:span text:style-name="T11">i</text:span></text:span><text:span text:style-name="Default_20_Paragraph_20_Font"><text:span text:style-name="T14">ni</text:span></text:span><text:span text:style-name="Default_20_Paragraph_20_Font"><text:span text:style-name="T11">s </text:span></text:span><text:span text:style-name="Default_20_Paragraph_20_Font"><text:span text:style-name="T14">per<text:line-break/>nare</text:span></text:span><text:span text:style-name="Default_20_Paragraph_20_Font"><text:span text:style-name="T11">s .er</text:span></text:span><text:span text:style-name="Default_20_Paragraph_20_Font"><text:span text:style-name="T14">up</text:span></text:span><text:span text:style-name="Default_20_Paragraph_20_Font"><text:span text:style-name="T11">ti</text:span></text:span><text:span text:style-name="Default_20_Paragraph_20_Font"><text:span text:style-name="T14">o e</text:span></text:span><text:span text:style-name="Default_20_Paragraph_20_Font"><text:span text:style-name="T11">t. </text:span></text:span><text:span text:style-name="Default_20_Paragraph_20_Font"><text:span text:style-name="T14">valde suvat. </text:span></text:span><text:span text:style-name="Default_20_Paragraph_20_Font"><text:span text:style-name="T11">Atque ut magis fore quis<text:line-break/>ex naribus sanguinis eruptionem speret, interrogandos lesse<text:line-break/>ait, an capite doleant -aut oculi caligent; nam si horum<text:line-break/>quippiam fuerit; in- eam. partem sanguis repet. Ut autem<text:line-break/>bene Hippocrates in hypochondrii inflammationibus dixit;<text:line-break/>fit autem his et sanguinis per nares- eruptio; sic hoc loco<text:line-break/>fermonem ex universali. in particularem transtulit, in-<text:line-break/>quiens: cum hypochondrii tensione: fublonga. Fit autem</text:span></text:span></text:p>
      <text:p text:style-name="P3"><text:span text:style-name="Default_20_Paragraph_20_Font"><text:span text:style-name="T11">fublonga tensio ea mediorum musculorum, qui a thorace<text:line-break/>ad pubis ossa pertinent; fit autem et lienis fublonga phle-<text:line-break/>gmone. Sed nemo phlegmonas hujusmodi, quae cum pal-<text:line-break/>pitatione fiant , baemorrhagicas esse dixerit; phlegmonas<text:line-break/>vero hepatis caeterorumque hypochondrii musculorum, fiex<text:line-break/>enim reliqui a duobus praedictis existunt, bene quis hae-<text:line-break/>morrhagicas affirmaverit. Quod ergo in dictionibus multis<text:line-break/>libri auctorem redarguerint y redarguere quoque et nunc<text:line-break/>non pertimescam ; qui scilicet particularium enuuciationem<text:line-break/>multam fecerit, brevem autem et veram doctrinam uni-<text:line-break/>verfalium reliquerit. Praeterea in fine praedictionis ad-<text:line-break/>jecit, inhorrescunt autem hi tanquam universaliter his<text:line-break/>contingens, quamquam universale non sit; fit enim ex<text:line-break/>talibus concursionibus interdum et hoc fymptoma ; i perpe-<text:line-break/>tuo autem vel magna ex parte non fit. Scribenda vero<text:line-break/>sinit in pr</text:span></text:span><text:span text:style-name="Default_20_Paragraph_20_Font"><text:span text:style-name="T14">o</text:span></text:span><text:span text:style-name="Default_20_Paragraph_20_Font"><text:span text:style-name="T11">rrhetica doctrina quaecunque vel perpetuo vel<text:line-break/>magna ex parte fiunt;.ut si in proposito veluti exemplo</text:span></text:span></text:p>
      <text:p text:style-name="P3"><text:span text:style-name="Default_20_Paragraph_20_Font"><text:span text:style-name="T11">fermo manifestus fiat. Si quis dixerit. inter musculos ab-<text:line-break/>dominis octo numero existentes, medios rectus haemorrha-<text:line-break/>giae .indicantiores caeteris esse plus edocebit, quam qui<text:line-break/>haemorrhagias supervenire dicunt; si vero simpliciter fo-<text:line-break/>los hos dixerit inflammari, si et aliud quoddam haemor-<text:line-break/>rh agi corum sig</text:span></text:span><text:span text:style-name="Default_20_Paragraph_20_Font"><text:span text:style-name="T14">n</text:span></text:span><text:span text:style-name="Default_20_Paragraph_20_Font"><text:span text:style-name="T11">orum his supervenerit, haemorrhagiam<text:line-break/>infert.</text:span></text:span></text:p>
      <text:h text:style-name="Heading_20_2" text:outline-level="2">CXLVH.</text:h>
      <text:p text:style-name="P4"><text:span text:style-name="Default_20_Paragraph_20_Font"><text:span text:style-name="T14">Quae e naribus c</text:span></text:span><text:span text:style-name="Default_20_Paragraph_20_Font"><text:span text:style-name="T11">o</text:span></text:span><text:span text:style-name="Default_20_Paragraph_20_Font"><text:span text:style-name="T14">piosa, v</text:span></text:span><text:span text:style-name="Default_20_Paragraph_20_Font"><text:span text:style-name="T11">i</text:span></text:span><text:span text:style-name="Default_20_Paragraph_20_Font"><text:span text:style-name="T14">olenta, </text:span></text:span><text:span text:style-name="Default_20_Paragraph_20_Font"><text:span text:style-name="T11">m</text:span></text:span><text:span text:style-name="Default_20_Paragraph_20_Font"><text:span text:style-name="T14">ul</text:span></text:span><text:span text:style-name="Default_20_Paragraph_20_Font"><text:span text:style-name="T11">t</text:span></text:span><text:span text:style-name="Default_20_Paragraph_20_Font"><text:span text:style-name="T14">a suxer</text:span></text:span><text:span text:style-name="Default_20_Paragraph_20_Font"><text:span text:style-name="T11">i</text:span></text:span><text:span text:style-name="Default_20_Paragraph_20_Font"><text:span text:style-name="T14">nt. ad con</text:span></text:span><text:span text:style-name="Default_20_Paragraph_20_Font"><text:span text:style-name="T11">-i<text:line-break/></text:span></text:span><text:span text:style-name="Default_20_Paragraph_20_Font"><text:span text:style-name="T14">vulsione</text:span></text:span><text:span text:style-name="Default_20_Paragraph_20_Font"><text:span text:style-name="T11">s </text:span></text:span><text:span text:style-name="Default_20_Paragraph_20_Font"><text:span text:style-name="T14">in</text:span></text:span><text:span text:style-name="Default_20_Paragraph_20_Font"><text:span text:style-name="T11">t</text:span></text:span><text:span text:style-name="Default_20_Paragraph_20_Font"><text:span text:style-name="T14">erdum deducunt venae sect</text:span></text:span><text:span text:style-name="Default_20_Paragraph_20_Font"><text:span text:style-name="T11">i</text:span></text:span><text:span text:style-name="Default_20_Paragraph_20_Font"><text:span text:style-name="T14">o sal</text:span></text:span><text:span text:style-name="Default_20_Paragraph_20_Font"><text:span text:style-name="T11">vis.</text:span></text:span></text:p>
      <text:p text:style-name="P1"><text:span text:style-name="Default_20_Paragraph_20_Font"><text:span text:style-name="T11">Si in hujusmodi sanguinis eruptionibus convuIsicnem<text:line-break/>adscisci simpliciter dixisset, hominem reprehendissemus, quod<text:line-break/>ut in caeteris multis , ita et nunc particulare tanquam<text:line-break/>universale pronunciasset; quia vero i</text:span></text:span><text:span text:style-name="Default_20_Paragraph_20_Font"><text:span text:style-name="T14">n</text:span></text:span><text:span text:style-name="Default_20_Paragraph_20_Font"><text:span text:style-name="T11">t</text:span></text:span><text:span text:style-name="Default_20_Paragraph_20_Font"><text:span text:style-name="T14">erdum</text:span></text:span><text:span text:style-name="Default_20_Paragraph_20_Font"><text:span text:style-name="T11"> apposuit,<text:line-break/>laudamus et vera loquitur. Nempe et nos saepius vidi-</text:span></text:span></text:p>
      <text:p text:style-name="P3"><text:span text:style-name="Default_20_Paragraph_20_Font"><text:span text:style-name="T11">mus in haemorrhagiis hujusmodi convulsos aliquos non<text:line-break/>folunr ob exsuperantem vastationem, fed etiam pro-<text:line-break/>pter refrigerationem , si medici caput refrigeraverin</text:span></text:span><text:span text:style-name="Default_20_Paragraph_20_Font"><text:span text:style-name="T14">g<text:line-break/></text:span></text:span><text:span text:style-name="Default_20_Paragraph_20_Font"><text:span text:style-name="T11">sanguinis profusionem retinere volentes. Quod autem in<text:line-break/>sententiae fine dictum; est, </text:span></text:span><text:span text:style-name="Default_20_Paragraph_20_Font"><text:span text:style-name="T14">venae sec</text:span></text:span><text:span text:style-name="Default_20_Paragraph_20_Font"><text:span text:style-name="T11">ti</text:span></text:span><text:span text:style-name="Default_20_Paragraph_20_Font"><text:span text:style-name="T14">o solv</text:span></text:span><text:span text:style-name="Default_20_Paragraph_20_Font"><text:span text:style-name="T11">i</text:span></text:span><text:span text:style-name="Default_20_Paragraph_20_Font"><text:span text:style-name="T14">t, </text:span></text:span><text:span text:style-name="Default_20_Paragraph_20_Font"><text:span text:style-name="T11">tale qum-<text:line-break/>piam indicare videtur. Tales affectiones in quibus vehe-<text:line-break/>menter sanguinem profundunt, venae fectioefolvit ; ante<text:line-break/>sanguinis profusionem adhibita; constat autem, quod gra-<text:line-break/>vata sanguinis multitudine natura excitata quidem sit ad<text:line-break/>ipsius evacuationem, fed modum obtinere non valens,<text:line-break/>vocatam a recentioribus medicis excretio nem immodicam<text:line-break/>fecerit. Potest autem et vehementis ipsius Haemorrhagiae<text:line-break/>auxilium factionem venae dixisse; nempe et nos saepius<text:line-break/>auxillum experti fumus , . perspicue immoderatam; faugui-<text:line-break/>nis lationem. sistentes. Quod autem manum. recto tramite<text:line-break/>nari , unde sanguis. abunde fluit , . respondentem . secare,<text:line-break/>man usque ejusdem humeralem venam ferire oporteat, lis<text:line-break/>quido constat omnibus; si vero ex nare utraque. fluxerit</text:span></text:span></text:p>
      <text:p text:style-name="P3"><text:span text:style-name="Default_20_Paragraph_20_Font"><text:span text:style-name="T11">sanguis , fecare ambas nihil prohibebit ; non enim per eas<text:line-break/>vastationis, sed revulsionis gratia sectionem facimus.</text:span></text:span></text:p>
      <text:h text:style-name="Heading_20_2" text:outline-level="2"><text:span text:style-name="Default_20_Paragraph_20_Font">CXLUHI.</text:span></text:h>
      <text:p text:style-name="P17"><text:span text:style-name="Default_20_Paragraph_20_Font"><text:span text:style-name="T11">f</text:span></text:span><text:span text:style-name="Default_20_Paragraph_20_Font"><text:span text:style-name="T14">requentes et paucae surrec</text:span></text:span><text:span text:style-name="Default_20_Paragraph_20_Font"><text:span text:style-name="T11">ti</text:span></text:span><text:span text:style-name="Default_20_Paragraph_20_Font"><text:span text:style-name="T14">one</text:span></text:span><text:span text:style-name="Default_20_Paragraph_20_Font"><text:span text:style-name="T11">s, </text:span></text:span><text:span text:style-name="Default_20_Paragraph_20_Font"><text:span text:style-name="T14">subsiavae, len</text:span></text:span><text:span text:style-name="Default_20_Paragraph_20_Font"><text:span text:style-name="T11">t</text:span></text:span><text:span text:style-name="Default_20_Paragraph_20_Font"><text:span text:style-name="T14">ae, ster-<text:line-break/>c</text:span></text:span><text:span text:style-name="Default_20_Paragraph_20_Font"><text:span text:style-name="T11">o</text:span></text:span><text:span text:style-name="Default_20_Paragraph_20_Font"><text:span text:style-name="T14">racea pauca habente</text:span></text:span><text:span text:style-name="Default_20_Paragraph_20_Font"><text:span text:style-name="T11">s, </text:span></text:span><text:span text:style-name="Default_20_Paragraph_20_Font"><text:span text:style-name="T14">cum h</text:span></text:span><text:span text:style-name="Default_20_Paragraph_20_Font"><text:span text:style-name="T11">y</text:span></text:span><text:span text:style-name="Default_20_Paragraph_20_Font"><text:span text:style-name="T14">pochondr</text:span></text:span><text:span text:style-name="Default_20_Paragraph_20_Font"><text:span text:style-name="T11">ii </text:span></text:span><text:span text:style-name="Default_20_Paragraph_20_Font"><text:span text:style-name="T14">et la</text:span></text:span><text:span text:style-name="Default_20_Paragraph_20_Font"><text:span text:style-name="T11">t</text:span></text:span><text:span text:style-name="Default_20_Paragraph_20_Font"><text:span text:style-name="T14">e</text:span></text:span><text:span text:style-name="Default_20_Paragraph_20_Font"><text:span text:style-name="T11">ris<text:line-break/></text:span></text:span><text:span text:style-name="Default_20_Paragraph_20_Font"><text:span text:style-name="T14">dol</text:span></text:span><text:span text:style-name="Default_20_Paragraph_20_Font"><text:span text:style-name="T11">o</text:span></text:span><text:span text:style-name="Default_20_Paragraph_20_Font"><text:span text:style-name="T14">re</text:span></text:span><text:span text:style-name="Default_20_Paragraph_20_Font"><text:span text:style-name="T11"> mo</text:span></text:span><text:span text:style-name="Default_20_Paragraph_20_Font"><text:span text:style-name="T14">rbum reg</text:span></text:span><text:span text:style-name="Default_20_Paragraph_20_Font"><text:span text:style-name="T11">i</text:span></text:span><text:span text:style-name="Default_20_Paragraph_20_Font"><text:span text:style-name="T14">um praenunciant. Num aute</text:span></text:span><text:span text:style-name="Default_20_Paragraph_20_Font"><text:span text:style-name="T11">m </text:span></text:span><text:span text:style-name="Default_20_Paragraph_20_Font"><text:span text:style-name="T14">h</text:span></text:span><text:span text:style-name="Default_20_Paragraph_20_Font"><text:span text:style-name="T11">is<text:line-break/></text:span></text:span><text:span text:style-name="Default_20_Paragraph_20_Font"><text:span text:style-name="T14">suppressi</text:span></text:span><text:span text:style-name="Default_20_Paragraph_20_Font"><text:span text:style-name="T11">s </text:span></text:span><text:span text:style-name="Default_20_Paragraph_20_Font"><text:span text:style-name="T14">h</text:span></text:span><text:span text:style-name="Default_20_Paragraph_20_Font"><text:span text:style-name="T11">i </text:span></text:span><text:span text:style-name="Default_20_Paragraph_20_Font"><text:span text:style-name="T14">exsolvuntur, simu</text:span></text:span><text:span text:style-name="Default_20_Paragraph_20_Font"><text:span text:style-name="T11">l</text:span></text:span><text:span text:style-name="Default_20_Paragraph_20_Font"><text:span text:style-name="T14">que sangu</text:span></text:span><text:span text:style-name="Default_20_Paragraph_20_Font"><text:span text:style-name="T11">i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profan-<text:line-break/>dun</text:span></text:span><text:span text:style-name="Default_20_Paragraph_20_Font"><text:span text:style-name="T11">t</text:span></text:span><text:span text:style-name="Default_20_Paragraph_20_Font"><text:span text:style-name="T14">? lu</text:span></text:span><text:span text:style-name="Default_20_Paragraph_20_Font"><text:span text:style-name="T11">m</text:span></text:span><text:span text:style-name="Default_20_Paragraph_20_Font"><text:span text:style-name="T14">boru</text:span></text:span><text:span text:style-name="Default_20_Paragraph_20_Font"><text:span text:style-name="T11">m </text:span></text:span><text:span text:style-name="Default_20_Paragraph_20_Font"><text:span text:style-name="T14">tensio h</text:span></text:span><text:span text:style-name="Default_20_Paragraph_20_Font"><text:span text:style-name="T11">is </text:span></text:span><text:span text:style-name="Default_20_Paragraph_20_Font"><text:span text:style-name="T14">et dolore</text:span></text:span><text:span text:style-name="Default_20_Paragraph_20_Font"><text:span text:style-name="T11">s </text:span></text:span><text:span text:style-name="Default_20_Paragraph_20_Font"><text:span text:style-name="T14">sangu</text:span></text:span><text:span text:style-name="Default_20_Paragraph_20_Font"><text:span text:style-name="T11">i</text:span></text:span><text:span text:style-name="Default_20_Paragraph_20_Font"><text:span text:style-name="T14">ni</text:span></text:span><text:span text:style-name="Default_20_Paragraph_20_Font"><text:span text:style-name="T11">s </text:span></text:span><text:span text:style-name="Default_20_Paragraph_20_Font"><text:span text:style-name="T14">erupt</text:span></text:span><text:span text:style-name="Default_20_Paragraph_20_Font"><text:span text:style-name="T11">i</text:span></text:span><text:span text:style-name="Default_20_Paragraph_20_Font"><text:span text:style-name="T14">o-<text:line-break/>ne</text:span></text:span><text:span text:style-name="Default_20_Paragraph_20_Font"><text:span text:style-name="T11">m </text:span></text:span><text:span text:style-name="Default_20_Paragraph_20_Font"><text:span text:style-name="T14">significan</text:span></text:span><text:span text:style-name="Default_20_Paragraph_20_Font"><text:span text:style-name="T11">t.</text:span></text:span></text:p>
      <text:p text:style-name="P1"><text:span text:style-name="Default_20_Paragraph_20_Font"><text:span text:style-name="T11">Congessit rursus hoc loco symptomatum diversi gene-<text:line-break/>ris multitudinem, quam vidit nec- -ipsa affirmat; singulo-<text:line-break/>rum autem vires didicisti in iis , quos paulo aule dixi,<text:line-break/>Hippocratis libris et nostris commentariis.</text:span></text:span></text:p>
      <text:h text:style-name="P24" text:outline-level="2"><text:span text:style-name="Default_20_Paragraph_20_Font"><text:span text:style-name="T12">- </text:span></text:span><text:span text:style-name="Default_20_Paragraph_20_Font"><text:span text:style-name="T11">CXLlx</text:span></text:span></text:h>
      <text:p text:style-name="P18"><text:span text:style-name="Default_20_Paragraph_20_Font"><text:span text:style-name="T14">H</text:span></text:span><text:span text:style-name="Default_20_Paragraph_20_Font"><text:span text:style-name="T11">y</text:span></text:span><text:span text:style-name="Default_20_Paragraph_20_Font"><text:span text:style-name="T14">p</text:span></text:span><text:span text:style-name="Default_20_Paragraph_20_Font"><text:span text:style-name="T11">o</text:span></text:span><text:span text:style-name="Default_20_Paragraph_20_Font"><text:span text:style-name="T14">ch</text:span></text:span><text:span text:style-name="Default_20_Paragraph_20_Font"><text:span text:style-name="T11">o</text:span></text:span><text:span text:style-name="Default_20_Paragraph_20_Font"><text:span text:style-name="T14">ndri</text:span></text:span><text:span text:style-name="Default_20_Paragraph_20_Font"><text:span text:style-name="T11">i </text:span></text:span><text:span text:style-name="Default_20_Paragraph_20_Font"><text:span text:style-name="T14">tensio cu</text:span></text:span><text:span text:style-name="Default_20_Paragraph_20_Font"><text:span text:style-name="T11">m </text:span></text:span><text:span text:style-name="Default_20_Paragraph_20_Font"><text:span text:style-name="T14">cap</text:span></text:span><text:span text:style-name="Default_20_Paragraph_20_Font"><text:span text:style-name="T11">itis </text:span></text:span><text:span text:style-name="Default_20_Paragraph_20_Font"><text:span text:style-name="T14">gravi</text:span></text:span><text:span text:style-name="Default_20_Paragraph_20_Font"><text:span text:style-name="T11">t</text:span></text:span><text:span text:style-name="Default_20_Paragraph_20_Font"><text:span text:style-name="T14">ate et surdita</text:span></text:span><text:span text:style-name="Default_20_Paragraph_20_Font"><text:span text:style-name="T11">t</text:span></text:span><text:span text:style-name="Default_20_Paragraph_20_Font"><text:span text:style-name="T14">e; e</text:span></text:span><text:span text:style-name="Default_20_Paragraph_20_Font"><text:span text:style-name="T11">t<text:line-break/></text:span></text:span><text:span text:style-name="Default_20_Paragraph_20_Font"><text:span text:style-name="T14">quae sp</text:span></text:span><text:span text:style-name="Default_20_Paragraph_20_Font"><text:span text:style-name="T11">l</text:span></text:span><text:span text:style-name="Default_20_Paragraph_20_Font"><text:span text:style-name="T14">endores perturbant , sanguin</text:span></text:span><text:span text:style-name="Default_20_Paragraph_20_Font"><text:span text:style-name="T11">i</text:span></text:span><text:span text:style-name="Default_20_Paragraph_20_Font"><text:span text:style-name="T14">s denunc</text:span></text:span><text:span text:style-name="Default_20_Paragraph_20_Font"><text:span text:style-name="T11">i</text:span></text:span><text:span text:style-name="Default_20_Paragraph_20_Font"><text:span text:style-name="T14">ant pro-<text:line-break/>fusionem.<text:tab/>,</text:span></text:span></text:p>
      <text:p text:style-name="P1"><text:span text:style-name="Default_20_Paragraph_20_Font"><text:span text:style-name="T11">Unit sane quae circa adspectum Hippocrates tenebrosa<text:line-break/>dixit,- in dicta symptomatum concursione haemorrhagica<text:line-break/>ostendere, sicuti per commentarios nostros didicisti. Nempe<text:line-break/>rursus admonere quae nuper saepius memoravimus , com-<text:line-break/>mentarios in sermonis prolixitatem est extendere.</text:span></text:span></text:p>
      <text:h text:style-name="Heading_20_2" text:outline-level="2"><text:span text:style-name="Default_20_Paragraph_20_Font">CL.</text:span></text:h>
      <text:p text:style-name="P4"><text:span text:style-name="Default_20_Paragraph_20_Font"><text:span text:style-name="T11">U</text:span></text:span><text:span text:style-name="Default_20_Paragraph_20_Font"><text:span text:style-name="T14">ndecimo die sangui</text:span></text:span><text:span text:style-name="Default_20_Paragraph_20_Font"><text:span text:style-name="T11">nis sti</text:span></text:span><text:span text:style-name="Default_20_Paragraph_20_Font"><text:span text:style-name="T14">l</text:span></text:span><text:span text:style-name="Default_20_Paragraph_20_Font"><text:span text:style-name="T11">li</text:span></text:span><text:span text:style-name="Default_20_Paragraph_20_Font"><text:span text:style-name="T14">c</text:span></text:span><text:span text:style-name="Default_20_Paragraph_20_Font"><text:span text:style-name="T11">i</text:span></text:span><text:span text:style-name="Default_20_Paragraph_20_Font"><text:span text:style-name="T14">d</text:span></text:span><text:span text:style-name="Default_20_Paragraph_20_Font"><text:span text:style-name="T11">i</text:span></text:span><text:span text:style-name="Default_20_Paragraph_20_Font"><text:span text:style-name="T14">a d</text:span></text:span><text:span text:style-name="Default_20_Paragraph_20_Font"><text:span text:style-name="T11">i</text:span></text:span><text:span text:style-name="Default_20_Paragraph_20_Font"><text:span text:style-name="T14">fficilia ; tum al</text:span></text:span><text:span text:style-name="Default_20_Paragraph_20_Font"><text:span text:style-name="T11">i</text:span></text:span><text:span text:style-name="Default_20_Paragraph_20_Font"><text:span text:style-name="T14">a</text:span></text:span><text:span text:style-name="Default_20_Paragraph_20_Font"><text:span text:style-name="T11">s </text:span></text:span><text:span text:style-name="Default_20_Paragraph_20_Font"><text:span text:style-name="T14">tum<text:line-break/>si supe</text:span></text:span><text:span text:style-name="Default_20_Paragraph_20_Font"><text:span text:style-name="T11">istiH</text:span></text:span><text:span text:style-name="Default_20_Paragraph_20_Font"><text:span text:style-name="T14">aver</text:span></text:span><text:span text:style-name="Default_20_Paragraph_20_Font"><text:span text:style-name="T11">i</text:span></text:span><text:span text:style-name="Default_20_Paragraph_20_Font"><text:span text:style-name="T14">nt.</text:span></text:span></text:p>
      <text:p text:style-name="P1"><text:span text:style-name="Default_20_Paragraph_20_Font"><text:span text:style-name="T11">Verbum quidem superstillaverint, supervacuum existit,<text:line-break/>nam si et quarto et quinto , similiter absurdum. Quum<text:line-break/>autem omnes e naribus stillationes difficiles sint, quoties<text:line-break/>crassae et nigrae destillationes fuerint, maxime pemiciofas</text:span></text:span></text:p>
      <text:p text:style-name="P3"><text:span text:style-name="Default_20_Paragraph_20_Font"><text:span text:style-name="T11">has reperies. Si vero tale quippiam diebus quibusdam<text:line-break/>vel indicatoriis vel judicatoriis contingat, certius prae-<text:line-break/>ostendisse licetjundecimusautem .decimi quarti est iudex.<text:line-break/>Ubi ergo theoremata universalia diximus , nunc libri hujus<text:line-break/>auctor particulare aliquod unum dixit, undecimi diei in<text:line-break/>ipsis mentionem faciens. In universali autem de iudicibus<text:line-break/>et judicatoriis id dixisse par erat.</text:span></text:span></text:p>
      <text:h text:style-name="Heading_20_2" text:outline-level="2"><text:span text:style-name="Default_20_Paragraph_20_Font">CLI.</text:span></text:h>
      <text:p text:style-name="P4"><text:span text:style-name="Default_20_Paragraph_20_Font"><text:span text:style-name="T14">Qu</text:span></text:span><text:span text:style-name="Default_20_Paragraph_20_Font"><text:span text:style-name="T11">i i</text:span></text:span><text:span text:style-name="Default_20_Paragraph_20_Font"><text:span text:style-name="T14">n horr</text:span></text:span><text:span text:style-name="Default_20_Paragraph_20_Font"><text:span text:style-name="T11">ori</text:span></text:span><text:span text:style-name="Default_20_Paragraph_20_Font"><text:span text:style-name="T14">bu</text:span></text:span><text:span text:style-name="Default_20_Paragraph_20_Font"><text:span text:style-name="T11">s sim</text:span></text:span><text:span text:style-name="Default_20_Paragraph_20_Font"><text:span text:style-name="T14">u</text:span></text:span><text:span text:style-name="Default_20_Paragraph_20_Font"><text:span text:style-name="T11">l </text:span></text:span><text:span text:style-name="Default_20_Paragraph_20_Font"><text:span text:style-name="T14">sudscator</text:span></text:span><text:span text:style-name="Default_20_Paragraph_20_Font"><text:span text:style-name="T11">i</text:span></text:span><text:span text:style-name="Default_20_Paragraph_20_Font"><text:span text:style-name="T14">e sudarunt, postridie ver</text:span></text:span><text:span text:style-name="Default_20_Paragraph_20_Font"><text:span text:style-name="T11">o<text:line-break/></text:span></text:span><text:span text:style-name="Default_20_Paragraph_20_Font"><text:span text:style-name="T14">ubi inhorruer</text:span></text:span><text:span text:style-name="Default_20_Paragraph_20_Font"><text:span text:style-name="T11">i</text:span></text:span><text:span text:style-name="Default_20_Paragraph_20_Font"><text:span text:style-name="T14">nt, prae</text:span></text:span><text:span text:style-name="Default_20_Paragraph_20_Font"><text:span text:style-name="T11">t</text:span></text:span><text:span text:style-name="Default_20_Paragraph_20_Font"><text:span text:style-name="T14">er ra</text:span></text:span><text:span text:style-name="Default_20_Paragraph_20_Font"><text:span text:style-name="T11">tio</text:span></text:span><text:span text:style-name="Default_20_Paragraph_20_Font"><text:span text:style-name="T14">nem vig</text:span></text:span><text:span text:style-name="Default_20_Paragraph_20_Font"><text:span text:style-name="T11">il</text:span></text:span><text:span text:style-name="Default_20_Paragraph_20_Font"><text:span text:style-name="T14">an</text:span></text:span><text:span text:style-name="Default_20_Paragraph_20_Font"><text:span text:style-name="T11">t, </text:span></text:span><text:span text:style-name="Default_20_Paragraph_20_Font"><text:span text:style-name="T14">ho</text:span></text:span><text:span text:style-name="Default_20_Paragraph_20_Font"><text:span text:style-name="T11">s </text:span></text:span><text:span text:style-name="Default_20_Paragraph_20_Font"><text:span text:style-name="T14">sungu</text:span></text:span><text:span text:style-name="Default_20_Paragraph_20_Font"><text:span text:style-name="T11">i-<text:line-break/></text:span></text:span><text:span text:style-name="Default_20_Paragraph_20_Font"><text:span text:style-name="T14">ne</text:span></text:span><text:span text:style-name="Default_20_Paragraph_20_Font"><text:span text:style-name="T11">m </text:span></text:span><text:span text:style-name="Default_20_Paragraph_20_Font"><text:span text:style-name="T14">efusuro</text:span></text:span><text:span text:style-name="Default_20_Paragraph_20_Font"><text:span text:style-name="T11">s </text:span></text:span><text:span text:style-name="Default_20_Paragraph_20_Font"><text:span text:style-name="T14">esse arb</text:span></text:span><text:span text:style-name="Default_20_Paragraph_20_Font"><text:span text:style-name="T11">i</text:span></text:span><text:span text:style-name="Default_20_Paragraph_20_Font"><text:span text:style-name="T14">tror.</text:span></text:span></text:p>
      <text:p text:style-name="P1"><text:span text:style-name="Default_20_Paragraph_20_Font"><text:span text:style-name="T11">Recte dixit, </text:span></text:span><text:span text:style-name="Default_20_Paragraph_20_Font"><text:span text:style-name="T14">puto</text:span></text:span><text:span text:style-name="Default_20_Paragraph_20_Font"><text:span text:style-name="T11">, praedictionis eorum quae neque<text:line-break/>assidue neque magna ex parte fiunt, affirmationem adi-<text:line-break/>mens. .</text:span></text:span></text:p>
      <text:h text:style-name="P24" text:outline-level="2">CLU.</text:h>
      <text:p text:style-name="P4"><text:span text:style-name="Default_20_Paragraph_20_Font"><text:span text:style-name="T15">Quibus ab initio largae sanguinis eruptiones, rigor stuxio-<text:line-break/>nem sistit.</text:span></text:span></text:p>
      <text:p text:style-name="P1">Est quando rigorem moderatum videmus praegressum<text:line-break/>sanguinis profusionem in corporis plenitudine ; turbatio-<text:line-break/>nem etenim in ipso faciens, naturam ad excernenda^<text:line-break/>quod insestat irritat. Magna igitur ex parte sudores vo-<text:line-break/>mitusque biIiosorum et defectiones ex rigore fiunt; con-<text:line-break/>tingit vero et interdum, ut dixi, per sanguinis profusio-<text:line-break/>nem copiam vacuari.</text:p>
      <text:h text:style-name="Heading_20_2" text:outline-level="2">CLUI.</text:h>
      <text:p text:style-name="P4">t^<text:span text:style-name="Default_20_Paragraph_20_Font"><text:span text:style-name="T15">iu copiosa supervenerit sanguinis profesto</text:span></text:span>, i<text:span text:style-name="Default_20_Paragraph_20_Font"><text:span text:style-name="T15">n contrarium<text:line-break/>revelli</text:span></text:span>m<text:span text:style-name="Default_20_Paragraph_20_Font"><text:span text:style-name="T15">ur. Ex haemorrhagi</text:span></text:span>ae <text:span text:style-name="Default_20_Paragraph_20_Font"><text:span text:style-name="T15">rigores longi.</text:span></text:span></text:p>
      <text:p text:style-name="P1">Ubi morbum non sudaverit sanguinis eruptio excepe-<text:line-break/>ritque eam rigor, utrumque longum redditur ex eo, quod<text:line-break/>corpus difficulter calefiat; quod pluribus superveniat diebus</text:p>
      <text:p text:style-name="P3"><text:span text:style-name="Default_20_Paragraph_20_Font"><text:span text:style-name="T11">ex circuitu quidem plurimum; contingit autem interdum<text:line-break/>et errabundo.</text:span></text:span></text:p>
      <text:h text:style-name="Heading_20_2" text:outline-level="2"><text:span text:style-name="Default_20_Paragraph_20_Font">CLIV.</text:span></text:h>
      <text:p text:style-name="P4"><text:span text:style-name="Default_20_Paragraph_20_Font"><text:span text:style-name="T14">Q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capitis dol</text:span></text:span><text:span text:style-name="Default_20_Paragraph_20_Font"><text:span text:style-name="T11">o</text:span></text:span><text:span text:style-name="Default_20_Paragraph_20_Font"><text:span text:style-name="T14">re</text:span></text:span><text:span text:style-name="Default_20_Paragraph_20_Font"><text:span text:style-name="T11">s </text:span></text:span><text:span text:style-name="Default_20_Paragraph_20_Font"><text:span text:style-name="T14">et cervicis labores atque totiu</text:span></text:span><text:span text:style-name="Default_20_Paragraph_20_Font"><text:span text:style-name="T11">s -<text:line-break/></text:span></text:span><text:span text:style-name="Default_20_Paragraph_20_Font"><text:span text:style-name="T14">corpor</text:span></text:span><text:span text:style-name="Default_20_Paragraph_20_Font"><text:span text:style-name="T11">is </text:span></text:span><text:span text:style-name="Default_20_Paragraph_20_Font"><text:span text:style-name="T14">eum tremore imbecill</text:span></text:span><text:span text:style-name="Default_20_Paragraph_20_Font"><text:span text:style-name="T11">i</text:span></text:span><text:span text:style-name="Default_20_Paragraph_20_Font"><text:span text:style-name="T14">tas quaeda</text:span></text:span><text:span text:style-name="Default_20_Paragraph_20_Font"><text:span text:style-name="T11">m </text:span></text:span><text:span text:style-name="Default_20_Paragraph_20_Font"><text:span text:style-name="T14">sanguinis<text:line-break/>erupt</text:span></text:span><text:span text:style-name="Default_20_Paragraph_20_Font"><text:span text:style-name="T11">i</text:span></text:span><text:span text:style-name="Default_20_Paragraph_20_Font"><text:span text:style-name="T14">one</text:span></text:span><text:span text:style-name="Default_20_Paragraph_20_Font"><text:span text:style-name="T11">s </text:span></text:span><text:span text:style-name="Default_20_Paragraph_20_Font"><text:span text:style-name="T14">solvunt,. sed et te</text:span></text:span><text:span text:style-name="Default_20_Paragraph_20_Font"><text:span text:style-name="T11">m</text:span></text:span><text:span text:style-name="Default_20_Paragraph_20_Font"><text:span text:style-name="T14">pore sta solvuntur.</text:span></text:span></text:p>
      <text:p text:style-name="P1"><text:span text:style-name="Default_20_Paragraph_20_Font"><text:span text:style-name="T11">Multas in hoc toto Sermone co</text:span></text:span><text:span text:style-name="Default_20_Paragraph_20_Font"><text:span text:style-name="T14">n</text:span></text:span><text:span text:style-name="Default_20_Paragraph_20_Font"><text:span text:style-name="T11">cursiones ex ordine<text:line-break/>scripsit, methodum universalem in iis, qui sanguinem pro-<text:line-break/>fundunt , paucis describere non valens. Considerare au-<text:line-break/>tem oportet duo haec prima, febrem valde aestivam cujus-<text:line-break/>modi cauli </text:span></text:span><text:span text:style-name="Default_20_Paragraph_20_Font"><text:span text:style-name="T14">t</text:span></text:span><text:span text:style-name="Default_20_Paragraph_20_Font"><text:span text:style-name="T11">unt; symptomata item tum capitis tum cer-.<text:line-break/>vicis et praesertim plethorica; connumeranda quoque haud<text:line-break/>dubie sunt et cum symptomatis capitis, quae circa faciem<text:line-break/>fiunt; deinde et quae loto in corpore abundantiae Langui-<text:line-break/>nis signa existunt ; silique nihilo minus ex anui tempore<text:line-break/>aestivo veI regione verna vel commoderatis veI calidiori-</text:span></text:span></text:p>
      <text:p text:style-name="P19"><text:span text:style-name="Default_20_Paragraph_20_Font"><text:span text:style-name="T11">bus, si in hypochondriisphlegmone quaedam fuerit; postea<text:line-break/>quae circa caput faciemque sunt haemorrhagica signa et si<text:line-break/>aliquod i</text:span></text:span><text:span text:style-name="Default_20_Paragraph_20_Font"><text:span text:style-name="T14">n</text:span></text:span><text:span text:style-name="Default_20_Paragraph_20_Font"><text:span text:style-name="T11"> thorace hypochondriisque conversionis ad </text:span></text:span><text:span text:style-name="Default_20_Paragraph_20_Font"><text:span text:style-name="T14">t</text:span></text:span><text:span text:style-name="Default_20_Paragraph_20_Font"><text:span text:style-name="T11">u-<text:line-break/>peras partes signum fuerit. Haec siquidem omnia in com-<text:line-break/>mentariis de crisibus exposui praeterea in prognostici<text:line-break/>primique epidemiorum; in quibus distincta sunt et quae<text:line-break/>jamjam venturae sanguinis profusionis su</text:span></text:span><text:span text:style-name="Default_20_Paragraph_20_Font"><text:span text:style-name="T14">n</text:span></text:span><text:span text:style-name="Default_20_Paragraph_20_Font"><text:span text:style-name="T11">t signa et quae<text:line-break/>talia non funt.</text:span></text:span></text:p>
      <text:h text:style-name="Heading_20_2" text:outline-level="2"><text:span text:style-name="Default_20_Paragraph_20_Font">CLv</text:span></text:h>
      <text:p text:style-name="P4"><text:span text:style-name="Default_20_Paragraph_20_Font"><text:span text:style-name="T11">u</text:span></text:span><text:span text:style-name="Default_20_Paragraph_20_Font"><text:span text:style-name="T14">rinae, qu</text:span></text:span><text:span text:style-name="Default_20_Paragraph_20_Font"><text:span text:style-name="T11">i</text:span></text:span><text:span text:style-name="Default_20_Paragraph_20_Font"><text:span text:style-name="T14">bu</text:span></text:span><text:span text:style-name="Default_20_Paragraph_20_Font"><text:span text:style-name="T11">s </text:span></text:span><text:span text:style-name="Default_20_Paragraph_20_Font"><text:span text:style-name="T14">absce</text:span></text:span><text:span text:style-name="Default_20_Paragraph_20_Font"><text:span text:style-name="T11">s</text:span></text:span><text:span text:style-name="Default_20_Paragraph_20_Font"><text:span text:style-name="T14">sus post aures stant, st celer</text:span></text:span><text:span text:style-name="Default_20_Paragraph_20_Font"><text:span text:style-name="T11">i</text:span></text:span><text:span text:style-name="Default_20_Paragraph_20_Font"><text:span text:style-name="T14">ter et<text:line-break/>exigue c</text:span></text:span><text:span text:style-name="Default_20_Paragraph_20_Font"><text:span text:style-name="T11">o</text:span></text:span><text:span text:style-name="Default_20_Paragraph_20_Font"><text:span text:style-name="T14">ncoquan</text:span></text:span><text:span text:style-name="Default_20_Paragraph_20_Font"><text:span text:style-name="T11">t</text:span></text:span><text:span text:style-name="Default_20_Paragraph_20_Font"><text:span text:style-name="T14">ur v</text:span></text:span><text:span text:style-name="Default_20_Paragraph_20_Font"><text:span text:style-name="T11">it</text:span></text:span><text:span text:style-name="Default_20_Paragraph_20_Font"><text:span text:style-name="T14">i</text:span></text:span><text:span text:style-name="Default_20_Paragraph_20_Font"><text:span text:style-name="T11">o</text:span></text:span><text:span text:style-name="Default_20_Paragraph_20_Font"><text:span text:style-name="T14">sae ; et</text:span></text:span><text:span text:style-name="Default_20_Paragraph_20_Font"><text:span text:style-name="T11"> i</text:span></text:span><text:span text:style-name="Default_20_Paragraph_20_Font"><text:span text:style-name="T14">ta re</text:span></text:span><text:span text:style-name="Default_20_Paragraph_20_Font"><text:span text:style-name="T11">f</text:span></text:span><text:span text:style-name="Default_20_Paragraph_20_Font"><text:span text:style-name="T14">rigescere</text:span></text:span><text:span text:style-name="Default_20_Paragraph_20_Font"><text:span text:style-name="T11"> m</text:span></text:span><text:span text:style-name="Default_20_Paragraph_20_Font"><text:span text:style-name="T14">alum.</text:span></text:span></text:p>
      <text:p text:style-name="P1"><text:span text:style-name="Default_20_Paragraph_20_Font"><text:span text:style-name="T11">Quod in hac quoque oratione recensetur particulare,<text:line-break/>est sermoni universali subjectum ; . nempe urina in morbo<text:line-break/>omni celeriter et exigue concocta, deinde vero cessans, via.<text:line-break/>trusum quippiam indicat. Liquet autem quod et refrige-<text:line-break/>rari malum sit, nona n his fotum, verum et omnibus. Ne-</text:span></text:span></text:p>
      <text:p text:style-name="P3"><text:span text:style-name="Default_20_Paragraph_20_Font"><text:span text:style-name="T11">que enim in communibus adest quippiam peculiare, veluti<text:line-break/>in ardentibus febribus; nempe quod urentes hae summas<text:line-break/>partes non calefaciant malignae existunt, benignis man-<text:line-break/>fuetifque totum corpus aequaliter ure</text:span></text:span><text:span text:style-name="Default_20_Paragraph_20_Font"><text:span text:style-name="T14">n</text:span></text:span><text:span text:style-name="Default_20_Paragraph_20_Font"><text:span text:style-name="T11">tibus.</text:span></text:span></text:p>
      <text:h text:style-name="Heading_20_2" text:outline-level="2"><text:span text:style-name="Default_20_Paragraph_20_Font">CEVI.</text:span></text:h>
      <text:p text:style-name="P4"><text:span text:style-name="Default_20_Paragraph_20_Font"><text:span text:style-name="T11">A</text:span></text:span><text:span text:style-name="Default_20_Paragraph_20_Font"><text:span text:style-name="T14">liquantu</text:span></text:span><text:span text:style-name="Default_20_Paragraph_20_Font"><text:span text:style-name="T11">l</text:span></text:span><text:span text:style-name="Default_20_Paragraph_20_Font"><text:span text:style-name="T14">um saporat</text:span></text:span><text:span text:style-name="Default_20_Paragraph_20_Font"><text:span text:style-name="T11">i, la</text:span></text:span><text:span text:style-name="Default_20_Paragraph_20_Font"><text:span text:style-name="T14">ter</text:span></text:span><text:span text:style-name="Default_20_Paragraph_20_Font"><text:span text:style-name="T11">i</text:span></text:span><text:span text:style-name="Default_20_Paragraph_20_Font"><text:span text:style-name="T14">c</text:span></text:span><text:span text:style-name="Default_20_Paragraph_20_Font"><text:span text:style-name="T11">i, </text:span></text:span><text:span text:style-name="Default_20_Paragraph_20_Font"><text:span text:style-name="T14">non adm</text:span></text:span><text:span text:style-name="Default_20_Paragraph_20_Font"><text:span text:style-name="T11">o</text:span></text:span><text:span text:style-name="Default_20_Paragraph_20_Font"><text:span text:style-name="T14">dum sentiente</text:span></text:span><text:span text:style-name="Default_20_Paragraph_20_Font"><text:span text:style-name="T11">s,<text:line-break/></text:span></text:span><text:span text:style-name="Default_20_Paragraph_20_Font"><text:span text:style-name="T14">quibu</text:span></text:span><text:span text:style-name="Default_20_Paragraph_20_Font"><text:span text:style-name="T11">s </text:span></text:span><text:span text:style-name="Default_20_Paragraph_20_Font"><text:span text:style-name="T14">singultu</text:span></text:span><text:span text:style-name="Default_20_Paragraph_20_Font"><text:span text:style-name="T11">s </text:span></text:span><text:span text:style-name="Default_20_Paragraph_20_Font"><text:span text:style-name="T14">alvu</text:span></text:span><text:span text:style-name="Default_20_Paragraph_20_Font"><text:span text:style-name="T11">s </text:span></text:span><text:span text:style-name="Default_20_Paragraph_20_Font"><text:span text:style-name="T14">hi</text:span></text:span><text:span text:style-name="Default_20_Paragraph_20_Font"><text:span text:style-name="T11">s </text:span></text:span><text:span text:style-name="Default_20_Paragraph_20_Font"><text:span text:style-name="T14">erump</text:span></text:span><text:span text:style-name="Default_20_Paragraph_20_Font"><text:span text:style-name="T11">i</text:span></text:span><text:span text:style-name="Default_20_Paragraph_20_Font"><text:span text:style-name="T14">t, farta/si</text:span></text:span><text:span text:style-name="Default_20_Paragraph_20_Font"><text:span text:style-name="T11">s </text:span></text:span><text:span text:style-name="Default_20_Paragraph_20_Font"><text:span text:style-name="T14">et suppre/sto,<text:line-break/></text:span></text:span><text:span text:style-name="Default_20_Paragraph_20_Font"><text:span text:style-name="T11">sii </text:span></text:span><text:span text:style-name="Default_20_Paragraph_20_Font"><text:span text:style-name="T14">exso</text:span></text:span><text:span text:style-name="Default_20_Paragraph_20_Font"><text:span text:style-name="T11">l</text:span></text:span><text:span text:style-name="Default_20_Paragraph_20_Font"><text:span text:style-name="T14">vuntur; an At hi</text:span></text:span><text:span text:style-name="Default_20_Paragraph_20_Font"><text:span text:style-name="T11">s </text:span></text:span><text:span text:style-name="Default_20_Paragraph_20_Font"><text:span text:style-name="T14">par</text:span></text:span><text:span text:style-name="Default_20_Paragraph_20_Font"><text:span text:style-name="T11">o</text:span></text:span><text:span text:style-name="Default_20_Paragraph_20_Font"><text:span text:style-name="T14">t</text:span></text:span><text:span text:style-name="Default_20_Paragraph_20_Font"><text:span text:style-name="T11">i</text:span></text:span><text:span text:style-name="Default_20_Paragraph_20_Font"><text:span text:style-name="T14">de</text:span></text:span><text:span text:style-name="Default_20_Paragraph_20_Font"><text:span text:style-name="T11">s </text:span></text:span><text:span text:style-name="Default_20_Paragraph_20_Font"><text:span text:style-name="T14">stant?</text:span></text:span></text:p>
      <text:p text:style-name="P1"><text:span text:style-name="Default_20_Paragraph_20_Font"><text:span text:style-name="T11">Si ex nobis propria parotidum signa didicisti, perni-<text:line-break/>eiofe item habentium signa facile, quae nunc dicuntur,<text:line-break/>propria non esse tibi constabit.</text:span></text:span></text:p>
      <text:h text:style-name="Heading_20_2" text:outline-level="2"><text:span text:style-name="Default_20_Paragraph_20_Font">CLV1I.</text:span></text:h>
      <text:p text:style-name="Normal"><text:span text:style-name="Default_20_Paragraph_20_Font"><text:span text:style-name="T14">suppresso</text:span></text:span><text:span text:style-name="Default_20_Paragraph_20_Font"><text:span text:style-name="T11">s </text:span></text:span><text:span text:style-name="Default_20_Paragraph_20_Font"><text:span text:style-name="T14">cum rigore ur</text:span></text:span><text:span text:style-name="Default_20_Paragraph_20_Font"><text:span text:style-name="T11">i</text:span></text:span><text:span text:style-name="Default_20_Paragraph_20_Font"><text:span text:style-name="T14">nae malae tum alia</text:span></text:span><text:span text:style-name="Default_20_Paragraph_20_Font"><text:span text:style-name="T11">s </text:span></text:span><text:span text:style-name="Default_20_Paragraph_20_Font"><text:span text:style-name="T14">tum si an-<text:line-break/>tea soporato</text:span></text:span><text:span text:style-name="Default_20_Paragraph_20_Font"><text:span text:style-name="T11">s </text:span></text:span><text:span text:style-name="Default_20_Paragraph_20_Font"><text:span text:style-name="T14">parot</text:span></text:span><text:span text:style-name="Default_20_Paragraph_20_Font"><text:span text:style-name="T11">i</text:span></text:span><text:span text:style-name="Default_20_Paragraph_20_Font"><text:span text:style-name="T14">de</text:span></text:span><text:span text:style-name="Default_20_Paragraph_20_Font"><text:span text:style-name="T11">s </text:span></text:span><text:span text:style-name="Default_20_Paragraph_20_Font"><text:span text:style-name="T14">prehenderint; an spe</text:span></text:span><text:span text:style-name="Default_20_Paragraph_20_Font"><text:span text:style-name="T11">s </text:span></text:span><text:span text:style-name="Default_20_Paragraph_20_Font"><text:span text:style-name="T14">ex h</text:span></text:span><text:span text:style-name="Default_20_Paragraph_20_Font"><text:span text:style-name="T11">is?</text:span></text:span></text:p>
      <text:p text:style-name="P2">In his quidem quae antecedunt hanc <text:span text:style-name="Default_20_Paragraph_20_Font"><text:span text:style-name="T15">s</text:span></text:span>ententiis, su-<text:line-break/>turarum sanguinis eruptionum concursiones <text:span text:style-name="Default_20_Paragraph_20_Font"><text:span text:style-name="T15">s</text:span></text:span>cribere voluit,<text:line-break/>fed complecti, quae propria essent paucis, ut dixi, ne-<text:line-break/>quivit. Rursus quoque et alteram hanc dictionem ad<text:line-break/>praedictionem futurarum parotidum scripsit; sed quod pe-<text:line-break/>culiare sit, nihil habet et ipsa praeter id, quod permixta<text:line-break/>sint quaedam perniciosa <text:span text:style-name="Default_20_Paragraph_20_Font"><text:span text:style-name="T15">s</text:span></text:span>ymptomata, ex quibus raro pa-<text:line-break/>rotides fiant. Quod autem neque ip<text:span text:style-name="Default_20_Paragraph_20_Font"><text:span text:style-name="T15">s</text:span></text:span>e de parotidum ge-<text:line-break/>neratione enunciare ausus sit, id sane ex adiectione con-<text:line-break/>iunctionis an , plane constat.</text:p>
      <text:h text:style-name="Heading_20_2" text:outline-level="2">CLVllI.</text:h>
      <text:p text:style-name="P4"><text:span text:style-name="Default_20_Paragraph_20_Font"><text:span text:style-name="T15">Ex torminosu fedimentum liminosum sublividumque malum;<text:line-break/>an ex h</text:span></text:span>y<text:span text:style-name="Default_20_Paragraph_20_Font"><text:span text:style-name="T15">pochondriis dextrum dolere videatur, exsuloan-<text:line-break/>turque? atque his parotides parum dolor</text:span></text:span>o<text:span text:style-name="Default_20_Paragraph_20_Font"><text:span text:style-name="T15">sa ae</text:span></text:span> P <text:span text:style-name="Default_20_Paragraph_20_Font"><text:span text:style-name="T15">Al</text:span></text:span>v<text:span text:style-name="Default_20_Paragraph_20_Font"><text:span text:style-name="T15">us<text:line-break/>copiose sinens his in omnibus perniciosum.</text:span></text:span></text:p>
      <text:p text:style-name="P2">In caeteris omnibus exemplaribus feriatum in prin-<text:line-break/>cipio dictionis reperi torminoso, praeterquam in exempla-<text:line-break/>ribus Dioscoridis et Capitonis. Nempe hi scripserunt<text:line-break/><text:span text:style-name="Default_20_Paragraph_20_Font"><text:span text:style-name="T19">ἐκστροφωδέων</text:span></text:span><text:span text:style-name="Default_20_Paragraph_20_Font"><text:span text:style-name="T24"> </text:span></text:span>dictaque apud eos est de urinis oratio; atque<text:line-break/>ob id sedimenta harum tum ab Hippocrate tum ab ipsis<text:line-break/>considerari et non dejectionum , inquiunt. Dioscorides<text:line-break/>igitur <text:span text:style-name="Default_20_Paragraph_20_Font"><text:span text:style-name="T19">στροφώδεα</text:span></text:span><text:span text:style-name="Default_20_Paragraph_20_Font"><text:span text:style-name="T24"> </text:span></text:span><text:span text:style-name="Default_20_Paragraph_20_Font"><text:span text:style-name="T19">σύρα</text:span></text:span><text:span text:style-name="Default_20_Paragraph_20_Font"><text:span text:style-name="T24"> </text:span></text:span>recenseri ait, quae <text:span text:style-name="Default_20_Paragraph_20_Font"><text:span text:style-name="T19">πεπηγότα</text:span></text:span><text:span text:style-name="Default_20_Paragraph_20_Font"><text:span text:style-name="T24">, </text:span></text:span>id est<text:line-break/>concreta, quaedam per ipsas invecta habent, facto nomine<text:line-break/>a verbo <text:span text:style-name="Default_20_Paragraph_20_Font"><text:span text:style-name="T19">διαστρέφεσ</text:span></text:span><text:span text:style-name="Default_20_Paragraph_20_Font"><text:span text:style-name="T24">^</text:span></text:span><text:span text:style-name="Default_20_Paragraph_20_Font"><text:span text:style-name="T19">αι</text:span></text:span><text:span text:style-name="Default_20_Paragraph_20_Font"><text:span text:style-name="T24">, </text:span></text:span>quod est <text:span text:style-name="Default_20_Paragraph_20_Font"><text:span text:style-name="T19">πὴγνυσ</text:span></text:span><text:span text:style-name="Default_20_Paragraph_20_Font"><text:span text:style-name="T24">^</text:span></text:span><text:span text:style-name="Default_20_Paragraph_20_Font"><text:span text:style-name="T19">αι</text:span></text:span><text:span text:style-name="Default_20_Paragraph_20_Font"><text:span text:style-name="T24">, </text:span></text:span>id est con-<text:line-break/>crescere. Neque enim ignoramus poetam ita dixisse, <text:span text:style-name="Default_20_Paragraph_20_Font"><text:span text:style-name="T19">καὶ</text:span></text:span><text:span text:style-name="Default_20_Paragraph_20_Font"><text:span text:style-name="T24"><text:line-break/></text:span></text:span><text:span text:style-name="Default_20_Paragraph_20_Font"><text:span text:style-name="T19">ττεριστρέφεται</text:span></text:span><text:span text:style-name="Default_20_Paragraph_20_Font"><text:span text:style-name="T24"> </text:span></text:span><text:span text:style-name="Default_20_Paragraph_20_Font"><text:span text:style-name="T19">κυκλωδῶς</text:span></text:span><text:span text:style-name="Default_20_Paragraph_20_Font"><text:span text:style-name="T24"> </text:span></text:span>, quod est <text:span text:style-name="Default_20_Paragraph_20_Font"><text:span text:style-name="T19">περιπὴγνυται</text:span></text:span><text:span text:style-name="Default_20_Paragraph_20_Font"><text:span text:style-name="T24">, </text:span></text:span>id est cir-<text:line-break/>culariter concrescit. Caeteri fere omnes expositores limo-<text:line-break/>fas subli vidasque in defectionibus subsidentes dici nunc<text:line-break/>ajunt, quoties humectatur alvus putantque torminosas con-<text:line-break/>venire; nempe ejusmodi dejectiones cum torminibus pror-<text:line-break/>sus fiunt. Subsidere autem inquiunt ita dejectis liquidis<text:line-break/>subsistentias tum limosas tum sublividus , ubi prava affectio<text:line-break/>fuerit, in qua talia excernuntur; prorfusque iis, qui ta-</text:p>
      <text:p text:style-name="P3"><text:span text:style-name="Default_20_Paragraph_20_Font"><text:span text:style-name="T11">lia desierunt, affectum esse. hepar ajunt, atque ob id an-<text:line-break/>.olorem adiecisse dictioni, an ex hypochondriis dextrum<text:line-break/>dolere videatur? Nempe quamquam dejectiones ejusmodi<text:line-break/>perpetuo bepaticae existant, non tamen femper </text:span></text:span><text:span text:style-name="Default_20_Paragraph_20_Font"><text:span text:style-name="T14">t</text:span></text:span><text:span text:style-name="Default_20_Paragraph_20_Font"><text:span text:style-name="T11">uor cum<text:line-break/>visceris inflammatione; quo fit ut orationi adjecerit con-<text:line-break/>iunctionem an, quod ita affectis dextrum bypochondrium<text:line-break/>perpetuo dolore asserere non potuerit. Praeterea quod<text:line-break/>deinceps dictum est, exsolvantur, hepaticum procul du-<text:line-break/>hio symptoma est, ut in fecundo epidemiorum est demos-<text:line-break/>stratum. Post haec. de parotidibus scripsit. Videtur au-<text:line-break/>tem in his omnibus dictionibus ex concursionibus- quibus-<text:line-break/>dam praenotiones harum scribere, atque id esse maxime<text:line-break/>in eo , quod ipsi proponitur et in prae</text:span></text:span><text:span text:style-name="Default_20_Paragraph_20_Font"><text:span text:style-name="T14">t</text:span></text:span><text:span text:style-name="Default_20_Paragraph_20_Font"><text:span text:style-name="T11">enti praedictione.;<text:line-break/>sied de his enunciare. ausus non est , quamquam in parti-<text:line-break/>cuia</text:span></text:span><text:span text:style-name="Default_20_Paragraph_20_Font"><text:span text:style-name="T14">t</text:span></text:span><text:span text:style-name="Default_20_Paragraph_20_Font"><text:span text:style-name="T11">ibus persaepe universales enunciationes scribere con-<text:line-break/>sueverit. Praeterea inquit.: . </text:span></text:span><text:span text:style-name="Default_20_Paragraph_20_Font"><text:span text:style-name="T14">atque h</text:span></text:span><text:span text:style-name="Default_20_Paragraph_20_Font"><text:span text:style-name="T11">is </text:span></text:span><text:span text:style-name="Default_20_Paragraph_20_Font"><text:span text:style-name="T14">par</text:span></text:span><text:span text:style-name="Default_20_Paragraph_20_Font"><text:span text:style-name="T11">oti</text:span></text:span><text:span text:style-name="Default_20_Paragraph_20_Font"><text:span text:style-name="T14">de</text:span></text:span><text:span text:style-name="Default_20_Paragraph_20_Font"><text:span text:style-name="T11">s </text:span></text:span><text:span text:style-name="Default_20_Paragraph_20_Font"><text:span text:style-name="T14">paru</text:span></text:span><text:span text:style-name="Default_20_Paragraph_20_Font"><text:span text:style-name="T11">m </text:span></text:span><text:span text:style-name="Default_20_Paragraph_20_Font"><text:span text:style-name="T14">d</text:span></text:span><text:span text:style-name="Default_20_Paragraph_20_Font"><text:span text:style-name="T11">o-<text:line-break/></text:span></text:span><text:span text:style-name="Default_20_Paragraph_20_Font"><text:span text:style-name="T14">l</text:span></text:span><text:span text:style-name="Default_20_Paragraph_20_Font"><text:span text:style-name="T11">o </text:span></text:span><text:span text:style-name="Default_20_Paragraph_20_Font"><text:span text:style-name="T14">risi eae?</text:span></text:span><text:span text:style-name="Default_20_Paragraph_20_Font"><text:span text:style-name="T11"> rursirs quendam talem .aegrum vidisse se</text:span></text:span><text:span text:style-name="Default_20_Paragraph_20_Font"><text:span text:style-name="T14">t</text:span></text:span><text:span text:style-name="Default_20_Paragraph_20_Font"><text:span text:style-name="T11">e osten-<text:line-break/>deus, in. quo a natura impetus quidam factus sit ad pa-</text:span></text:span></text:p>
      <text:p text:style-name="P3">rotidum generationem , a qua tamen illuc deponi non<text:line-break/>potuerunt, quae contristarent; contigitque aegrum copiose<text:line-break/>fluente alvo perniciose habere, non judicationis scilicet<text:line-break/>ratione, natura contristantes humores deorsum excernente,<text:line-break/>sed propter facultatis, quae in hepate est, imbecillitatem.</text:p>
      <text:h text:style-name="Heading_20_2" text:outline-level="2">CL1X.</text:h>
      <text:p text:style-name="Normal">.I<text:span text:style-name="Default_20_Paragraph_20_Font"><text:span text:style-name="T15">n anxiis quibusdam pervigiliis parotides maxime.</text:span></text:span></text:p>
      <text:p text:style-name="P1">Adjecit in prae<text:span text:style-name="Default_20_Paragraph_20_Font"><text:span text:style-name="T15">s</text:span></text:span>entia haec , quod saepius viderit et<text:line-break/>non <text:span text:style-name="Default_20_Paragraph_20_Font"><text:span text:style-name="T15">s</text:span></text:span>emel. Quocirca per eam, quae subsequenti succedet<text:line-break/>Iententiam, verum est anxios esse, quibus excitentur pa-<text:line-break/>rotides, fed id sufficiens non est; nempe quod dementiam<text:line-break/>denuncient talia symptomata supra declaravit. Si igitur,<text:line-break/>quae Hippocrates nos docuit ante contemplatus parotidas<text:line-break/>fore speraveris, deinde aegrum si anxium aut vigilem vi-<text:line-break/>deris, parotidas excitandas exspecta. Signa autem, per<text:line-break/>quae parotidas fore sperabis sunt haec. Primum sane abs-</text:p>
      <text:p text:style-name="P3">cesseum omnium commune est, quod diutius trahenti eve-<text:line-break/>nit aegr<text:span text:style-name="Default_20_Paragraph_20_Font"><text:span text:style-name="T15">o, </text:span></text:span>deinde si morbus deses suerit et deorsum ver-<text:line-break/>gat vel calidus et sursum repat vel cervicis capitisque<text:line-break/>gravitates fuerint et dolores et faciei rubor. Nam per<text:line-break/>hoc, si parotidas fore ante speraveris, certior praenotio<text:line-break/>erit, quum quae in dictione relata sunt apparuerint.<text:line-break/>Sermonem quidem illum ante omnia teneri velim. Post<text:line-break/>haec vero signa omnia sigillatim dixi ab Hippocrate duo-<text:line-break/>bus jam libris scripta ipsa; quibus apponenda sunt quae-<text:line-break/>cunque per pulsus in singulorum praenotionem conserunt;<text:line-break/>quae et si praetermissa quidem ab Hippocrate existant<text:line-break/>habes tamen scripta ea a nobis in pulsuum libris.</text:p>
      <text:h text:style-name="Heading_20_2" text:outline-level="2">CLX.</text:h>
      <text:p text:style-name="P4"><text:span text:style-name="Default_20_Paragraph_20_Font"><text:span text:style-name="T15">.Ex volvulis graveolentibus , cum febre acuta h</text:span></text:span>y<text:span text:style-name="Default_20_Paragraph_20_Font"><text:span text:style-name="T15">pocho^<text:line-break/>drioque sublimi diutius permanente, parotides exsurg</text:span></text:span>e<text:line-break/><text:span text:style-name="Default_20_Paragraph_20_Font"><text:span text:style-name="T15">tes enecant.</text:span></text:span></text:p>
      <text:p text:style-name="P20">In hac oratione facta quidem est obscuritas quaedam<text:line-break/>et ob scriptorem , facta quoque et ob interpretes quos-<text:line-break/>dam , incertum esse existimantes utrumne ex unoquoque<text:line-break/>dictorum <text:span text:style-name="Default_20_Paragraph_20_Font"><text:span text:style-name="T15">s</text:span></text:span>ymptomatum vir nos sperare velit, ut paroti-<text:line-break/>des fiant, an omnia una concurrere. In principio quidem<text:line-break/>libri hujus, quum mens auctoris adhuc ignoraretur, con-<text:line-break/>gruenter incerta talia esse quis existimare potuerit; ubi<text:line-break/>vero in toto libro propositi ipsius experientiam habuimus<text:line-break/>idoneam cognoscamusque praenotiones ex eorum quae<text:line-break/>ipse vidit concursione scribere, constat et nunc ex omni-<text:line-break/>bus, quae scripsit, simul factis nos sperare ut parotides<text:line-break/>fiant velle. Quod vero letales sint si fiant est manile-<text:line-break/>stum, quod et nunc viderit in ita laborant<text:span text:style-name="Default_20_Paragraph_20_Font"><text:span text:style-name="T15">i</text:span></text:span>bus factas pa-<text:line-break/>rotidas seqnutam mortem, quae ob parotidas facta non est;<text:line-break/>quodque talia videantur constat ex iis quae scripsit; nempe<text:line-break/>quod febris acuta erat non sine periculo, quodque Veluti<text:line-break/>perniciosa affectio. Quoniam vero amplius nihil scripsit,<text:line-break/>sed graVeolentem hunc esse vult, mullo sane magis; quo-</text:p>
      <text:p text:style-name="P3">nam siquidem pacto graveolentem intelliges volvulum per-<text:line-break/>niciosiorem esse non graveolente? Fieri autem potest ut<text:line-break/>graveolens intelligatur primum quidem in quo stercus<text:line-break/>evomatur, signum maxime letale; deinde si graveolens<text:line-break/>fuerit respiratio, tertio si ructus graveolens; quarto si sta-<text:line-break/>tus talis, et quinto si graveolens corpus; nempe talis vosa<text:line-break/>vulus aliquando a nobis visus est.</text:p>
      <text:h text:style-name="Heading_20_2" text:outline-level="2">CLXI.</text:h>
      <text:p text:style-name="P4"><text:span text:style-name="Default_20_Paragraph_20_Font"><text:span text:style-name="T15">Ex surditate moderate parotides siunt tum alias tum st</text:span></text:span> <text:span text:style-name="Default_20_Paragraph_20_Font"><text:span text:style-name="T19">ηιιι</text:span></text:span><text:span text:style-name="Default_20_Paragraph_20_Font"><text:span text:style-name="T24">^<text:line-break/></text:span></text:span>i<text:span text:style-name="Default_20_Paragraph_20_Font"><text:span text:style-name="T15">actatio supervenerit et comatosts magis.</text:span></text:span></text:p>
      <text:p text:style-name="P1">Quoniam adverbium <text:span text:style-name="Default_20_Paragraph_20_Font"><text:span text:style-name="T19">ἐπιεικῶς</text:span></text:span><text:span text:style-name="Default_20_Paragraph_20_Font"><text:span text:style-name="T24">, </text:span></text:span>id est <text:span text:style-name="Default_20_Paragraph_20_Font"><text:span text:style-name="T15">mansuete</text:span></text:span>, m me-<text:line-break/>dio dictum est eorum quae multam et eorum quae pau-<text:line-break/>cam habent spem in omnibus symptomatis; sic et hom<text:span text:style-name="Default_20_Paragraph_20_Font"><text:span text:style-name="T15">i^<text:line-break/></text:span></text:span>nem vocamur <text:span text:style-name="Default_20_Paragraph_20_Font"><text:span text:style-name="T19">ἐπιεικῆ</text:span></text:span><text:span text:style-name="Default_20_Paragraph_20_Font"><text:span text:style-name="T24"> </text:span></text:span>moderatum et a qu<text:span text:style-name="Default_20_Paragraph_20_Font"><text:span text:style-name="T15">o</text:span></text:span> nihil p^<text:line-break/>tam fit nimis. T<text:span text:style-name="Default_20_Paragraph_20_Font"><text:span text:style-name="T15">o</text:span></text:span>tus itaque <text:span text:style-name="Default_20_Paragraph_20_Font"><text:span text:style-name="T15">s</text:span></text:span>ermo talis quidem est.<text:line-break/>surditas accidat, parotidas fore mediocriter spera. Adj^</text:p>
      <text:p text:style-name="P3">ctione autem orationis, fastidio<text:span text:style-name="Default_20_Paragraph_20_Font"><text:span text:style-name="T15">s</text:span></text:span>um quippiam, sperat fasti-<text:line-break/>di<text:span text:style-name="Default_20_Paragraph_20_Font"><text:span text:style-name="T15">o</text:span></text:span>f<text:span text:style-name="Default_20_Paragraph_20_Font"><text:span text:style-name="T15">o</text:span></text:span> facto aegro fore; idque magis, si comatofus ip<text:span text:style-name="Default_20_Paragraph_20_Font"><text:span text:style-name="T15">s</text:span></text:span>e<text:line-break/>fuerit. Verum tum haec tum antedicta non minus desi-<text:line-break/>pientiae et phrenitidis signa funt quam parotidum, quum<text:line-break/>non praefinito dicat, in biliosis quidem humoribus ab ini-<text:line-break/>tio morbi desipientiae ipsius potius esse signum, procedente<text:line-break/>vero morbo in crudis craflioribusque et magis ubi jam<text:line-break/>occupasse parotidum generatio apparuerit; hoc siquidem<text:line-break/>univer<text:span text:style-name="Default_20_Paragraph_20_Font"><text:span text:style-name="T15">s</text:span></text:span>ale caput est in parotidibus, si non amplius lateat<text:line-break/>quod invasit, ita ut aeger impetum infestantium humorum<text:line-break/>caput petere <text:span text:style-name="Default_20_Paragraph_20_Font"><text:span text:style-name="T15">s</text:span></text:span>entiat. Potest itaque quis hic denuo hallu-<text:line-break/>cinatus in unoquoque eorum, quae ad supernas partes<text:line-break/>motum indicant scribere, tanquam ex praedictione paro-<text:line-break/>tidas fequuturas; sunt vero et modo dicta impetus ad ca-<text:line-break/>put signa. Dico sane surditatem et comatosum non ma-<text:line-break/>gis horum quam eorum , qui ventre et thorace laborant,<text:line-break/>esse symptoma; cum utrocunque autem fuerit, horum<text:line-break/>simul praecognitionem augebit.</text:p>
      <text:h text:style-name="P24" text:outline-level="2">CLXH.</text:h>
      <text:p text:style-name="Normal">P<text:span text:style-name="Default_20_Paragraph_20_Font"><text:span text:style-name="T15">araplegic</text:span></text:span>i<text:span text:style-name="Default_20_Paragraph_20_Font"><text:span text:style-name="T15">s parotides odiosae.</text:span></text:span></text:p>
      <text:p text:style-name="P1">Paraplegias quibusdam corporis partibus accidere ab<text:line-break/>affectu didicisti , quatis est totius corporis assectus apople-<text:line-break/>xia. Videtur autem mihi visis forsan vel duobus vel Iri-<text:line-break/>bus paraplegicis, nihil a parotidibus adjutis, signum vi-<text:line-break/>tiosum eas esse pronunciasse. Ego autem non simpliciter<text:line-break/>dixerim malum signum esse supervenientes parapIegicli<text:line-break/>parotidas, sed quod is abscessus morbo minor sit, referre<text:line-break/>fuerit fatis. Constat siquidem ex Hippocrate <text:span text:style-name="Default_20_Paragraph_20_Font"><text:span text:style-name="T15">abscessus b</text:span></text:span>o-<text:line-break/><text:span text:style-name="Default_20_Paragraph_20_Font"><text:span text:style-name="T15">nos esse, quum morbi circuitus ad inferas corporis partes<text:line-break/>insigniter devolvitur;</text:span></text:span> quorum neutrum parotides habent;<text:line-break/>nempe et affect<text:span text:style-name="Default_20_Paragraph_20_Font"><text:span text:style-name="T15">u</text:span></text:span> minore sunt et ad inferas partes non fit<text:line-break/>devolutio; quare si id duntaxat, perniciosum pronunciare<text:line-break/>fatis erit.</text:p>
      <text:h text:style-name="P24" text:outline-level="2">CLXIH.</text:h>
      <text:p text:style-name="P4"><text:span text:style-name="Default_20_Paragraph_20_Font"><text:span text:style-name="T15">Quae convulsa</text:span></text:span>m <text:span text:style-name="Default_20_Paragraph_20_Font"><text:span text:style-name="T15">modo cum catoche exacerbantur paroti-<text:line-break/>das movent.</text:span></text:span></text:p>
      <text:p text:style-name="P1">Quod ex concursione nihil observatio reperiat, rerum<text:line-break/>fide didicisse in promptu est; nisi enim naturam rei, in<text:line-break/>qua praenotionem dicendo curationem faciemus , fuerimus<text:line-break/>contemplati, de singulorum signorum vi judicare nequa-<text:line-break/>quam licebit. Et nisi rerum singularum vires noveris,<text:line-break/>conflari ex iis quippiam nequit; id quod vos edocui in<text:line-break/>omni arte fieri, nedum in medicinali. Atque hinc quan-<text:line-break/>tum Hippocrates superiores suos in virium cujuslibet sim-<text:line-break/>plicis medicamenti inventione evicerit, in omnibus suis<text:line-break/>est demonstratum libris; id quod memoria tenere oportet.<text:line-break/>Ad praesentem autem <text:span text:style-name="Default_20_Paragraph_20_Font"><text:span text:style-name="T15">s</text:span></text:span>ermonem, qui particularis est, tan-<text:line-break/>tum rursus ex universali accepisse convenit quantum ad<text:line-break/>id quod nunc dicitur congruit. Catochae etenim cerebri</text:p>
      <text:p text:style-name="P3">affectus sunt, ut didicisti, veluti et per totum corpus con-<text:line-break/>vulsiones; de quibus nunc ipsum dixisse par est, non enim<text:line-break/>simpliciter de manu vel crure vel alia quapiam parte pro-<text:line-break/>nunciavit, inquiens: quae convulsivo modo exacerban-<text:line-break/>tur , quamquam licebat. Convulsionem autem ex repIe-<text:line-break/>tione malam esse inquit Hippocrates. Constat autem con-<text:line-break/>vulsivos assectus appelIari , in quibus principio aut non<text:line-break/>multo postquam fieri coeperint, convulsiones perseverant,<text:line-break/>ex repletione ortum habentes. Veluti vice versa, quae<text:line-break/>ex vacuatione, post s<text:span text:style-name="Default_20_Paragraph_20_Font"><text:span text:style-name="T15">u</text:span></text:span>dores multos vel vomitus vel de-<text:line-break/>jectiones vel sanguinis eruptiones vel inediam vel vigilias<text:line-break/>vel motiones tum multas tum vehementes fiunt. Nempe<text:line-break/>ex convulsionibus aliae vacuationes consequuntur magis,<text:line-break/>aliae statim a principio repletiones. Propterea ut pa-<text:line-break/>rotides ex convulsivis comatosisque , ubi protrahunt, fiant<text:line-break/>est rationi consentaneum cunctante aegro.</text:p>
      <text:h text:style-name="P26" text:outline-level="2"><text:bookmark-start text:name="bookmark56"/><text:span text:style-name="Default_20_Paragraph_20_Font">CI.X1V.</text:span><text:bookmark-end text:name="bookmark56"/></text:h>
      <text:p text:style-name="P4"><text:span text:style-name="Default_20_Paragraph_20_Font"><text:span text:style-name="T15">Concussio , tremor</text:span></text:span><text:span text:style-name="Default_20_Paragraph_20_Font"><text:span text:style-name="T11">, i</text:span></text:span><text:span text:style-name="Default_20_Paragraph_20_Font"><text:span text:style-name="T15">actatio cum catocho parco circa au-<text:line-break/>res abscessus pror</text:span></text:span><text:span text:style-name="Default_20_Paragraph_20_Font"><text:span text:style-name="T11">u</text:span></text:span><text:span text:style-name="Default_20_Paragraph_20_Font"><text:span text:style-name="T15">ant.</text:span></text:span></text:p>
      <text:p text:style-name="P1">Non in exemplaribus omnibus , quibus scripta est<text:line-break/>haec oratio, eadem habet verba. At in quibusdam prae-<text:line-break/>dicto verborum scripta est tenore, in aliis autem tali:<text:line-break/><text:span text:style-name="Default_20_Paragraph_20_Font"><text:span text:style-name="T15">quae con</text:span></text:span>u<text:span text:style-name="Default_20_Paragraph_20_Font"><text:span text:style-name="T15">ulst</text:span></text:span>u<text:span text:style-name="Default_20_Paragraph_20_Font"><text:span text:style-name="T15">o tremuloque modo accedunt, cum catoche<text:line-break/>abscessus post aures suscitant. </text:span></text:span>Laudo eos, qui in suis<text:line-break/>exempIaribus sententiam non scripserunt; abunde siquidem<text:line-break/>nobis erat, permiscente eo symptomata multa multis didi-<text:line-break/>milis generis hucusque pervenisse et non ab aegris re-<text:line-break/>ceflisse. Nempe symptomatum Graecis ignotorum per-<text:line-break/>mixtionem facere fumme absurdum per se existit. Non<text:line-break/>autem ferme apparent in convulsione tremoris fympto-<text:line-break/>mata; fieri siquidem non potest, ut aegris ipsis in con-<text:line-break/>visionibus tremores deprehendantur, nisi utique talem sit<text:line-break/>auctor contemplatus symptomatum vicissitudinem, ut quum</text:p>
      <text:p text:style-name="P21">convulsiones quidem relinquerent, tremulus fieret homo.<text:line-break/>Ubi vero convulsio inciderit, tnon posse dignosci tremo-<text:line-break/>rem arbitrantur. Symptomatum implicatio ejusdem ge-<text:line-break/>neris quaedam existit, verum supervacua. Nempe ex ca-<text:line-break/>toche parotidas fieri abunde a nobis dictum, angente<text:line-break/>simul et generationis exspectationem fastidioso ipso. Imo<text:line-break/>vero urinarum affectiones exspectationem simul adauge<text:line-break/>fiunt. Nomen praeterea <text:span text:style-name="Default_20_Paragraph_20_Font"><text:span text:style-name="T19">σπασμοτρομὥδες</text:span></text:span><text:span text:style-name="Default_20_Paragraph_20_Font"><text:span text:style-name="T24">, </text:span></text:span>id est <text:span text:style-name="Default_20_Paragraph_20_Font"><text:span text:style-name="T15">convulsa<text:line-break/>vum tremulumque</text:span></text:span> , pravum existit.</text:p>
      <text:h text:style-name="Heading_20_2" text:outline-level="2"><text:bookmark-start text:name="bookmark58"/><text:span text:style-name="Default_20_Paragraph_20_Font">CLXV.</text:span><text:bookmark-end text:name="bookmark58"/></text:h>
      <text:p text:style-name="P4"><text:span text:style-name="Default_20_Paragraph_20_Font"><text:span text:style-name="T15">An primum capite doleant? an et superiori parte le</text:span></text:span>n<text:span text:style-name="Default_20_Paragraph_20_Font"><text:span text:style-name="T15">t</text:span></text:span>o<text:span text:style-name="Default_20_Paragraph_20_Font"><text:span text:style-name="T15">r<text:line-break/>sudent et superrigeant? deinde et venter de</text:span></text:span>i<text:span text:style-name="Default_20_Paragraph_20_Font"><text:span text:style-name="T15">iciat et e</text:span></text:span>o-<text:line-break/><text:span text:style-name="Default_20_Paragraph_20_Font"><text:span text:style-name="T15">matosum quippiam suerit</text:span></text:span> P <text:span text:style-name="Default_20_Paragraph_20_Font"><text:span text:style-name="T15">an et aquosae urinae susueosu<text:line-break/>alba habentes? et varie albae graveolent</text:span></text:span>i <text:span text:style-name="Default_20_Paragraph_20_Font"><text:span text:style-name="T15">quodam</text:span></text:span>modo<text:line-break/><text:span text:style-name="Default_20_Paragraph_20_Font"><text:span text:style-name="T15">deinde post aures abscessus? au et quibus eaedem</text:span></text:span> a<text:span text:style-name="Default_20_Paragraph_20_Font"><text:span text:style-name="T15">r</text:span></text:span>i-<text:line-break/><text:span text:style-name="Default_20_Paragraph_20_Font"><text:span text:style-name="T15">nae, saltationes e naribus feequentes ? au et linguu<text:line-break/>laevis</text:span></text:span> P</text:p>
      <text:p text:style-name="P2">Si, ut dixi, praenotionem ab his exordiretur, quae<text:line-break/><text:span text:style-name="Default_20_Paragraph_20_Font"><text:span text:style-name="T15">s</text:span></text:span>cripsit Hippocrates tum in prognostico tum in epidemiis,<text:line-break/>de abscessibus omnibus universale quoddam fieret et ex<text:line-break/>iis, quae ab ipso dicta sunt, ad securius pronunciandum<text:line-break/>adjumentum. Nam fi abscessum fore speraveris, humorum<text:line-break/>considera inclinationem, ad quam videlicet fiat partem;<text:line-break/>atque ita, ubi singulorum capitis symptomatum vires ad-<text:line-break/>notaveris, parotidas fore tum magis tum minus sperabis.<text:line-break/>Exempli igitur gratia de iis, quae nunc ante oculos po-<text:line-break/>fuit, sermonem facere non malum fuerit. Capitis dolor<text:line-break/>ex eorum est numero, quae humorum ad caput inclina-<text:line-break/>tionem significant. Sed quod leviter sudent, pusillam ad<text:line-break/>ejusmodi praenotionem facuItatem habet; sed majorem ha-<text:line-break/>bet quod superriguerit. Deiectionem vero alvi quonam<text:line-break/>quis pacto generationis parotidum signum demonstrativum<text:line-break/>esse dixerit haud scio, quum potius modo contrario ve-<text:line-break/>cantium humorum ad infamas partes inclinationem ope-<text:line-break/>retur. Comatosum ad parotidum generationem signum</text:p>
      <text:p text:style-name="P3">effatu dignum existit. Aquosae praeterea urinae, in qui-<text:line-break/>bus alba sublime petunt, ad praenotionem per accidens<text:line-break/>conserunt; quoniam aquosae quidem absque albis suspensis<text:line-break/>incoctum esse morbum significant; quae vero substantiam<text:line-break/>fecundum naturam habent, atque praeter id suspensum<text:line-break/>album continent, coctum morbum esse indicant absque<text:line-break/>abscessu. Oportet igitur eas neque prorsus incoctas ne-<text:line-break/>que absolute concoctas esse , ubi natura abscessem factura<text:line-break/>sit. Quae vero varie albae et graveolenti suerint, raro<text:line-break/>quidem abscessum qui fiat habent; quod si aliquando ha-<text:line-break/>buerint, malum habebunt. Bene igitur adjecit addubitans,<text:line-break/>an et quibus ejusmodi urinae, lunationes e naribus sre-<text:line-break/>quentes? malignitates siquidem in succis incoctis et si ad<text:line-break/>caput ferantur, lunationes magis e narib<text:span text:style-name="Default_20_Paragraph_20_Font"><text:span text:style-name="T15">u</text:span></text:span>s malignas fa-<text:line-break/>ciunt, non parotidas. Oratio praeterea, an et lingua his<text:line-break/>laevis? dubitativa est ; nempe in praedictis et febres m a-<text:line-break/>lignas fieri et linguam exasperari rationi magis consen-<text:line-break/>taneum.</text:p>
      <text:h text:style-name="P24" text:outline-level="2">CLXVI.</text:h>
      <text:p text:style-name="P4"><text:span text:style-name="Default_20_Paragraph_20_Font"><text:span text:style-name="T15">Quibus magnum ac crebrum spiritum ducentibus icteri et<text:line-break/>febres acutae cum duris hypochondriis ressrigeratae sue-<text:line-break/>rint,num his abscessus magni secundum aures suscitantur</text:span></text:span> P</text:p>
      <text:p text:style-name="P1"><text:span text:style-name="Default_20_Paragraph_20_Font"><text:span text:style-name="T24">.^</text:span></text:span><text:span text:style-name="Default_20_Paragraph_20_Font"><text:span text:style-name="T19">νευματουμένους</text:span></text:span><text:span text:style-name="Default_20_Paragraph_20_Font"><text:span text:style-name="T24"> </text:span></text:span>eos, quibus magna est et frequens<text:line-break/>respiratio, dixisse videtur, quoniam et in libro de victus<text:line-break/>ratione in morbis acutis hoc pacto eos nominavit Hippo-<text:line-break/>crates. .Iure optimo suscitandos post aures abscessus spe-<text:line-break/>rat , nempe et ratione non caret, atque hoc saepius fieri<text:line-break/>videmus. Si vero <text:span text:style-name="Default_20_Paragraph_20_Font"><text:span text:style-name="T19">πνευματουμένους</text:span></text:span><text:span text:style-name="Default_20_Paragraph_20_Font"><text:span text:style-name="T24"> </text:span></text:span>eos dixerit, qui ven-<text:line-break/>tre inflantur, ut nonnulli intelIexerunt, qui et <text:span text:style-name="Default_20_Paragraph_20_Font"><text:span text:style-name="T19">πνευμα</text:span></text:span><text:span text:style-name="Default_20_Paragraph_20_Font"><text:span text:style-name="T24">-<text:line-break/></text:span></text:span><text:span text:style-name="Default_20_Paragraph_20_Font"><text:span text:style-name="T19">τωδεις</text:span></text:span><text:span text:style-name="Default_20_Paragraph_20_Font"><text:span text:style-name="T24"> </text:span></text:span>scribunt et <text:span text:style-name="Default_20_Paragraph_20_Font"><text:span text:style-name="T19">πνεύματα</text:span></text:span><text:span text:style-name="Default_20_Paragraph_20_Font"><text:span text:style-name="T24">, </text:span></text:span>nihil hoc ad parotidum ge-<text:line-break/>ne<text:span text:style-name="Default_20_Paragraph_20_Font"><text:span text:style-name="T15">c</text:span></text:span>ationem contulerit, sicuti neque morbus regius. De<text:line-break/>febribus autem acutis et praesertim ardentibus dictum est<text:line-break/>antea, sanguinis eruptiones movere, sanguinem tum fun-<text:line-break/>dente<text:span text:style-name="Default_20_Paragraph_20_Font"><text:span text:style-name="T15">s</text:span></text:span> tum ad caput sursum ferentes. Quaenam praeterea<text:line-break/>dura hypochondria dicat, non clare cognoscere possemus,</text:p>
      <text:p text:style-name="P2">propterea quod dolentia non adiecerit; nempe hoc adlecto<text:line-break/>jam phlegmonem horum indicabit ; non adject<text:span text:style-name="Default_20_Paragraph_20_Font"><text:span text:style-name="T15">o</text:span></text:span> vero, fri-<text:line-break/>gidiusculum tumorem scirrhosum magis quam phlegmono-<text:line-break/><text:span text:style-name="Default_20_Paragraph_20_Font"><text:span text:style-name="T15">s</text:span></text:span>um. Solvuntur vero talia abscessibus magis, non sangui-<text:line-break/>nis eruptionibus; nempe in iis quae inflammantur san-<text:line-break/>guinis eruptiones maxime fieri conspicimus. Propter alie-<text:line-break/>nam vero auctoris enunciationem cognoscere exquisite non<text:line-break/>possemus, an praetermissum sit nomen doloris, obscurius<text:line-break/>tum pronunciante tum scribente ipso ; an bypochondrio-<text:line-break/>rum duritiem vere scirrhosam inteIlexerit. Verbum vero<text:line-break/><text:span text:style-name="Default_20_Paragraph_20_Font"><text:span text:style-name="T15">re</text:span></text:span>f<text:span text:style-name="Default_20_Paragraph_20_Font"><text:span text:style-name="T15">rigeratae fuerint</text:span></text:span> , nempe et id dictum est; potest signi-<text:line-break/>ficare non solutam esse febrem, fed partes corporis insu-<text:line-break/>riores , cum aliis collatas minus calidas esse; ut calidita-<text:line-break/>tis reversionem ex ea re conjiciamus. Quum vero magnos<text:line-break/>abscessus in eisdem fieri dixit, pone aures videtur mihi<text:line-break/>in aliquo vidisse ; et ita de particularibus pronunciasse,<text:line-break/>tanquam universaliter pronuncians ; fatis siquidem fuerit<text:line-break/>pronunciationem sine nomine <text:span text:style-name="Default_20_Paragraph_20_Font"><text:span text:style-name="T15">magni</text:span></text:span> scriptam fuisse.</text:p>
      <text:h text:style-name="P24" text:outline-level="2"><text:span text:style-name="Default_20_Paragraph_20_Font">CLXV1I.</text:span></text:h>
      <text:p text:style-name="P4"><text:span text:style-name="Default_20_Paragraph_20_Font"><text:span text:style-name="T15">Quibus comatosu, cum</text:span></text:span> i<text:span text:style-name="Default_20_Paragraph_20_Font"><text:span text:style-name="T15">actatione, hypochondr</text:span></text:span>i<text:span text:style-name="Default_20_Paragraph_20_Font"><text:span text:style-name="T15">a dolentia,<text:line-break/>vomitoria pauca, in his parotides exsurgunt; antea au-<text:line-break/>tem et faciei signa.</text:span></text:span></text:p>
      <text:p text:style-name="P1">Quod futurus quidam abscessus ex iis quae Hippocra-<text:line-break/>tes scripsit, sperabis, deinde in qua corporis fiet parte,<text:line-break/>utilem habebis dictam concursionem; nam comatosum, si<text:line-break/>et aliud <text:span text:style-name="Default_20_Paragraph_20_Font"><text:span text:style-name="T15">s</text:span></text:span>ymptoma, parotidas praecedit. Dolentia vero<text:line-break/>hypochondria phlegmonem habent, si quis animadverterit.<text:line-break/>Quum autem haec ita habeant, ad generationem confe-<text:line-break/>rent et fastidiosa et vomitoria symptomata. Quod vero in<text:line-break/>calce orationis dictum est , <text:span text:style-name="Default_20_Paragraph_20_Font"><text:span text:style-name="T15">antea autem et suciei signa,<text:line-break/></text:span></text:span>valde utile existit, si quis convenienter orationem inteIle-<text:line-break/>xerit; convenit autem hoc pacto intelligere, ut verus fiat<text:line-break/>sermo; verus autem erit, ubi intelligi hoc sensu intesto-<text:line-break/>xerimus. Ante parotidum generationem faciei signa con-</text:p>
      <text:p text:style-name="P2">siderare oportet, sunt autem haec, rubor, tumor praeter<text:line-break/>naturam, oculorum humiditas , caliginosa visio et quaecun-<text:line-break/>que talia. Si quis vero non omnia, quae circa faciem<text:line-break/>apparent, intelligere voluerit, saltem tumorem praeter na-<text:line-break/>suram prorsus intelligere oportet. Postquam enim dixis-<text:line-break/>set: i<text:span text:style-name="Default_20_Paragraph_20_Font"><text:span text:style-name="T15">n his parotides exsurgunt, </text:span></text:span>deinde serie continuata<text:line-break/>dicens, <text:span text:style-name="Default_20_Paragraph_20_Font"><text:span text:style-name="T15">antea autem et se</text:span></text:span>r<text:span text:style-name="Default_20_Paragraph_20_Font"><text:span text:style-name="T15">iei signa,</text:span></text:span> videbitur enunciare<text:line-break/>a c<text:span text:style-name="Default_20_Paragraph_20_Font"><text:span text:style-name="T15">o</text:span></text:span>mmuni intelligendum verbum, exsurgunt.</text:p>
      <text:h text:style-name="Heading_20_2" text:outline-level="2">CLXVHI.</text:h>
      <text:h text:style-name="P29" text:outline-level="2"><text:bookmark-start text:name="bookmark60"/><text:span text:style-name="Default_20_Paragraph_20_Font"><text:span text:style-name="T15">Al</text:span></text:span>n<text:span text:style-name="Default_20_Paragraph_20_Font"><text:span text:style-name="T15">o nigra et stercorosa de</text:span></text:span>i<text:span text:style-name="Default_20_Paragraph_20_Font"><text:span text:style-name="T15">iciente, coma superoeniens pa-<text:line-break/>rotidas excitat.</text:span></text:span><text:bookmark-end text:name="bookmark60"/></text:h>
      <text:p text:style-name="P1">Haud recte scripsere quidam, ventre nigra stercorosa-<text:line-break/>que biliosa deficiente, neque in antiquis reperi exempla-<text:line-break/>ribus, neque quisquam eorum, qui librum enarraverunt,<text:line-break/>hanc novit scripturam. Quin et biliosa, quae de pallida<text:line-break/>hile ab antiquis medicis dici consueverunt, non sane dicta</text:p>
      <text:p text:style-name="P3">essent eodem sensu, quo nigra. Hac de causa biliofa ex-<text:line-break/>punxi scripta; nigra quidem a Capitone in ipso contextu,<text:line-break/>in margine vero a Dioscoride. Videtur autem mihi libri<text:line-break/>hujus auctor concursionem hanc in aegro contemplatus,<text:line-break/>totam voluisse explicare, non distinguens ea, quae cafu<text:line-break/>quodam parotidas praecesserunt ab eo , quod vere paroti-<text:line-break/>das signifIcat. Sufficiens namque ipsi signum est coma.</text:p>
      <text:h text:style-name="Heading_20_2" text:outline-level="2">CLX1X.</text:h>
      <text:h text:style-name="P29" text:outline-level="2"><text:bookmark-start text:name="bookmark62"/><text:span text:style-name="Default_20_Paragraph_20_Font"><text:span text:style-name="T11">T</text:span></text:span><text:span text:style-name="Default_20_Paragraph_20_Font"><text:span text:style-name="T15">ussiculae cum spiratione ex</text:span></text:span><text:span text:style-name="Default_20_Paragraph_20_Font"><text:span text:style-name="T11">i</text:span></text:span><text:span text:style-name="Default_20_Paragraph_20_Font"><text:span text:style-name="T15">stentes abscessum post aures<text:line-break/>evacuant.</text:span></text:span><text:bookmark-end text:name="bookmark62"/></text:h>
      <text:p text:style-name="P1">Potest et thoracem scribere; fieri siquidem potest, ut<text:line-break/>facta intro inclinatione, per canalem naturalem effluat,<text:line-break/>quod tenuius est ex conficientibus parotidas succis , ad oris<text:line-break/>capacitatem et ita sputationem fieri; consistentibus autem<text:line-break/>ita rationabiIe quidem alias apparere parotidas. Nempe<text:line-break/>verbum <text:span text:style-name="Default_20_Paragraph_20_Font"><text:span text:style-name="T19">ἀπαλλάσσει</text:span></text:span><text:span text:style-name="Default_20_Paragraph_20_Font"><text:span text:style-name="T24"> </text:span></text:span>proprie vacuare significat, ipsum au^</text:p>
      <text:p text:style-name="P3">tem vacuari consequuntur et contrahi in fe ipsum et mol-<text:line-break/>Iius fieri.</text:p>
      <text:h text:style-name="Heading_20_2" text:outline-level="2"><text:span text:style-name="Default_20_Paragraph_20_Font">CLXX.</text:span></text:h>
      <text:h text:style-name="P29" text:outline-level="2"><text:bookmark-start text:name="bookmark64"/><text:span text:style-name="Default_20_Paragraph_20_Font"><text:span text:style-name="T11">I</text:span></text:span><text:span text:style-name="Default_20_Paragraph_20_Font"><text:span text:style-name="T15">n capitis dolore coma et surditas abscessum aliquem post<text:line-break/>aures eructant.</text:span></text:span><text:bookmark-end text:name="bookmark64"/></text:h>
      <text:p text:style-name="P1">Vere semper haec signa sunt parotidum , quoniam ita<text:line-break/>fore abscessum quendam ante speravimus. Succi enim ad<text:line-break/>caput recurrentes, calidi quidem et tenues, desipientes<text:line-break/>et sanguinis eruptiones procreant; orasti autem et frigidi<text:line-break/>comata et parotidas. Capitis dolor utrisque communia<text:line-break/>existit, veluti et surditas; sed calidis magis capitis dolor,<text:line-break/>frigidis vero surditas. Comatis vero nomen <text:span text:style-name="Default_20_Paragraph_20_Font"><text:span text:style-name="T15">s</text:span></text:span>criptori fatis<text:line-break/>fuit, qui <text:span text:style-name="Default_20_Paragraph_20_Font"><text:span text:style-name="T15">s</text:span></text:span>cilicet lethargi appellati<text:span text:style-name="Default_20_Paragraph_20_Font"><text:span text:style-name="T15">o</text:span></text:span>nem tot<text:span text:style-name="Default_20_Paragraph_20_Font"><text:span text:style-name="T15">o s</text:span></text:span>ubticuit libro.</text:p>
      <text:h text:style-name="P24" text:outline-level="2">CLXXL</text:h>
      <text:p text:style-name="P4"><text:span text:style-name="Default_20_Paragraph_20_Font"><text:span text:style-name="T15">Hypochondrii contentio cum comate et sectat</text:span></text:span><text:span text:style-name="Default_20_Paragraph_20_Font"><text:span text:style-name="T11">i</text:span></text:span><text:span text:style-name="Default_20_Paragraph_20_Font"><text:span text:style-name="T15">one et capi-<text:line-break/>eis dolore parotidas attollunt.</text:span></text:span></text:p>
      <text:p text:style-name="Normal">Rursus et hoo loco coma una cum capitis dolore<text:line-break/>signum indicandae parotidum generationis effatu dignum<text:line-break/>existit, coindicat autem et hypochondrii contentio. Per<text:line-break/>hanc itaque appellationem phlegmone indicatur, neque<text:line-break/>enim magna est ipsius indicatio. Si vero absque phle-<text:line-break/>gmone contentio fiat, in humorum ad superas partes in-<text:line-break/>clinatione signum ad parotidum generationem notabile exi-<text:line-break/>siit, sanguinisque ostendit eruptionem. Anxium vero per<text:line-break/>fe quidem parotidas nullo pacto indicat, fed simuI appa-<text:line-break/>reus, dictae concursioni fidem addit.</text:p>
      <text:h text:style-name="Heading_20_2" text:outline-level="2">CLXXII.</text:h>
      <text:p text:style-name="P4"><text:span text:style-name="Default_20_Paragraph_20_Font"><text:span text:style-name="T15">Dolorem concitantes aurium abscessus citra cr</text:span></text:span><text:span text:style-name="Default_20_Paragraph_20_Font"><text:span text:style-name="T11">i</text:span></text:span><text:span text:style-name="Default_20_Paragraph_20_Font"><text:span text:style-name="T15">sin sensim<text:line-break/>dissipati damno sant</text:span></text:span><text:span text:style-name="Default_20_Paragraph_20_Font"><text:span text:style-name="T11">e</text:span></text:span></text:p>
      <text:p text:style-name="P2">Iam saepius <text:span text:style-name="Default_20_Paragraph_20_Font"><text:span text:style-name="T15">s</text:span></text:span>ermo hic tum particulariter tum uni-<text:line-break/>versaluer dictus est; meliusque ostenditur, si adjiciatrrr<text:line-break/>repente occultati; nam <text:span text:style-name="Default_20_Paragraph_20_Font"><text:span text:style-name="T19">καταμωλυν</text:span></text:span><text:span text:style-name="Default_20_Paragraph_20_Font"><text:span text:style-name="T24">^</text:span></text:span><text:span text:style-name="Default_20_Paragraph_20_Font"><text:span text:style-name="T19">έιἰτα</text:span></text:span><text:span text:style-name="Default_20_Paragraph_20_Font"><text:span text:style-name="T24"> </text:span></text:span><text:span text:style-name="Default_20_Paragraph_20_Font"><text:span text:style-name="T15">s</text:span></text:span>olutionem, ^uae<text:line-break/><text:span text:style-name="Default_20_Paragraph_20_Font"><text:span text:style-name="T15">s</text:span></text:span>ensim fit, significat. Repente vero occultari dolorificum<text:line-break/>affectiones ab<text:span text:style-name="Default_20_Paragraph_20_Font"><text:span text:style-name="T15">s</text:span></text:span>que hoc, quod in alia quadam, quae mani-<text:line-break/>festa sit, parte abscessus fiat, transmigrationem infestantium<text:line-break/><text:span text:style-name="Default_20_Paragraph_20_Font"><text:span text:style-name="T15">s</text:span></text:span>uccorum ad Vi<text:span text:style-name="Default_20_Paragraph_20_Font"><text:span text:style-name="T15">s</text:span></text:span>cera ipsa factam ostend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6</dc:title>
    <dc:subject/>
    <meta:initial-creator>Galien</meta:initial-creator>
    <meta:creation-date>2023-01-16T13:27:00Z</meta:creation-date>
    <dc:date>2023-01-16T14:58:39.523000000</dc:date>
    <meta:editing-cycles>7</meta:editing-cycles>
    <meta:editing-duration>PT20M47S</meta:editing-duration>
    <meta:document-statistic meta:table-count="0" meta:image-count="0" meta:object-count="0" meta:page-count="352" meta:paragraph-count="795" meta:word-count="45653" meta:character-count="313229" meta:non-whitespace-character-count="268369"/>
    <meta:template xlink:type="simple" xlink:actuate="onRequest" xlink:title="" xlink:href="Normal.dotm"/>
  </office:meta>
</office:document-meta>
</file>